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00"/>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color="#C9211E"/>
    </style:style>
    <style:style style:name="ce5" style:family="table-cell" style:parent-style-name="Default" style:data-style-name="N0">
      <style:table-cell-properties fo:background-color="#FFFF00"/>
      <style:text-properties fo:color="#C9211E" style:font-name="Liberation Sans1" style:font-name-asian="Liberation Sans1" style:font-name-complex="Liberation Sans1"/>
    </style:style>
    <style:style style:name="ce6" style:family="table-cell" style:parent-style-name="Default" style:data-style-name="N0">
      <style:table-cell-properties style:vertical-align="middle" style:repeat-content="false"/>
      <style:paragraph-properties fo:text-align="center"/>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center"/>
    </style:style>
    <style:style style:name="ce9" style:family="table-cell" style:parent-style-name="Default" style:data-style-name="N0">
      <style:table-cell-properties fo:background-color="#FFFF00"/>
      <style:text-properties fo:color="#C9211E"/>
    </style:style>
    <style:style style:name="ce10" style:family="table-cell" style:parent-style-name="Default" style:data-style-name="N0">
      <style:table-cell-properties fo:background-color="#FFFF00"/>
    </style:style>
    <style:style style:name="ce11" style:family="table-cell" style:parent-style-name="Default" style:data-style-name="N0">
      <style:table-cell-properties style:vertical-align="middle" style:repeat-content="false"/>
      <style:paragraph-properties fo:text-align="start" fo:margin-left="0.353cm"/>
    </style:style>
    <style:style style:name="co1" style:family="table-column">
      <style:table-column-properties fo:break-before="auto" style:column-width="3.33375cm"/>
    </style:style>
    <style:style style:name="co2" style:family="table-column">
      <style:table-column-properties fo:break-before="auto" style:column-width="2.24895833333333cm"/>
    </style:style>
    <style:style style:name="co3" style:family="table-column">
      <style:table-column-properties fo:break-before="auto" style:column-width="1.69333333333333cm"/>
    </style:style>
    <style:style style:name="co4" style:family="table-column">
      <style:table-column-properties fo:break-before="auto" style:column-width="7.56708333333333cm"/>
    </style:style>
    <style:style style:name="co5" style:family="table-column">
      <style:table-column-properties fo:break-before="auto" style:column-width="4.28625cm"/>
    </style:style>
    <style:style style:name="co6" style:family="table-column">
      <style:table-column-properties fo:break-before="auto" style:column-width="4.206875cm"/>
    </style:style>
    <style:style style:name="co7" style:family="table-column">
      <style:table-column-properties fo:break-before="auto" style:column-width="2.460625cm"/>
    </style:style>
    <style:style style:name="co8" style:family="table-column">
      <style:table-column-properties fo:break-before="auto" style:column-width="3.175cm"/>
    </style:style>
    <style:style style:name="co9" style:family="table-column">
      <style:table-column-properties fo:break-before="auto" style:column-width="11.27125cm"/>
    </style:style>
    <style:style style:name="ro1"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список_страниц"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style-name="ce1"/>
          <table:table-cell office:value-type="string" table:style-name="ce2">
            <text:p><text:a xlink:href="https://viktor-dnk.ru/">https://viktor-dnk.ru/</text:a></text:p>
          </table:table-cell>
          <table:table-cell table:number-columns-repeated="16382"/>
        </table:table-row>
        <table:table-row table:style-name="ro1">
          <table:table-cell table:style-name="ce1"/>
          <table:table-cell office:value-type="string" table:style-name="ce2">
            <text:p>https://viktor-dnk.ru/mysteries-dolmens/</text:p>
          </table:table-cell>
          <table:table-cell table:number-columns-repeated="16382"/>
        </table:table-row>
        <table:table-row table:style-name="ro1">
          <table:table-cell table:style-name="ce1"/>
          <table:table-cell office:value-type="string" table:style-name="ce2">
            <text:p>https://viktor-dnk.ru/toponymy/</text:p>
          </table:table-cell>
          <table:table-cell table:number-columns-repeated="16382"/>
        </table:table-row>
        <table:table-row table:style-name="ro1">
          <table:table-cell office:value-type="string" table:style-name="ce1">
            <text:p>ch1p1</text:p>
          </table:table-cell>
          <table:table-cell office:value-type="string" office:string-value="https://viktor-dnk.ru/mysteries-dolmens/ch1p1/" table:formula="of:=&quot;https://viktor-dnk.ru/mysteries-dolmens/&quot;&amp;[.A4]&amp;&quot;/&quot;" table:style-name="ce2">
            <text:p>https://viktor-dnk.ru/mysteries-dolmens/ch1p1/</text:p>
          </table:table-cell>
          <table:table-cell table:number-columns-repeated="16382"/>
        </table:table-row>
        <table:table-row table:style-name="ro1">
          <table:table-cell office:value-type="string" table:style-name="ce1">
            <text:p>ch1p2</text:p>
          </table:table-cell>
          <table:table-cell office:value-type="string" office:string-value="https://viktor-dnk.ru/mysteries-dolmens/ch1p2/" table:formula="of:=&quot;https://viktor-dnk.ru/mysteries-dolmens/&quot;&amp;[.A5]&amp;&quot;/&quot;" table:style-name="ce2">
            <text:p>https://viktor-dnk.ru/mysteries-dolmens/ch1p2/</text:p>
          </table:table-cell>
          <table:table-cell table:number-columns-repeated="16382"/>
        </table:table-row>
        <table:table-row table:style-name="ro1">
          <table:table-cell office:value-type="string" table:style-name="ce1">
            <text:p>ch1p3</text:p>
          </table:table-cell>
          <table:table-cell office:value-type="string" office:string-value="https://viktor-dnk.ru/mysteries-dolmens/ch1p3/" table:formula="of:=&quot;https://viktor-dnk.ru/mysteries-dolmens/&quot;&amp;[.A6]&amp;&quot;/&quot;" table:style-name="ce2">
            <text:p>https://viktor-dnk.ru/mysteries-dolmens/ch1p3/</text:p>
          </table:table-cell>
          <table:table-cell table:number-columns-repeated="16382"/>
        </table:table-row>
        <table:table-row table:style-name="ro1">
          <table:table-cell office:value-type="string" table:style-name="ce1">
            <text:p>ch1p4</text:p>
          </table:table-cell>
          <table:table-cell office:value-type="string" office:string-value="https://viktor-dnk.ru/mysteries-dolmens/ch1p4/" table:formula="of:=&quot;https://viktor-dnk.ru/mysteries-dolmens/&quot;&amp;[.A7]&amp;&quot;/&quot;" table:style-name="ce2">
            <text:p>https://viktor-dnk.ru/mysteries-dolmens/ch1p4/</text:p>
          </table:table-cell>
          <table:table-cell table:number-columns-repeated="16382"/>
        </table:table-row>
        <table:table-row table:style-name="ro1">
          <table:table-cell office:value-type="string" table:style-name="ce1">
            <text:p>ch1p5</text:p>
          </table:table-cell>
          <table:table-cell office:value-type="string" office:string-value="https://viktor-dnk.ru/mysteries-dolmens/ch1p5/" table:formula="of:=&quot;https://viktor-dnk.ru/mysteries-dolmens/&quot;&amp;[.A8]&amp;&quot;/&quot;" table:style-name="ce2">
            <text:p>https://viktor-dnk.ru/mysteries-dolmens/ch1p5/</text:p>
          </table:table-cell>
          <table:table-cell table:number-columns-repeated="16382"/>
        </table:table-row>
        <table:table-row table:style-name="ro1">
          <table:table-cell office:value-type="string" table:style-name="ce1">
            <text:p>ch1p6</text:p>
          </table:table-cell>
          <table:table-cell office:value-type="string" office:string-value="https://viktor-dnk.ru/mysteries-dolmens/ch1p6/" table:formula="of:=&quot;https://viktor-dnk.ru/mysteries-dolmens/&quot;&amp;[.A9]&amp;&quot;/&quot;" table:style-name="ce2">
            <text:p>https://viktor-dnk.ru/mysteries-dolmens/ch1p6/</text:p>
          </table:table-cell>
          <table:table-cell table:number-columns-repeated="16382"/>
        </table:table-row>
        <table:table-row table:style-name="ro1">
          <table:table-cell office:value-type="string" table:style-name="ce1">
            <text:p>ch1p7</text:p>
          </table:table-cell>
          <table:table-cell office:value-type="string" office:string-value="https://viktor-dnk.ru/mysteries-dolmens/ch1p7/" table:formula="of:=&quot;https://viktor-dnk.ru/mysteries-dolmens/&quot;&amp;[.A10]&amp;&quot;/&quot;" table:style-name="ce2">
            <text:p>https://viktor-dnk.ru/mysteries-dolmens/ch1p7/</text:p>
          </table:table-cell>
          <table:table-cell table:number-columns-repeated="16382"/>
        </table:table-row>
        <table:table-row table:style-name="ro1">
          <table:table-cell office:value-type="string" table:style-name="ce1">
            <text:p>ch1p8</text:p>
          </table:table-cell>
          <table:table-cell office:value-type="string" office:string-value="https://viktor-dnk.ru/mysteries-dolmens/ch1p8/" table:formula="of:=&quot;https://viktor-dnk.ru/mysteries-dolmens/&quot;&amp;[.A11]&amp;&quot;/&quot;" table:style-name="ce2">
            <text:p>https://viktor-dnk.ru/mysteries-dolmens/ch1p8/</text:p>
          </table:table-cell>
          <table:table-cell table:number-columns-repeated="16382"/>
        </table:table-row>
        <table:table-row table:style-name="ro1">
          <table:table-cell office:value-type="string" table:style-name="ce1">
            <text:p>ch1p9</text:p>
          </table:table-cell>
          <table:table-cell office:value-type="string" office:string-value="https://viktor-dnk.ru/mysteries-dolmens/ch1p9/" table:formula="of:=&quot;https://viktor-dnk.ru/mysteries-dolmens/&quot;&amp;[.A12]&amp;&quot;/&quot;" table:style-name="ce2">
            <text:p>https://viktor-dnk.ru/mysteries-dolmens/ch1p9/</text:p>
          </table:table-cell>
          <table:table-cell table:number-columns-repeated="16382"/>
        </table:table-row>
        <table:table-row table:style-name="ro1">
          <table:table-cell office:value-type="string" table:style-name="ce1">
            <text:p>ch1p10</text:p>
          </table:table-cell>
          <table:table-cell office:value-type="string" office:string-value="https://viktor-dnk.ru/mysteries-dolmens/ch1p10/" table:formula="of:=&quot;https://viktor-dnk.ru/mysteries-dolmens/&quot;&amp;[.A13]&amp;&quot;/&quot;" table:style-name="ce2">
            <text:p>https://viktor-dnk.ru/mysteries-dolmens/ch1p10/</text:p>
          </table:table-cell>
          <table:table-cell table:number-columns-repeated="16382"/>
        </table:table-row>
        <table:table-row table:style-name="ro1">
          <table:table-cell office:value-type="string" table:style-name="ce1">
            <text:p>ch1p11</text:p>
          </table:table-cell>
          <table:table-cell office:value-type="string" office:string-value="https://viktor-dnk.ru/mysteries-dolmens/ch1p11/" table:formula="of:=&quot;https://viktor-dnk.ru/mysteries-dolmens/&quot;&amp;[.A14]&amp;&quot;/&quot;" table:style-name="ce2">
            <text:p>https://viktor-dnk.ru/mysteries-dolmens/ch1p11/</text:p>
          </table:table-cell>
          <table:table-cell table:number-columns-repeated="16382"/>
        </table:table-row>
        <table:table-row table:style-name="ro1">
          <table:table-cell office:value-type="string" table:style-name="ce1">
            <text:p>ch1p12</text:p>
          </table:table-cell>
          <table:table-cell office:value-type="string" office:string-value="https://viktor-dnk.ru/mysteries-dolmens/ch1p12/" table:formula="of:=&quot;https://viktor-dnk.ru/mysteries-dolmens/&quot;&amp;[.A15]&amp;&quot;/&quot;" table:style-name="ce2">
            <text:p>https://viktor-dnk.ru/mysteries-dolmens/ch1p12/</text:p>
          </table:table-cell>
          <table:table-cell table:number-columns-repeated="16382"/>
        </table:table-row>
        <table:table-row table:style-name="ro1">
          <table:table-cell office:value-type="string" table:style-name="ce1">
            <text:p>ch1p13</text:p>
          </table:table-cell>
          <table:table-cell office:value-type="string" office:string-value="https://viktor-dnk.ru/mysteries-dolmens/ch1p13/" table:formula="of:=&quot;https://viktor-dnk.ru/mysteries-dolmens/&quot;&amp;[.A16]&amp;&quot;/&quot;" table:style-name="ce2">
            <text:p>https://viktor-dnk.ru/mysteries-dolmens/ch1p13/</text:p>
          </table:table-cell>
          <table:table-cell table:number-columns-repeated="16382"/>
        </table:table-row>
        <table:table-row table:style-name="ro1">
          <table:table-cell office:value-type="string" table:style-name="ce1">
            <text:p>ch1p14</text:p>
          </table:table-cell>
          <table:table-cell office:value-type="string" office:string-value="https://viktor-dnk.ru/mysteries-dolmens/ch1p14/" table:formula="of:=&quot;https://viktor-dnk.ru/mysteries-dolmens/&quot;&amp;[.A17]&amp;&quot;/&quot;" table:style-name="ce2">
            <text:p>https://viktor-dnk.ru/mysteries-dolmens/ch1p14/</text:p>
          </table:table-cell>
          <table:table-cell table:number-columns-repeated="16382"/>
        </table:table-row>
        <table:table-row table:style-name="ro1">
          <table:table-cell office:value-type="string" table:style-name="ce1">
            <text:p>ch1p15</text:p>
          </table:table-cell>
          <table:table-cell office:value-type="string" office:string-value="https://viktor-dnk.ru/mysteries-dolmens/ch1p15/" table:formula="of:=&quot;https://viktor-dnk.ru/mysteries-dolmens/&quot;&amp;[.A18]&amp;&quot;/&quot;" table:style-name="ce2">
            <text:p>https://viktor-dnk.ru/mysteries-dolmens/ch1p15/</text:p>
          </table:table-cell>
          <table:table-cell table:number-columns-repeated="16382"/>
        </table:table-row>
        <table:table-row table:style-name="ro1">
          <table:table-cell office:value-type="string" table:style-name="ce1">
            <text:p>ch1p16</text:p>
          </table:table-cell>
          <table:table-cell office:value-type="string" office:string-value="https://viktor-dnk.ru/mysteries-dolmens/ch1p16/" table:formula="of:=&quot;https://viktor-dnk.ru/mysteries-dolmens/&quot;&amp;[.A19]&amp;&quot;/&quot;" table:style-name="ce3">
            <text:p>https://viktor-dnk.ru/mysteries-dolmens/ch1p16/</text:p>
          </table:table-cell>
          <table:table-cell table:number-columns-repeated="16382"/>
        </table:table-row>
        <table:table-row table:style-name="ro1">
          <table:table-cell office:value-type="string" table:style-name="ce1">
            <text:p>ch2p1</text:p>
          </table:table-cell>
          <table:table-cell office:value-type="string" office:string-value="https://viktor-dnk.ru/mysteries-dolmens/ch2p1/" table:formula="of:=&quot;https://viktor-dnk.ru/mysteries-dolmens/&quot;&amp;[.A20]&amp;&quot;/&quot;" table:style-name="ce3">
            <text:p>https://viktor-dnk.ru/mysteries-dolmens/ch2p1/</text:p>
          </table:table-cell>
          <table:table-cell table:number-columns-repeated="16382"/>
        </table:table-row>
        <table:table-row table:style-name="ro1">
          <table:table-cell office:value-type="string" table:style-name="ce1">
            <text:p>ch2p2</text:p>
          </table:table-cell>
          <table:table-cell office:value-type="string" office:string-value="https://viktor-dnk.ru/mysteries-dolmens/ch2p2/" table:formula="of:=&quot;https://viktor-dnk.ru/mysteries-dolmens/&quot;&amp;[.A21]&amp;&quot;/&quot;" table:style-name="ce3">
            <text:p>https://viktor-dnk.ru/mysteries-dolmens/ch2p2/</text:p>
          </table:table-cell>
          <table:table-cell table:number-columns-repeated="16382"/>
        </table:table-row>
        <table:table-row table:style-name="ro1">
          <table:table-cell office:value-type="string" table:style-name="ce1">
            <text:p>ch2p3</text:p>
          </table:table-cell>
          <table:table-cell office:value-type="string" office:string-value="https://viktor-dnk.ru/mysteries-dolmens/ch2p3/" table:formula="of:=&quot;https://viktor-dnk.ru/mysteries-dolmens/&quot;&amp;[.A22]&amp;&quot;/&quot;" table:style-name="ce3">
            <text:p>https://viktor-dnk.ru/mysteries-dolmens/ch2p3/</text:p>
          </table:table-cell>
          <table:table-cell table:number-columns-repeated="16382"/>
        </table:table-row>
        <table:table-row table:style-name="ro1">
          <table:table-cell office:value-type="string" table:style-name="ce1">
            <text:p>ch2p4</text:p>
          </table:table-cell>
          <table:table-cell office:value-type="string" office:string-value="https://viktor-dnk.ru/mysteries-dolmens/ch2p4/" table:formula="of:=&quot;https://viktor-dnk.ru/mysteries-dolmens/&quot;&amp;[.A23]&amp;&quot;/&quot;" table:style-name="ce3">
            <text:p>https://viktor-dnk.ru/mysteries-dolmens/ch2p4/</text:p>
          </table:table-cell>
          <table:table-cell table:number-columns-repeated="16382"/>
        </table:table-row>
        <table:table-row table:style-name="ro1">
          <table:table-cell office:value-type="string" table:style-name="ce1">
            <text:p>ch2p5</text:p>
          </table:table-cell>
          <table:table-cell office:value-type="string" office:string-value="https://viktor-dnk.ru/mysteries-dolmens/ch2p5/" table:formula="of:=&quot;https://viktor-dnk.ru/mysteries-dolmens/&quot;&amp;[.A24]&amp;&quot;/&quot;" table:style-name="ce1">
            <text:p>https://viktor-dnk.ru/mysteries-dolmens/ch2p5/</text:p>
          </table:table-cell>
          <table:table-cell table:number-columns-repeated="16382"/>
        </table:table-row>
        <table:table-row table:style-name="ro1">
          <table:table-cell office:value-type="string" table:style-name="ce1">
            <text:p>ch2p6</text:p>
          </table:table-cell>
          <table:table-cell office:value-type="string" office:string-value="https://viktor-dnk.ru/mysteries-dolmens/ch2p6/" table:formula="of:=&quot;https://viktor-dnk.ru/mysteries-dolmens/&quot;&amp;[.A25]&amp;&quot;/&quot;" table:style-name="ce1">
            <text:p>https://viktor-dnk.ru/mysteries-dolmens/ch2p6/</text:p>
          </table:table-cell>
          <table:table-cell table:number-columns-repeated="16382"/>
        </table:table-row>
        <table:table-row table:style-name="ro1">
          <table:table-cell office:value-type="string" table:style-name="ce1">
            <text:p>ch2p7</text:p>
          </table:table-cell>
          <table:table-cell office:value-type="string" office:string-value="https://viktor-dnk.ru/mysteries-dolmens/ch2p7/" table:formula="of:=&quot;https://viktor-dnk.ru/mysteries-dolmens/&quot;&amp;[.A26]&amp;&quot;/&quot;" table:style-name="ce1">
            <text:p>https://viktor-dnk.ru/mysteries-dolmens/ch2p7/</text:p>
          </table:table-cell>
          <table:table-cell table:number-columns-repeated="16382"/>
        </table:table-row>
        <table:table-row table:style-name="ro1">
          <table:table-cell office:value-type="string" table:style-name="ce1">
            <text:p>ch2p8</text:p>
          </table:table-cell>
          <table:table-cell office:value-type="string" office:string-value="https://viktor-dnk.ru/mysteries-dolmens/ch2p8/" table:formula="of:=&quot;https://viktor-dnk.ru/mysteries-dolmens/&quot;&amp;[.A27]&amp;&quot;/&quot;" table:style-name="ce1">
            <text:p>https://viktor-dnk.ru/mysteries-dolmens/ch2p8/</text:p>
          </table:table-cell>
          <table:table-cell table:number-columns-repeated="16382"/>
        </table:table-row>
        <table:table-row table:style-name="ro1">
          <table:table-cell office:value-type="string" table:style-name="ce1">
            <text:p>ch2p9</text:p>
          </table:table-cell>
          <table:table-cell office:value-type="string" office:string-value="https://viktor-dnk.ru/mysteries-dolmens/ch2p9/" table:formula="of:=&quot;https://viktor-dnk.ru/mysteries-dolmens/&quot;&amp;[.A28]&amp;&quot;/&quot;" table:style-name="ce1">
            <text:p>https://viktor-dnk.ru/mysteries-dolmens/ch2p9/</text:p>
          </table:table-cell>
          <table:table-cell table:number-columns-repeated="16382"/>
        </table:table-row>
        <table:table-row table:style-name="ro1">
          <table:table-cell office:value-type="string" table:style-name="ce1">
            <text:p>ch2p10</text:p>
          </table:table-cell>
          <table:table-cell office:value-type="string" office:string-value="https://viktor-dnk.ru/mysteries-dolmens/ch2p10/" table:formula="of:=&quot;https://viktor-dnk.ru/mysteries-dolmens/&quot;&amp;[.A29]&amp;&quot;/&quot;" table:style-name="ce1">
            <text:p>https://viktor-dnk.ru/mysteries-dolmens/ch2p10/</text:p>
          </table:table-cell>
          <table:table-cell table:number-columns-repeated="16382"/>
        </table:table-row>
        <table:table-row table:style-name="ro1">
          <table:table-cell office:value-type="string" table:style-name="ce1">
            <text:p>azish-tau</text:p>
          </table:table-cell>
          <table:table-cell office:value-type="string" office:string-value="https://viktor-dnk.ru/toponymy/azish-tau/" table:formula="of:=&quot;https://viktor-dnk.ru/toponymy/&quot;&amp;[.A30]&amp;&quot;/&quot;" table:style-name="ce2">
            <text:p>https://viktor-dnk.ru/toponymy/azish-tau/</text:p>
          </table:table-cell>
          <table:table-cell table:number-columns-repeated="16382"/>
        </table:table-row>
        <table:table-row table:style-name="ro1">
          <table:table-cell office:value-type="string" table:style-name="ce1">
            <text:p>eya</text:p>
          </table:table-cell>
          <table:table-cell office:value-type="string" office:string-value="https://viktor-dnk.ru/toponymy/eya/" table:formula="of:=&quot;https://viktor-dnk.ru/toponymy/&quot;&amp;[.A31]&amp;&quot;/&quot;" table:style-name="ce2">
            <text:p>https://viktor-dnk.ru/toponymy/eya/</text:p>
          </table:table-cell>
          <table:table-cell table:number-columns-repeated="16382"/>
        </table:table-row>
        <table:table-row table:style-name="ro1">
          <table:table-cell office:value-type="string" table:style-name="ce1">
            <text:p>gunay</text:p>
          </table:table-cell>
          <table:table-cell office:value-type="string" office:string-value="https://viktor-dnk.ru/toponymy/gunay/" table:formula="of:=&quot;https://viktor-dnk.ru/toponymy/&quot;&amp;[.A32]&amp;&quot;/&quot;" table:style-name="ce2">
            <text:p>https://viktor-dnk.ru/toponymy/gunay/</text:p>
          </table:table-cell>
          <table:table-cell table:number-columns-repeated="16382"/>
        </table:table-row>
        <table:table-row table:style-name="ro1">
          <table:table-cell office:value-type="string" table:style-name="ce1">
            <text:p>indiuk</text:p>
          </table:table-cell>
          <table:table-cell office:value-type="string" office:string-value="https://viktor-dnk.ru/toponymy/indiuk/" table:formula="of:=&quot;https://viktor-dnk.ru/toponymy/&quot;&amp;[.A33]&amp;&quot;/&quot;" table:style-name="ce2">
            <text:p>https://viktor-dnk.ru/toponymy/indiuk/</text:p>
          </table:table-cell>
          <table:table-cell table:number-columns-repeated="16382"/>
        </table:table-row>
        <table:table-row table:style-name="ro1">
          <table:table-cell office:value-type="string" table:style-name="ce1">
            <text:p>kodosh</text:p>
          </table:table-cell>
          <table:table-cell office:value-type="string" office:string-value="https://viktor-dnk.ru/toponymy/kodosh/" table:formula="of:=&quot;https://viktor-dnk.ru/toponymy/&quot;&amp;[.A34]&amp;&quot;/&quot;" table:style-name="ce2">
            <text:p>https://viktor-dnk.ru/toponymy/kodosh/</text:p>
          </table:table-cell>
          <table:table-cell table:number-columns-repeated="16382"/>
        </table:table-row>
        <table:table-row table:style-name="ro1">
          <table:table-cell office:value-type="string" table:style-name="ce1">
            <text:p>krylovskaya</text:p>
          </table:table-cell>
          <table:table-cell office:value-type="string" office:string-value="https://viktor-dnk.ru/toponymy/krylovskaya/" table:formula="of:=&quot;https://viktor-dnk.ru/toponymy/&quot;&amp;[.A35]&amp;&quot;/&quot;" table:style-name="ce2">
            <text:p>https://viktor-dnk.ru/toponymy/krylovskaya/</text:p>
          </table:table-cell>
          <table:table-cell table:number-columns-repeated="16382"/>
        </table:table-row>
        <table:table-row table:style-name="ro1">
          <table:table-cell office:value-type="string" table:style-name="ce1">
            <text:p>K-town-rivers</text:p>
          </table:table-cell>
          <table:table-cell office:value-type="string" office:string-value="https://viktor-dnk.ru/toponymy/K-town-rivers/" table:formula="of:=&quot;https://viktor-dnk.ru/toponymy/&quot;&amp;[.A36]&amp;&quot;/&quot;" table:style-name="ce2">
            <text:p>https://viktor-dnk.ru/toponymy/K-town-rivers/</text:p>
          </table:table-cell>
          <table:table-cell table:number-columns-repeated="16382"/>
        </table:table-row>
        <table:table-row table:style-name="ro1">
          <table:table-cell office:value-type="string" table:style-name="ce1">
            <text:p>lagonaki</text:p>
          </table:table-cell>
          <table:table-cell office:value-type="string" office:string-value="https://viktor-dnk.ru/toponymy/lagonaki/" table:formula="of:=&quot;https://viktor-dnk.ru/toponymy/&quot;&amp;[.A37]&amp;&quot;/&quot;" table:style-name="ce2">
            <text:p>https://viktor-dnk.ru/toponymy/lagonaki/</text:p>
          </table:table-cell>
          <table:table-cell table:number-columns-repeated="16382"/>
        </table:table-row>
        <table:table-row table:style-name="ro1">
          <table:table-cell office:value-type="string" table:style-name="ce1">
            <text:p>primorsko-akhtarsk</text:p>
          </table:table-cell>
          <table:table-cell office:value-type="string" office:string-value="https://viktor-dnk.ru/toponymy/primorsko-akhtarsk/" table:formula="of:=&quot;https://viktor-dnk.ru/toponymy/&quot;&amp;[.A38]&amp;&quot;/&quot;" table:style-name="ce2">
            <text:p>https://viktor-dnk.ru/toponymy/primorsko-akhtarsk/</text:p>
          </table:table-cell>
          <table:table-cell table:number-columns-repeated="16382"/>
        </table:table-row>
        <table:table-row table:style-name="ro1">
          <table:table-cell office:value-type="string" table:style-name="ce1">
            <text:p>tuapse</text:p>
          </table:table-cell>
          <table:table-cell office:value-type="string" office:string-value="https://viktor-dnk.ru/toponymy/tuapse/" table:formula="of:=&quot;https://viktor-dnk.ru/toponymy/&quot;&amp;[.A39]&amp;&quot;/&quot;" table:style-name="ce2">
            <text:p>https://viktor-dnk.ru/toponymy/tuapse/</text:p>
          </table:table-cell>
          <table:table-cell table:number-columns-repeated="16382"/>
        </table:table-row>
        <table:table-row table:style-name="ro1">
          <table:table-cell office:value-type="string" table:style-name="ce1">
            <text:p>kardyvach</text:p>
          </table:table-cell>
          <table:table-cell office:value-type="string" office:string-value="https://viktor-dnk.ru/toponymy/kardyvach/" table:formula="of:=&quot;https://viktor-dnk.ru/toponymy/&quot;&amp;[.A40]&amp;&quot;/&quot;" table:style-name="ce2">
            <text:p>https://viktor-dnk.ru/toponymy/kardyvach/</text:p>
          </table:table-cell>
          <table:table-cell table:number-columns-repeated="16382"/>
        </table:table-row>
        <table:table-row table:style-name="ro1">
          <table:table-cell office:value-type="string" table:style-name="ce4">
            <text:p>akaragwarta</text:p>
          </table:table-cell>
          <table:table-cell office:value-type="string" office:string-value="https://viktor-dnk.ru/toponymy/akaragwarta/" table:formula="of:=&quot;https://viktor-dnk.ru/toponymy/&quot;&amp;[.A41]&amp;&quot;/&quot;" table:style-name="ce2">
            <text:p>https://viktor-dnk.ru/toponymy/akaragwarta/</text:p>
          </table:table-cell>
          <table:table-cell table:number-columns-repeated="16382"/>
        </table:table-row>
        <table:table-row table:number-rows-repeated="1048535" table:style-name="ro1">
          <table:table-cell table:number-columns-repeated="16384"/>
        </table:table-row>
      </table:table>
      <table:table table:name="121-притоки_реки_челбас" table:style-name="ta1">
        <table:table-column table:style-name="co2" table:number-columns-repeated="11" table:default-cell-style-name="ce1"/>
        <table:table-column table:style-name="co3" table:number-columns-repeated="16373" table:default-cell-style-name="ce1"/>
        <table:table-row table:style-name="ro1">
          <table:table-cell table:style-name="ce1"/>
          <table:table-cell office:value-type="string" table:style-name="ce5">
            <text:p>/img/toponymy/tributaries-Chelbas-River/</text:p>
          </table:table-cell>
          <table:table-cell table:number-columns-repeated="16382" table:style-name="ce1"/>
        </table:table-row>
        <table:table-row table:style-name="ro1">
          <table:table-cell table:style-name="ce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ext:p>
          </table:table-cell>
          <table:table-cell office:value-type="string" table:style-name="ce1">
            <text:p>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5" table:style-name="ce1"/>
        </table:table-row>
        <table:table-row table:style-name="ro1">
          <table:table-cell office:value-type="float" office:value="1" table:style-name="ce1">
            <text:p>1</text:p>
          </table:table-cell>
          <table:table-cell office:value-type="string" table:style-name="ce1">
            <text:p>The-source-of-the-Chelbas-River-on-the-map-of-1947</text:p>
          </table:table-cell>
          <table:table-cell office:value-type="float" office:value="600" table:style-name="ce1">
            <text:p>600</text:p>
          </table:table-cell>
          <table:table-cell office:value-type="float" office:value="355" table:style-name="ce1">
            <text:p>355</text:p>
          </table:table-cell>
          <table:table-cell office:value-type="string" table:style-name="ce1">
            <text:p>Истоки реки Челбас на карте 1947 г.</text:p>
          </table:table-cell>
          <table:table-cell office:value-type="string" table:style-name="ce1">
            <text:p>Истоки реки Челбас на карте 1947 г.</text:p>
          </table:table-cell>
          <table:table-cell office:value-type="string" table:style-name="ce1">
            <text:p>Фрагменты карты Краснодарского края 1947 г. масштаб в 1 см 4 км. Истоки реки Челбас значатся в балке Челбас 1-й в Ставропольском крае</text:p>
          </table:table-cell>
          <table:table-cell office:value-type="string" office:string-value="&lt;figure&gt;&#10; &lt;img src=&quot;/img/toponymy/tributaries-Chelbas-River/The-source-of-the-Chelbas-River-on-the-map-of-1947.jpg&quot; title=&quot;Истоки реки Челбас на карте 1947 г.&quot; alt=&quot;Истоки реки Челбас на карте 1947 г.&quot; width=&quot;600&quot; height=&quot;355&quot;/&gt;&#10; &lt;figcaption&gt;Фрагменты карты Краснодарского края 1947 г. масштаб в 1 см 4 км. Истоки реки Челбас значатся в балке Челбас 1-й в Ставропольском крае&lt;/figcaption&gt;&#10;&lt;/figure&gt;" table:formula="of:=&quot;&lt;figure&gt;&quot;&amp;CHAR(10)&amp;CHAR(9)&amp;&quot;&lt;img src=&quot;&quot;&quot;&amp;[.$B$1]&amp;[.B3]&amp;&quot;.jpg&quot;&amp;&quot;&quot;&quot; title=&quot;&quot;&quot;&amp;[.F3]&amp;&quot;&quot;&quot; alt=&quot;&quot;&quot;&amp;[.E3]&amp;&quot;&quot;&quot; width=&quot;&quot;&quot;&amp;[.C3]&amp;&quot;&quot;&quot; height=&quot;&quot;&quot;&amp;[.D3]&amp;&quot;&quot;&quot;/&gt;&quot;&amp;CHAR(10)&amp;CHAR(9)&amp;&quot;&lt;figcaption&gt;&quot;&amp;[.G3]&amp;&quot;&lt;/figcaption&gt;&quot;&amp;CHAR(10)&amp;&quot;&lt;/figure&gt;&quot;" table:style-name="ce2">
            <text:p>&lt;figure&gt;</text:p>
            <text:p><text:tab/>&lt;img src="/img/toponymy/tributaries-Chelbas-River/The-source-of-the-Chelbas-River-on-the-map-of-1947.jpg" title="Истоки реки Челбас на карте 1947 г." alt="Истоки реки Челбас на карте 1947 г." width="600" height="355"/&gt;</text:p>
            <text:p><text:tab/>&lt;figcaption&gt;Фрагменты карты Краснодарского края 1947 г. масштаб в 1 см 4 км. Истоки реки Челбас значатся в балке Челбас 1-й в Ставропольском крае&lt;/figcaption&gt;</text:p>
            <text:p>&lt;/figure&gt;</text:p>
          </table:table-cell>
          <table:table-cell office:value-type="string" office:string-value="&lt;figure&gt;&#10; &lt;a href=&quot;/img/toponymy/tributaries-Chelbas-River/The-source-of-the-Chelbas-River-on-the-map-of-1947-b.jpg&quot; title=&quot;Истоки реки Челбас на карте 1947 г.&quot;&gt;&lt;img src=&quot;/img/toponymy/tributaries-Chelbas-River/The-source-of-the-Chelbas-River-on-the-map-of-1947.jpg&quot; alt=&quot;Истоки реки Челбас на карте 1947 г.&quot; width=&quot;600&quot; height=&quot;355&quot;/&gt;&lt;/a&gt;&#10; &lt;figcaption&gt;Фрагменты карты Краснодарского края 1947 г. масштаб в 1 см 4 км. Истоки реки Челбас значатся в балке Челбас 1-й в Ставропольском крае&lt;/figcaption&gt;&#10;&lt;/figure&gt;" table:formula="of:=&quot;&lt;figure&gt;&quot;&amp;CHAR(10)&amp;CHAR(9)&amp;&quot;&lt;a href=&quot;&quot;&quot;&amp;[.$B$1]&amp;[.B3]&amp;&quot;-b.jpg&quot;&amp;&quot;&quot;&quot; title=&quot;&quot;&quot;&amp;[.F3]&amp;&quot;&quot;&quot;&gt;&lt;img src=&quot;&quot;&quot;&amp;[.$B$1]&amp;[.B3]&amp;&quot;.jpg&quot;&amp;&quot;&quot;&quot; alt=&quot;&quot;&quot;&amp;[.E3]&amp;&quot;&quot;&quot; width=&quot;&quot;&quot;&amp;[.C3]&amp;&quot;&quot;&quot; height=&quot;&quot;&quot;&amp;[.D3]&amp;&quot;&quot;&quot;/&gt;&lt;/a&gt;&quot;&amp;CHAR(10)&amp;CHAR(9)&amp;&quot;&lt;figcaption&gt;&quot;&amp;[.G3]&amp;&quot;&lt;/figcaption&gt;&quot;&amp;CHAR(10)&amp;&quot;&lt;/figure&gt;&quot;" table:style-name="ce1">
            <text:p>&lt;figure&gt;</text:p>
            <text:p><text:tab/>&lt;a href="/img/toponymy/tributaries-Chelbas-River/The-source-of-the-Chelbas-River-on-the-map-of-1947-b.jpg" title="Истоки реки Челбас на карте 1947 г."&gt;&lt;img src="/img/toponymy/tributaries-Chelbas-River/The-source-of-the-Chelbas-River-on-the-map-of-1947.jpg" alt="Истоки реки Челбас на карте 1947 г." width="600" height="355"/&gt;&lt;/a&gt;</text:p>
            <text:p><text:tab/>&lt;figcaption&gt;Фрагменты карты Краснодарского края 1947 г. масштаб в 1 см 4 км. Истоки реки Челбас значатся в балке Челбас 1-й в Ставропольском крае&lt;/figcaption&gt;</text:p>
            <text:p>&lt;/figure&gt;</text:p>
          </table:table-cell>
          <table:table-cell office:value-type="string" office:string-value="&lt;figure itemscope itemtype=&quot;https://schema.org/ImageObject&quot;&gt;&#10; &lt;meta itemprop=&quot;name&quot; content=&quot;Истоки реки Челбас на карте 1947 г.&quot; /&gt;&#10; &lt;img itemprop=&quot;contentUrl&quot; src=&quot;/img/toponymy/tributaries-Chelbas-River/The-source-of-the-Chelbas-River-on-the-map-of-1947.jpg&quot; title=&quot;Истоки реки Челбас на карте 1947 г.&quot; alt=&quot;Истоки реки Челбас на карте 1947 г.&quot; width=&quot;600&quot; height=&quot;355&quot;/&gt;&#10; &lt;figcaption itemprop=&quot;description creditText&quot;&gt;Фрагменты карты Краснодарского края 1947 г. масштаб в 1 см 4 км. Истоки реки Челбас значатся в балке Челбас 1-й в Ставропольском крае&lt;/figcaption&gt;&#10;&lt;/figure&gt;" table:formula="of:=&quot;&lt;figure itemscope itemtype=&quot;&quot;https://schema.org/ImageObject&quot;&quot;&gt;&quot;&amp;CHAR(10)&amp;CHAR(9)&amp;&quot;&lt;meta itemprop=&quot;&quot;name&quot;&quot; content=&quot;&quot;&quot;&amp;[.E3]&amp;&quot;&quot;&quot; /&gt;&quot;&amp;CHAR(10)&amp;CHAR(9)&amp;&quot;&lt;img itemprop=&quot;&quot;contentUrl&quot;&quot; src=&quot;&quot;&quot;&amp;[.$B$1]&amp;[.B3]&amp;&quot;.jpg&quot;&amp;&quot;&quot;&quot; title=&quot;&quot;&quot;&amp;[.F3]&amp;&quot;&quot;&quot; alt=&quot;&quot;&quot;&amp;[.E3]&amp;&quot;&quot;&quot; width=&quot;&quot;&quot;&amp;[.C3]&amp;&quot;&quot;&quot; height=&quot;&quot;&quot;&amp;[.D3]&amp;&quot;&quot;&quot;/&gt;&quot;&amp;CHAR(10)&amp;CHAR(9)&amp;&quot;&lt;figcaption itemprop=&quot;&quot;description creditText&quot;&quot;&gt;&quot;&amp;[.G3]&amp;&quot;&lt;/figcaption&gt;&quot;&amp;CHAR(10)&amp;&quot;&lt;/figure&gt;&quot;" table:style-name="ce1">
            <text:p>&lt;figure itemscope itemtype="https://schema.org/ImageObject"&gt;</text:p>
            <text:p><text:tab/>&lt;meta itemprop="name" content="Истоки реки Челбас на карте 1947 г." /&gt;</text:p>
            <text:p><text:tab/>&lt;img itemprop="contentUrl" src="/img/toponymy/tributaries-Chelbas-River/The-source-of-the-Chelbas-River-on-the-map-of-1947.jpg" title="Истоки реки Челбас на карте 1947 г." alt="Истоки реки Челбас на карте 1947 г." width="600" height="355"/&gt;</text:p>
            <text:p><text:tab/>&lt;figcaption itemprop="description creditText"&gt;Фрагменты карты Краснодарского края 1947 г. масштаб в 1 см 4 км. Истоки реки Челбас значатся в балке Челбас 1-й в Ставропольском крае&lt;/figcaption&gt;</text:p>
            <text:p>&lt;/figure&gt;</text:p>
          </table:table-cell>
          <table:table-cell office:value-type="string" office:string-value="&lt;figure itemscope itemtype=&quot;https://schema.org/ImageObject&quot;&gt;&#10; &lt;meta itemprop=&quot;name&quot; content=&quot;Истоки реки Челбас на карте 1947 г.&quot; /&gt;&#10; &lt;a href=&quot;/img/toponymy/tributaries-Chelbas-River/The-source-of-the-Chelbas-River-on-the-map-of-1947-b.jpg&quot; title=&quot;Истоки реки Челбас на карте 1947 г.&quot;&gt;&lt;img  itemprop=&quot;contentUrl&quot; src=&quot;/img/toponymy/tributaries-Chelbas-River/The-source-of-the-Chelbas-River-on-the-map-of-1947.jpg&quot; alt=&quot;Истоки реки Челбас на карте 1947 г.&quot; width=&quot;600&quot; height=&quot;355&quot;/&gt;&lt;/a&gt;&#10; &lt;figcaption itemprop=&quot;description creditText&quot;&gt;Фрагменты карты Краснодарского края 1947 г. масштаб в 1 см 4 км. Истоки реки Челбас значатся в балке Челбас 1-й в Ставропольском крае&lt;/figcaption&gt;&#10;&lt;/figure&gt;" table:formula="of:=&quot;&lt;figure itemscope itemtype=&quot;&quot;https://schema.org/ImageObject&quot;&quot;&gt;&quot;&amp;CHAR(10)&amp;CHAR(9)&amp;&quot;&lt;meta itemprop=&quot;&quot;name&quot;&quot; content=&quot;&quot;&quot;&amp;[.E3]&amp;&quot;&quot;&quot; /&gt;&quot;&amp;CHAR(10)&amp;CHAR(9)&amp;&quot;&lt;a href=&quot;&quot;&quot;&amp;[.$B$1]&amp;[.B3]&amp;&quot;-b.jpg&quot;&amp;&quot;&quot;&quot; title=&quot;&quot;&quot;&amp;[.F3]&amp;&quot;&quot;&quot;&gt;&lt;img  itemprop=&quot;&quot;contentUrl&quot;&quot; src=&quot;&quot;&quot;&amp;[.$B$1]&amp;[.B3]&amp;&quot;.jpg&quot;&amp;&quot;&quot;&quot; alt=&quot;&quot;&quot;&amp;[.E3]&amp;&quot;&quot;&quot; width=&quot;&quot;&quot;&amp;[.C3]&amp;&quot;&quot;&quot; height=&quot;&quot;&quot;&amp;[.D3]&amp;&quot;&quot;&quot;/&gt;&lt;/a&gt;&quot;&amp;CHAR(10)&amp;CHAR(9)&amp;&quot;&lt;figcaption itemprop=&quot;&quot;description creditText&quot;&quot;&gt;&quot;&amp;[.G3]&amp;&quot;&lt;/figcaption&gt;&quot;&amp;CHAR(10)&amp;&quot;&lt;/figure&gt;&quot;" table:style-name="ce1">
            <text:p>&lt;figure itemscope itemtype="https://schema.org/ImageObject"&gt;</text:p>
            <text:p><text:tab/>&lt;meta itemprop="name" content="Истоки реки Челбас на карте 1947 г." /&gt;</text:p>
            <text:p><text:tab/>&lt;a href="/img/toponymy/tributaries-Chelbas-River/The-source-of-the-Chelbas-River-on-the-map-of-1947-b.jpg" title="Истоки реки Челбас на карте 1947 г."&gt;&lt;img <text:s/>itemprop="contentUrl" src="/img/toponymy/tributaries-Chelbas-River/The-source-of-the-Chelbas-River-on-the-map-of-1947.jpg" alt="Истоки реки Челбас на карте 1947 г." width="600" height="355"/&gt;&lt;/a&gt;</text:p>
            <text:p><text:tab/>&lt;figcaption itemprop="description creditText"&gt;Фрагменты карты Краснодарского края 1947 г. масштаб в 1 см 4 км. Истоки реки Челбас значатся в балке Челбас 1-й в Ставропольском крае&lt;/figcaption&gt;</text:p>
            <text:p>&lt;/figure&gt;</text:p>
          </table:table-cell>
          <table:table-cell table:number-columns-repeated="16373"/>
        </table:table-row>
        <table:table-row table:style-name="ro1">
          <table:table-cell office:value-type="float" office:value="2" table:style-name="ce1">
            <text:p>2</text:p>
          </table:table-cell>
          <table:table-cell office:value-type="string" table:style-name="ce1">
            <text:p>The-Chelbas-River-on-the-map-of-1857</text:p>
          </table:table-cell>
          <table:table-cell office:value-type="float" office:value="600" table:style-name="ce1">
            <text:p>600</text:p>
          </table:table-cell>
          <table:table-cell office:value-type="float" office:value="355" table:style-name="ce1">
            <text:p>355</text:p>
          </table:table-cell>
          <table:table-cell office:value-type="string" table:style-name="ce1">
            <text:p>Река Челбас на карте 1857 г.</text:p>
          </table:table-cell>
          <table:table-cell office:value-type="string" table:style-name="ce1">
            <text:p>Река Челбас на карте 1857 г.</text:p>
          </table:table-cell>
          <table:table-cell office:value-type="string" table:style-name="ce1">
            <text:p>Нижнее и среднее течение реки Челбас на фрагменте карты 1857 г.</text:p>
          </table:table-cell>
          <table:table-cell office:value-type="string" office:string-value="&lt;figure&gt;&#10; &lt;img src=&quot;/img/toponymy/tributaries-Chelbas-River/The-Chelbas-River-on-the-map-of-1857.jpg&quot; title=&quot;Река Челбас на карте 1857 г.&quot; alt=&quot;Река Челбас на карте 1857 г.&quot; width=&quot;600&quot; height=&quot;355&quot;/&gt;&#10; &lt;figcaption&gt;Нижнее и среднее течение реки Челбас на фрагменте карты 1857 г.&lt;/figcaption&gt;&#10;&lt;/figure&gt;" table:formula="of:=&quot;&lt;figure&gt;&quot;&amp;CHAR(10)&amp;CHAR(9)&amp;&quot;&lt;img src=&quot;&quot;&quot;&amp;[.$B$1]&amp;[.B4]&amp;&quot;.jpg&quot;&amp;&quot;&quot;&quot; title=&quot;&quot;&quot;&amp;[.F4]&amp;&quot;&quot;&quot; alt=&quot;&quot;&quot;&amp;[.E4]&amp;&quot;&quot;&quot; width=&quot;&quot;&quot;&amp;[.C4]&amp;&quot;&quot;&quot; height=&quot;&quot;&quot;&amp;[.D4]&amp;&quot;&quot;&quot;/&gt;&quot;&amp;CHAR(10)&amp;CHAR(9)&amp;&quot;&lt;figcaption&gt;&quot;&amp;[.G4]&amp;&quot;&lt;/figcaption&gt;&quot;&amp;CHAR(10)&amp;&quot;&lt;/figure&gt;&quot;" table:style-name="ce2">
            <text:p>&lt;figure&gt;</text:p>
            <text:p><text:tab/>&lt;img src="/img/toponymy/tributaries-Chelbas-River/The-Chelbas-River-on-the-map-of-1857.jpg" title="Река Челбас на карте 1857 г." alt="Река Челбас на карте 1857 г." width="600" height="355"/&gt;</text:p>
            <text:p><text:tab/>&lt;figcaption&gt;Нижнее и среднее течение реки Челбас на фрагменте карты 1857 г.&lt;/figcaption&gt;</text:p>
            <text:p>&lt;/figure&gt;</text:p>
          </table:table-cell>
          <table:table-cell office:value-type="string" office:string-value="&lt;figure&gt;&#10; &lt;a href=&quot;/img/toponymy/tributaries-Chelbas-River/The-Chelbas-River-on-the-map-of-1857-b.jpg&quot; title=&quot;Река Челбас на карте 1857 г.&quot;&gt;&lt;img src=&quot;/img/toponymy/tributaries-Chelbas-River/The-Chelbas-River-on-the-map-of-1857.jpg&quot; alt=&quot;Река Челбас на карте 1857 г.&quot; width=&quot;600&quot; height=&quot;355&quot;/&gt;&lt;/a&gt;&#10; &lt;figcaption&gt;Нижнее и среднее течение реки Челбас на фрагменте карты 1857 г.&lt;/figcaption&gt;&#10;&lt;/figure&gt;" table:formula="of:=&quot;&lt;figure&gt;&quot;&amp;CHAR(10)&amp;CHAR(9)&amp;&quot;&lt;a href=&quot;&quot;&quot;&amp;[.$B$1]&amp;[.B4]&amp;&quot;-b.jpg&quot;&amp;&quot;&quot;&quot; title=&quot;&quot;&quot;&amp;[.F4]&amp;&quot;&quot;&quot;&gt;&lt;img src=&quot;&quot;&quot;&amp;[.$B$1]&amp;[.B4]&amp;&quot;.jpg&quot;&amp;&quot;&quot;&quot; alt=&quot;&quot;&quot;&amp;[.E4]&amp;&quot;&quot;&quot; width=&quot;&quot;&quot;&amp;[.C4]&amp;&quot;&quot;&quot; height=&quot;&quot;&quot;&amp;[.D4]&amp;&quot;&quot;&quot;/&gt;&lt;/a&gt;&quot;&amp;CHAR(10)&amp;CHAR(9)&amp;&quot;&lt;figcaption&gt;&quot;&amp;[.G4]&amp;&quot;&lt;/figcaption&gt;&quot;&amp;CHAR(10)&amp;&quot;&lt;/figure&gt;&quot;" table:style-name="ce1">
            <text:p>&lt;figure&gt;</text:p>
            <text:p><text:tab/>&lt;a href="/img/toponymy/tributaries-Chelbas-River/The-Chelbas-River-on-the-map-of-1857-b.jpg" title="Река Челбас на карте 1857 г."&gt;&lt;img src="/img/toponymy/tributaries-Chelbas-River/The-Chelbas-River-on-the-map-of-1857.jpg" alt="Река Челбас на карте 1857 г." width="600" height="355"/&gt;&lt;/a&gt;</text:p>
            <text:p><text:tab/>&lt;figcaption&gt;Нижнее и среднее течение реки Челбас на фрагменте карты 1857 г.&lt;/figcaption&gt;</text:p>
            <text:p>&lt;/figure&gt;</text:p>
          </table:table-cell>
          <table:table-cell office:value-type="string" office:string-value="&lt;figure itemscope itemtype=&quot;https://schema.org/ImageObject&quot;&gt;&#10; &lt;meta itemprop=&quot;name&quot; content=&quot;Река Челбас на карте 1857 г.&quot; /&gt;&#10; &lt;img itemprop=&quot;contentUrl&quot; src=&quot;/img/toponymy/tributaries-Chelbas-River/The-Chelbas-River-on-the-map-of-1857.jpg&quot; title=&quot;Река Челбас на карте 1857 г.&quot; alt=&quot;Река Челбас на карте 1857 г.&quot; width=&quot;600&quot; height=&quot;355&quot;/&gt;&#10; &lt;figcaption itemprop=&quot;description creditText&quot;&gt;Нижнее и среднее течение реки Челбас на фрагменте карты 1857 г.&lt;/figcaption&gt;&#10;&lt;/figure&gt;" table:formula="of:=&quot;&lt;figure itemscope itemtype=&quot;&quot;https://schema.org/ImageObject&quot;&quot;&gt;&quot;&amp;CHAR(10)&amp;CHAR(9)&amp;&quot;&lt;meta itemprop=&quot;&quot;name&quot;&quot; content=&quot;&quot;&quot;&amp;[.E4]&amp;&quot;&quot;&quot; /&gt;&quot;&amp;CHAR(10)&amp;CHAR(9)&amp;&quot;&lt;img itemprop=&quot;&quot;contentUrl&quot;&quot; src=&quot;&quot;&quot;&amp;[.$B$1]&amp;[.B4]&amp;&quot;.jpg&quot;&amp;&quot;&quot;&quot; title=&quot;&quot;&quot;&amp;[.F4]&amp;&quot;&quot;&quot; alt=&quot;&quot;&quot;&amp;[.E4]&amp;&quot;&quot;&quot; width=&quot;&quot;&quot;&amp;[.C4]&amp;&quot;&quot;&quot; height=&quot;&quot;&quot;&amp;[.D4]&amp;&quot;&quot;&quot;/&gt;&quot;&amp;CHAR(10)&amp;CHAR(9)&amp;&quot;&lt;figcaption itemprop=&quot;&quot;description creditText&quot;&quot;&gt;&quot;&amp;[.G4]&amp;&quot;&lt;/figcaption&gt;&quot;&amp;CHAR(10)&amp;&quot;&lt;/figure&gt;&quot;" table:style-name="ce1">
            <text:p>&lt;figure itemscope itemtype="https://schema.org/ImageObject"&gt;</text:p>
            <text:p><text:tab/>&lt;meta itemprop="name" content="Река Челбас на карте 1857 г." /&gt;</text:p>
            <text:p><text:tab/>&lt;img itemprop="contentUrl" src="/img/toponymy/tributaries-Chelbas-River/The-Chelbas-River-on-the-map-of-1857.jpg" title="Река Челбас на карте 1857 г." alt="Река Челбас на карте 1857 г." width="600" height="355"/&gt;</text:p>
            <text:p><text:tab/>&lt;figcaption itemprop="description creditText"&gt;Нижнее и среднее течение реки Челбас на фрагменте карты 1857 г.&lt;/figcaption&gt;</text:p>
            <text:p>&lt;/figure&gt;</text:p>
          </table:table-cell>
          <table:table-cell office:value-type="string" office:string-value="&lt;figure itemscope itemtype=&quot;https://schema.org/ImageObject&quot;&gt;&#10; &lt;meta itemprop=&quot;name&quot; content=&quot;Река Челбас на карте 1857 г.&quot; /&gt;&#10; &lt;a href=&quot;/img/toponymy/tributaries-Chelbas-River/The-Chelbas-River-on-the-map-of-1857-b.jpg&quot; title=&quot;Река Челбас на карте 1857 г.&quot;&gt;&lt;img  itemprop=&quot;contentUrl&quot; src=&quot;/img/toponymy/tributaries-Chelbas-River/The-Chelbas-River-on-the-map-of-1857.jpg&quot; alt=&quot;Река Челбас на карте 1857 г.&quot; width=&quot;600&quot; height=&quot;355&quot;/&gt;&lt;/a&gt;&#10; &lt;figcaption itemprop=&quot;description creditText&quot;&gt;Нижнее и среднее течение реки Челбас на фрагменте карты 1857 г.&lt;/figcaption&gt;&#10;&lt;/figure&gt;" table:formula="of:=&quot;&lt;figure itemscope itemtype=&quot;&quot;https://schema.org/ImageObject&quot;&quot;&gt;&quot;&amp;CHAR(10)&amp;CHAR(9)&amp;&quot;&lt;meta itemprop=&quot;&quot;name&quot;&quot; content=&quot;&quot;&quot;&amp;[.E4]&amp;&quot;&quot;&quot; /&gt;&quot;&amp;CHAR(10)&amp;CHAR(9)&amp;&quot;&lt;a href=&quot;&quot;&quot;&amp;[.$B$1]&amp;[.B4]&amp;&quot;-b.jpg&quot;&amp;&quot;&quot;&quot; title=&quot;&quot;&quot;&amp;[.F4]&amp;&quot;&quot;&quot;&gt;&lt;img  itemprop=&quot;&quot;contentUrl&quot;&quot; src=&quot;&quot;&quot;&amp;[.$B$1]&amp;[.B4]&amp;&quot;.jpg&quot;&amp;&quot;&quot;&quot; alt=&quot;&quot;&quot;&amp;[.E4]&amp;&quot;&quot;&quot; width=&quot;&quot;&quot;&amp;[.C4]&amp;&quot;&quot;&quot; height=&quot;&quot;&quot;&amp;[.D4]&amp;&quot;&quot;&quot;/&gt;&lt;/a&gt;&quot;&amp;CHAR(10)&amp;CHAR(9)&amp;&quot;&lt;figcaption itemprop=&quot;&quot;description creditText&quot;&quot;&gt;&quot;&amp;[.G4]&amp;&quot;&lt;/figcaption&gt;&quot;&amp;CHAR(10)&amp;&quot;&lt;/figure&gt;&quot;" table:style-name="ce1">
            <text:p>&lt;figure itemscope itemtype="https://schema.org/ImageObject"&gt;</text:p>
            <text:p><text:tab/>&lt;meta itemprop="name" content="Река Челбас на карте 1857 г." /&gt;</text:p>
            <text:p><text:tab/>&lt;a href="/img/toponymy/tributaries-Chelbas-River/The-Chelbas-River-on-the-map-of-1857-b.jpg" title="Река Челбас на карте 1857 г."&gt;&lt;img <text:s/>itemprop="contentUrl" src="/img/toponymy/tributaries-Chelbas-River/The-Chelbas-River-on-the-map-of-1857.jpg" alt="Река Челбас на карте 1857 г." width="600" height="355"/&gt;&lt;/a&gt;</text:p>
            <text:p><text:tab/>&lt;figcaption itemprop="description creditText"&gt;Нижнее и среднее течение реки Челбас на фрагменте карты 1857 г.&lt;/figcaption&gt;</text:p>
            <text:p>&lt;/figure&gt;</text:p>
          </table:table-cell>
          <table:table-cell table:number-columns-repeated="16373"/>
        </table:table-row>
        <table:table-row table:style-name="ro1">
          <table:table-cell office:value-type="float" office:value="3" table:style-name="ce1">
            <text:p>3</text:p>
          </table:table-cell>
          <table:table-cell office:value-type="string" table:style-name="ce1">
            <text:p>The-Chelbas-River-in-Tikhoretsk-District</text:p>
          </table:table-cell>
          <table:table-cell office:value-type="float" office:value="800" table:style-name="ce1">
            <text:p>800</text:p>
          </table:table-cell>
          <table:table-cell office:value-type="float" office:value="266" table:style-name="ce1">
            <text:p>266</text:p>
          </table:table-cell>
          <table:table-cell office:value-type="string" table:style-name="ce1">
            <text:p>Река Челбас в Тихорецком районе</text:p>
          </table:table-cell>
          <table:table-cell office:value-type="string" table:style-name="ce1">
            <text:p>Река Челбас в Тихорецком районе</text:p>
          </table:table-cell>
          <table:table-cell office:value-type="string" table:style-name="ce1">
            <text:p>Река Челбас в Тихорецком районе между станицей Краснооктябрьской и посёлком Пригородный (maps.ya.ru)</text:p>
          </table:table-cell>
          <table:table-cell office:value-type="string" office:string-value="&lt;figure&gt;&#10; &lt;img src=&quot;/img/toponymy/tributaries-Chelbas-River/The-Chelbas-River-in-Tikhoretsk-District.jpg&quot; title=&quot;Река Челбас в Тихорецком районе&quot; alt=&quot;Река Челбас в Тихорецком районе&quot; width=&quot;800&quot; height=&quot;266&quot;/&gt;&#10; &lt;figcaption&gt;Река Челбас в Тихорецком районе между станицей Краснооктябрьской и посёлком Пригородный (maps.ya.ru)&lt;/figcaption&gt;&#10;&lt;/figure&gt;" table:formula="of:=&quot;&lt;figure&gt;&quot;&amp;CHAR(10)&amp;CHAR(9)&amp;&quot;&lt;img src=&quot;&quot;&quot;&amp;[.$B$1]&amp;[.B5]&amp;&quot;.jpg&quot;&amp;&quot;&quot;&quot; title=&quot;&quot;&quot;&amp;[.F5]&amp;&quot;&quot;&quot; alt=&quot;&quot;&quot;&amp;[.E5]&amp;&quot;&quot;&quot; width=&quot;&quot;&quot;&amp;[.C5]&amp;&quot;&quot;&quot; height=&quot;&quot;&quot;&amp;[.D5]&amp;&quot;&quot;&quot;/&gt;&quot;&amp;CHAR(10)&amp;CHAR(9)&amp;&quot;&lt;figcaption&gt;&quot;&amp;[.G5]&amp;&quot;&lt;/figcaption&gt;&quot;&amp;CHAR(10)&amp;&quot;&lt;/figure&gt;&quot;" table:style-name="ce1">
            <text:p>&lt;figure&gt;</text:p>
            <text:p><text:tab/>&lt;img src="/img/toponymy/tributaries-Chelbas-River/The-Chelbas-River-in-Tikhoretsk-District.jpg" title="Река Челбас в Тихорецком районе" alt="Река Челбас в Тихорецком районе" width="800" height="266"/&gt;</text:p>
            <text:p><text:tab/>&lt;figcaption&gt;Река Челбас в Тихорецком районе между станицей Краснооктябрьской и посёлком Пригородный (maps.ya.ru)&lt;/figcaption&gt;</text:p>
            <text:p>&lt;/figure&gt;</text:p>
          </table:table-cell>
          <table:table-cell office:value-type="string" office:string-value="&lt;figure&gt;&#10; &lt;a href=&quot;/img/toponymy/tributaries-Chelbas-River/The-Chelbas-River-in-Tikhoretsk-District-b.jpg&quot; title=&quot;Река Челбас в Тихорецком районе&quot;&gt;&lt;img src=&quot;/img/toponymy/tributaries-Chelbas-River/The-Chelbas-River-in-Tikhoretsk-District.jpg&quot; alt=&quot;Река Челбас в Тихорецком районе&quot; width=&quot;800&quot; height=&quot;266&quot;/&gt;&lt;/a&gt;&#10; &lt;figcaption&gt;Река Челбас в Тихорецком районе между станицей Краснооктябрьской и посёлком Пригородный (maps.ya.ru)&lt;/figcaption&gt;&#10;&lt;/figure&gt;" table:formula="of:=&quot;&lt;figure&gt;&quot;&amp;CHAR(10)&amp;CHAR(9)&amp;&quot;&lt;a href=&quot;&quot;&quot;&amp;[.$B$1]&amp;[.B5]&amp;&quot;-b.jpg&quot;&amp;&quot;&quot;&quot; title=&quot;&quot;&quot;&amp;[.F5]&amp;&quot;&quot;&quot;&gt;&lt;img src=&quot;&quot;&quot;&amp;[.$B$1]&amp;[.B5]&amp;&quot;.jpg&quot;&amp;&quot;&quot;&quot; alt=&quot;&quot;&quot;&amp;[.E5]&amp;&quot;&quot;&quot; width=&quot;&quot;&quot;&amp;[.C5]&amp;&quot;&quot;&quot; height=&quot;&quot;&quot;&amp;[.D5]&amp;&quot;&quot;&quot;/&gt;&lt;/a&gt;&quot;&amp;CHAR(10)&amp;CHAR(9)&amp;&quot;&lt;figcaption&gt;&quot;&amp;[.G5]&amp;&quot;&lt;/figcaption&gt;&quot;&amp;CHAR(10)&amp;&quot;&lt;/figure&gt;&quot;" table:style-name="ce2">
            <text:p>&lt;figure&gt;</text:p>
            <text:p><text:tab/>&lt;a href="/img/toponymy/tributaries-Chelbas-River/The-Chelbas-River-in-Tikhoretsk-District-b.jpg" title="Река Челбас в Тихорецком районе"&gt;&lt;img src="/img/toponymy/tributaries-Chelbas-River/The-Chelbas-River-in-Tikhoretsk-District.jpg" alt="Река Челбас в Тихорецком районе" width="800" height="266"/&gt;&lt;/a&gt;</text:p>
            <text:p><text:tab/>&lt;figcaption&gt;Река Челбас в Тихорецком районе между станицей Краснооктябрьской и посёлком Пригородный (maps.ya.ru)&lt;/figcaption&gt;</text:p>
            <text:p>&lt;/figure&gt;</text:p>
          </table:table-cell>
          <table:table-cell office:value-type="string" office:string-value="&lt;figure itemscope itemtype=&quot;https://schema.org/ImageObject&quot;&gt;&#10; &lt;meta itemprop=&quot;name&quot; content=&quot;Река Челбас в Тихорецком районе&quot; /&gt;&#10; &lt;img itemprop=&quot;contentUrl&quot; src=&quot;/img/toponymy/tributaries-Chelbas-River/The-Chelbas-River-in-Tikhoretsk-District.jpg&quot; title=&quot;Река Челбас в Тихорецком районе&quot; alt=&quot;Река Челбас в Тихорецком районе&quot; width=&quot;800&quot; height=&quot;266&quot;/&gt;&#10; &lt;figcaption itemprop=&quot;description creditText&quot;&gt;Река Челбас в Тихорецком районе между станицей Краснооктябрьской и посёлком Пригородный (maps.ya.ru)&lt;/figcaption&gt;&#10;&lt;/figure&gt;" table:formula="of:=&quot;&lt;figure itemscope itemtype=&quot;&quot;https://schema.org/ImageObject&quot;&quot;&gt;&quot;&amp;CHAR(10)&amp;CHAR(9)&amp;&quot;&lt;meta itemprop=&quot;&quot;name&quot;&quot; content=&quot;&quot;&quot;&amp;[.E5]&amp;&quot;&quot;&quot; /&gt;&quot;&amp;CHAR(10)&amp;CHAR(9)&amp;&quot;&lt;img itemprop=&quot;&quot;contentUrl&quot;&quot; src=&quot;&quot;&quot;&amp;[.$B$1]&amp;[.B5]&amp;&quot;.jpg&quot;&amp;&quot;&quot;&quot; title=&quot;&quot;&quot;&amp;[.F5]&amp;&quot;&quot;&quot; alt=&quot;&quot;&quot;&amp;[.E5]&amp;&quot;&quot;&quot; width=&quot;&quot;&quot;&amp;[.C5]&amp;&quot;&quot;&quot; height=&quot;&quot;&quot;&amp;[.D5]&amp;&quot;&quot;&quot;/&gt;&quot;&amp;CHAR(10)&amp;CHAR(9)&amp;&quot;&lt;figcaption itemprop=&quot;&quot;description creditText&quot;&quot;&gt;&quot;&amp;[.G5]&amp;&quot;&lt;/figcaption&gt;&quot;&amp;CHAR(10)&amp;&quot;&lt;/figure&gt;&quot;" table:style-name="ce1">
            <text:p>&lt;figure itemscope itemtype="https://schema.org/ImageObject"&gt;</text:p>
            <text:p><text:tab/>&lt;meta itemprop="name" content="Река Челбас в Тихорецком районе" /&gt;</text:p>
            <text:p><text:tab/>&lt;img itemprop="contentUrl" src="/img/toponymy/tributaries-Chelbas-River/The-Chelbas-River-in-Tikhoretsk-District.jpg" title="Река Челбас в Тихорецком районе" alt="Река Челбас в Тихорецком районе" width="800" height="266"/&gt;</text:p>
            <text:p><text:tab/>&lt;figcaption itemprop="description creditText"&gt;Река Челбас в Тихорецком районе между станицей Краснооктябрьской и посёлком Пригородный (maps.ya.ru)&lt;/figcaption&gt;</text:p>
            <text:p>&lt;/figure&gt;</text:p>
          </table:table-cell>
          <table:table-cell office:value-type="string" office:string-value="&lt;figure itemscope itemtype=&quot;https://schema.org/ImageObject&quot;&gt;&#10; &lt;meta itemprop=&quot;name&quot; content=&quot;Река Челбас в Тихорецком районе&quot; /&gt;&#10; &lt;a href=&quot;/img/toponymy/tributaries-Chelbas-River/The-Chelbas-River-in-Tikhoretsk-District-b.jpg&quot; title=&quot;Река Челбас в Тихорецком районе&quot;&gt;&lt;img  itemprop=&quot;contentUrl&quot; src=&quot;/img/toponymy/tributaries-Chelbas-River/The-Chelbas-River-in-Tikhoretsk-District.jpg&quot; alt=&quot;Река Челбас в Тихорецком районе&quot; width=&quot;800&quot; height=&quot;266&quot;/&gt;&lt;/a&gt;&#10; &lt;figcaption itemprop=&quot;description creditText&quot;&gt;Река Челбас в Тихорецком районе между станицей Краснооктябрьской и посёлком Пригородный (maps.ya.ru)&lt;/figcaption&gt;&#10;&lt;/figure&gt;" table:formula="of:=&quot;&lt;figure itemscope itemtype=&quot;&quot;https://schema.org/ImageObject&quot;&quot;&gt;&quot;&amp;CHAR(10)&amp;CHAR(9)&amp;&quot;&lt;meta itemprop=&quot;&quot;name&quot;&quot; content=&quot;&quot;&quot;&amp;[.E5]&amp;&quot;&quot;&quot; /&gt;&quot;&amp;CHAR(10)&amp;CHAR(9)&amp;&quot;&lt;a href=&quot;&quot;&quot;&amp;[.$B$1]&amp;[.B5]&amp;&quot;-b.jpg&quot;&amp;&quot;&quot;&quot; title=&quot;&quot;&quot;&amp;[.F5]&amp;&quot;&quot;&quot;&gt;&lt;img  itemprop=&quot;&quot;contentUrl&quot;&quot; src=&quot;&quot;&quot;&amp;[.$B$1]&amp;[.B5]&amp;&quot;.jpg&quot;&amp;&quot;&quot;&quot; alt=&quot;&quot;&quot;&amp;[.E5]&amp;&quot;&quot;&quot; width=&quot;&quot;&quot;&amp;[.C5]&amp;&quot;&quot;&quot; height=&quot;&quot;&quot;&amp;[.D5]&amp;&quot;&quot;&quot;/&gt;&lt;/a&gt;&quot;&amp;CHAR(10)&amp;CHAR(9)&amp;&quot;&lt;figcaption itemprop=&quot;&quot;description creditText&quot;&quot;&gt;&quot;&amp;[.G5]&amp;&quot;&lt;/figcaption&gt;&quot;&amp;CHAR(10)&amp;&quot;&lt;/figure&gt;&quot;" table:style-name="ce1">
            <text:p>&lt;figure itemscope itemtype="https://schema.org/ImageObject"&gt;</text:p>
            <text:p><text:tab/>&lt;meta itemprop="name" content="Река Челбас в Тихорецком районе" /&gt;</text:p>
            <text:p><text:tab/>&lt;a href="/img/toponymy/tributaries-Chelbas-River/The-Chelbas-River-in-Tikhoretsk-District-b.jpg" title="Река Челбас в Тихорецком районе"&gt;&lt;img <text:s/>itemprop="contentUrl" src="/img/toponymy/tributaries-Chelbas-River/The-Chelbas-River-in-Tikhoretsk-District.jpg" alt="Река Челбас в Тихорецком районе" width="800" height="266"/&gt;&lt;/a&gt;</text:p>
            <text:p><text:tab/>&lt;figcaption itemprop="description creditText"&gt;Река Челбас в Тихорецком районе между станицей Краснооктябрьской и посёлком Пригородный (maps.ya.ru)&lt;/figcaption&gt;</text:p>
            <text:p>&lt;/figure&gt;</text:p>
          </table:table-cell>
          <table:table-cell table:number-columns-repeated="16373"/>
        </table:table-row>
        <table:table-row table:style-name="ro1">
          <table:table-cell office:value-type="float" office:value="4" table:style-name="ce1">
            <text:p>4</text:p>
          </table:table-cell>
          <table:table-cell office:value-type="string" table:style-name="ce1">
            <text:p>Platovs-gully-on-the-map-of-1904</text:p>
          </table:table-cell>
          <table:table-cell office:value-type="float" office:value="600" table:style-name="ce1">
            <text:p>600</text:p>
          </table:table-cell>
          <table:table-cell office:value-type="float" office:value="278" table:style-name="ce1">
            <text:p>278</text:p>
          </table:table-cell>
          <table:table-cell office:value-type="string" table:style-name="ce1">
            <text:p>Балка Платова на карте 1904 г.</text:p>
          </table:table-cell>
          <table:table-cell office:value-type="string" table:style-name="ce1">
            <text:p>Балка Платова на карте 1904 г.</text:p>
          </table:table-cell>
          <table:table-cell office:value-type="string" table:style-name="ce1">
            <text:p>Балка Платова на фрагменте карты Кубанской области (1904 г.)</text:p>
          </table:table-cell>
          <table:table-cell office:value-type="string" office:string-value="&lt;figure&gt;&#10; &lt;img src=&quot;/img/toponymy/tributaries-Chelbas-River/Platovs-gully-on-the-map-of-1904.jpg&quot; title=&quot;Балка Платова на карте 1904 г.&quot; alt=&quot;Балка Платова на карте 1904 г.&quot; width=&quot;600&quot; height=&quot;278&quot;/&gt;&#10; &lt;figcaption&gt;Балка Платова на фрагменте карты Кубанской области (1904 г.)&lt;/figcaption&gt;&#10;&lt;/figure&gt;" table:formula="of:=&quot;&lt;figure&gt;&quot;&amp;CHAR(10)&amp;CHAR(9)&amp;&quot;&lt;img src=&quot;&quot;&quot;&amp;[.$B$1]&amp;[.B6]&amp;&quot;.jpg&quot;&amp;&quot;&quot;&quot; title=&quot;&quot;&quot;&amp;[.F6]&amp;&quot;&quot;&quot; alt=&quot;&quot;&quot;&amp;[.E6]&amp;&quot;&quot;&quot; width=&quot;&quot;&quot;&amp;[.C6]&amp;&quot;&quot;&quot; height=&quot;&quot;&quot;&amp;[.D6]&amp;&quot;&quot;&quot;/&gt;&quot;&amp;CHAR(10)&amp;CHAR(9)&amp;&quot;&lt;figcaption&gt;&quot;&amp;[.G6]&amp;&quot;&lt;/figcaption&gt;&quot;&amp;CHAR(10)&amp;&quot;&lt;/figure&gt;&quot;" table:style-name="ce2">
            <text:p>&lt;figure&gt;</text:p>
            <text:p><text:tab/>&lt;img src="/img/toponymy/tributaries-Chelbas-River/Platovs-gully-on-the-map-of-1904.jpg" title="Балка Платова на карте 1904 г." alt="Балка Платова на карте 1904 г." width="600" height="278"/&gt;</text:p>
            <text:p><text:tab/>&lt;figcaption&gt;Балка Платова на фрагменте карты Кубанской области (1904 г.)&lt;/figcaption&gt;</text:p>
            <text:p>&lt;/figure&gt;</text:p>
          </table:table-cell>
          <table:table-cell office:value-type="string" office:string-value="&lt;figure&gt;&#10; &lt;a href=&quot;/img/toponymy/tributaries-Chelbas-River/Platovs-gully-on-the-map-of-1904-b.jpg&quot; title=&quot;Балка Платова на карте 1904 г.&quot;&gt;&lt;img src=&quot;/img/toponymy/tributaries-Chelbas-River/Platovs-gully-on-the-map-of-1904.jpg&quot; alt=&quot;Балка Платова на карте 1904 г.&quot; width=&quot;600&quot; height=&quot;278&quot;/&gt;&lt;/a&gt;&#10; &lt;figcaption&gt;Балка Платова на фрагменте карты Кубанской области (1904 г.)&lt;/figcaption&gt;&#10;&lt;/figure&gt;" table:formula="of:=&quot;&lt;figure&gt;&quot;&amp;CHAR(10)&amp;CHAR(9)&amp;&quot;&lt;a href=&quot;&quot;&quot;&amp;[.$B$1]&amp;[.B6]&amp;&quot;-b.jpg&quot;&amp;&quot;&quot;&quot; title=&quot;&quot;&quot;&amp;[.F6]&amp;&quot;&quot;&quot;&gt;&lt;img src=&quot;&quot;&quot;&amp;[.$B$1]&amp;[.B6]&amp;&quot;.jpg&quot;&amp;&quot;&quot;&quot; alt=&quot;&quot;&quot;&amp;[.E6]&amp;&quot;&quot;&quot; width=&quot;&quot;&quot;&amp;[.C6]&amp;&quot;&quot;&quot; height=&quot;&quot;&quot;&amp;[.D6]&amp;&quot;&quot;&quot;/&gt;&lt;/a&gt;&quot;&amp;CHAR(10)&amp;CHAR(9)&amp;&quot;&lt;figcaption&gt;&quot;&amp;[.G6]&amp;&quot;&lt;/figcaption&gt;&quot;&amp;CHAR(10)&amp;&quot;&lt;/figure&gt;&quot;" table:style-name="ce1">
            <text:p>&lt;figure&gt;</text:p>
            <text:p><text:tab/>&lt;a href="/img/toponymy/tributaries-Chelbas-River/Platovs-gully-on-the-map-of-1904-b.jpg" title="Балка Платова на карте 1904 г."&gt;&lt;img src="/img/toponymy/tributaries-Chelbas-River/Platovs-gully-on-the-map-of-1904.jpg" alt="Балка Платова на карте 1904 г." width="600" height="278"/&gt;&lt;/a&gt;</text:p>
            <text:p><text:tab/>&lt;figcaption&gt;Балка Платова на фрагменте карты Кубанской области (1904 г.)&lt;/figcaption&gt;</text:p>
            <text:p>&lt;/figure&gt;</text:p>
          </table:table-cell>
          <table:table-cell office:value-type="string" office:string-value="&lt;figure itemscope itemtype=&quot;https://schema.org/ImageObject&quot;&gt;&#10; &lt;meta itemprop=&quot;name&quot; content=&quot;Балка Платова на карте 1904 г.&quot; /&gt;&#10; &lt;img itemprop=&quot;contentUrl&quot; src=&quot;/img/toponymy/tributaries-Chelbas-River/Platovs-gully-on-the-map-of-1904.jpg&quot; title=&quot;Балка Платова на карте 1904 г.&quot; alt=&quot;Балка Платова на карте 1904 г.&quot; width=&quot;600&quot; height=&quot;278&quot;/&gt;&#10; &lt;figcaption itemprop=&quot;description creditText&quot;&gt;Балка Платова на фрагменте карты Кубанской области (1904 г.)&lt;/figcaption&gt;&#10;&lt;/figure&gt;" table:formula="of:=&quot;&lt;figure itemscope itemtype=&quot;&quot;https://schema.org/ImageObject&quot;&quot;&gt;&quot;&amp;CHAR(10)&amp;CHAR(9)&amp;&quot;&lt;meta itemprop=&quot;&quot;name&quot;&quot; content=&quot;&quot;&quot;&amp;[.E6]&amp;&quot;&quot;&quot; /&gt;&quot;&amp;CHAR(10)&amp;CHAR(9)&amp;&quot;&lt;img itemprop=&quot;&quot;contentUrl&quot;&quot; src=&quot;&quot;&quot;&amp;[.$B$1]&amp;[.B6]&amp;&quot;.jpg&quot;&amp;&quot;&quot;&quot; title=&quot;&quot;&quot;&amp;[.F6]&amp;&quot;&quot;&quot; alt=&quot;&quot;&quot;&amp;[.E6]&amp;&quot;&quot;&quot; width=&quot;&quot;&quot;&amp;[.C6]&amp;&quot;&quot;&quot; height=&quot;&quot;&quot;&amp;[.D6]&amp;&quot;&quot;&quot;/&gt;&quot;&amp;CHAR(10)&amp;CHAR(9)&amp;&quot;&lt;figcaption itemprop=&quot;&quot;description creditText&quot;&quot;&gt;&quot;&amp;[.G6]&amp;&quot;&lt;/figcaption&gt;&quot;&amp;CHAR(10)&amp;&quot;&lt;/figure&gt;&quot;" table:style-name="ce1">
            <text:p>&lt;figure itemscope itemtype="https://schema.org/ImageObject"&gt;</text:p>
            <text:p><text:tab/>&lt;meta itemprop="name" content="Балка Платова на карте 1904 г." /&gt;</text:p>
            <text:p><text:tab/>&lt;img itemprop="contentUrl" src="/img/toponymy/tributaries-Chelbas-River/Platovs-gully-on-the-map-of-1904.jpg" title="Балка Платова на карте 1904 г." alt="Балка Платова на карте 1904 г." width="600" height="278"/&gt;</text:p>
            <text:p><text:tab/>&lt;figcaption itemprop="description creditText"&gt;Балка Платова на фрагменте карты Кубанской области (1904 г.)&lt;/figcaption&gt;</text:p>
            <text:p>&lt;/figure&gt;</text:p>
          </table:table-cell>
          <table:table-cell office:value-type="string" office:string-value="&lt;figure itemscope itemtype=&quot;https://schema.org/ImageObject&quot;&gt;&#10; &lt;meta itemprop=&quot;name&quot; content=&quot;Балка Платова на карте 1904 г.&quot; /&gt;&#10; &lt;a href=&quot;/img/toponymy/tributaries-Chelbas-River/Platovs-gully-on-the-map-of-1904-b.jpg&quot; title=&quot;Балка Платова на карте 1904 г.&quot;&gt;&lt;img  itemprop=&quot;contentUrl&quot; src=&quot;/img/toponymy/tributaries-Chelbas-River/Platovs-gully-on-the-map-of-1904.jpg&quot; alt=&quot;Балка Платова на карте 1904 г.&quot; width=&quot;600&quot; height=&quot;278&quot;/&gt;&lt;/a&gt;&#10; &lt;figcaption itemprop=&quot;description creditText&quot;&gt;Балка Платова на фрагменте карты Кубанской области (1904 г.)&lt;/figcaption&gt;&#10;&lt;/figure&gt;" table:formula="of:=&quot;&lt;figure itemscope itemtype=&quot;&quot;https://schema.org/ImageObject&quot;&quot;&gt;&quot;&amp;CHAR(10)&amp;CHAR(9)&amp;&quot;&lt;meta itemprop=&quot;&quot;name&quot;&quot; content=&quot;&quot;&quot;&amp;[.E6]&amp;&quot;&quot;&quot; /&gt;&quot;&amp;CHAR(10)&amp;CHAR(9)&amp;&quot;&lt;a href=&quot;&quot;&quot;&amp;[.$B$1]&amp;[.B6]&amp;&quot;-b.jpg&quot;&amp;&quot;&quot;&quot; title=&quot;&quot;&quot;&amp;[.F6]&amp;&quot;&quot;&quot;&gt;&lt;img  itemprop=&quot;&quot;contentUrl&quot;&quot; src=&quot;&quot;&quot;&amp;[.$B$1]&amp;[.B6]&amp;&quot;.jpg&quot;&amp;&quot;&quot;&quot; alt=&quot;&quot;&quot;&amp;[.E6]&amp;&quot;&quot;&quot; width=&quot;&quot;&quot;&amp;[.C6]&amp;&quot;&quot;&quot; height=&quot;&quot;&quot;&amp;[.D6]&amp;&quot;&quot;&quot;/&gt;&lt;/a&gt;&quot;&amp;CHAR(10)&amp;CHAR(9)&amp;&quot;&lt;figcaption itemprop=&quot;&quot;description creditText&quot;&quot;&gt;&quot;&amp;[.G6]&amp;&quot;&lt;/figcaption&gt;&quot;&amp;CHAR(10)&amp;&quot;&lt;/figure&gt;&quot;" table:style-name="ce1">
            <text:p>&lt;figure itemscope itemtype="https://schema.org/ImageObject"&gt;</text:p>
            <text:p><text:tab/>&lt;meta itemprop="name" content="Балка Платова на карте 1904 г." /&gt;</text:p>
            <text:p><text:tab/>&lt;a href="/img/toponymy/tributaries-Chelbas-River/Platovs-gully-on-the-map-of-1904-b.jpg" title="Балка Платова на карте 1904 г."&gt;&lt;img <text:s/>itemprop="contentUrl" src="/img/toponymy/tributaries-Chelbas-River/Platovs-gully-on-the-map-of-1904.jpg" alt="Балка Платова на карте 1904 г." width="600" height="278"/&gt;&lt;/a&gt;</text:p>
            <text:p><text:tab/>&lt;figcaption itemprop="description creditText"&gt;Балка Платова на фрагменте карты Кубанской области (1904 г.)&lt;/figcaption&gt;</text:p>
            <text:p>&lt;/figure&gt;</text:p>
          </table:table-cell>
          <table:table-cell table:number-columns-repeated="16373"/>
        </table:table-row>
        <table:table-row table:style-name="ro1">
          <table:table-cell office:value-type="float" office:value="5" table:style-name="ce1">
            <text:p>5</text:p>
          </table:table-cell>
          <table:table-cell office:value-type="string" table:style-name="ce1">
            <text:p>The-Platonov-farm-on-the-map-of-1930</text:p>
          </table:table-cell>
          <table:table-cell office:value-type="float" office:value="600" table:style-name="ce1">
            <text:p>600</text:p>
          </table:table-cell>
          <table:table-cell office:value-type="float" office:value="263" table:style-name="ce1">
            <text:p>263</text:p>
          </table:table-cell>
          <table:table-cell office:value-type="string" table:style-name="ce1">
            <text:p>Хутор Платонов на карте 1930 г.</text:p>
          </table:table-cell>
          <table:table-cell office:value-type="string" table:style-name="ce1">
            <text:p>Хутор Платонов на карте 1930 г.</text:p>
          </table:table-cell>
          <table:table-cell office:value-type="string" table:style-name="ce1">
            <text:p>Фрагмент карты Кубанской области 30-х годов ХХ в. река Платава не обозначена, но обозначен хутор Платонов (?)</text:p>
          </table:table-cell>
          <table:table-cell office:value-type="string" office:string-value="&lt;figure&gt;&#10; &lt;img src=&quot;/img/toponymy/tributaries-Chelbas-River/The-Platonov-farm-on-the-map-of-1930.jpg&quot; title=&quot;Хутор Платонов на карте 1930 г.&quot; alt=&quot;Хутор Платонов на карте 1930 г.&quot; width=&quot;600&quot; height=&quot;263&quot;/&gt;&#10; &lt;figcaption&gt;Фрагмент карты Кубанской области 30-х годов ХХ в. река Платава не обозначена, но обозначен хутор Платонов (?)&lt;/figcaption&gt;&#10;&lt;/figure&gt;" table:formula="of:=&quot;&lt;figure&gt;&quot;&amp;CHAR(10)&amp;CHAR(9)&amp;&quot;&lt;img src=&quot;&quot;&quot;&amp;[.$B$1]&amp;[.B7]&amp;&quot;.jpg&quot;&amp;&quot;&quot;&quot; title=&quot;&quot;&quot;&amp;[.F7]&amp;&quot;&quot;&quot; alt=&quot;&quot;&quot;&amp;[.E7]&amp;&quot;&quot;&quot; width=&quot;&quot;&quot;&amp;[.C7]&amp;&quot;&quot;&quot; height=&quot;&quot;&quot;&amp;[.D7]&amp;&quot;&quot;&quot;/&gt;&quot;&amp;CHAR(10)&amp;CHAR(9)&amp;&quot;&lt;figcaption&gt;&quot;&amp;[.G7]&amp;&quot;&lt;/figcaption&gt;&quot;&amp;CHAR(10)&amp;&quot;&lt;/figure&gt;&quot;" table:style-name="ce2">
            <text:p>&lt;figure&gt;</text:p>
            <text:p><text:tab/>&lt;img src="/img/toponymy/tributaries-Chelbas-River/The-Platonov-farm-on-the-map-of-1930.jpg" title="Хутор Платонов на карте 1930 г." alt="Хутор Платонов на карте 1930 г." width="600" height="263"/&gt;</text:p>
            <text:p><text:tab/>&lt;figcaption&gt;Фрагмент карты Кубанской области 30-х годов ХХ в. река Платава не обозначена, но обозначен хутор Платонов (?)&lt;/figcaption&gt;</text:p>
            <text:p>&lt;/figure&gt;</text:p>
          </table:table-cell>
          <table:table-cell office:value-type="string" office:string-value="&lt;figure&gt;&#10; &lt;a href=&quot;/img/toponymy/tributaries-Chelbas-River/The-Platonov-farm-on-the-map-of-1930-b.jpg&quot; title=&quot;Хутор Платонов на карте 1930 г.&quot;&gt;&lt;img src=&quot;/img/toponymy/tributaries-Chelbas-River/The-Platonov-farm-on-the-map-of-1930.jpg&quot; alt=&quot;Хутор Платонов на карте 1930 г.&quot; width=&quot;600&quot; height=&quot;263&quot;/&gt;&lt;/a&gt;&#10; &lt;figcaption&gt;Фрагмент карты Кубанской области 30-х годов ХХ в. река Платава не обозначена, но обозначен хутор Платонов (?)&lt;/figcaption&gt;&#10;&lt;/figure&gt;" table:formula="of:=&quot;&lt;figure&gt;&quot;&amp;CHAR(10)&amp;CHAR(9)&amp;&quot;&lt;a href=&quot;&quot;&quot;&amp;[.$B$1]&amp;[.B7]&amp;&quot;-b.jpg&quot;&amp;&quot;&quot;&quot; title=&quot;&quot;&quot;&amp;[.F7]&amp;&quot;&quot;&quot;&gt;&lt;img src=&quot;&quot;&quot;&amp;[.$B$1]&amp;[.B7]&amp;&quot;.jpg&quot;&amp;&quot;&quot;&quot; alt=&quot;&quot;&quot;&amp;[.E7]&amp;&quot;&quot;&quot; width=&quot;&quot;&quot;&amp;[.C7]&amp;&quot;&quot;&quot; height=&quot;&quot;&quot;&amp;[.D7]&amp;&quot;&quot;&quot;/&gt;&lt;/a&gt;&quot;&amp;CHAR(10)&amp;CHAR(9)&amp;&quot;&lt;figcaption&gt;&quot;&amp;[.G7]&amp;&quot;&lt;/figcaption&gt;&quot;&amp;CHAR(10)&amp;&quot;&lt;/figure&gt;&quot;" table:style-name="ce1">
            <text:p>&lt;figure&gt;</text:p>
            <text:p><text:tab/>&lt;a href="/img/toponymy/tributaries-Chelbas-River/The-Platonov-farm-on-the-map-of-1930-b.jpg" title="Хутор Платонов на карте 1930 г."&gt;&lt;img src="/img/toponymy/tributaries-Chelbas-River/The-Platonov-farm-on-the-map-of-1930.jpg" alt="Хутор Платонов на карте 1930 г." width="600" height="263"/&gt;&lt;/a&gt;</text:p>
            <text:p><text:tab/>&lt;figcaption&gt;Фрагмент карты Кубанской области 30-х годов ХХ в. река Платава не обозначена, но обозначен хутор Платонов (?)&lt;/figcaption&gt;</text:p>
            <text:p>&lt;/figure&gt;</text:p>
          </table:table-cell>
          <table:table-cell office:value-type="string" office:string-value="&lt;figure itemscope itemtype=&quot;https://schema.org/ImageObject&quot;&gt;&#10; &lt;meta itemprop=&quot;name&quot; content=&quot;Хутор Платонов на карте 1930 г.&quot; /&gt;&#10; &lt;img itemprop=&quot;contentUrl&quot; src=&quot;/img/toponymy/tributaries-Chelbas-River/The-Platonov-farm-on-the-map-of-1930.jpg&quot; title=&quot;Хутор Платонов на карте 1930 г.&quot; alt=&quot;Хутор Платонов на карте 1930 г.&quot; width=&quot;600&quot; height=&quot;263&quot;/&gt;&#10; &lt;figcaption itemprop=&quot;description creditText&quot;&gt;Фрагмент карты Кубанской области 30-х годов ХХ в. река Платава не обозначена, но обозначен хутор Платонов (?)&lt;/figcaption&gt;&#10;&lt;/figure&gt;" table:formula="of:=&quot;&lt;figure itemscope itemtype=&quot;&quot;https://schema.org/ImageObject&quot;&quot;&gt;&quot;&amp;CHAR(10)&amp;CHAR(9)&amp;&quot;&lt;meta itemprop=&quot;&quot;name&quot;&quot; content=&quot;&quot;&quot;&amp;[.E7]&amp;&quot;&quot;&quot; /&gt;&quot;&amp;CHAR(10)&amp;CHAR(9)&amp;&quot;&lt;img itemprop=&quot;&quot;contentUrl&quot;&quot; src=&quot;&quot;&quot;&amp;[.$B$1]&amp;[.B7]&amp;&quot;.jpg&quot;&amp;&quot;&quot;&quot; title=&quot;&quot;&quot;&amp;[.F7]&amp;&quot;&quot;&quot; alt=&quot;&quot;&quot;&amp;[.E7]&amp;&quot;&quot;&quot; width=&quot;&quot;&quot;&amp;[.C7]&amp;&quot;&quot;&quot; height=&quot;&quot;&quot;&amp;[.D7]&amp;&quot;&quot;&quot;/&gt;&quot;&amp;CHAR(10)&amp;CHAR(9)&amp;&quot;&lt;figcaption itemprop=&quot;&quot;description creditText&quot;&quot;&gt;&quot;&amp;[.G7]&amp;&quot;&lt;/figcaption&gt;&quot;&amp;CHAR(10)&amp;&quot;&lt;/figure&gt;&quot;" table:style-name="ce1">
            <text:p>&lt;figure itemscope itemtype="https://schema.org/ImageObject"&gt;</text:p>
            <text:p><text:tab/>&lt;meta itemprop="name" content="Хутор Платонов на карте 1930 г." /&gt;</text:p>
            <text:p><text:tab/>&lt;img itemprop="contentUrl" src="/img/toponymy/tributaries-Chelbas-River/The-Platonov-farm-on-the-map-of-1930.jpg" title="Хутор Платонов на карте 1930 г." alt="Хутор Платонов на карте 1930 г." width="600" height="263"/&gt;</text:p>
            <text:p><text:tab/>&lt;figcaption itemprop="description creditText"&gt;Фрагмент карты Кубанской области 30-х годов ХХ в. река Платава не обозначена, но обозначен хутор Платонов (?)&lt;/figcaption&gt;</text:p>
            <text:p>&lt;/figure&gt;</text:p>
          </table:table-cell>
          <table:table-cell office:value-type="string" office:string-value="&lt;figure itemscope itemtype=&quot;https://schema.org/ImageObject&quot;&gt;&#10; &lt;meta itemprop=&quot;name&quot; content=&quot;Хутор Платонов на карте 1930 г.&quot; /&gt;&#10; &lt;a href=&quot;/img/toponymy/tributaries-Chelbas-River/The-Platonov-farm-on-the-map-of-1930-b.jpg&quot; title=&quot;Хутор Платонов на карте 1930 г.&quot;&gt;&lt;img  itemprop=&quot;contentUrl&quot; src=&quot;/img/toponymy/tributaries-Chelbas-River/The-Platonov-farm-on-the-map-of-1930.jpg&quot; alt=&quot;Хутор Платонов на карте 1930 г.&quot; width=&quot;600&quot; height=&quot;263&quot;/&gt;&lt;/a&gt;&#10; &lt;figcaption itemprop=&quot;description creditText&quot;&gt;Фрагмент карты Кубанской области 30-х годов ХХ в. река Платава не обозначена, но обозначен хутор Платонов (?)&lt;/figcaption&gt;&#10;&lt;/figure&gt;" table:formula="of:=&quot;&lt;figure itemscope itemtype=&quot;&quot;https://schema.org/ImageObject&quot;&quot;&gt;&quot;&amp;CHAR(10)&amp;CHAR(9)&amp;&quot;&lt;meta itemprop=&quot;&quot;name&quot;&quot; content=&quot;&quot;&quot;&amp;[.E7]&amp;&quot;&quot;&quot; /&gt;&quot;&amp;CHAR(10)&amp;CHAR(9)&amp;&quot;&lt;a href=&quot;&quot;&quot;&amp;[.$B$1]&amp;[.B7]&amp;&quot;-b.jpg&quot;&amp;&quot;&quot;&quot; title=&quot;&quot;&quot;&amp;[.F7]&amp;&quot;&quot;&quot;&gt;&lt;img  itemprop=&quot;&quot;contentUrl&quot;&quot; src=&quot;&quot;&quot;&amp;[.$B$1]&amp;[.B7]&amp;&quot;.jpg&quot;&amp;&quot;&quot;&quot; alt=&quot;&quot;&quot;&amp;[.E7]&amp;&quot;&quot;&quot; width=&quot;&quot;&quot;&amp;[.C7]&amp;&quot;&quot;&quot; height=&quot;&quot;&quot;&amp;[.D7]&amp;&quot;&quot;&quot;/&gt;&lt;/a&gt;&quot;&amp;CHAR(10)&amp;CHAR(9)&amp;&quot;&lt;figcaption itemprop=&quot;&quot;description creditText&quot;&quot;&gt;&quot;&amp;[.G7]&amp;&quot;&lt;/figcaption&gt;&quot;&amp;CHAR(10)&amp;&quot;&lt;/figure&gt;&quot;" table:style-name="ce1">
            <text:p>&lt;figure itemscope itemtype="https://schema.org/ImageObject"&gt;</text:p>
            <text:p><text:tab/>&lt;meta itemprop="name" content="Хутор Платонов на карте 1930 г." /&gt;</text:p>
            <text:p><text:tab/>&lt;a href="/img/toponymy/tributaries-Chelbas-River/The-Platonov-farm-on-the-map-of-1930-b.jpg" title="Хутор Платонов на карте 1930 г."&gt;&lt;img <text:s/>itemprop="contentUrl" src="/img/toponymy/tributaries-Chelbas-River/The-Platonov-farm-on-the-map-of-1930.jpg" alt="Хутор Платонов на карте 1930 г." width="600" height="263"/&gt;&lt;/a&gt;</text:p>
            <text:p><text:tab/>&lt;figcaption itemprop="description creditText"&gt;Фрагмент карты Кубанской области 30-х годов ХХ в. река Платава не обозначена, но обозначен хутор Платонов (?)&lt;/figcaption&gt;</text:p>
            <text:p>&lt;/figure&gt;</text:p>
          </table:table-cell>
          <table:table-cell table:number-columns-repeated="16373"/>
        </table:table-row>
        <table:table-row table:style-name="ro1">
          <table:table-cell office:value-type="float" office:value="6" table:style-name="ce1">
            <text:p>6</text:p>
          </table:table-cell>
          <table:table-cell office:value-type="string" table:style-name="ce1">
            <text:p>The-Yugo-Severnaya-village-on-the-map-of-1941</text:p>
          </table:table-cell>
          <table:table-cell office:value-type="float" office:value="600" table:style-name="ce1">
            <text:p>600</text:p>
          </table:table-cell>
          <table:table-cell office:value-type="float" office:value="253" table:style-name="ce1">
            <text:p>253</text:p>
          </table:table-cell>
          <table:table-cell office:value-type="string" table:style-name="ce1">
            <text:p>Станица Юго-Северная на карте 1941 г.</text:p>
          </table:table-cell>
          <table:table-cell office:value-type="string" table:style-name="ce1">
            <text:p>Станица Юго-Северная на карте 1941 г.</text:p>
          </table:table-cell>
          <table:table-cell office:value-type="string" table:style-name="ce1">
            <text:p>Фрагмент карты Краснодарского края 1941 г., где обозначена станица Юго-Северная, хутор Платов и река Платова</text:p>
          </table:table-cell>
          <table:table-cell office:value-type="string" office:string-value="&lt;figure&gt;&#10; &lt;img src=&quot;/img/toponymy/tributaries-Chelbas-River/The-Yugo-Severnaya-village-on-the-map-of-1941.jpg&quot; title=&quot;Станица Юго-Северная на карте 1941 г.&quot; alt=&quot;Станица Юго-Северная на карте 1941 г.&quot; width=&quot;600&quot; height=&quot;253&quot;/&gt;&#10; &lt;figcaption&gt;Фрагмент карты Краснодарского края 1941 г., где обозначена станица Юго-Северная, хутор Платов и река Платова&lt;/figcaption&gt;&#10;&lt;/figure&gt;" table:formula="of:=&quot;&lt;figure&gt;&quot;&amp;CHAR(10)&amp;CHAR(9)&amp;&quot;&lt;img src=&quot;&quot;&quot;&amp;[.$B$1]&amp;[.B8]&amp;&quot;.jpg&quot;&amp;&quot;&quot;&quot; title=&quot;&quot;&quot;&amp;[.F8]&amp;&quot;&quot;&quot; alt=&quot;&quot;&quot;&amp;[.E8]&amp;&quot;&quot;&quot; width=&quot;&quot;&quot;&amp;[.C8]&amp;&quot;&quot;&quot; height=&quot;&quot;&quot;&amp;[.D8]&amp;&quot;&quot;&quot;/&gt;&quot;&amp;CHAR(10)&amp;CHAR(9)&amp;&quot;&lt;figcaption&gt;&quot;&amp;[.G8]&amp;&quot;&lt;/figcaption&gt;&quot;&amp;CHAR(10)&amp;&quot;&lt;/figure&gt;&quot;" table:style-name="ce2">
            <text:p>&lt;figure&gt;</text:p>
            <text:p><text:tab/>&lt;img src="/img/toponymy/tributaries-Chelbas-River/The-Yugo-Severnaya-village-on-the-map-of-1941.jpg" title="Станица Юго-Северная на карте 1941 г." alt="Станица Юго-Северная на карте 1941 г." width="600" height="253"/&gt;</text:p>
            <text:p><text:tab/>&lt;figcaption&gt;Фрагмент карты Краснодарского края 1941 г., где обозначена станица Юго-Северная, хутор Платов и река Платова&lt;/figcaption&gt;</text:p>
            <text:p>&lt;/figure&gt;</text:p>
          </table:table-cell>
          <table:table-cell office:value-type="string" office:string-value="&lt;figure&gt;&#10; &lt;a href=&quot;/img/toponymy/tributaries-Chelbas-River/The-Yugo-Severnaya-village-on-the-map-of-1941-b.jpg&quot; title=&quot;Станица Юго-Северная на карте 1941 г.&quot;&gt;&lt;img src=&quot;/img/toponymy/tributaries-Chelbas-River/The-Yugo-Severnaya-village-on-the-map-of-1941.jpg&quot; alt=&quot;Станица Юго-Северная на карте 1941 г.&quot; width=&quot;600&quot; height=&quot;253&quot;/&gt;&lt;/a&gt;&#10; &lt;figcaption&gt;Фрагмент карты Краснодарского края 1941 г., где обозначена станица Юго-Северная, хутор Платов и река Платова&lt;/figcaption&gt;&#10;&lt;/figure&gt;" table:formula="of:=&quot;&lt;figure&gt;&quot;&amp;CHAR(10)&amp;CHAR(9)&amp;&quot;&lt;a href=&quot;&quot;&quot;&amp;[.$B$1]&amp;[.B8]&amp;&quot;-b.jpg&quot;&amp;&quot;&quot;&quot; title=&quot;&quot;&quot;&amp;[.F8]&amp;&quot;&quot;&quot;&gt;&lt;img src=&quot;&quot;&quot;&amp;[.$B$1]&amp;[.B8]&amp;&quot;.jpg&quot;&amp;&quot;&quot;&quot; alt=&quot;&quot;&quot;&amp;[.E8]&amp;&quot;&quot;&quot; width=&quot;&quot;&quot;&amp;[.C8]&amp;&quot;&quot;&quot; height=&quot;&quot;&quot;&amp;[.D8]&amp;&quot;&quot;&quot;/&gt;&lt;/a&gt;&quot;&amp;CHAR(10)&amp;CHAR(9)&amp;&quot;&lt;figcaption&gt;&quot;&amp;[.G8]&amp;&quot;&lt;/figcaption&gt;&quot;&amp;CHAR(10)&amp;&quot;&lt;/figure&gt;&quot;" table:style-name="ce1">
            <text:p>&lt;figure&gt;</text:p>
            <text:p><text:tab/>&lt;a href="/img/toponymy/tributaries-Chelbas-River/The-Yugo-Severnaya-village-on-the-map-of-1941-b.jpg" title="Станица Юго-Северная на карте 1941 г."&gt;&lt;img src="/img/toponymy/tributaries-Chelbas-River/The-Yugo-Severnaya-village-on-the-map-of-1941.jpg" alt="Станица Юго-Северная на карте 1941 г." width="600" height="253"/&gt;&lt;/a&gt;</text:p>
            <text:p><text:tab/>&lt;figcaption&gt;Фрагмент карты Краснодарского края 1941 г., где обозначена станица Юго-Северная, хутор Платов и река Платова&lt;/figcaption&gt;</text:p>
            <text:p>&lt;/figure&gt;</text:p>
          </table:table-cell>
          <table:table-cell office:value-type="string" office:string-value="&lt;figure itemscope itemtype=&quot;https://schema.org/ImageObject&quot;&gt;&#10; &lt;meta itemprop=&quot;name&quot; content=&quot;Станица Юго-Северная на карте 1941 г.&quot; /&gt;&#10; &lt;img itemprop=&quot;contentUrl&quot; src=&quot;/img/toponymy/tributaries-Chelbas-River/The-Yugo-Severnaya-village-on-the-map-of-1941.jpg&quot; title=&quot;Станица Юго-Северная на карте 1941 г.&quot; alt=&quot;Станица Юго-Северная на карте 1941 г.&quot; width=&quot;600&quot; height=&quot;253&quot;/&gt;&#10; &lt;figcaption itemprop=&quot;description creditText&quot;&gt;Фрагмент карты Краснодарского края 1941 г., где обозначена станица Юго-Северная, хутор Платов и река Платова&lt;/figcaption&gt;&#10;&lt;/figure&gt;" table:formula="of:=&quot;&lt;figure itemscope itemtype=&quot;&quot;https://schema.org/ImageObject&quot;&quot;&gt;&quot;&amp;CHAR(10)&amp;CHAR(9)&amp;&quot;&lt;meta itemprop=&quot;&quot;name&quot;&quot; content=&quot;&quot;&quot;&amp;[.E8]&amp;&quot;&quot;&quot; /&gt;&quot;&amp;CHAR(10)&amp;CHAR(9)&amp;&quot;&lt;img itemprop=&quot;&quot;contentUrl&quot;&quot; src=&quot;&quot;&quot;&amp;[.$B$1]&amp;[.B8]&amp;&quot;.jpg&quot;&amp;&quot;&quot;&quot; title=&quot;&quot;&quot;&amp;[.F8]&amp;&quot;&quot;&quot; alt=&quot;&quot;&quot;&amp;[.E8]&amp;&quot;&quot;&quot; width=&quot;&quot;&quot;&amp;[.C8]&amp;&quot;&quot;&quot; height=&quot;&quot;&quot;&amp;[.D8]&amp;&quot;&quot;&quot;/&gt;&quot;&amp;CHAR(10)&amp;CHAR(9)&amp;&quot;&lt;figcaption itemprop=&quot;&quot;description creditText&quot;&quot;&gt;&quot;&amp;[.G8]&amp;&quot;&lt;/figcaption&gt;&quot;&amp;CHAR(10)&amp;&quot;&lt;/figure&gt;&quot;" table:style-name="ce1">
            <text:p>&lt;figure itemscope itemtype="https://schema.org/ImageObject"&gt;</text:p>
            <text:p><text:tab/>&lt;meta itemprop="name" content="Станица Юго-Северная на карте 1941 г." /&gt;</text:p>
            <text:p><text:tab/>&lt;img itemprop="contentUrl" src="/img/toponymy/tributaries-Chelbas-River/The-Yugo-Severnaya-village-on-the-map-of-1941.jpg" title="Станица Юго-Северная на карте 1941 г." alt="Станица Юго-Северная на карте 1941 г." width="600" height="253"/&gt;</text:p>
            <text:p><text:tab/>&lt;figcaption itemprop="description creditText"&gt;Фрагмент карты Краснодарского края 1941 г., где обозначена станица Юго-Северная, хутор Платов и река Платова&lt;/figcaption&gt;</text:p>
            <text:p>&lt;/figure&gt;</text:p>
          </table:table-cell>
          <table:table-cell office:value-type="string" office:string-value="&lt;figure itemscope itemtype=&quot;https://schema.org/ImageObject&quot;&gt;&#10; &lt;meta itemprop=&quot;name&quot; content=&quot;Станица Юго-Северная на карте 1941 г.&quot; /&gt;&#10; &lt;a href=&quot;/img/toponymy/tributaries-Chelbas-River/The-Yugo-Severnaya-village-on-the-map-of-1941-b.jpg&quot; title=&quot;Станица Юго-Северная на карте 1941 г.&quot;&gt;&lt;img  itemprop=&quot;contentUrl&quot; src=&quot;/img/toponymy/tributaries-Chelbas-River/The-Yugo-Severnaya-village-on-the-map-of-1941.jpg&quot; alt=&quot;Станица Юго-Северная на карте 1941 г.&quot; width=&quot;600&quot; height=&quot;253&quot;/&gt;&lt;/a&gt;&#10; &lt;figcaption itemprop=&quot;description creditText&quot;&gt;Фрагмент карты Краснодарского края 1941 г., где обозначена станица Юго-Северная, хутор Платов и река Платова&lt;/figcaption&gt;&#10;&lt;/figure&gt;" table:formula="of:=&quot;&lt;figure itemscope itemtype=&quot;&quot;https://schema.org/ImageObject&quot;&quot;&gt;&quot;&amp;CHAR(10)&amp;CHAR(9)&amp;&quot;&lt;meta itemprop=&quot;&quot;name&quot;&quot; content=&quot;&quot;&quot;&amp;[.E8]&amp;&quot;&quot;&quot; /&gt;&quot;&amp;CHAR(10)&amp;CHAR(9)&amp;&quot;&lt;a href=&quot;&quot;&quot;&amp;[.$B$1]&amp;[.B8]&amp;&quot;-b.jpg&quot;&amp;&quot;&quot;&quot; title=&quot;&quot;&quot;&amp;[.F8]&amp;&quot;&quot;&quot;&gt;&lt;img  itemprop=&quot;&quot;contentUrl&quot;&quot; src=&quot;&quot;&quot;&amp;[.$B$1]&amp;[.B8]&amp;&quot;.jpg&quot;&amp;&quot;&quot;&quot; alt=&quot;&quot;&quot;&amp;[.E8]&amp;&quot;&quot;&quot; width=&quot;&quot;&quot;&amp;[.C8]&amp;&quot;&quot;&quot; height=&quot;&quot;&quot;&amp;[.D8]&amp;&quot;&quot;&quot;/&gt;&lt;/a&gt;&quot;&amp;CHAR(10)&amp;CHAR(9)&amp;&quot;&lt;figcaption itemprop=&quot;&quot;description creditText&quot;&quot;&gt;&quot;&amp;[.G8]&amp;&quot;&lt;/figcaption&gt;&quot;&amp;CHAR(10)&amp;&quot;&lt;/figure&gt;&quot;" table:style-name="ce1">
            <text:p>&lt;figure itemscope itemtype="https://schema.org/ImageObject"&gt;</text:p>
            <text:p><text:tab/>&lt;meta itemprop="name" content="Станица Юго-Северная на карте 1941 г." /&gt;</text:p>
            <text:p><text:tab/>&lt;a href="/img/toponymy/tributaries-Chelbas-River/The-Yugo-Severnaya-village-on-the-map-of-1941-b.jpg" title="Станица Юго-Северная на карте 1941 г."&gt;&lt;img <text:s/>itemprop="contentUrl" src="/img/toponymy/tributaries-Chelbas-River/The-Yugo-Severnaya-village-on-the-map-of-1941.jpg" alt="Станица Юго-Северная на карте 1941 г." width="600" height="253"/&gt;&lt;/a&gt;</text:p>
            <text:p><text:tab/>&lt;figcaption itemprop="description creditText"&gt;Фрагмент карты Краснодарского края 1941 г., где обозначена станица Юго-Северная, хутор Платов и река Платова&lt;/figcaption&gt;</text:p>
            <text:p>&lt;/figure&gt;</text:p>
          </table:table-cell>
          <table:table-cell table:number-columns-repeated="16373"/>
        </table:table-row>
        <table:table-row table:style-name="ro1">
          <table:table-cell office:value-type="float" office:value="7" table:style-name="ce1">
            <text:p>7</text:p>
          </table:table-cell>
          <table:table-cell office:value-type="string" table:style-name="ce1">
            <text:p>The-Tikhenkaya-River-on-the-map-of-1881</text:p>
          </table:table-cell>
          <table:table-cell office:value-type="float" office:value="600" table:style-name="ce1">
            <text:p>600</text:p>
          </table:table-cell>
          <table:table-cell office:value-type="float" office:value="288" table:style-name="ce1">
            <text:p>288</text:p>
          </table:table-cell>
          <table:table-cell office:value-type="string" table:style-name="ce1">
            <text:p>Река Тихенькая на карте 1881 г.</text:p>
          </table:table-cell>
          <table:table-cell office:value-type="string" table:style-name="ce1">
            <text:p>Река Тихенькая на карте 1881 г.</text:p>
          </table:table-cell>
          <table:table-cell office:value-type="string" table:style-name="ce1">
            <text:p>Река Тихенькая, станица Тихорецкая и ж/д станция Тихорецкая на фрагменты карты Кубанской области 1881 года издания</text:p>
          </table:table-cell>
          <table:table-cell office:value-type="string" office:string-value="&lt;figure&gt;&#10; &lt;img src=&quot;/img/toponymy/tributaries-Chelbas-River/The-Tikhenkaya-River-on-the-map-of-1881.jpg&quot; title=&quot;Река Тихенькая на карте 1881 г.&quot; alt=&quot;Река Тихенькая на карте 1881 г.&quot; width=&quot;600&quot; height=&quot;288&quot;/&gt;&#10; &lt;figcaption&gt;Река Тихенькая, станица Тихорецкая и ж/д станция Тихорецкая на фрагменты карты Кубанской области 1881 года издания&lt;/figcaption&gt;&#10;&lt;/figure&gt;" table:formula="of:=&quot;&lt;figure&gt;&quot;&amp;CHAR(10)&amp;CHAR(9)&amp;&quot;&lt;img src=&quot;&quot;&quot;&amp;[.$B$1]&amp;[.B9]&amp;&quot;.jpg&quot;&amp;&quot;&quot;&quot; title=&quot;&quot;&quot;&amp;[.F9]&amp;&quot;&quot;&quot; alt=&quot;&quot;&quot;&amp;[.E9]&amp;&quot;&quot;&quot; width=&quot;&quot;&quot;&amp;[.C9]&amp;&quot;&quot;&quot; height=&quot;&quot;&quot;&amp;[.D9]&amp;&quot;&quot;&quot;/&gt;&quot;&amp;CHAR(10)&amp;CHAR(9)&amp;&quot;&lt;figcaption&gt;&quot;&amp;[.G9]&amp;&quot;&lt;/figcaption&gt;&quot;&amp;CHAR(10)&amp;&quot;&lt;/figure&gt;&quot;" table:style-name="ce2">
            <text:p>&lt;figure&gt;</text:p>
            <text:p><text:tab/>&lt;img src="/img/toponymy/tributaries-Chelbas-River/The-Tikhenkaya-River-on-the-map-of-1881.jpg" title="Река Тихенькая на карте 1881 г." alt="Река Тихенькая на карте 1881 г." width="600" height="288"/&gt;</text:p>
            <text:p><text:tab/>&lt;figcaption&gt;Река Тихенькая, станица Тихорецкая и ж/д станция Тихорецкая на фрагменты карты Кубанской области 1881 года издания&lt;/figcaption&gt;</text:p>
            <text:p>&lt;/figure&gt;</text:p>
          </table:table-cell>
          <table:table-cell office:value-type="string" office:string-value="&lt;figure&gt;&#10; &lt;a href=&quot;/img/toponymy/tributaries-Chelbas-River/The-Tikhenkaya-River-on-the-map-of-1881-b.jpg&quot; title=&quot;Река Тихенькая на карте 1881 г.&quot;&gt;&lt;img src=&quot;/img/toponymy/tributaries-Chelbas-River/The-Tikhenkaya-River-on-the-map-of-1881.jpg&quot; alt=&quot;Река Тихенькая на карте 1881 г.&quot; width=&quot;600&quot; height=&quot;288&quot;/&gt;&lt;/a&gt;&#10; &lt;figcaption&gt;Река Тихенькая, станица Тихорецкая и ж/д станция Тихорецкая на фрагменты карты Кубанской области 1881 года издания&lt;/figcaption&gt;&#10;&lt;/figure&gt;" table:formula="of:=&quot;&lt;figure&gt;&quot;&amp;CHAR(10)&amp;CHAR(9)&amp;&quot;&lt;a href=&quot;&quot;&quot;&amp;[.$B$1]&amp;[.B9]&amp;&quot;-b.jpg&quot;&amp;&quot;&quot;&quot; title=&quot;&quot;&quot;&amp;[.F9]&amp;&quot;&quot;&quot;&gt;&lt;img src=&quot;&quot;&quot;&amp;[.$B$1]&amp;[.B9]&amp;&quot;.jpg&quot;&amp;&quot;&quot;&quot; alt=&quot;&quot;&quot;&amp;[.E9]&amp;&quot;&quot;&quot; width=&quot;&quot;&quot;&amp;[.C9]&amp;&quot;&quot;&quot; height=&quot;&quot;&quot;&amp;[.D9]&amp;&quot;&quot;&quot;/&gt;&lt;/a&gt;&quot;&amp;CHAR(10)&amp;CHAR(9)&amp;&quot;&lt;figcaption&gt;&quot;&amp;[.G9]&amp;&quot;&lt;/figcaption&gt;&quot;&amp;CHAR(10)&amp;&quot;&lt;/figure&gt;&quot;" table:style-name="ce1">
            <text:p>&lt;figure&gt;</text:p>
            <text:p><text:tab/>&lt;a href="/img/toponymy/tributaries-Chelbas-River/The-Tikhenkaya-River-on-the-map-of-1881-b.jpg" title="Река Тихенькая на карте 1881 г."&gt;&lt;img src="/img/toponymy/tributaries-Chelbas-River/The-Tikhenkaya-River-on-the-map-of-1881.jpg" alt="Река Тихенькая на карте 1881 г." width="600" height="288"/&gt;&lt;/a&gt;</text:p>
            <text:p><text:tab/>&lt;figcaption&gt;Река Тихенькая, станица Тихорецкая и ж/д станция Тихорецкая на фрагменты карты Кубанской области 1881 года издания&lt;/figcaption&gt;</text:p>
            <text:p>&lt;/figure&gt;</text:p>
          </table:table-cell>
          <table:table-cell office:value-type="string" office:string-value="&lt;figure itemscope itemtype=&quot;https://schema.org/ImageObject&quot;&gt;&#10; &lt;meta itemprop=&quot;name&quot; content=&quot;Река Тихенькая на карте 1881 г.&quot; /&gt;&#10; &lt;img itemprop=&quot;contentUrl&quot; src=&quot;/img/toponymy/tributaries-Chelbas-River/The-Tikhenkaya-River-on-the-map-of-1881.jpg&quot; title=&quot;Река Тихенькая на карте 1881 г.&quot; alt=&quot;Река Тихенькая на карте 1881 г.&quot; width=&quot;600&quot; height=&quot;288&quot;/&gt;&#10; &lt;figcaption itemprop=&quot;description creditText&quot;&gt;Река Тихенькая, станица Тихорецкая и ж/д станция Тихорецкая на фрагменты карты Кубанской области 1881 года издания&lt;/figcaption&gt;&#10;&lt;/figure&gt;" table:formula="of:=&quot;&lt;figure itemscope itemtype=&quot;&quot;https://schema.org/ImageObject&quot;&quot;&gt;&quot;&amp;CHAR(10)&amp;CHAR(9)&amp;&quot;&lt;meta itemprop=&quot;&quot;name&quot;&quot; content=&quot;&quot;&quot;&amp;[.E9]&amp;&quot;&quot;&quot; /&gt;&quot;&amp;CHAR(10)&amp;CHAR(9)&amp;&quot;&lt;img itemprop=&quot;&quot;contentUrl&quot;&quot; src=&quot;&quot;&quot;&amp;[.$B$1]&amp;[.B9]&amp;&quot;.jpg&quot;&amp;&quot;&quot;&quot; title=&quot;&quot;&quot;&amp;[.F9]&amp;&quot;&quot;&quot; alt=&quot;&quot;&quot;&amp;[.E9]&amp;&quot;&quot;&quot; width=&quot;&quot;&quot;&amp;[.C9]&amp;&quot;&quot;&quot; height=&quot;&quot;&quot;&amp;[.D9]&amp;&quot;&quot;&quot;/&gt;&quot;&amp;CHAR(10)&amp;CHAR(9)&amp;&quot;&lt;figcaption itemprop=&quot;&quot;description creditText&quot;&quot;&gt;&quot;&amp;[.G9]&amp;&quot;&lt;/figcaption&gt;&quot;&amp;CHAR(10)&amp;&quot;&lt;/figure&gt;&quot;" table:style-name="ce1">
            <text:p>&lt;figure itemscope itemtype="https://schema.org/ImageObject"&gt;</text:p>
            <text:p><text:tab/>&lt;meta itemprop="name" content="Река Тихенькая на карте 1881 г." /&gt;</text:p>
            <text:p><text:tab/>&lt;img itemprop="contentUrl" src="/img/toponymy/tributaries-Chelbas-River/The-Tikhenkaya-River-on-the-map-of-1881.jpg" title="Река Тихенькая на карте 1881 г." alt="Река Тихенькая на карте 1881 г." width="600" height="288"/&gt;</text:p>
            <text:p><text:tab/>&lt;figcaption itemprop="description creditText"&gt;Река Тихенькая, станица Тихорецкая и ж/д станция Тихорецкая на фрагменты карты Кубанской области 1881 года издания&lt;/figcaption&gt;</text:p>
            <text:p>&lt;/figure&gt;</text:p>
          </table:table-cell>
          <table:table-cell office:value-type="string" office:string-value="&lt;figure itemscope itemtype=&quot;https://schema.org/ImageObject&quot;&gt;&#10; &lt;meta itemprop=&quot;name&quot; content=&quot;Река Тихенькая на карте 1881 г.&quot; /&gt;&#10; &lt;a href=&quot;/img/toponymy/tributaries-Chelbas-River/The-Tikhenkaya-River-on-the-map-of-1881-b.jpg&quot; title=&quot;Река Тихенькая на карте 1881 г.&quot;&gt;&lt;img  itemprop=&quot;contentUrl&quot; src=&quot;/img/toponymy/tributaries-Chelbas-River/The-Tikhenkaya-River-on-the-map-of-1881.jpg&quot; alt=&quot;Река Тихенькая на карте 1881 г.&quot; width=&quot;600&quot; height=&quot;288&quot;/&gt;&lt;/a&gt;&#10; &lt;figcaption itemprop=&quot;description creditText&quot;&gt;Река Тихенькая, станица Тихорецкая и ж/д станция Тихорецкая на фрагменты карты Кубанской области 1881 года издания&lt;/figcaption&gt;&#10;&lt;/figure&gt;" table:formula="of:=&quot;&lt;figure itemscope itemtype=&quot;&quot;https://schema.org/ImageObject&quot;&quot;&gt;&quot;&amp;CHAR(10)&amp;CHAR(9)&amp;&quot;&lt;meta itemprop=&quot;&quot;name&quot;&quot; content=&quot;&quot;&quot;&amp;[.E9]&amp;&quot;&quot;&quot; /&gt;&quot;&amp;CHAR(10)&amp;CHAR(9)&amp;&quot;&lt;a href=&quot;&quot;&quot;&amp;[.$B$1]&amp;[.B9]&amp;&quot;-b.jpg&quot;&amp;&quot;&quot;&quot; title=&quot;&quot;&quot;&amp;[.F9]&amp;&quot;&quot;&quot;&gt;&lt;img  itemprop=&quot;&quot;contentUrl&quot;&quot; src=&quot;&quot;&quot;&amp;[.$B$1]&amp;[.B9]&amp;&quot;.jpg&quot;&amp;&quot;&quot;&quot; alt=&quot;&quot;&quot;&amp;[.E9]&amp;&quot;&quot;&quot; width=&quot;&quot;&quot;&amp;[.C9]&amp;&quot;&quot;&quot; height=&quot;&quot;&quot;&amp;[.D9]&amp;&quot;&quot;&quot;/&gt;&lt;/a&gt;&quot;&amp;CHAR(10)&amp;CHAR(9)&amp;&quot;&lt;figcaption itemprop=&quot;&quot;description creditText&quot;&quot;&gt;&quot;&amp;[.G9]&amp;&quot;&lt;/figcaption&gt;&quot;&amp;CHAR(10)&amp;&quot;&lt;/figure&gt;&quot;" table:style-name="ce1">
            <text:p>&lt;figure itemscope itemtype="https://schema.org/ImageObject"&gt;</text:p>
            <text:p><text:tab/>&lt;meta itemprop="name" content="Река Тихенькая на карте 1881 г." /&gt;</text:p>
            <text:p><text:tab/>&lt;a href="/img/toponymy/tributaries-Chelbas-River/The-Tikhenkaya-River-on-the-map-of-1881-b.jpg" title="Река Тихенькая на карте 1881 г."&gt;&lt;img <text:s/>itemprop="contentUrl" src="/img/toponymy/tributaries-Chelbas-River/The-Tikhenkaya-River-on-the-map-of-1881.jpg" alt="Река Тихенькая на карте 1881 г." width="600" height="288"/&gt;&lt;/a&gt;</text:p>
            <text:p><text:tab/>&lt;figcaption itemprop="description creditText"&gt;Река Тихенькая, станица Тихорецкая и ж/д станция Тихорецкая на фрагменты карты Кубанской области 1881 года издания&lt;/figcaption&gt;</text:p>
            <text:p>&lt;/figure&gt;</text:p>
          </table:table-cell>
          <table:table-cell table:number-columns-repeated="16373"/>
        </table:table-row>
        <table:table-row table:style-name="ro1">
          <table:table-cell office:value-type="float" office:value="8" table:style-name="ce1">
            <text:p>8</text:p>
          </table:table-cell>
          <table:table-cell office:value-type="string" table:style-name="ce1">
            <text:p>The-Tikhenkaya-River-on-the-map-of-1904</text:p>
          </table:table-cell>
          <table:table-cell office:value-type="float" office:value="600" table:style-name="ce1">
            <text:p>600</text:p>
          </table:table-cell>
          <table:table-cell office:value-type="float" office:value="261" table:style-name="ce1">
            <text:p>261</text:p>
          </table:table-cell>
          <table:table-cell office:value-type="string" table:style-name="ce1">
            <text:p>Река Тихонькая на карте 1904 г.</text:p>
          </table:table-cell>
          <table:table-cell office:value-type="string" table:style-name="ce1">
            <text:p>Река Тихонькая на карте 1904 г.</text:p>
          </table:table-cell>
          <table:table-cell office:value-type="string" table:style-name="ce1">
            <text:p>Фрагмент карты Кубанской области (1904 г.), где значится река Тихонькая, станица Тихорецкая, ж/д станция Тихорецкая и хутор Тихорецкий</text:p>
          </table:table-cell>
          <table:table-cell office:value-type="string" office:string-value="&lt;figure&gt;&#10; &lt;img src=&quot;/img/toponymy/tributaries-Chelbas-River/The-Tikhenkaya-River-on-the-map-of-1904.jpg&quot; title=&quot;Река Тихонькая на карте 1904 г.&quot; alt=&quot;Река Тихонькая на карте 1904 г.&quot; width=&quot;600&quot; height=&quot;261&quot;/&gt;&#10; &lt;figcaption&gt;Фрагмент карты Кубанской области (1904 г.), где значится река Тихонькая, станица Тихорецкая, ж/д станция Тихорецкая и хутор Тихорецкий&lt;/figcaption&gt;&#10;&lt;/figure&gt;" table:formula="of:=&quot;&lt;figure&gt;&quot;&amp;CHAR(10)&amp;CHAR(9)&amp;&quot;&lt;img src=&quot;&quot;&quot;&amp;[.$B$1]&amp;[.B10]&amp;&quot;.jpg&quot;&amp;&quot;&quot;&quot; title=&quot;&quot;&quot;&amp;[.F10]&amp;&quot;&quot;&quot; alt=&quot;&quot;&quot;&amp;[.E10]&amp;&quot;&quot;&quot; width=&quot;&quot;&quot;&amp;[.C10]&amp;&quot;&quot;&quot; height=&quot;&quot;&quot;&amp;[.D10]&amp;&quot;&quot;&quot;/&gt;&quot;&amp;CHAR(10)&amp;CHAR(9)&amp;&quot;&lt;figcaption&gt;&quot;&amp;[.G10]&amp;&quot;&lt;/figcaption&gt;&quot;&amp;CHAR(10)&amp;&quot;&lt;/figure&gt;&quot;" table:style-name="ce2">
            <text:p>&lt;figure&gt;</text:p>
            <text:p><text:tab/>&lt;img src="/img/toponymy/tributaries-Chelbas-River/The-Tikhenkaya-River-on-the-map-of-1904.jpg" title="Река Тихонькая на карте 1904 г." alt="Река Тихонькая на карте 1904 г." width="600" height="261"/&gt;</text:p>
            <text:p><text:tab/>&lt;figcaption&gt;Фрагмент карты Кубанской области (1904 г.), где значится река Тихонькая, станица Тихорецкая, ж/д станция Тихорецкая и хутор Тихорецкий&lt;/figcaption&gt;</text:p>
            <text:p>&lt;/figure&gt;</text:p>
          </table:table-cell>
          <table:table-cell office:value-type="string" office:string-value="&lt;figure&gt;&#10; &lt;a href=&quot;/img/toponymy/tributaries-Chelbas-River/The-Tikhenkaya-River-on-the-map-of-1904-b.jpg&quot; title=&quot;Река Тихонькая на карте 1904 г.&quot;&gt;&lt;img src=&quot;/img/toponymy/tributaries-Chelbas-River/The-Tikhenkaya-River-on-the-map-of-1904.jpg&quot; alt=&quot;Река Тихонькая на карте 1904 г.&quot; width=&quot;600&quot; height=&quot;261&quot;/&gt;&lt;/a&gt;&#10; &lt;figcaption&gt;Фрагмент карты Кубанской области (1904 г.), где значится река Тихонькая, станица Тихорецкая, ж/д станция Тихорецкая и хутор Тихорецкий&lt;/figcaption&gt;&#10;&lt;/figure&gt;" table:formula="of:=&quot;&lt;figure&gt;&quot;&amp;CHAR(10)&amp;CHAR(9)&amp;&quot;&lt;a href=&quot;&quot;&quot;&amp;[.$B$1]&amp;[.B10]&amp;&quot;-b.jpg&quot;&amp;&quot;&quot;&quot; title=&quot;&quot;&quot;&amp;[.F10]&amp;&quot;&quot;&quot;&gt;&lt;img src=&quot;&quot;&quot;&amp;[.$B$1]&amp;[.B10]&amp;&quot;.jpg&quot;&amp;&quot;&quot;&quot; alt=&quot;&quot;&quot;&amp;[.E10]&amp;&quot;&quot;&quot; width=&quot;&quot;&quot;&amp;[.C10]&amp;&quot;&quot;&quot; height=&quot;&quot;&quot;&amp;[.D10]&amp;&quot;&quot;&quot;/&gt;&lt;/a&gt;&quot;&amp;CHAR(10)&amp;CHAR(9)&amp;&quot;&lt;figcaption&gt;&quot;&amp;[.G10]&amp;&quot;&lt;/figcaption&gt;&quot;&amp;CHAR(10)&amp;&quot;&lt;/figure&gt;&quot;" table:style-name="ce1">
            <text:p>&lt;figure&gt;</text:p>
            <text:p><text:tab/>&lt;a href="/img/toponymy/tributaries-Chelbas-River/The-Tikhenkaya-River-on-the-map-of-1904-b.jpg" title="Река Тихонькая на карте 1904 г."&gt;&lt;img src="/img/toponymy/tributaries-Chelbas-River/The-Tikhenkaya-River-on-the-map-of-1904.jpg" alt="Река Тихонькая на карте 1904 г." width="600" height="261"/&gt;&lt;/a&gt;</text:p>
            <text:p><text:tab/>&lt;figcaption&gt;Фрагмент карты Кубанской области (1904 г.), где значится река Тихонькая, станица Тихорецкая, ж/д станция Тихорецкая и хутор Тихорецкий&lt;/figcaption&gt;</text:p>
            <text:p>&lt;/figure&gt;</text:p>
          </table:table-cell>
          <table:table-cell office:value-type="string" office:string-value="&lt;figure itemscope itemtype=&quot;https://schema.org/ImageObject&quot;&gt;&#10; &lt;meta itemprop=&quot;name&quot; content=&quot;Река Тихонькая на карте 1904 г.&quot; /&gt;&#10; &lt;img itemprop=&quot;contentUrl&quot; src=&quot;/img/toponymy/tributaries-Chelbas-River/The-Tikhenkaya-River-on-the-map-of-1904.jpg&quot; title=&quot;Река Тихонькая на карте 1904 г.&quot; alt=&quot;Река Тихонькая на карте 1904 г.&quot; width=&quot;600&quot; height=&quot;261&quot;/&gt;&#10; &lt;figcaption itemprop=&quot;description creditText&quot;&gt;Фрагмент карты Кубанской области (1904 г.), где значится река Тихонькая, станица Тихорецкая, ж/д станция Тихорецкая и хутор Тихорецкий&lt;/figcaption&gt;&#10;&lt;/figure&gt;" table:formula="of:=&quot;&lt;figure itemscope itemtype=&quot;&quot;https://schema.org/ImageObject&quot;&quot;&gt;&quot;&amp;CHAR(10)&amp;CHAR(9)&amp;&quot;&lt;meta itemprop=&quot;&quot;name&quot;&quot; content=&quot;&quot;&quot;&amp;[.E10]&amp;&quot;&quot;&quot; /&gt;&quot;&amp;CHAR(10)&amp;CHAR(9)&amp;&quot;&lt;img itemprop=&quot;&quot;contentUrl&quot;&quot; src=&quot;&quot;&quot;&amp;[.$B$1]&amp;[.B10]&amp;&quot;.jpg&quot;&amp;&quot;&quot;&quot; title=&quot;&quot;&quot;&amp;[.F10]&amp;&quot;&quot;&quot; alt=&quot;&quot;&quot;&amp;[.E10]&amp;&quot;&quot;&quot; width=&quot;&quot;&quot;&amp;[.C10]&amp;&quot;&quot;&quot; height=&quot;&quot;&quot;&amp;[.D10]&amp;&quot;&quot;&quot;/&gt;&quot;&amp;CHAR(10)&amp;CHAR(9)&amp;&quot;&lt;figcaption itemprop=&quot;&quot;description creditText&quot;&quot;&gt;&quot;&amp;[.G10]&amp;&quot;&lt;/figcaption&gt;&quot;&amp;CHAR(10)&amp;&quot;&lt;/figure&gt;&quot;" table:style-name="ce1">
            <text:p>&lt;figure itemscope itemtype="https://schema.org/ImageObject"&gt;</text:p>
            <text:p><text:tab/>&lt;meta itemprop="name" content="Река Тихонькая на карте 1904 г." /&gt;</text:p>
            <text:p><text:tab/>&lt;img itemprop="contentUrl" src="/img/toponymy/tributaries-Chelbas-River/The-Tikhenkaya-River-on-the-map-of-1904.jpg" title="Река Тихонькая на карте 1904 г." alt="Река Тихонькая на карте 1904 г." width="600" height="261"/&gt;</text:p>
            <text:p><text:tab/>&lt;figcaption itemprop="description creditText"&gt;Фрагмент карты Кубанской области (1904 г.), где значится река Тихонькая, станица Тихорецкая, ж/д станция Тихорецкая и хутор Тихорецкий&lt;/figcaption&gt;</text:p>
            <text:p>&lt;/figure&gt;</text:p>
          </table:table-cell>
          <table:table-cell office:value-type="string" office:string-value="&lt;figure itemscope itemtype=&quot;https://schema.org/ImageObject&quot;&gt;&#10; &lt;meta itemprop=&quot;name&quot; content=&quot;Река Тихонькая на карте 1904 г.&quot; /&gt;&#10; &lt;a href=&quot;/img/toponymy/tributaries-Chelbas-River/The-Tikhenkaya-River-on-the-map-of-1904-b.jpg&quot; title=&quot;Река Тихонькая на карте 1904 г.&quot;&gt;&lt;img  itemprop=&quot;contentUrl&quot; src=&quot;/img/toponymy/tributaries-Chelbas-River/The-Tikhenkaya-River-on-the-map-of-1904.jpg&quot; alt=&quot;Река Тихонькая на карте 1904 г.&quot; width=&quot;600&quot; height=&quot;261&quot;/&gt;&lt;/a&gt;&#10; &lt;figcaption itemprop=&quot;description creditText&quot;&gt;Фрагмент карты Кубанской области (1904 г.), где значится река Тихонькая, станица Тихорецкая, ж/д станция Тихорецкая и хутор Тихорецкий&lt;/figcaption&gt;&#10;&lt;/figure&gt;" table:formula="of:=&quot;&lt;figure itemscope itemtype=&quot;&quot;https://schema.org/ImageObject&quot;&quot;&gt;&quot;&amp;CHAR(10)&amp;CHAR(9)&amp;&quot;&lt;meta itemprop=&quot;&quot;name&quot;&quot; content=&quot;&quot;&quot;&amp;[.E10]&amp;&quot;&quot;&quot; /&gt;&quot;&amp;CHAR(10)&amp;CHAR(9)&amp;&quot;&lt;a href=&quot;&quot;&quot;&amp;[.$B$1]&amp;[.B10]&amp;&quot;-b.jpg&quot;&amp;&quot;&quot;&quot; title=&quot;&quot;&quot;&amp;[.F10]&amp;&quot;&quot;&quot;&gt;&lt;img  itemprop=&quot;&quot;contentUrl&quot;&quot; src=&quot;&quot;&quot;&amp;[.$B$1]&amp;[.B10]&amp;&quot;.jpg&quot;&amp;&quot;&quot;&quot; alt=&quot;&quot;&quot;&amp;[.E10]&amp;&quot;&quot;&quot; width=&quot;&quot;&quot;&amp;[.C10]&amp;&quot;&quot;&quot; height=&quot;&quot;&quot;&amp;[.D10]&amp;&quot;&quot;&quot;/&gt;&lt;/a&gt;&quot;&amp;CHAR(10)&amp;CHAR(9)&amp;&quot;&lt;figcaption itemprop=&quot;&quot;description creditText&quot;&quot;&gt;&quot;&amp;[.G10]&amp;&quot;&lt;/figcaption&gt;&quot;&amp;CHAR(10)&amp;&quot;&lt;/figure&gt;&quot;" table:style-name="ce1">
            <text:p>&lt;figure itemscope itemtype="https://schema.org/ImageObject"&gt;</text:p>
            <text:p><text:tab/>&lt;meta itemprop="name" content="Река Тихонькая на карте 1904 г." /&gt;</text:p>
            <text:p><text:tab/>&lt;a href="/img/toponymy/tributaries-Chelbas-River/The-Tikhenkaya-River-on-the-map-of-1904-b.jpg" title="Река Тихонькая на карте 1904 г."&gt;&lt;img <text:s/>itemprop="contentUrl" src="/img/toponymy/tributaries-Chelbas-River/The-Tikhenkaya-River-on-the-map-of-1904.jpg" alt="Река Тихонькая на карте 1904 г." width="600" height="261"/&gt;&lt;/a&gt;</text:p>
            <text:p><text:tab/>&lt;figcaption itemprop="description creditText"&gt;Фрагмент карты Кубанской области (1904 г.), где значится река Тихонькая, станица Тихорецкая, ж/д станция Тихорецкая и хутор Тихорецкий&lt;/figcaption&gt;</text:p>
            <text:p>&lt;/figure&gt;</text:p>
          </table:table-cell>
          <table:table-cell table:number-columns-repeated="16373"/>
        </table:table-row>
        <table:table-row table:style-name="ro1">
          <table:table-cell office:value-type="float" office:value="9" table:style-name="ce1">
            <text:p>9</text:p>
          </table:table-cell>
          <table:table-cell office:value-type="string" table:style-name="ce1">
            <text:p>View-of-the-central-part-of-Tikhoretsk</text:p>
          </table:table-cell>
          <table:table-cell office:value-type="float" office:value="800" table:style-name="ce1">
            <text:p>800</text:p>
          </table:table-cell>
          <table:table-cell office:value-type="float" office:value="266" table:style-name="ce1">
            <text:p>266</text:p>
          </table:table-cell>
          <table:table-cell office:value-type="string" table:style-name="ce1">
            <text:p>Вид на центральную часть города Тихорецк</text:p>
          </table:table-cell>
          <table:table-cell office:value-type="string" table:style-name="ce1">
            <text:p>Вид на центральную часть города Тихорецк</text:p>
          </table:table-cell>
          <table:table-cell office:value-type="string" table:style-name="ce1">
            <text:p>Вид на центральную часть города Тихорецк (maps.ya.ru)</text:p>
          </table:table-cell>
          <table:table-cell office:value-type="string" office:string-value="&lt;figure&gt;&#10; &lt;img src=&quot;/img/toponymy/tributaries-Chelbas-River/View-of-the-central-part-of-Tikhoretsk.jpg&quot; title=&quot;Вид на центральную часть города Тихорецк&quot; alt=&quot;Вид на центральную часть города Тихорецк&quot; width=&quot;800&quot; height=&quot;266&quot;/&gt;&#10; &lt;figcaption&gt;Вид на центральную часть города Тихорецк (maps.ya.ru)&lt;/figcaption&gt;&#10;&lt;/figure&gt;" table:formula="of:=&quot;&lt;figure&gt;&quot;&amp;CHAR(10)&amp;CHAR(9)&amp;&quot;&lt;img src=&quot;&quot;&quot;&amp;[.$B$1]&amp;[.B11]&amp;&quot;.jpg&quot;&amp;&quot;&quot;&quot; title=&quot;&quot;&quot;&amp;[.F11]&amp;&quot;&quot;&quot; alt=&quot;&quot;&quot;&amp;[.E11]&amp;&quot;&quot;&quot; width=&quot;&quot;&quot;&amp;[.C11]&amp;&quot;&quot;&quot; height=&quot;&quot;&quot;&amp;[.D11]&amp;&quot;&quot;&quot;/&gt;&quot;&amp;CHAR(10)&amp;CHAR(9)&amp;&quot;&lt;figcaption&gt;&quot;&amp;[.G11]&amp;&quot;&lt;/figcaption&gt;&quot;&amp;CHAR(10)&amp;&quot;&lt;/figure&gt;&quot;" table:style-name="ce1">
            <text:p>&lt;figure&gt;</text:p>
            <text:p><text:tab/>&lt;img src="/img/toponymy/tributaries-Chelbas-River/View-of-the-central-part-of-Tikhoretsk.jpg" title="Вид на центральную часть города Тихорецк" alt="Вид на центральную часть города Тихорецк" width="800" height="266"/&gt;</text:p>
            <text:p><text:tab/>&lt;figcaption&gt;Вид на центральную часть города Тихорецк (maps.ya.ru)&lt;/figcaption&gt;</text:p>
            <text:p>&lt;/figure&gt;</text:p>
          </table:table-cell>
          <table:table-cell office:value-type="string" office:string-value="&lt;figure&gt;&#10; &lt;a href=&quot;/img/toponymy/tributaries-Chelbas-River/View-of-the-central-part-of-Tikhoretsk-b.jpg&quot; title=&quot;Вид на центральную часть города Тихорецк&quot;&gt;&lt;img src=&quot;/img/toponymy/tributaries-Chelbas-River/View-of-the-central-part-of-Tikhoretsk.jpg&quot; alt=&quot;Вид на центральную часть города Тихорецк&quot; width=&quot;800&quot; height=&quot;266&quot;/&gt;&lt;/a&gt;&#10; &lt;figcaption&gt;Вид на центральную часть города Тихорецк (maps.ya.ru)&lt;/figcaption&gt;&#10;&lt;/figure&gt;" table:formula="of:=&quot;&lt;figure&gt;&quot;&amp;CHAR(10)&amp;CHAR(9)&amp;&quot;&lt;a href=&quot;&quot;&quot;&amp;[.$B$1]&amp;[.B11]&amp;&quot;-b.jpg&quot;&amp;&quot;&quot;&quot; title=&quot;&quot;&quot;&amp;[.F11]&amp;&quot;&quot;&quot;&gt;&lt;img src=&quot;&quot;&quot;&amp;[.$B$1]&amp;[.B11]&amp;&quot;.jpg&quot;&amp;&quot;&quot;&quot; alt=&quot;&quot;&quot;&amp;[.E11]&amp;&quot;&quot;&quot; width=&quot;&quot;&quot;&amp;[.C11]&amp;&quot;&quot;&quot; height=&quot;&quot;&quot;&amp;[.D11]&amp;&quot;&quot;&quot;/&gt;&lt;/a&gt;&quot;&amp;CHAR(10)&amp;CHAR(9)&amp;&quot;&lt;figcaption&gt;&quot;&amp;[.G11]&amp;&quot;&lt;/figcaption&gt;&quot;&amp;CHAR(10)&amp;&quot;&lt;/figure&gt;&quot;" table:style-name="ce2">
            <text:p>&lt;figure&gt;</text:p>
            <text:p><text:tab/>&lt;a href="/img/toponymy/tributaries-Chelbas-River/View-of-the-central-part-of-Tikhoretsk-b.jpg" title="Вид на центральную часть города Тихорецк"&gt;&lt;img src="/img/toponymy/tributaries-Chelbas-River/View-of-the-central-part-of-Tikhoretsk.jpg" alt="Вид на центральную часть города Тихорецк" width="800" height="266"/&gt;&lt;/a&gt;</text:p>
            <text:p><text:tab/>&lt;figcaption&gt;Вид на центральную часть города Тихорецк (maps.ya.ru)&lt;/figcaption&gt;</text:p>
            <text:p>&lt;/figure&gt;</text:p>
          </table:table-cell>
          <table:table-cell office:value-type="string" office:string-value="&lt;figure itemscope itemtype=&quot;https://schema.org/ImageObject&quot;&gt;&#10; &lt;meta itemprop=&quot;name&quot; content=&quot;Вид на центральную часть города Тихорецк&quot; /&gt;&#10; &lt;img itemprop=&quot;contentUrl&quot; src=&quot;/img/toponymy/tributaries-Chelbas-River/View-of-the-central-part-of-Tikhoretsk.jpg&quot; title=&quot;Вид на центральную часть города Тихорецк&quot; alt=&quot;Вид на центральную часть города Тихорецк&quot; width=&quot;800&quot; height=&quot;266&quot;/&gt;&#10; &lt;figcaption itemprop=&quot;description creditText&quot;&gt;Вид на центральную часть города Тихорецк (maps.ya.ru)&lt;/figcaption&gt;&#10;&lt;/figure&gt;" table:formula="of:=&quot;&lt;figure itemscope itemtype=&quot;&quot;https://schema.org/ImageObject&quot;&quot;&gt;&quot;&amp;CHAR(10)&amp;CHAR(9)&amp;&quot;&lt;meta itemprop=&quot;&quot;name&quot;&quot; content=&quot;&quot;&quot;&amp;[.E11]&amp;&quot;&quot;&quot; /&gt;&quot;&amp;CHAR(10)&amp;CHAR(9)&amp;&quot;&lt;img itemprop=&quot;&quot;contentUrl&quot;&quot; src=&quot;&quot;&quot;&amp;[.$B$1]&amp;[.B11]&amp;&quot;.jpg&quot;&amp;&quot;&quot;&quot; title=&quot;&quot;&quot;&amp;[.F11]&amp;&quot;&quot;&quot; alt=&quot;&quot;&quot;&amp;[.E11]&amp;&quot;&quot;&quot; width=&quot;&quot;&quot;&amp;[.C11]&amp;&quot;&quot;&quot; height=&quot;&quot;&quot;&amp;[.D11]&amp;&quot;&quot;&quot;/&gt;&quot;&amp;CHAR(10)&amp;CHAR(9)&amp;&quot;&lt;figcaption itemprop=&quot;&quot;description creditText&quot;&quot;&gt;&quot;&amp;[.G11]&amp;&quot;&lt;/figcaption&gt;&quot;&amp;CHAR(10)&amp;&quot;&lt;/figure&gt;&quot;" table:style-name="ce1">
            <text:p>&lt;figure itemscope itemtype="https://schema.org/ImageObject"&gt;</text:p>
            <text:p><text:tab/>&lt;meta itemprop="name" content="Вид на центральную часть города Тихорецк" /&gt;</text:p>
            <text:p><text:tab/>&lt;img itemprop="contentUrl" src="/img/toponymy/tributaries-Chelbas-River/View-of-the-central-part-of-Tikhoretsk.jpg" title="Вид на центральную часть города Тихорецк" alt="Вид на центральную часть города Тихорецк" width="800" height="266"/&gt;</text:p>
            <text:p><text:tab/>&lt;figcaption itemprop="description creditText"&gt;Вид на центральную часть города Тихорецк (maps.ya.ru)&lt;/figcaption&gt;</text:p>
            <text:p>&lt;/figure&gt;</text:p>
          </table:table-cell>
          <table:table-cell office:value-type="string" office:string-value="&lt;figure itemscope itemtype=&quot;https://schema.org/ImageObject&quot;&gt;&#10; &lt;meta itemprop=&quot;name&quot; content=&quot;Вид на центральную часть города Тихорецк&quot; /&gt;&#10; &lt;a href=&quot;/img/toponymy/tributaries-Chelbas-River/View-of-the-central-part-of-Tikhoretsk-b.jpg&quot; title=&quot;Вид на центральную часть города Тихорецк&quot;&gt;&lt;img  itemprop=&quot;contentUrl&quot; src=&quot;/img/toponymy/tributaries-Chelbas-River/View-of-the-central-part-of-Tikhoretsk.jpg&quot; alt=&quot;Вид на центральную часть города Тихорецк&quot; width=&quot;800&quot; height=&quot;266&quot;/&gt;&lt;/a&gt;&#10; &lt;figcaption itemprop=&quot;description creditText&quot;&gt;Вид на центральную часть города Тихорецк (maps.ya.ru)&lt;/figcaption&gt;&#10;&lt;/figure&gt;" table:formula="of:=&quot;&lt;figure itemscope itemtype=&quot;&quot;https://schema.org/ImageObject&quot;&quot;&gt;&quot;&amp;CHAR(10)&amp;CHAR(9)&amp;&quot;&lt;meta itemprop=&quot;&quot;name&quot;&quot; content=&quot;&quot;&quot;&amp;[.E11]&amp;&quot;&quot;&quot; /&gt;&quot;&amp;CHAR(10)&amp;CHAR(9)&amp;&quot;&lt;a href=&quot;&quot;&quot;&amp;[.$B$1]&amp;[.B11]&amp;&quot;-b.jpg&quot;&amp;&quot;&quot;&quot; title=&quot;&quot;&quot;&amp;[.F11]&amp;&quot;&quot;&quot;&gt;&lt;img  itemprop=&quot;&quot;contentUrl&quot;&quot; src=&quot;&quot;&quot;&amp;[.$B$1]&amp;[.B11]&amp;&quot;.jpg&quot;&amp;&quot;&quot;&quot; alt=&quot;&quot;&quot;&amp;[.E11]&amp;&quot;&quot;&quot; width=&quot;&quot;&quot;&amp;[.C11]&amp;&quot;&quot;&quot; height=&quot;&quot;&quot;&amp;[.D11]&amp;&quot;&quot;&quot;/&gt;&lt;/a&gt;&quot;&amp;CHAR(10)&amp;CHAR(9)&amp;&quot;&lt;figcaption itemprop=&quot;&quot;description creditText&quot;&quot;&gt;&quot;&amp;[.G11]&amp;&quot;&lt;/figcaption&gt;&quot;&amp;CHAR(10)&amp;&quot;&lt;/figure&gt;&quot;" table:style-name="ce1">
            <text:p>&lt;figure itemscope itemtype="https://schema.org/ImageObject"&gt;</text:p>
            <text:p><text:tab/>&lt;meta itemprop="name" content="Вид на центральную часть города Тихорецк" /&gt;</text:p>
            <text:p><text:tab/>&lt;a href="/img/toponymy/tributaries-Chelbas-River/View-of-the-central-part-of-Tikhoretsk-b.jpg" title="Вид на центральную часть города Тихорецк"&gt;&lt;img <text:s/>itemprop="contentUrl" src="/img/toponymy/tributaries-Chelbas-River/View-of-the-central-part-of-Tikhoretsk.jpg" alt="Вид на центральную часть города Тихорецк" width="800" height="266"/&gt;&lt;/a&gt;</text:p>
            <text:p><text:tab/>&lt;figcaption itemprop="description creditText"&gt;Вид на центральную часть города Тихорецк (maps.ya.ru)&lt;/figcaption&gt;</text:p>
            <text:p>&lt;/figure&gt;</text:p>
          </table:table-cell>
          <table:table-cell table:number-columns-repeated="16373"/>
        </table:table-row>
        <table:table-row table:style-name="ro1">
          <table:table-cell office:value-type="float" office:value="10" table:style-name="ce1">
            <text:p>10</text:p>
          </table:table-cell>
          <table:table-cell office:value-type="string" table:style-name="ce1">
            <text:p>Chelbassky-forest</text:p>
          </table:table-cell>
          <table:table-cell office:value-type="float" office:value="800" table:style-name="ce1">
            <text:p>800</text:p>
          </table:table-cell>
          <table:table-cell office:value-type="float" office:value="531" table:style-name="ce1">
            <text:p>531</text:p>
          </table:table-cell>
          <table:table-cell office:value-type="string" table:style-name="ce1">
            <text:p>Челбасский лес</text:p>
          </table:table-cell>
          <table:table-cell office:value-type="string" table:style-name="ce1">
            <text:p>Челбасский лес</text:p>
          </table:table-cell>
          <table:table-cell office:value-type="string" table:style-name="ce1">
            <text:p>Челбасский лес (https://satgita.ru/blog/chelbasskij-les)</text:p>
          </table:table-cell>
          <table:table-cell office:value-type="string" office:string-value="&lt;figure&gt;&#10; &lt;img src=&quot;/img/toponymy/tributaries-Chelbas-River/Chelbassky-forest.jpg&quot; title=&quot;Челбасский лес&quot; alt=&quot;Челбасский лес&quot; width=&quot;800&quot; height=&quot;531&quot;/&gt;&#10; &lt;figcaption&gt;Челбасский лес (https://satgita.ru/blog/chelbasskij-les)&lt;/figcaption&gt;&#10;&lt;/figure&gt;" table:formula="of:=&quot;&lt;figure&gt;&quot;&amp;CHAR(10)&amp;CHAR(9)&amp;&quot;&lt;img src=&quot;&quot;&quot;&amp;[.$B$1]&amp;[.B12]&amp;&quot;.jpg&quot;&amp;&quot;&quot;&quot; title=&quot;&quot;&quot;&amp;[.F12]&amp;&quot;&quot;&quot; alt=&quot;&quot;&quot;&amp;[.E12]&amp;&quot;&quot;&quot; width=&quot;&quot;&quot;&amp;[.C12]&amp;&quot;&quot;&quot; height=&quot;&quot;&quot;&amp;[.D12]&amp;&quot;&quot;&quot;/&gt;&quot;&amp;CHAR(10)&amp;CHAR(9)&amp;&quot;&lt;figcaption&gt;&quot;&amp;[.G12]&amp;&quot;&lt;/figcaption&gt;&quot;&amp;CHAR(10)&amp;&quot;&lt;/figure&gt;&quot;" table:style-name="ce2">
            <text:p>&lt;figure&gt;</text:p>
            <text:p><text:tab/>&lt;img src="/img/toponymy/tributaries-Chelbas-River/Chelbassky-forest.jpg" title="Челбасский лес" alt="Челбасский лес" width="800" height="531"/&gt;</text:p>
            <text:p><text:tab/>&lt;figcaption&gt;Челбасский лес (https://satgita.ru/blog/chelbasskij-les)&lt;/figcaption&gt;</text:p>
            <text:p>&lt;/figure&gt;</text:p>
          </table:table-cell>
          <table:table-cell office:value-type="string" office:string-value="&lt;figure&gt;&#10; &lt;a href=&quot;/img/toponymy/tributaries-Chelbas-River/Chelbassky-forest-b.jpg&quot; title=&quot;Челбасский лес&quot;&gt;&lt;img src=&quot;/img/toponymy/tributaries-Chelbas-River/Chelbassky-forest.jpg&quot; alt=&quot;Челбасский лес&quot; width=&quot;800&quot; height=&quot;531&quot;/&gt;&lt;/a&gt;&#10; &lt;figcaption&gt;Челбасский лес (https://satgita.ru/blog/chelbasskij-les)&lt;/figcaption&gt;&#10;&lt;/figure&gt;" table:formula="of:=&quot;&lt;figure&gt;&quot;&amp;CHAR(10)&amp;CHAR(9)&amp;&quot;&lt;a href=&quot;&quot;&quot;&amp;[.$B$1]&amp;[.B12]&amp;&quot;-b.jpg&quot;&amp;&quot;&quot;&quot; title=&quot;&quot;&quot;&amp;[.F12]&amp;&quot;&quot;&quot;&gt;&lt;img src=&quot;&quot;&quot;&amp;[.$B$1]&amp;[.B12]&amp;&quot;.jpg&quot;&amp;&quot;&quot;&quot; alt=&quot;&quot;&quot;&amp;[.E12]&amp;&quot;&quot;&quot; width=&quot;&quot;&quot;&amp;[.C12]&amp;&quot;&quot;&quot; height=&quot;&quot;&quot;&amp;[.D12]&amp;&quot;&quot;&quot;/&gt;&lt;/a&gt;&quot;&amp;CHAR(10)&amp;CHAR(9)&amp;&quot;&lt;figcaption&gt;&quot;&amp;[.G12]&amp;&quot;&lt;/figcaption&gt;&quot;&amp;CHAR(10)&amp;&quot;&lt;/figure&gt;&quot;" table:style-name="ce1">
            <text:p>&lt;figure&gt;</text:p>
            <text:p><text:tab/>&lt;a href="/img/toponymy/tributaries-Chelbas-River/Chelbassky-forest-b.jpg" title="Челбасский лес"&gt;&lt;img src="/img/toponymy/tributaries-Chelbas-River/Chelbassky-forest.jpg" alt="Челбасский лес" width="800" height="531"/&gt;&lt;/a&gt;</text:p>
            <text:p><text:tab/>&lt;figcaption&gt;Челбасский лес (https://satgita.ru/blog/chelbasskij-les)&lt;/figcaption&gt;</text:p>
            <text:p>&lt;/figure&gt;</text:p>
          </table:table-cell>
          <table:table-cell office:value-type="string" office:string-value="&lt;figure itemscope itemtype=&quot;https://schema.org/ImageObject&quot;&gt;&#10; &lt;meta itemprop=&quot;name&quot; content=&quot;Челбасский лес&quot; /&gt;&#10; &lt;img itemprop=&quot;contentUrl&quot; src=&quot;/img/toponymy/tributaries-Chelbas-River/Chelbassky-forest.jpg&quot; title=&quot;Челбасский лес&quot; alt=&quot;Челбасский лес&quot; width=&quot;800&quot; height=&quot;531&quot;/&gt;&#10; &lt;figcaption itemprop=&quot;description creditText&quot;&gt;Челбасский лес (https://satgita.ru/blog/chelbasskij-les)&lt;/figcaption&gt;&#10;&lt;/figure&gt;" table:formula="of:=&quot;&lt;figure itemscope itemtype=&quot;&quot;https://schema.org/ImageObject&quot;&quot;&gt;&quot;&amp;CHAR(10)&amp;CHAR(9)&amp;&quot;&lt;meta itemprop=&quot;&quot;name&quot;&quot; content=&quot;&quot;&quot;&amp;[.E12]&amp;&quot;&quot;&quot; /&gt;&quot;&amp;CHAR(10)&amp;CHAR(9)&amp;&quot;&lt;img itemprop=&quot;&quot;contentUrl&quot;&quot; src=&quot;&quot;&quot;&amp;[.$B$1]&amp;[.B12]&amp;&quot;.jpg&quot;&amp;&quot;&quot;&quot; title=&quot;&quot;&quot;&amp;[.F12]&amp;&quot;&quot;&quot; alt=&quot;&quot;&quot;&amp;[.E12]&amp;&quot;&quot;&quot; width=&quot;&quot;&quot;&amp;[.C12]&amp;&quot;&quot;&quot; height=&quot;&quot;&quot;&amp;[.D12]&amp;&quot;&quot;&quot;/&gt;&quot;&amp;CHAR(10)&amp;CHAR(9)&amp;&quot;&lt;figcaption itemprop=&quot;&quot;description creditText&quot;&quot;&gt;&quot;&amp;[.G12]&amp;&quot;&lt;/figcaption&gt;&quot;&amp;CHAR(10)&amp;&quot;&lt;/figure&gt;&quot;" table:style-name="ce1">
            <text:p>&lt;figure itemscope itemtype="https://schema.org/ImageObject"&gt;</text:p>
            <text:p><text:tab/>&lt;meta itemprop="name" content="Челбасский лес" /&gt;</text:p>
            <text:p><text:tab/>&lt;img itemprop="contentUrl" src="/img/toponymy/tributaries-Chelbas-River/Chelbassky-forest.jpg" title="Челбасский лес" alt="Челбасский лес" width="800" height="531"/&gt;</text:p>
            <text:p><text:tab/>&lt;figcaption itemprop="description creditText"&gt;Челбасский лес (https://satgita.ru/blog/chelbasskij-les)&lt;/figcaption&gt;</text:p>
            <text:p>&lt;/figure&gt;</text:p>
          </table:table-cell>
          <table:table-cell office:value-type="string" office:string-value="&lt;figure itemscope itemtype=&quot;https://schema.org/ImageObject&quot;&gt;&#10; &lt;meta itemprop=&quot;name&quot; content=&quot;Челбасский лес&quot; /&gt;&#10; &lt;a href=&quot;/img/toponymy/tributaries-Chelbas-River/Chelbassky-forest-b.jpg&quot; title=&quot;Челбасский лес&quot;&gt;&lt;img  itemprop=&quot;contentUrl&quot; src=&quot;/img/toponymy/tributaries-Chelbas-River/Chelbassky-forest.jpg&quot; alt=&quot;Челбасский лес&quot; width=&quot;800&quot; height=&quot;531&quot;/&gt;&lt;/a&gt;&#10; &lt;figcaption itemprop=&quot;description creditText&quot;&gt;Челбасский лес (https://satgita.ru/blog/chelbasskij-les)&lt;/figcaption&gt;&#10;&lt;/figure&gt;" table:formula="of:=&quot;&lt;figure itemscope itemtype=&quot;&quot;https://schema.org/ImageObject&quot;&quot;&gt;&quot;&amp;CHAR(10)&amp;CHAR(9)&amp;&quot;&lt;meta itemprop=&quot;&quot;name&quot;&quot; content=&quot;&quot;&quot;&amp;[.E12]&amp;&quot;&quot;&quot; /&gt;&quot;&amp;CHAR(10)&amp;CHAR(9)&amp;&quot;&lt;a href=&quot;&quot;&quot;&amp;[.$B$1]&amp;[.B12]&amp;&quot;-b.jpg&quot;&amp;&quot;&quot;&quot; title=&quot;&quot;&quot;&amp;[.F12]&amp;&quot;&quot;&quot;&gt;&lt;img  itemprop=&quot;&quot;contentUrl&quot;&quot; src=&quot;&quot;&quot;&amp;[.$B$1]&amp;[.B12]&amp;&quot;.jpg&quot;&amp;&quot;&quot;&quot; alt=&quot;&quot;&quot;&amp;[.E12]&amp;&quot;&quot;&quot; width=&quot;&quot;&quot;&amp;[.C12]&amp;&quot;&quot;&quot; height=&quot;&quot;&quot;&amp;[.D12]&amp;&quot;&quot;&quot;/&gt;&lt;/a&gt;&quot;&amp;CHAR(10)&amp;CHAR(9)&amp;&quot;&lt;figcaption itemprop=&quot;&quot;description creditText&quot;&quot;&gt;&quot;&amp;[.G12]&amp;&quot;&lt;/figcaption&gt;&quot;&amp;CHAR(10)&amp;&quot;&lt;/figure&gt;&quot;" table:style-name="ce1">
            <text:p>&lt;figure itemscope itemtype="https://schema.org/ImageObject"&gt;</text:p>
            <text:p><text:tab/>&lt;meta itemprop="name" content="Челбасский лес" /&gt;</text:p>
            <text:p><text:tab/>&lt;a href="/img/toponymy/tributaries-Chelbas-River/Chelbassky-forest-b.jpg" title="Челбасский лес"&gt;&lt;img <text:s/>itemprop="contentUrl" src="/img/toponymy/tributaries-Chelbas-River/Chelbassky-forest.jpg" alt="Челбасский лес" width="800" height="531"/&gt;&lt;/a&gt;</text:p>
            <text:p><text:tab/>&lt;figcaption itemprop="description creditText"&gt;Челбасский лес (https://satgita.ru/blog/chelbasskij-les)&lt;/figcaption&gt;</text:p>
            <text:p>&lt;/figure&gt;</text:p>
          </table:table-cell>
          <table:table-cell table:number-columns-repeated="16373"/>
        </table:table-row>
        <table:table-row table:number-rows-repeated="1048564" table:style-name="ro1">
          <table:table-cell table:number-columns-repeated="16384"/>
        </table:table-row>
      </table:table>
      <table:table table:name="122-притоки_реки_ея" table:style-name="ta1">
        <table:table-column table:style-name="co2" table:number-columns-repeated="11" table:default-cell-style-name="ce1"/>
        <table:table-column table:style-name="co3" table:number-columns-repeated="16373" table:default-cell-style-name="ce1"/>
        <table:table-row table:style-name="ro1">
          <table:table-cell table:style-name="ce1"/>
          <table:table-cell office:value-type="string" table:style-name="ce5">
            <text:p>/img/toponymy/tributaries-Eya-River/</text:p>
          </table:table-cell>
          <table:table-cell table:number-columns-repeated="16382" table:style-name="ce1"/>
        </table:table-row>
        <table:table-row table:style-name="ro1">
          <table:table-cell table:style-name="ce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ext:p>
          </table:table-cell>
          <table:table-cell office:value-type="string" table:style-name="ce1">
            <text:p>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5" table:style-name="ce1"/>
        </table:table-row>
        <table:table-row table:style-name="ro1">
          <table:table-cell office:value-type="float" office:value="1" table:style-name="ce1">
            <text:p>1</text:p>
          </table:table-cell>
          <table:table-cell office:value-type="string" table:style-name="ce1">
            <text:p>The-Eya-River-between-villages-of-Kislyakovskaya-and-Nezamayevskaya-view-to-west</text:p>
          </table:table-cell>
          <table:table-cell office:value-type="float" office:value="800" table:style-name="ce1">
            <text:p>800</text:p>
          </table:table-cell>
          <table:table-cell office:value-type="float" office:value="385" table:style-name="ce1">
            <text:p>385</text:p>
          </table:table-cell>
          <table:table-cell office:value-type="string" table:style-name="ce1">
            <text:p>Река Ея между станицами Кисляковской и Незамаевской (вид на запад)</text:p>
          </table:table-cell>
          <table:table-cell office:value-type="string" table:style-name="ce1">
            <text:p>Река Ея между станицами Кисляковской и Незамаевской (вид на запад)</text:p>
          </table:table-cell>
          <table:table-cell office:value-type="string" table:style-name="ce1">
            <text:p>Река Ея с высоты птичьего полёта, вид на запад, между станицами Кисляковской и Незамаевской (maps.ya.ru)</text:p>
          </table:table-cell>
          <table:table-cell office:value-type="string" office:string-value="&lt;figure&gt;&#10; &lt;img src=&quot;/img/toponymy/tributaries-Eya-River/The-Eya-River-between-villages-of-Kislyakovskaya-and-Nezamayevskaya-view-to-west.jpg&quot; title=&quot;Река Ея между станицами Кисляковской и Незамаевской (вид на запад)&quot; alt=&quot;Река Ея между станицами Кисляковской и Незамаевской (вид на запад)&quot; width=&quot;800&quot; height=&quot;385&quot;/&gt;&#10; &lt;figcaption&gt;Река Ея с высоты птичьего полёта, вид на запад, между станицами Кисляковской и Незамаевской (maps.ya.ru)&lt;/figcaption&gt;&#10;&lt;/figure&gt;" table:formula="of:=&quot;&lt;figure&gt;&quot;&amp;CHAR(10)&amp;CHAR(9)&amp;&quot;&lt;img src=&quot;&quot;&quot;&amp;[.$B$1]&amp;[.B3]&amp;&quot;.jpg&quot;&amp;&quot;&quot;&quot; title=&quot;&quot;&quot;&amp;[.F3]&amp;&quot;&quot;&quot; alt=&quot;&quot;&quot;&amp;[.E3]&amp;&quot;&quot;&quot; width=&quot;&quot;&quot;&amp;[.C3]&amp;&quot;&quot;&quot; height=&quot;&quot;&quot;&amp;[.D3]&amp;&quot;&quot;&quot;/&gt;&quot;&amp;CHAR(10)&amp;CHAR(9)&amp;&quot;&lt;figcaption&gt;&quot;&amp;[.G3]&amp;&quot;&lt;/figcaption&gt;&quot;&amp;CHAR(10)&amp;&quot;&lt;/figure&gt;&quot;" table:style-name="ce1">
            <text:p>&lt;figure&gt;</text:p>
            <text:p><text:tab/>&lt;img src="/img/toponymy/tributaries-Eya-River/The-Eya-River-between-villages-of-Kislyakovskaya-and-Nezamayevskaya-view-to-west.jpg" title="Река Ея между станицами Кисляковской и Незамаевской (вид на запад)" alt="Река Ея между станицами Кисляковской и Незамаевской (вид на запад)" width="800" height="385"/&gt;</text:p>
            <text:p><text:tab/>&lt;figcaption&gt;Река Ея с высоты птичьего полёта, вид на запад, между станицами Кисляковской и Незамаевской (maps.ya.ru)&lt;/figcaption&gt;</text:p>
            <text:p>&lt;/figure&gt;</text:p>
          </table:table-cell>
          <table:table-cell office:value-type="string" office:string-value="&lt;figure&gt;&#10; &lt;a href=&quot;/img/toponymy/tributaries-Eya-River/The-Eya-River-between-villages-of-Kislyakovskaya-and-Nezamayevskaya-view-to-west-b.jpg&quot; title=&quot;Река Ея между станицами Кисляковской и Незамаевской (вид на запад)&quot;&gt;&lt;img src=&quot;/img/toponymy/tributaries-Eya-River/The-Eya-River-between-villages-of-Kislyakovskaya-and-Nezamayevskaya-view-to-west.jpg&quot; alt=&quot;Река Ея между станицами Кисляковской и Незамаевской (вид на запад)&quot; width=&quot;800&quot; height=&quot;385&quot;/&gt;&lt;/a&gt;&#10; &lt;figcaption&gt;Река Ея с высоты птичьего полёта, вид на запад, между станицами Кисляковской и Незамаевской (maps.ya.ru)&lt;/figcaption&gt;&#10;&lt;/figure&gt;" table:formula="of:=&quot;&lt;figure&gt;&quot;&amp;CHAR(10)&amp;CHAR(9)&amp;&quot;&lt;a href=&quot;&quot;&quot;&amp;[.$B$1]&amp;[.B3]&amp;&quot;-b.jpg&quot;&amp;&quot;&quot;&quot; title=&quot;&quot;&quot;&amp;[.F3]&amp;&quot;&quot;&quot;&gt;&lt;img src=&quot;&quot;&quot;&amp;[.$B$1]&amp;[.B3]&amp;&quot;.jpg&quot;&amp;&quot;&quot;&quot; alt=&quot;&quot;&quot;&amp;[.E3]&amp;&quot;&quot;&quot; width=&quot;&quot;&quot;&amp;[.C3]&amp;&quot;&quot;&quot; height=&quot;&quot;&quot;&amp;[.D3]&amp;&quot;&quot;&quot;/&gt;&lt;/a&gt;&quot;&amp;CHAR(10)&amp;CHAR(9)&amp;&quot;&lt;figcaption&gt;&quot;&amp;[.G3]&amp;&quot;&lt;/figcaption&gt;&quot;&amp;CHAR(10)&amp;&quot;&lt;/figure&gt;&quot;" table:style-name="ce2">
            <text:p>&lt;figure&gt;</text:p>
            <text:p><text:tab/>&lt;a href="/img/toponymy/tributaries-Eya-River/The-Eya-River-between-villages-of-Kislyakovskaya-and-Nezamayevskaya-view-to-west-b.jpg" title="Река Ея между станицами Кисляковской и Незамаевской (вид на запад)"&gt;&lt;img src="/img/toponymy/tributaries-Eya-River/The-Eya-River-between-villages-of-Kislyakovskaya-and-Nezamayevskaya-view-to-west.jpg" alt="Река Ея между станицами Кисляковской и Незамаевской (вид на запад)" width="800" height="385"/&gt;&lt;/a&gt;</text:p>
            <text:p><text:tab/>&lt;figcaption&gt;Река Ея с высоты птичьего полёта, вид на запад, между станицами Кисляковской и Незамаевской (maps.ya.ru)&lt;/figcaption&gt;</text:p>
            <text:p>&lt;/figure&gt;</text:p>
          </table:table-cell>
          <table:table-cell office:value-type="string" office:string-value="&lt;figure itemscope itemtype=&quot;https://schema.org/ImageObject&quot;&gt;&#10; &lt;meta itemprop=&quot;name&quot; content=&quot;Река Ея между станицами Кисляковской и Незамаевской (вид на запад)&quot; /&gt;&#10; &lt;img itemprop=&quot;contentUrl&quot; src=&quot;/img/toponymy/tributaries-Eya-River/The-Eya-River-between-villages-of-Kislyakovskaya-and-Nezamayevskaya-view-to-west.jpg&quot; title=&quot;Река Ея между станицами Кисляковской и Незамаевской (вид на запад)&quot; alt=&quot;Река Ея между станицами Кисляковской и Незамаевской (вид на запад)&quot; width=&quot;800&quot; height=&quot;385&quot;/&gt;&#10; &lt;figcaption itemprop=&quot;description creditText&quot;&gt;Река Ея с высоты птичьего полёта, вид на запад, между станицами Кисляковской и Незамаевской (maps.ya.ru)&lt;/figcaption&gt;&#10;&lt;/figure&gt;" table:formula="of:=&quot;&lt;figure itemscope itemtype=&quot;&quot;https://schema.org/ImageObject&quot;&quot;&gt;&quot;&amp;CHAR(10)&amp;CHAR(9)&amp;&quot;&lt;meta itemprop=&quot;&quot;name&quot;&quot; content=&quot;&quot;&quot;&amp;[.E3]&amp;&quot;&quot;&quot; /&gt;&quot;&amp;CHAR(10)&amp;CHAR(9)&amp;&quot;&lt;img itemprop=&quot;&quot;contentUrl&quot;&quot; src=&quot;&quot;&quot;&amp;[.$B$1]&amp;[.B3]&amp;&quot;.jpg&quot;&amp;&quot;&quot;&quot; title=&quot;&quot;&quot;&amp;[.F3]&amp;&quot;&quot;&quot; alt=&quot;&quot;&quot;&amp;[.E3]&amp;&quot;&quot;&quot; width=&quot;&quot;&quot;&amp;[.C3]&amp;&quot;&quot;&quot; height=&quot;&quot;&quot;&amp;[.D3]&amp;&quot;&quot;&quot;/&gt;&quot;&amp;CHAR(10)&amp;CHAR(9)&amp;&quot;&lt;figcaption itemprop=&quot;&quot;description creditText&quot;&quot;&gt;&quot;&amp;[.G3]&amp;&quot;&lt;/figcaption&gt;&quot;&amp;CHAR(10)&amp;&quot;&lt;/figure&gt;&quot;" table:style-name="ce1">
            <text:p>&lt;figure itemscope itemtype="https://schema.org/ImageObject"&gt;</text:p>
            <text:p><text:tab/>&lt;meta itemprop="name" content="Река Ея между станицами Кисляковской и Незамаевской (вид на запад)" /&gt;</text:p>
            <text:p><text:tab/>&lt;img itemprop="contentUrl" src="/img/toponymy/tributaries-Eya-River/The-Eya-River-between-villages-of-Kislyakovskaya-and-Nezamayevskaya-view-to-west.jpg" title="Река Ея между станицами Кисляковской и Незамаевской (вид на запад)" alt="Река Ея между станицами Кисляковской и Незамаевской (вид на запад)" width="800" height="385"/&gt;</text:p>
            <text:p><text:tab/>&lt;figcaption itemprop="description creditText"&gt;Река Ея с высоты птичьего полёта, вид на запад, между станицами Кисляковской и Незамаевской (maps.ya.ru)&lt;/figcaption&gt;</text:p>
            <text:p>&lt;/figure&gt;</text:p>
          </table:table-cell>
          <table:table-cell office:value-type="string" office:string-value="&lt;figure itemscope itemtype=&quot;https://schema.org/ImageObject&quot;&gt;&#10; &lt;meta itemprop=&quot;name&quot; content=&quot;Река Ея между станицами Кисляковской и Незамаевской (вид на запад)&quot; /&gt;&#10; &lt;a href=&quot;/img/toponymy/tributaries-Eya-River/The-Eya-River-between-villages-of-Kislyakovskaya-and-Nezamayevskaya-view-to-west-b.jpg&quot; title=&quot;Река Ея между станицами Кисляковской и Незамаевской (вид на запад)&quot;&gt;&lt;img  itemprop=&quot;contentUrl&quot; src=&quot;/img/toponymy/tributaries-Eya-River/The-Eya-River-between-villages-of-Kislyakovskaya-and-Nezamayevskaya-view-to-west.jpg&quot; alt=&quot;Река Ея между станицами Кисляковской и Незамаевской (вид на запад)&quot; width=&quot;800&quot; height=&quot;385&quot;/&gt;&lt;/a&gt;&#10; &lt;figcaption itemprop=&quot;description creditText&quot;&gt;Река Ея с высоты птичьего полёта, вид на запад, между станицами Кисляковской и Незамаевской (maps.ya.ru)&lt;/figcaption&gt;&#10;&lt;/figure&gt;" table:formula="of:=&quot;&lt;figure itemscope itemtype=&quot;&quot;https://schema.org/ImageObject&quot;&quot;&gt;&quot;&amp;CHAR(10)&amp;CHAR(9)&amp;&quot;&lt;meta itemprop=&quot;&quot;name&quot;&quot; content=&quot;&quot;&quot;&amp;[.E3]&amp;&quot;&quot;&quot; /&gt;&quot;&amp;CHAR(10)&amp;CHAR(9)&amp;&quot;&lt;a href=&quot;&quot;&quot;&amp;[.$B$1]&amp;[.B3]&amp;&quot;-b.jpg&quot;&amp;&quot;&quot;&quot; title=&quot;&quot;&quot;&amp;[.F3]&amp;&quot;&quot;&quot;&gt;&lt;img  itemprop=&quot;&quot;contentUrl&quot;&quot; src=&quot;&quot;&quot;&amp;[.$B$1]&amp;[.B3]&amp;&quot;.jpg&quot;&amp;&quot;&quot;&quot; alt=&quot;&quot;&quot;&amp;[.E3]&amp;&quot;&quot;&quot; width=&quot;&quot;&quot;&amp;[.C3]&amp;&quot;&quot;&quot; height=&quot;&quot;&quot;&amp;[.D3]&amp;&quot;&quot;&quot;/&gt;&lt;/a&gt;&quot;&amp;CHAR(10)&amp;CHAR(9)&amp;&quot;&lt;figcaption itemprop=&quot;&quot;description creditText&quot;&quot;&gt;&quot;&amp;[.G3]&amp;&quot;&lt;/figcaption&gt;&quot;&amp;CHAR(10)&amp;&quot;&lt;/figure&gt;&quot;" table:style-name="ce1">
            <text:p>&lt;figure itemscope itemtype="https://schema.org/ImageObject"&gt;</text:p>
            <text:p><text:tab/>&lt;meta itemprop="name" content="Река Ея между станицами Кисляковской и Незамаевской (вид на запад)" /&gt;</text:p>
            <text:p><text:tab/>&lt;a href="/img/toponymy/tributaries-Eya-River/The-Eya-River-between-villages-of-Kislyakovskaya-and-Nezamayevskaya-view-to-west-b.jpg" title="Река Ея между станицами Кисляковской и Незамаевской (вид на запад)"&gt;&lt;img <text:s/>itemprop="contentUrl" src="/img/toponymy/tributaries-Eya-River/The-Eya-River-between-villages-of-Kislyakovskaya-and-Nezamayevskaya-view-to-west.jpg" alt="Река Ея между станицами Кисляковской и Незамаевской (вид на запад)" width="800" height="385"/&gt;&lt;/a&gt;</text:p>
            <text:p><text:tab/>&lt;figcaption itemprop="description creditText"&gt;Река Ея с высоты птичьего полёта, вид на запад, между станицами Кисляковской и Незамаевской (maps.ya.ru)&lt;/figcaption&gt;</text:p>
            <text:p>&lt;/figure&gt;</text:p>
          </table:table-cell>
          <table:table-cell table:number-columns-repeated="16373"/>
        </table:table-row>
        <table:table-row table:style-name="ro1">
          <table:table-cell office:value-type="float" office:value="2" table:style-name="ce1">
            <text:p>2</text:p>
          </table:table-cell>
          <table:table-cell office:value-type="string" table:style-name="ce1">
            <text:p>Sources-of-Eya-River-on-map-of-1871</text:p>
          </table:table-cell>
          <table:table-cell office:value-type="float" office:value="600" table:style-name="ce1">
            <text:p>600</text:p>
          </table:table-cell>
          <table:table-cell office:value-type="float" office:value="429" table:style-name="ce1">
            <text:p>429</text:p>
          </table:table-cell>
          <table:table-cell office:value-type="string" table:style-name="ce1">
            <text:p>Истоки реки Ея на карте 1871 г.</text:p>
          </table:table-cell>
          <table:table-cell office:value-type="string" table:style-name="ce1">
            <text:p>Истоки реки Ея на карте 1871 г.</text:p>
          </table:table-cell>
          <table:table-cell office:value-type="string" table:style-name="ce1">
            <text:p>Истоки реки Ея на карте 1871 г., где показаны три водотока речка Карасун, балка Стеблянка и балка Частые Копани</text:p>
          </table:table-cell>
          <table:table-cell office:value-type="string" office:string-value="&lt;figure&gt;&#10; &lt;img src=&quot;/img/toponymy/tributaries-Eya-River/Sources-of-Eya-River-on-map-of-1871.jpg&quot; title=&quot;Истоки реки Ея на карте 1871 г.&quot; alt=&quot;Истоки реки Ея на карте 1871 г.&quot; width=&quot;600&quot; height=&quot;429&quot;/&gt;&#10; &lt;figcaption&gt;Истоки реки Ея на карте 1871 г., где показаны три водотока речка Карасун, балка Стеблянка и балка Частые Копани&lt;/figcaption&gt;&#10;&lt;/figure&gt;" table:formula="of:=&quot;&lt;figure&gt;&quot;&amp;CHAR(10)&amp;CHAR(9)&amp;&quot;&lt;img src=&quot;&quot;&quot;&amp;[.$B$1]&amp;[.B4]&amp;&quot;.jpg&quot;&amp;&quot;&quot;&quot; title=&quot;&quot;&quot;&amp;[.F4]&amp;&quot;&quot;&quot; alt=&quot;&quot;&quot;&amp;[.E4]&amp;&quot;&quot;&quot; width=&quot;&quot;&quot;&amp;[.C4]&amp;&quot;&quot;&quot; height=&quot;&quot;&quot;&amp;[.D4]&amp;&quot;&quot;&quot;/&gt;&quot;&amp;CHAR(10)&amp;CHAR(9)&amp;&quot;&lt;figcaption&gt;&quot;&amp;[.G4]&amp;&quot;&lt;/figcaption&gt;&quot;&amp;CHAR(10)&amp;&quot;&lt;/figure&gt;&quot;" table:style-name="ce2">
            <text:p>&lt;figure&gt;</text:p>
            <text:p><text:tab/>&lt;img src="/img/toponymy/tributaries-Eya-River/Sources-of-Eya-River-on-map-of-1871.jpg" title="Истоки реки Ея на карте 1871 г." alt="Истоки реки Ея на карте 1871 г." width="600" height="429"/&gt;</text:p>
            <text:p><text:tab/>&lt;figcaption&gt;Истоки реки Ея на карте 1871 г., где показаны три водотока речка Карасун, балка Стеблянка и балка Частые Копани&lt;/figcaption&gt;</text:p>
            <text:p>&lt;/figure&gt;</text:p>
          </table:table-cell>
          <table:table-cell office:value-type="string" office:string-value="&lt;figure&gt;&#10; &lt;a href=&quot;/img/toponymy/tributaries-Eya-River/Sources-of-Eya-River-on-map-of-1871-b.jpg&quot; title=&quot;Истоки реки Ея на карте 1871 г.&quot;&gt;&lt;img src=&quot;/img/toponymy/tributaries-Eya-River/Sources-of-Eya-River-on-map-of-1871.jpg&quot; alt=&quot;Истоки реки Ея на карте 1871 г.&quot; width=&quot;600&quot; height=&quot;429&quot;/&gt;&lt;/a&gt;&#10; &lt;figcaption&gt;Истоки реки Ея на карте 1871 г., где показаны три водотока речка Карасун, балка Стеблянка и балка Частые Копани&lt;/figcaption&gt;&#10;&lt;/figure&gt;" table:formula="of:=&quot;&lt;figure&gt;&quot;&amp;CHAR(10)&amp;CHAR(9)&amp;&quot;&lt;a href=&quot;&quot;&quot;&amp;[.$B$1]&amp;[.B4]&amp;&quot;-b.jpg&quot;&amp;&quot;&quot;&quot; title=&quot;&quot;&quot;&amp;[.F4]&amp;&quot;&quot;&quot;&gt;&lt;img src=&quot;&quot;&quot;&amp;[.$B$1]&amp;[.B4]&amp;&quot;.jpg&quot;&amp;&quot;&quot;&quot; alt=&quot;&quot;&quot;&amp;[.E4]&amp;&quot;&quot;&quot; width=&quot;&quot;&quot;&amp;[.C4]&amp;&quot;&quot;&quot; height=&quot;&quot;&quot;&amp;[.D4]&amp;&quot;&quot;&quot;/&gt;&lt;/a&gt;&quot;&amp;CHAR(10)&amp;CHAR(9)&amp;&quot;&lt;figcaption&gt;&quot;&amp;[.G4]&amp;&quot;&lt;/figcaption&gt;&quot;&amp;CHAR(10)&amp;&quot;&lt;/figure&gt;&quot;" table:style-name="ce1">
            <text:p>&lt;figure&gt;</text:p>
            <text:p><text:tab/>&lt;a href="/img/toponymy/tributaries-Eya-River/Sources-of-Eya-River-on-map-of-1871-b.jpg" title="Истоки реки Ея на карте 1871 г."&gt;&lt;img src="/img/toponymy/tributaries-Eya-River/Sources-of-Eya-River-on-map-of-1871.jpg" alt="Истоки реки Ея на карте 1871 г." width="600" height="429"/&gt;&lt;/a&gt;</text:p>
            <text:p><text:tab/>&lt;figcaption&gt;Истоки реки Ея на карте 1871 г., где показаны три водотока речка Карасун, балка Стеблянка и балка Частые Копани&lt;/figcaption&gt;</text:p>
            <text:p>&lt;/figure&gt;</text:p>
          </table:table-cell>
          <table:table-cell office:value-type="string" office:string-value="&lt;figure itemscope itemtype=&quot;https://schema.org/ImageObject&quot;&gt;&#10; &lt;meta itemprop=&quot;name&quot; content=&quot;Истоки реки Ея на карте 1871 г.&quot; /&gt;&#10; &lt;img itemprop=&quot;contentUrl&quot; src=&quot;/img/toponymy/tributaries-Eya-River/Sources-of-Eya-River-on-map-of-1871.jpg&quot; title=&quot;Истоки реки Ея на карте 1871 г.&quot; alt=&quot;Истоки реки Ея на карте 1871 г.&quot; width=&quot;600&quot; height=&quot;429&quot;/&gt;&#10; &lt;figcaption itemprop=&quot;description creditText&quot;&gt;Истоки реки Ея на карте 1871 г., где показаны три водотока речка Карасун, балка Стеблянка и балка Частые Копани&lt;/figcaption&gt;&#10;&lt;/figure&gt;" table:formula="of:=&quot;&lt;figure itemscope itemtype=&quot;&quot;https://schema.org/ImageObject&quot;&quot;&gt;&quot;&amp;CHAR(10)&amp;CHAR(9)&amp;&quot;&lt;meta itemprop=&quot;&quot;name&quot;&quot; content=&quot;&quot;&quot;&amp;[.E4]&amp;&quot;&quot;&quot; /&gt;&quot;&amp;CHAR(10)&amp;CHAR(9)&amp;&quot;&lt;img itemprop=&quot;&quot;contentUrl&quot;&quot; src=&quot;&quot;&quot;&amp;[.$B$1]&amp;[.B4]&amp;&quot;.jpg&quot;&amp;&quot;&quot;&quot; title=&quot;&quot;&quot;&amp;[.F4]&amp;&quot;&quot;&quot; alt=&quot;&quot;&quot;&amp;[.E4]&amp;&quot;&quot;&quot; width=&quot;&quot;&quot;&amp;[.C4]&amp;&quot;&quot;&quot; height=&quot;&quot;&quot;&amp;[.D4]&amp;&quot;&quot;&quot;/&gt;&quot;&amp;CHAR(10)&amp;CHAR(9)&amp;&quot;&lt;figcaption itemprop=&quot;&quot;description creditText&quot;&quot;&gt;&quot;&amp;[.G4]&amp;&quot;&lt;/figcaption&gt;&quot;&amp;CHAR(10)&amp;&quot;&lt;/figure&gt;&quot;" table:style-name="ce1">
            <text:p>&lt;figure itemscope itemtype="https://schema.org/ImageObject"&gt;</text:p>
            <text:p><text:tab/>&lt;meta itemprop="name" content="Истоки реки Ея на карте 1871 г." /&gt;</text:p>
            <text:p><text:tab/>&lt;img itemprop="contentUrl" src="/img/toponymy/tributaries-Eya-River/Sources-of-Eya-River-on-map-of-1871.jpg" title="Истоки реки Ея на карте 1871 г." alt="Истоки реки Ея на карте 1871 г." width="600" height="429"/&gt;</text:p>
            <text:p><text:tab/>&lt;figcaption itemprop="description creditText"&gt;Истоки реки Ея на карте 1871 г., где показаны три водотока речка Карасун, балка Стеблянка и балка Частые Копани&lt;/figcaption&gt;</text:p>
            <text:p>&lt;/figure&gt;</text:p>
          </table:table-cell>
          <table:table-cell office:value-type="string" office:string-value="&lt;figure itemscope itemtype=&quot;https://schema.org/ImageObject&quot;&gt;&#10; &lt;meta itemprop=&quot;name&quot; content=&quot;Истоки реки Ея на карте 1871 г.&quot; /&gt;&#10; &lt;a href=&quot;/img/toponymy/tributaries-Eya-River/Sources-of-Eya-River-on-map-of-1871-b.jpg&quot; title=&quot;Истоки реки Ея на карте 1871 г.&quot;&gt;&lt;img  itemprop=&quot;contentUrl&quot; src=&quot;/img/toponymy/tributaries-Eya-River/Sources-of-Eya-River-on-map-of-1871.jpg&quot; alt=&quot;Истоки реки Ея на карте 1871 г.&quot; width=&quot;600&quot; height=&quot;429&quot;/&gt;&lt;/a&gt;&#10; &lt;figcaption itemprop=&quot;description creditText&quot;&gt;Истоки реки Ея на карте 1871 г., где показаны три водотока речка Карасун, балка Стеблянка и балка Частые Копани&lt;/figcaption&gt;&#10;&lt;/figure&gt;" table:formula="of:=&quot;&lt;figure itemscope itemtype=&quot;&quot;https://schema.org/ImageObject&quot;&quot;&gt;&quot;&amp;CHAR(10)&amp;CHAR(9)&amp;&quot;&lt;meta itemprop=&quot;&quot;name&quot;&quot; content=&quot;&quot;&quot;&amp;[.E4]&amp;&quot;&quot;&quot; /&gt;&quot;&amp;CHAR(10)&amp;CHAR(9)&amp;&quot;&lt;a href=&quot;&quot;&quot;&amp;[.$B$1]&amp;[.B4]&amp;&quot;-b.jpg&quot;&amp;&quot;&quot;&quot; title=&quot;&quot;&quot;&amp;[.F4]&amp;&quot;&quot;&quot;&gt;&lt;img  itemprop=&quot;&quot;contentUrl&quot;&quot; src=&quot;&quot;&quot;&amp;[.$B$1]&amp;[.B4]&amp;&quot;.jpg&quot;&amp;&quot;&quot;&quot; alt=&quot;&quot;&quot;&amp;[.E4]&amp;&quot;&quot;&quot; width=&quot;&quot;&quot;&amp;[.C4]&amp;&quot;&quot;&quot; height=&quot;&quot;&quot;&amp;[.D4]&amp;&quot;&quot;&quot;/&gt;&lt;/a&gt;&quot;&amp;CHAR(10)&amp;CHAR(9)&amp;&quot;&lt;figcaption itemprop=&quot;&quot;description creditText&quot;&quot;&gt;&quot;&amp;[.G4]&amp;&quot;&lt;/figcaption&gt;&quot;&amp;CHAR(10)&amp;&quot;&lt;/figure&gt;&quot;" table:style-name="ce1">
            <text:p>&lt;figure itemscope itemtype="https://schema.org/ImageObject"&gt;</text:p>
            <text:p><text:tab/>&lt;meta itemprop="name" content="Истоки реки Ея на карте 1871 г." /&gt;</text:p>
            <text:p><text:tab/>&lt;a href="/img/toponymy/tributaries-Eya-River/Sources-of-Eya-River-on-map-of-1871-b.jpg" title="Истоки реки Ея на карте 1871 г."&gt;&lt;img <text:s/>itemprop="contentUrl" src="/img/toponymy/tributaries-Eya-River/Sources-of-Eya-River-on-map-of-1871.jpg" alt="Истоки реки Ея на карте 1871 г." width="600" height="429"/&gt;&lt;/a&gt;</text:p>
            <text:p><text:tab/>&lt;figcaption itemprop="description creditText"&gt;Истоки реки Ея на карте 1871 г., где показаны три водотока речка Карасун, балка Стеблянка и балка Частые Копани&lt;/figcaption&gt;</text:p>
            <text:p>&lt;/figure&gt;</text:p>
          </table:table-cell>
          <table:table-cell table:number-columns-repeated="16373"/>
        </table:table-row>
        <table:table-row table:style-name="ro1">
          <table:table-cell office:value-type="float" office:value="3" table:style-name="ce1">
            <text:p>3</text:p>
          </table:table-cell>
          <table:table-cell office:value-type="string" table:style-name="ce1">
            <text:p>The-basin-of-Eya-River-on-map-of-1792</text:p>
          </table:table-cell>
          <table:table-cell office:value-type="float" office:value="600" table:style-name="ce1">
            <text:p>600</text:p>
          </table:table-cell>
          <table:table-cell office:value-type="float" office:value="383" table:style-name="ce1">
            <text:p>383</text:p>
          </table:table-cell>
          <table:table-cell office:value-type="string" table:style-name="ce1">
            <text:p>Бассейн реки Ея на карте 1792 г.</text:p>
          </table:table-cell>
          <table:table-cell office:value-type="string" table:style-name="ce1">
            <text:p>Бассейн реки Ея на карте 1792 г.</text:p>
          </table:table-cell>
          <table:table-cell office:value-type="string" table:style-name="ce1">
            <text:p>Бассейн реки Ея на карте 1792 г., где р. Мал. Ейка это река Куго-Ея, р. Сред. Ейка это река Кавалерка, р. Вер. Ейка это, видимо, река Плоская и р. Ессей - Сосыка</text:p>
          </table:table-cell>
          <table:table-cell office:value-type="string" office:string-value="&lt;figure&gt;&#10; &lt;img src=&quot;/img/toponymy/tributaries-Eya-River/The-basin-of-Eya-River-on-map-of-1792.jpg&quot; title=&quot;Бассейн реки Ея на карте 1792 г.&quot; alt=&quot;Бассейн реки Ея на карте 1792 г.&quot; width=&quot;600&quot; height=&quot;383&quot;/&gt;&#10; &lt;figcaption&gt;Бассейн реки Ея на карте 1792 г., где р. Мал. Ейка это река Куго-Ея, р. Сред. Ейка это река Кавалерка, р. Вер. Ейка это, видимо, река Плоская и р. Ессей - Сосыка&lt;/figcaption&gt;&#10;&lt;/figure&gt;" table:formula="of:=&quot;&lt;figure&gt;&quot;&amp;CHAR(10)&amp;CHAR(9)&amp;&quot;&lt;img src=&quot;&quot;&quot;&amp;[.$B$1]&amp;[.B5]&amp;&quot;.jpg&quot;&amp;&quot;&quot;&quot; title=&quot;&quot;&quot;&amp;[.F5]&amp;&quot;&quot;&quot; alt=&quot;&quot;&quot;&amp;[.E5]&amp;&quot;&quot;&quot; width=&quot;&quot;&quot;&amp;[.C5]&amp;&quot;&quot;&quot; height=&quot;&quot;&quot;&amp;[.D5]&amp;&quot;&quot;&quot;/&gt;&quot;&amp;CHAR(10)&amp;CHAR(9)&amp;&quot;&lt;figcaption&gt;&quot;&amp;[.G5]&amp;&quot;&lt;/figcaption&gt;&quot;&amp;CHAR(10)&amp;&quot;&lt;/figure&gt;&quot;" table:style-name="ce2">
            <text:p>&lt;figure&gt;</text:p>
            <text:p><text:tab/>&lt;img src="/img/toponymy/tributaries-Eya-River/The-basin-of-Eya-River-on-map-of-1792.jpg" title="Бассейн реки Ея на карте 1792 г." alt="Бассейн реки Ея на карте 1792 г." width="600" height="383"/&gt;</text:p>
            <text:p><text:tab/>&lt;figcaption&gt;Бассейн реки Ея на карте 1792 г., где р. Мал. Ейка это река Куго-Ея, р. Сред. Ейка это река Кавалерка, р. Вер. Ейка это, видимо, река Плоская и р. Ессей - Сосыка&lt;/figcaption&gt;</text:p>
            <text:p>&lt;/figure&gt;</text:p>
          </table:table-cell>
          <table:table-cell office:value-type="string" office:string-value="&lt;figure&gt;&#10; &lt;a href=&quot;/img/toponymy/tributaries-Eya-River/The-basin-of-Eya-River-on-map-of-1792-b.jpg&quot; title=&quot;Бассейн реки Ея на карте 1792 г.&quot;&gt;&lt;img src=&quot;/img/toponymy/tributaries-Eya-River/The-basin-of-Eya-River-on-map-of-1792.jpg&quot; alt=&quot;Бассейн реки Ея на карте 1792 г.&quot; width=&quot;600&quot; height=&quot;383&quot;/&gt;&lt;/a&gt;&#10; &lt;figcaption&gt;Бассейн реки Ея на карте 1792 г., где р. Мал. Ейка это река Куго-Ея, р. Сред. Ейка это река Кавалерка, р. Вер. Ейка это, видимо, река Плоская и р. Ессей - Сосыка&lt;/figcaption&gt;&#10;&lt;/figure&gt;" table:formula="of:=&quot;&lt;figure&gt;&quot;&amp;CHAR(10)&amp;CHAR(9)&amp;&quot;&lt;a href=&quot;&quot;&quot;&amp;[.$B$1]&amp;[.B5]&amp;&quot;-b.jpg&quot;&amp;&quot;&quot;&quot; title=&quot;&quot;&quot;&amp;[.F5]&amp;&quot;&quot;&quot;&gt;&lt;img src=&quot;&quot;&quot;&amp;[.$B$1]&amp;[.B5]&amp;&quot;.jpg&quot;&amp;&quot;&quot;&quot; alt=&quot;&quot;&quot;&amp;[.E5]&amp;&quot;&quot;&quot; width=&quot;&quot;&quot;&amp;[.C5]&amp;&quot;&quot;&quot; height=&quot;&quot;&quot;&amp;[.D5]&amp;&quot;&quot;&quot;/&gt;&lt;/a&gt;&quot;&amp;CHAR(10)&amp;CHAR(9)&amp;&quot;&lt;figcaption&gt;&quot;&amp;[.G5]&amp;&quot;&lt;/figcaption&gt;&quot;&amp;CHAR(10)&amp;&quot;&lt;/figure&gt;&quot;" table:style-name="ce1">
            <text:p>&lt;figure&gt;</text:p>
            <text:p><text:tab/>&lt;a href="/img/toponymy/tributaries-Eya-River/The-basin-of-Eya-River-on-map-of-1792-b.jpg" title="Бассейн реки Ея на карте 1792 г."&gt;&lt;img src="/img/toponymy/tributaries-Eya-River/The-basin-of-Eya-River-on-map-of-1792.jpg" alt="Бассейн реки Ея на карте 1792 г." width="600" height="383"/&gt;&lt;/a&gt;</text:p>
            <text:p><text:tab/>&lt;figcaption&gt;Бассейн реки Ея на карте 1792 г., где р. Мал. Ейка это река Куго-Ея, р. Сред. Ейка это река Кавалерка, р. Вер. Ейка это, видимо, река Плоская и р. Ессей - Сосыка&lt;/figcaption&gt;</text:p>
            <text:p>&lt;/figure&gt;</text:p>
          </table:table-cell>
          <table:table-cell office:value-type="string" office:string-value="&lt;figure itemscope itemtype=&quot;https://schema.org/ImageObject&quot;&gt;&#10; &lt;meta itemprop=&quot;name&quot; content=&quot;Бассейн реки Ея на карте 1792 г.&quot; /&gt;&#10; &lt;img itemprop=&quot;contentUrl&quot; src=&quot;/img/toponymy/tributaries-Eya-River/The-basin-of-Eya-River-on-map-of-1792.jpg&quot; title=&quot;Бассейн реки Ея на карте 1792 г.&quot; alt=&quot;Бассейн реки Ея на карте 1792 г.&quot; width=&quot;600&quot; height=&quot;383&quot;/&gt;&#10; &lt;figcaption itemprop=&quot;description creditText&quot;&gt;Бассейн реки Ея на карте 1792 г., где р. Мал. Ейка это река Куго-Ея, р. Сред. Ейка это река Кавалерка, р. Вер. Ейка это, видимо, река Плоская и р. Ессей - Сосыка&lt;/figcaption&gt;&#10;&lt;/figure&gt;" table:formula="of:=&quot;&lt;figure itemscope itemtype=&quot;&quot;https://schema.org/ImageObject&quot;&quot;&gt;&quot;&amp;CHAR(10)&amp;CHAR(9)&amp;&quot;&lt;meta itemprop=&quot;&quot;name&quot;&quot; content=&quot;&quot;&quot;&amp;[.E5]&amp;&quot;&quot;&quot; /&gt;&quot;&amp;CHAR(10)&amp;CHAR(9)&amp;&quot;&lt;img itemprop=&quot;&quot;contentUrl&quot;&quot; src=&quot;&quot;&quot;&amp;[.$B$1]&amp;[.B5]&amp;&quot;.jpg&quot;&amp;&quot;&quot;&quot; title=&quot;&quot;&quot;&amp;[.F5]&amp;&quot;&quot;&quot; alt=&quot;&quot;&quot;&amp;[.E5]&amp;&quot;&quot;&quot; width=&quot;&quot;&quot;&amp;[.C5]&amp;&quot;&quot;&quot; height=&quot;&quot;&quot;&amp;[.D5]&amp;&quot;&quot;&quot;/&gt;&quot;&amp;CHAR(10)&amp;CHAR(9)&amp;&quot;&lt;figcaption itemprop=&quot;&quot;description creditText&quot;&quot;&gt;&quot;&amp;[.G5]&amp;&quot;&lt;/figcaption&gt;&quot;&amp;CHAR(10)&amp;&quot;&lt;/figure&gt;&quot;" table:style-name="ce1">
            <text:p>&lt;figure itemscope itemtype="https://schema.org/ImageObject"&gt;</text:p>
            <text:p><text:tab/>&lt;meta itemprop="name" content="Бассейн реки Ея на карте 1792 г." /&gt;</text:p>
            <text:p><text:tab/>&lt;img itemprop="contentUrl" src="/img/toponymy/tributaries-Eya-River/The-basin-of-Eya-River-on-map-of-1792.jpg" title="Бассейн реки Ея на карте 1792 г." alt="Бассейн реки Ея на карте 1792 г." width="600" height="383"/&gt;</text:p>
            <text:p><text:tab/>&lt;figcaption itemprop="description creditText"&gt;Бассейн реки Ея на карте 1792 г., где р. Мал. Ейка это река Куго-Ея, р. Сред. Ейка это река Кавалерка, р. Вер. Ейка это, видимо, река Плоская и р. Ессей - Сосыка&lt;/figcaption&gt;</text:p>
            <text:p>&lt;/figure&gt;</text:p>
          </table:table-cell>
          <table:table-cell office:value-type="string" office:string-value="&lt;figure itemscope itemtype=&quot;https://schema.org/ImageObject&quot;&gt;&#10; &lt;meta itemprop=&quot;name&quot; content=&quot;Бассейн реки Ея на карте 1792 г.&quot; /&gt;&#10; &lt;a href=&quot;/img/toponymy/tributaries-Eya-River/The-basin-of-Eya-River-on-map-of-1792-b.jpg&quot; title=&quot;Бассейн реки Ея на карте 1792 г.&quot;&gt;&lt;img  itemprop=&quot;contentUrl&quot; src=&quot;/img/toponymy/tributaries-Eya-River/The-basin-of-Eya-River-on-map-of-1792.jpg&quot; alt=&quot;Бассейн реки Ея на карте 1792 г.&quot; width=&quot;600&quot; height=&quot;383&quot;/&gt;&lt;/a&gt;&#10; &lt;figcaption itemprop=&quot;description creditText&quot;&gt;Бассейн реки Ея на карте 1792 г., где р. Мал. Ейка это река Куго-Ея, р. Сред. Ейка это река Кавалерка, р. Вер. Ейка это, видимо, река Плоская и р. Ессей - Сосыка&lt;/figcaption&gt;&#10;&lt;/figure&gt;" table:formula="of:=&quot;&lt;figure itemscope itemtype=&quot;&quot;https://schema.org/ImageObject&quot;&quot;&gt;&quot;&amp;CHAR(10)&amp;CHAR(9)&amp;&quot;&lt;meta itemprop=&quot;&quot;name&quot;&quot; content=&quot;&quot;&quot;&amp;[.E5]&amp;&quot;&quot;&quot; /&gt;&quot;&amp;CHAR(10)&amp;CHAR(9)&amp;&quot;&lt;a href=&quot;&quot;&quot;&amp;[.$B$1]&amp;[.B5]&amp;&quot;-b.jpg&quot;&amp;&quot;&quot;&quot; title=&quot;&quot;&quot;&amp;[.F5]&amp;&quot;&quot;&quot;&gt;&lt;img  itemprop=&quot;&quot;contentUrl&quot;&quot; src=&quot;&quot;&quot;&amp;[.$B$1]&amp;[.B5]&amp;&quot;.jpg&quot;&amp;&quot;&quot;&quot; alt=&quot;&quot;&quot;&amp;[.E5]&amp;&quot;&quot;&quot; width=&quot;&quot;&quot;&amp;[.C5]&amp;&quot;&quot;&quot; height=&quot;&quot;&quot;&amp;[.D5]&amp;&quot;&quot;&quot;/&gt;&lt;/a&gt;&quot;&amp;CHAR(10)&amp;CHAR(9)&amp;&quot;&lt;figcaption itemprop=&quot;&quot;description creditText&quot;&quot;&gt;&quot;&amp;[.G5]&amp;&quot;&lt;/figcaption&gt;&quot;&amp;CHAR(10)&amp;&quot;&lt;/figure&gt;&quot;" table:style-name="ce1">
            <text:p>&lt;figure itemscope itemtype="https://schema.org/ImageObject"&gt;</text:p>
            <text:p><text:tab/>&lt;meta itemprop="name" content="Бассейн реки Ея на карте 1792 г." /&gt;</text:p>
            <text:p><text:tab/>&lt;a href="/img/toponymy/tributaries-Eya-River/The-basin-of-Eya-River-on-map-of-1792-b.jpg" title="Бассейн реки Ея на карте 1792 г."&gt;&lt;img <text:s/>itemprop="contentUrl" src="/img/toponymy/tributaries-Eya-River/The-basin-of-Eya-River-on-map-of-1792.jpg" alt="Бассейн реки Ея на карте 1792 г." width="600" height="383"/&gt;&lt;/a&gt;</text:p>
            <text:p><text:tab/>&lt;figcaption itemprop="description creditText"&gt;Бассейн реки Ея на карте 1792 г., где р. Мал. Ейка это река Куго-Ея, р. Сред. Ейка это река Кавалерка, р. Вер. Ейка это, видимо, река Плоская и р. Ессей - Сосыка&lt;/figcaption&gt;</text:p>
            <text:p>&lt;/figure&gt;</text:p>
          </table:table-cell>
          <table:table-cell table:number-columns-repeated="16373"/>
        </table:table-row>
        <table:table-row table:style-name="ro1">
          <table:table-cell office:value-type="float" office:value="4" table:style-name="ce1">
            <text:p>4</text:p>
          </table:table-cell>
          <table:table-cell office:value-type="string" table:style-name="ce1">
            <text:p>Right-tributaries-of-Eya-River-on-map-of-1804</text:p>
          </table:table-cell>
          <table:table-cell office:value-type="float" office:value="600" table:style-name="ce1">
            <text:p>600</text:p>
          </table:table-cell>
          <table:table-cell office:value-type="float" office:value="383" table:style-name="ce1">
            <text:p>383</text:p>
          </table:table-cell>
          <table:table-cell office:value-type="string" table:style-name="ce1">
            <text:p>Правые притоки реки Ея на карте 1804 г.</text:p>
          </table:table-cell>
          <table:table-cell office:value-type="string" table:style-name="ce1">
            <text:p>Правые притоки реки Ея на карте 1804 г.</text:p>
          </table:table-cell>
          <table:table-cell office:value-type="string" table:style-name="ce1">
            <text:p>Правые притоки реки Ея на фрагменте карты 1804-1816 гг. - реки Кухой Ея и Кавалеръ Ея, сейчас соответственно называются Куго-Ея и Кавалерка</text:p>
          </table:table-cell>
          <table:table-cell office:value-type="string" office:string-value="&lt;figure&gt;&#10; &lt;img src=&quot;/img/toponymy/tributaries-Eya-River/Right-tributaries-of-Eya-River-on-map-of-1804.jpg&quot; title=&quot;Правые притоки реки Ея на карте 1804 г.&quot; alt=&quot;Правые притоки реки Ея на карте 1804 г.&quot; width=&quot;600&quot; height=&quot;383&quot;/&gt;&#10; &lt;figcaption&gt;Правые притоки реки Ея на фрагменте карты 1804-1816 гг. - реки Кухой Ея и Кавалеръ Ея, сейчас соответственно называются Куго-Ея и Кавалерка&lt;/figcaption&gt;&#10;&lt;/figure&gt;" table:formula="of:=&quot;&lt;figure&gt;&quot;&amp;CHAR(10)&amp;CHAR(9)&amp;&quot;&lt;img src=&quot;&quot;&quot;&amp;[.$B$1]&amp;[.B6]&amp;&quot;.jpg&quot;&amp;&quot;&quot;&quot; title=&quot;&quot;&quot;&amp;[.F6]&amp;&quot;&quot;&quot; alt=&quot;&quot;&quot;&amp;[.E6]&amp;&quot;&quot;&quot; width=&quot;&quot;&quot;&amp;[.C6]&amp;&quot;&quot;&quot; height=&quot;&quot;&quot;&amp;[.D6]&amp;&quot;&quot;&quot;/&gt;&quot;&amp;CHAR(10)&amp;CHAR(9)&amp;&quot;&lt;figcaption&gt;&quot;&amp;[.G6]&amp;&quot;&lt;/figcaption&gt;&quot;&amp;CHAR(10)&amp;&quot;&lt;/figure&gt;&quot;" table:style-name="ce2">
            <text:p>&lt;figure&gt;</text:p>
            <text:p><text:tab/>&lt;img src="/img/toponymy/tributaries-Eya-River/Right-tributaries-of-Eya-River-on-map-of-1804.jpg" title="Правые притоки реки Ея на карте 1804 г." alt="Правые притоки реки Ея на карте 1804 г." width="600" height="383"/&gt;</text:p>
            <text:p><text:tab/>&lt;figcaption&gt;Правые притоки реки Ея на фрагменте карты 1804-1816 гг. - реки Кухой Ея и Кавалеръ Ея, сейчас соответственно называются Куго-Ея и Кавалерка&lt;/figcaption&gt;</text:p>
            <text:p>&lt;/figure&gt;</text:p>
          </table:table-cell>
          <table:table-cell office:value-type="string" office:string-value="&lt;figure&gt;&#10; &lt;a href=&quot;/img/toponymy/tributaries-Eya-River/Right-tributaries-of-Eya-River-on-map-of-1804-b.jpg&quot; title=&quot;Правые притоки реки Ея на карте 1804 г.&quot;&gt;&lt;img src=&quot;/img/toponymy/tributaries-Eya-River/Right-tributaries-of-Eya-River-on-map-of-1804.jpg&quot; alt=&quot;Правые притоки реки Ея на карте 1804 г.&quot; width=&quot;600&quot; height=&quot;383&quot;/&gt;&lt;/a&gt;&#10; &lt;figcaption&gt;Правые притоки реки Ея на фрагменте карты 1804-1816 гг. - реки Кухой Ея и Кавалеръ Ея, сейчас соответственно называются Куго-Ея и Кавалерка&lt;/figcaption&gt;&#10;&lt;/figure&gt;" table:formula="of:=&quot;&lt;figure&gt;&quot;&amp;CHAR(10)&amp;CHAR(9)&amp;&quot;&lt;a href=&quot;&quot;&quot;&amp;[.$B$1]&amp;[.B6]&amp;&quot;-b.jpg&quot;&amp;&quot;&quot;&quot; title=&quot;&quot;&quot;&amp;[.F6]&amp;&quot;&quot;&quot;&gt;&lt;img src=&quot;&quot;&quot;&amp;[.$B$1]&amp;[.B6]&amp;&quot;.jpg&quot;&amp;&quot;&quot;&quot; alt=&quot;&quot;&quot;&amp;[.E6]&amp;&quot;&quot;&quot; width=&quot;&quot;&quot;&amp;[.C6]&amp;&quot;&quot;&quot; height=&quot;&quot;&quot;&amp;[.D6]&amp;&quot;&quot;&quot;/&gt;&lt;/a&gt;&quot;&amp;CHAR(10)&amp;CHAR(9)&amp;&quot;&lt;figcaption&gt;&quot;&amp;[.G6]&amp;&quot;&lt;/figcaption&gt;&quot;&amp;CHAR(10)&amp;&quot;&lt;/figure&gt;&quot;" table:style-name="ce1">
            <text:p>&lt;figure&gt;</text:p>
            <text:p><text:tab/>&lt;a href="/img/toponymy/tributaries-Eya-River/Right-tributaries-of-Eya-River-on-map-of-1804-b.jpg" title="Правые притоки реки Ея на карте 1804 г."&gt;&lt;img src="/img/toponymy/tributaries-Eya-River/Right-tributaries-of-Eya-River-on-map-of-1804.jpg" alt="Правые притоки реки Ея на карте 1804 г." width="600" height="383"/&gt;&lt;/a&gt;</text:p>
            <text:p><text:tab/>&lt;figcaption&gt;Правые притоки реки Ея на фрагменте карты 1804-1816 гг. - реки Кухой Ея и Кавалеръ Ея, сейчас соответственно называются Куго-Ея и Кавалерка&lt;/figcaption&gt;</text:p>
            <text:p>&lt;/figure&gt;</text:p>
          </table:table-cell>
          <table:table-cell office:value-type="string" office:string-value="&lt;figure itemscope itemtype=&quot;https://schema.org/ImageObject&quot;&gt;&#10; &lt;meta itemprop=&quot;name&quot; content=&quot;Правые притоки реки Ея на карте 1804 г.&quot; /&gt;&#10; &lt;img itemprop=&quot;contentUrl&quot; src=&quot;/img/toponymy/tributaries-Eya-River/Right-tributaries-of-Eya-River-on-map-of-1804.jpg&quot; title=&quot;Правые притоки реки Ея на карте 1804 г.&quot; alt=&quot;Правые притоки реки Ея на карте 1804 г.&quot; width=&quot;600&quot; height=&quot;383&quot;/&gt;&#10; &lt;figcaption itemprop=&quot;description creditText&quot;&gt;Правые притоки реки Ея на фрагменте карты 1804-1816 гг. - реки Кухой Ея и Кавалеръ Ея, сейчас соответственно называются Куго-Ея и Кавалерка&lt;/figcaption&gt;&#10;&lt;/figure&gt;" table:formula="of:=&quot;&lt;figure itemscope itemtype=&quot;&quot;https://schema.org/ImageObject&quot;&quot;&gt;&quot;&amp;CHAR(10)&amp;CHAR(9)&amp;&quot;&lt;meta itemprop=&quot;&quot;name&quot;&quot; content=&quot;&quot;&quot;&amp;[.E6]&amp;&quot;&quot;&quot; /&gt;&quot;&amp;CHAR(10)&amp;CHAR(9)&amp;&quot;&lt;img itemprop=&quot;&quot;contentUrl&quot;&quot; src=&quot;&quot;&quot;&amp;[.$B$1]&amp;[.B6]&amp;&quot;.jpg&quot;&amp;&quot;&quot;&quot; title=&quot;&quot;&quot;&amp;[.F6]&amp;&quot;&quot;&quot; alt=&quot;&quot;&quot;&amp;[.E6]&amp;&quot;&quot;&quot; width=&quot;&quot;&quot;&amp;[.C6]&amp;&quot;&quot;&quot; height=&quot;&quot;&quot;&amp;[.D6]&amp;&quot;&quot;&quot;/&gt;&quot;&amp;CHAR(10)&amp;CHAR(9)&amp;&quot;&lt;figcaption itemprop=&quot;&quot;description creditText&quot;&quot;&gt;&quot;&amp;[.G6]&amp;&quot;&lt;/figcaption&gt;&quot;&amp;CHAR(10)&amp;&quot;&lt;/figure&gt;&quot;" table:style-name="ce1">
            <text:p>&lt;figure itemscope itemtype="https://schema.org/ImageObject"&gt;</text:p>
            <text:p><text:tab/>&lt;meta itemprop="name" content="Правые притоки реки Ея на карте 1804 г." /&gt;</text:p>
            <text:p><text:tab/>&lt;img itemprop="contentUrl" src="/img/toponymy/tributaries-Eya-River/Right-tributaries-of-Eya-River-on-map-of-1804.jpg" title="Правые притоки реки Ея на карте 1804 г." alt="Правые притоки реки Ея на карте 1804 г." width="600" height="383"/&gt;</text:p>
            <text:p><text:tab/>&lt;figcaption itemprop="description creditText"&gt;Правые притоки реки Ея на фрагменте карты 1804-1816 гг. - реки Кухой Ея и Кавалеръ Ея, сейчас соответственно называются Куго-Ея и Кавалерка&lt;/figcaption&gt;</text:p>
            <text:p>&lt;/figure&gt;</text:p>
          </table:table-cell>
          <table:table-cell office:value-type="string" office:string-value="&lt;figure itemscope itemtype=&quot;https://schema.org/ImageObject&quot;&gt;&#10; &lt;meta itemprop=&quot;name&quot; content=&quot;Правые притоки реки Ея на карте 1804 г.&quot; /&gt;&#10; &lt;a href=&quot;/img/toponymy/tributaries-Eya-River/Right-tributaries-of-Eya-River-on-map-of-1804-b.jpg&quot; title=&quot;Правые притоки реки Ея на карте 1804 г.&quot;&gt;&lt;img  itemprop=&quot;contentUrl&quot; src=&quot;/img/toponymy/tributaries-Eya-River/Right-tributaries-of-Eya-River-on-map-of-1804.jpg&quot; alt=&quot;Правые притоки реки Ея на карте 1804 г.&quot; width=&quot;600&quot; height=&quot;383&quot;/&gt;&lt;/a&gt;&#10; &lt;figcaption itemprop=&quot;description creditText&quot;&gt;Правые притоки реки Ея на фрагменте карты 1804-1816 гг. - реки Кухой Ея и Кавалеръ Ея, сейчас соответственно называются Куго-Ея и Кавалерка&lt;/figcaption&gt;&#10;&lt;/figure&gt;" table:formula="of:=&quot;&lt;figure itemscope itemtype=&quot;&quot;https://schema.org/ImageObject&quot;&quot;&gt;&quot;&amp;CHAR(10)&amp;CHAR(9)&amp;&quot;&lt;meta itemprop=&quot;&quot;name&quot;&quot; content=&quot;&quot;&quot;&amp;[.E6]&amp;&quot;&quot;&quot; /&gt;&quot;&amp;CHAR(10)&amp;CHAR(9)&amp;&quot;&lt;a href=&quot;&quot;&quot;&amp;[.$B$1]&amp;[.B6]&amp;&quot;-b.jpg&quot;&amp;&quot;&quot;&quot; title=&quot;&quot;&quot;&amp;[.F6]&amp;&quot;&quot;&quot;&gt;&lt;img  itemprop=&quot;&quot;contentUrl&quot;&quot; src=&quot;&quot;&quot;&amp;[.$B$1]&amp;[.B6]&amp;&quot;.jpg&quot;&amp;&quot;&quot;&quot; alt=&quot;&quot;&quot;&amp;[.E6]&amp;&quot;&quot;&quot; width=&quot;&quot;&quot;&amp;[.C6]&amp;&quot;&quot;&quot; height=&quot;&quot;&quot;&amp;[.D6]&amp;&quot;&quot;&quot;/&gt;&lt;/a&gt;&quot;&amp;CHAR(10)&amp;CHAR(9)&amp;&quot;&lt;figcaption itemprop=&quot;&quot;description creditText&quot;&quot;&gt;&quot;&amp;[.G6]&amp;&quot;&lt;/figcaption&gt;&quot;&amp;CHAR(10)&amp;&quot;&lt;/figure&gt;&quot;" table:style-name="ce1">
            <text:p>&lt;figure itemscope itemtype="https://schema.org/ImageObject"&gt;</text:p>
            <text:p><text:tab/>&lt;meta itemprop="name" content="Правые притоки реки Ея на карте 1804 г." /&gt;</text:p>
            <text:p><text:tab/>&lt;a href="/img/toponymy/tributaries-Eya-River/Right-tributaries-of-Eya-River-on-map-of-1804-b.jpg" title="Правые притоки реки Ея на карте 1804 г."&gt;&lt;img <text:s/>itemprop="contentUrl" src="/img/toponymy/tributaries-Eya-River/Right-tributaries-of-Eya-River-on-map-of-1804.jpg" alt="Правые притоки реки Ея на карте 1804 г." width="600" height="383"/&gt;&lt;/a&gt;</text:p>
            <text:p><text:tab/>&lt;figcaption itemprop="description creditText"&gt;Правые притоки реки Ея на фрагменте карты 1804-1816 гг. - реки Кухой Ея и Кавалеръ Ея, сейчас соответственно называются Куго-Ея и Кавалерка&lt;/figcaption&gt;</text:p>
            <text:p>&lt;/figure&gt;</text:p>
          </table:table-cell>
          <table:table-cell table:number-columns-repeated="16373"/>
        </table:table-row>
        <table:table-row table:style-name="ro1">
          <table:table-cell office:value-type="float" office:value="5" table:style-name="ce1">
            <text:p>5</text:p>
          </table:table-cell>
          <table:table-cell office:value-type="string" table:style-name="ce1">
            <text:p>Tributaries-of-Eya-River-on-map-of-1807</text:p>
          </table:table-cell>
          <table:table-cell office:value-type="float" office:value="600" table:style-name="ce1">
            <text:p>600</text:p>
          </table:table-cell>
          <table:table-cell office:value-type="float" office:value="326" table:style-name="ce1">
            <text:p>326</text:p>
          </table:table-cell>
          <table:table-cell office:value-type="string" table:style-name="ce1">
            <text:p>Притоки реки Ея на карте 1807 г.</text:p>
          </table:table-cell>
          <table:table-cell office:value-type="string" table:style-name="ce1">
            <text:p>Притоки реки Ея на карте 1807 г.</text:p>
          </table:table-cell>
          <table:table-cell office:value-type="string" table:style-name="ce1">
            <text:p>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text:p>
          </table:table-cell>
          <table:table-cell office:value-type="string" office:string-value="&lt;figure&gt;&#10; &lt;img src=&quot;/img/toponymy/tributaries-Eya-River/Tributaries-of-Eya-River-on-map-of-1807.jpg&quot; title=&quot;Притоки реки Ея на карте 1807 г.&quot; alt=&quot;Притоки реки Ея на карте 1807 г.&quot; width=&quot;600&quot; height=&quot;326&quot;/&gt;&#10; &lt;figcaption&gt;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lt;/figcaption&gt;&#10;&lt;/figure&gt;" table:formula="of:=&quot;&lt;figure&gt;&quot;&amp;CHAR(10)&amp;CHAR(9)&amp;&quot;&lt;img src=&quot;&quot;&quot;&amp;[.$B$1]&amp;[.B7]&amp;&quot;.jpg&quot;&amp;&quot;&quot;&quot; title=&quot;&quot;&quot;&amp;[.F7]&amp;&quot;&quot;&quot; alt=&quot;&quot;&quot;&amp;[.E7]&amp;&quot;&quot;&quot; width=&quot;&quot;&quot;&amp;[.C7]&amp;&quot;&quot;&quot; height=&quot;&quot;&quot;&amp;[.D7]&amp;&quot;&quot;&quot;/&gt;&quot;&amp;CHAR(10)&amp;CHAR(9)&amp;&quot;&lt;figcaption&gt;&quot;&amp;[.G7]&amp;&quot;&lt;/figcaption&gt;&quot;&amp;CHAR(10)&amp;&quot;&lt;/figure&gt;&quot;" table:style-name="ce2">
            <text:p>&lt;figure&gt;</text:p>
            <text:p><text:tab/>&lt;img src="/img/toponymy/tributaries-Eya-River/Tributaries-of-Eya-River-on-map-of-1807.jpg" title="Притоки реки Ея на карте 1807 г." alt="Притоки реки Ея на карте 1807 г." width="600" height="326"/&gt;</text:p>
            <text:p><text:tab/>&lt;figcaption&gt;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lt;/figcaption&gt;</text:p>
            <text:p>&lt;/figure&gt;</text:p>
          </table:table-cell>
          <table:table-cell office:value-type="string" office:string-value="&lt;figure&gt;&#10; &lt;a href=&quot;/img/toponymy/tributaries-Eya-River/Tributaries-of-Eya-River-on-map-of-1807-b.jpg&quot; title=&quot;Притоки реки Ея на карте 1807 г.&quot;&gt;&lt;img src=&quot;/img/toponymy/tributaries-Eya-River/Tributaries-of-Eya-River-on-map-of-1807.jpg&quot; alt=&quot;Притоки реки Ея на карте 1807 г.&quot; width=&quot;600&quot; height=&quot;326&quot;/&gt;&lt;/a&gt;&#10; &lt;figcaption&gt;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lt;/figcaption&gt;&#10;&lt;/figure&gt;" table:formula="of:=&quot;&lt;figure&gt;&quot;&amp;CHAR(10)&amp;CHAR(9)&amp;&quot;&lt;a href=&quot;&quot;&quot;&amp;[.$B$1]&amp;[.B7]&amp;&quot;-b.jpg&quot;&amp;&quot;&quot;&quot; title=&quot;&quot;&quot;&amp;[.F7]&amp;&quot;&quot;&quot;&gt;&lt;img src=&quot;&quot;&quot;&amp;[.$B$1]&amp;[.B7]&amp;&quot;.jpg&quot;&amp;&quot;&quot;&quot; alt=&quot;&quot;&quot;&amp;[.E7]&amp;&quot;&quot;&quot; width=&quot;&quot;&quot;&amp;[.C7]&amp;&quot;&quot;&quot; height=&quot;&quot;&quot;&amp;[.D7]&amp;&quot;&quot;&quot;/&gt;&lt;/a&gt;&quot;&amp;CHAR(10)&amp;CHAR(9)&amp;&quot;&lt;figcaption&gt;&quot;&amp;[.G7]&amp;&quot;&lt;/figcaption&gt;&quot;&amp;CHAR(10)&amp;&quot;&lt;/figure&gt;&quot;" table:style-name="ce1">
            <text:p>&lt;figure&gt;</text:p>
            <text:p><text:tab/>&lt;a href="/img/toponymy/tributaries-Eya-River/Tributaries-of-Eya-River-on-map-of-1807-b.jpg" title="Притоки реки Ея на карте 1807 г."&gt;&lt;img src="/img/toponymy/tributaries-Eya-River/Tributaries-of-Eya-River-on-map-of-1807.jpg" alt="Притоки реки Ея на карте 1807 г." width="600" height="326"/&gt;&lt;/a&gt;</text:p>
            <text:p><text:tab/>&lt;figcaption&gt;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lt;/figcaption&gt;</text:p>
            <text:p>&lt;/figure&gt;</text:p>
          </table:table-cell>
          <table:table-cell office:value-type="string" office:string-value="&lt;figure itemscope itemtype=&quot;https://schema.org/ImageObject&quot;&gt;&#10; &lt;meta itemprop=&quot;name&quot; content=&quot;Притоки реки Ея на карте 1807 г.&quot; /&gt;&#10; &lt;img itemprop=&quot;contentUrl&quot; src=&quot;/img/toponymy/tributaries-Eya-River/Tributaries-of-Eya-River-on-map-of-1807.jpg&quot; title=&quot;Притоки реки Ея на карте 1807 г.&quot; alt=&quot;Притоки реки Ея на карте 1807 г.&quot; width=&quot;600&quot; height=&quot;326&quot;/&gt;&#10; &lt;figcaption itemprop=&quot;description creditText&quot;&gt;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lt;/figcaption&gt;&#10;&lt;/figure&gt;" table:formula="of:=&quot;&lt;figure itemscope itemtype=&quot;&quot;https://schema.org/ImageObject&quot;&quot;&gt;&quot;&amp;CHAR(10)&amp;CHAR(9)&amp;&quot;&lt;meta itemprop=&quot;&quot;name&quot;&quot; content=&quot;&quot;&quot;&amp;[.E7]&amp;&quot;&quot;&quot; /&gt;&quot;&amp;CHAR(10)&amp;CHAR(9)&amp;&quot;&lt;img itemprop=&quot;&quot;contentUrl&quot;&quot; src=&quot;&quot;&quot;&amp;[.$B$1]&amp;[.B7]&amp;&quot;.jpg&quot;&amp;&quot;&quot;&quot; title=&quot;&quot;&quot;&amp;[.F7]&amp;&quot;&quot;&quot; alt=&quot;&quot;&quot;&amp;[.E7]&amp;&quot;&quot;&quot; width=&quot;&quot;&quot;&amp;[.C7]&amp;&quot;&quot;&quot; height=&quot;&quot;&quot;&amp;[.D7]&amp;&quot;&quot;&quot;/&gt;&quot;&amp;CHAR(10)&amp;CHAR(9)&amp;&quot;&lt;figcaption itemprop=&quot;&quot;description creditText&quot;&quot;&gt;&quot;&amp;[.G7]&amp;&quot;&lt;/figcaption&gt;&quot;&amp;CHAR(10)&amp;&quot;&lt;/figure&gt;&quot;" table:style-name="ce1">
            <text:p>&lt;figure itemscope itemtype="https://schema.org/ImageObject"&gt;</text:p>
            <text:p><text:tab/>&lt;meta itemprop="name" content="Притоки реки Ея на карте 1807 г." /&gt;</text:p>
            <text:p><text:tab/>&lt;img itemprop="contentUrl" src="/img/toponymy/tributaries-Eya-River/Tributaries-of-Eya-River-on-map-of-1807.jpg" title="Притоки реки Ея на карте 1807 г." alt="Притоки реки Ея на карте 1807 г." width="600" height="326"/&gt;</text:p>
            <text:p><text:tab/>&lt;figcaption itemprop="description creditText"&gt;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lt;/figcaption&gt;</text:p>
            <text:p>&lt;/figure&gt;</text:p>
          </table:table-cell>
          <table:table-cell office:value-type="string" office:string-value="&lt;figure itemscope itemtype=&quot;https://schema.org/ImageObject&quot;&gt;&#10; &lt;meta itemprop=&quot;name&quot; content=&quot;Притоки реки Ея на карте 1807 г.&quot; /&gt;&#10; &lt;a href=&quot;/img/toponymy/tributaries-Eya-River/Tributaries-of-Eya-River-on-map-of-1807-b.jpg&quot; title=&quot;Притоки реки Ея на карте 1807 г.&quot;&gt;&lt;img  itemprop=&quot;contentUrl&quot; src=&quot;/img/toponymy/tributaries-Eya-River/Tributaries-of-Eya-River-on-map-of-1807.jpg&quot; alt=&quot;Притоки реки Ея на карте 1807 г.&quot; width=&quot;600&quot; height=&quot;326&quot;/&gt;&lt;/a&gt;&#10; &lt;figcaption itemprop=&quot;description creditText&quot;&gt;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lt;/figcaption&gt;&#10;&lt;/figure&gt;" table:formula="of:=&quot;&lt;figure itemscope itemtype=&quot;&quot;https://schema.org/ImageObject&quot;&quot;&gt;&quot;&amp;CHAR(10)&amp;CHAR(9)&amp;&quot;&lt;meta itemprop=&quot;&quot;name&quot;&quot; content=&quot;&quot;&quot;&amp;[.E7]&amp;&quot;&quot;&quot; /&gt;&quot;&amp;CHAR(10)&amp;CHAR(9)&amp;&quot;&lt;a href=&quot;&quot;&quot;&amp;[.$B$1]&amp;[.B7]&amp;&quot;-b.jpg&quot;&amp;&quot;&quot;&quot; title=&quot;&quot;&quot;&amp;[.F7]&amp;&quot;&quot;&quot;&gt;&lt;img  itemprop=&quot;&quot;contentUrl&quot;&quot; src=&quot;&quot;&quot;&amp;[.$B$1]&amp;[.B7]&amp;&quot;.jpg&quot;&amp;&quot;&quot;&quot; alt=&quot;&quot;&quot;&amp;[.E7]&amp;&quot;&quot;&quot; width=&quot;&quot;&quot;&amp;[.C7]&amp;&quot;&quot;&quot; height=&quot;&quot;&quot;&amp;[.D7]&amp;&quot;&quot;&quot;/&gt;&lt;/a&gt;&quot;&amp;CHAR(10)&amp;CHAR(9)&amp;&quot;&lt;figcaption itemprop=&quot;&quot;description creditText&quot;&quot;&gt;&quot;&amp;[.G7]&amp;&quot;&lt;/figcaption&gt;&quot;&amp;CHAR(10)&amp;&quot;&lt;/figure&gt;&quot;" table:style-name="ce1">
            <text:p>&lt;figure itemscope itemtype="https://schema.org/ImageObject"&gt;</text:p>
            <text:p><text:tab/>&lt;meta itemprop="name" content="Притоки реки Ея на карте 1807 г." /&gt;</text:p>
            <text:p><text:tab/>&lt;a href="/img/toponymy/tributaries-Eya-River/Tributaries-of-Eya-River-on-map-of-1807-b.jpg" title="Притоки реки Ея на карте 1807 г."&gt;&lt;img <text:s/>itemprop="contentUrl" src="/img/toponymy/tributaries-Eya-River/Tributaries-of-Eya-River-on-map-of-1807.jpg" alt="Притоки реки Ея на карте 1807 г." width="600" height="326"/&gt;&lt;/a&gt;</text:p>
            <text:p><text:tab/>&lt;figcaption itemprop="description creditText"&gt;Притоки реки Ея на фрагменте карты 1807 г., правые притоки Кугой Ея, Кавалекъ Ея и левый Сасыкъ Ея. Сейчас соответственно называются Куго-Ея, Кавалерка и Сосыка&lt;/figcaption&gt;</text:p>
            <text:p>&lt;/figure&gt;</text:p>
          </table:table-cell>
          <table:table-cell table:number-columns-repeated="16373"/>
        </table:table-row>
        <table:table-row table:style-name="ro1">
          <table:table-cell office:value-type="float" office:value="6" table:style-name="ce1">
            <text:p>6</text:p>
          </table:table-cell>
          <table:table-cell office:value-type="string" table:style-name="ce1">
            <text:p>The-Sosyka-River-where-it-is-crossed-by-M-4-Don-highway</text:p>
          </table:table-cell>
          <table:table-cell office:value-type="float" office:value="800" table:style-name="ce1">
            <text:p>800</text:p>
          </table:table-cell>
          <table:table-cell office:value-type="float" office:value="266" table:style-name="ce1">
            <text:p>266</text:p>
          </table:table-cell>
          <table:table-cell office:value-type="string" table:style-name="ce1">
            <text:p>Река Сосыка, где её пересекает шоссе М-4 Дон</text:p>
          </table:table-cell>
          <table:table-cell office:value-type="string" table:style-name="ce1">
            <text:p>Река Сосыка, где её пересекает шоссе М-4 Дон</text:p>
          </table:table-cell>
          <table:table-cell office:value-type="string" table:style-name="ce1">
            <text:p>Река Сосыка, вид с высоты птичьего полёта на юг в местности, где её пересекает шоссе М-4 Дон (maps.ya.ru)</text:p>
          </table:table-cell>
          <table:table-cell office:value-type="string" office:string-value="&lt;figure&gt;&#10; &lt;img src=&quot;/img/toponymy/tributaries-Eya-River/The-Sosyka-River-where-it-is-crossed-by-M-4-Don-highway.jpg&quot; title=&quot;Река Сосыка, где её пересекает шоссе М-4 Дон&quot; alt=&quot;Река Сосыка, где её пересекает шоссе М-4 Дон&quot; width=&quot;800&quot; height=&quot;266&quot;/&gt;&#10; &lt;figcaption&gt;Река Сосыка, вид с высоты птичьего полёта на юг в местности, где её пересекает шоссе М-4 Дон (maps.ya.ru)&lt;/figcaption&gt;&#10;&lt;/figure&gt;" table:formula="of:=&quot;&lt;figure&gt;&quot;&amp;CHAR(10)&amp;CHAR(9)&amp;&quot;&lt;img src=&quot;&quot;&quot;&amp;[.$B$1]&amp;[.B8]&amp;&quot;.jpg&quot;&amp;&quot;&quot;&quot; title=&quot;&quot;&quot;&amp;[.F8]&amp;&quot;&quot;&quot; alt=&quot;&quot;&quot;&amp;[.E8]&amp;&quot;&quot;&quot; width=&quot;&quot;&quot;&amp;[.C8]&amp;&quot;&quot;&quot; height=&quot;&quot;&quot;&amp;[.D8]&amp;&quot;&quot;&quot;/&gt;&quot;&amp;CHAR(10)&amp;CHAR(9)&amp;&quot;&lt;figcaption&gt;&quot;&amp;[.G8]&amp;&quot;&lt;/figcaption&gt;&quot;&amp;CHAR(10)&amp;&quot;&lt;/figure&gt;&quot;" table:style-name="ce1">
            <text:p>&lt;figure&gt;</text:p>
            <text:p><text:tab/>&lt;img src="/img/toponymy/tributaries-Eya-River/The-Sosyka-River-where-it-is-crossed-by-M-4-Don-highway.jpg" title="Река Сосыка, где её пересекает шоссе М-4 Дон" alt="Река Сосыка, где её пересекает шоссе М-4 Дон" width="800" height="266"/&gt;</text:p>
            <text:p><text:tab/>&lt;figcaption&gt;Река Сосыка, вид с высоты птичьего полёта на юг в местности, где её пересекает шоссе М-4 Дон (maps.ya.ru)&lt;/figcaption&gt;</text:p>
            <text:p>&lt;/figure&gt;</text:p>
          </table:table-cell>
          <table:table-cell office:value-type="string" office:string-value="&lt;figure&gt;&#10; &lt;a href=&quot;/img/toponymy/tributaries-Eya-River/The-Sosyka-River-where-it-is-crossed-by-M-4-Don-highway-b.jpg&quot; title=&quot;Река Сосыка, где её пересекает шоссе М-4 Дон&quot;&gt;&lt;img src=&quot;/img/toponymy/tributaries-Eya-River/The-Sosyka-River-where-it-is-crossed-by-M-4-Don-highway.jpg&quot; alt=&quot;Река Сосыка, где её пересекает шоссе М-4 Дон&quot; width=&quot;800&quot; height=&quot;266&quot;/&gt;&lt;/a&gt;&#10; &lt;figcaption&gt;Река Сосыка, вид с высоты птичьего полёта на юг в местности, где её пересекает шоссе М-4 Дон (maps.ya.ru)&lt;/figcaption&gt;&#10;&lt;/figure&gt;" table:formula="of:=&quot;&lt;figure&gt;&quot;&amp;CHAR(10)&amp;CHAR(9)&amp;&quot;&lt;a href=&quot;&quot;&quot;&amp;[.$B$1]&amp;[.B8]&amp;&quot;-b.jpg&quot;&amp;&quot;&quot;&quot; title=&quot;&quot;&quot;&amp;[.F8]&amp;&quot;&quot;&quot;&gt;&lt;img src=&quot;&quot;&quot;&amp;[.$B$1]&amp;[.B8]&amp;&quot;.jpg&quot;&amp;&quot;&quot;&quot; alt=&quot;&quot;&quot;&amp;[.E8]&amp;&quot;&quot;&quot; width=&quot;&quot;&quot;&amp;[.C8]&amp;&quot;&quot;&quot; height=&quot;&quot;&quot;&amp;[.D8]&amp;&quot;&quot;&quot;/&gt;&lt;/a&gt;&quot;&amp;CHAR(10)&amp;CHAR(9)&amp;&quot;&lt;figcaption&gt;&quot;&amp;[.G8]&amp;&quot;&lt;/figcaption&gt;&quot;&amp;CHAR(10)&amp;&quot;&lt;/figure&gt;&quot;" table:style-name="ce2">
            <text:p>&lt;figure&gt;</text:p>
            <text:p><text:tab/>&lt;a href="/img/toponymy/tributaries-Eya-River/The-Sosyka-River-where-it-is-crossed-by-M-4-Don-highway-b.jpg" title="Река Сосыка, где её пересекает шоссе М-4 Дон"&gt;&lt;img src="/img/toponymy/tributaries-Eya-River/The-Sosyka-River-where-it-is-crossed-by-M-4-Don-highway.jpg" alt="Река Сосыка, где её пересекает шоссе М-4 Дон" width="800" height="266"/&gt;&lt;/a&gt;</text:p>
            <text:p><text:tab/>&lt;figcaption&gt;Река Сосыка, вид с высоты птичьего полёта на юг в местности, где её пересекает шоссе М-4 Дон (maps.ya.ru)&lt;/figcaption&gt;</text:p>
            <text:p>&lt;/figure&gt;</text:p>
          </table:table-cell>
          <table:table-cell office:value-type="string" office:string-value="&lt;figure itemscope itemtype=&quot;https://schema.org/ImageObject&quot;&gt;&#10; &lt;meta itemprop=&quot;name&quot; content=&quot;Река Сосыка, где её пересекает шоссе М-4 Дон&quot; /&gt;&#10; &lt;img itemprop=&quot;contentUrl&quot; src=&quot;/img/toponymy/tributaries-Eya-River/The-Sosyka-River-where-it-is-crossed-by-M-4-Don-highway.jpg&quot; title=&quot;Река Сосыка, где её пересекает шоссе М-4 Дон&quot; alt=&quot;Река Сосыка, где её пересекает шоссе М-4 Дон&quot; width=&quot;800&quot; height=&quot;266&quot;/&gt;&#10; &lt;figcaption itemprop=&quot;description creditText&quot;&gt;Река Сосыка, вид с высоты птичьего полёта на юг в местности, где её пересекает шоссе М-4 Дон (maps.ya.ru)&lt;/figcaption&gt;&#10;&lt;/figure&gt;" table:formula="of:=&quot;&lt;figure itemscope itemtype=&quot;&quot;https://schema.org/ImageObject&quot;&quot;&gt;&quot;&amp;CHAR(10)&amp;CHAR(9)&amp;&quot;&lt;meta itemprop=&quot;&quot;name&quot;&quot; content=&quot;&quot;&quot;&amp;[.E8]&amp;&quot;&quot;&quot; /&gt;&quot;&amp;CHAR(10)&amp;CHAR(9)&amp;&quot;&lt;img itemprop=&quot;&quot;contentUrl&quot;&quot; src=&quot;&quot;&quot;&amp;[.$B$1]&amp;[.B8]&amp;&quot;.jpg&quot;&amp;&quot;&quot;&quot; title=&quot;&quot;&quot;&amp;[.F8]&amp;&quot;&quot;&quot; alt=&quot;&quot;&quot;&amp;[.E8]&amp;&quot;&quot;&quot; width=&quot;&quot;&quot;&amp;[.C8]&amp;&quot;&quot;&quot; height=&quot;&quot;&quot;&amp;[.D8]&amp;&quot;&quot;&quot;/&gt;&quot;&amp;CHAR(10)&amp;CHAR(9)&amp;&quot;&lt;figcaption itemprop=&quot;&quot;description creditText&quot;&quot;&gt;&quot;&amp;[.G8]&amp;&quot;&lt;/figcaption&gt;&quot;&amp;CHAR(10)&amp;&quot;&lt;/figure&gt;&quot;" table:style-name="ce1">
            <text:p>&lt;figure itemscope itemtype="https://schema.org/ImageObject"&gt;</text:p>
            <text:p><text:tab/>&lt;meta itemprop="name" content="Река Сосыка, где её пересекает шоссе М-4 Дон" /&gt;</text:p>
            <text:p><text:tab/>&lt;img itemprop="contentUrl" src="/img/toponymy/tributaries-Eya-River/The-Sosyka-River-where-it-is-crossed-by-M-4-Don-highway.jpg" title="Река Сосыка, где её пересекает шоссе М-4 Дон" alt="Река Сосыка, где её пересекает шоссе М-4 Дон" width="800" height="266"/&gt;</text:p>
            <text:p><text:tab/>&lt;figcaption itemprop="description creditText"&gt;Река Сосыка, вид с высоты птичьего полёта на юг в местности, где её пересекает шоссе М-4 Дон (maps.ya.ru)&lt;/figcaption&gt;</text:p>
            <text:p>&lt;/figure&gt;</text:p>
          </table:table-cell>
          <table:table-cell office:value-type="string" office:string-value="&lt;figure itemscope itemtype=&quot;https://schema.org/ImageObject&quot;&gt;&#10; &lt;meta itemprop=&quot;name&quot; content=&quot;Река Сосыка, где её пересекает шоссе М-4 Дон&quot; /&gt;&#10; &lt;a href=&quot;/img/toponymy/tributaries-Eya-River/The-Sosyka-River-where-it-is-crossed-by-M-4-Don-highway-b.jpg&quot; title=&quot;Река Сосыка, где её пересекает шоссе М-4 Дон&quot;&gt;&lt;img  itemprop=&quot;contentUrl&quot; src=&quot;/img/toponymy/tributaries-Eya-River/The-Sosyka-River-where-it-is-crossed-by-M-4-Don-highway.jpg&quot; alt=&quot;Река Сосыка, где её пересекает шоссе М-4 Дон&quot; width=&quot;800&quot; height=&quot;266&quot;/&gt;&lt;/a&gt;&#10; &lt;figcaption itemprop=&quot;description creditText&quot;&gt;Река Сосыка, вид с высоты птичьего полёта на юг в местности, где её пересекает шоссе М-4 Дон (maps.ya.ru)&lt;/figcaption&gt;&#10;&lt;/figure&gt;" table:formula="of:=&quot;&lt;figure itemscope itemtype=&quot;&quot;https://schema.org/ImageObject&quot;&quot;&gt;&quot;&amp;CHAR(10)&amp;CHAR(9)&amp;&quot;&lt;meta itemprop=&quot;&quot;name&quot;&quot; content=&quot;&quot;&quot;&amp;[.E8]&amp;&quot;&quot;&quot; /&gt;&quot;&amp;CHAR(10)&amp;CHAR(9)&amp;&quot;&lt;a href=&quot;&quot;&quot;&amp;[.$B$1]&amp;[.B8]&amp;&quot;-b.jpg&quot;&amp;&quot;&quot;&quot; title=&quot;&quot;&quot;&amp;[.F8]&amp;&quot;&quot;&quot;&gt;&lt;img  itemprop=&quot;&quot;contentUrl&quot;&quot; src=&quot;&quot;&quot;&amp;[.$B$1]&amp;[.B8]&amp;&quot;.jpg&quot;&amp;&quot;&quot;&quot; alt=&quot;&quot;&quot;&amp;[.E8]&amp;&quot;&quot;&quot; width=&quot;&quot;&quot;&amp;[.C8]&amp;&quot;&quot;&quot; height=&quot;&quot;&quot;&amp;[.D8]&amp;&quot;&quot;&quot;/&gt;&lt;/a&gt;&quot;&amp;CHAR(10)&amp;CHAR(9)&amp;&quot;&lt;figcaption itemprop=&quot;&quot;description creditText&quot;&quot;&gt;&quot;&amp;[.G8]&amp;&quot;&lt;/figcaption&gt;&quot;&amp;CHAR(10)&amp;&quot;&lt;/figure&gt;&quot;" table:style-name="ce1">
            <text:p>&lt;figure itemscope itemtype="https://schema.org/ImageObject"&gt;</text:p>
            <text:p><text:tab/>&lt;meta itemprop="name" content="Река Сосыка, где её пересекает шоссе М-4 Дон" /&gt;</text:p>
            <text:p><text:tab/>&lt;a href="/img/toponymy/tributaries-Eya-River/The-Sosyka-River-where-it-is-crossed-by-M-4-Don-highway-b.jpg" title="Река Сосыка, где её пересекает шоссе М-4 Дон"&gt;&lt;img <text:s/>itemprop="contentUrl" src="/img/toponymy/tributaries-Eya-River/The-Sosyka-River-where-it-is-crossed-by-M-4-Don-highway.jpg" alt="Река Сосыка, где её пересекает шоссе М-4 Дон" width="800" height="266"/&gt;&lt;/a&gt;</text:p>
            <text:p><text:tab/>&lt;figcaption itemprop="description creditText"&gt;Река Сосыка, вид с высоты птичьего полёта на юг в местности, где её пересекает шоссе М-4 Дон (maps.ya.ru)&lt;/figcaption&gt;</text:p>
            <text:p>&lt;/figure&gt;</text:p>
          </table:table-cell>
          <table:table-cell table:number-columns-repeated="16373"/>
        </table:table-row>
        <table:table-row table:style-name="ro1">
          <table:table-cell office:value-type="float" office:value="7" table:style-name="ce1">
            <text:p>7</text:p>
          </table:table-cell>
          <table:table-cell office:value-type="string" table:style-name="ce1">
            <text:p>The-Eya-River-between-villages-of-Kislyakovskaya-and-Nezamayevskaya-view-to-east</text:p>
          </table:table-cell>
          <table:table-cell office:value-type="float" office:value="800" table:style-name="ce1">
            <text:p>800</text:p>
          </table:table-cell>
          <table:table-cell office:value-type="float" office:value="266" table:style-name="ce1">
            <text:p>266</text:p>
          </table:table-cell>
          <table:table-cell office:value-type="string" table:style-name="ce1">
            <text:p>Река Ея между станицами Кисляковской и Незамаевской (вид на восток)</text:p>
          </table:table-cell>
          <table:table-cell office:value-type="string" table:style-name="ce1">
            <text:p>Река Ея между станицами Кисляковской и Незамаевской (вид на восток)</text:p>
          </table:table-cell>
          <table:table-cell office:value-type="string" table:style-name="ce1">
            <text:p>Река Ея с высоты птичьего полёта, вид на восток, между станицами Кисляковской и Незамаевской (maps.ya.ru)</text:p>
          </table:table-cell>
          <table:table-cell office:value-type="string" office:string-value="&lt;figure&gt;&#10; &lt;img src=&quot;/img/toponymy/tributaries-Eya-River/The-Eya-River-between-villages-of-Kislyakovskaya-and-Nezamayevskaya-view-to-east.jpg&quot; title=&quot;Река Ея между станицами Кисляковской и Незамаевской (вид на восток)&quot; alt=&quot;Река Ея между станицами Кисляковской и Незамаевской (вид на восток)&quot; width=&quot;800&quot; height=&quot;266&quot;/&gt;&#10; &lt;figcaption&gt;Река Ея с высоты птичьего полёта, вид на восток, между станицами Кисляковской и Незамаевской (maps.ya.ru)&lt;/figcaption&gt;&#10;&lt;/figure&gt;" table:formula="of:=&quot;&lt;figure&gt;&quot;&amp;CHAR(10)&amp;CHAR(9)&amp;&quot;&lt;img src=&quot;&quot;&quot;&amp;[.$B$1]&amp;[.B9]&amp;&quot;.jpg&quot;&amp;&quot;&quot;&quot; title=&quot;&quot;&quot;&amp;[.F9]&amp;&quot;&quot;&quot; alt=&quot;&quot;&quot;&amp;[.E9]&amp;&quot;&quot;&quot; width=&quot;&quot;&quot;&amp;[.C9]&amp;&quot;&quot;&quot; height=&quot;&quot;&quot;&amp;[.D9]&amp;&quot;&quot;&quot;/&gt;&quot;&amp;CHAR(10)&amp;CHAR(9)&amp;&quot;&lt;figcaption&gt;&quot;&amp;[.G9]&amp;&quot;&lt;/figcaption&gt;&quot;&amp;CHAR(10)&amp;&quot;&lt;/figure&gt;&quot;" table:style-name="ce1">
            <text:p>&lt;figure&gt;</text:p>
            <text:p><text:tab/>&lt;img src="/img/toponymy/tributaries-Eya-River/The-Eya-River-between-villages-of-Kislyakovskaya-and-Nezamayevskaya-view-to-east.jpg" title="Река Ея между станицами Кисляковской и Незамаевской (вид на восток)" alt="Река Ея между станицами Кисляковской и Незамаевской (вид на восток)" width="800" height="266"/&gt;</text:p>
            <text:p><text:tab/>&lt;figcaption&gt;Река Ея с высоты птичьего полёта, вид на восток, между станицами Кисляковской и Незамаевской (maps.ya.ru)&lt;/figcaption&gt;</text:p>
            <text:p>&lt;/figure&gt;</text:p>
          </table:table-cell>
          <table:table-cell office:value-type="string" office:string-value="&lt;figure&gt;&#10; &lt;a href=&quot;/img/toponymy/tributaries-Eya-River/The-Eya-River-between-villages-of-Kislyakovskaya-and-Nezamayevskaya-view-to-east-b.jpg&quot; title=&quot;Река Ея между станицами Кисляковской и Незамаевской (вид на восток)&quot;&gt;&lt;img src=&quot;/img/toponymy/tributaries-Eya-River/The-Eya-River-between-villages-of-Kislyakovskaya-and-Nezamayevskaya-view-to-east.jpg&quot; alt=&quot;Река Ея между станицами Кисляковской и Незамаевской (вид на восток)&quot; width=&quot;800&quot; height=&quot;266&quot;/&gt;&lt;/a&gt;&#10; &lt;figcaption&gt;Река Ея с высоты птичьего полёта, вид на восток, между станицами Кисляковской и Незамаевской (maps.ya.ru)&lt;/figcaption&gt;&#10;&lt;/figure&gt;" table:formula="of:=&quot;&lt;figure&gt;&quot;&amp;CHAR(10)&amp;CHAR(9)&amp;&quot;&lt;a href=&quot;&quot;&quot;&amp;[.$B$1]&amp;[.B9]&amp;&quot;-b.jpg&quot;&amp;&quot;&quot;&quot; title=&quot;&quot;&quot;&amp;[.F9]&amp;&quot;&quot;&quot;&gt;&lt;img src=&quot;&quot;&quot;&amp;[.$B$1]&amp;[.B9]&amp;&quot;.jpg&quot;&amp;&quot;&quot;&quot; alt=&quot;&quot;&quot;&amp;[.E9]&amp;&quot;&quot;&quot; width=&quot;&quot;&quot;&amp;[.C9]&amp;&quot;&quot;&quot; height=&quot;&quot;&quot;&amp;[.D9]&amp;&quot;&quot;&quot;/&gt;&lt;/a&gt;&quot;&amp;CHAR(10)&amp;CHAR(9)&amp;&quot;&lt;figcaption&gt;&quot;&amp;[.G9]&amp;&quot;&lt;/figcaption&gt;&quot;&amp;CHAR(10)&amp;&quot;&lt;/figure&gt;&quot;" table:style-name="ce2">
            <text:p>&lt;figure&gt;</text:p>
            <text:p><text:tab/>&lt;a href="/img/toponymy/tributaries-Eya-River/The-Eya-River-between-villages-of-Kislyakovskaya-and-Nezamayevskaya-view-to-east-b.jpg" title="Река Ея между станицами Кисляковской и Незамаевской (вид на восток)"&gt;&lt;img src="/img/toponymy/tributaries-Eya-River/The-Eya-River-between-villages-of-Kislyakovskaya-and-Nezamayevskaya-view-to-east.jpg" alt="Река Ея между станицами Кисляковской и Незамаевской (вид на восток)" width="800" height="266"/&gt;&lt;/a&gt;</text:p>
            <text:p><text:tab/>&lt;figcaption&gt;Река Ея с высоты птичьего полёта, вид на восток, между станицами Кисляковской и Незамаевской (maps.ya.ru)&lt;/figcaption&gt;</text:p>
            <text:p>&lt;/figure&gt;</text:p>
          </table:table-cell>
          <table:table-cell office:value-type="string" office:string-value="&lt;figure itemscope itemtype=&quot;https://schema.org/ImageObject&quot;&gt;&#10; &lt;meta itemprop=&quot;name&quot; content=&quot;Река Ея между станицами Кисляковской и Незамаевской (вид на восток)&quot; /&gt;&#10; &lt;img itemprop=&quot;contentUrl&quot; src=&quot;/img/toponymy/tributaries-Eya-River/The-Eya-River-between-villages-of-Kislyakovskaya-and-Nezamayevskaya-view-to-east.jpg&quot; title=&quot;Река Ея между станицами Кисляковской и Незамаевской (вид на восток)&quot; alt=&quot;Река Ея между станицами Кисляковской и Незамаевской (вид на восток)&quot; width=&quot;800&quot; height=&quot;266&quot;/&gt;&#10; &lt;figcaption itemprop=&quot;description creditText&quot;&gt;Река Ея с высоты птичьего полёта, вид на восток, между станицами Кисляковской и Незамаевской (maps.ya.ru)&lt;/figcaption&gt;&#10;&lt;/figure&gt;" table:formula="of:=&quot;&lt;figure itemscope itemtype=&quot;&quot;https://schema.org/ImageObject&quot;&quot;&gt;&quot;&amp;CHAR(10)&amp;CHAR(9)&amp;&quot;&lt;meta itemprop=&quot;&quot;name&quot;&quot; content=&quot;&quot;&quot;&amp;[.E9]&amp;&quot;&quot;&quot; /&gt;&quot;&amp;CHAR(10)&amp;CHAR(9)&amp;&quot;&lt;img itemprop=&quot;&quot;contentUrl&quot;&quot; src=&quot;&quot;&quot;&amp;[.$B$1]&amp;[.B9]&amp;&quot;.jpg&quot;&amp;&quot;&quot;&quot; title=&quot;&quot;&quot;&amp;[.F9]&amp;&quot;&quot;&quot; alt=&quot;&quot;&quot;&amp;[.E9]&amp;&quot;&quot;&quot; width=&quot;&quot;&quot;&amp;[.C9]&amp;&quot;&quot;&quot; height=&quot;&quot;&quot;&amp;[.D9]&amp;&quot;&quot;&quot;/&gt;&quot;&amp;CHAR(10)&amp;CHAR(9)&amp;&quot;&lt;figcaption itemprop=&quot;&quot;description creditText&quot;&quot;&gt;&quot;&amp;[.G9]&amp;&quot;&lt;/figcaption&gt;&quot;&amp;CHAR(10)&amp;&quot;&lt;/figure&gt;&quot;" table:style-name="ce1">
            <text:p>&lt;figure itemscope itemtype="https://schema.org/ImageObject"&gt;</text:p>
            <text:p><text:tab/>&lt;meta itemprop="name" content="Река Ея между станицами Кисляковской и Незамаевской (вид на восток)" /&gt;</text:p>
            <text:p><text:tab/>&lt;img itemprop="contentUrl" src="/img/toponymy/tributaries-Eya-River/The-Eya-River-between-villages-of-Kislyakovskaya-and-Nezamayevskaya-view-to-east.jpg" title="Река Ея между станицами Кисляковской и Незамаевской (вид на восток)" alt="Река Ея между станицами Кисляковской и Незамаевской (вид на восток)" width="800" height="266"/&gt;</text:p>
            <text:p><text:tab/>&lt;figcaption itemprop="description creditText"&gt;Река Ея с высоты птичьего полёта, вид на восток, между станицами Кисляковской и Незамаевской (maps.ya.ru)&lt;/figcaption&gt;</text:p>
            <text:p>&lt;/figure&gt;</text:p>
          </table:table-cell>
          <table:table-cell office:value-type="string" office:string-value="&lt;figure itemscope itemtype=&quot;https://schema.org/ImageObject&quot;&gt;&#10; &lt;meta itemprop=&quot;name&quot; content=&quot;Река Ея между станицами Кисляковской и Незамаевской (вид на восток)&quot; /&gt;&#10; &lt;a href=&quot;/img/toponymy/tributaries-Eya-River/The-Eya-River-between-villages-of-Kislyakovskaya-and-Nezamayevskaya-view-to-east-b.jpg&quot; title=&quot;Река Ея между станицами Кисляковской и Незамаевской (вид на восток)&quot;&gt;&lt;img  itemprop=&quot;contentUrl&quot; src=&quot;/img/toponymy/tributaries-Eya-River/The-Eya-River-between-villages-of-Kislyakovskaya-and-Nezamayevskaya-view-to-east.jpg&quot; alt=&quot;Река Ея между станицами Кисляковской и Незамаевской (вид на восток)&quot; width=&quot;800&quot; height=&quot;266&quot;/&gt;&lt;/a&gt;&#10; &lt;figcaption itemprop=&quot;description creditText&quot;&gt;Река Ея с высоты птичьего полёта, вид на восток, между станицами Кисляковской и Незамаевской (maps.ya.ru)&lt;/figcaption&gt;&#10;&lt;/figure&gt;" table:formula="of:=&quot;&lt;figure itemscope itemtype=&quot;&quot;https://schema.org/ImageObject&quot;&quot;&gt;&quot;&amp;CHAR(10)&amp;CHAR(9)&amp;&quot;&lt;meta itemprop=&quot;&quot;name&quot;&quot; content=&quot;&quot;&quot;&amp;[.E9]&amp;&quot;&quot;&quot; /&gt;&quot;&amp;CHAR(10)&amp;CHAR(9)&amp;&quot;&lt;a href=&quot;&quot;&quot;&amp;[.$B$1]&amp;[.B9]&amp;&quot;-b.jpg&quot;&amp;&quot;&quot;&quot; title=&quot;&quot;&quot;&amp;[.F9]&amp;&quot;&quot;&quot;&gt;&lt;img  itemprop=&quot;&quot;contentUrl&quot;&quot; src=&quot;&quot;&quot;&amp;[.$B$1]&amp;[.B9]&amp;&quot;.jpg&quot;&amp;&quot;&quot;&quot; alt=&quot;&quot;&quot;&amp;[.E9]&amp;&quot;&quot;&quot; width=&quot;&quot;&quot;&amp;[.C9]&amp;&quot;&quot;&quot; height=&quot;&quot;&quot;&amp;[.D9]&amp;&quot;&quot;&quot;/&gt;&lt;/a&gt;&quot;&amp;CHAR(10)&amp;CHAR(9)&amp;&quot;&lt;figcaption itemprop=&quot;&quot;description creditText&quot;&quot;&gt;&quot;&amp;[.G9]&amp;&quot;&lt;/figcaption&gt;&quot;&amp;CHAR(10)&amp;&quot;&lt;/figure&gt;&quot;" table:style-name="ce1">
            <text:p>&lt;figure itemscope itemtype="https://schema.org/ImageObject"&gt;</text:p>
            <text:p><text:tab/>&lt;meta itemprop="name" content="Река Ея между станицами Кисляковской и Незамаевской (вид на восток)" /&gt;</text:p>
            <text:p><text:tab/>&lt;a href="/img/toponymy/tributaries-Eya-River/The-Eya-River-between-villages-of-Kislyakovskaya-and-Nezamayevskaya-view-to-east-b.jpg" title="Река Ея между станицами Кисляковской и Незамаевской (вид на восток)"&gt;&lt;img <text:s/>itemprop="contentUrl" src="/img/toponymy/tributaries-Eya-River/The-Eya-River-between-villages-of-Kislyakovskaya-and-Nezamayevskaya-view-to-east.jpg" alt="Река Ея между станицами Кисляковской и Незамаевской (вид на восток)" width="800" height="266"/&gt;&lt;/a&gt;</text:p>
            <text:p><text:tab/>&lt;figcaption itemprop="description creditText"&gt;Река Ея с высоты птичьего полёта, вид на восток, между станицами Кисляковской и Незамаевской (maps.ya.ru)&lt;/figcaption&gt;</text:p>
            <text:p>&lt;/figure&gt;</text:p>
          </table:table-cell>
          <table:table-cell table:number-columns-repeated="16373"/>
        </table:table-row>
        <table:table-row table:number-rows-repeated="1048567" table:style-name="ro1">
          <table:table-cell table:number-columns-repeated="16384"/>
        </table:table-row>
      </table:table>
      <table:table table:name="123_-_самые_северные_1" table:style-name="ta1">
        <table:table-column table:style-name="co2" table:number-columns-repeated="11" table:default-cell-style-name="ce1"/>
        <table:table-column table:style-name="co3" table:number-columns-repeated="16373" table:default-cell-style-name="ce1"/>
        <table:table-row table:style-name="ro1">
          <table:table-cell table:style-name="ce1"/>
          <table:table-cell office:value-type="string" table:style-name="ce5">
            <text:p>/img/toponymy/northernmost-rivers-of-the-Krasnodar-region-p1/</text:p>
          </table:table-cell>
          <table:table-cell table:number-columns-repeated="16382" table:style-name="ce1"/>
        </table:table-row>
        <table:table-row table:style-name="ro1">
          <table:table-cell table:style-name="ce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ext:p>
          </table:table-cell>
          <table:table-cell office:value-type="string" table:style-name="ce1">
            <text:p>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5" table:style-name="ce1"/>
        </table:table-row>
        <table:table-row table:style-name="ro1">
          <table:table-cell office:value-type="float" office:value="1" table:style-name="ce1">
            <text:p>1</text:p>
          </table:table-cell>
          <table:table-cell office:value-type="string" table:style-name="ce1">
            <text:p>Mokraya-Chuburka-River</text:p>
          </table:table-cell>
          <table:table-cell office:value-type="float" office:value="800" table:style-name="ce1">
            <text:p>800</text:p>
          </table:table-cell>
          <table:table-cell office:value-type="float" office:value="475" table:style-name="ce1">
            <text:p>475</text:p>
          </table:table-cell>
          <table:table-cell office:value-type="string" table:style-name="ce1">
            <text:p>Река Мокрая Чубурка</text:p>
          </table:table-cell>
          <table:table-cell office:value-type="string" table:style-name="ce1">
            <text:p>Река Мокрая Чубурка</text:p>
          </table:table-cell>
          <table:table-cell office:value-type="string" table:style-name="ce1">
            <text:p>Река Мокрая Чубурка в среднем течении весной у Александровского леса. Автор фото Анатолий Лисицын, 2013 г. (https://www.plantarium.ru/)</text:p>
          </table:table-cell>
          <table:table-cell office:value-type="string" office:string-value="&lt;figure&gt;&#10; &lt;img src=&quot;/img/toponymy/northernmost-rivers-of-the-Krasnodar-region-p1/Mokraya-Chuburka-River.jpg&quot; title=&quot;Река Мокрая Чубурка&quot; alt=&quot;Река Мокрая Чубурка&quot; width=&quot;800&quot; height=&quot;475&quot;/&gt;&#10; &lt;figcaption&gt;Река Мокрая Чубурка в среднем течении весной у Александровского леса. Автор фото Анатолий Лисицын, 2013 г. (https://www.plantarium.ru/)&lt;/figcaption&gt;&#10;&lt;/figure&gt;" table:formula="of:=&quot;&lt;figure&gt;&quot;&amp;CHAR(10)&amp;CHAR(9)&amp;&quot;&lt;img src=&quot;&quot;&quot;&amp;[.$B$1]&amp;[.B3]&amp;&quot;.jpg&quot;&amp;&quot;&quot;&quot; title=&quot;&quot;&quot;&amp;[.F3]&amp;&quot;&quot;&quot; alt=&quot;&quot;&quot;&amp;[.E3]&amp;&quot;&quot;&quot; width=&quot;&quot;&quot;&amp;[.C3]&amp;&quot;&quot;&quot; height=&quot;&quot;&quot;&amp;[.D3]&amp;&quot;&quot;&quot;/&gt;&quot;&amp;CHAR(10)&amp;CHAR(9)&amp;&quot;&lt;figcaption&gt;&quot;&amp;[.G3]&amp;&quot;&lt;/figcaption&gt;&quot;&amp;CHAR(10)&amp;&quot;&lt;/figure&gt;&quot;" table:style-name="ce1">
            <text:p>&lt;figure&gt;</text:p>
            <text:p><text:tab/>&lt;img src="/img/toponymy/northernmost-rivers-of-the-Krasnodar-region-p1/Mokraya-Chuburka-River.jpg" title="Река Мокрая Чубурка" alt="Река Мокрая Чубурка" width="800" height="475"/&gt;</text:p>
            <text:p><text:tab/>&lt;figcaption&gt;Река Мокрая Чубурка в среднем течении весной у Александровского леса. Автор фото Анатолий Лисицын, 2013 г. (https://www.plantarium.ru/)&lt;/figcaption&gt;</text:p>
            <text:p>&lt;/figure&gt;</text:p>
          </table:table-cell>
          <table:table-cell office:value-type="string" office:string-value="&lt;figure&gt;&#10; &lt;a href=&quot;/img/toponymy/northernmost-rivers-of-the-Krasnodar-region-p1/Mokraya-Chuburka-River-b.jpg&quot; title=&quot;Река Мокрая Чубурка&quot;&gt;&lt;img src=&quot;/img/toponymy/northernmost-rivers-of-the-Krasnodar-region-p1/Mokraya-Chuburka-River.jpg&quot; alt=&quot;Река Мокрая Чубурка&quot; width=&quot;800&quot; height=&quot;475&quot;/&gt;&lt;/a&gt;&#10; &lt;figcaption&gt;Река Мокрая Чубурка в среднем течении весной у Александровского леса. Автор фото Анатолий Лисицын, 2013 г. (https://www.plantarium.ru/)&lt;/figcaption&gt;&#10;&lt;/figure&gt;" table:formula="of:=&quot;&lt;figure&gt;&quot;&amp;CHAR(10)&amp;CHAR(9)&amp;&quot;&lt;a href=&quot;&quot;&quot;&amp;[.$B$1]&amp;[.B3]&amp;&quot;-b.jpg&quot;&amp;&quot;&quot;&quot; title=&quot;&quot;&quot;&amp;[.F3]&amp;&quot;&quot;&quot;&gt;&lt;img src=&quot;&quot;&quot;&amp;[.$B$1]&amp;[.B3]&amp;&quot;.jpg&quot;&amp;&quot;&quot;&quot; alt=&quot;&quot;&quot;&amp;[.E3]&amp;&quot;&quot;&quot; width=&quot;&quot;&quot;&amp;[.C3]&amp;&quot;&quot;&quot; height=&quot;&quot;&quot;&amp;[.D3]&amp;&quot;&quot;&quot;/&gt;&lt;/a&gt;&quot;&amp;CHAR(10)&amp;CHAR(9)&amp;&quot;&lt;figcaption&gt;&quot;&amp;[.G3]&amp;&quot;&lt;/figcaption&gt;&quot;&amp;CHAR(10)&amp;&quot;&lt;/figure&gt;&quot;" table:style-name="ce2">
            <text:p>&lt;figure&gt;</text:p>
            <text:p><text:tab/>&lt;a href="/img/toponymy/northernmost-rivers-of-the-Krasnodar-region-p1/Mokraya-Chuburka-River-b.jpg" title="Река Мокрая Чубурка"&gt;&lt;img src="/img/toponymy/northernmost-rivers-of-the-Krasnodar-region-p1/Mokraya-Chuburka-River.jpg" alt="Река Мокрая Чубурка" width="800" height="475"/&gt;&lt;/a&gt;</text:p>
            <text:p><text:tab/>&lt;figcaption&gt;Река Мокрая Чубурка в среднем течении весной у Александровского леса. Автор фото Анатолий Лисицын, 2013 г. (https://www.plantarium.ru/)&lt;/figcaption&gt;</text:p>
            <text:p>&lt;/figure&gt;</text:p>
          </table:table-cell>
          <table:table-cell office:value-type="string" office:string-value="&lt;figure itemscope itemtype=&quot;https://schema.org/ImageObject&quot;&gt;&#10; &lt;meta itemprop=&quot;name&quot; content=&quot;Река Мокрая Чубурка&quot; /&gt;&#10; &lt;img itemprop=&quot;contentUrl&quot; src=&quot;/img/toponymy/northernmost-rivers-of-the-Krasnodar-region-p1/Mokraya-Chuburka-River.jpg&quot; title=&quot;Река Мокрая Чубурка&quot; alt=&quot;Река Мокрая Чубурка&quot; width=&quot;800&quot; height=&quot;475&quot;/&gt;&#10; &lt;figcaption itemprop=&quot;description creditText&quot;&gt;Река Мокрая Чубурка в среднем течении весной у Александровского леса. Автор фото Анатолий Лисицын, 2013 г. (https://www.plantarium.ru/)&lt;/figcaption&gt;&#10;&lt;/figure&gt;" table:formula="of:=&quot;&lt;figure itemscope itemtype=&quot;&quot;https://schema.org/ImageObject&quot;&quot;&gt;&quot;&amp;CHAR(10)&amp;CHAR(9)&amp;&quot;&lt;meta itemprop=&quot;&quot;name&quot;&quot; content=&quot;&quot;&quot;&amp;[.E3]&amp;&quot;&quot;&quot; /&gt;&quot;&amp;CHAR(10)&amp;CHAR(9)&amp;&quot;&lt;img itemprop=&quot;&quot;contentUrl&quot;&quot; src=&quot;&quot;&quot;&amp;[.$B$1]&amp;[.B3]&amp;&quot;.jpg&quot;&amp;&quot;&quot;&quot; title=&quot;&quot;&quot;&amp;[.F3]&amp;&quot;&quot;&quot; alt=&quot;&quot;&quot;&amp;[.E3]&amp;&quot;&quot;&quot; width=&quot;&quot;&quot;&amp;[.C3]&amp;&quot;&quot;&quot; height=&quot;&quot;&quot;&amp;[.D3]&amp;&quot;&quot;&quot;/&gt;&quot;&amp;CHAR(10)&amp;CHAR(9)&amp;&quot;&lt;figcaption itemprop=&quot;&quot;description creditText&quot;&quot;&gt;&quot;&amp;[.G3]&amp;&quot;&lt;/figcaption&gt;&quot;&amp;CHAR(10)&amp;&quot;&lt;/figure&gt;&quot;" table:style-name="ce1">
            <text:p>&lt;figure itemscope itemtype="https://schema.org/ImageObject"&gt;</text:p>
            <text:p><text:tab/>&lt;meta itemprop="name" content="Река Мокрая Чубурка" /&gt;</text:p>
            <text:p><text:tab/>&lt;img itemprop="contentUrl" src="/img/toponymy/northernmost-rivers-of-the-Krasnodar-region-p1/Mokraya-Chuburka-River.jpg" title="Река Мокрая Чубурка" alt="Река Мокрая Чубурка" width="800" height="475"/&gt;</text:p>
            <text:p><text:tab/>&lt;figcaption itemprop="description creditText"&gt;Река Мокрая Чубурка в среднем течении весной у Александровского леса. Автор фото Анатолий Лисицын, 2013 г. (https://www.plantarium.ru/)&lt;/figcaption&gt;</text:p>
            <text:p>&lt;/figure&gt;</text:p>
          </table:table-cell>
          <table:table-cell office:value-type="string" office:string-value="&lt;figure itemscope itemtype=&quot;https://schema.org/ImageObject&quot;&gt;&#10; &lt;meta itemprop=&quot;name&quot; content=&quot;Река Мокрая Чубурка&quot; /&gt;&#10; &lt;a href=&quot;/img/toponymy/northernmost-rivers-of-the-Krasnodar-region-p1/Mokraya-Chuburka-River-b.jpg&quot; title=&quot;Река Мокрая Чубурка&quot;&gt;&lt;img  itemprop=&quot;contentUrl&quot; src=&quot;/img/toponymy/northernmost-rivers-of-the-Krasnodar-region-p1/Mokraya-Chuburka-River.jpg&quot; alt=&quot;Река Мокрая Чубурка&quot; width=&quot;800&quot; height=&quot;475&quot;/&gt;&lt;/a&gt;&#10; &lt;figcaption itemprop=&quot;description creditText&quot;&gt;Река Мокрая Чубурка в среднем течении весной у Александровского леса. Автор фото Анатолий Лисицын, 2013 г. (https://www.plantarium.ru/)&lt;/figcaption&gt;&#10;&lt;/figure&gt;" table:formula="of:=&quot;&lt;figure itemscope itemtype=&quot;&quot;https://schema.org/ImageObject&quot;&quot;&gt;&quot;&amp;CHAR(10)&amp;CHAR(9)&amp;&quot;&lt;meta itemprop=&quot;&quot;name&quot;&quot; content=&quot;&quot;&quot;&amp;[.E3]&amp;&quot;&quot;&quot; /&gt;&quot;&amp;CHAR(10)&amp;CHAR(9)&amp;&quot;&lt;a href=&quot;&quot;&quot;&amp;[.$B$1]&amp;[.B3]&amp;&quot;-b.jpg&quot;&amp;&quot;&quot;&quot; title=&quot;&quot;&quot;&amp;[.F3]&amp;&quot;&quot;&quot;&gt;&lt;img  itemprop=&quot;&quot;contentUrl&quot;&quot; src=&quot;&quot;&quot;&amp;[.$B$1]&amp;[.B3]&amp;&quot;.jpg&quot;&amp;&quot;&quot;&quot; alt=&quot;&quot;&quot;&amp;[.E3]&amp;&quot;&quot;&quot; width=&quot;&quot;&quot;&amp;[.C3]&amp;&quot;&quot;&quot; height=&quot;&quot;&quot;&amp;[.D3]&amp;&quot;&quot;&quot;/&gt;&lt;/a&gt;&quot;&amp;CHAR(10)&amp;CHAR(9)&amp;&quot;&lt;figcaption itemprop=&quot;&quot;description creditText&quot;&quot;&gt;&quot;&amp;[.G3]&amp;&quot;&lt;/figcaption&gt;&quot;&amp;CHAR(10)&amp;&quot;&lt;/figure&gt;&quot;" table:style-name="ce1">
            <text:p>&lt;figure itemscope itemtype="https://schema.org/ImageObject"&gt;</text:p>
            <text:p><text:tab/>&lt;meta itemprop="name" content="Река Мокрая Чубурка" /&gt;</text:p>
            <text:p><text:tab/>&lt;a href="/img/toponymy/northernmost-rivers-of-the-Krasnodar-region-p1/Mokraya-Chuburka-River-b.jpg" title="Река Мокрая Чубурка"&gt;&lt;img <text:s/>itemprop="contentUrl" src="/img/toponymy/northernmost-rivers-of-the-Krasnodar-region-p1/Mokraya-Chuburka-River.jpg" alt="Река Мокрая Чубурка" width="800" height="475"/&gt;&lt;/a&gt;</text:p>
            <text:p><text:tab/>&lt;figcaption itemprop="description creditText"&gt;Река Мокрая Чубурка в среднем течении весной у Александровского леса. Автор фото Анатолий Лисицын, 2013 г. (https://www.plantarium.ru/)&lt;/figcaption&gt;</text:p>
            <text:p>&lt;/figure&gt;</text:p>
          </table:table-cell>
          <table:table-cell table:number-columns-repeated="16373"/>
        </table:table-row>
        <table:table-row table:style-name="ro1">
          <table:table-cell office:value-type="float" office:value="2" table:style-name="ce1">
            <text:p>2</text:p>
          </table:table-cell>
          <table:table-cell office:value-type="string" table:style-name="ce1">
            <text:p>Kuban-Map-1783</text:p>
          </table:table-cell>
          <table:table-cell office:value-type="float" office:value="600" table:style-name="ce1">
            <text:p>600</text:p>
          </table:table-cell>
          <table:table-cell office:value-type="float" office:value="358" table:style-name="ce1">
            <text:p>358</text:p>
          </table:table-cell>
          <table:table-cell office:value-type="string" table:style-name="ce1">
            <text:p>Карта Кубани 1783 г.</text:p>
          </table:table-cell>
          <table:table-cell office:value-type="string" table:style-name="ce1">
            <text:p>Карта Кубани 1783 г.</text:p>
          </table:table-cell>
          <table:table-cell office:value-type="string" table:style-name="ce1">
            <text:p>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text:p>
          </table:table-cell>
          <table:table-cell office:value-type="string" office:string-value="&lt;figure&gt;&#10; &lt;img src=&quot;/img/toponymy/northernmost-rivers-of-the-Krasnodar-region-p1/Kuban-Map-1783.jpg&quot; title=&quot;Карта Кубани 1783 г.&quot; alt=&quot;Карта Кубани 1783 г.&quot; width=&quot;600&quot; height=&quot;358&quot;/&gt;&#10; &lt;figcaption&gt;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lt;/figcaption&gt;&#10;&lt;/figure&gt;" table:formula="of:=&quot;&lt;figure&gt;&quot;&amp;CHAR(10)&amp;CHAR(9)&amp;&quot;&lt;img src=&quot;&quot;&quot;&amp;[.$B$1]&amp;[.B4]&amp;&quot;.jpg&quot;&amp;&quot;&quot;&quot; title=&quot;&quot;&quot;&amp;[.F4]&amp;&quot;&quot;&quot; alt=&quot;&quot;&quot;&amp;[.E4]&amp;&quot;&quot;&quot; width=&quot;&quot;&quot;&amp;[.C4]&amp;&quot;&quot;&quot; height=&quot;&quot;&quot;&amp;[.D4]&amp;&quot;&quot;&quot;/&gt;&quot;&amp;CHAR(10)&amp;CHAR(9)&amp;&quot;&lt;figcaption&gt;&quot;&amp;[.G4]&amp;&quot;&lt;/figcaption&gt;&quot;&amp;CHAR(10)&amp;&quot;&lt;/figure&gt;&quot;" table:style-name="ce2">
            <text:p>&lt;figure&gt;</text:p>
            <text:p><text:tab/>&lt;img src="/img/toponymy/northernmost-rivers-of-the-Krasnodar-region-p1/Kuban-Map-1783.jpg" title="Карта Кубани 1783 г." alt="Карта Кубани 1783 г." width="600" height="358"/&gt;</text:p>
            <text:p><text:tab/>&lt;figcaption&gt;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lt;/figcaption&gt;</text:p>
            <text:p>&lt;/figure&gt;</text:p>
          </table:table-cell>
          <table:table-cell office:value-type="string" office:string-value="&lt;figure&gt;&#10; &lt;a href=&quot;/img/toponymy/northernmost-rivers-of-the-Krasnodar-region-p1/Kuban-Map-1783-b.jpg&quot; title=&quot;Карта Кубани 1783 г.&quot;&gt;&lt;img src=&quot;/img/toponymy/northernmost-rivers-of-the-Krasnodar-region-p1/Kuban-Map-1783.jpg&quot; alt=&quot;Карта Кубани 1783 г.&quot; width=&quot;600&quot; height=&quot;358&quot;/&gt;&lt;/a&gt;&#10; &lt;figcaption&gt;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lt;/figcaption&gt;&#10;&lt;/figure&gt;" table:formula="of:=&quot;&lt;figure&gt;&quot;&amp;CHAR(10)&amp;CHAR(9)&amp;&quot;&lt;a href=&quot;&quot;&quot;&amp;[.$B$1]&amp;[.B4]&amp;&quot;-b.jpg&quot;&amp;&quot;&quot;&quot; title=&quot;&quot;&quot;&amp;[.F4]&amp;&quot;&quot;&quot;&gt;&lt;img src=&quot;&quot;&quot;&amp;[.$B$1]&amp;[.B4]&amp;&quot;.jpg&quot;&amp;&quot;&quot;&quot; alt=&quot;&quot;&quot;&amp;[.E4]&amp;&quot;&quot;&quot; width=&quot;&quot;&quot;&amp;[.C4]&amp;&quot;&quot;&quot; height=&quot;&quot;&quot;&amp;[.D4]&amp;&quot;&quot;&quot;/&gt;&lt;/a&gt;&quot;&amp;CHAR(10)&amp;CHAR(9)&amp;&quot;&lt;figcaption&gt;&quot;&amp;[.G4]&amp;&quot;&lt;/figcaption&gt;&quot;&amp;CHAR(10)&amp;&quot;&lt;/figure&gt;&quot;" table:style-name="ce1">
            <text:p>&lt;figure&gt;</text:p>
            <text:p><text:tab/>&lt;a href="/img/toponymy/northernmost-rivers-of-the-Krasnodar-region-p1/Kuban-Map-1783-b.jpg" title="Карта Кубани 1783 г."&gt;&lt;img src="/img/toponymy/northernmost-rivers-of-the-Krasnodar-region-p1/Kuban-Map-1783.jpg" alt="Карта Кубани 1783 г." width="600" height="358"/&gt;&lt;/a&gt;</text:p>
            <text:p><text:tab/>&lt;figcaption&gt;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lt;/figcaption&gt;</text:p>
            <text:p>&lt;/figure&gt;</text:p>
          </table:table-cell>
          <table:table-cell office:value-type="string" office:string-value="&lt;figure itemscope itemtype=&quot;https://schema.org/ImageObject&quot;&gt;&#10; &lt;meta itemprop=&quot;name&quot; content=&quot;Карта Кубани 1783 г.&quot; /&gt;&#10; &lt;img itemprop=&quot;contentUrl&quot; src=&quot;/img/toponymy/northernmost-rivers-of-the-Krasnodar-region-p1/Kuban-Map-1783.jpg&quot; title=&quot;Карта Кубани 1783 г.&quot; alt=&quot;Карта Кубани 1783 г.&quot; width=&quot;600&quot; height=&quot;358&quot;/&gt;&#10; &lt;figcaption itemprop=&quot;description creditText&quot;&gt;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lt;/figcaption&gt;&#10;&lt;/figure&gt;" table:formula="of:=&quot;&lt;figure itemscope itemtype=&quot;&quot;https://schema.org/ImageObject&quot;&quot;&gt;&quot;&amp;CHAR(10)&amp;CHAR(9)&amp;&quot;&lt;meta itemprop=&quot;&quot;name&quot;&quot; content=&quot;&quot;&quot;&amp;[.E4]&amp;&quot;&quot;&quot; /&gt;&quot;&amp;CHAR(10)&amp;CHAR(9)&amp;&quot;&lt;img itemprop=&quot;&quot;contentUrl&quot;&quot; src=&quot;&quot;&quot;&amp;[.$B$1]&amp;[.B4]&amp;&quot;.jpg&quot;&amp;&quot;&quot;&quot; title=&quot;&quot;&quot;&amp;[.F4]&amp;&quot;&quot;&quot; alt=&quot;&quot;&quot;&amp;[.E4]&amp;&quot;&quot;&quot; width=&quot;&quot;&quot;&amp;[.C4]&amp;&quot;&quot;&quot; height=&quot;&quot;&quot;&amp;[.D4]&amp;&quot;&quot;&quot;/&gt;&quot;&amp;CHAR(10)&amp;CHAR(9)&amp;&quot;&lt;figcaption itemprop=&quot;&quot;description creditText&quot;&quot;&gt;&quot;&amp;[.G4]&amp;&quot;&lt;/figcaption&gt;&quot;&amp;CHAR(10)&amp;&quot;&lt;/figure&gt;&quot;" table:style-name="ce1">
            <text:p>&lt;figure itemscope itemtype="https://schema.org/ImageObject"&gt;</text:p>
            <text:p><text:tab/>&lt;meta itemprop="name" content="Карта Кубани 1783 г." /&gt;</text:p>
            <text:p><text:tab/>&lt;img itemprop="contentUrl" src="/img/toponymy/northernmost-rivers-of-the-Krasnodar-region-p1/Kuban-Map-1783.jpg" title="Карта Кубани 1783 г." alt="Карта Кубани 1783 г." width="600" height="358"/&gt;</text:p>
            <text:p><text:tab/>&lt;figcaption itemprop="description creditText"&gt;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lt;/figcaption&gt;</text:p>
            <text:p>&lt;/figure&gt;</text:p>
          </table:table-cell>
          <table:table-cell office:value-type="string" office:string-value="&lt;figure itemscope itemtype=&quot;https://schema.org/ImageObject&quot;&gt;&#10; &lt;meta itemprop=&quot;name&quot; content=&quot;Карта Кубани 1783 г.&quot; /&gt;&#10; &lt;a href=&quot;/img/toponymy/northernmost-rivers-of-the-Krasnodar-region-p1/Kuban-Map-1783-b.jpg&quot; title=&quot;Карта Кубани 1783 г.&quot;&gt;&lt;img  itemprop=&quot;contentUrl&quot; src=&quot;/img/toponymy/northernmost-rivers-of-the-Krasnodar-region-p1/Kuban-Map-1783.jpg&quot; alt=&quot;Карта Кубани 1783 г.&quot; width=&quot;600&quot; height=&quot;358&quot;/&gt;&lt;/a&gt;&#10; &lt;figcaption itemprop=&quot;description creditText&quot;&gt;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lt;/figcaption&gt;&#10;&lt;/figure&gt;" table:formula="of:=&quot;&lt;figure itemscope itemtype=&quot;&quot;https://schema.org/ImageObject&quot;&quot;&gt;&quot;&amp;CHAR(10)&amp;CHAR(9)&amp;&quot;&lt;meta itemprop=&quot;&quot;name&quot;&quot; content=&quot;&quot;&quot;&amp;[.E4]&amp;&quot;&quot;&quot; /&gt;&quot;&amp;CHAR(10)&amp;CHAR(9)&amp;&quot;&lt;a href=&quot;&quot;&quot;&amp;[.$B$1]&amp;[.B4]&amp;&quot;-b.jpg&quot;&amp;&quot;&quot;&quot; title=&quot;&quot;&quot;&amp;[.F4]&amp;&quot;&quot;&quot;&gt;&lt;img  itemprop=&quot;&quot;contentUrl&quot;&quot; src=&quot;&quot;&quot;&amp;[.$B$1]&amp;[.B4]&amp;&quot;.jpg&quot;&amp;&quot;&quot;&quot; alt=&quot;&quot;&quot;&amp;[.E4]&amp;&quot;&quot;&quot; width=&quot;&quot;&quot;&amp;[.C4]&amp;&quot;&quot;&quot; height=&quot;&quot;&quot;&amp;[.D4]&amp;&quot;&quot;&quot;/&gt;&lt;/a&gt;&quot;&amp;CHAR(10)&amp;CHAR(9)&amp;&quot;&lt;figcaption itemprop=&quot;&quot;description creditText&quot;&quot;&gt;&quot;&amp;[.G4]&amp;&quot;&lt;/figcaption&gt;&quot;&amp;CHAR(10)&amp;&quot;&lt;/figure&gt;&quot;" table:style-name="ce1">
            <text:p>&lt;figure itemscope itemtype="https://schema.org/ImageObject"&gt;</text:p>
            <text:p><text:tab/>&lt;meta itemprop="name" content="Карта Кубани 1783 г." /&gt;</text:p>
            <text:p><text:tab/>&lt;a href="/img/toponymy/northernmost-rivers-of-the-Krasnodar-region-p1/Kuban-Map-1783-b.jpg" title="Карта Кубани 1783 г."&gt;&lt;img <text:s/>itemprop="contentUrl" src="/img/toponymy/northernmost-rivers-of-the-Krasnodar-region-p1/Kuban-Map-1783.jpg" alt="Карта Кубани 1783 г." width="600" height="358"/&gt;&lt;/a&gt;</text:p>
            <text:p><text:tab/>&lt;figcaption itemprop="description creditText"&gt;Фрагмент карты Кубани 1783 г., где обозначены река Чубуръ и река Елбужда левый приток реки Кагальник. На современных картах они соответственно обозначены как Мокрая Чубурка и Эльбузд&lt;/figcaption&gt;</text:p>
            <text:p>&lt;/figure&gt;</text:p>
          </table:table-cell>
          <table:table-cell table:number-columns-repeated="16373"/>
        </table:table-row>
        <table:table-row table:style-name="ro1">
          <table:table-cell office:value-type="float" office:value="3" table:style-name="ce1">
            <text:p>3</text:p>
          </table:table-cell>
          <table:table-cell office:value-type="string" table:style-name="ce1">
            <text:p>Mokraya-Chuburka-River-Mouth</text:p>
          </table:table-cell>
          <table:table-cell office:value-type="float" office:value="600" table:style-name="ce1">
            <text:p>600</text:p>
          </table:table-cell>
          <table:table-cell office:value-type="float" office:value="449" table:style-name="ce1">
            <text:p>449</text:p>
          </table:table-cell>
          <table:table-cell office:value-type="string" table:style-name="ce1">
            <text:p>Устье реки Мокрая Чубурка</text:p>
          </table:table-cell>
          <table:table-cell office:value-type="string" table:style-name="ce1">
            <text:p>Устье реки Мокрая Чубурка</text:p>
          </table:table-cell>
          <table:table-cell office:value-type="string" table:style-name="ce1">
            <text:p>Устье реки Мокрая Чубурка (https://www.rostovbereg.ru/)</text:p>
          </table:table-cell>
          <table:table-cell office:value-type="string" office:string-value="&lt;figure&gt;&#10; &lt;img src=&quot;/img/toponymy/northernmost-rivers-of-the-Krasnodar-region-p1/Mokraya-Chuburka-River-Mouth.jpg&quot; title=&quot;Устье реки Мокрая Чубурка&quot; alt=&quot;Устье реки Мокрая Чубурка&quot; width=&quot;600&quot; height=&quot;449&quot;/&gt;&#10; &lt;figcaption&gt;Устье реки Мокрая Чубурка (https://www.rostovbereg.ru/)&lt;/figcaption&gt;&#10;&lt;/figure&gt;" table:formula="of:=&quot;&lt;figure&gt;&quot;&amp;CHAR(10)&amp;CHAR(9)&amp;&quot;&lt;img src=&quot;&quot;&quot;&amp;[.$B$1]&amp;[.B5]&amp;&quot;.jpg&quot;&amp;&quot;&quot;&quot; title=&quot;&quot;&quot;&amp;[.F5]&amp;&quot;&quot;&quot; alt=&quot;&quot;&quot;&amp;[.E5]&amp;&quot;&quot;&quot; width=&quot;&quot;&quot;&amp;[.C5]&amp;&quot;&quot;&quot; height=&quot;&quot;&quot;&amp;[.D5]&amp;&quot;&quot;&quot;/&gt;&quot;&amp;CHAR(10)&amp;CHAR(9)&amp;&quot;&lt;figcaption&gt;&quot;&amp;[.G5]&amp;&quot;&lt;/figcaption&gt;&quot;&amp;CHAR(10)&amp;&quot;&lt;/figure&gt;&quot;" table:style-name="ce2">
            <text:p>&lt;figure&gt;</text:p>
            <text:p><text:tab/>&lt;img src="/img/toponymy/northernmost-rivers-of-the-Krasnodar-region-p1/Mokraya-Chuburka-River-Mouth.jpg" title="Устье реки Мокрая Чубурка" alt="Устье реки Мокрая Чубурка" width="600" height="449"/&gt;</text:p>
            <text:p><text:tab/>&lt;figcaption&gt;Устье реки Мокрая Чубурка (https://www.rostovbereg.ru/)&lt;/figcaption&gt;</text:p>
            <text:p>&lt;/figure&gt;</text:p>
          </table:table-cell>
          <table:table-cell office:value-type="string" office:string-value="&lt;figure&gt;&#10; &lt;a href=&quot;/img/toponymy/northernmost-rivers-of-the-Krasnodar-region-p1/Mokraya-Chuburka-River-Mouth-b.jpg&quot; title=&quot;Устье реки Мокрая Чубурка&quot;&gt;&lt;img src=&quot;/img/toponymy/northernmost-rivers-of-the-Krasnodar-region-p1/Mokraya-Chuburka-River-Mouth.jpg&quot; alt=&quot;Устье реки Мокрая Чубурка&quot; width=&quot;600&quot; height=&quot;449&quot;/&gt;&lt;/a&gt;&#10; &lt;figcaption&gt;Устье реки Мокрая Чубурка (https://www.rostovbereg.ru/)&lt;/figcaption&gt;&#10;&lt;/figure&gt;" table:formula="of:=&quot;&lt;figure&gt;&quot;&amp;CHAR(10)&amp;CHAR(9)&amp;&quot;&lt;a href=&quot;&quot;&quot;&amp;[.$B$1]&amp;[.B5]&amp;&quot;-b.jpg&quot;&amp;&quot;&quot;&quot; title=&quot;&quot;&quot;&amp;[.F5]&amp;&quot;&quot;&quot;&gt;&lt;img src=&quot;&quot;&quot;&amp;[.$B$1]&amp;[.B5]&amp;&quot;.jpg&quot;&amp;&quot;&quot;&quot; alt=&quot;&quot;&quot;&amp;[.E5]&amp;&quot;&quot;&quot; width=&quot;&quot;&quot;&amp;[.C5]&amp;&quot;&quot;&quot; height=&quot;&quot;&quot;&amp;[.D5]&amp;&quot;&quot;&quot;/&gt;&lt;/a&gt;&quot;&amp;CHAR(10)&amp;CHAR(9)&amp;&quot;&lt;figcaption&gt;&quot;&amp;[.G5]&amp;&quot;&lt;/figcaption&gt;&quot;&amp;CHAR(10)&amp;&quot;&lt;/figure&gt;&quot;" table:style-name="ce1">
            <text:p>&lt;figure&gt;</text:p>
            <text:p><text:tab/>&lt;a href="/img/toponymy/northernmost-rivers-of-the-Krasnodar-region-p1/Mokraya-Chuburka-River-Mouth-b.jpg" title="Устье реки Мокрая Чубурка"&gt;&lt;img src="/img/toponymy/northernmost-rivers-of-the-Krasnodar-region-p1/Mokraya-Chuburka-River-Mouth.jpg" alt="Устье реки Мокрая Чубурка" width="600" height="449"/&gt;&lt;/a&gt;</text:p>
            <text:p><text:tab/>&lt;figcaption&gt;Устье реки Мокрая Чубурка (https://www.rostovbereg.ru/)&lt;/figcaption&gt;</text:p>
            <text:p>&lt;/figure&gt;</text:p>
          </table:table-cell>
          <table:table-cell office:value-type="string" office:string-value="&lt;figure itemscope itemtype=&quot;https://schema.org/ImageObject&quot;&gt;&#10; &lt;meta itemprop=&quot;name&quot; content=&quot;Устье реки Мокрая Чубурка&quot; /&gt;&#10; &lt;img itemprop=&quot;contentUrl&quot; src=&quot;/img/toponymy/northernmost-rivers-of-the-Krasnodar-region-p1/Mokraya-Chuburka-River-Mouth.jpg&quot; title=&quot;Устье реки Мокрая Чубурка&quot; alt=&quot;Устье реки Мокрая Чубурка&quot; width=&quot;600&quot; height=&quot;449&quot;/&gt;&#10; &lt;figcaption itemprop=&quot;description creditText&quot;&gt;Устье реки Мокрая Чубурка (https://www.rostovbereg.ru/)&lt;/figcaption&gt;&#10;&lt;/figure&gt;" table:formula="of:=&quot;&lt;figure itemscope itemtype=&quot;&quot;https://schema.org/ImageObject&quot;&quot;&gt;&quot;&amp;CHAR(10)&amp;CHAR(9)&amp;&quot;&lt;meta itemprop=&quot;&quot;name&quot;&quot; content=&quot;&quot;&quot;&amp;[.E5]&amp;&quot;&quot;&quot; /&gt;&quot;&amp;CHAR(10)&amp;CHAR(9)&amp;&quot;&lt;img itemprop=&quot;&quot;contentUrl&quot;&quot; src=&quot;&quot;&quot;&amp;[.$B$1]&amp;[.B5]&amp;&quot;.jpg&quot;&amp;&quot;&quot;&quot; title=&quot;&quot;&quot;&amp;[.F5]&amp;&quot;&quot;&quot; alt=&quot;&quot;&quot;&amp;[.E5]&amp;&quot;&quot;&quot; width=&quot;&quot;&quot;&amp;[.C5]&amp;&quot;&quot;&quot; height=&quot;&quot;&quot;&amp;[.D5]&amp;&quot;&quot;&quot;/&gt;&quot;&amp;CHAR(10)&amp;CHAR(9)&amp;&quot;&lt;figcaption itemprop=&quot;&quot;description creditText&quot;&quot;&gt;&quot;&amp;[.G5]&amp;&quot;&lt;/figcaption&gt;&quot;&amp;CHAR(10)&amp;&quot;&lt;/figure&gt;&quot;" table:style-name="ce1">
            <text:p>&lt;figure itemscope itemtype="https://schema.org/ImageObject"&gt;</text:p>
            <text:p><text:tab/>&lt;meta itemprop="name" content="Устье реки Мокрая Чубурка" /&gt;</text:p>
            <text:p><text:tab/>&lt;img itemprop="contentUrl" src="/img/toponymy/northernmost-rivers-of-the-Krasnodar-region-p1/Mokraya-Chuburka-River-Mouth.jpg" title="Устье реки Мокрая Чубурка" alt="Устье реки Мокрая Чубурка" width="600" height="449"/&gt;</text:p>
            <text:p><text:tab/>&lt;figcaption itemprop="description creditText"&gt;Устье реки Мокрая Чубурка (https://www.rostovbereg.ru/)&lt;/figcaption&gt;</text:p>
            <text:p>&lt;/figure&gt;</text:p>
          </table:table-cell>
          <table:table-cell office:value-type="string" office:string-value="&lt;figure itemscope itemtype=&quot;https://schema.org/ImageObject&quot;&gt;&#10; &lt;meta itemprop=&quot;name&quot; content=&quot;Устье реки Мокрая Чубурка&quot; /&gt;&#10; &lt;a href=&quot;/img/toponymy/northernmost-rivers-of-the-Krasnodar-region-p1/Mokraya-Chuburka-River-Mouth-b.jpg&quot; title=&quot;Устье реки Мокрая Чубурка&quot;&gt;&lt;img  itemprop=&quot;contentUrl&quot; src=&quot;/img/toponymy/northernmost-rivers-of-the-Krasnodar-region-p1/Mokraya-Chuburka-River-Mouth.jpg&quot; alt=&quot;Устье реки Мокрая Чубурка&quot; width=&quot;600&quot; height=&quot;449&quot;/&gt;&lt;/a&gt;&#10; &lt;figcaption itemprop=&quot;description creditText&quot;&gt;Устье реки Мокрая Чубурка (https://www.rostovbereg.ru/)&lt;/figcaption&gt;&#10;&lt;/figure&gt;" table:formula="of:=&quot;&lt;figure itemscope itemtype=&quot;&quot;https://schema.org/ImageObject&quot;&quot;&gt;&quot;&amp;CHAR(10)&amp;CHAR(9)&amp;&quot;&lt;meta itemprop=&quot;&quot;name&quot;&quot; content=&quot;&quot;&quot;&amp;[.E5]&amp;&quot;&quot;&quot; /&gt;&quot;&amp;CHAR(10)&amp;CHAR(9)&amp;&quot;&lt;a href=&quot;&quot;&quot;&amp;[.$B$1]&amp;[.B5]&amp;&quot;-b.jpg&quot;&amp;&quot;&quot;&quot; title=&quot;&quot;&quot;&amp;[.F5]&amp;&quot;&quot;&quot;&gt;&lt;img  itemprop=&quot;&quot;contentUrl&quot;&quot; src=&quot;&quot;&quot;&amp;[.$B$1]&amp;[.B5]&amp;&quot;.jpg&quot;&amp;&quot;&quot;&quot; alt=&quot;&quot;&quot;&amp;[.E5]&amp;&quot;&quot;&quot; width=&quot;&quot;&quot;&amp;[.C5]&amp;&quot;&quot;&quot; height=&quot;&quot;&quot;&amp;[.D5]&amp;&quot;&quot;&quot;/&gt;&lt;/a&gt;&quot;&amp;CHAR(10)&amp;CHAR(9)&amp;&quot;&lt;figcaption itemprop=&quot;&quot;description creditText&quot;&quot;&gt;&quot;&amp;[.G5]&amp;&quot;&lt;/figcaption&gt;&quot;&amp;CHAR(10)&amp;&quot;&lt;/figure&gt;&quot;" table:style-name="ce1">
            <text:p>&lt;figure itemscope itemtype="https://schema.org/ImageObject"&gt;</text:p>
            <text:p><text:tab/>&lt;meta itemprop="name" content="Устье реки Мокрая Чубурка" /&gt;</text:p>
            <text:p><text:tab/>&lt;a href="/img/toponymy/northernmost-rivers-of-the-Krasnodar-region-p1/Mokraya-Chuburka-River-Mouth-b.jpg" title="Устье реки Мокрая Чубурка"&gt;&lt;img <text:s/>itemprop="contentUrl" src="/img/toponymy/northernmost-rivers-of-the-Krasnodar-region-p1/Mokraya-Chuburka-River-Mouth.jpg" alt="Устье реки Мокрая Чубурка" width="600" height="449"/&gt;&lt;/a&gt;</text:p>
            <text:p><text:tab/>&lt;figcaption itemprop="description creditText"&gt;Устье реки Мокрая Чубурка (https://www.rostovbereg.ru/)&lt;/figcaption&gt;</text:p>
            <text:p>&lt;/figure&gt;</text:p>
          </table:table-cell>
          <table:table-cell table:number-columns-repeated="16373"/>
        </table:table-row>
        <table:table-row table:style-name="ro1">
          <table:table-cell office:value-type="float" office:value="4" table:style-name="ce1">
            <text:p>4</text:p>
          </table:table-cell>
          <table:table-cell office:value-type="string" table:style-name="ce1">
            <text:p>Mokrya-Chubur-and-Sukhoy-Chubur-Rivers</text:p>
          </table:table-cell>
          <table:table-cell office:value-type="float" office:value="600" table:style-name="ce1">
            <text:p>600</text:p>
          </table:table-cell>
          <table:table-cell office:value-type="float" office:value="551" table:style-name="ce1">
            <text:p>551</text:p>
          </table:table-cell>
          <table:table-cell office:value-type="string" table:style-name="ce1">
            <text:p>Реки Мокрый Чубуръ и Сухой Чубуръ</text:p>
          </table:table-cell>
          <table:table-cell office:value-type="string" table:style-name="ce1">
            <text:p>Реки Мокрый Чубуръ и Сухой Чубуръ</text:p>
          </table:table-cell>
          <table:table-cell office:value-type="string" table:style-name="ce1">
            <text:p>Реки Мокрый Чубуръ и Сухой Чубуръ на карте 1840 г., сейчас называются Мокрая и Сухая Чубурка</text:p>
          </table:table-cell>
          <table:table-cell office:value-type="string" office:string-value="&lt;figure&gt;&#10; &lt;img src=&quot;/img/toponymy/northernmost-rivers-of-the-Krasnodar-region-p1/Mokrya-Chubur-and-Sukhoy-Chubur-Rivers.jpg&quot; title=&quot;Реки Мокрый Чубуръ и Сухой Чубуръ&quot; alt=&quot;Реки Мокрый Чубуръ и Сухой Чубуръ&quot; width=&quot;600&quot; height=&quot;551&quot;/&gt;&#10; &lt;figcaption&gt;Реки Мокрый Чубуръ и Сухой Чубуръ на карте 1840 г., сейчас называются Мокрая и Сухая Чубурка&lt;/figcaption&gt;&#10;&lt;/figure&gt;" table:formula="of:=&quot;&lt;figure&gt;&quot;&amp;CHAR(10)&amp;CHAR(9)&amp;&quot;&lt;img src=&quot;&quot;&quot;&amp;[.$B$1]&amp;[.B6]&amp;&quot;.jpg&quot;&amp;&quot;&quot;&quot; title=&quot;&quot;&quot;&amp;[.F6]&amp;&quot;&quot;&quot; alt=&quot;&quot;&quot;&amp;[.E6]&amp;&quot;&quot;&quot; width=&quot;&quot;&quot;&amp;[.C6]&amp;&quot;&quot;&quot; height=&quot;&quot;&quot;&amp;[.D6]&amp;&quot;&quot;&quot;/&gt;&quot;&amp;CHAR(10)&amp;CHAR(9)&amp;&quot;&lt;figcaption&gt;&quot;&amp;[.G6]&amp;&quot;&lt;/figcaption&gt;&quot;&amp;CHAR(10)&amp;&quot;&lt;/figure&gt;&quot;" table:style-name="ce2">
            <text:p>&lt;figure&gt;</text:p>
            <text:p><text:tab/>&lt;img src="/img/toponymy/northernmost-rivers-of-the-Krasnodar-region-p1/Mokrya-Chubur-and-Sukhoy-Chubur-Rivers.jpg" title="Реки Мокрый Чубуръ и Сухой Чубуръ" alt="Реки Мокрый Чубуръ и Сухой Чубуръ" width="600" height="551"/&gt;</text:p>
            <text:p><text:tab/>&lt;figcaption&gt;Реки Мокрый Чубуръ и Сухой Чубуръ на карте 1840 г., сейчас называются Мокрая и Сухая Чубурка&lt;/figcaption&gt;</text:p>
            <text:p>&lt;/figure&gt;</text:p>
          </table:table-cell>
          <table:table-cell office:value-type="string" office:string-value="&lt;figure&gt;&#10; &lt;a href=&quot;/img/toponymy/northernmost-rivers-of-the-Krasnodar-region-p1/Mokrya-Chubur-and-Sukhoy-Chubur-Rivers-b.jpg&quot; title=&quot;Реки Мокрый Чубуръ и Сухой Чубуръ&quot;&gt;&lt;img src=&quot;/img/toponymy/northernmost-rivers-of-the-Krasnodar-region-p1/Mokrya-Chubur-and-Sukhoy-Chubur-Rivers.jpg&quot; alt=&quot;Реки Мокрый Чубуръ и Сухой Чубуръ&quot; width=&quot;600&quot; height=&quot;551&quot;/&gt;&lt;/a&gt;&#10; &lt;figcaption&gt;Реки Мокрый Чубуръ и Сухой Чубуръ на карте 1840 г., сейчас называются Мокрая и Сухая Чубурка&lt;/figcaption&gt;&#10;&lt;/figure&gt;" table:formula="of:=&quot;&lt;figure&gt;&quot;&amp;CHAR(10)&amp;CHAR(9)&amp;&quot;&lt;a href=&quot;&quot;&quot;&amp;[.$B$1]&amp;[.B6]&amp;&quot;-b.jpg&quot;&amp;&quot;&quot;&quot; title=&quot;&quot;&quot;&amp;[.F6]&amp;&quot;&quot;&quot;&gt;&lt;img src=&quot;&quot;&quot;&amp;[.$B$1]&amp;[.B6]&amp;&quot;.jpg&quot;&amp;&quot;&quot;&quot; alt=&quot;&quot;&quot;&amp;[.E6]&amp;&quot;&quot;&quot; width=&quot;&quot;&quot;&amp;[.C6]&amp;&quot;&quot;&quot; height=&quot;&quot;&quot;&amp;[.D6]&amp;&quot;&quot;&quot;/&gt;&lt;/a&gt;&quot;&amp;CHAR(10)&amp;CHAR(9)&amp;&quot;&lt;figcaption&gt;&quot;&amp;[.G6]&amp;&quot;&lt;/figcaption&gt;&quot;&amp;CHAR(10)&amp;&quot;&lt;/figure&gt;&quot;" table:style-name="ce1">
            <text:p>&lt;figure&gt;</text:p>
            <text:p><text:tab/>&lt;a href="/img/toponymy/northernmost-rivers-of-the-Krasnodar-region-p1/Mokrya-Chubur-and-Sukhoy-Chubur-Rivers-b.jpg" title="Реки Мокрый Чубуръ и Сухой Чубуръ"&gt;&lt;img src="/img/toponymy/northernmost-rivers-of-the-Krasnodar-region-p1/Mokrya-Chubur-and-Sukhoy-Chubur-Rivers.jpg" alt="Реки Мокрый Чубуръ и Сухой Чубуръ" width="600" height="551"/&gt;&lt;/a&gt;</text:p>
            <text:p><text:tab/>&lt;figcaption&gt;Реки Мокрый Чубуръ и Сухой Чубуръ на карте 1840 г., сейчас называются Мокрая и Сухая Чубурка&lt;/figcaption&gt;</text:p>
            <text:p>&lt;/figure&gt;</text:p>
          </table:table-cell>
          <table:table-cell office:value-type="string" office:string-value="&lt;figure itemscope itemtype=&quot;https://schema.org/ImageObject&quot;&gt;&#10; &lt;meta itemprop=&quot;name&quot; content=&quot;Реки Мокрый Чубуръ и Сухой Чубуръ&quot; /&gt;&#10; &lt;img itemprop=&quot;contentUrl&quot; src=&quot;/img/toponymy/northernmost-rivers-of-the-Krasnodar-region-p1/Mokrya-Chubur-and-Sukhoy-Chubur-Rivers.jpg&quot; title=&quot;Реки Мокрый Чубуръ и Сухой Чубуръ&quot; alt=&quot;Реки Мокрый Чубуръ и Сухой Чубуръ&quot; width=&quot;600&quot; height=&quot;551&quot;/&gt;&#10; &lt;figcaption itemprop=&quot;description creditText&quot;&gt;Реки Мокрый Чубуръ и Сухой Чубуръ на карте 1840 г., сейчас называются Мокрая и Сухая Чубурка&lt;/figcaption&gt;&#10;&lt;/figure&gt;" table:formula="of:=&quot;&lt;figure itemscope itemtype=&quot;&quot;https://schema.org/ImageObject&quot;&quot;&gt;&quot;&amp;CHAR(10)&amp;CHAR(9)&amp;&quot;&lt;meta itemprop=&quot;&quot;name&quot;&quot; content=&quot;&quot;&quot;&amp;[.E6]&amp;&quot;&quot;&quot; /&gt;&quot;&amp;CHAR(10)&amp;CHAR(9)&amp;&quot;&lt;img itemprop=&quot;&quot;contentUrl&quot;&quot; src=&quot;&quot;&quot;&amp;[.$B$1]&amp;[.B6]&amp;&quot;.jpg&quot;&amp;&quot;&quot;&quot; title=&quot;&quot;&quot;&amp;[.F6]&amp;&quot;&quot;&quot; alt=&quot;&quot;&quot;&amp;[.E6]&amp;&quot;&quot;&quot; width=&quot;&quot;&quot;&amp;[.C6]&amp;&quot;&quot;&quot; height=&quot;&quot;&quot;&amp;[.D6]&amp;&quot;&quot;&quot;/&gt;&quot;&amp;CHAR(10)&amp;CHAR(9)&amp;&quot;&lt;figcaption itemprop=&quot;&quot;description creditText&quot;&quot;&gt;&quot;&amp;[.G6]&amp;&quot;&lt;/figcaption&gt;&quot;&amp;CHAR(10)&amp;&quot;&lt;/figure&gt;&quot;" table:style-name="ce1">
            <text:p>&lt;figure itemscope itemtype="https://schema.org/ImageObject"&gt;</text:p>
            <text:p><text:tab/>&lt;meta itemprop="name" content="Реки Мокрый Чубуръ и Сухой Чубуръ" /&gt;</text:p>
            <text:p><text:tab/>&lt;img itemprop="contentUrl" src="/img/toponymy/northernmost-rivers-of-the-Krasnodar-region-p1/Mokrya-Chubur-and-Sukhoy-Chubur-Rivers.jpg" title="Реки Мокрый Чубуръ и Сухой Чубуръ" alt="Реки Мокрый Чубуръ и Сухой Чубуръ" width="600" height="551"/&gt;</text:p>
            <text:p><text:tab/>&lt;figcaption itemprop="description creditText"&gt;Реки Мокрый Чубуръ и Сухой Чубуръ на карте 1840 г., сейчас называются Мокрая и Сухая Чубурка&lt;/figcaption&gt;</text:p>
            <text:p>&lt;/figure&gt;</text:p>
          </table:table-cell>
          <table:table-cell office:value-type="string" office:string-value="&lt;figure itemscope itemtype=&quot;https://schema.org/ImageObject&quot;&gt;&#10; &lt;meta itemprop=&quot;name&quot; content=&quot;Реки Мокрый Чубуръ и Сухой Чубуръ&quot; /&gt;&#10; &lt;a href=&quot;/img/toponymy/northernmost-rivers-of-the-Krasnodar-region-p1/Mokrya-Chubur-and-Sukhoy-Chubur-Rivers-b.jpg&quot; title=&quot;Реки Мокрый Чубуръ и Сухой Чубуръ&quot;&gt;&lt;img  itemprop=&quot;contentUrl&quot; src=&quot;/img/toponymy/northernmost-rivers-of-the-Krasnodar-region-p1/Mokrya-Chubur-and-Sukhoy-Chubur-Rivers.jpg&quot; alt=&quot;Реки Мокрый Чубуръ и Сухой Чубуръ&quot; width=&quot;600&quot; height=&quot;551&quot;/&gt;&lt;/a&gt;&#10; &lt;figcaption itemprop=&quot;description creditText&quot;&gt;Реки Мокрый Чубуръ и Сухой Чубуръ на карте 1840 г., сейчас называются Мокрая и Сухая Чубурка&lt;/figcaption&gt;&#10;&lt;/figure&gt;" table:formula="of:=&quot;&lt;figure itemscope itemtype=&quot;&quot;https://schema.org/ImageObject&quot;&quot;&gt;&quot;&amp;CHAR(10)&amp;CHAR(9)&amp;&quot;&lt;meta itemprop=&quot;&quot;name&quot;&quot; content=&quot;&quot;&quot;&amp;[.E6]&amp;&quot;&quot;&quot; /&gt;&quot;&amp;CHAR(10)&amp;CHAR(9)&amp;&quot;&lt;a href=&quot;&quot;&quot;&amp;[.$B$1]&amp;[.B6]&amp;&quot;-b.jpg&quot;&amp;&quot;&quot;&quot; title=&quot;&quot;&quot;&amp;[.F6]&amp;&quot;&quot;&quot;&gt;&lt;img  itemprop=&quot;&quot;contentUrl&quot;&quot; src=&quot;&quot;&quot;&amp;[.$B$1]&amp;[.B6]&amp;&quot;.jpg&quot;&amp;&quot;&quot;&quot; alt=&quot;&quot;&quot;&amp;[.E6]&amp;&quot;&quot;&quot; width=&quot;&quot;&quot;&amp;[.C6]&amp;&quot;&quot;&quot; height=&quot;&quot;&quot;&amp;[.D6]&amp;&quot;&quot;&quot;/&gt;&lt;/a&gt;&quot;&amp;CHAR(10)&amp;CHAR(9)&amp;&quot;&lt;figcaption itemprop=&quot;&quot;description creditText&quot;&quot;&gt;&quot;&amp;[.G6]&amp;&quot;&lt;/figcaption&gt;&quot;&amp;CHAR(10)&amp;&quot;&lt;/figure&gt;&quot;" table:style-name="ce1">
            <text:p>&lt;figure itemscope itemtype="https://schema.org/ImageObject"&gt;</text:p>
            <text:p><text:tab/>&lt;meta itemprop="name" content="Реки Мокрый Чубуръ и Сухой Чубуръ" /&gt;</text:p>
            <text:p><text:tab/>&lt;a href="/img/toponymy/northernmost-rivers-of-the-Krasnodar-region-p1/Mokrya-Chubur-and-Sukhoy-Chubur-Rivers-b.jpg" title="Реки Мокрый Чубуръ и Сухой Чубуръ"&gt;&lt;img <text:s/>itemprop="contentUrl" src="/img/toponymy/northernmost-rivers-of-the-Krasnodar-region-p1/Mokrya-Chubur-and-Sukhoy-Chubur-Rivers.jpg" alt="Реки Мокрый Чубуръ и Сухой Чубуръ" width="600" height="551"/&gt;&lt;/a&gt;</text:p>
            <text:p><text:tab/>&lt;figcaption itemprop="description creditText"&gt;Реки Мокрый Чубуръ и Сухой Чубуръ на карте 1840 г., сейчас называются Мокрая и Сухая Чубурка&lt;/figcaption&gt;</text:p>
            <text:p>&lt;/figure&gt;</text:p>
          </table:table-cell>
          <table:table-cell table:number-columns-repeated="16373"/>
        </table:table-row>
        <table:table-row table:style-name="ro1">
          <table:table-cell office:value-type="float" office:value="5" table:style-name="ce1">
            <text:p>5</text:p>
          </table:table-cell>
          <table:table-cell office:value-type="string" table:style-name="ce1">
            <text:p>Thyme</text:p>
          </table:table-cell>
          <table:table-cell office:value-type="float" office:value="574" table:style-name="ce1">
            <text:p>574</text:p>
          </table:table-cell>
          <table:table-cell office:value-type="float" office:value="800" table:style-name="ce1">
            <text:p>800</text:p>
          </table:table-cell>
          <table:table-cell office:value-type="string" table:style-name="ce1">
            <text:p>Чабрец</text:p>
          </table:table-cell>
          <table:table-cell office:value-type="string" table:style-name="ce1">
            <text:p>Чабрец</text:p>
          </table:table-cell>
          <table:table-cell office:value-type="string" table:style-name="ce1">
            <text:p>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text:p>
          </table:table-cell>
          <table:table-cell office:value-type="string" office:string-value="&lt;figure&gt;&#10; &lt;img src=&quot;/img/toponymy/northernmost-rivers-of-the-Krasnodar-region-p1/Thyme.jpg&quot; title=&quot;Чабрец&quot; alt=&quot;Чабрец&quot; width=&quot;574&quot; height=&quot;800&quot;/&gt;&#10; &lt;figcaption&gt;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lt;/figcaption&gt;&#10;&lt;/figure&gt;" table:formula="of:=&quot;&lt;figure&gt;&quot;&amp;CHAR(10)&amp;CHAR(9)&amp;&quot;&lt;img src=&quot;&quot;&quot;&amp;[.$B$1]&amp;[.B7]&amp;&quot;.jpg&quot;&amp;&quot;&quot;&quot; title=&quot;&quot;&quot;&amp;[.F7]&amp;&quot;&quot;&quot; alt=&quot;&quot;&quot;&amp;[.E7]&amp;&quot;&quot;&quot; width=&quot;&quot;&quot;&amp;[.C7]&amp;&quot;&quot;&quot; height=&quot;&quot;&quot;&amp;[.D7]&amp;&quot;&quot;&quot;/&gt;&quot;&amp;CHAR(10)&amp;CHAR(9)&amp;&quot;&lt;figcaption&gt;&quot;&amp;[.G7]&amp;&quot;&lt;/figcaption&gt;&quot;&amp;CHAR(10)&amp;&quot;&lt;/figure&gt;&quot;" table:style-name="ce1">
            <text:p>&lt;figure&gt;</text:p>
            <text:p><text:tab/>&lt;img src="/img/toponymy/northernmost-rivers-of-the-Krasnodar-region-p1/Thyme.jpg" title="Чабрец" alt="Чабрец" width="574" height="800"/&gt;</text:p>
            <text:p><text:tab/>&lt;figcaption&gt;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lt;/figcaption&gt;</text:p>
            <text:p>&lt;/figure&gt;</text:p>
          </table:table-cell>
          <table:table-cell office:value-type="string" office:string-value="&lt;figure&gt;&#10; &lt;a href=&quot;/img/toponymy/northernmost-rivers-of-the-Krasnodar-region-p1/Thyme-b.jpg&quot; title=&quot;Чабрец&quot;&gt;&lt;img src=&quot;/img/toponymy/northernmost-rivers-of-the-Krasnodar-region-p1/Thyme.jpg&quot; alt=&quot;Чабрец&quot; width=&quot;574&quot; height=&quot;800&quot;/&gt;&lt;/a&gt;&#10; &lt;figcaption&gt;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lt;/figcaption&gt;&#10;&lt;/figure&gt;" table:formula="of:=&quot;&lt;figure&gt;&quot;&amp;CHAR(10)&amp;CHAR(9)&amp;&quot;&lt;a href=&quot;&quot;&quot;&amp;[.$B$1]&amp;[.B7]&amp;&quot;-b.jpg&quot;&amp;&quot;&quot;&quot; title=&quot;&quot;&quot;&amp;[.F7]&amp;&quot;&quot;&quot;&gt;&lt;img src=&quot;&quot;&quot;&amp;[.$B$1]&amp;[.B7]&amp;&quot;.jpg&quot;&amp;&quot;&quot;&quot; alt=&quot;&quot;&quot;&amp;[.E7]&amp;&quot;&quot;&quot; width=&quot;&quot;&quot;&amp;[.C7]&amp;&quot;&quot;&quot; height=&quot;&quot;&quot;&amp;[.D7]&amp;&quot;&quot;&quot;/&gt;&lt;/a&gt;&quot;&amp;CHAR(10)&amp;CHAR(9)&amp;&quot;&lt;figcaption&gt;&quot;&amp;[.G7]&amp;&quot;&lt;/figcaption&gt;&quot;&amp;CHAR(10)&amp;&quot;&lt;/figure&gt;&quot;" table:style-name="ce2">
            <text:p>&lt;figure&gt;</text:p>
            <text:p><text:tab/>&lt;a href="/img/toponymy/northernmost-rivers-of-the-Krasnodar-region-p1/Thyme-b.jpg" title="Чабрец"&gt;&lt;img src="/img/toponymy/northernmost-rivers-of-the-Krasnodar-region-p1/Thyme.jpg" alt="Чабрец" width="574" height="800"/&gt;&lt;/a&gt;</text:p>
            <text:p><text:tab/>&lt;figcaption&gt;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lt;/figcaption&gt;</text:p>
            <text:p>&lt;/figure&gt;</text:p>
          </table:table-cell>
          <table:table-cell office:value-type="string" office:string-value="&lt;figure itemscope itemtype=&quot;https://schema.org/ImageObject&quot;&gt;&#10; &lt;meta itemprop=&quot;name&quot; content=&quot;Чабрец&quot; /&gt;&#10; &lt;img itemprop=&quot;contentUrl&quot; src=&quot;/img/toponymy/northernmost-rivers-of-the-Krasnodar-region-p1/Thyme.jpg&quot; title=&quot;Чабрец&quot; alt=&quot;Чабрец&quot; width=&quot;574&quot; height=&quot;800&quot;/&gt;&#10; &lt;figcaption itemprop=&quot;description creditText&quot;&gt;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lt;/figcaption&gt;&#10;&lt;/figure&gt;" table:formula="of:=&quot;&lt;figure itemscope itemtype=&quot;&quot;https://schema.org/ImageObject&quot;&quot;&gt;&quot;&amp;CHAR(10)&amp;CHAR(9)&amp;&quot;&lt;meta itemprop=&quot;&quot;name&quot;&quot; content=&quot;&quot;&quot;&amp;[.E7]&amp;&quot;&quot;&quot; /&gt;&quot;&amp;CHAR(10)&amp;CHAR(9)&amp;&quot;&lt;img itemprop=&quot;&quot;contentUrl&quot;&quot; src=&quot;&quot;&quot;&amp;[.$B$1]&amp;[.B7]&amp;&quot;.jpg&quot;&amp;&quot;&quot;&quot; title=&quot;&quot;&quot;&amp;[.F7]&amp;&quot;&quot;&quot; alt=&quot;&quot;&quot;&amp;[.E7]&amp;&quot;&quot;&quot; width=&quot;&quot;&quot;&amp;[.C7]&amp;&quot;&quot;&quot; height=&quot;&quot;&quot;&amp;[.D7]&amp;&quot;&quot;&quot;/&gt;&quot;&amp;CHAR(10)&amp;CHAR(9)&amp;&quot;&lt;figcaption itemprop=&quot;&quot;description creditText&quot;&quot;&gt;&quot;&amp;[.G7]&amp;&quot;&lt;/figcaption&gt;&quot;&amp;CHAR(10)&amp;&quot;&lt;/figure&gt;&quot;" table:style-name="ce1">
            <text:p>&lt;figure itemscope itemtype="https://schema.org/ImageObject"&gt;</text:p>
            <text:p><text:tab/>&lt;meta itemprop="name" content="Чабрец" /&gt;</text:p>
            <text:p><text:tab/>&lt;img itemprop="contentUrl" src="/img/toponymy/northernmost-rivers-of-the-Krasnodar-region-p1/Thyme.jpg" title="Чабрец" alt="Чабрец" width="574" height="800"/&gt;</text:p>
            <text:p><text:tab/>&lt;figcaption itemprop="description creditText"&gt;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lt;/figcaption&gt;</text:p>
            <text:p>&lt;/figure&gt;</text:p>
          </table:table-cell>
          <table:table-cell office:value-type="string" office:string-value="&lt;figure itemscope itemtype=&quot;https://schema.org/ImageObject&quot;&gt;&#10; &lt;meta itemprop=&quot;name&quot; content=&quot;Чабрец&quot; /&gt;&#10; &lt;a href=&quot;/img/toponymy/northernmost-rivers-of-the-Krasnodar-region-p1/Thyme-b.jpg&quot; title=&quot;Чабрец&quot;&gt;&lt;img  itemprop=&quot;contentUrl&quot; src=&quot;/img/toponymy/northernmost-rivers-of-the-Krasnodar-region-p1/Thyme.jpg&quot; alt=&quot;Чабрец&quot; width=&quot;574&quot; height=&quot;800&quot;/&gt;&lt;/a&gt;&#10; &lt;figcaption itemprop=&quot;description creditText&quot;&gt;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lt;/figcaption&gt;&#10;&lt;/figure&gt;" table:formula="of:=&quot;&lt;figure itemscope itemtype=&quot;&quot;https://schema.org/ImageObject&quot;&quot;&gt;&quot;&amp;CHAR(10)&amp;CHAR(9)&amp;&quot;&lt;meta itemprop=&quot;&quot;name&quot;&quot; content=&quot;&quot;&quot;&amp;[.E7]&amp;&quot;&quot;&quot; /&gt;&quot;&amp;CHAR(10)&amp;CHAR(9)&amp;&quot;&lt;a href=&quot;&quot;&quot;&amp;[.$B$1]&amp;[.B7]&amp;&quot;-b.jpg&quot;&amp;&quot;&quot;&quot; title=&quot;&quot;&quot;&amp;[.F7]&amp;&quot;&quot;&quot;&gt;&lt;img  itemprop=&quot;&quot;contentUrl&quot;&quot; src=&quot;&quot;&quot;&amp;[.$B$1]&amp;[.B7]&amp;&quot;.jpg&quot;&amp;&quot;&quot;&quot; alt=&quot;&quot;&quot;&amp;[.E7]&amp;&quot;&quot;&quot; width=&quot;&quot;&quot;&amp;[.C7]&amp;&quot;&quot;&quot; height=&quot;&quot;&quot;&amp;[.D7]&amp;&quot;&quot;&quot;/&gt;&lt;/a&gt;&quot;&amp;CHAR(10)&amp;CHAR(9)&amp;&quot;&lt;figcaption itemprop=&quot;&quot;description creditText&quot;&quot;&gt;&quot;&amp;[.G7]&amp;&quot;&lt;/figcaption&gt;&quot;&amp;CHAR(10)&amp;&quot;&lt;/figure&gt;&quot;" table:style-name="ce1">
            <text:p>&lt;figure itemscope itemtype="https://schema.org/ImageObject"&gt;</text:p>
            <text:p><text:tab/>&lt;meta itemprop="name" content="Чабрец" /&gt;</text:p>
            <text:p><text:tab/>&lt;a href="/img/toponymy/northernmost-rivers-of-the-Krasnodar-region-p1/Thyme-b.jpg" title="Чабрец"&gt;&lt;img <text:s/>itemprop="contentUrl" src="/img/toponymy/northernmost-rivers-of-the-Krasnodar-region-p1/Thyme.jpg" alt="Чабрец" width="574" height="800"/&gt;&lt;/a&gt;</text:p>
            <text:p><text:tab/>&lt;figcaption itemprop="description creditText"&gt;Чабрец, фото Ю. Балахтиновой (https://zapovedcrimea.ru/) или тимьян ползучий — обширный род растений, насчитывающий несколько сотен видов, которые растут почти по всей Евразии, в том числе и на Северном Кавказе&lt;/figcaption&gt;</text:p>
            <text:p>&lt;/figure&gt;</text:p>
          </table:table-cell>
          <table:table-cell table:number-columns-repeated="16373"/>
        </table:table-row>
        <table:table-row table:style-name="ro1">
          <table:table-cell office:value-type="float" office:value="6" table:style-name="ce1">
            <text:p>6</text:p>
          </table:table-cell>
          <table:table-cell office:value-type="string" table:style-name="ce1">
            <text:p>Lake-Chubargol-on-the-1816-map</text:p>
          </table:table-cell>
          <table:table-cell office:value-type="float" office:value="600" table:style-name="ce1">
            <text:p>600</text:p>
          </table:table-cell>
          <table:table-cell office:value-type="float" office:value="240" table:style-name="ce1">
            <text:p>240</text:p>
          </table:table-cell>
          <table:table-cell office:value-type="string" table:style-name="ce1">
            <text:p>Озеро Чубарголь на карте 1816 г.</text:p>
          </table:table-cell>
          <table:table-cell office:value-type="string" table:style-name="ce1">
            <text:p>Озеро Чубарголь на карте 1816 г.</text:p>
          </table:table-cell>
          <table:table-cell office:value-type="string" table:style-name="ce1">
            <text:p>Озеро Чубарголь на карте 1816 г., в последствие лиман Чубурголь и Чебурголь</text:p>
          </table:table-cell>
          <table:table-cell office:value-type="string" office:string-value="&lt;figure&gt;&#10; &lt;img src=&quot;/img/toponymy/northernmost-rivers-of-the-Krasnodar-region-p1/Lake-Chubargol-on-the-1816-map.jpg&quot; title=&quot;Озеро Чубарголь на карте 1816 г.&quot; alt=&quot;Озеро Чубарголь на карте 1816 г.&quot; width=&quot;600&quot; height=&quot;240&quot;/&gt;&#10; &lt;figcaption&gt;Озеро Чубарголь на карте 1816 г., в последствие лиман Чубурголь и Чебурголь&lt;/figcaption&gt;&#10;&lt;/figure&gt;" table:formula="of:=&quot;&lt;figure&gt;&quot;&amp;CHAR(10)&amp;CHAR(9)&amp;&quot;&lt;img src=&quot;&quot;&quot;&amp;[.$B$1]&amp;[.B8]&amp;&quot;.jpg&quot;&amp;&quot;&quot;&quot; title=&quot;&quot;&quot;&amp;[.F8]&amp;&quot;&quot;&quot; alt=&quot;&quot;&quot;&amp;[.E8]&amp;&quot;&quot;&quot; width=&quot;&quot;&quot;&amp;[.C8]&amp;&quot;&quot;&quot; height=&quot;&quot;&quot;&amp;[.D8]&amp;&quot;&quot;&quot;/&gt;&quot;&amp;CHAR(10)&amp;CHAR(9)&amp;&quot;&lt;figcaption&gt;&quot;&amp;[.G8]&amp;&quot;&lt;/figcaption&gt;&quot;&amp;CHAR(10)&amp;&quot;&lt;/figure&gt;&quot;" table:style-name="ce2">
            <text:p>&lt;figure&gt;</text:p>
            <text:p><text:tab/>&lt;img src="/img/toponymy/northernmost-rivers-of-the-Krasnodar-region-p1/Lake-Chubargol-on-the-1816-map.jpg" title="Озеро Чубарголь на карте 1816 г." alt="Озеро Чубарголь на карте 1816 г." width="600" height="240"/&gt;</text:p>
            <text:p><text:tab/>&lt;figcaption&gt;Озеро Чубарголь на карте 1816 г., в последствие лиман Чубурголь и Чебурголь&lt;/figcaption&gt;</text:p>
            <text:p>&lt;/figure&gt;</text:p>
          </table:table-cell>
          <table:table-cell office:value-type="string" office:string-value="&lt;figure&gt;&#10; &lt;a href=&quot;/img/toponymy/northernmost-rivers-of-the-Krasnodar-region-p1/Lake-Chubargol-on-the-1816-map-b.jpg&quot; title=&quot;Озеро Чубарголь на карте 1816 г.&quot;&gt;&lt;img src=&quot;/img/toponymy/northernmost-rivers-of-the-Krasnodar-region-p1/Lake-Chubargol-on-the-1816-map.jpg&quot; alt=&quot;Озеро Чубарголь на карте 1816 г.&quot; width=&quot;600&quot; height=&quot;240&quot;/&gt;&lt;/a&gt;&#10; &lt;figcaption&gt;Озеро Чубарголь на карте 1816 г., в последствие лиман Чубурголь и Чебурголь&lt;/figcaption&gt;&#10;&lt;/figure&gt;" table:formula="of:=&quot;&lt;figure&gt;&quot;&amp;CHAR(10)&amp;CHAR(9)&amp;&quot;&lt;a href=&quot;&quot;&quot;&amp;[.$B$1]&amp;[.B8]&amp;&quot;-b.jpg&quot;&amp;&quot;&quot;&quot; title=&quot;&quot;&quot;&amp;[.F8]&amp;&quot;&quot;&quot;&gt;&lt;img src=&quot;&quot;&quot;&amp;[.$B$1]&amp;[.B8]&amp;&quot;.jpg&quot;&amp;&quot;&quot;&quot; alt=&quot;&quot;&quot;&amp;[.E8]&amp;&quot;&quot;&quot; width=&quot;&quot;&quot;&amp;[.C8]&amp;&quot;&quot;&quot; height=&quot;&quot;&quot;&amp;[.D8]&amp;&quot;&quot;&quot;/&gt;&lt;/a&gt;&quot;&amp;CHAR(10)&amp;CHAR(9)&amp;&quot;&lt;figcaption&gt;&quot;&amp;[.G8]&amp;&quot;&lt;/figcaption&gt;&quot;&amp;CHAR(10)&amp;&quot;&lt;/figure&gt;&quot;" table:style-name="ce1">
            <text:p>&lt;figure&gt;</text:p>
            <text:p><text:tab/>&lt;a href="/img/toponymy/northernmost-rivers-of-the-Krasnodar-region-p1/Lake-Chubargol-on-the-1816-map-b.jpg" title="Озеро Чубарголь на карте 1816 г."&gt;&lt;img src="/img/toponymy/northernmost-rivers-of-the-Krasnodar-region-p1/Lake-Chubargol-on-the-1816-map.jpg" alt="Озеро Чубарголь на карте 1816 г." width="600" height="240"/&gt;&lt;/a&gt;</text:p>
            <text:p><text:tab/>&lt;figcaption&gt;Озеро Чубарголь на карте 1816 г., в последствие лиман Чубурголь и Чебурголь&lt;/figcaption&gt;</text:p>
            <text:p>&lt;/figure&gt;</text:p>
          </table:table-cell>
          <table:table-cell office:value-type="string" office:string-value="&lt;figure itemscope itemtype=&quot;https://schema.org/ImageObject&quot;&gt;&#10; &lt;meta itemprop=&quot;name&quot; content=&quot;Озеро Чубарголь на карте 1816 г.&quot; /&gt;&#10; &lt;img itemprop=&quot;contentUrl&quot; src=&quot;/img/toponymy/northernmost-rivers-of-the-Krasnodar-region-p1/Lake-Chubargol-on-the-1816-map.jpg&quot; title=&quot;Озеро Чубарголь на карте 1816 г.&quot; alt=&quot;Озеро Чубарголь на карте 1816 г.&quot; width=&quot;600&quot; height=&quot;240&quot;/&gt;&#10; &lt;figcaption itemprop=&quot;description creditText&quot;&gt;Озеро Чубарголь на карте 1816 г., в последствие лиман Чубурголь и Чебурголь&lt;/figcaption&gt;&#10;&lt;/figure&gt;" table:formula="of:=&quot;&lt;figure itemscope itemtype=&quot;&quot;https://schema.org/ImageObject&quot;&quot;&gt;&quot;&amp;CHAR(10)&amp;CHAR(9)&amp;&quot;&lt;meta itemprop=&quot;&quot;name&quot;&quot; content=&quot;&quot;&quot;&amp;[.E8]&amp;&quot;&quot;&quot; /&gt;&quot;&amp;CHAR(10)&amp;CHAR(9)&amp;&quot;&lt;img itemprop=&quot;&quot;contentUrl&quot;&quot; src=&quot;&quot;&quot;&amp;[.$B$1]&amp;[.B8]&amp;&quot;.jpg&quot;&amp;&quot;&quot;&quot; title=&quot;&quot;&quot;&amp;[.F8]&amp;&quot;&quot;&quot; alt=&quot;&quot;&quot;&amp;[.E8]&amp;&quot;&quot;&quot; width=&quot;&quot;&quot;&amp;[.C8]&amp;&quot;&quot;&quot; height=&quot;&quot;&quot;&amp;[.D8]&amp;&quot;&quot;&quot;/&gt;&quot;&amp;CHAR(10)&amp;CHAR(9)&amp;&quot;&lt;figcaption itemprop=&quot;&quot;description creditText&quot;&quot;&gt;&quot;&amp;[.G8]&amp;&quot;&lt;/figcaption&gt;&quot;&amp;CHAR(10)&amp;&quot;&lt;/figure&gt;&quot;" table:style-name="ce1">
            <text:p>&lt;figure itemscope itemtype="https://schema.org/ImageObject"&gt;</text:p>
            <text:p><text:tab/>&lt;meta itemprop="name" content="Озеро Чубарголь на карте 1816 г." /&gt;</text:p>
            <text:p><text:tab/>&lt;img itemprop="contentUrl" src="/img/toponymy/northernmost-rivers-of-the-Krasnodar-region-p1/Lake-Chubargol-on-the-1816-map.jpg" title="Озеро Чубарголь на карте 1816 г." alt="Озеро Чубарголь на карте 1816 г." width="600" height="240"/&gt;</text:p>
            <text:p><text:tab/>&lt;figcaption itemprop="description creditText"&gt;Озеро Чубарголь на карте 1816 г., в последствие лиман Чубурголь и Чебурголь&lt;/figcaption&gt;</text:p>
            <text:p>&lt;/figure&gt;</text:p>
          </table:table-cell>
          <table:table-cell office:value-type="string" office:string-value="&lt;figure itemscope itemtype=&quot;https://schema.org/ImageObject&quot;&gt;&#10; &lt;meta itemprop=&quot;name&quot; content=&quot;Озеро Чубарголь на карте 1816 г.&quot; /&gt;&#10; &lt;a href=&quot;/img/toponymy/northernmost-rivers-of-the-Krasnodar-region-p1/Lake-Chubargol-on-the-1816-map-b.jpg&quot; title=&quot;Озеро Чубарголь на карте 1816 г.&quot;&gt;&lt;img  itemprop=&quot;contentUrl&quot; src=&quot;/img/toponymy/northernmost-rivers-of-the-Krasnodar-region-p1/Lake-Chubargol-on-the-1816-map.jpg&quot; alt=&quot;Озеро Чубарголь на карте 1816 г.&quot; width=&quot;600&quot; height=&quot;240&quot;/&gt;&lt;/a&gt;&#10; &lt;figcaption itemprop=&quot;description creditText&quot;&gt;Озеро Чубарголь на карте 1816 г., в последствие лиман Чубурголь и Чебурголь&lt;/figcaption&gt;&#10;&lt;/figure&gt;" table:formula="of:=&quot;&lt;figure itemscope itemtype=&quot;&quot;https://schema.org/ImageObject&quot;&quot;&gt;&quot;&amp;CHAR(10)&amp;CHAR(9)&amp;&quot;&lt;meta itemprop=&quot;&quot;name&quot;&quot; content=&quot;&quot;&quot;&amp;[.E8]&amp;&quot;&quot;&quot; /&gt;&quot;&amp;CHAR(10)&amp;CHAR(9)&amp;&quot;&lt;a href=&quot;&quot;&quot;&amp;[.$B$1]&amp;[.B8]&amp;&quot;-b.jpg&quot;&amp;&quot;&quot;&quot; title=&quot;&quot;&quot;&amp;[.F8]&amp;&quot;&quot;&quot;&gt;&lt;img  itemprop=&quot;&quot;contentUrl&quot;&quot; src=&quot;&quot;&quot;&amp;[.$B$1]&amp;[.B8]&amp;&quot;.jpg&quot;&amp;&quot;&quot;&quot; alt=&quot;&quot;&quot;&amp;[.E8]&amp;&quot;&quot;&quot; width=&quot;&quot;&quot;&amp;[.C8]&amp;&quot;&quot;&quot; height=&quot;&quot;&quot;&amp;[.D8]&amp;&quot;&quot;&quot;/&gt;&lt;/a&gt;&quot;&amp;CHAR(10)&amp;CHAR(9)&amp;&quot;&lt;figcaption itemprop=&quot;&quot;description creditText&quot;&quot;&gt;&quot;&amp;[.G8]&amp;&quot;&lt;/figcaption&gt;&quot;&amp;CHAR(10)&amp;&quot;&lt;/figure&gt;&quot;" table:style-name="ce1">
            <text:p>&lt;figure itemscope itemtype="https://schema.org/ImageObject"&gt;</text:p>
            <text:p><text:tab/>&lt;meta itemprop="name" content="Озеро Чубарголь на карте 1816 г." /&gt;</text:p>
            <text:p><text:tab/>&lt;a href="/img/toponymy/northernmost-rivers-of-the-Krasnodar-region-p1/Lake-Chubargol-on-the-1816-map-b.jpg" title="Озеро Чубарголь на карте 1816 г."&gt;&lt;img <text:s/>itemprop="contentUrl" src="/img/toponymy/northernmost-rivers-of-the-Krasnodar-region-p1/Lake-Chubargol-on-the-1816-map.jpg" alt="Озеро Чубарголь на карте 1816 г." width="600" height="240"/&gt;&lt;/a&gt;</text:p>
            <text:p><text:tab/>&lt;figcaption itemprop="description creditText"&gt;Озеро Чубарголь на карте 1816 г., в последствие лиман Чубурголь и Чебурголь&lt;/figcaption&gt;</text:p>
            <text:p>&lt;/figure&gt;</text:p>
          </table:table-cell>
          <table:table-cell table:number-columns-repeated="16373"/>
        </table:table-row>
        <table:table-row table:style-name="ro1">
          <table:table-cell office:value-type="float" office:value="7" table:style-name="ce1">
            <text:p>7</text:p>
          </table:table-cell>
          <table:table-cell office:value-type="string" table:style-name="ce1">
            <text:p>Lake-Chuborgol-on-the-1840-map</text:p>
          </table:table-cell>
          <table:table-cell office:value-type="float" office:value="600" table:style-name="ce1">
            <text:p>600</text:p>
          </table:table-cell>
          <table:table-cell office:value-type="float" office:value="240" table:style-name="ce1">
            <text:p>240</text:p>
          </table:table-cell>
          <table:table-cell office:value-type="string" table:style-name="ce1">
            <text:p>Озеро Чуборголь на карте 1840 г.</text:p>
          </table:table-cell>
          <table:table-cell office:value-type="string" table:style-name="ce1">
            <text:p>Озеро Чуборголь на карте 1840 г.</text:p>
          </table:table-cell>
          <table:table-cell office:value-type="string" table:style-name="ce1">
            <text:p>Озеро Чуборголь на карте 1840 г., в последствие лиман Чубурголь и Чебурголь</text:p>
          </table:table-cell>
          <table:table-cell office:value-type="string" office:string-value="&lt;figure&gt;&#10; &lt;img src=&quot;/img/toponymy/northernmost-rivers-of-the-Krasnodar-region-p1/Lake-Chuborgol-on-the-1840-map.jpg&quot; title=&quot;Озеро Чуборголь на карте 1840 г.&quot; alt=&quot;Озеро Чуборголь на карте 1840 г.&quot; width=&quot;600&quot; height=&quot;240&quot;/&gt;&#10; &lt;figcaption&gt;Озеро Чуборголь на карте 1840 г., в последствие лиман Чубурголь и Чебурголь&lt;/figcaption&gt;&#10;&lt;/figure&gt;" table:formula="of:=&quot;&lt;figure&gt;&quot;&amp;CHAR(10)&amp;CHAR(9)&amp;&quot;&lt;img src=&quot;&quot;&quot;&amp;[.$B$1]&amp;[.B9]&amp;&quot;.jpg&quot;&amp;&quot;&quot;&quot; title=&quot;&quot;&quot;&amp;[.F9]&amp;&quot;&quot;&quot; alt=&quot;&quot;&quot;&amp;[.E9]&amp;&quot;&quot;&quot; width=&quot;&quot;&quot;&amp;[.C9]&amp;&quot;&quot;&quot; height=&quot;&quot;&quot;&amp;[.D9]&amp;&quot;&quot;&quot;/&gt;&quot;&amp;CHAR(10)&amp;CHAR(9)&amp;&quot;&lt;figcaption&gt;&quot;&amp;[.G9]&amp;&quot;&lt;/figcaption&gt;&quot;&amp;CHAR(10)&amp;&quot;&lt;/figure&gt;&quot;" table:style-name="ce2">
            <text:p>&lt;figure&gt;</text:p>
            <text:p><text:tab/>&lt;img src="/img/toponymy/northernmost-rivers-of-the-Krasnodar-region-p1/Lake-Chuborgol-on-the-1840-map.jpg" title="Озеро Чуборголь на карте 1840 г." alt="Озеро Чуборголь на карте 1840 г." width="600" height="240"/&gt;</text:p>
            <text:p><text:tab/>&lt;figcaption&gt;Озеро Чуборголь на карте 1840 г., в последствие лиман Чубурголь и Чебурголь&lt;/figcaption&gt;</text:p>
            <text:p>&lt;/figure&gt;</text:p>
          </table:table-cell>
          <table:table-cell office:value-type="string" office:string-value="&lt;figure&gt;&#10; &lt;a href=&quot;/img/toponymy/northernmost-rivers-of-the-Krasnodar-region-p1/Lake-Chuborgol-on-the-1840-map-b.jpg&quot; title=&quot;Озеро Чуборголь на карте 1840 г.&quot;&gt;&lt;img src=&quot;/img/toponymy/northernmost-rivers-of-the-Krasnodar-region-p1/Lake-Chuborgol-on-the-1840-map.jpg&quot; alt=&quot;Озеро Чуборголь на карте 1840 г.&quot; width=&quot;600&quot; height=&quot;240&quot;/&gt;&lt;/a&gt;&#10; &lt;figcaption&gt;Озеро Чуборголь на карте 1840 г., в последствие лиман Чубурголь и Чебурголь&lt;/figcaption&gt;&#10;&lt;/figure&gt;" table:formula="of:=&quot;&lt;figure&gt;&quot;&amp;CHAR(10)&amp;CHAR(9)&amp;&quot;&lt;a href=&quot;&quot;&quot;&amp;[.$B$1]&amp;[.B9]&amp;&quot;-b.jpg&quot;&amp;&quot;&quot;&quot; title=&quot;&quot;&quot;&amp;[.F9]&amp;&quot;&quot;&quot;&gt;&lt;img src=&quot;&quot;&quot;&amp;[.$B$1]&amp;[.B9]&amp;&quot;.jpg&quot;&amp;&quot;&quot;&quot; alt=&quot;&quot;&quot;&amp;[.E9]&amp;&quot;&quot;&quot; width=&quot;&quot;&quot;&amp;[.C9]&amp;&quot;&quot;&quot; height=&quot;&quot;&quot;&amp;[.D9]&amp;&quot;&quot;&quot;/&gt;&lt;/a&gt;&quot;&amp;CHAR(10)&amp;CHAR(9)&amp;&quot;&lt;figcaption&gt;&quot;&amp;[.G9]&amp;&quot;&lt;/figcaption&gt;&quot;&amp;CHAR(10)&amp;&quot;&lt;/figure&gt;&quot;" table:style-name="ce1">
            <text:p>&lt;figure&gt;</text:p>
            <text:p><text:tab/>&lt;a href="/img/toponymy/northernmost-rivers-of-the-Krasnodar-region-p1/Lake-Chuborgol-on-the-1840-map-b.jpg" title="Озеро Чуборголь на карте 1840 г."&gt;&lt;img src="/img/toponymy/northernmost-rivers-of-the-Krasnodar-region-p1/Lake-Chuborgol-on-the-1840-map.jpg" alt="Озеро Чуборголь на карте 1840 г." width="600" height="240"/&gt;&lt;/a&gt;</text:p>
            <text:p><text:tab/>&lt;figcaption&gt;Озеро Чуборголь на карте 1840 г., в последствие лиман Чубурголь и Чебурголь&lt;/figcaption&gt;</text:p>
            <text:p>&lt;/figure&gt;</text:p>
          </table:table-cell>
          <table:table-cell office:value-type="string" office:string-value="&lt;figure itemscope itemtype=&quot;https://schema.org/ImageObject&quot;&gt;&#10; &lt;meta itemprop=&quot;name&quot; content=&quot;Озеро Чуборголь на карте 1840 г.&quot; /&gt;&#10; &lt;img itemprop=&quot;contentUrl&quot; src=&quot;/img/toponymy/northernmost-rivers-of-the-Krasnodar-region-p1/Lake-Chuborgol-on-the-1840-map.jpg&quot; title=&quot;Озеро Чуборголь на карте 1840 г.&quot; alt=&quot;Озеро Чуборголь на карте 1840 г.&quot; width=&quot;600&quot; height=&quot;240&quot;/&gt;&#10; &lt;figcaption itemprop=&quot;description creditText&quot;&gt;Озеро Чуборголь на карте 1840 г., в последствие лиман Чубурголь и Чебурголь&lt;/figcaption&gt;&#10;&lt;/figure&gt;" table:formula="of:=&quot;&lt;figure itemscope itemtype=&quot;&quot;https://schema.org/ImageObject&quot;&quot;&gt;&quot;&amp;CHAR(10)&amp;CHAR(9)&amp;&quot;&lt;meta itemprop=&quot;&quot;name&quot;&quot; content=&quot;&quot;&quot;&amp;[.E9]&amp;&quot;&quot;&quot; /&gt;&quot;&amp;CHAR(10)&amp;CHAR(9)&amp;&quot;&lt;img itemprop=&quot;&quot;contentUrl&quot;&quot; src=&quot;&quot;&quot;&amp;[.$B$1]&amp;[.B9]&amp;&quot;.jpg&quot;&amp;&quot;&quot;&quot; title=&quot;&quot;&quot;&amp;[.F9]&amp;&quot;&quot;&quot; alt=&quot;&quot;&quot;&amp;[.E9]&amp;&quot;&quot;&quot; width=&quot;&quot;&quot;&amp;[.C9]&amp;&quot;&quot;&quot; height=&quot;&quot;&quot;&amp;[.D9]&amp;&quot;&quot;&quot;/&gt;&quot;&amp;CHAR(10)&amp;CHAR(9)&amp;&quot;&lt;figcaption itemprop=&quot;&quot;description creditText&quot;&quot;&gt;&quot;&amp;[.G9]&amp;&quot;&lt;/figcaption&gt;&quot;&amp;CHAR(10)&amp;&quot;&lt;/figure&gt;&quot;" table:style-name="ce1">
            <text:p>&lt;figure itemscope itemtype="https://schema.org/ImageObject"&gt;</text:p>
            <text:p><text:tab/>&lt;meta itemprop="name" content="Озеро Чуборголь на карте 1840 г." /&gt;</text:p>
            <text:p><text:tab/>&lt;img itemprop="contentUrl" src="/img/toponymy/northernmost-rivers-of-the-Krasnodar-region-p1/Lake-Chuborgol-on-the-1840-map.jpg" title="Озеро Чуборголь на карте 1840 г." alt="Озеро Чуборголь на карте 1840 г." width="600" height="240"/&gt;</text:p>
            <text:p><text:tab/>&lt;figcaption itemprop="description creditText"&gt;Озеро Чуборголь на карте 1840 г., в последствие лиман Чубурголь и Чебурголь&lt;/figcaption&gt;</text:p>
            <text:p>&lt;/figure&gt;</text:p>
          </table:table-cell>
          <table:table-cell office:value-type="string" office:string-value="&lt;figure itemscope itemtype=&quot;https://schema.org/ImageObject&quot;&gt;&#10; &lt;meta itemprop=&quot;name&quot; content=&quot;Озеро Чуборголь на карте 1840 г.&quot; /&gt;&#10; &lt;a href=&quot;/img/toponymy/northernmost-rivers-of-the-Krasnodar-region-p1/Lake-Chuborgol-on-the-1840-map-b.jpg&quot; title=&quot;Озеро Чуборголь на карте 1840 г.&quot;&gt;&lt;img  itemprop=&quot;contentUrl&quot; src=&quot;/img/toponymy/northernmost-rivers-of-the-Krasnodar-region-p1/Lake-Chuborgol-on-the-1840-map.jpg&quot; alt=&quot;Озеро Чуборголь на карте 1840 г.&quot; width=&quot;600&quot; height=&quot;240&quot;/&gt;&lt;/a&gt;&#10; &lt;figcaption itemprop=&quot;description creditText&quot;&gt;Озеро Чуборголь на карте 1840 г., в последствие лиман Чубурголь и Чебурголь&lt;/figcaption&gt;&#10;&lt;/figure&gt;" table:formula="of:=&quot;&lt;figure itemscope itemtype=&quot;&quot;https://schema.org/ImageObject&quot;&quot;&gt;&quot;&amp;CHAR(10)&amp;CHAR(9)&amp;&quot;&lt;meta itemprop=&quot;&quot;name&quot;&quot; content=&quot;&quot;&quot;&amp;[.E9]&amp;&quot;&quot;&quot; /&gt;&quot;&amp;CHAR(10)&amp;CHAR(9)&amp;&quot;&lt;a href=&quot;&quot;&quot;&amp;[.$B$1]&amp;[.B9]&amp;&quot;-b.jpg&quot;&amp;&quot;&quot;&quot; title=&quot;&quot;&quot;&amp;[.F9]&amp;&quot;&quot;&quot;&gt;&lt;img  itemprop=&quot;&quot;contentUrl&quot;&quot; src=&quot;&quot;&quot;&amp;[.$B$1]&amp;[.B9]&amp;&quot;.jpg&quot;&amp;&quot;&quot;&quot; alt=&quot;&quot;&quot;&amp;[.E9]&amp;&quot;&quot;&quot; width=&quot;&quot;&quot;&amp;[.C9]&amp;&quot;&quot;&quot; height=&quot;&quot;&quot;&amp;[.D9]&amp;&quot;&quot;&quot;/&gt;&lt;/a&gt;&quot;&amp;CHAR(10)&amp;CHAR(9)&amp;&quot;&lt;figcaption itemprop=&quot;&quot;description creditText&quot;&quot;&gt;&quot;&amp;[.G9]&amp;&quot;&lt;/figcaption&gt;&quot;&amp;CHAR(10)&amp;&quot;&lt;/figure&gt;&quot;" table:style-name="ce1">
            <text:p>&lt;figure itemscope itemtype="https://schema.org/ImageObject"&gt;</text:p>
            <text:p><text:tab/>&lt;meta itemprop="name" content="Озеро Чуборголь на карте 1840 г." /&gt;</text:p>
            <text:p><text:tab/>&lt;a href="/img/toponymy/northernmost-rivers-of-the-Krasnodar-region-p1/Lake-Chuborgol-on-the-1840-map-b.jpg" title="Озеро Чуборголь на карте 1840 г."&gt;&lt;img <text:s/>itemprop="contentUrl" src="/img/toponymy/northernmost-rivers-of-the-Krasnodar-region-p1/Lake-Chuborgol-on-the-1840-map.jpg" alt="Озеро Чуборголь на карте 1840 г." width="600" height="240"/&gt;&lt;/a&gt;</text:p>
            <text:p><text:tab/>&lt;figcaption itemprop="description creditText"&gt;Озеро Чуборголь на карте 1840 г., в последствие лиман Чубурголь и Чебурголь&lt;/figcaption&gt;</text:p>
            <text:p>&lt;/figure&gt;</text:p>
          </table:table-cell>
          <table:table-cell table:number-columns-repeated="16373"/>
        </table:table-row>
        <table:table-row table:style-name="ro1">
          <table:table-cell office:value-type="float" office:value="8" table:style-name="ce1">
            <text:p>8</text:p>
          </table:table-cell>
          <table:table-cell office:value-type="string" table:style-name="ce1">
            <text:p>Lake-Chuborgol-on-the-1857-map-of-the-Black-Sea</text:p>
          </table:table-cell>
          <table:table-cell office:value-type="float" office:value="600" table:style-name="ce1">
            <text:p>600</text:p>
          </table:table-cell>
          <table:table-cell office:value-type="float" office:value="325" table:style-name="ce1">
            <text:p>325</text:p>
          </table:table-cell>
          <table:table-cell office:value-type="string" table:style-name="ce1">
            <text:p>Озеро Чуборголь на карте Черномории 1857 г.</text:p>
          </table:table-cell>
          <table:table-cell office:value-type="string" table:style-name="ce1">
            <text:p>Озеро Чуборголь на карте Черномории 1857 г.</text:p>
          </table:table-cell>
          <table:table-cell office:value-type="string" table:style-name="ce1">
            <text:p>Озеро Чуборголь на карте Черномории 1857 г., в последствие его стали называть Чебурголь</text:p>
          </table:table-cell>
          <table:table-cell office:value-type="string" office:string-value="&lt;figure&gt;&#10; &lt;img src=&quot;/img/toponymy/northernmost-rivers-of-the-Krasnodar-region-p1/Lake-Chuborgol-on-the-1857-map-of-the-Black-Sea.jpg&quot; title=&quot;Озеро Чуборголь на карте Черномории 1857 г.&quot; alt=&quot;Озеро Чуборголь на карте Черномории 1857 г.&quot; width=&quot;600&quot; height=&quot;325&quot;/&gt;&#10; &lt;figcaption&gt;Озеро Чуборголь на карте Черномории 1857 г., в последствие его стали называть Чебурголь&lt;/figcaption&gt;&#10;&lt;/figure&gt;" table:formula="of:=&quot;&lt;figure&gt;&quot;&amp;CHAR(10)&amp;CHAR(9)&amp;&quot;&lt;img src=&quot;&quot;&quot;&amp;[.$B$1]&amp;[.B10]&amp;&quot;.jpg&quot;&amp;&quot;&quot;&quot; title=&quot;&quot;&quot;&amp;[.F10]&amp;&quot;&quot;&quot; alt=&quot;&quot;&quot;&amp;[.E10]&amp;&quot;&quot;&quot; width=&quot;&quot;&quot;&amp;[.C10]&amp;&quot;&quot;&quot; height=&quot;&quot;&quot;&amp;[.D10]&amp;&quot;&quot;&quot;/&gt;&quot;&amp;CHAR(10)&amp;CHAR(9)&amp;&quot;&lt;figcaption&gt;&quot;&amp;[.G10]&amp;&quot;&lt;/figcaption&gt;&quot;&amp;CHAR(10)&amp;&quot;&lt;/figure&gt;&quot;" table:style-name="ce2">
            <text:p>&lt;figure&gt;</text:p>
            <text:p><text:tab/>&lt;img src="/img/toponymy/northernmost-rivers-of-the-Krasnodar-region-p1/Lake-Chuborgol-on-the-1857-map-of-the-Black-Sea.jpg" title="Озеро Чуборголь на карте Черномории 1857 г." alt="Озеро Чуборголь на карте Черномории 1857 г." width="600" height="325"/&gt;</text:p>
            <text:p><text:tab/>&lt;figcaption&gt;Озеро Чуборголь на карте Черномории 1857 г., в последствие его стали называть Чебурголь&lt;/figcaption&gt;</text:p>
            <text:p>&lt;/figure&gt;</text:p>
          </table:table-cell>
          <table:table-cell office:value-type="string" office:string-value="&lt;figure&gt;&#10; &lt;a href=&quot;/img/toponymy/northernmost-rivers-of-the-Krasnodar-region-p1/Lake-Chuborgol-on-the-1857-map-of-the-Black-Sea-b.jpg&quot; title=&quot;Озеро Чуборголь на карте Черномории 1857 г.&quot;&gt;&lt;img src=&quot;/img/toponymy/northernmost-rivers-of-the-Krasnodar-region-p1/Lake-Chuborgol-on-the-1857-map-of-the-Black-Sea.jpg&quot; alt=&quot;Озеро Чуборголь на карте Черномории 1857 г.&quot; width=&quot;600&quot; height=&quot;325&quot;/&gt;&lt;/a&gt;&#10; &lt;figcaption&gt;Озеро Чуборголь на карте Черномории 1857 г., в последствие его стали называть Чебурголь&lt;/figcaption&gt;&#10;&lt;/figure&gt;" table:formula="of:=&quot;&lt;figure&gt;&quot;&amp;CHAR(10)&amp;CHAR(9)&amp;&quot;&lt;a href=&quot;&quot;&quot;&amp;[.$B$1]&amp;[.B10]&amp;&quot;-b.jpg&quot;&amp;&quot;&quot;&quot; title=&quot;&quot;&quot;&amp;[.F10]&amp;&quot;&quot;&quot;&gt;&lt;img src=&quot;&quot;&quot;&amp;[.$B$1]&amp;[.B10]&amp;&quot;.jpg&quot;&amp;&quot;&quot;&quot; alt=&quot;&quot;&quot;&amp;[.E10]&amp;&quot;&quot;&quot; width=&quot;&quot;&quot;&amp;[.C10]&amp;&quot;&quot;&quot; height=&quot;&quot;&quot;&amp;[.D10]&amp;&quot;&quot;&quot;/&gt;&lt;/a&gt;&quot;&amp;CHAR(10)&amp;CHAR(9)&amp;&quot;&lt;figcaption&gt;&quot;&amp;[.G10]&amp;&quot;&lt;/figcaption&gt;&quot;&amp;CHAR(10)&amp;&quot;&lt;/figure&gt;&quot;" table:style-name="ce1">
            <text:p>&lt;figure&gt;</text:p>
            <text:p><text:tab/>&lt;a href="/img/toponymy/northernmost-rivers-of-the-Krasnodar-region-p1/Lake-Chuborgol-on-the-1857-map-of-the-Black-Sea-b.jpg" title="Озеро Чуборголь на карте Черномории 1857 г."&gt;&lt;img src="/img/toponymy/northernmost-rivers-of-the-Krasnodar-region-p1/Lake-Chuborgol-on-the-1857-map-of-the-Black-Sea.jpg" alt="Озеро Чуборголь на карте Черномории 1857 г." width="600" height="325"/&gt;&lt;/a&gt;</text:p>
            <text:p><text:tab/>&lt;figcaption&gt;Озеро Чуборголь на карте Черномории 1857 г., в последствие его стали называть Чебурголь&lt;/figcaption&gt;</text:p>
            <text:p>&lt;/figure&gt;</text:p>
          </table:table-cell>
          <table:table-cell office:value-type="string" office:string-value="&lt;figure itemscope itemtype=&quot;https://schema.org/ImageObject&quot;&gt;&#10; &lt;meta itemprop=&quot;name&quot; content=&quot;Озеро Чуборголь на карте Черномории 1857 г.&quot; /&gt;&#10; &lt;img itemprop=&quot;contentUrl&quot; src=&quot;/img/toponymy/northernmost-rivers-of-the-Krasnodar-region-p1/Lake-Chuborgol-on-the-1857-map-of-the-Black-Sea.jpg&quot; title=&quot;Озеро Чуборголь на карте Черномории 1857 г.&quot; alt=&quot;Озеро Чуборголь на карте Черномории 1857 г.&quot; width=&quot;600&quot; height=&quot;325&quot;/&gt;&#10; &lt;figcaption itemprop=&quot;description creditText&quot;&gt;Озеро Чуборголь на карте Черномории 1857 г., в последствие его стали называть Чебурголь&lt;/figcaption&gt;&#10;&lt;/figure&gt;" table:formula="of:=&quot;&lt;figure itemscope itemtype=&quot;&quot;https://schema.org/ImageObject&quot;&quot;&gt;&quot;&amp;CHAR(10)&amp;CHAR(9)&amp;&quot;&lt;meta itemprop=&quot;&quot;name&quot;&quot; content=&quot;&quot;&quot;&amp;[.E10]&amp;&quot;&quot;&quot; /&gt;&quot;&amp;CHAR(10)&amp;CHAR(9)&amp;&quot;&lt;img itemprop=&quot;&quot;contentUrl&quot;&quot; src=&quot;&quot;&quot;&amp;[.$B$1]&amp;[.B10]&amp;&quot;.jpg&quot;&amp;&quot;&quot;&quot; title=&quot;&quot;&quot;&amp;[.F10]&amp;&quot;&quot;&quot; alt=&quot;&quot;&quot;&amp;[.E10]&amp;&quot;&quot;&quot; width=&quot;&quot;&quot;&amp;[.C10]&amp;&quot;&quot;&quot; height=&quot;&quot;&quot;&amp;[.D10]&amp;&quot;&quot;&quot;/&gt;&quot;&amp;CHAR(10)&amp;CHAR(9)&amp;&quot;&lt;figcaption itemprop=&quot;&quot;description creditText&quot;&quot;&gt;&quot;&amp;[.G10]&amp;&quot;&lt;/figcaption&gt;&quot;&amp;CHAR(10)&amp;&quot;&lt;/figure&gt;&quot;" table:style-name="ce1">
            <text:p>&lt;figure itemscope itemtype="https://schema.org/ImageObject"&gt;</text:p>
            <text:p><text:tab/>&lt;meta itemprop="name" content="Озеро Чуборголь на карте Черномории 1857 г." /&gt;</text:p>
            <text:p><text:tab/>&lt;img itemprop="contentUrl" src="/img/toponymy/northernmost-rivers-of-the-Krasnodar-region-p1/Lake-Chuborgol-on-the-1857-map-of-the-Black-Sea.jpg" title="Озеро Чуборголь на карте Черномории 1857 г." alt="Озеро Чуборголь на карте Черномории 1857 г." width="600" height="325"/&gt;</text:p>
            <text:p><text:tab/>&lt;figcaption itemprop="description creditText"&gt;Озеро Чуборголь на карте Черномории 1857 г., в последствие его стали называть Чебурголь&lt;/figcaption&gt;</text:p>
            <text:p>&lt;/figure&gt;</text:p>
          </table:table-cell>
          <table:table-cell office:value-type="string" office:string-value="&lt;figure itemscope itemtype=&quot;https://schema.org/ImageObject&quot;&gt;&#10; &lt;meta itemprop=&quot;name&quot; content=&quot;Озеро Чуборголь на карте Черномории 1857 г.&quot; /&gt;&#10; &lt;a href=&quot;/img/toponymy/northernmost-rivers-of-the-Krasnodar-region-p1/Lake-Chuborgol-on-the-1857-map-of-the-Black-Sea-b.jpg&quot; title=&quot;Озеро Чуборголь на карте Черномории 1857 г.&quot;&gt;&lt;img  itemprop=&quot;contentUrl&quot; src=&quot;/img/toponymy/northernmost-rivers-of-the-Krasnodar-region-p1/Lake-Chuborgol-on-the-1857-map-of-the-Black-Sea.jpg&quot; alt=&quot;Озеро Чуборголь на карте Черномории 1857 г.&quot; width=&quot;600&quot; height=&quot;325&quot;/&gt;&lt;/a&gt;&#10; &lt;figcaption itemprop=&quot;description creditText&quot;&gt;Озеро Чуборголь на карте Черномории 1857 г., в последствие его стали называть Чебурголь&lt;/figcaption&gt;&#10;&lt;/figure&gt;" table:formula="of:=&quot;&lt;figure itemscope itemtype=&quot;&quot;https://schema.org/ImageObject&quot;&quot;&gt;&quot;&amp;CHAR(10)&amp;CHAR(9)&amp;&quot;&lt;meta itemprop=&quot;&quot;name&quot;&quot; content=&quot;&quot;&quot;&amp;[.E10]&amp;&quot;&quot;&quot; /&gt;&quot;&amp;CHAR(10)&amp;CHAR(9)&amp;&quot;&lt;a href=&quot;&quot;&quot;&amp;[.$B$1]&amp;[.B10]&amp;&quot;-b.jpg&quot;&amp;&quot;&quot;&quot; title=&quot;&quot;&quot;&amp;[.F10]&amp;&quot;&quot;&quot;&gt;&lt;img  itemprop=&quot;&quot;contentUrl&quot;&quot; src=&quot;&quot;&quot;&amp;[.$B$1]&amp;[.B10]&amp;&quot;.jpg&quot;&amp;&quot;&quot;&quot; alt=&quot;&quot;&quot;&amp;[.E10]&amp;&quot;&quot;&quot; width=&quot;&quot;&quot;&amp;[.C10]&amp;&quot;&quot;&quot; height=&quot;&quot;&quot;&amp;[.D10]&amp;&quot;&quot;&quot;/&gt;&lt;/a&gt;&quot;&amp;CHAR(10)&amp;CHAR(9)&amp;&quot;&lt;figcaption itemprop=&quot;&quot;description creditText&quot;&quot;&gt;&quot;&amp;[.G10]&amp;&quot;&lt;/figcaption&gt;&quot;&amp;CHAR(10)&amp;&quot;&lt;/figure&gt;&quot;" table:style-name="ce1">
            <text:p>&lt;figure itemscope itemtype="https://schema.org/ImageObject"&gt;</text:p>
            <text:p><text:tab/>&lt;meta itemprop="name" content="Озеро Чуборголь на карте Черномории 1857 г." /&gt;</text:p>
            <text:p><text:tab/>&lt;a href="/img/toponymy/northernmost-rivers-of-the-Krasnodar-region-p1/Lake-Chuborgol-on-the-1857-map-of-the-Black-Sea-b.jpg" title="Озеро Чуборголь на карте Черномории 1857 г."&gt;&lt;img <text:s/>itemprop="contentUrl" src="/img/toponymy/northernmost-rivers-of-the-Krasnodar-region-p1/Lake-Chuborgol-on-the-1857-map-of-the-Black-Sea.jpg" alt="Озеро Чуборголь на карте Черномории 1857 г." width="600" height="325"/&gt;&lt;/a&gt;</text:p>
            <text:p><text:tab/>&lt;figcaption itemprop="description creditText"&gt;Озеро Чуборголь на карте Черномории 1857 г., в последствие его стали называть Чебурголь&lt;/figcaption&gt;</text:p>
            <text:p>&lt;/figure&gt;</text:p>
          </table:table-cell>
          <table:table-cell table:number-columns-repeated="16373"/>
        </table:table-row>
        <table:table-row table:style-name="ro1">
          <table:table-cell office:value-type="float" office:value="9" table:style-name="ce1">
            <text:p>9</text:p>
          </table:table-cell>
          <table:table-cell office:value-type="string" table:style-name="ce1">
            <text:p>Cheburgol-Estuary-on-the-1941-map</text:p>
          </table:table-cell>
          <table:table-cell office:value-type="float" office:value="600" table:style-name="ce1">
            <text:p>600</text:p>
          </table:table-cell>
          <table:table-cell office:value-type="float" office:value="371" table:style-name="ce1">
            <text:p>371</text:p>
          </table:table-cell>
          <table:table-cell office:value-type="string" table:style-name="ce1">
            <text:p>Лиман Чебурголь на карте 1941 г.</text:p>
          </table:table-cell>
          <table:table-cell office:value-type="string" table:style-name="ce1">
            <text:p>Лиман Чебурголь на карте 1941 г.</text:p>
          </table:table-cell>
          <table:table-cell office:value-type="string" table:style-name="ce1">
            <text:p>Лиман Чебурголь на карте 1941 г.</text:p>
          </table:table-cell>
          <table:table-cell office:value-type="string" office:string-value="&lt;figure&gt;&#10; &lt;img src=&quot;/img/toponymy/northernmost-rivers-of-the-Krasnodar-region-p1/Cheburgol-Estuary-on-the-1941-map.jpg&quot; title=&quot;Лиман Чебурголь на карте 1941 г.&quot; alt=&quot;Лиман Чебурголь на карте 1941 г.&quot; width=&quot;600&quot; height=&quot;371&quot;/&gt;&#10; &lt;figcaption&gt;Лиман Чебурголь на карте 1941 г.&lt;/figcaption&gt;&#10;&lt;/figure&gt;" table:formula="of:=&quot;&lt;figure&gt;&quot;&amp;CHAR(10)&amp;CHAR(9)&amp;&quot;&lt;img src=&quot;&quot;&quot;&amp;[.$B$1]&amp;[.B11]&amp;&quot;.jpg&quot;&amp;&quot;&quot;&quot; title=&quot;&quot;&quot;&amp;[.F11]&amp;&quot;&quot;&quot; alt=&quot;&quot;&quot;&amp;[.E11]&amp;&quot;&quot;&quot; width=&quot;&quot;&quot;&amp;[.C11]&amp;&quot;&quot;&quot; height=&quot;&quot;&quot;&amp;[.D11]&amp;&quot;&quot;&quot;/&gt;&quot;&amp;CHAR(10)&amp;CHAR(9)&amp;&quot;&lt;figcaption&gt;&quot;&amp;[.G11]&amp;&quot;&lt;/figcaption&gt;&quot;&amp;CHAR(10)&amp;&quot;&lt;/figure&gt;&quot;" table:style-name="ce2">
            <text:p>&lt;figure&gt;</text:p>
            <text:p><text:tab/>&lt;img src="/img/toponymy/northernmost-rivers-of-the-Krasnodar-region-p1/Cheburgol-Estuary-on-the-1941-map.jpg" title="Лиман Чебурголь на карте 1941 г." alt="Лиман Чебурголь на карте 1941 г." width="600" height="371"/&gt;</text:p>
            <text:p><text:tab/>&lt;figcaption&gt;Лиман Чебурголь на карте 1941 г.&lt;/figcaption&gt;</text:p>
            <text:p>&lt;/figure&gt;</text:p>
          </table:table-cell>
          <table:table-cell office:value-type="string" office:string-value="&lt;figure&gt;&#10; &lt;a href=&quot;/img/toponymy/northernmost-rivers-of-the-Krasnodar-region-p1/Cheburgol-Estuary-on-the-1941-map-b.jpg&quot; title=&quot;Лиман Чебурголь на карте 1941 г.&quot;&gt;&lt;img src=&quot;/img/toponymy/northernmost-rivers-of-the-Krasnodar-region-p1/Cheburgol-Estuary-on-the-1941-map.jpg&quot; alt=&quot;Лиман Чебурголь на карте 1941 г.&quot; width=&quot;600&quot; height=&quot;371&quot;/&gt;&lt;/a&gt;&#10; &lt;figcaption&gt;Лиман Чебурголь на карте 1941 г.&lt;/figcaption&gt;&#10;&lt;/figure&gt;" table:formula="of:=&quot;&lt;figure&gt;&quot;&amp;CHAR(10)&amp;CHAR(9)&amp;&quot;&lt;a href=&quot;&quot;&quot;&amp;[.$B$1]&amp;[.B11]&amp;&quot;-b.jpg&quot;&amp;&quot;&quot;&quot; title=&quot;&quot;&quot;&amp;[.F11]&amp;&quot;&quot;&quot;&gt;&lt;img src=&quot;&quot;&quot;&amp;[.$B$1]&amp;[.B11]&amp;&quot;.jpg&quot;&amp;&quot;&quot;&quot; alt=&quot;&quot;&quot;&amp;[.E11]&amp;&quot;&quot;&quot; width=&quot;&quot;&quot;&amp;[.C11]&amp;&quot;&quot;&quot; height=&quot;&quot;&quot;&amp;[.D11]&amp;&quot;&quot;&quot;/&gt;&lt;/a&gt;&quot;&amp;CHAR(10)&amp;CHAR(9)&amp;&quot;&lt;figcaption&gt;&quot;&amp;[.G11]&amp;&quot;&lt;/figcaption&gt;&quot;&amp;CHAR(10)&amp;&quot;&lt;/figure&gt;&quot;" table:style-name="ce1">
            <text:p>&lt;figure&gt;</text:p>
            <text:p><text:tab/>&lt;a href="/img/toponymy/northernmost-rivers-of-the-Krasnodar-region-p1/Cheburgol-Estuary-on-the-1941-map-b.jpg" title="Лиман Чебурголь на карте 1941 г."&gt;&lt;img src="/img/toponymy/northernmost-rivers-of-the-Krasnodar-region-p1/Cheburgol-Estuary-on-the-1941-map.jpg" alt="Лиман Чебурголь на карте 1941 г." width="600" height="371"/&gt;&lt;/a&gt;</text:p>
            <text:p><text:tab/>&lt;figcaption&gt;Лиман Чебурголь на карте 1941 г.&lt;/figcaption&gt;</text:p>
            <text:p>&lt;/figure&gt;</text:p>
          </table:table-cell>
          <table:table-cell office:value-type="string" office:string-value="&lt;figure itemscope itemtype=&quot;https://schema.org/ImageObject&quot;&gt;&#10; &lt;meta itemprop=&quot;name&quot; content=&quot;Лиман Чебурголь на карте 1941 г.&quot; /&gt;&#10; &lt;img itemprop=&quot;contentUrl&quot; src=&quot;/img/toponymy/northernmost-rivers-of-the-Krasnodar-region-p1/Cheburgol-Estuary-on-the-1941-map.jpg&quot; title=&quot;Лиман Чебурголь на карте 1941 г.&quot; alt=&quot;Лиман Чебурголь на карте 1941 г.&quot; width=&quot;600&quot; height=&quot;371&quot;/&gt;&#10; &lt;figcaption itemprop=&quot;description creditText&quot;&gt;Лиман Чебурголь на карте 1941 г.&lt;/figcaption&gt;&#10;&lt;/figure&gt;" table:formula="of:=&quot;&lt;figure itemscope itemtype=&quot;&quot;https://schema.org/ImageObject&quot;&quot;&gt;&quot;&amp;CHAR(10)&amp;CHAR(9)&amp;&quot;&lt;meta itemprop=&quot;&quot;name&quot;&quot; content=&quot;&quot;&quot;&amp;[.E11]&amp;&quot;&quot;&quot; /&gt;&quot;&amp;CHAR(10)&amp;CHAR(9)&amp;&quot;&lt;img itemprop=&quot;&quot;contentUrl&quot;&quot; src=&quot;&quot;&quot;&amp;[.$B$1]&amp;[.B11]&amp;&quot;.jpg&quot;&amp;&quot;&quot;&quot; title=&quot;&quot;&quot;&amp;[.F11]&amp;&quot;&quot;&quot; alt=&quot;&quot;&quot;&amp;[.E11]&amp;&quot;&quot;&quot; width=&quot;&quot;&quot;&amp;[.C11]&amp;&quot;&quot;&quot; height=&quot;&quot;&quot;&amp;[.D11]&amp;&quot;&quot;&quot;/&gt;&quot;&amp;CHAR(10)&amp;CHAR(9)&amp;&quot;&lt;figcaption itemprop=&quot;&quot;description creditText&quot;&quot;&gt;&quot;&amp;[.G11]&amp;&quot;&lt;/figcaption&gt;&quot;&amp;CHAR(10)&amp;&quot;&lt;/figure&gt;&quot;" table:style-name="ce1">
            <text:p>&lt;figure itemscope itemtype="https://schema.org/ImageObject"&gt;</text:p>
            <text:p><text:tab/>&lt;meta itemprop="name" content="Лиман Чебурголь на карте 1941 г." /&gt;</text:p>
            <text:p><text:tab/>&lt;img itemprop="contentUrl" src="/img/toponymy/northernmost-rivers-of-the-Krasnodar-region-p1/Cheburgol-Estuary-on-the-1941-map.jpg" title="Лиман Чебурголь на карте 1941 г." alt="Лиман Чебурголь на карте 1941 г." width="600" height="371"/&gt;</text:p>
            <text:p><text:tab/>&lt;figcaption itemprop="description creditText"&gt;Лиман Чебурголь на карте 1941 г.&lt;/figcaption&gt;</text:p>
            <text:p>&lt;/figure&gt;</text:p>
          </table:table-cell>
          <table:table-cell office:value-type="string" office:string-value="&lt;figure itemscope itemtype=&quot;https://schema.org/ImageObject&quot;&gt;&#10; &lt;meta itemprop=&quot;name&quot; content=&quot;Лиман Чебурголь на карте 1941 г.&quot; /&gt;&#10; &lt;a href=&quot;/img/toponymy/northernmost-rivers-of-the-Krasnodar-region-p1/Cheburgol-Estuary-on-the-1941-map-b.jpg&quot; title=&quot;Лиман Чебурголь на карте 1941 г.&quot;&gt;&lt;img  itemprop=&quot;contentUrl&quot; src=&quot;/img/toponymy/northernmost-rivers-of-the-Krasnodar-region-p1/Cheburgol-Estuary-on-the-1941-map.jpg&quot; alt=&quot;Лиман Чебурголь на карте 1941 г.&quot; width=&quot;600&quot; height=&quot;371&quot;/&gt;&lt;/a&gt;&#10; &lt;figcaption itemprop=&quot;description creditText&quot;&gt;Лиман Чебурголь на карте 1941 г.&lt;/figcaption&gt;&#10;&lt;/figure&gt;" table:formula="of:=&quot;&lt;figure itemscope itemtype=&quot;&quot;https://schema.org/ImageObject&quot;&quot;&gt;&quot;&amp;CHAR(10)&amp;CHAR(9)&amp;&quot;&lt;meta itemprop=&quot;&quot;name&quot;&quot; content=&quot;&quot;&quot;&amp;[.E11]&amp;&quot;&quot;&quot; /&gt;&quot;&amp;CHAR(10)&amp;CHAR(9)&amp;&quot;&lt;a href=&quot;&quot;&quot;&amp;[.$B$1]&amp;[.B11]&amp;&quot;-b.jpg&quot;&amp;&quot;&quot;&quot; title=&quot;&quot;&quot;&amp;[.F11]&amp;&quot;&quot;&quot;&gt;&lt;img  itemprop=&quot;&quot;contentUrl&quot;&quot; src=&quot;&quot;&quot;&amp;[.$B$1]&amp;[.B11]&amp;&quot;.jpg&quot;&amp;&quot;&quot;&quot; alt=&quot;&quot;&quot;&amp;[.E11]&amp;&quot;&quot;&quot; width=&quot;&quot;&quot;&amp;[.C11]&amp;&quot;&quot;&quot; height=&quot;&quot;&quot;&amp;[.D11]&amp;&quot;&quot;&quot;/&gt;&lt;/a&gt;&quot;&amp;CHAR(10)&amp;CHAR(9)&amp;&quot;&lt;figcaption itemprop=&quot;&quot;description creditText&quot;&quot;&gt;&quot;&amp;[.G11]&amp;&quot;&lt;/figcaption&gt;&quot;&amp;CHAR(10)&amp;&quot;&lt;/figure&gt;&quot;" table:style-name="ce1">
            <text:p>&lt;figure itemscope itemtype="https://schema.org/ImageObject"&gt;</text:p>
            <text:p><text:tab/>&lt;meta itemprop="name" content="Лиман Чебурголь на карте 1941 г." /&gt;</text:p>
            <text:p><text:tab/>&lt;a href="/img/toponymy/northernmost-rivers-of-the-Krasnodar-region-p1/Cheburgol-Estuary-on-the-1941-map-b.jpg" title="Лиман Чебурголь на карте 1941 г."&gt;&lt;img <text:s/>itemprop="contentUrl" src="/img/toponymy/northernmost-rivers-of-the-Krasnodar-region-p1/Cheburgol-Estuary-on-the-1941-map.jpg" alt="Лиман Чебурголь на карте 1941 г." width="600" height="371"/&gt;&lt;/a&gt;</text:p>
            <text:p><text:tab/>&lt;figcaption itemprop="description creditText"&gt;Лиман Чебурголь на карте 1941 г.&lt;/figcaption&gt;</text:p>
            <text:p>&lt;/figure&gt;</text:p>
          </table:table-cell>
          <table:table-cell table:number-columns-repeated="16373"/>
        </table:table-row>
        <table:table-row table:style-name="ro1">
          <table:table-cell office:value-type="float" office:value="10" table:style-name="ce1">
            <text:p>10</text:p>
          </table:table-cell>
          <table:table-cell office:value-type="string" table:style-name="ce1">
            <text:p>Lake-Chemburka-or-Chemburskoye</text:p>
          </table:table-cell>
          <table:table-cell office:value-type="float" office:value="800" table:style-name="ce1">
            <text:p>800</text:p>
          </table:table-cell>
          <table:table-cell office:value-type="float" office:value="600" table:style-name="ce1">
            <text:p>600</text:p>
          </table:table-cell>
          <table:table-cell office:value-type="string" table:style-name="ce1">
            <text:p>Озеро Чембурка или Чембурское</text:p>
          </table:table-cell>
          <table:table-cell office:value-type="string" table:style-name="ce1">
            <text:p>Озеро Чембурка или Чембурское</text:p>
          </table:table-cell>
          <table:table-cell office:value-type="string" table:style-name="ce1">
            <text:p>Озеро Чембурка или Чембурское (https://eco-turizm.net/8703-chemburskoe-ozero-v-anape-solenyy-vodoem-s-lechebnymi-gryazyami.)</text:p>
          </table:table-cell>
          <table:table-cell office:value-type="string" office:string-value="&lt;figure&gt;&#10; &lt;img src=&quot;/img/toponymy/northernmost-rivers-of-the-Krasnodar-region-p1/Lake-Chemburka-or-Chemburskoye.jpg&quot; title=&quot;Озеро Чембурка или Чембурское&quot; alt=&quot;Озеро Чембурка или Чембурское&quot; width=&quot;800&quot; height=&quot;600&quot;/&gt;&#10; &lt;figcaption&gt;Озеро Чембурка или Чембурское (https://eco-turizm.net/8703-chemburskoe-ozero-v-anape-solenyy-vodoem-s-lechebnymi-gryazyami.)&lt;/figcaption&gt;&#10;&lt;/figure&gt;" table:formula="of:=&quot;&lt;figure&gt;&quot;&amp;CHAR(10)&amp;CHAR(9)&amp;&quot;&lt;img src=&quot;&quot;&quot;&amp;[.$B$1]&amp;[.B12]&amp;&quot;.jpg&quot;&amp;&quot;&quot;&quot; title=&quot;&quot;&quot;&amp;[.F12]&amp;&quot;&quot;&quot; alt=&quot;&quot;&quot;&amp;[.E12]&amp;&quot;&quot;&quot; width=&quot;&quot;&quot;&amp;[.C12]&amp;&quot;&quot;&quot; height=&quot;&quot;&quot;&amp;[.D12]&amp;&quot;&quot;&quot;/&gt;&quot;&amp;CHAR(10)&amp;CHAR(9)&amp;&quot;&lt;figcaption&gt;&quot;&amp;[.G12]&amp;&quot;&lt;/figcaption&gt;&quot;&amp;CHAR(10)&amp;&quot;&lt;/figure&gt;&quot;" table:style-name="ce1">
            <text:p>&lt;figure&gt;</text:p>
            <text:p><text:tab/>&lt;img src="/img/toponymy/northernmost-rivers-of-the-Krasnodar-region-p1/Lake-Chemburka-or-Chemburskoye.jpg" title="Озеро Чембурка или Чембурское" alt="Озеро Чембурка или Чембурское" width="800" height="600"/&gt;</text:p>
            <text:p><text:tab/>&lt;figcaption&gt;Озеро Чембурка или Чембурское (https://eco-turizm.net/8703-chemburskoe-ozero-v-anape-solenyy-vodoem-s-lechebnymi-gryazyami.)&lt;/figcaption&gt;</text:p>
            <text:p>&lt;/figure&gt;</text:p>
          </table:table-cell>
          <table:table-cell office:value-type="string" office:string-value="&lt;figure&gt;&#10; &lt;a href=&quot;/img/toponymy/northernmost-rivers-of-the-Krasnodar-region-p1/Lake-Chemburka-or-Chemburskoye-b.jpg&quot; title=&quot;Озеро Чембурка или Чембурское&quot;&gt;&lt;img src=&quot;/img/toponymy/northernmost-rivers-of-the-Krasnodar-region-p1/Lake-Chemburka-or-Chemburskoye.jpg&quot; alt=&quot;Озеро Чембурка или Чембурское&quot; width=&quot;800&quot; height=&quot;600&quot;/&gt;&lt;/a&gt;&#10; &lt;figcaption&gt;Озеро Чембурка или Чембурское (https://eco-turizm.net/8703-chemburskoe-ozero-v-anape-solenyy-vodoem-s-lechebnymi-gryazyami.)&lt;/figcaption&gt;&#10;&lt;/figure&gt;" table:formula="of:=&quot;&lt;figure&gt;&quot;&amp;CHAR(10)&amp;CHAR(9)&amp;&quot;&lt;a href=&quot;&quot;&quot;&amp;[.$B$1]&amp;[.B12]&amp;&quot;-b.jpg&quot;&amp;&quot;&quot;&quot; title=&quot;&quot;&quot;&amp;[.F12]&amp;&quot;&quot;&quot;&gt;&lt;img src=&quot;&quot;&quot;&amp;[.$B$1]&amp;[.B12]&amp;&quot;.jpg&quot;&amp;&quot;&quot;&quot; alt=&quot;&quot;&quot;&amp;[.E12]&amp;&quot;&quot;&quot; width=&quot;&quot;&quot;&amp;[.C12]&amp;&quot;&quot;&quot; height=&quot;&quot;&quot;&amp;[.D12]&amp;&quot;&quot;&quot;/&gt;&lt;/a&gt;&quot;&amp;CHAR(10)&amp;CHAR(9)&amp;&quot;&lt;figcaption&gt;&quot;&amp;[.G12]&amp;&quot;&lt;/figcaption&gt;&quot;&amp;CHAR(10)&amp;&quot;&lt;/figure&gt;&quot;" table:style-name="ce2">
            <text:p>&lt;figure&gt;</text:p>
            <text:p><text:tab/>&lt;a href="/img/toponymy/northernmost-rivers-of-the-Krasnodar-region-p1/Lake-Chemburka-or-Chemburskoye-b.jpg" title="Озеро Чембурка или Чембурское"&gt;&lt;img src="/img/toponymy/northernmost-rivers-of-the-Krasnodar-region-p1/Lake-Chemburka-or-Chemburskoye.jpg" alt="Озеро Чембурка или Чембурское" width="800" height="600"/&gt;&lt;/a&gt;</text:p>
            <text:p><text:tab/>&lt;figcaption&gt;Озеро Чембурка или Чембурское (https://eco-turizm.net/8703-chemburskoe-ozero-v-anape-solenyy-vodoem-s-lechebnymi-gryazyami.)&lt;/figcaption&gt;</text:p>
            <text:p>&lt;/figure&gt;</text:p>
          </table:table-cell>
          <table:table-cell office:value-type="string" office:string-value="&lt;figure itemscope itemtype=&quot;https://schema.org/ImageObject&quot;&gt;&#10; &lt;meta itemprop=&quot;name&quot; content=&quot;Озеро Чембурка или Чембурское&quot; /&gt;&#10; &lt;img itemprop=&quot;contentUrl&quot; src=&quot;/img/toponymy/northernmost-rivers-of-the-Krasnodar-region-p1/Lake-Chemburka-or-Chemburskoye.jpg&quot; title=&quot;Озеро Чембурка или Чембурское&quot; alt=&quot;Озеро Чембурка или Чембурское&quot; width=&quot;800&quot; height=&quot;600&quot;/&gt;&#10; &lt;figcaption itemprop=&quot;description creditText&quot;&gt;Озеро Чембурка или Чембурское (https://eco-turizm.net/8703-chemburskoe-ozero-v-anape-solenyy-vodoem-s-lechebnymi-gryazyami.)&lt;/figcaption&gt;&#10;&lt;/figure&gt;" table:formula="of:=&quot;&lt;figure itemscope itemtype=&quot;&quot;https://schema.org/ImageObject&quot;&quot;&gt;&quot;&amp;CHAR(10)&amp;CHAR(9)&amp;&quot;&lt;meta itemprop=&quot;&quot;name&quot;&quot; content=&quot;&quot;&quot;&amp;[.E12]&amp;&quot;&quot;&quot; /&gt;&quot;&amp;CHAR(10)&amp;CHAR(9)&amp;&quot;&lt;img itemprop=&quot;&quot;contentUrl&quot;&quot; src=&quot;&quot;&quot;&amp;[.$B$1]&amp;[.B12]&amp;&quot;.jpg&quot;&amp;&quot;&quot;&quot; title=&quot;&quot;&quot;&amp;[.F12]&amp;&quot;&quot;&quot; alt=&quot;&quot;&quot;&amp;[.E12]&amp;&quot;&quot;&quot; width=&quot;&quot;&quot;&amp;[.C12]&amp;&quot;&quot;&quot; height=&quot;&quot;&quot;&amp;[.D12]&amp;&quot;&quot;&quot;/&gt;&quot;&amp;CHAR(10)&amp;CHAR(9)&amp;&quot;&lt;figcaption itemprop=&quot;&quot;description creditText&quot;&quot;&gt;&quot;&amp;[.G12]&amp;&quot;&lt;/figcaption&gt;&quot;&amp;CHAR(10)&amp;&quot;&lt;/figure&gt;&quot;" table:style-name="ce1">
            <text:p>&lt;figure itemscope itemtype="https://schema.org/ImageObject"&gt;</text:p>
            <text:p><text:tab/>&lt;meta itemprop="name" content="Озеро Чембурка или Чембурское" /&gt;</text:p>
            <text:p><text:tab/>&lt;img itemprop="contentUrl" src="/img/toponymy/northernmost-rivers-of-the-Krasnodar-region-p1/Lake-Chemburka-or-Chemburskoye.jpg" title="Озеро Чембурка или Чембурское" alt="Озеро Чембурка или Чембурское" width="800" height="600"/&gt;</text:p>
            <text:p><text:tab/>&lt;figcaption itemprop="description creditText"&gt;Озеро Чембурка или Чембурское (https://eco-turizm.net/8703-chemburskoe-ozero-v-anape-solenyy-vodoem-s-lechebnymi-gryazyami.)&lt;/figcaption&gt;</text:p>
            <text:p>&lt;/figure&gt;</text:p>
          </table:table-cell>
          <table:table-cell office:value-type="string" office:string-value="&lt;figure itemscope itemtype=&quot;https://schema.org/ImageObject&quot;&gt;&#10; &lt;meta itemprop=&quot;name&quot; content=&quot;Озеро Чембурка или Чембурское&quot; /&gt;&#10; &lt;a href=&quot;/img/toponymy/northernmost-rivers-of-the-Krasnodar-region-p1/Lake-Chemburka-or-Chemburskoye-b.jpg&quot; title=&quot;Озеро Чембурка или Чембурское&quot;&gt;&lt;img  itemprop=&quot;contentUrl&quot; src=&quot;/img/toponymy/northernmost-rivers-of-the-Krasnodar-region-p1/Lake-Chemburka-or-Chemburskoye.jpg&quot; alt=&quot;Озеро Чембурка или Чембурское&quot; width=&quot;800&quot; height=&quot;600&quot;/&gt;&lt;/a&gt;&#10; &lt;figcaption itemprop=&quot;description creditText&quot;&gt;Озеро Чембурка или Чембурское (https://eco-turizm.net/8703-chemburskoe-ozero-v-anape-solenyy-vodoem-s-lechebnymi-gryazyami.)&lt;/figcaption&gt;&#10;&lt;/figure&gt;" table:formula="of:=&quot;&lt;figure itemscope itemtype=&quot;&quot;https://schema.org/ImageObject&quot;&quot;&gt;&quot;&amp;CHAR(10)&amp;CHAR(9)&amp;&quot;&lt;meta itemprop=&quot;&quot;name&quot;&quot; content=&quot;&quot;&quot;&amp;[.E12]&amp;&quot;&quot;&quot; /&gt;&quot;&amp;CHAR(10)&amp;CHAR(9)&amp;&quot;&lt;a href=&quot;&quot;&quot;&amp;[.$B$1]&amp;[.B12]&amp;&quot;-b.jpg&quot;&amp;&quot;&quot;&quot; title=&quot;&quot;&quot;&amp;[.F12]&amp;&quot;&quot;&quot;&gt;&lt;img  itemprop=&quot;&quot;contentUrl&quot;&quot; src=&quot;&quot;&quot;&amp;[.$B$1]&amp;[.B12]&amp;&quot;.jpg&quot;&amp;&quot;&quot;&quot; alt=&quot;&quot;&quot;&amp;[.E12]&amp;&quot;&quot;&quot; width=&quot;&quot;&quot;&amp;[.C12]&amp;&quot;&quot;&quot; height=&quot;&quot;&quot;&amp;[.D12]&amp;&quot;&quot;&quot;/&gt;&lt;/a&gt;&quot;&amp;CHAR(10)&amp;CHAR(9)&amp;&quot;&lt;figcaption itemprop=&quot;&quot;description creditText&quot;&quot;&gt;&quot;&amp;[.G12]&amp;&quot;&lt;/figcaption&gt;&quot;&amp;CHAR(10)&amp;&quot;&lt;/figure&gt;&quot;" table:style-name="ce1">
            <text:p>&lt;figure itemscope itemtype="https://schema.org/ImageObject"&gt;</text:p>
            <text:p><text:tab/>&lt;meta itemprop="name" content="Озеро Чембурка или Чембурское" /&gt;</text:p>
            <text:p><text:tab/>&lt;a href="/img/toponymy/northernmost-rivers-of-the-Krasnodar-region-p1/Lake-Chemburka-or-Chemburskoye-b.jpg" title="Озеро Чембурка или Чембурское"&gt;&lt;img <text:s/>itemprop="contentUrl" src="/img/toponymy/northernmost-rivers-of-the-Krasnodar-region-p1/Lake-Chemburka-or-Chemburskoye.jpg" alt="Озеро Чембурка или Чембурское" width="800" height="600"/&gt;&lt;/a&gt;</text:p>
            <text:p><text:tab/>&lt;figcaption itemprop="description creditText"&gt;Озеро Чембурка или Чембурское (https://eco-turizm.net/8703-chemburskoe-ozero-v-anape-solenyy-vodoem-s-lechebnymi-gryazyami.)&lt;/figcaption&gt;</text:p>
            <text:p>&lt;/figure&gt;</text:p>
          </table:table-cell>
          <table:table-cell table:number-columns-repeated="16373"/>
        </table:table-row>
        <table:table-row table:style-name="ro1">
          <table:table-cell office:value-type="float" office:value="11" table:style-name="ce1">
            <text:p>11</text:p>
          </table:table-cell>
          <table:table-cell office:value-type="string" table:style-name="ce1">
            <text:p>Chemburka-Farmstead-and-Lake</text:p>
          </table:table-cell>
          <table:table-cell office:value-type="float" office:value="800" table:style-name="ce1">
            <text:p>800</text:p>
          </table:table-cell>
          <table:table-cell office:value-type="float" office:value="450" table:style-name="ce1">
            <text:p>450</text:p>
          </table:table-cell>
          <table:table-cell office:value-type="string" table:style-name="ce1">
            <text:p>Хутор и озеро Чембурка</text:p>
          </table:table-cell>
          <table:table-cell office:value-type="string" table:style-name="ce1">
            <text:p>Хутор и озеро Чембурка</text:p>
          </table:table-cell>
          <table:table-cell office:value-type="string" table:style-name="ce1">
            <text:p>Хутор и озеро Чембурка вид с востока. Чембурский выступ между озером и плавнями. В левом верхнем углу на горизонте видно Чёрное море (https://novostrojka-anapy.ru/hutor-chemburka)</text:p>
          </table:table-cell>
          <table:table-cell office:value-type="string" office:string-value="&lt;figure&gt;&#10; &lt;img src=&quot;/img/toponymy/northernmost-rivers-of-the-Krasnodar-region-p1/Chemburka-Farmstead-and-Lake.jpg&quot; title=&quot;Хутор и озеро Чембурка&quot; alt=&quot;Хутор и озеро Чембурка&quot; width=&quot;800&quot; height=&quot;450&quot;/&gt;&#10; &lt;figcaption&gt;Хутор и озеро Чембурка вид с востока. Чембурский выступ между озером и плавнями. В левом верхнем углу на горизонте видно Чёрное море (https://novostrojka-anapy.ru/hutor-chemburka)&lt;/figcaption&gt;&#10;&lt;/figure&gt;" table:formula="of:=&quot;&lt;figure&gt;&quot;&amp;CHAR(10)&amp;CHAR(9)&amp;&quot;&lt;img src=&quot;&quot;&quot;&amp;[.$B$1]&amp;[.B13]&amp;&quot;.jpg&quot;&amp;&quot;&quot;&quot; title=&quot;&quot;&quot;&amp;[.F13]&amp;&quot;&quot;&quot; alt=&quot;&quot;&quot;&amp;[.E13]&amp;&quot;&quot;&quot; width=&quot;&quot;&quot;&amp;[.C13]&amp;&quot;&quot;&quot; height=&quot;&quot;&quot;&amp;[.D13]&amp;&quot;&quot;&quot;/&gt;&quot;&amp;CHAR(10)&amp;CHAR(9)&amp;&quot;&lt;figcaption&gt;&quot;&amp;[.G13]&amp;&quot;&lt;/figcaption&gt;&quot;&amp;CHAR(10)&amp;&quot;&lt;/figure&gt;&quot;" table:style-name="ce2">
            <text:p>&lt;figure&gt;</text:p>
            <text:p><text:tab/>&lt;img src="/img/toponymy/northernmost-rivers-of-the-Krasnodar-region-p1/Chemburka-Farmstead-and-Lake.jpg" title="Хутор и озеро Чембурка" alt="Хутор и озеро Чембурка" width="800" height="450"/&gt;</text:p>
            <text:p><text:tab/>&lt;figcaption&gt;Хутор и озеро Чембурка вид с востока. Чембурский выступ между озером и плавнями. В левом верхнем углу на горизонте видно Чёрное море (https://novostrojka-anapy.ru/hutor-chemburka)&lt;/figcaption&gt;</text:p>
            <text:p>&lt;/figure&gt;</text:p>
          </table:table-cell>
          <table:table-cell office:value-type="string" office:string-value="&lt;figure&gt;&#10; &lt;a href=&quot;/img/toponymy/northernmost-rivers-of-the-Krasnodar-region-p1/Chemburka-Farmstead-and-Lake-b.jpg&quot; title=&quot;Хутор и озеро Чембурка&quot;&gt;&lt;img src=&quot;/img/toponymy/northernmost-rivers-of-the-Krasnodar-region-p1/Chemburka-Farmstead-and-Lake.jpg&quot; alt=&quot;Хутор и озеро Чембурка&quot; width=&quot;800&quot; height=&quot;450&quot;/&gt;&lt;/a&gt;&#10; &lt;figcaption&gt;Хутор и озеро Чембурка вид с востока. Чембурский выступ между озером и плавнями. В левом верхнем углу на горизонте видно Чёрное море (https://novostrojka-anapy.ru/hutor-chemburka)&lt;/figcaption&gt;&#10;&lt;/figure&gt;" table:formula="of:=&quot;&lt;figure&gt;&quot;&amp;CHAR(10)&amp;CHAR(9)&amp;&quot;&lt;a href=&quot;&quot;&quot;&amp;[.$B$1]&amp;[.B13]&amp;&quot;-b.jpg&quot;&amp;&quot;&quot;&quot; title=&quot;&quot;&quot;&amp;[.F13]&amp;&quot;&quot;&quot;&gt;&lt;img src=&quot;&quot;&quot;&amp;[.$B$1]&amp;[.B13]&amp;&quot;.jpg&quot;&amp;&quot;&quot;&quot; alt=&quot;&quot;&quot;&amp;[.E13]&amp;&quot;&quot;&quot; width=&quot;&quot;&quot;&amp;[.C13]&amp;&quot;&quot;&quot; height=&quot;&quot;&quot;&amp;[.D13]&amp;&quot;&quot;&quot;/&gt;&lt;/a&gt;&quot;&amp;CHAR(10)&amp;CHAR(9)&amp;&quot;&lt;figcaption&gt;&quot;&amp;[.G13]&amp;&quot;&lt;/figcaption&gt;&quot;&amp;CHAR(10)&amp;&quot;&lt;/figure&gt;&quot;" table:style-name="ce1">
            <text:p>&lt;figure&gt;</text:p>
            <text:p><text:tab/>&lt;a href="/img/toponymy/northernmost-rivers-of-the-Krasnodar-region-p1/Chemburka-Farmstead-and-Lake-b.jpg" title="Хутор и озеро Чембурка"&gt;&lt;img src="/img/toponymy/northernmost-rivers-of-the-Krasnodar-region-p1/Chemburka-Farmstead-and-Lake.jpg" alt="Хутор и озеро Чембурка" width="800" height="450"/&gt;&lt;/a&gt;</text:p>
            <text:p><text:tab/>&lt;figcaption&gt;Хутор и озеро Чембурка вид с востока. Чембурский выступ между озером и плавнями. В левом верхнем углу на горизонте видно Чёрное море (https://novostrojka-anapy.ru/hutor-chemburka)&lt;/figcaption&gt;</text:p>
            <text:p>&lt;/figure&gt;</text:p>
          </table:table-cell>
          <table:table-cell office:value-type="string" office:string-value="&lt;figure itemscope itemtype=&quot;https://schema.org/ImageObject&quot;&gt;&#10; &lt;meta itemprop=&quot;name&quot; content=&quot;Хутор и озеро Чембурка&quot; /&gt;&#10; &lt;img itemprop=&quot;contentUrl&quot; src=&quot;/img/toponymy/northernmost-rivers-of-the-Krasnodar-region-p1/Chemburka-Farmstead-and-Lake.jpg&quot; title=&quot;Хутор и озеро Чембурка&quot; alt=&quot;Хутор и озеро Чембурка&quot; width=&quot;800&quot; height=&quot;450&quot;/&gt;&#10; &lt;figcaption itemprop=&quot;description creditText&quot;&gt;Хутор и озеро Чембурка вид с востока. Чембурский выступ между озером и плавнями. В левом верхнем углу на горизонте видно Чёрное море (https://novostrojka-anapy.ru/hutor-chemburka)&lt;/figcaption&gt;&#10;&lt;/figure&gt;" table:formula="of:=&quot;&lt;figure itemscope itemtype=&quot;&quot;https://schema.org/ImageObject&quot;&quot;&gt;&quot;&amp;CHAR(10)&amp;CHAR(9)&amp;&quot;&lt;meta itemprop=&quot;&quot;name&quot;&quot; content=&quot;&quot;&quot;&amp;[.E13]&amp;&quot;&quot;&quot; /&gt;&quot;&amp;CHAR(10)&amp;CHAR(9)&amp;&quot;&lt;img itemprop=&quot;&quot;contentUrl&quot;&quot; src=&quot;&quot;&quot;&amp;[.$B$1]&amp;[.B13]&amp;&quot;.jpg&quot;&amp;&quot;&quot;&quot; title=&quot;&quot;&quot;&amp;[.F13]&amp;&quot;&quot;&quot; alt=&quot;&quot;&quot;&amp;[.E13]&amp;&quot;&quot;&quot; width=&quot;&quot;&quot;&amp;[.C13]&amp;&quot;&quot;&quot; height=&quot;&quot;&quot;&amp;[.D13]&amp;&quot;&quot;&quot;/&gt;&quot;&amp;CHAR(10)&amp;CHAR(9)&amp;&quot;&lt;figcaption itemprop=&quot;&quot;description creditText&quot;&quot;&gt;&quot;&amp;[.G13]&amp;&quot;&lt;/figcaption&gt;&quot;&amp;CHAR(10)&amp;&quot;&lt;/figure&gt;&quot;" table:style-name="ce1">
            <text:p>&lt;figure itemscope itemtype="https://schema.org/ImageObject"&gt;</text:p>
            <text:p><text:tab/>&lt;meta itemprop="name" content="Хутор и озеро Чембурка" /&gt;</text:p>
            <text:p><text:tab/>&lt;img itemprop="contentUrl" src="/img/toponymy/northernmost-rivers-of-the-Krasnodar-region-p1/Chemburka-Farmstead-and-Lake.jpg" title="Хутор и озеро Чембурка" alt="Хутор и озеро Чембурка" width="800" height="450"/&gt;</text:p>
            <text:p><text:tab/>&lt;figcaption itemprop="description creditText"&gt;Хутор и озеро Чембурка вид с востока. Чембурский выступ между озером и плавнями. В левом верхнем углу на горизонте видно Чёрное море (https://novostrojka-anapy.ru/hutor-chemburka)&lt;/figcaption&gt;</text:p>
            <text:p>&lt;/figure&gt;</text:p>
          </table:table-cell>
          <table:table-cell office:value-type="string" office:string-value="&lt;figure itemscope itemtype=&quot;https://schema.org/ImageObject&quot;&gt;&#10; &lt;meta itemprop=&quot;name&quot; content=&quot;Хутор и озеро Чембурка&quot; /&gt;&#10; &lt;a href=&quot;/img/toponymy/northernmost-rivers-of-the-Krasnodar-region-p1/Chemburka-Farmstead-and-Lake-b.jpg&quot; title=&quot;Хутор и озеро Чембурка&quot;&gt;&lt;img  itemprop=&quot;contentUrl&quot; src=&quot;/img/toponymy/northernmost-rivers-of-the-Krasnodar-region-p1/Chemburka-Farmstead-and-Lake.jpg&quot; alt=&quot;Хутор и озеро Чембурка&quot; width=&quot;800&quot; height=&quot;450&quot;/&gt;&lt;/a&gt;&#10; &lt;figcaption itemprop=&quot;description creditText&quot;&gt;Хутор и озеро Чембурка вид с востока. Чембурский выступ между озером и плавнями. В левом верхнем углу на горизонте видно Чёрное море (https://novostrojka-anapy.ru/hutor-chemburka)&lt;/figcaption&gt;&#10;&lt;/figure&gt;" table:formula="of:=&quot;&lt;figure itemscope itemtype=&quot;&quot;https://schema.org/ImageObject&quot;&quot;&gt;&quot;&amp;CHAR(10)&amp;CHAR(9)&amp;&quot;&lt;meta itemprop=&quot;&quot;name&quot;&quot; content=&quot;&quot;&quot;&amp;[.E13]&amp;&quot;&quot;&quot; /&gt;&quot;&amp;CHAR(10)&amp;CHAR(9)&amp;&quot;&lt;a href=&quot;&quot;&quot;&amp;[.$B$1]&amp;[.B13]&amp;&quot;-b.jpg&quot;&amp;&quot;&quot;&quot; title=&quot;&quot;&quot;&amp;[.F13]&amp;&quot;&quot;&quot;&gt;&lt;img  itemprop=&quot;&quot;contentUrl&quot;&quot; src=&quot;&quot;&quot;&amp;[.$B$1]&amp;[.B13]&amp;&quot;.jpg&quot;&amp;&quot;&quot;&quot; alt=&quot;&quot;&quot;&amp;[.E13]&amp;&quot;&quot;&quot; width=&quot;&quot;&quot;&amp;[.C13]&amp;&quot;&quot;&quot; height=&quot;&quot;&quot;&amp;[.D13]&amp;&quot;&quot;&quot;/&gt;&lt;/a&gt;&quot;&amp;CHAR(10)&amp;CHAR(9)&amp;&quot;&lt;figcaption itemprop=&quot;&quot;description creditText&quot;&quot;&gt;&quot;&amp;[.G13]&amp;&quot;&lt;/figcaption&gt;&quot;&amp;CHAR(10)&amp;&quot;&lt;/figure&gt;&quot;" table:style-name="ce1">
            <text:p>&lt;figure itemscope itemtype="https://schema.org/ImageObject"&gt;</text:p>
            <text:p><text:tab/>&lt;meta itemprop="name" content="Хутор и озеро Чембурка" /&gt;</text:p>
            <text:p><text:tab/>&lt;a href="/img/toponymy/northernmost-rivers-of-the-Krasnodar-region-p1/Chemburka-Farmstead-and-Lake-b.jpg" title="Хутор и озеро Чембурка"&gt;&lt;img <text:s/>itemprop="contentUrl" src="/img/toponymy/northernmost-rivers-of-the-Krasnodar-region-p1/Chemburka-Farmstead-and-Lake.jpg" alt="Хутор и озеро Чембурка" width="800" height="450"/&gt;&lt;/a&gt;</text:p>
            <text:p><text:tab/>&lt;figcaption itemprop="description creditText"&gt;Хутор и озеро Чембурка вид с востока. Чембурский выступ между озером и плавнями. В левом верхнем углу на горизонте видно Чёрное море (https://novostrojka-anapy.ru/hutor-chemburka)&lt;/figcaption&gt;</text:p>
            <text:p>&lt;/figure&gt;</text:p>
          </table:table-cell>
          <table:table-cell table:number-columns-repeated="16373"/>
        </table:table-row>
        <table:table-row table:style-name="ro1">
          <table:table-cell office:value-type="float" office:value="12" table:style-name="ce1">
            <text:p>12</text:p>
          </table:table-cell>
          <table:table-cell office:value-type="string" table:style-name="ce1">
            <text:p>Chemburka-Farmstead-on-the-1942-map</text:p>
          </table:table-cell>
          <table:table-cell office:value-type="float" office:value="600" table:style-name="ce1">
            <text:p>600</text:p>
          </table:table-cell>
          <table:table-cell office:value-type="float" office:value="443" table:style-name="ce1">
            <text:p>443</text:p>
          </table:table-cell>
          <table:table-cell office:value-type="string" table:style-name="ce1">
            <text:p>Хутор Чембурка на карте 1942 г.</text:p>
          </table:table-cell>
          <table:table-cell office:value-type="string" table:style-name="ce1">
            <text:p>Хутор Чембурка на карте 1942 г.</text:p>
          </table:table-cell>
          <table:table-cell office:value-type="string" table:style-name="ce1">
            <text:p>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text:p>
          </table:table-cell>
          <table:table-cell office:value-type="string" office:string-value="&lt;figure&gt;&#10; &lt;img src=&quot;/img/toponymy/northernmost-rivers-of-the-Krasnodar-region-p1/Chemburka-Farmstead-on-the-1942-map.jpg&quot; title=&quot;Хутор Чембурка на карте 1942 г.&quot; alt=&quot;Хутор Чембурка на карте 1942 г.&quot; width=&quot;600&quot; height=&quot;443&quot;/&gt;&#10; &lt;figcaption&gt;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lt;/figcaption&gt;&#10;&lt;/figure&gt;" table:formula="of:=&quot;&lt;figure&gt;&quot;&amp;CHAR(10)&amp;CHAR(9)&amp;&quot;&lt;img src=&quot;&quot;&quot;&amp;[.$B$1]&amp;[.B14]&amp;&quot;.jpg&quot;&amp;&quot;&quot;&quot; title=&quot;&quot;&quot;&amp;[.F14]&amp;&quot;&quot;&quot; alt=&quot;&quot;&quot;&amp;[.E14]&amp;&quot;&quot;&quot; width=&quot;&quot;&quot;&amp;[.C14]&amp;&quot;&quot;&quot; height=&quot;&quot;&quot;&amp;[.D14]&amp;&quot;&quot;&quot;/&gt;&quot;&amp;CHAR(10)&amp;CHAR(9)&amp;&quot;&lt;figcaption&gt;&quot;&amp;[.G14]&amp;&quot;&lt;/figcaption&gt;&quot;&amp;CHAR(10)&amp;&quot;&lt;/figure&gt;&quot;" table:style-name="ce2">
            <text:p>&lt;figure&gt;</text:p>
            <text:p><text:tab/>&lt;img src="/img/toponymy/northernmost-rivers-of-the-Krasnodar-region-p1/Chemburka-Farmstead-on-the-1942-map.jpg" title="Хутор Чембурка на карте 1942 г." alt="Хутор Чембурка на карте 1942 г." width="600" height="443"/&gt;</text:p>
            <text:p><text:tab/>&lt;figcaption&gt;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lt;/figcaption&gt;</text:p>
            <text:p>&lt;/figure&gt;</text:p>
          </table:table-cell>
          <table:table-cell office:value-type="string" office:string-value="&lt;figure&gt;&#10; &lt;a href=&quot;/img/toponymy/northernmost-rivers-of-the-Krasnodar-region-p1/Chemburka-Farmstead-on-the-1942-map-b.jpg&quot; title=&quot;Хутор Чембурка на карте 1942 г.&quot;&gt;&lt;img src=&quot;/img/toponymy/northernmost-rivers-of-the-Krasnodar-region-p1/Chemburka-Farmstead-on-the-1942-map.jpg&quot; alt=&quot;Хутор Чембурка на карте 1942 г.&quot; width=&quot;600&quot; height=&quot;443&quot;/&gt;&lt;/a&gt;&#10; &lt;figcaption&gt;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lt;/figcaption&gt;&#10;&lt;/figure&gt;" table:formula="of:=&quot;&lt;figure&gt;&quot;&amp;CHAR(10)&amp;CHAR(9)&amp;&quot;&lt;a href=&quot;&quot;&quot;&amp;[.$B$1]&amp;[.B14]&amp;&quot;-b.jpg&quot;&amp;&quot;&quot;&quot; title=&quot;&quot;&quot;&amp;[.F14]&amp;&quot;&quot;&quot;&gt;&lt;img src=&quot;&quot;&quot;&amp;[.$B$1]&amp;[.B14]&amp;&quot;.jpg&quot;&amp;&quot;&quot;&quot; alt=&quot;&quot;&quot;&amp;[.E14]&amp;&quot;&quot;&quot; width=&quot;&quot;&quot;&amp;[.C14]&amp;&quot;&quot;&quot; height=&quot;&quot;&quot;&amp;[.D14]&amp;&quot;&quot;&quot;/&gt;&lt;/a&gt;&quot;&amp;CHAR(10)&amp;CHAR(9)&amp;&quot;&lt;figcaption&gt;&quot;&amp;[.G14]&amp;&quot;&lt;/figcaption&gt;&quot;&amp;CHAR(10)&amp;&quot;&lt;/figure&gt;&quot;" table:style-name="ce1">
            <text:p>&lt;figure&gt;</text:p>
            <text:p><text:tab/>&lt;a href="/img/toponymy/northernmost-rivers-of-the-Krasnodar-region-p1/Chemburka-Farmstead-on-the-1942-map-b.jpg" title="Хутор Чембурка на карте 1942 г."&gt;&lt;img src="/img/toponymy/northernmost-rivers-of-the-Krasnodar-region-p1/Chemburka-Farmstead-on-the-1942-map.jpg" alt="Хутор Чембурка на карте 1942 г." width="600" height="443"/&gt;&lt;/a&gt;</text:p>
            <text:p><text:tab/>&lt;figcaption&gt;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lt;/figcaption&gt;</text:p>
            <text:p>&lt;/figure&gt;</text:p>
          </table:table-cell>
          <table:table-cell office:value-type="string" office:string-value="&lt;figure itemscope itemtype=&quot;https://schema.org/ImageObject&quot;&gt;&#10; &lt;meta itemprop=&quot;name&quot; content=&quot;Хутор Чембурка на карте 1942 г.&quot; /&gt;&#10; &lt;img itemprop=&quot;contentUrl&quot; src=&quot;/img/toponymy/northernmost-rivers-of-the-Krasnodar-region-p1/Chemburka-Farmstead-on-the-1942-map.jpg&quot; title=&quot;Хутор Чембурка на карте 1942 г.&quot; alt=&quot;Хутор Чембурка на карте 1942 г.&quot; width=&quot;600&quot; height=&quot;443&quot;/&gt;&#10; &lt;figcaption itemprop=&quot;description creditText&quot;&gt;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lt;/figcaption&gt;&#10;&lt;/figure&gt;" table:formula="of:=&quot;&lt;figure itemscope itemtype=&quot;&quot;https://schema.org/ImageObject&quot;&quot;&gt;&quot;&amp;CHAR(10)&amp;CHAR(9)&amp;&quot;&lt;meta itemprop=&quot;&quot;name&quot;&quot; content=&quot;&quot;&quot;&amp;[.E14]&amp;&quot;&quot;&quot; /&gt;&quot;&amp;CHAR(10)&amp;CHAR(9)&amp;&quot;&lt;img itemprop=&quot;&quot;contentUrl&quot;&quot; src=&quot;&quot;&quot;&amp;[.$B$1]&amp;[.B14]&amp;&quot;.jpg&quot;&amp;&quot;&quot;&quot; title=&quot;&quot;&quot;&amp;[.F14]&amp;&quot;&quot;&quot; alt=&quot;&quot;&quot;&amp;[.E14]&amp;&quot;&quot;&quot; width=&quot;&quot;&quot;&amp;[.C14]&amp;&quot;&quot;&quot; height=&quot;&quot;&quot;&amp;[.D14]&amp;&quot;&quot;&quot;/&gt;&quot;&amp;CHAR(10)&amp;CHAR(9)&amp;&quot;&lt;figcaption itemprop=&quot;&quot;description creditText&quot;&quot;&gt;&quot;&amp;[.G14]&amp;&quot;&lt;/figcaption&gt;&quot;&amp;CHAR(10)&amp;&quot;&lt;/figure&gt;&quot;" table:style-name="ce1">
            <text:p>&lt;figure itemscope itemtype="https://schema.org/ImageObject"&gt;</text:p>
            <text:p><text:tab/>&lt;meta itemprop="name" content="Хутор Чембурка на карте 1942 г." /&gt;</text:p>
            <text:p><text:tab/>&lt;img itemprop="contentUrl" src="/img/toponymy/northernmost-rivers-of-the-Krasnodar-region-p1/Chemburka-Farmstead-on-the-1942-map.jpg" title="Хутор Чембурка на карте 1942 г." alt="Хутор Чембурка на карте 1942 г." width="600" height="443"/&gt;</text:p>
            <text:p><text:tab/>&lt;figcaption itemprop="description creditText"&gt;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lt;/figcaption&gt;</text:p>
            <text:p>&lt;/figure&gt;</text:p>
          </table:table-cell>
          <table:table-cell office:value-type="string" office:string-value="&lt;figure itemscope itemtype=&quot;https://schema.org/ImageObject&quot;&gt;&#10; &lt;meta itemprop=&quot;name&quot; content=&quot;Хутор Чембурка на карте 1942 г.&quot; /&gt;&#10; &lt;a href=&quot;/img/toponymy/northernmost-rivers-of-the-Krasnodar-region-p1/Chemburka-Farmstead-on-the-1942-map-b.jpg&quot; title=&quot;Хутор Чембурка на карте 1942 г.&quot;&gt;&lt;img  itemprop=&quot;contentUrl&quot; src=&quot;/img/toponymy/northernmost-rivers-of-the-Krasnodar-region-p1/Chemburka-Farmstead-on-the-1942-map.jpg&quot; alt=&quot;Хутор Чембурка на карте 1942 г.&quot; width=&quot;600&quot; height=&quot;443&quot;/&gt;&lt;/a&gt;&#10; &lt;figcaption itemprop=&quot;description creditText&quot;&gt;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lt;/figcaption&gt;&#10;&lt;/figure&gt;" table:formula="of:=&quot;&lt;figure itemscope itemtype=&quot;&quot;https://schema.org/ImageObject&quot;&quot;&gt;&quot;&amp;CHAR(10)&amp;CHAR(9)&amp;&quot;&lt;meta itemprop=&quot;&quot;name&quot;&quot; content=&quot;&quot;&quot;&amp;[.E14]&amp;&quot;&quot;&quot; /&gt;&quot;&amp;CHAR(10)&amp;CHAR(9)&amp;&quot;&lt;a href=&quot;&quot;&quot;&amp;[.$B$1]&amp;[.B14]&amp;&quot;-b.jpg&quot;&amp;&quot;&quot;&quot; title=&quot;&quot;&quot;&amp;[.F14]&amp;&quot;&quot;&quot;&gt;&lt;img  itemprop=&quot;&quot;contentUrl&quot;&quot; src=&quot;&quot;&quot;&amp;[.$B$1]&amp;[.B14]&amp;&quot;.jpg&quot;&amp;&quot;&quot;&quot; alt=&quot;&quot;&quot;&amp;[.E14]&amp;&quot;&quot;&quot; width=&quot;&quot;&quot;&amp;[.C14]&amp;&quot;&quot;&quot; height=&quot;&quot;&quot;&amp;[.D14]&amp;&quot;&quot;&quot;/&gt;&lt;/a&gt;&quot;&amp;CHAR(10)&amp;CHAR(9)&amp;&quot;&lt;figcaption itemprop=&quot;&quot;description creditText&quot;&quot;&gt;&quot;&amp;[.G14]&amp;&quot;&lt;/figcaption&gt;&quot;&amp;CHAR(10)&amp;&quot;&lt;/figure&gt;&quot;" table:style-name="ce1">
            <text:p>&lt;figure itemscope itemtype="https://schema.org/ImageObject"&gt;</text:p>
            <text:p><text:tab/>&lt;meta itemprop="name" content="Хутор Чембурка на карте 1942 г." /&gt;</text:p>
            <text:p><text:tab/>&lt;a href="/img/toponymy/northernmost-rivers-of-the-Krasnodar-region-p1/Chemburka-Farmstead-on-the-1942-map-b.jpg" title="Хутор Чембурка на карте 1942 г."&gt;&lt;img <text:s/>itemprop="contentUrl" src="/img/toponymy/northernmost-rivers-of-the-Krasnodar-region-p1/Chemburka-Farmstead-on-the-1942-map.jpg" alt="Хутор Чембурка на карте 1942 г." width="600" height="443"/&gt;&lt;/a&gt;</text:p>
            <text:p><text:tab/>&lt;figcaption itemprop="description creditText"&gt;Хутор Чембурка на карте 1942 г. (масштаб 1:100 000). Где значатся каменоломни и заводы (печи) по обжигу извести. В южной части находятся Анапские плавни, а в северной озеро Чембурка&lt;/figcaption&gt;</text:p>
            <text:p>&lt;/figure&gt;</text:p>
          </table:table-cell>
          <table:table-cell table:number-columns-repeated="16373"/>
        </table:table-row>
        <table:table-row table:style-name="ro1">
          <table:table-cell office:value-type="float" office:value="13" table:style-name="ce1">
            <text:p>13</text:p>
          </table:table-cell>
          <table:table-cell office:value-type="string" table:style-name="ce1">
            <text:p>Lake-Chemburskoye-and-Chemburka-Farmstead-on-the-modern-map</text:p>
          </table:table-cell>
          <table:table-cell office:value-type="float" office:value="600" table:style-name="ce1">
            <text:p>600</text:p>
          </table:table-cell>
          <table:table-cell office:value-type="float" office:value="443" table:style-name="ce1">
            <text:p>443</text:p>
          </table:table-cell>
          <table:table-cell office:value-type="string" table:style-name="ce1">
            <text:p>Озеро Чембурское и хутор Чембурка на современной карте</text:p>
          </table:table-cell>
          <table:table-cell office:value-type="string" table:style-name="ce1">
            <text:p>Озеро Чембурское и хутор Чембурка на современной карте</text:p>
          </table:table-cell>
          <table:table-cell office:value-type="string" table:style-name="ce1">
            <text:p>Озеро Чембурское и хутор Чембурка на современной карте</text:p>
          </table:table-cell>
          <table:table-cell office:value-type="string" office:string-value="&lt;figure&gt;&#10; &lt;img src=&quot;/img/toponymy/northernmost-rivers-of-the-Krasnodar-region-p1/Lake-Chemburskoye-and-Chemburka-Farmstead-on-the-modern-map.jpg&quot; title=&quot;Озеро Чембурское и хутор Чембурка на современной карте&quot; alt=&quot;Озеро Чембурское и хутор Чембурка на современной карте&quot; width=&quot;600&quot; height=&quot;443&quot;/&gt;&#10; &lt;figcaption&gt;Озеро Чембурское и хутор Чембурка на современной карте&lt;/figcaption&gt;&#10;&lt;/figure&gt;" table:formula="of:=&quot;&lt;figure&gt;&quot;&amp;CHAR(10)&amp;CHAR(9)&amp;&quot;&lt;img src=&quot;&quot;&quot;&amp;[.$B$1]&amp;[.B15]&amp;&quot;.jpg&quot;&amp;&quot;&quot;&quot; title=&quot;&quot;&quot;&amp;[.F15]&amp;&quot;&quot;&quot; alt=&quot;&quot;&quot;&amp;[.E15]&amp;&quot;&quot;&quot; width=&quot;&quot;&quot;&amp;[.C15]&amp;&quot;&quot;&quot; height=&quot;&quot;&quot;&amp;[.D15]&amp;&quot;&quot;&quot;/&gt;&quot;&amp;CHAR(10)&amp;CHAR(9)&amp;&quot;&lt;figcaption&gt;&quot;&amp;[.G15]&amp;&quot;&lt;/figcaption&gt;&quot;&amp;CHAR(10)&amp;&quot;&lt;/figure&gt;&quot;" table:style-name="ce2">
            <text:p>&lt;figure&gt;</text:p>
            <text:p><text:tab/>&lt;img src="/img/toponymy/northernmost-rivers-of-the-Krasnodar-region-p1/Lake-Chemburskoye-and-Chemburka-Farmstead-on-the-modern-map.jpg" title="Озеро Чембурское и хутор Чембурка на современной карте" alt="Озеро Чембурское и хутор Чембурка на современной карте" width="600" height="443"/&gt;</text:p>
            <text:p><text:tab/>&lt;figcaption&gt;Озеро Чембурское и хутор Чембурка на современной карте&lt;/figcaption&gt;</text:p>
            <text:p>&lt;/figure&gt;</text:p>
          </table:table-cell>
          <table:table-cell office:value-type="string" office:string-value="&lt;figure&gt;&#10; &lt;a href=&quot;/img/toponymy/northernmost-rivers-of-the-Krasnodar-region-p1/Lake-Chemburskoye-and-Chemburka-Farmstead-on-the-modern-map-b.jpg&quot; title=&quot;Озеро Чембурское и хутор Чембурка на современной карте&quot;&gt;&lt;img src=&quot;/img/toponymy/northernmost-rivers-of-the-Krasnodar-region-p1/Lake-Chemburskoye-and-Chemburka-Farmstead-on-the-modern-map.jpg&quot; alt=&quot;Озеро Чембурское и хутор Чембурка на современной карте&quot; width=&quot;600&quot; height=&quot;443&quot;/&gt;&lt;/a&gt;&#10; &lt;figcaption&gt;Озеро Чембурское и хутор Чембурка на современной карте&lt;/figcaption&gt;&#10;&lt;/figure&gt;" table:formula="of:=&quot;&lt;figure&gt;&quot;&amp;CHAR(10)&amp;CHAR(9)&amp;&quot;&lt;a href=&quot;&quot;&quot;&amp;[.$B$1]&amp;[.B15]&amp;&quot;-b.jpg&quot;&amp;&quot;&quot;&quot; title=&quot;&quot;&quot;&amp;[.F15]&amp;&quot;&quot;&quot;&gt;&lt;img src=&quot;&quot;&quot;&amp;[.$B$1]&amp;[.B15]&amp;&quot;.jpg&quot;&amp;&quot;&quot;&quot; alt=&quot;&quot;&quot;&amp;[.E15]&amp;&quot;&quot;&quot; width=&quot;&quot;&quot;&amp;[.C15]&amp;&quot;&quot;&quot; height=&quot;&quot;&quot;&amp;[.D15]&amp;&quot;&quot;&quot;/&gt;&lt;/a&gt;&quot;&amp;CHAR(10)&amp;CHAR(9)&amp;&quot;&lt;figcaption&gt;&quot;&amp;[.G15]&amp;&quot;&lt;/figcaption&gt;&quot;&amp;CHAR(10)&amp;&quot;&lt;/figure&gt;&quot;" table:style-name="ce1">
            <text:p>&lt;figure&gt;</text:p>
            <text:p><text:tab/>&lt;a href="/img/toponymy/northernmost-rivers-of-the-Krasnodar-region-p1/Lake-Chemburskoye-and-Chemburka-Farmstead-on-the-modern-map-b.jpg" title="Озеро Чембурское и хутор Чембурка на современной карте"&gt;&lt;img src="/img/toponymy/northernmost-rivers-of-the-Krasnodar-region-p1/Lake-Chemburskoye-and-Chemburka-Farmstead-on-the-modern-map.jpg" alt="Озеро Чембурское и хутор Чембурка на современной карте" width="600" height="443"/&gt;&lt;/a&gt;</text:p>
            <text:p><text:tab/>&lt;figcaption&gt;Озеро Чембурское и хутор Чембурка на современной карте&lt;/figcaption&gt;</text:p>
            <text:p>&lt;/figure&gt;</text:p>
          </table:table-cell>
          <table:table-cell office:value-type="string" office:string-value="&lt;figure itemscope itemtype=&quot;https://schema.org/ImageObject&quot;&gt;&#10; &lt;meta itemprop=&quot;name&quot; content=&quot;Озеро Чембурское и хутор Чембурка на современной карте&quot; /&gt;&#10; &lt;img itemprop=&quot;contentUrl&quot; src=&quot;/img/toponymy/northernmost-rivers-of-the-Krasnodar-region-p1/Lake-Chemburskoye-and-Chemburka-Farmstead-on-the-modern-map.jpg&quot; title=&quot;Озеро Чембурское и хутор Чембурка на современной карте&quot; alt=&quot;Озеро Чембурское и хутор Чембурка на современной карте&quot; width=&quot;600&quot; height=&quot;443&quot;/&gt;&#10; &lt;figcaption itemprop=&quot;description creditText&quot;&gt;Озеро Чембурское и хутор Чембурка на современной карте&lt;/figcaption&gt;&#10;&lt;/figure&gt;" table:formula="of:=&quot;&lt;figure itemscope itemtype=&quot;&quot;https://schema.org/ImageObject&quot;&quot;&gt;&quot;&amp;CHAR(10)&amp;CHAR(9)&amp;&quot;&lt;meta itemprop=&quot;&quot;name&quot;&quot; content=&quot;&quot;&quot;&amp;[.E15]&amp;&quot;&quot;&quot; /&gt;&quot;&amp;CHAR(10)&amp;CHAR(9)&amp;&quot;&lt;img itemprop=&quot;&quot;contentUrl&quot;&quot; src=&quot;&quot;&quot;&amp;[.$B$1]&amp;[.B15]&amp;&quot;.jpg&quot;&amp;&quot;&quot;&quot; title=&quot;&quot;&quot;&amp;[.F15]&amp;&quot;&quot;&quot; alt=&quot;&quot;&quot;&amp;[.E15]&amp;&quot;&quot;&quot; width=&quot;&quot;&quot;&amp;[.C15]&amp;&quot;&quot;&quot; height=&quot;&quot;&quot;&amp;[.D15]&amp;&quot;&quot;&quot;/&gt;&quot;&amp;CHAR(10)&amp;CHAR(9)&amp;&quot;&lt;figcaption itemprop=&quot;&quot;description creditText&quot;&quot;&gt;&quot;&amp;[.G15]&amp;&quot;&lt;/figcaption&gt;&quot;&amp;CHAR(10)&amp;&quot;&lt;/figure&gt;&quot;" table:style-name="ce1">
            <text:p>&lt;figure itemscope itemtype="https://schema.org/ImageObject"&gt;</text:p>
            <text:p><text:tab/>&lt;meta itemprop="name" content="Озеро Чембурское и хутор Чембурка на современной карте" /&gt;</text:p>
            <text:p><text:tab/>&lt;img itemprop="contentUrl" src="/img/toponymy/northernmost-rivers-of-the-Krasnodar-region-p1/Lake-Chemburskoye-and-Chemburka-Farmstead-on-the-modern-map.jpg" title="Озеро Чембурское и хутор Чембурка на современной карте" alt="Озеро Чембурское и хутор Чембурка на современной карте" width="600" height="443"/&gt;</text:p>
            <text:p><text:tab/>&lt;figcaption itemprop="description creditText"&gt;Озеро Чембурское и хутор Чембурка на современной карте&lt;/figcaption&gt;</text:p>
            <text:p>&lt;/figure&gt;</text:p>
          </table:table-cell>
          <table:table-cell office:value-type="string" office:string-value="&lt;figure itemscope itemtype=&quot;https://schema.org/ImageObject&quot;&gt;&#10; &lt;meta itemprop=&quot;name&quot; content=&quot;Озеро Чембурское и хутор Чембурка на современной карте&quot; /&gt;&#10; &lt;a href=&quot;/img/toponymy/northernmost-rivers-of-the-Krasnodar-region-p1/Lake-Chemburskoye-and-Chemburka-Farmstead-on-the-modern-map-b.jpg&quot; title=&quot;Озеро Чембурское и хутор Чембурка на современной карте&quot;&gt;&lt;img  itemprop=&quot;contentUrl&quot; src=&quot;/img/toponymy/northernmost-rivers-of-the-Krasnodar-region-p1/Lake-Chemburskoye-and-Chemburka-Farmstead-on-the-modern-map.jpg&quot; alt=&quot;Озеро Чембурское и хутор Чембурка на современной карте&quot; width=&quot;600&quot; height=&quot;443&quot;/&gt;&lt;/a&gt;&#10; &lt;figcaption itemprop=&quot;description creditText&quot;&gt;Озеро Чембурское и хутор Чембурка на современной карте&lt;/figcaption&gt;&#10;&lt;/figure&gt;" table:formula="of:=&quot;&lt;figure itemscope itemtype=&quot;&quot;https://schema.org/ImageObject&quot;&quot;&gt;&quot;&amp;CHAR(10)&amp;CHAR(9)&amp;&quot;&lt;meta itemprop=&quot;&quot;name&quot;&quot; content=&quot;&quot;&quot;&amp;[.E15]&amp;&quot;&quot;&quot; /&gt;&quot;&amp;CHAR(10)&amp;CHAR(9)&amp;&quot;&lt;a href=&quot;&quot;&quot;&amp;[.$B$1]&amp;[.B15]&amp;&quot;-b.jpg&quot;&amp;&quot;&quot;&quot; title=&quot;&quot;&quot;&amp;[.F15]&amp;&quot;&quot;&quot;&gt;&lt;img  itemprop=&quot;&quot;contentUrl&quot;&quot; src=&quot;&quot;&quot;&amp;[.$B$1]&amp;[.B15]&amp;&quot;.jpg&quot;&amp;&quot;&quot;&quot; alt=&quot;&quot;&quot;&amp;[.E15]&amp;&quot;&quot;&quot; width=&quot;&quot;&quot;&amp;[.C15]&amp;&quot;&quot;&quot; height=&quot;&quot;&quot;&amp;[.D15]&amp;&quot;&quot;&quot;/&gt;&lt;/a&gt;&quot;&amp;CHAR(10)&amp;CHAR(9)&amp;&quot;&lt;figcaption itemprop=&quot;&quot;description creditText&quot;&quot;&gt;&quot;&amp;[.G15]&amp;&quot;&lt;/figcaption&gt;&quot;&amp;CHAR(10)&amp;&quot;&lt;/figure&gt;&quot;" table:style-name="ce1">
            <text:p>&lt;figure itemscope itemtype="https://schema.org/ImageObject"&gt;</text:p>
            <text:p><text:tab/>&lt;meta itemprop="name" content="Озеро Чембурское и хутор Чембурка на современной карте" /&gt;</text:p>
            <text:p><text:tab/>&lt;a href="/img/toponymy/northernmost-rivers-of-the-Krasnodar-region-p1/Lake-Chemburskoye-and-Chemburka-Farmstead-on-the-modern-map-b.jpg" title="Озеро Чембурское и хутор Чембурка на современной карте"&gt;&lt;img <text:s/>itemprop="contentUrl" src="/img/toponymy/northernmost-rivers-of-the-Krasnodar-region-p1/Lake-Chemburskoye-and-Chemburka-Farmstead-on-the-modern-map.jpg" alt="Озеро Чембурское и хутор Чембурка на современной карте" width="600" height="443"/&gt;&lt;/a&gt;</text:p>
            <text:p><text:tab/>&lt;figcaption itemprop="description creditText"&gt;Озеро Чембурское и хутор Чембурка на современной карте&lt;/figcaption&gt;</text:p>
            <text:p>&lt;/figure&gt;</text:p>
          </table:table-cell>
          <table:table-cell table:number-columns-repeated="16373"/>
        </table:table-row>
        <table:table-row table:style-name="ro1">
          <table:table-cell office:value-type="float" office:value="14" table:style-name="ce1">
            <text:p>14</text:p>
          </table:table-cell>
          <table:table-cell office:value-type="string" table:style-name="ce1">
            <text:p>Kermek</text:p>
          </table:table-cell>
          <table:table-cell office:value-type="float" office:value="800" table:style-name="ce1">
            <text:p>800</text:p>
          </table:table-cell>
          <table:table-cell office:value-type="float" office:value="395" table:style-name="ce1">
            <text:p>395</text:p>
          </table:table-cell>
          <table:table-cell office:value-type="string" table:style-name="ce1">
            <text:p>Кермек</text:p>
          </table:table-cell>
          <table:table-cell office:value-type="string" table:style-name="ce1">
            <text:p>Кермек</text:p>
          </table:table-cell>
          <table:table-cell office:value-type="string" table:style-name="ce1">
            <text:p>Кермек растение произрастает в засушливых местах, род насчитывает ~300 видов, распространённых по всему земному шару. (https://www.bloomingarden.ru//kermek/)</text:p>
          </table:table-cell>
          <table:table-cell office:value-type="string" office:string-value="&lt;figure&gt;&#10; &lt;img src=&quot;/img/toponymy/northernmost-rivers-of-the-Krasnodar-region-p1/Kermek.jpg&quot; title=&quot;Кермек&quot; alt=&quot;Кермек&quot; width=&quot;800&quot; height=&quot;395&quot;/&gt;&#10; &lt;figcaption&gt;Кермек растение произрастает в засушливых местах, род насчитывает ~300 видов, распространённых по всему земному шару. (https://www.bloomingarden.ru//kermek/)&lt;/figcaption&gt;&#10;&lt;/figure&gt;" table:formula="of:=&quot;&lt;figure&gt;&quot;&amp;CHAR(10)&amp;CHAR(9)&amp;&quot;&lt;img src=&quot;&quot;&quot;&amp;[.$B$1]&amp;[.B16]&amp;&quot;.jpg&quot;&amp;&quot;&quot;&quot; title=&quot;&quot;&quot;&amp;[.F16]&amp;&quot;&quot;&quot; alt=&quot;&quot;&quot;&amp;[.E16]&amp;&quot;&quot;&quot; width=&quot;&quot;&quot;&amp;[.C16]&amp;&quot;&quot;&quot; height=&quot;&quot;&quot;&amp;[.D16]&amp;&quot;&quot;&quot;/&gt;&quot;&amp;CHAR(10)&amp;CHAR(9)&amp;&quot;&lt;figcaption&gt;&quot;&amp;[.G16]&amp;&quot;&lt;/figcaption&gt;&quot;&amp;CHAR(10)&amp;&quot;&lt;/figure&gt;&quot;" table:style-name="ce1">
            <text:p>&lt;figure&gt;</text:p>
            <text:p><text:tab/>&lt;img src="/img/toponymy/northernmost-rivers-of-the-Krasnodar-region-p1/Kermek.jpg" title="Кермек" alt="Кермек" width="800" height="395"/&gt;</text:p>
            <text:p><text:tab/>&lt;figcaption&gt;Кермек растение произрастает в засушливых местах, род насчитывает ~300 видов, распространённых по всему земному шару. (https://www.bloomingarden.ru//kermek/)&lt;/figcaption&gt;</text:p>
            <text:p>&lt;/figure&gt;</text:p>
          </table:table-cell>
          <table:table-cell office:value-type="string" office:string-value="&lt;figure&gt;&#10; &lt;a href=&quot;/img/toponymy/northernmost-rivers-of-the-Krasnodar-region-p1/Kermek-b.jpg&quot; title=&quot;Кермек&quot;&gt;&lt;img src=&quot;/img/toponymy/northernmost-rivers-of-the-Krasnodar-region-p1/Kermek.jpg&quot; alt=&quot;Кермек&quot; width=&quot;800&quot; height=&quot;395&quot;/&gt;&lt;/a&gt;&#10; &lt;figcaption&gt;Кермек растение произрастает в засушливых местах, род насчитывает ~300 видов, распространённых по всему земному шару. (https://www.bloomingarden.ru//kermek/)&lt;/figcaption&gt;&#10;&lt;/figure&gt;" table:formula="of:=&quot;&lt;figure&gt;&quot;&amp;CHAR(10)&amp;CHAR(9)&amp;&quot;&lt;a href=&quot;&quot;&quot;&amp;[.$B$1]&amp;[.B16]&amp;&quot;-b.jpg&quot;&amp;&quot;&quot;&quot; title=&quot;&quot;&quot;&amp;[.F16]&amp;&quot;&quot;&quot;&gt;&lt;img src=&quot;&quot;&quot;&amp;[.$B$1]&amp;[.B16]&amp;&quot;.jpg&quot;&amp;&quot;&quot;&quot; alt=&quot;&quot;&quot;&amp;[.E16]&amp;&quot;&quot;&quot; width=&quot;&quot;&quot;&amp;[.C16]&amp;&quot;&quot;&quot; height=&quot;&quot;&quot;&amp;[.D16]&amp;&quot;&quot;&quot;/&gt;&lt;/a&gt;&quot;&amp;CHAR(10)&amp;CHAR(9)&amp;&quot;&lt;figcaption&gt;&quot;&amp;[.G16]&amp;&quot;&lt;/figcaption&gt;&quot;&amp;CHAR(10)&amp;&quot;&lt;/figure&gt;&quot;" table:style-name="ce2">
            <text:p>&lt;figure&gt;</text:p>
            <text:p><text:tab/>&lt;a href="/img/toponymy/northernmost-rivers-of-the-Krasnodar-region-p1/Kermek-b.jpg" title="Кермек"&gt;&lt;img src="/img/toponymy/northernmost-rivers-of-the-Krasnodar-region-p1/Kermek.jpg" alt="Кермек" width="800" height="395"/&gt;&lt;/a&gt;</text:p>
            <text:p><text:tab/>&lt;figcaption&gt;Кермек растение произрастает в засушливых местах, род насчитывает ~300 видов, распространённых по всему земному шару. (https://www.bloomingarden.ru//kermek/)&lt;/figcaption&gt;</text:p>
            <text:p>&lt;/figure&gt;</text:p>
          </table:table-cell>
          <table:table-cell office:value-type="string" office:string-value="&lt;figure itemscope itemtype=&quot;https://schema.org/ImageObject&quot;&gt;&#10; &lt;meta itemprop=&quot;name&quot; content=&quot;Кермек&quot; /&gt;&#10; &lt;img itemprop=&quot;contentUrl&quot; src=&quot;/img/toponymy/northernmost-rivers-of-the-Krasnodar-region-p1/Kermek.jpg&quot; title=&quot;Кермек&quot; alt=&quot;Кермек&quot; width=&quot;800&quot; height=&quot;395&quot;/&gt;&#10; &lt;figcaption itemprop=&quot;description creditText&quot;&gt;Кермек растение произрастает в засушливых местах, род насчитывает ~300 видов, распространённых по всему земному шару. (https://www.bloomingarden.ru//kermek/)&lt;/figcaption&gt;&#10;&lt;/figure&gt;" table:formula="of:=&quot;&lt;figure itemscope itemtype=&quot;&quot;https://schema.org/ImageObject&quot;&quot;&gt;&quot;&amp;CHAR(10)&amp;CHAR(9)&amp;&quot;&lt;meta itemprop=&quot;&quot;name&quot;&quot; content=&quot;&quot;&quot;&amp;[.E16]&amp;&quot;&quot;&quot; /&gt;&quot;&amp;CHAR(10)&amp;CHAR(9)&amp;&quot;&lt;img itemprop=&quot;&quot;contentUrl&quot;&quot; src=&quot;&quot;&quot;&amp;[.$B$1]&amp;[.B16]&amp;&quot;.jpg&quot;&amp;&quot;&quot;&quot; title=&quot;&quot;&quot;&amp;[.F16]&amp;&quot;&quot;&quot; alt=&quot;&quot;&quot;&amp;[.E16]&amp;&quot;&quot;&quot; width=&quot;&quot;&quot;&amp;[.C16]&amp;&quot;&quot;&quot; height=&quot;&quot;&quot;&amp;[.D16]&amp;&quot;&quot;&quot;/&gt;&quot;&amp;CHAR(10)&amp;CHAR(9)&amp;&quot;&lt;figcaption itemprop=&quot;&quot;description creditText&quot;&quot;&gt;&quot;&amp;[.G16]&amp;&quot;&lt;/figcaption&gt;&quot;&amp;CHAR(10)&amp;&quot;&lt;/figure&gt;&quot;" table:style-name="ce1">
            <text:p>&lt;figure itemscope itemtype="https://schema.org/ImageObject"&gt;</text:p>
            <text:p><text:tab/>&lt;meta itemprop="name" content="Кермек" /&gt;</text:p>
            <text:p><text:tab/>&lt;img itemprop="contentUrl" src="/img/toponymy/northernmost-rivers-of-the-Krasnodar-region-p1/Kermek.jpg" title="Кермек" alt="Кермек" width="800" height="395"/&gt;</text:p>
            <text:p><text:tab/>&lt;figcaption itemprop="description creditText"&gt;Кермек растение произрастает в засушливых местах, род насчитывает ~300 видов, распространённых по всему земному шару. (https://www.bloomingarden.ru//kermek/)&lt;/figcaption&gt;</text:p>
            <text:p>&lt;/figure&gt;</text:p>
          </table:table-cell>
          <table:table-cell office:value-type="string" office:string-value="&lt;figure itemscope itemtype=&quot;https://schema.org/ImageObject&quot;&gt;&#10; &lt;meta itemprop=&quot;name&quot; content=&quot;Кермек&quot; /&gt;&#10; &lt;a href=&quot;/img/toponymy/northernmost-rivers-of-the-Krasnodar-region-p1/Kermek-b.jpg&quot; title=&quot;Кермек&quot;&gt;&lt;img  itemprop=&quot;contentUrl&quot; src=&quot;/img/toponymy/northernmost-rivers-of-the-Krasnodar-region-p1/Kermek.jpg&quot; alt=&quot;Кермек&quot; width=&quot;800&quot; height=&quot;395&quot;/&gt;&lt;/a&gt;&#10; &lt;figcaption itemprop=&quot;description creditText&quot;&gt;Кермек растение произрастает в засушливых местах, род насчитывает ~300 видов, распространённых по всему земному шару. (https://www.bloomingarden.ru//kermek/)&lt;/figcaption&gt;&#10;&lt;/figure&gt;" table:formula="of:=&quot;&lt;figure itemscope itemtype=&quot;&quot;https://schema.org/ImageObject&quot;&quot;&gt;&quot;&amp;CHAR(10)&amp;CHAR(9)&amp;&quot;&lt;meta itemprop=&quot;&quot;name&quot;&quot; content=&quot;&quot;&quot;&amp;[.E16]&amp;&quot;&quot;&quot; /&gt;&quot;&amp;CHAR(10)&amp;CHAR(9)&amp;&quot;&lt;a href=&quot;&quot;&quot;&amp;[.$B$1]&amp;[.B16]&amp;&quot;-b.jpg&quot;&amp;&quot;&quot;&quot; title=&quot;&quot;&quot;&amp;[.F16]&amp;&quot;&quot;&quot;&gt;&lt;img  itemprop=&quot;&quot;contentUrl&quot;&quot; src=&quot;&quot;&quot;&amp;[.$B$1]&amp;[.B16]&amp;&quot;.jpg&quot;&amp;&quot;&quot;&quot; alt=&quot;&quot;&quot;&amp;[.E16]&amp;&quot;&quot;&quot; width=&quot;&quot;&quot;&amp;[.C16]&amp;&quot;&quot;&quot; height=&quot;&quot;&quot;&amp;[.D16]&amp;&quot;&quot;&quot;/&gt;&lt;/a&gt;&quot;&amp;CHAR(10)&amp;CHAR(9)&amp;&quot;&lt;figcaption itemprop=&quot;&quot;description creditText&quot;&quot;&gt;&quot;&amp;[.G16]&amp;&quot;&lt;/figcaption&gt;&quot;&amp;CHAR(10)&amp;&quot;&lt;/figure&gt;&quot;" table:style-name="ce1">
            <text:p>&lt;figure itemscope itemtype="https://schema.org/ImageObject"&gt;</text:p>
            <text:p><text:tab/>&lt;meta itemprop="name" content="Кермек" /&gt;</text:p>
            <text:p><text:tab/>&lt;a href="/img/toponymy/northernmost-rivers-of-the-Krasnodar-region-p1/Kermek-b.jpg" title="Кермек"&gt;&lt;img <text:s/>itemprop="contentUrl" src="/img/toponymy/northernmost-rivers-of-the-Krasnodar-region-p1/Kermek.jpg" alt="Кермек" width="800" height="395"/&gt;&lt;/a&gt;</text:p>
            <text:p><text:tab/>&lt;figcaption itemprop="description creditText"&gt;Кермек растение произрастает в засушливых местах, род насчитывает ~300 видов, распространённых по всему земному шару. (https://www.bloomingarden.ru//kermek/)&lt;/figcaption&gt;</text:p>
            <text:p>&lt;/figure&gt;</text:p>
          </table:table-cell>
          <table:table-cell table:number-columns-repeated="16373"/>
        </table:table-row>
        <table:table-row table:number-rows-repeated="1048560" table:style-name="ro1">
          <table:table-cell table:number-columns-repeated="16384"/>
        </table:table-row>
      </table:table>
      <table:table table:name="124_-_самые_северные_2" table:style-name="ta1">
        <table:table-column table:style-name="co2" table:number-columns-repeated="11" table:default-cell-style-name="ce1"/>
        <table:table-column table:style-name="co3" table:number-columns-repeated="16373" table:default-cell-style-name="ce1"/>
        <table:table-row table:style-name="ro1">
          <table:table-cell table:style-name="ce1"/>
          <table:table-cell office:value-type="string" table:style-name="ce5">
            <text:p>/img/toponymy/northernmost-rivers-of-the-Krasnodar-region-p2/</text:p>
          </table:table-cell>
          <table:table-cell table:number-columns-repeated="16382" table:style-name="ce1"/>
        </table:table-row>
        <table:table-row table:style-name="ro1">
          <table:table-cell table:style-name="ce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ext:p>
          </table:table-cell>
          <table:table-cell office:value-type="string" table:style-name="ce1">
            <text:p>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5" table:style-name="ce1"/>
        </table:table-row>
        <table:table-row table:style-name="ro1">
          <table:table-cell office:value-type="float" office:value="15" table:style-name="ce1">
            <text:p>15</text:p>
          </table:table-cell>
          <table:table-cell office:value-type="string" table:style-name="ce1">
            <text:p>Elbuzd-River</text:p>
          </table:table-cell>
          <table:table-cell office:value-type="float" office:value="800" table:style-name="ce1">
            <text:p>800</text:p>
          </table:table-cell>
          <table:table-cell office:value-type="float" office:value="467" table:style-name="ce1">
            <text:p>467</text:p>
          </table:table-cell>
          <table:table-cell office:value-type="string" table:style-name="ce1">
            <text:p>Река Эльбузд</text:p>
          </table:table-cell>
          <table:table-cell office:value-type="string" table:style-name="ce1">
            <text:p>Река Эльбузд</text:p>
          </table:table-cell>
          <table:table-cell office:value-type="string" table:style-name="ce1">
            <text:p>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text:p>
          </table:table-cell>
          <table:table-cell office:value-type="string" office:string-value="&lt;figure&gt;&#10; &lt;img src=&quot;/img/toponymy/northernmost-rivers-of-the-Krasnodar-region-p2/Elbuzd-River.jpg&quot; title=&quot;Река Эльбузд&quot; alt=&quot;Река Эльбузд&quot; width=&quot;800&quot; height=&quot;467&quot;/&gt;&#10; &lt;figcaption&gt;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lt;/figcaption&gt;&#10;&lt;/figure&gt;" table:formula="of:=&quot;&lt;figure&gt;&quot;&amp;CHAR(10)&amp;CHAR(9)&amp;&quot;&lt;img src=&quot;&quot;&quot;&amp;[.$B$1]&amp;[.B3]&amp;&quot;.jpg&quot;&amp;&quot;&quot;&quot; title=&quot;&quot;&quot;&amp;[.F3]&amp;&quot;&quot;&quot; alt=&quot;&quot;&quot;&amp;[.E3]&amp;&quot;&quot;&quot; width=&quot;&quot;&quot;&amp;[.C3]&amp;&quot;&quot;&quot; height=&quot;&quot;&quot;&amp;[.D3]&amp;&quot;&quot;&quot;/&gt;&quot;&amp;CHAR(10)&amp;CHAR(9)&amp;&quot;&lt;figcaption&gt;&quot;&amp;[.G3]&amp;&quot;&lt;/figcaption&gt;&quot;&amp;CHAR(10)&amp;&quot;&lt;/figure&gt;&quot;" table:style-name="ce1">
            <text:p>&lt;figure&gt;</text:p>
            <text:p><text:tab/>&lt;img src="/img/toponymy/northernmost-rivers-of-the-Krasnodar-region-p2/Elbuzd-River.jpg" title="Река Эльбузд" alt="Река Эльбузд" width="800" height="467"/&gt;</text:p>
            <text:p><text:tab/>&lt;figcaption&gt;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lt;/figcaption&gt;</text:p>
            <text:p>&lt;/figure&gt;</text:p>
          </table:table-cell>
          <table:table-cell office:value-type="string" office:string-value="&lt;figure&gt;&#10; &lt;a href=&quot;/img/toponymy/northernmost-rivers-of-the-Krasnodar-region-p2/Elbuzd-River-b.jpg&quot; title=&quot;Река Эльбузд&quot;&gt;&lt;img src=&quot;/img/toponymy/northernmost-rivers-of-the-Krasnodar-region-p2/Elbuzd-River.jpg&quot; alt=&quot;Река Эльбузд&quot; width=&quot;800&quot; height=&quot;467&quot;/&gt;&lt;/a&gt;&#10; &lt;figcaption&gt;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lt;/figcaption&gt;&#10;&lt;/figure&gt;" table:formula="of:=&quot;&lt;figure&gt;&quot;&amp;CHAR(10)&amp;CHAR(9)&amp;&quot;&lt;a href=&quot;&quot;&quot;&amp;[.$B$1]&amp;[.B3]&amp;&quot;-b.jpg&quot;&amp;&quot;&quot;&quot; title=&quot;&quot;&quot;&amp;[.F3]&amp;&quot;&quot;&quot;&gt;&lt;img src=&quot;&quot;&quot;&amp;[.$B$1]&amp;[.B3]&amp;&quot;.jpg&quot;&amp;&quot;&quot;&quot; alt=&quot;&quot;&quot;&amp;[.E3]&amp;&quot;&quot;&quot; width=&quot;&quot;&quot;&amp;[.C3]&amp;&quot;&quot;&quot; height=&quot;&quot;&quot;&amp;[.D3]&amp;&quot;&quot;&quot;/&gt;&lt;/a&gt;&quot;&amp;CHAR(10)&amp;CHAR(9)&amp;&quot;&lt;figcaption&gt;&quot;&amp;[.G3]&amp;&quot;&lt;/figcaption&gt;&quot;&amp;CHAR(10)&amp;&quot;&lt;/figure&gt;&quot;" table:style-name="ce2">
            <text:p>&lt;figure&gt;</text:p>
            <text:p><text:tab/>&lt;a href="/img/toponymy/northernmost-rivers-of-the-Krasnodar-region-p2/Elbuzd-River-b.jpg" title="Река Эльбузд"&gt;&lt;img src="/img/toponymy/northernmost-rivers-of-the-Krasnodar-region-p2/Elbuzd-River.jpg" alt="Река Эльбузд" width="800" height="467"/&gt;&lt;/a&gt;</text:p>
            <text:p><text:tab/>&lt;figcaption&gt;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lt;/figcaption&gt;</text:p>
            <text:p>&lt;/figure&gt;</text:p>
          </table:table-cell>
          <table:table-cell office:value-type="string" office:string-value="&lt;figure itemscope itemtype=&quot;https://schema.org/ImageObject&quot;&gt;&#10; &lt;meta itemprop=&quot;name&quot; content=&quot;Река Эльбузд&quot; /&gt;&#10; &lt;img itemprop=&quot;contentUrl&quot; src=&quot;/img/toponymy/northernmost-rivers-of-the-Krasnodar-region-p2/Elbuzd-River.jpg&quot; title=&quot;Река Эльбузд&quot; alt=&quot;Река Эльбузд&quot; width=&quot;800&quot; height=&quot;467&quot;/&gt;&#10; &lt;figcaption itemprop=&quot;description creditText&quot;&gt;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lt;/figcaption&gt;&#10;&lt;/figure&gt;" table:formula="of:=&quot;&lt;figure itemscope itemtype=&quot;&quot;https://schema.org/ImageObject&quot;&quot;&gt;&quot;&amp;CHAR(10)&amp;CHAR(9)&amp;&quot;&lt;meta itemprop=&quot;&quot;name&quot;&quot; content=&quot;&quot;&quot;&amp;[.E3]&amp;&quot;&quot;&quot; /&gt;&quot;&amp;CHAR(10)&amp;CHAR(9)&amp;&quot;&lt;img itemprop=&quot;&quot;contentUrl&quot;&quot; src=&quot;&quot;&quot;&amp;[.$B$1]&amp;[.B3]&amp;&quot;.jpg&quot;&amp;&quot;&quot;&quot; title=&quot;&quot;&quot;&amp;[.F3]&amp;&quot;&quot;&quot; alt=&quot;&quot;&quot;&amp;[.E3]&amp;&quot;&quot;&quot; width=&quot;&quot;&quot;&amp;[.C3]&amp;&quot;&quot;&quot; height=&quot;&quot;&quot;&amp;[.D3]&amp;&quot;&quot;&quot;/&gt;&quot;&amp;CHAR(10)&amp;CHAR(9)&amp;&quot;&lt;figcaption itemprop=&quot;&quot;description creditText&quot;&quot;&gt;&quot;&amp;[.G3]&amp;&quot;&lt;/figcaption&gt;&quot;&amp;CHAR(10)&amp;&quot;&lt;/figure&gt;&quot;" table:style-name="ce1">
            <text:p>&lt;figure itemscope itemtype="https://schema.org/ImageObject"&gt;</text:p>
            <text:p><text:tab/>&lt;meta itemprop="name" content="Река Эльбузд" /&gt;</text:p>
            <text:p><text:tab/>&lt;img itemprop="contentUrl" src="/img/toponymy/northernmost-rivers-of-the-Krasnodar-region-p2/Elbuzd-River.jpg" title="Река Эльбузд" alt="Река Эльбузд" width="800" height="467"/&gt;</text:p>
            <text:p><text:tab/>&lt;figcaption itemprop="description creditText"&gt;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lt;/figcaption&gt;</text:p>
            <text:p>&lt;/figure&gt;</text:p>
          </table:table-cell>
          <table:table-cell office:value-type="string" office:string-value="&lt;figure itemscope itemtype=&quot;https://schema.org/ImageObject&quot;&gt;&#10; &lt;meta itemprop=&quot;name&quot; content=&quot;Река Эльбузд&quot; /&gt;&#10; &lt;a href=&quot;/img/toponymy/northernmost-rivers-of-the-Krasnodar-region-p2/Elbuzd-River-b.jpg&quot; title=&quot;Река Эльбузд&quot;&gt;&lt;img  itemprop=&quot;contentUrl&quot; src=&quot;/img/toponymy/northernmost-rivers-of-the-Krasnodar-region-p2/Elbuzd-River.jpg&quot; alt=&quot;Река Эльбузд&quot; width=&quot;800&quot; height=&quot;467&quot;/&gt;&lt;/a&gt;&#10; &lt;figcaption itemprop=&quot;description creditText&quot;&gt;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lt;/figcaption&gt;&#10;&lt;/figure&gt;" table:formula="of:=&quot;&lt;figure itemscope itemtype=&quot;&quot;https://schema.org/ImageObject&quot;&quot;&gt;&quot;&amp;CHAR(10)&amp;CHAR(9)&amp;&quot;&lt;meta itemprop=&quot;&quot;name&quot;&quot; content=&quot;&quot;&quot;&amp;[.E3]&amp;&quot;&quot;&quot; /&gt;&quot;&amp;CHAR(10)&amp;CHAR(9)&amp;&quot;&lt;a href=&quot;&quot;&quot;&amp;[.$B$1]&amp;[.B3]&amp;&quot;-b.jpg&quot;&amp;&quot;&quot;&quot; title=&quot;&quot;&quot;&amp;[.F3]&amp;&quot;&quot;&quot;&gt;&lt;img  itemprop=&quot;&quot;contentUrl&quot;&quot; src=&quot;&quot;&quot;&amp;[.$B$1]&amp;[.B3]&amp;&quot;.jpg&quot;&amp;&quot;&quot;&quot; alt=&quot;&quot;&quot;&amp;[.E3]&amp;&quot;&quot;&quot; width=&quot;&quot;&quot;&amp;[.C3]&amp;&quot;&quot;&quot; height=&quot;&quot;&quot;&amp;[.D3]&amp;&quot;&quot;&quot;/&gt;&lt;/a&gt;&quot;&amp;CHAR(10)&amp;CHAR(9)&amp;&quot;&lt;figcaption itemprop=&quot;&quot;description creditText&quot;&quot;&gt;&quot;&amp;[.G3]&amp;&quot;&lt;/figcaption&gt;&quot;&amp;CHAR(10)&amp;&quot;&lt;/figure&gt;&quot;" table:style-name="ce1">
            <text:p>&lt;figure itemscope itemtype="https://schema.org/ImageObject"&gt;</text:p>
            <text:p><text:tab/>&lt;meta itemprop="name" content="Река Эльбузд" /&gt;</text:p>
            <text:p><text:tab/>&lt;a href="/img/toponymy/northernmost-rivers-of-the-Krasnodar-region-p2/Elbuzd-River-b.jpg" title="Река Эльбузд"&gt;&lt;img <text:s/>itemprop="contentUrl" src="/img/toponymy/northernmost-rivers-of-the-Krasnodar-region-p2/Elbuzd-River.jpg" alt="Река Эльбузд" width="800" height="467"/&gt;&lt;/a&gt;</text:p>
            <text:p><text:tab/>&lt;figcaption itemprop="description creditText"&gt;Река Эльбузд (Ельбузд) у хутора Эльбузд Азовского района Ростовской области, входит в состав Задонского сельского поселения. Автор фото Николай Пустовой (https://ast-ohota.ru/ohota/reka-elbuzd)&lt;/figcaption&gt;</text:p>
            <text:p>&lt;/figure&gt;</text:p>
          </table:table-cell>
          <table:table-cell table:number-columns-repeated="16373"/>
        </table:table-row>
        <table:table-row table:style-name="ro1">
          <table:table-cell office:value-type="float" office:value="16" table:style-name="ce1">
            <text:p>16</text:p>
          </table:table-cell>
          <table:table-cell office:value-type="string" table:style-name="ce1">
            <text:p>Fragment-of-a-map-from-1899-where-the-Elbuzda-River-is-indicated</text:p>
          </table:table-cell>
          <table:table-cell office:value-type="float" office:value="600" table:style-name="ce1">
            <text:p>600</text:p>
          </table:table-cell>
          <table:table-cell office:value-type="float" office:value="345" table:style-name="ce1">
            <text:p>345</text:p>
          </table:table-cell>
          <table:table-cell office:value-type="string" table:style-name="ce1">
            <text:p>Фрагмент карты 1899 г., где значится река Эльбузда</text:p>
          </table:table-cell>
          <table:table-cell office:value-type="string" table:style-name="ce1">
            <text:p>Фрагмент карты 1899 г., где значится река Эльбузда</text:p>
          </table:table-cell>
          <table:table-cell office:value-type="string" table:style-name="ce1">
            <text:p>Фрагмент карты Фелицына Е.Д. 1899 г., где значится река Эльбузда (сейчас Эльбузд) и редут Эльбугский</text:p>
          </table:table-cell>
          <table:table-cell office:value-type="string" office:string-value="&lt;figure&gt;&#10; &lt;img src=&quot;/img/toponymy/northernmost-rivers-of-the-Krasnodar-region-p2/Fragment-of-a-map-from-1899-where-the-Elbuzda-River-is-indicated.jpg&quot; title=&quot;Фрагмент карты 1899 г., где значится река Эльбузда&quot; alt=&quot;Фрагмент карты 1899 г., где значится река Эльбузда&quot; width=&quot;600&quot; height=&quot;345&quot;/&gt;&#10; &lt;figcaption&gt;Фрагмент карты Фелицына Е.Д. 1899 г., где значится река Эльбузда (сейчас Эльбузд) и редут Эльбугский&lt;/figcaption&gt;&#10;&lt;/figure&gt;" table:formula="of:=&quot;&lt;figure&gt;&quot;&amp;CHAR(10)&amp;CHAR(9)&amp;&quot;&lt;img src=&quot;&quot;&quot;&amp;[.$B$1]&amp;[.B4]&amp;&quot;.jpg&quot;&amp;&quot;&quot;&quot; title=&quot;&quot;&quot;&amp;[.F4]&amp;&quot;&quot;&quot; alt=&quot;&quot;&quot;&amp;[.E4]&amp;&quot;&quot;&quot; width=&quot;&quot;&quot;&amp;[.C4]&amp;&quot;&quot;&quot; height=&quot;&quot;&quot;&amp;[.D4]&amp;&quot;&quot;&quot;/&gt;&quot;&amp;CHAR(10)&amp;CHAR(9)&amp;&quot;&lt;figcaption&gt;&quot;&amp;[.G4]&amp;&quot;&lt;/figcaption&gt;&quot;&amp;CHAR(10)&amp;&quot;&lt;/figure&gt;&quot;" table:style-name="ce2">
            <text:p>&lt;figure&gt;</text:p>
            <text:p><text:tab/>&lt;img src="/img/toponymy/northernmost-rivers-of-the-Krasnodar-region-p2/Fragment-of-a-map-from-1899-where-the-Elbuzda-River-is-indicated.jpg" title="Фрагмент карты 1899 г., где значится река Эльбузда" alt="Фрагмент карты 1899 г., где значится река Эльбузда" width="600" height="345"/&gt;</text:p>
            <text:p><text:tab/>&lt;figcaption&gt;Фрагмент карты Фелицына Е.Д. 1899 г., где значится река Эльбузда (сейчас Эльбузд) и редут Эльбугский&lt;/figcaption&gt;</text:p>
            <text:p>&lt;/figure&gt;</text:p>
          </table:table-cell>
          <table:table-cell office:value-type="string" office:string-value="&lt;figure&gt;&#10; &lt;a href=&quot;/img/toponymy/northernmost-rivers-of-the-Krasnodar-region-p2/Fragment-of-a-map-from-1899-where-the-Elbuzda-River-is-indicated-b.jpg&quot; title=&quot;Фрагмент карты 1899 г., где значится река Эльбузда&quot;&gt;&lt;img src=&quot;/img/toponymy/northernmost-rivers-of-the-Krasnodar-region-p2/Fragment-of-a-map-from-1899-where-the-Elbuzda-River-is-indicated.jpg&quot; alt=&quot;Фрагмент карты 1899 г., где значится река Эльбузда&quot; width=&quot;600&quot; height=&quot;345&quot;/&gt;&lt;/a&gt;&#10; &lt;figcaption&gt;Фрагмент карты Фелицына Е.Д. 1899 г., где значится река Эльбузда (сейчас Эльбузд) и редут Эльбугский&lt;/figcaption&gt;&#10;&lt;/figure&gt;" table:formula="of:=&quot;&lt;figure&gt;&quot;&amp;CHAR(10)&amp;CHAR(9)&amp;&quot;&lt;a href=&quot;&quot;&quot;&amp;[.$B$1]&amp;[.B4]&amp;&quot;-b.jpg&quot;&amp;&quot;&quot;&quot; title=&quot;&quot;&quot;&amp;[.F4]&amp;&quot;&quot;&quot;&gt;&lt;img src=&quot;&quot;&quot;&amp;[.$B$1]&amp;[.B4]&amp;&quot;.jpg&quot;&amp;&quot;&quot;&quot; alt=&quot;&quot;&quot;&amp;[.E4]&amp;&quot;&quot;&quot; width=&quot;&quot;&quot;&amp;[.C4]&amp;&quot;&quot;&quot; height=&quot;&quot;&quot;&amp;[.D4]&amp;&quot;&quot;&quot;/&gt;&lt;/a&gt;&quot;&amp;CHAR(10)&amp;CHAR(9)&amp;&quot;&lt;figcaption&gt;&quot;&amp;[.G4]&amp;&quot;&lt;/figcaption&gt;&quot;&amp;CHAR(10)&amp;&quot;&lt;/figure&gt;&quot;" table:style-name="ce1">
            <text:p>&lt;figure&gt;</text:p>
            <text:p><text:tab/>&lt;a href="/img/toponymy/northernmost-rivers-of-the-Krasnodar-region-p2/Fragment-of-a-map-from-1899-where-the-Elbuzda-River-is-indicated-b.jpg" title="Фрагмент карты 1899 г., где значится река Эльбузда"&gt;&lt;img src="/img/toponymy/northernmost-rivers-of-the-Krasnodar-region-p2/Fragment-of-a-map-from-1899-where-the-Elbuzda-River-is-indicated.jpg" alt="Фрагмент карты 1899 г., где значится река Эльбузда" width="600" height="345"/&gt;&lt;/a&gt;</text:p>
            <text:p><text:tab/>&lt;figcaption&gt;Фрагмент карты Фелицына Е.Д. 1899 г., где значится река Эльбузда (сейчас Эльбузд) и редут Эльбугский&lt;/figcaption&gt;</text:p>
            <text:p>&lt;/figure&gt;</text:p>
          </table:table-cell>
          <table:table-cell office:value-type="string" office:string-value="&lt;figure itemscope itemtype=&quot;https://schema.org/ImageObject&quot;&gt;&#10; &lt;meta itemprop=&quot;name&quot; content=&quot;Фрагмент карты 1899 г., где значится река Эльбузда&quot; /&gt;&#10; &lt;img itemprop=&quot;contentUrl&quot; src=&quot;/img/toponymy/northernmost-rivers-of-the-Krasnodar-region-p2/Fragment-of-a-map-from-1899-where-the-Elbuzda-River-is-indicated.jpg&quot; title=&quot;Фрагмент карты 1899 г., где значится река Эльбузда&quot; alt=&quot;Фрагмент карты 1899 г., где значится река Эльбузда&quot; width=&quot;600&quot; height=&quot;345&quot;/&gt;&#10; &lt;figcaption itemprop=&quot;description creditText&quot;&gt;Фрагмент карты Фелицына Е.Д. 1899 г., где значится река Эльбузда (сейчас Эльбузд) и редут Эльбугский&lt;/figcaption&gt;&#10;&lt;/figure&gt;" table:formula="of:=&quot;&lt;figure itemscope itemtype=&quot;&quot;https://schema.org/ImageObject&quot;&quot;&gt;&quot;&amp;CHAR(10)&amp;CHAR(9)&amp;&quot;&lt;meta itemprop=&quot;&quot;name&quot;&quot; content=&quot;&quot;&quot;&amp;[.E4]&amp;&quot;&quot;&quot; /&gt;&quot;&amp;CHAR(10)&amp;CHAR(9)&amp;&quot;&lt;img itemprop=&quot;&quot;contentUrl&quot;&quot; src=&quot;&quot;&quot;&amp;[.$B$1]&amp;[.B4]&amp;&quot;.jpg&quot;&amp;&quot;&quot;&quot; title=&quot;&quot;&quot;&amp;[.F4]&amp;&quot;&quot;&quot; alt=&quot;&quot;&quot;&amp;[.E4]&amp;&quot;&quot;&quot; width=&quot;&quot;&quot;&amp;[.C4]&amp;&quot;&quot;&quot; height=&quot;&quot;&quot;&amp;[.D4]&amp;&quot;&quot;&quot;/&gt;&quot;&amp;CHAR(10)&amp;CHAR(9)&amp;&quot;&lt;figcaption itemprop=&quot;&quot;description creditText&quot;&quot;&gt;&quot;&amp;[.G4]&amp;&quot;&lt;/figcaption&gt;&quot;&amp;CHAR(10)&amp;&quot;&lt;/figure&gt;&quot;" table:style-name="ce1">
            <text:p>&lt;figure itemscope itemtype="https://schema.org/ImageObject"&gt;</text:p>
            <text:p><text:tab/>&lt;meta itemprop="name" content="Фрагмент карты 1899 г., где значится река Эльбузда" /&gt;</text:p>
            <text:p><text:tab/>&lt;img itemprop="contentUrl" src="/img/toponymy/northernmost-rivers-of-the-Krasnodar-region-p2/Fragment-of-a-map-from-1899-where-the-Elbuzda-River-is-indicated.jpg" title="Фрагмент карты 1899 г., где значится река Эльбузда" alt="Фрагмент карты 1899 г., где значится река Эльбузда" width="600" height="345"/&gt;</text:p>
            <text:p><text:tab/>&lt;figcaption itemprop="description creditText"&gt;Фрагмент карты Фелицына Е.Д. 1899 г., где значится река Эльбузда (сейчас Эльбузд) и редут Эльбугский&lt;/figcaption&gt;</text:p>
            <text:p>&lt;/figure&gt;</text:p>
          </table:table-cell>
          <table:table-cell office:value-type="string" office:string-value="&lt;figure itemscope itemtype=&quot;https://schema.org/ImageObject&quot;&gt;&#10; &lt;meta itemprop=&quot;name&quot; content=&quot;Фрагмент карты 1899 г., где значится река Эльбузда&quot; /&gt;&#10; &lt;a href=&quot;/img/toponymy/northernmost-rivers-of-the-Krasnodar-region-p2/Fragment-of-a-map-from-1899-where-the-Elbuzda-River-is-indicated-b.jpg&quot; title=&quot;Фрагмент карты 1899 г., где значится река Эльбузда&quot;&gt;&lt;img  itemprop=&quot;contentUrl&quot; src=&quot;/img/toponymy/northernmost-rivers-of-the-Krasnodar-region-p2/Fragment-of-a-map-from-1899-where-the-Elbuzda-River-is-indicated.jpg&quot; alt=&quot;Фрагмент карты 1899 г., где значится река Эльбузда&quot; width=&quot;600&quot; height=&quot;345&quot;/&gt;&lt;/a&gt;&#10; &lt;figcaption itemprop=&quot;description creditText&quot;&gt;Фрагмент карты Фелицына Е.Д. 1899 г., где значится река Эльбузда (сейчас Эльбузд) и редут Эльбугский&lt;/figcaption&gt;&#10;&lt;/figure&gt;" table:formula="of:=&quot;&lt;figure itemscope itemtype=&quot;&quot;https://schema.org/ImageObject&quot;&quot;&gt;&quot;&amp;CHAR(10)&amp;CHAR(9)&amp;&quot;&lt;meta itemprop=&quot;&quot;name&quot;&quot; content=&quot;&quot;&quot;&amp;[.E4]&amp;&quot;&quot;&quot; /&gt;&quot;&amp;CHAR(10)&amp;CHAR(9)&amp;&quot;&lt;a href=&quot;&quot;&quot;&amp;[.$B$1]&amp;[.B4]&amp;&quot;-b.jpg&quot;&amp;&quot;&quot;&quot; title=&quot;&quot;&quot;&amp;[.F4]&amp;&quot;&quot;&quot;&gt;&lt;img  itemprop=&quot;&quot;contentUrl&quot;&quot; src=&quot;&quot;&quot;&amp;[.$B$1]&amp;[.B4]&amp;&quot;.jpg&quot;&amp;&quot;&quot;&quot; alt=&quot;&quot;&quot;&amp;[.E4]&amp;&quot;&quot;&quot; width=&quot;&quot;&quot;&amp;[.C4]&amp;&quot;&quot;&quot; height=&quot;&quot;&quot;&amp;[.D4]&amp;&quot;&quot;&quot;/&gt;&lt;/a&gt;&quot;&amp;CHAR(10)&amp;CHAR(9)&amp;&quot;&lt;figcaption itemprop=&quot;&quot;description creditText&quot;&quot;&gt;&quot;&amp;[.G4]&amp;&quot;&lt;/figcaption&gt;&quot;&amp;CHAR(10)&amp;&quot;&lt;/figure&gt;&quot;" table:style-name="ce1">
            <text:p>&lt;figure itemscope itemtype="https://schema.org/ImageObject"&gt;</text:p>
            <text:p><text:tab/>&lt;meta itemprop="name" content="Фрагмент карты 1899 г., где значится река Эльбузда" /&gt;</text:p>
            <text:p><text:tab/>&lt;a href="/img/toponymy/northernmost-rivers-of-the-Krasnodar-region-p2/Fragment-of-a-map-from-1899-where-the-Elbuzda-River-is-indicated-b.jpg" title="Фрагмент карты 1899 г., где значится река Эльбузда"&gt;&lt;img <text:s/>itemprop="contentUrl" src="/img/toponymy/northernmost-rivers-of-the-Krasnodar-region-p2/Fragment-of-a-map-from-1899-where-the-Elbuzda-River-is-indicated.jpg" alt="Фрагмент карты 1899 г., где значится река Эльбузда" width="600" height="345"/&gt;&lt;/a&gt;</text:p>
            <text:p><text:tab/>&lt;figcaption itemprop="description creditText"&gt;Фрагмент карты Фелицына Е.Д. 1899 г., где значится река Эльбузда (сейчас Эльбузд) и редут Эльбугский&lt;/figcaption&gt;</text:p>
            <text:p>&lt;/figure&gt;</text:p>
          </table:table-cell>
          <table:table-cell table:number-columns-repeated="16373"/>
        </table:table-row>
        <table:table-row table:style-name="ro1">
          <table:table-cell office:value-type="float" office:value="17" table:style-name="ce1">
            <text:p>17</text:p>
          </table:table-cell>
          <table:table-cell office:value-type="string" table:style-name="ce1">
            <text:p>Elbuzd-River-on-a-map-from-1941</text:p>
          </table:table-cell>
          <table:table-cell office:value-type="float" office:value="600" table:style-name="ce1">
            <text:p>600</text:p>
          </table:table-cell>
          <table:table-cell office:value-type="float" office:value="345" table:style-name="ce1">
            <text:p>345</text:p>
          </table:table-cell>
          <table:table-cell office:value-type="string" table:style-name="ce1">
            <text:p>Река Эльбузд на карте 1941 г.</text:p>
          </table:table-cell>
          <table:table-cell office:value-type="string" table:style-name="ce1">
            <text:p>Река Эльбузд на карте 1941 г.</text:p>
          </table:table-cell>
          <table:table-cell office:value-type="string" table:style-name="ce1">
            <text:p>Река Эльбузд в нижнем течении и хутор Эльбузд на карте 1941 г.</text:p>
          </table:table-cell>
          <table:table-cell office:value-type="string" office:string-value="&lt;figure&gt;&#10; &lt;img src=&quot;/img/toponymy/northernmost-rivers-of-the-Krasnodar-region-p2/Elbuzd-River-on-a-map-from-1941.jpg&quot; title=&quot;Река Эльбузд на карте 1941 г.&quot; alt=&quot;Река Эльбузд на карте 1941 г.&quot; width=&quot;600&quot; height=&quot;345&quot;/&gt;&#10; &lt;figcaption&gt;Река Эльбузд в нижнем течении и хутор Эльбузд на карте 1941 г.&lt;/figcaption&gt;&#10;&lt;/figure&gt;" table:formula="of:=&quot;&lt;figure&gt;&quot;&amp;CHAR(10)&amp;CHAR(9)&amp;&quot;&lt;img src=&quot;&quot;&quot;&amp;[.$B$1]&amp;[.B5]&amp;&quot;.jpg&quot;&amp;&quot;&quot;&quot; title=&quot;&quot;&quot;&amp;[.F5]&amp;&quot;&quot;&quot; alt=&quot;&quot;&quot;&amp;[.E5]&amp;&quot;&quot;&quot; width=&quot;&quot;&quot;&amp;[.C5]&amp;&quot;&quot;&quot; height=&quot;&quot;&quot;&amp;[.D5]&amp;&quot;&quot;&quot;/&gt;&quot;&amp;CHAR(10)&amp;CHAR(9)&amp;&quot;&lt;figcaption&gt;&quot;&amp;[.G5]&amp;&quot;&lt;/figcaption&gt;&quot;&amp;CHAR(10)&amp;&quot;&lt;/figure&gt;&quot;" table:style-name="ce2">
            <text:p>&lt;figure&gt;</text:p>
            <text:p><text:tab/>&lt;img src="/img/toponymy/northernmost-rivers-of-the-Krasnodar-region-p2/Elbuzd-River-on-a-map-from-1941.jpg" title="Река Эльбузд на карте 1941 г." alt="Река Эльбузд на карте 1941 г." width="600" height="345"/&gt;</text:p>
            <text:p><text:tab/>&lt;figcaption&gt;Река Эльбузд в нижнем течении и хутор Эльбузд на карте 1941 г.&lt;/figcaption&gt;</text:p>
            <text:p>&lt;/figure&gt;</text:p>
          </table:table-cell>
          <table:table-cell office:value-type="string" office:string-value="&lt;figure&gt;&#10; &lt;a href=&quot;/img/toponymy/northernmost-rivers-of-the-Krasnodar-region-p2/Elbuzd-River-on-a-map-from-1941-b.jpg&quot; title=&quot;Река Эльбузд на карте 1941 г.&quot;&gt;&lt;img src=&quot;/img/toponymy/northernmost-rivers-of-the-Krasnodar-region-p2/Elbuzd-River-on-a-map-from-1941.jpg&quot; alt=&quot;Река Эльбузд на карте 1941 г.&quot; width=&quot;600&quot; height=&quot;345&quot;/&gt;&lt;/a&gt;&#10; &lt;figcaption&gt;Река Эльбузд в нижнем течении и хутор Эльбузд на карте 1941 г.&lt;/figcaption&gt;&#10;&lt;/figure&gt;" table:formula="of:=&quot;&lt;figure&gt;&quot;&amp;CHAR(10)&amp;CHAR(9)&amp;&quot;&lt;a href=&quot;&quot;&quot;&amp;[.$B$1]&amp;[.B5]&amp;&quot;-b.jpg&quot;&amp;&quot;&quot;&quot; title=&quot;&quot;&quot;&amp;[.F5]&amp;&quot;&quot;&quot;&gt;&lt;img src=&quot;&quot;&quot;&amp;[.$B$1]&amp;[.B5]&amp;&quot;.jpg&quot;&amp;&quot;&quot;&quot; alt=&quot;&quot;&quot;&amp;[.E5]&amp;&quot;&quot;&quot; width=&quot;&quot;&quot;&amp;[.C5]&amp;&quot;&quot;&quot; height=&quot;&quot;&quot;&amp;[.D5]&amp;&quot;&quot;&quot;/&gt;&lt;/a&gt;&quot;&amp;CHAR(10)&amp;CHAR(9)&amp;&quot;&lt;figcaption&gt;&quot;&amp;[.G5]&amp;&quot;&lt;/figcaption&gt;&quot;&amp;CHAR(10)&amp;&quot;&lt;/figure&gt;&quot;" table:style-name="ce1">
            <text:p>&lt;figure&gt;</text:p>
            <text:p><text:tab/>&lt;a href="/img/toponymy/northernmost-rivers-of-the-Krasnodar-region-p2/Elbuzd-River-on-a-map-from-1941-b.jpg" title="Река Эльбузд на карте 1941 г."&gt;&lt;img src="/img/toponymy/northernmost-rivers-of-the-Krasnodar-region-p2/Elbuzd-River-on-a-map-from-1941.jpg" alt="Река Эльбузд на карте 1941 г." width="600" height="345"/&gt;&lt;/a&gt;</text:p>
            <text:p><text:tab/>&lt;figcaption&gt;Река Эльбузд в нижнем течении и хутор Эльбузд на карте 1941 г.&lt;/figcaption&gt;</text:p>
            <text:p>&lt;/figure&gt;</text:p>
          </table:table-cell>
          <table:table-cell office:value-type="string" office:string-value="&lt;figure itemscope itemtype=&quot;https://schema.org/ImageObject&quot;&gt;&#10; &lt;meta itemprop=&quot;name&quot; content=&quot;Река Эльбузд на карте 1941 г.&quot; /&gt;&#10; &lt;img itemprop=&quot;contentUrl&quot; src=&quot;/img/toponymy/northernmost-rivers-of-the-Krasnodar-region-p2/Elbuzd-River-on-a-map-from-1941.jpg&quot; title=&quot;Река Эльбузд на карте 1941 г.&quot; alt=&quot;Река Эльбузд на карте 1941 г.&quot; width=&quot;600&quot; height=&quot;345&quot;/&gt;&#10; &lt;figcaption itemprop=&quot;description creditText&quot;&gt;Река Эльбузд в нижнем течении и хутор Эльбузд на карте 1941 г.&lt;/figcaption&gt;&#10;&lt;/figure&gt;" table:formula="of:=&quot;&lt;figure itemscope itemtype=&quot;&quot;https://schema.org/ImageObject&quot;&quot;&gt;&quot;&amp;CHAR(10)&amp;CHAR(9)&amp;&quot;&lt;meta itemprop=&quot;&quot;name&quot;&quot; content=&quot;&quot;&quot;&amp;[.E5]&amp;&quot;&quot;&quot; /&gt;&quot;&amp;CHAR(10)&amp;CHAR(9)&amp;&quot;&lt;img itemprop=&quot;&quot;contentUrl&quot;&quot; src=&quot;&quot;&quot;&amp;[.$B$1]&amp;[.B5]&amp;&quot;.jpg&quot;&amp;&quot;&quot;&quot; title=&quot;&quot;&quot;&amp;[.F5]&amp;&quot;&quot;&quot; alt=&quot;&quot;&quot;&amp;[.E5]&amp;&quot;&quot;&quot; width=&quot;&quot;&quot;&amp;[.C5]&amp;&quot;&quot;&quot; height=&quot;&quot;&quot;&amp;[.D5]&amp;&quot;&quot;&quot;/&gt;&quot;&amp;CHAR(10)&amp;CHAR(9)&amp;&quot;&lt;figcaption itemprop=&quot;&quot;description creditText&quot;&quot;&gt;&quot;&amp;[.G5]&amp;&quot;&lt;/figcaption&gt;&quot;&amp;CHAR(10)&amp;&quot;&lt;/figure&gt;&quot;" table:style-name="ce1">
            <text:p>&lt;figure itemscope itemtype="https://schema.org/ImageObject"&gt;</text:p>
            <text:p><text:tab/>&lt;meta itemprop="name" content="Река Эльбузд на карте 1941 г." /&gt;</text:p>
            <text:p><text:tab/>&lt;img itemprop="contentUrl" src="/img/toponymy/northernmost-rivers-of-the-Krasnodar-region-p2/Elbuzd-River-on-a-map-from-1941.jpg" title="Река Эльбузд на карте 1941 г." alt="Река Эльбузд на карте 1941 г." width="600" height="345"/&gt;</text:p>
            <text:p><text:tab/>&lt;figcaption itemprop="description creditText"&gt;Река Эльбузд в нижнем течении и хутор Эльбузд на карте 1941 г.&lt;/figcaption&gt;</text:p>
            <text:p>&lt;/figure&gt;</text:p>
          </table:table-cell>
          <table:table-cell office:value-type="string" office:string-value="&lt;figure itemscope itemtype=&quot;https://schema.org/ImageObject&quot;&gt;&#10; &lt;meta itemprop=&quot;name&quot; content=&quot;Река Эльбузд на карте 1941 г.&quot; /&gt;&#10; &lt;a href=&quot;/img/toponymy/northernmost-rivers-of-the-Krasnodar-region-p2/Elbuzd-River-on-a-map-from-1941-b.jpg&quot; title=&quot;Река Эльбузд на карте 1941 г.&quot;&gt;&lt;img  itemprop=&quot;contentUrl&quot; src=&quot;/img/toponymy/northernmost-rivers-of-the-Krasnodar-region-p2/Elbuzd-River-on-a-map-from-1941.jpg&quot; alt=&quot;Река Эльбузд на карте 1941 г.&quot; width=&quot;600&quot; height=&quot;345&quot;/&gt;&lt;/a&gt;&#10; &lt;figcaption itemprop=&quot;description creditText&quot;&gt;Река Эльбузд в нижнем течении и хутор Эльбузд на карте 1941 г.&lt;/figcaption&gt;&#10;&lt;/figure&gt;" table:formula="of:=&quot;&lt;figure itemscope itemtype=&quot;&quot;https://schema.org/ImageObject&quot;&quot;&gt;&quot;&amp;CHAR(10)&amp;CHAR(9)&amp;&quot;&lt;meta itemprop=&quot;&quot;name&quot;&quot; content=&quot;&quot;&quot;&amp;[.E5]&amp;&quot;&quot;&quot; /&gt;&quot;&amp;CHAR(10)&amp;CHAR(9)&amp;&quot;&lt;a href=&quot;&quot;&quot;&amp;[.$B$1]&amp;[.B5]&amp;&quot;-b.jpg&quot;&amp;&quot;&quot;&quot; title=&quot;&quot;&quot;&amp;[.F5]&amp;&quot;&quot;&quot;&gt;&lt;img  itemprop=&quot;&quot;contentUrl&quot;&quot; src=&quot;&quot;&quot;&amp;[.$B$1]&amp;[.B5]&amp;&quot;.jpg&quot;&amp;&quot;&quot;&quot; alt=&quot;&quot;&quot;&amp;[.E5]&amp;&quot;&quot;&quot; width=&quot;&quot;&quot;&amp;[.C5]&amp;&quot;&quot;&quot; height=&quot;&quot;&quot;&amp;[.D5]&amp;&quot;&quot;&quot;/&gt;&lt;/a&gt;&quot;&amp;CHAR(10)&amp;CHAR(9)&amp;&quot;&lt;figcaption itemprop=&quot;&quot;description creditText&quot;&quot;&gt;&quot;&amp;[.G5]&amp;&quot;&lt;/figcaption&gt;&quot;&amp;CHAR(10)&amp;&quot;&lt;/figure&gt;&quot;" table:style-name="ce1">
            <text:p>&lt;figure itemscope itemtype="https://schema.org/ImageObject"&gt;</text:p>
            <text:p><text:tab/>&lt;meta itemprop="name" content="Река Эльбузд на карте 1941 г." /&gt;</text:p>
            <text:p><text:tab/>&lt;a href="/img/toponymy/northernmost-rivers-of-the-Krasnodar-region-p2/Elbuzd-River-on-a-map-from-1941-b.jpg" title="Река Эльбузд на карте 1941 г."&gt;&lt;img <text:s/>itemprop="contentUrl" src="/img/toponymy/northernmost-rivers-of-the-Krasnodar-region-p2/Elbuzd-River-on-a-map-from-1941.jpg" alt="Река Эльбузд на карте 1941 г." width="600" height="345"/&gt;&lt;/a&gt;</text:p>
            <text:p><text:tab/>&lt;figcaption itemprop="description creditText"&gt;Река Эльбузд в нижнем течении и хутор Эльбузд на карте 1941 г.&lt;/figcaption&gt;</text:p>
            <text:p>&lt;/figure&gt;</text:p>
          </table:table-cell>
          <table:table-cell table:number-columns-repeated="16373"/>
        </table:table-row>
        <table:table-row table:style-name="ro1">
          <table:table-cell office:value-type="float" office:value="18" table:style-name="ce1">
            <text:p>18</text:p>
          </table:table-cell>
          <table:table-cell office:value-type="string" table:style-name="ce1">
            <text:p>Map-of-the-Crimean-Khanate</text:p>
          </table:table-cell>
          <table:table-cell office:value-type="float" office:value="544" table:style-name="ce1">
            <text:p>544</text:p>
          </table:table-cell>
          <table:table-cell office:value-type="float" office:value="275" table:style-name="ce1">
            <text:p>275</text:p>
          </table:table-cell>
          <table:table-cell office:value-type="string" table:style-name="ce1">
            <text:p>Карта Крымского ханства</text:p>
          </table:table-cell>
          <table:table-cell office:value-type="string" table:style-name="ce1">
            <text:p>Карта Крымского ханства</text:p>
          </table:table-cell>
          <table:table-cell office:value-type="string" table:style-name="ce1">
            <text:p>Карта Крымского ханства, автор – И.Л. Измайлов (https://tatarica.org/ru/)</text:p>
          </table:table-cell>
          <table:table-cell office:value-type="string" office:string-value="&lt;figure&gt;&#10; &lt;img src=&quot;/img/toponymy/northernmost-rivers-of-the-Krasnodar-region-p2/Map-of-the-Crimean-Khanate.jpg&quot; title=&quot;Карта Крымского ханства&quot; alt=&quot;Карта Крымского ханства&quot; width=&quot;544&quot; height=&quot;275&quot;/&gt;&#10; &lt;figcaption&gt;Карта Крымского ханства, автор – И.Л. Измайлов (https://tatarica.org/ru/)&lt;/figcaption&gt;&#10;&lt;/figure&gt;" table:formula="of:=&quot;&lt;figure&gt;&quot;&amp;CHAR(10)&amp;CHAR(9)&amp;&quot;&lt;img src=&quot;&quot;&quot;&amp;[.$B$1]&amp;[.B6]&amp;&quot;.jpg&quot;&amp;&quot;&quot;&quot; title=&quot;&quot;&quot;&amp;[.F6]&amp;&quot;&quot;&quot; alt=&quot;&quot;&quot;&amp;[.E6]&amp;&quot;&quot;&quot; width=&quot;&quot;&quot;&amp;[.C6]&amp;&quot;&quot;&quot; height=&quot;&quot;&quot;&amp;[.D6]&amp;&quot;&quot;&quot;/&gt;&quot;&amp;CHAR(10)&amp;CHAR(9)&amp;&quot;&lt;figcaption&gt;&quot;&amp;[.G6]&amp;&quot;&lt;/figcaption&gt;&quot;&amp;CHAR(10)&amp;&quot;&lt;/figure&gt;&quot;" table:style-name="ce2">
            <text:p>&lt;figure&gt;</text:p>
            <text:p><text:tab/>&lt;img src="/img/toponymy/northernmost-rivers-of-the-Krasnodar-region-p2/Map-of-the-Crimean-Khanate.jpg" title="Карта Крымского ханства" alt="Карта Крымского ханства" width="544" height="275"/&gt;</text:p>
            <text:p><text:tab/>&lt;figcaption&gt;Карта Крымского ханства, автор – И.Л. Измайлов (https://tatarica.org/ru/)&lt;/figcaption&gt;</text:p>
            <text:p>&lt;/figure&gt;</text:p>
          </table:table-cell>
          <table:table-cell office:value-type="string" office:string-value="&lt;figure&gt;&#10; &lt;a href=&quot;/img/toponymy/northernmost-rivers-of-the-Krasnodar-region-p2/Map-of-the-Crimean-Khanate-b.jpg&quot; title=&quot;Карта Крымского ханства&quot;&gt;&lt;img src=&quot;/img/toponymy/northernmost-rivers-of-the-Krasnodar-region-p2/Map-of-the-Crimean-Khanate.jpg&quot; alt=&quot;Карта Крымского ханства&quot; width=&quot;544&quot; height=&quot;275&quot;/&gt;&lt;/a&gt;&#10; &lt;figcaption&gt;Карта Крымского ханства, автор – И.Л. Измайлов (https://tatarica.org/ru/)&lt;/figcaption&gt;&#10;&lt;/figure&gt;" table:formula="of:=&quot;&lt;figure&gt;&quot;&amp;CHAR(10)&amp;CHAR(9)&amp;&quot;&lt;a href=&quot;&quot;&quot;&amp;[.$B$1]&amp;[.B6]&amp;&quot;-b.jpg&quot;&amp;&quot;&quot;&quot; title=&quot;&quot;&quot;&amp;[.F6]&amp;&quot;&quot;&quot;&gt;&lt;img src=&quot;&quot;&quot;&amp;[.$B$1]&amp;[.B6]&amp;&quot;.jpg&quot;&amp;&quot;&quot;&quot; alt=&quot;&quot;&quot;&amp;[.E6]&amp;&quot;&quot;&quot; width=&quot;&quot;&quot;&amp;[.C6]&amp;&quot;&quot;&quot; height=&quot;&quot;&quot;&amp;[.D6]&amp;&quot;&quot;&quot;/&gt;&lt;/a&gt;&quot;&amp;CHAR(10)&amp;CHAR(9)&amp;&quot;&lt;figcaption&gt;&quot;&amp;[.G6]&amp;&quot;&lt;/figcaption&gt;&quot;&amp;CHAR(10)&amp;&quot;&lt;/figure&gt;&quot;" table:style-name="ce1">
            <text:p>&lt;figure&gt;</text:p>
            <text:p><text:tab/>&lt;a href="/img/toponymy/northernmost-rivers-of-the-Krasnodar-region-p2/Map-of-the-Crimean-Khanate-b.jpg" title="Карта Крымского ханства"&gt;&lt;img src="/img/toponymy/northernmost-rivers-of-the-Krasnodar-region-p2/Map-of-the-Crimean-Khanate.jpg" alt="Карта Крымского ханства" width="544" height="275"/&gt;&lt;/a&gt;</text:p>
            <text:p><text:tab/>&lt;figcaption&gt;Карта Крымского ханства, автор – И.Л. Измайлов (https://tatarica.org/ru/)&lt;/figcaption&gt;</text:p>
            <text:p>&lt;/figure&gt;</text:p>
          </table:table-cell>
          <table:table-cell office:value-type="string" office:string-value="&lt;figure itemscope itemtype=&quot;https://schema.org/ImageObject&quot;&gt;&#10; &lt;meta itemprop=&quot;name&quot; content=&quot;Карта Крымского ханства&quot; /&gt;&#10; &lt;img itemprop=&quot;contentUrl&quot; src=&quot;/img/toponymy/northernmost-rivers-of-the-Krasnodar-region-p2/Map-of-the-Crimean-Khanate.jpg&quot; title=&quot;Карта Крымского ханства&quot; alt=&quot;Карта Крымского ханства&quot; width=&quot;544&quot; height=&quot;275&quot;/&gt;&#10; &lt;figcaption itemprop=&quot;description creditText&quot;&gt;Карта Крымского ханства, автор – И.Л. Измайлов (https://tatarica.org/ru/)&lt;/figcaption&gt;&#10;&lt;/figure&gt;" table:formula="of:=&quot;&lt;figure itemscope itemtype=&quot;&quot;https://schema.org/ImageObject&quot;&quot;&gt;&quot;&amp;CHAR(10)&amp;CHAR(9)&amp;&quot;&lt;meta itemprop=&quot;&quot;name&quot;&quot; content=&quot;&quot;&quot;&amp;[.E6]&amp;&quot;&quot;&quot; /&gt;&quot;&amp;CHAR(10)&amp;CHAR(9)&amp;&quot;&lt;img itemprop=&quot;&quot;contentUrl&quot;&quot; src=&quot;&quot;&quot;&amp;[.$B$1]&amp;[.B6]&amp;&quot;.jpg&quot;&amp;&quot;&quot;&quot; title=&quot;&quot;&quot;&amp;[.F6]&amp;&quot;&quot;&quot; alt=&quot;&quot;&quot;&amp;[.E6]&amp;&quot;&quot;&quot; width=&quot;&quot;&quot;&amp;[.C6]&amp;&quot;&quot;&quot; height=&quot;&quot;&quot;&amp;[.D6]&amp;&quot;&quot;&quot;/&gt;&quot;&amp;CHAR(10)&amp;CHAR(9)&amp;&quot;&lt;figcaption itemprop=&quot;&quot;description creditText&quot;&quot;&gt;&quot;&amp;[.G6]&amp;&quot;&lt;/figcaption&gt;&quot;&amp;CHAR(10)&amp;&quot;&lt;/figure&gt;&quot;" table:style-name="ce1">
            <text:p>&lt;figure itemscope itemtype="https://schema.org/ImageObject"&gt;</text:p>
            <text:p><text:tab/>&lt;meta itemprop="name" content="Карта Крымского ханства" /&gt;</text:p>
            <text:p><text:tab/>&lt;img itemprop="contentUrl" src="/img/toponymy/northernmost-rivers-of-the-Krasnodar-region-p2/Map-of-the-Crimean-Khanate.jpg" title="Карта Крымского ханства" alt="Карта Крымского ханства" width="544" height="275"/&gt;</text:p>
            <text:p><text:tab/>&lt;figcaption itemprop="description creditText"&gt;Карта Крымского ханства, автор – И.Л. Измайлов (https://tatarica.org/ru/)&lt;/figcaption&gt;</text:p>
            <text:p>&lt;/figure&gt;</text:p>
          </table:table-cell>
          <table:table-cell office:value-type="string" office:string-value="&lt;figure itemscope itemtype=&quot;https://schema.org/ImageObject&quot;&gt;&#10; &lt;meta itemprop=&quot;name&quot; content=&quot;Карта Крымского ханства&quot; /&gt;&#10; &lt;a href=&quot;/img/toponymy/northernmost-rivers-of-the-Krasnodar-region-p2/Map-of-the-Crimean-Khanate-b.jpg&quot; title=&quot;Карта Крымского ханства&quot;&gt;&lt;img  itemprop=&quot;contentUrl&quot; src=&quot;/img/toponymy/northernmost-rivers-of-the-Krasnodar-region-p2/Map-of-the-Crimean-Khanate.jpg&quot; alt=&quot;Карта Крымского ханства&quot; width=&quot;544&quot; height=&quot;275&quot;/&gt;&lt;/a&gt;&#10; &lt;figcaption itemprop=&quot;description creditText&quot;&gt;Карта Крымского ханства, автор – И.Л. Измайлов (https://tatarica.org/ru/)&lt;/figcaption&gt;&#10;&lt;/figure&gt;" table:formula="of:=&quot;&lt;figure itemscope itemtype=&quot;&quot;https://schema.org/ImageObject&quot;&quot;&gt;&quot;&amp;CHAR(10)&amp;CHAR(9)&amp;&quot;&lt;meta itemprop=&quot;&quot;name&quot;&quot; content=&quot;&quot;&quot;&amp;[.E6]&amp;&quot;&quot;&quot; /&gt;&quot;&amp;CHAR(10)&amp;CHAR(9)&amp;&quot;&lt;a href=&quot;&quot;&quot;&amp;[.$B$1]&amp;[.B6]&amp;&quot;-b.jpg&quot;&amp;&quot;&quot;&quot; title=&quot;&quot;&quot;&amp;[.F6]&amp;&quot;&quot;&quot;&gt;&lt;img  itemprop=&quot;&quot;contentUrl&quot;&quot; src=&quot;&quot;&quot;&amp;[.$B$1]&amp;[.B6]&amp;&quot;.jpg&quot;&amp;&quot;&quot;&quot; alt=&quot;&quot;&quot;&amp;[.E6]&amp;&quot;&quot;&quot; width=&quot;&quot;&quot;&amp;[.C6]&amp;&quot;&quot;&quot; height=&quot;&quot;&quot;&amp;[.D6]&amp;&quot;&quot;&quot;/&gt;&lt;/a&gt;&quot;&amp;CHAR(10)&amp;CHAR(9)&amp;&quot;&lt;figcaption itemprop=&quot;&quot;description creditText&quot;&quot;&gt;&quot;&amp;[.G6]&amp;&quot;&lt;/figcaption&gt;&quot;&amp;CHAR(10)&amp;&quot;&lt;/figure&gt;&quot;" table:style-name="ce1">
            <text:p>&lt;figure itemscope itemtype="https://schema.org/ImageObject"&gt;</text:p>
            <text:p><text:tab/>&lt;meta itemprop="name" content="Карта Крымского ханства" /&gt;</text:p>
            <text:p><text:tab/>&lt;a href="/img/toponymy/northernmost-rivers-of-the-Krasnodar-region-p2/Map-of-the-Crimean-Khanate-b.jpg" title="Карта Крымского ханства"&gt;&lt;img <text:s/>itemprop="contentUrl" src="/img/toponymy/northernmost-rivers-of-the-Krasnodar-region-p2/Map-of-the-Crimean-Khanate.jpg" alt="Карта Крымского ханства" width="544" height="275"/&gt;&lt;/a&gt;</text:p>
            <text:p><text:tab/>&lt;figcaption itemprop="description creditText"&gt;Карта Крымского ханства, автор – И.Л. Измайлов (https://tatarica.org/ru/)&lt;/figcaption&gt;</text:p>
            <text:p>&lt;/figure&gt;</text:p>
          </table:table-cell>
          <table:table-cell table:number-columns-repeated="16373"/>
        </table:table-row>
        <table:table-row table:style-name="ro1">
          <table:table-cell office:value-type="float" office:value="19" table:style-name="ce1">
            <text:p>19</text:p>
          </table:table-cell>
          <table:table-cell office:value-type="string" table:style-name="ce1">
            <text:p>Elbuzd-River-from-a-bird-s-eye-view</text:p>
          </table:table-cell>
          <table:table-cell office:value-type="float" office:value="800" table:style-name="ce1">
            <text:p>800</text:p>
          </table:table-cell>
          <table:table-cell office:value-type="float" office:value="533" table:style-name="ce1">
            <text:p>533</text:p>
          </table:table-cell>
          <table:table-cell office:value-type="string" table:style-name="ce1">
            <text:p>Река Эльбузд с высоты птичьего полёта</text:p>
          </table:table-cell>
          <table:table-cell office:value-type="string" table:style-name="ce1">
            <text:p>Река Эльбузд с высоты птичьего полёта</text:p>
          </table:table-cell>
          <table:table-cell office:value-type="string" table:style-name="ce1">
            <text:p>Река Эльбузд у одноимённого хутора с высоты птичьего полёта. Вид с востока, на фото хорошо виден равнинный рельеф долины реки Эльбузд (https://dzen.ru/)</text:p>
          </table:table-cell>
          <table:table-cell office:value-type="string" office:string-value="&lt;figure&gt;&#10; &lt;img src=&quot;/img/toponymy/northernmost-rivers-of-the-Krasnodar-region-p2/Elbuzd-River-from-a-bird-s-eye-view.jpg&quot; title=&quot;Река Эльбузд с высоты птичьего полёта&quot; alt=&quot;Река Эльбузд с высоты птичьего полёта&quot; width=&quot;800&quot; height=&quot;533&quot;/&gt;&#10; &lt;figcaption&gt;Река Эльбузд у одноимённого хутора с высоты птичьего полёта. Вид с востока, на фото хорошо виден равнинный рельеф долины реки Эльбузд (https://dzen.ru/)&lt;/figcaption&gt;&#10;&lt;/figure&gt;" table:formula="of:=&quot;&lt;figure&gt;&quot;&amp;CHAR(10)&amp;CHAR(9)&amp;&quot;&lt;img src=&quot;&quot;&quot;&amp;[.$B$1]&amp;[.B7]&amp;&quot;.jpg&quot;&amp;&quot;&quot;&quot; title=&quot;&quot;&quot;&amp;[.F7]&amp;&quot;&quot;&quot; alt=&quot;&quot;&quot;&amp;[.E7]&amp;&quot;&quot;&quot; width=&quot;&quot;&quot;&amp;[.C7]&amp;&quot;&quot;&quot; height=&quot;&quot;&quot;&amp;[.D7]&amp;&quot;&quot;&quot;/&gt;&quot;&amp;CHAR(10)&amp;CHAR(9)&amp;&quot;&lt;figcaption&gt;&quot;&amp;[.G7]&amp;&quot;&lt;/figcaption&gt;&quot;&amp;CHAR(10)&amp;&quot;&lt;/figure&gt;&quot;" table:style-name="ce1">
            <text:p>&lt;figure&gt;</text:p>
            <text:p><text:tab/>&lt;img src="/img/toponymy/northernmost-rivers-of-the-Krasnodar-region-p2/Elbuzd-River-from-a-bird-s-eye-view.jpg" title="Река Эльбузд с высоты птичьего полёта" alt="Река Эльбузд с высоты птичьего полёта" width="800" height="533"/&gt;</text:p>
            <text:p><text:tab/>&lt;figcaption&gt;Река Эльбузд у одноимённого хутора с высоты птичьего полёта. Вид с востока, на фото хорошо виден равнинный рельеф долины реки Эльбузд (https://dzen.ru/)&lt;/figcaption&gt;</text:p>
            <text:p>&lt;/figure&gt;</text:p>
          </table:table-cell>
          <table:table-cell office:value-type="string" office:string-value="&lt;figure&gt;&#10; &lt;a href=&quot;/img/toponymy/northernmost-rivers-of-the-Krasnodar-region-p2/Elbuzd-River-from-a-bird-s-eye-view-b.jpg&quot; title=&quot;Река Эльбузд с высоты птичьего полёта&quot;&gt;&lt;img src=&quot;/img/toponymy/northernmost-rivers-of-the-Krasnodar-region-p2/Elbuzd-River-from-a-bird-s-eye-view.jpg&quot; alt=&quot;Река Эльбузд с высоты птичьего полёта&quot; width=&quot;800&quot; height=&quot;533&quot;/&gt;&lt;/a&gt;&#10; &lt;figcaption&gt;Река Эльбузд у одноимённого хутора с высоты птичьего полёта. Вид с востока, на фото хорошо виден равнинный рельеф долины реки Эльбузд (https://dzen.ru/)&lt;/figcaption&gt;&#10;&lt;/figure&gt;" table:formula="of:=&quot;&lt;figure&gt;&quot;&amp;CHAR(10)&amp;CHAR(9)&amp;&quot;&lt;a href=&quot;&quot;&quot;&amp;[.$B$1]&amp;[.B7]&amp;&quot;-b.jpg&quot;&amp;&quot;&quot;&quot; title=&quot;&quot;&quot;&amp;[.F7]&amp;&quot;&quot;&quot;&gt;&lt;img src=&quot;&quot;&quot;&amp;[.$B$1]&amp;[.B7]&amp;&quot;.jpg&quot;&amp;&quot;&quot;&quot; alt=&quot;&quot;&quot;&amp;[.E7]&amp;&quot;&quot;&quot; width=&quot;&quot;&quot;&amp;[.C7]&amp;&quot;&quot;&quot; height=&quot;&quot;&quot;&amp;[.D7]&amp;&quot;&quot;&quot;/&gt;&lt;/a&gt;&quot;&amp;CHAR(10)&amp;CHAR(9)&amp;&quot;&lt;figcaption&gt;&quot;&amp;[.G7]&amp;&quot;&lt;/figcaption&gt;&quot;&amp;CHAR(10)&amp;&quot;&lt;/figure&gt;&quot;" table:style-name="ce2">
            <text:p>&lt;figure&gt;</text:p>
            <text:p><text:tab/>&lt;a href="/img/toponymy/northernmost-rivers-of-the-Krasnodar-region-p2/Elbuzd-River-from-a-bird-s-eye-view-b.jpg" title="Река Эльбузд с высоты птичьего полёта"&gt;&lt;img src="/img/toponymy/northernmost-rivers-of-the-Krasnodar-region-p2/Elbuzd-River-from-a-bird-s-eye-view.jpg" alt="Река Эльбузд с высоты птичьего полёта" width="800" height="533"/&gt;&lt;/a&gt;</text:p>
            <text:p><text:tab/>&lt;figcaption&gt;Река Эльбузд у одноимённого хутора с высоты птичьего полёта. Вид с востока, на фото хорошо виден равнинный рельеф долины реки Эльбузд (https://dzen.ru/)&lt;/figcaption&gt;</text:p>
            <text:p>&lt;/figure&gt;</text:p>
          </table:table-cell>
          <table:table-cell office:value-type="string" office:string-value="&lt;figure itemscope itemtype=&quot;https://schema.org/ImageObject&quot;&gt;&#10; &lt;meta itemprop=&quot;name&quot; content=&quot;Река Эльбузд с высоты птичьего полёта&quot; /&gt;&#10; &lt;img itemprop=&quot;contentUrl&quot; src=&quot;/img/toponymy/northernmost-rivers-of-the-Krasnodar-region-p2/Elbuzd-River-from-a-bird-s-eye-view.jpg&quot; title=&quot;Река Эльбузд с высоты птичьего полёта&quot; alt=&quot;Река Эльбузд с высоты птичьего полёта&quot; width=&quot;800&quot; height=&quot;533&quot;/&gt;&#10; &lt;figcaption itemprop=&quot;description creditText&quot;&gt;Река Эльбузд у одноимённого хутора с высоты птичьего полёта. Вид с востока, на фото хорошо виден равнинный рельеф долины реки Эльбузд (https://dzen.ru/)&lt;/figcaption&gt;&#10;&lt;/figure&gt;" table:formula="of:=&quot;&lt;figure itemscope itemtype=&quot;&quot;https://schema.org/ImageObject&quot;&quot;&gt;&quot;&amp;CHAR(10)&amp;CHAR(9)&amp;&quot;&lt;meta itemprop=&quot;&quot;name&quot;&quot; content=&quot;&quot;&quot;&amp;[.E7]&amp;&quot;&quot;&quot; /&gt;&quot;&amp;CHAR(10)&amp;CHAR(9)&amp;&quot;&lt;img itemprop=&quot;&quot;contentUrl&quot;&quot; src=&quot;&quot;&quot;&amp;[.$B$1]&amp;[.B7]&amp;&quot;.jpg&quot;&amp;&quot;&quot;&quot; title=&quot;&quot;&quot;&amp;[.F7]&amp;&quot;&quot;&quot; alt=&quot;&quot;&quot;&amp;[.E7]&amp;&quot;&quot;&quot; width=&quot;&quot;&quot;&amp;[.C7]&amp;&quot;&quot;&quot; height=&quot;&quot;&quot;&amp;[.D7]&amp;&quot;&quot;&quot;/&gt;&quot;&amp;CHAR(10)&amp;CHAR(9)&amp;&quot;&lt;figcaption itemprop=&quot;&quot;description creditText&quot;&quot;&gt;&quot;&amp;[.G7]&amp;&quot;&lt;/figcaption&gt;&quot;&amp;CHAR(10)&amp;&quot;&lt;/figure&gt;&quot;" table:style-name="ce1">
            <text:p>&lt;figure itemscope itemtype="https://schema.org/ImageObject"&gt;</text:p>
            <text:p><text:tab/>&lt;meta itemprop="name" content="Река Эльбузд с высоты птичьего полёта" /&gt;</text:p>
            <text:p><text:tab/>&lt;img itemprop="contentUrl" src="/img/toponymy/northernmost-rivers-of-the-Krasnodar-region-p2/Elbuzd-River-from-a-bird-s-eye-view.jpg" title="Река Эльбузд с высоты птичьего полёта" alt="Река Эльбузд с высоты птичьего полёта" width="800" height="533"/&gt;</text:p>
            <text:p><text:tab/>&lt;figcaption itemprop="description creditText"&gt;Река Эльбузд у одноимённого хутора с высоты птичьего полёта. Вид с востока, на фото хорошо виден равнинный рельеф долины реки Эльбузд (https://dzen.ru/)&lt;/figcaption&gt;</text:p>
            <text:p>&lt;/figure&gt;</text:p>
          </table:table-cell>
          <table:table-cell office:value-type="string" office:string-value="&lt;figure itemscope itemtype=&quot;https://schema.org/ImageObject&quot;&gt;&#10; &lt;meta itemprop=&quot;name&quot; content=&quot;Река Эльбузд с высоты птичьего полёта&quot; /&gt;&#10; &lt;a href=&quot;/img/toponymy/northernmost-rivers-of-the-Krasnodar-region-p2/Elbuzd-River-from-a-bird-s-eye-view-b.jpg&quot; title=&quot;Река Эльбузд с высоты птичьего полёта&quot;&gt;&lt;img  itemprop=&quot;contentUrl&quot; src=&quot;/img/toponymy/northernmost-rivers-of-the-Krasnodar-region-p2/Elbuzd-River-from-a-bird-s-eye-view.jpg&quot; alt=&quot;Река Эльбузд с высоты птичьего полёта&quot; width=&quot;800&quot; height=&quot;533&quot;/&gt;&lt;/a&gt;&#10; &lt;figcaption itemprop=&quot;description creditText&quot;&gt;Река Эльбузд у одноимённого хутора с высоты птичьего полёта. Вид с востока, на фото хорошо виден равнинный рельеф долины реки Эльбузд (https://dzen.ru/)&lt;/figcaption&gt;&#10;&lt;/figure&gt;" table:formula="of:=&quot;&lt;figure itemscope itemtype=&quot;&quot;https://schema.org/ImageObject&quot;&quot;&gt;&quot;&amp;CHAR(10)&amp;CHAR(9)&amp;&quot;&lt;meta itemprop=&quot;&quot;name&quot;&quot; content=&quot;&quot;&quot;&amp;[.E7]&amp;&quot;&quot;&quot; /&gt;&quot;&amp;CHAR(10)&amp;CHAR(9)&amp;&quot;&lt;a href=&quot;&quot;&quot;&amp;[.$B$1]&amp;[.B7]&amp;&quot;-b.jpg&quot;&amp;&quot;&quot;&quot; title=&quot;&quot;&quot;&amp;[.F7]&amp;&quot;&quot;&quot;&gt;&lt;img  itemprop=&quot;&quot;contentUrl&quot;&quot; src=&quot;&quot;&quot;&amp;[.$B$1]&amp;[.B7]&amp;&quot;.jpg&quot;&amp;&quot;&quot;&quot; alt=&quot;&quot;&quot;&amp;[.E7]&amp;&quot;&quot;&quot; width=&quot;&quot;&quot;&amp;[.C7]&amp;&quot;&quot;&quot; height=&quot;&quot;&quot;&amp;[.D7]&amp;&quot;&quot;&quot;/&gt;&lt;/a&gt;&quot;&amp;CHAR(10)&amp;CHAR(9)&amp;&quot;&lt;figcaption itemprop=&quot;&quot;description creditText&quot;&quot;&gt;&quot;&amp;[.G7]&amp;&quot;&lt;/figcaption&gt;&quot;&amp;CHAR(10)&amp;&quot;&lt;/figure&gt;&quot;" table:style-name="ce1">
            <text:p>&lt;figure itemscope itemtype="https://schema.org/ImageObject"&gt;</text:p>
            <text:p><text:tab/>&lt;meta itemprop="name" content="Река Эльбузд с высоты птичьего полёта" /&gt;</text:p>
            <text:p><text:tab/>&lt;a href="/img/toponymy/northernmost-rivers-of-the-Krasnodar-region-p2/Elbuzd-River-from-a-bird-s-eye-view-b.jpg" title="Река Эльбузд с высоты птичьего полёта"&gt;&lt;img <text:s/>itemprop="contentUrl" src="/img/toponymy/northernmost-rivers-of-the-Krasnodar-region-p2/Elbuzd-River-from-a-bird-s-eye-view.jpg" alt="Река Эльбузд с высоты птичьего полёта" width="800" height="533"/&gt;&lt;/a&gt;</text:p>
            <text:p><text:tab/>&lt;figcaption itemprop="description creditText"&gt;Река Эльбузд у одноимённого хутора с высоты птичьего полёта. Вид с востока, на фото хорошо виден равнинный рельеф долины реки Эльбузд (https://dzen.ru/)&lt;/figcaption&gt;</text:p>
            <text:p>&lt;/figure&gt;</text:p>
          </table:table-cell>
          <table:table-cell table:number-columns-repeated="16373"/>
        </table:table-row>
        <table:table-row table:style-name="ro1">
          <table:table-cell office:value-type="float" office:value="20" table:style-name="ce1">
            <text:p>20</text:p>
          </table:table-cell>
          <table:table-cell office:value-type="string" table:style-name="ce1">
            <text:p>Elbuzda-River-on-the-map-of-the-Russian-Empire-from-1840</text:p>
          </table:table-cell>
          <table:table-cell office:value-type="float" office:value="600" table:style-name="ce1">
            <text:p>600</text:p>
          </table:table-cell>
          <table:table-cell office:value-type="float" office:value="345" table:style-name="ce1">
            <text:p>345</text:p>
          </table:table-cell>
          <table:table-cell office:value-type="string" table:style-name="ce1">
            <text:p>Река Ельбузда на карте Российской империи 1840 г.</text:p>
          </table:table-cell>
          <table:table-cell office:value-type="string" table:style-name="ce1">
            <text:p>Река Ельбузда на карте Российской империи 1840 г.</text:p>
          </table:table-cell>
          <table:table-cell office:value-type="string" table:style-name="ce1">
            <text:p>Река Ельбузда на карте Российской империи 1840 г. На картах со второй половины ХIХ в. обозначается как река Эльбузд</text:p>
          </table:table-cell>
          <table:table-cell office:value-type="string" office:string-value="&lt;figure&gt;&#10; &lt;img src=&quot;/img/toponymy/northernmost-rivers-of-the-Krasnodar-region-p2/Elbuzda-River-on-the-map-of-the-Russian-Empire-from-1840.jpg&quot; title=&quot;Река Ельбузда на карте Российской империи 1840 г.&quot; alt=&quot;Река Ельбузда на карте Российской империи 1840 г.&quot; width=&quot;600&quot; height=&quot;345&quot;/&gt;&#10; &lt;figcaption&gt;Река Ельбузда на карте Российской империи 1840 г. На картах со второй половины ХIХ в. обозначается как река Эльбузд&lt;/figcaption&gt;&#10;&lt;/figure&gt;" table:formula="of:=&quot;&lt;figure&gt;&quot;&amp;CHAR(10)&amp;CHAR(9)&amp;&quot;&lt;img src=&quot;&quot;&quot;&amp;[.$B$1]&amp;[.B8]&amp;&quot;.jpg&quot;&amp;&quot;&quot;&quot; title=&quot;&quot;&quot;&amp;[.F8]&amp;&quot;&quot;&quot; alt=&quot;&quot;&quot;&amp;[.E8]&amp;&quot;&quot;&quot; width=&quot;&quot;&quot;&amp;[.C8]&amp;&quot;&quot;&quot; height=&quot;&quot;&quot;&amp;[.D8]&amp;&quot;&quot;&quot;/&gt;&quot;&amp;CHAR(10)&amp;CHAR(9)&amp;&quot;&lt;figcaption&gt;&quot;&amp;[.G8]&amp;&quot;&lt;/figcaption&gt;&quot;&amp;CHAR(10)&amp;&quot;&lt;/figure&gt;&quot;" table:style-name="ce2">
            <text:p>&lt;figure&gt;</text:p>
            <text:p><text:tab/>&lt;img src="/img/toponymy/northernmost-rivers-of-the-Krasnodar-region-p2/Elbuzda-River-on-the-map-of-the-Russian-Empire-from-1840.jpg" title="Река Ельбузда на карте Российской империи 1840 г." alt="Река Ельбузда на карте Российской империи 1840 г." width="600" height="345"/&gt;</text:p>
            <text:p><text:tab/>&lt;figcaption&gt;Река Ельбузда на карте Российской империи 1840 г. На картах со второй половины ХIХ в. обозначается как река Эльбузд&lt;/figcaption&gt;</text:p>
            <text:p>&lt;/figure&gt;</text:p>
          </table:table-cell>
          <table:table-cell office:value-type="string" office:string-value="&lt;figure&gt;&#10; &lt;a href=&quot;/img/toponymy/northernmost-rivers-of-the-Krasnodar-region-p2/Elbuzda-River-on-the-map-of-the-Russian-Empire-from-1840-b.jpg&quot; title=&quot;Река Ельбузда на карте Российской империи 1840 г.&quot;&gt;&lt;img src=&quot;/img/toponymy/northernmost-rivers-of-the-Krasnodar-region-p2/Elbuzda-River-on-the-map-of-the-Russian-Empire-from-1840.jpg&quot; alt=&quot;Река Ельбузда на карте Российской империи 1840 г.&quot; width=&quot;600&quot; height=&quot;345&quot;/&gt;&lt;/a&gt;&#10; &lt;figcaption&gt;Река Ельбузда на карте Российской империи 1840 г. На картах со второй половины ХIХ в. обозначается как река Эльбузд&lt;/figcaption&gt;&#10;&lt;/figure&gt;" table:formula="of:=&quot;&lt;figure&gt;&quot;&amp;CHAR(10)&amp;CHAR(9)&amp;&quot;&lt;a href=&quot;&quot;&quot;&amp;[.$B$1]&amp;[.B8]&amp;&quot;-b.jpg&quot;&amp;&quot;&quot;&quot; title=&quot;&quot;&quot;&amp;[.F8]&amp;&quot;&quot;&quot;&gt;&lt;img src=&quot;&quot;&quot;&amp;[.$B$1]&amp;[.B8]&amp;&quot;.jpg&quot;&amp;&quot;&quot;&quot; alt=&quot;&quot;&quot;&amp;[.E8]&amp;&quot;&quot;&quot; width=&quot;&quot;&quot;&amp;[.C8]&amp;&quot;&quot;&quot; height=&quot;&quot;&quot;&amp;[.D8]&amp;&quot;&quot;&quot;/&gt;&lt;/a&gt;&quot;&amp;CHAR(10)&amp;CHAR(9)&amp;&quot;&lt;figcaption&gt;&quot;&amp;[.G8]&amp;&quot;&lt;/figcaption&gt;&quot;&amp;CHAR(10)&amp;&quot;&lt;/figure&gt;&quot;" table:style-name="ce1">
            <text:p>&lt;figure&gt;</text:p>
            <text:p><text:tab/>&lt;a href="/img/toponymy/northernmost-rivers-of-the-Krasnodar-region-p2/Elbuzda-River-on-the-map-of-the-Russian-Empire-from-1840-b.jpg" title="Река Ельбузда на карте Российской империи 1840 г."&gt;&lt;img src="/img/toponymy/northernmost-rivers-of-the-Krasnodar-region-p2/Elbuzda-River-on-the-map-of-the-Russian-Empire-from-1840.jpg" alt="Река Ельбузда на карте Российской империи 1840 г." width="600" height="345"/&gt;&lt;/a&gt;</text:p>
            <text:p><text:tab/>&lt;figcaption&gt;Река Ельбузда на карте Российской империи 1840 г. На картах со второй половины ХIХ в. обозначается как река Эльбузд&lt;/figcaption&gt;</text:p>
            <text:p>&lt;/figure&gt;</text:p>
          </table:table-cell>
          <table:table-cell office:value-type="string" office:string-value="&lt;figure itemscope itemtype=&quot;https://schema.org/ImageObject&quot;&gt;&#10; &lt;meta itemprop=&quot;name&quot; content=&quot;Река Ельбузда на карте Российской империи 1840 г.&quot; /&gt;&#10; &lt;img itemprop=&quot;contentUrl&quot; src=&quot;/img/toponymy/northernmost-rivers-of-the-Krasnodar-region-p2/Elbuzda-River-on-the-map-of-the-Russian-Empire-from-1840.jpg&quot; title=&quot;Река Ельбузда на карте Российской империи 1840 г.&quot; alt=&quot;Река Ельбузда на карте Российской империи 1840 г.&quot; width=&quot;600&quot; height=&quot;345&quot;/&gt;&#10; &lt;figcaption itemprop=&quot;description creditText&quot;&gt;Река Ельбузда на карте Российской империи 1840 г. На картах со второй половины ХIХ в. обозначается как река Эльбузд&lt;/figcaption&gt;&#10;&lt;/figure&gt;" table:formula="of:=&quot;&lt;figure itemscope itemtype=&quot;&quot;https://schema.org/ImageObject&quot;&quot;&gt;&quot;&amp;CHAR(10)&amp;CHAR(9)&amp;&quot;&lt;meta itemprop=&quot;&quot;name&quot;&quot; content=&quot;&quot;&quot;&amp;[.E8]&amp;&quot;&quot;&quot; /&gt;&quot;&amp;CHAR(10)&amp;CHAR(9)&amp;&quot;&lt;img itemprop=&quot;&quot;contentUrl&quot;&quot; src=&quot;&quot;&quot;&amp;[.$B$1]&amp;[.B8]&amp;&quot;.jpg&quot;&amp;&quot;&quot;&quot; title=&quot;&quot;&quot;&amp;[.F8]&amp;&quot;&quot;&quot; alt=&quot;&quot;&quot;&amp;[.E8]&amp;&quot;&quot;&quot; width=&quot;&quot;&quot;&amp;[.C8]&amp;&quot;&quot;&quot; height=&quot;&quot;&quot;&amp;[.D8]&amp;&quot;&quot;&quot;/&gt;&quot;&amp;CHAR(10)&amp;CHAR(9)&amp;&quot;&lt;figcaption itemprop=&quot;&quot;description creditText&quot;&quot;&gt;&quot;&amp;[.G8]&amp;&quot;&lt;/figcaption&gt;&quot;&amp;CHAR(10)&amp;&quot;&lt;/figure&gt;&quot;" table:style-name="ce1">
            <text:p>&lt;figure itemscope itemtype="https://schema.org/ImageObject"&gt;</text:p>
            <text:p><text:tab/>&lt;meta itemprop="name" content="Река Ельбузда на карте Российской империи 1840 г." /&gt;</text:p>
            <text:p><text:tab/>&lt;img itemprop="contentUrl" src="/img/toponymy/northernmost-rivers-of-the-Krasnodar-region-p2/Elbuzda-River-on-the-map-of-the-Russian-Empire-from-1840.jpg" title="Река Ельбузда на карте Российской империи 1840 г." alt="Река Ельбузда на карте Российской империи 1840 г." width="600" height="345"/&gt;</text:p>
            <text:p><text:tab/>&lt;figcaption itemprop="description creditText"&gt;Река Ельбузда на карте Российской империи 1840 г. На картах со второй половины ХIХ в. обозначается как река Эльбузд&lt;/figcaption&gt;</text:p>
            <text:p>&lt;/figure&gt;</text:p>
          </table:table-cell>
          <table:table-cell office:value-type="string" office:string-value="&lt;figure itemscope itemtype=&quot;https://schema.org/ImageObject&quot;&gt;&#10; &lt;meta itemprop=&quot;name&quot; content=&quot;Река Ельбузда на карте Российской империи 1840 г.&quot; /&gt;&#10; &lt;a href=&quot;/img/toponymy/northernmost-rivers-of-the-Krasnodar-region-p2/Elbuzda-River-on-the-map-of-the-Russian-Empire-from-1840-b.jpg&quot; title=&quot;Река Ельбузда на карте Российской империи 1840 г.&quot;&gt;&lt;img  itemprop=&quot;contentUrl&quot; src=&quot;/img/toponymy/northernmost-rivers-of-the-Krasnodar-region-p2/Elbuzda-River-on-the-map-of-the-Russian-Empire-from-1840.jpg&quot; alt=&quot;Река Ельбузда на карте Российской империи 1840 г.&quot; width=&quot;600&quot; height=&quot;345&quot;/&gt;&lt;/a&gt;&#10; &lt;figcaption itemprop=&quot;description creditText&quot;&gt;Река Ельбузда на карте Российской империи 1840 г. На картах со второй половины ХIХ в. обозначается как река Эльбузд&lt;/figcaption&gt;&#10;&lt;/figure&gt;" table:formula="of:=&quot;&lt;figure itemscope itemtype=&quot;&quot;https://schema.org/ImageObject&quot;&quot;&gt;&quot;&amp;CHAR(10)&amp;CHAR(9)&amp;&quot;&lt;meta itemprop=&quot;&quot;name&quot;&quot; content=&quot;&quot;&quot;&amp;[.E8]&amp;&quot;&quot;&quot; /&gt;&quot;&amp;CHAR(10)&amp;CHAR(9)&amp;&quot;&lt;a href=&quot;&quot;&quot;&amp;[.$B$1]&amp;[.B8]&amp;&quot;-b.jpg&quot;&amp;&quot;&quot;&quot; title=&quot;&quot;&quot;&amp;[.F8]&amp;&quot;&quot;&quot;&gt;&lt;img  itemprop=&quot;&quot;contentUrl&quot;&quot; src=&quot;&quot;&quot;&amp;[.$B$1]&amp;[.B8]&amp;&quot;.jpg&quot;&amp;&quot;&quot;&quot; alt=&quot;&quot;&quot;&amp;[.E8]&amp;&quot;&quot;&quot; width=&quot;&quot;&quot;&amp;[.C8]&amp;&quot;&quot;&quot; height=&quot;&quot;&quot;&amp;[.D8]&amp;&quot;&quot;&quot;/&gt;&lt;/a&gt;&quot;&amp;CHAR(10)&amp;CHAR(9)&amp;&quot;&lt;figcaption itemprop=&quot;&quot;description creditText&quot;&quot;&gt;&quot;&amp;[.G8]&amp;&quot;&lt;/figcaption&gt;&quot;&amp;CHAR(10)&amp;&quot;&lt;/figure&gt;&quot;" table:style-name="ce1">
            <text:p>&lt;figure itemscope itemtype="https://schema.org/ImageObject"&gt;</text:p>
            <text:p><text:tab/>&lt;meta itemprop="name" content="Река Ельбузда на карте Российской империи 1840 г." /&gt;</text:p>
            <text:p><text:tab/>&lt;a href="/img/toponymy/northernmost-rivers-of-the-Krasnodar-region-p2/Elbuzda-River-on-the-map-of-the-Russian-Empire-from-1840-b.jpg" title="Река Ельбузда на карте Российской империи 1840 г."&gt;&lt;img <text:s/>itemprop="contentUrl" src="/img/toponymy/northernmost-rivers-of-the-Krasnodar-region-p2/Elbuzda-River-on-the-map-of-the-Russian-Empire-from-1840.jpg" alt="Река Ельбузда на карте Российской империи 1840 г." width="600" height="345"/&gt;&lt;/a&gt;</text:p>
            <text:p><text:tab/>&lt;figcaption itemprop="description creditText"&gt;Река Ельбузда на карте Российской империи 1840 г. На картах со второй половины ХIХ в. обозначается как река Эльбузд&lt;/figcaption&gt;</text:p>
            <text:p>&lt;/figure&gt;</text:p>
          </table:table-cell>
          <table:table-cell table:number-columns-repeated="16373"/>
        </table:table-row>
        <table:table-row table:style-name="ro1">
          <table:table-cell office:value-type="float" office:value="21" table:style-name="ce1">
            <text:p>21</text:p>
          </table:table-cell>
          <table:table-cell office:value-type="string" table:style-name="ce1">
            <text:p>Elbuzda-River-on-the-map-of-the-Russian-Empire-from-1877</text:p>
          </table:table-cell>
          <table:table-cell office:value-type="float" office:value="600" table:style-name="ce1">
            <text:p>600</text:p>
          </table:table-cell>
          <table:table-cell office:value-type="float" office:value="345" table:style-name="ce1">
            <text:p>345</text:p>
          </table:table-cell>
          <table:table-cell office:value-type="string" table:style-name="ce1">
            <text:p>Река Ельбузда на карте Российской империи 1877 г.</text:p>
          </table:table-cell>
          <table:table-cell office:value-type="string" table:style-name="ce1">
            <text:p>Река Ельбузда на карте Российской империи 1877 г.</text:p>
          </table:table-cell>
          <table:table-cell office:value-type="string" table:style-name="ce1">
            <text:p>Река Ельбузда на карте Российской империи 1877 г., сейчас обозначается как Эльбузд</text:p>
          </table:table-cell>
          <table:table-cell office:value-type="string" office:string-value="&lt;figure&gt;&#10; &lt;img src=&quot;/img/toponymy/northernmost-rivers-of-the-Krasnodar-region-p2/Elbuzda-River-on-the-map-of-the-Russian-Empire-from-1877.jpg&quot; title=&quot;Река Ельбузда на карте Российской империи 1877 г.&quot; alt=&quot;Река Ельбузда на карте Российской империи 1877 г.&quot; width=&quot;600&quot; height=&quot;345&quot;/&gt;&#10; &lt;figcaption&gt;Река Ельбузда на карте Российской империи 1877 г., сейчас обозначается как Эльбузд&lt;/figcaption&gt;&#10;&lt;/figure&gt;" table:formula="of:=&quot;&lt;figure&gt;&quot;&amp;CHAR(10)&amp;CHAR(9)&amp;&quot;&lt;img src=&quot;&quot;&quot;&amp;[.$B$1]&amp;[.B9]&amp;&quot;.jpg&quot;&amp;&quot;&quot;&quot; title=&quot;&quot;&quot;&amp;[.F9]&amp;&quot;&quot;&quot; alt=&quot;&quot;&quot;&amp;[.E9]&amp;&quot;&quot;&quot; width=&quot;&quot;&quot;&amp;[.C9]&amp;&quot;&quot;&quot; height=&quot;&quot;&quot;&amp;[.D9]&amp;&quot;&quot;&quot;/&gt;&quot;&amp;CHAR(10)&amp;CHAR(9)&amp;&quot;&lt;figcaption&gt;&quot;&amp;[.G9]&amp;&quot;&lt;/figcaption&gt;&quot;&amp;CHAR(10)&amp;&quot;&lt;/figure&gt;&quot;" table:style-name="ce2">
            <text:p>&lt;figure&gt;</text:p>
            <text:p><text:tab/>&lt;img src="/img/toponymy/northernmost-rivers-of-the-Krasnodar-region-p2/Elbuzda-River-on-the-map-of-the-Russian-Empire-from-1877.jpg" title="Река Ельбузда на карте Российской империи 1877 г." alt="Река Ельбузда на карте Российской империи 1877 г." width="600" height="345"/&gt;</text:p>
            <text:p><text:tab/>&lt;figcaption&gt;Река Ельбузда на карте Российской империи 1877 г., сейчас обозначается как Эльбузд&lt;/figcaption&gt;</text:p>
            <text:p>&lt;/figure&gt;</text:p>
          </table:table-cell>
          <table:table-cell office:value-type="string" office:string-value="&lt;figure&gt;&#10; &lt;a href=&quot;/img/toponymy/northernmost-rivers-of-the-Krasnodar-region-p2/Elbuzda-River-on-the-map-of-the-Russian-Empire-from-1877-b.jpg&quot; title=&quot;Река Ельбузда на карте Российской империи 1877 г.&quot;&gt;&lt;img src=&quot;/img/toponymy/northernmost-rivers-of-the-Krasnodar-region-p2/Elbuzda-River-on-the-map-of-the-Russian-Empire-from-1877.jpg&quot; alt=&quot;Река Ельбузда на карте Российской империи 1877 г.&quot; width=&quot;600&quot; height=&quot;345&quot;/&gt;&lt;/a&gt;&#10; &lt;figcaption&gt;Река Ельбузда на карте Российской империи 1877 г., сейчас обозначается как Эльбузд&lt;/figcaption&gt;&#10;&lt;/figure&gt;" table:formula="of:=&quot;&lt;figure&gt;&quot;&amp;CHAR(10)&amp;CHAR(9)&amp;&quot;&lt;a href=&quot;&quot;&quot;&amp;[.$B$1]&amp;[.B9]&amp;&quot;-b.jpg&quot;&amp;&quot;&quot;&quot; title=&quot;&quot;&quot;&amp;[.F9]&amp;&quot;&quot;&quot;&gt;&lt;img src=&quot;&quot;&quot;&amp;[.$B$1]&amp;[.B9]&amp;&quot;.jpg&quot;&amp;&quot;&quot;&quot; alt=&quot;&quot;&quot;&amp;[.E9]&amp;&quot;&quot;&quot; width=&quot;&quot;&quot;&amp;[.C9]&amp;&quot;&quot;&quot; height=&quot;&quot;&quot;&amp;[.D9]&amp;&quot;&quot;&quot;/&gt;&lt;/a&gt;&quot;&amp;CHAR(10)&amp;CHAR(9)&amp;&quot;&lt;figcaption&gt;&quot;&amp;[.G9]&amp;&quot;&lt;/figcaption&gt;&quot;&amp;CHAR(10)&amp;&quot;&lt;/figure&gt;&quot;" table:style-name="ce1">
            <text:p>&lt;figure&gt;</text:p>
            <text:p><text:tab/>&lt;a href="/img/toponymy/northernmost-rivers-of-the-Krasnodar-region-p2/Elbuzda-River-on-the-map-of-the-Russian-Empire-from-1877-b.jpg" title="Река Ельбузда на карте Российской империи 1877 г."&gt;&lt;img src="/img/toponymy/northernmost-rivers-of-the-Krasnodar-region-p2/Elbuzda-River-on-the-map-of-the-Russian-Empire-from-1877.jpg" alt="Река Ельбузда на карте Российской империи 1877 г." width="600" height="345"/&gt;&lt;/a&gt;</text:p>
            <text:p><text:tab/>&lt;figcaption&gt;Река Ельбузда на карте Российской империи 1877 г., сейчас обозначается как Эльбузд&lt;/figcaption&gt;</text:p>
            <text:p>&lt;/figure&gt;</text:p>
          </table:table-cell>
          <table:table-cell office:value-type="string" office:string-value="&lt;figure itemscope itemtype=&quot;https://schema.org/ImageObject&quot;&gt;&#10; &lt;meta itemprop=&quot;name&quot; content=&quot;Река Ельбузда на карте Российской империи 1877 г.&quot; /&gt;&#10; &lt;img itemprop=&quot;contentUrl&quot; src=&quot;/img/toponymy/northernmost-rivers-of-the-Krasnodar-region-p2/Elbuzda-River-on-the-map-of-the-Russian-Empire-from-1877.jpg&quot; title=&quot;Река Ельбузда на карте Российской империи 1877 г.&quot; alt=&quot;Река Ельбузда на карте Российской империи 1877 г.&quot; width=&quot;600&quot; height=&quot;345&quot;/&gt;&#10; &lt;figcaption itemprop=&quot;description creditText&quot;&gt;Река Ельбузда на карте Российской империи 1877 г., сейчас обозначается как Эльбузд&lt;/figcaption&gt;&#10;&lt;/figure&gt;" table:formula="of:=&quot;&lt;figure itemscope itemtype=&quot;&quot;https://schema.org/ImageObject&quot;&quot;&gt;&quot;&amp;CHAR(10)&amp;CHAR(9)&amp;&quot;&lt;meta itemprop=&quot;&quot;name&quot;&quot; content=&quot;&quot;&quot;&amp;[.E9]&amp;&quot;&quot;&quot; /&gt;&quot;&amp;CHAR(10)&amp;CHAR(9)&amp;&quot;&lt;img itemprop=&quot;&quot;contentUrl&quot;&quot; src=&quot;&quot;&quot;&amp;[.$B$1]&amp;[.B9]&amp;&quot;.jpg&quot;&amp;&quot;&quot;&quot; title=&quot;&quot;&quot;&amp;[.F9]&amp;&quot;&quot;&quot; alt=&quot;&quot;&quot;&amp;[.E9]&amp;&quot;&quot;&quot; width=&quot;&quot;&quot;&amp;[.C9]&amp;&quot;&quot;&quot; height=&quot;&quot;&quot;&amp;[.D9]&amp;&quot;&quot;&quot;/&gt;&quot;&amp;CHAR(10)&amp;CHAR(9)&amp;&quot;&lt;figcaption itemprop=&quot;&quot;description creditText&quot;&quot;&gt;&quot;&amp;[.G9]&amp;&quot;&lt;/figcaption&gt;&quot;&amp;CHAR(10)&amp;&quot;&lt;/figure&gt;&quot;" table:style-name="ce1">
            <text:p>&lt;figure itemscope itemtype="https://schema.org/ImageObject"&gt;</text:p>
            <text:p><text:tab/>&lt;meta itemprop="name" content="Река Ельбузда на карте Российской империи 1877 г." /&gt;</text:p>
            <text:p><text:tab/>&lt;img itemprop="contentUrl" src="/img/toponymy/northernmost-rivers-of-the-Krasnodar-region-p2/Elbuzda-River-on-the-map-of-the-Russian-Empire-from-1877.jpg" title="Река Ельбузда на карте Российской империи 1877 г." alt="Река Ельбузда на карте Российской империи 1877 г." width="600" height="345"/&gt;</text:p>
            <text:p><text:tab/>&lt;figcaption itemprop="description creditText"&gt;Река Ельбузда на карте Российской империи 1877 г., сейчас обозначается как Эльбузд&lt;/figcaption&gt;</text:p>
            <text:p>&lt;/figure&gt;</text:p>
          </table:table-cell>
          <table:table-cell office:value-type="string" office:string-value="&lt;figure itemscope itemtype=&quot;https://schema.org/ImageObject&quot;&gt;&#10; &lt;meta itemprop=&quot;name&quot; content=&quot;Река Ельбузда на карте Российской империи 1877 г.&quot; /&gt;&#10; &lt;a href=&quot;/img/toponymy/northernmost-rivers-of-the-Krasnodar-region-p2/Elbuzda-River-on-the-map-of-the-Russian-Empire-from-1877-b.jpg&quot; title=&quot;Река Ельбузда на карте Российской империи 1877 г.&quot;&gt;&lt;img  itemprop=&quot;contentUrl&quot; src=&quot;/img/toponymy/northernmost-rivers-of-the-Krasnodar-region-p2/Elbuzda-River-on-the-map-of-the-Russian-Empire-from-1877.jpg&quot; alt=&quot;Река Ельбузда на карте Российской империи 1877 г.&quot; width=&quot;600&quot; height=&quot;345&quot;/&gt;&lt;/a&gt;&#10; &lt;figcaption itemprop=&quot;description creditText&quot;&gt;Река Ельбузда на карте Российской империи 1877 г., сейчас обозначается как Эльбузд&lt;/figcaption&gt;&#10;&lt;/figure&gt;" table:formula="of:=&quot;&lt;figure itemscope itemtype=&quot;&quot;https://schema.org/ImageObject&quot;&quot;&gt;&quot;&amp;CHAR(10)&amp;CHAR(9)&amp;&quot;&lt;meta itemprop=&quot;&quot;name&quot;&quot; content=&quot;&quot;&quot;&amp;[.E9]&amp;&quot;&quot;&quot; /&gt;&quot;&amp;CHAR(10)&amp;CHAR(9)&amp;&quot;&lt;a href=&quot;&quot;&quot;&amp;[.$B$1]&amp;[.B9]&amp;&quot;-b.jpg&quot;&amp;&quot;&quot;&quot; title=&quot;&quot;&quot;&amp;[.F9]&amp;&quot;&quot;&quot;&gt;&lt;img  itemprop=&quot;&quot;contentUrl&quot;&quot; src=&quot;&quot;&quot;&amp;[.$B$1]&amp;[.B9]&amp;&quot;.jpg&quot;&amp;&quot;&quot;&quot; alt=&quot;&quot;&quot;&amp;[.E9]&amp;&quot;&quot;&quot; width=&quot;&quot;&quot;&amp;[.C9]&amp;&quot;&quot;&quot; height=&quot;&quot;&quot;&amp;[.D9]&amp;&quot;&quot;&quot;/&gt;&lt;/a&gt;&quot;&amp;CHAR(10)&amp;CHAR(9)&amp;&quot;&lt;figcaption itemprop=&quot;&quot;description creditText&quot;&quot;&gt;&quot;&amp;[.G9]&amp;&quot;&lt;/figcaption&gt;&quot;&amp;CHAR(10)&amp;&quot;&lt;/figure&gt;&quot;" table:style-name="ce1">
            <text:p>&lt;figure itemscope itemtype="https://schema.org/ImageObject"&gt;</text:p>
            <text:p><text:tab/>&lt;meta itemprop="name" content="Река Ельбузда на карте Российской империи 1877 г." /&gt;</text:p>
            <text:p><text:tab/>&lt;a href="/img/toponymy/northernmost-rivers-of-the-Krasnodar-region-p2/Elbuzda-River-on-the-map-of-the-Russian-Empire-from-1877-b.jpg" title="Река Ельбузда на карте Российской империи 1877 г."&gt;&lt;img <text:s/>itemprop="contentUrl" src="/img/toponymy/northernmost-rivers-of-the-Krasnodar-region-p2/Elbuzda-River-on-the-map-of-the-Russian-Empire-from-1877.jpg" alt="Река Ельбузда на карте Российской империи 1877 г." width="600" height="345"/&gt;&lt;/a&gt;</text:p>
            <text:p><text:tab/>&lt;figcaption itemprop="description creditText"&gt;Река Ельбузда на карте Российской империи 1877 г., сейчас обозначается как Эльбузд&lt;/figcaption&gt;</text:p>
            <text:p>&lt;/figure&gt;</text:p>
          </table:table-cell>
          <table:table-cell table:number-columns-repeated="16373"/>
        </table:table-row>
        <table:table-row table:style-name="ro1">
          <table:table-cell office:value-type="float" office:value="22" table:style-name="ce1">
            <text:p>22</text:p>
          </table:table-cell>
          <table:table-cell office:value-type="string" table:style-name="ce1">
            <text:p>Fragment-of-a-map-from-1930-where-the-village-of-Zhemtala-is-indicated</text:p>
          </table:table-cell>
          <table:table-cell office:value-type="float" office:value="600" table:style-name="ce1">
            <text:p>600</text:p>
          </table:table-cell>
          <table:table-cell office:value-type="float" office:value="345" table:style-name="ce1">
            <text:p>345</text:p>
          </table:table-cell>
          <table:table-cell office:value-type="string" table:style-name="ce1">
            <text:p>Фрагмент карты 1930 г., где значится селение Жемтала</text:p>
          </table:table-cell>
          <table:table-cell office:value-type="string" table:style-name="ce1">
            <text:p>Фрагмент карты 1930 г., где значится селение Жемтала</text:p>
          </table:table-cell>
          <table:table-cell office:value-type="string" table:style-name="ce1">
            <text:p>Фрагмент карты ~1930 г., где значится селение Жемтала и гора Эльбуздуко</text:p>
          </table:table-cell>
          <table:table-cell office:value-type="string" office:string-value="&lt;figure&gt;&#10; &lt;img src=&quot;/img/toponymy/northernmost-rivers-of-the-Krasnodar-region-p2/Fragment-of-a-map-from-1930-where-the-village-of-Zhemtala-is-indicated.jpg&quot; title=&quot;Фрагмент карты 1930 г., где значится селение Жемтала&quot; alt=&quot;Фрагмент карты 1930 г., где значится селение Жемтала&quot; width=&quot;600&quot; height=&quot;345&quot;/&gt;&#10; &lt;figcaption&gt;Фрагмент карты ~1930 г., где значится селение Жемтала и гора Эльбуздуко&lt;/figcaption&gt;&#10;&lt;/figure&gt;" table:formula="of:=&quot;&lt;figure&gt;&quot;&amp;CHAR(10)&amp;CHAR(9)&amp;&quot;&lt;img src=&quot;&quot;&quot;&amp;[.$B$1]&amp;[.B10]&amp;&quot;.jpg&quot;&amp;&quot;&quot;&quot; title=&quot;&quot;&quot;&amp;[.F10]&amp;&quot;&quot;&quot; alt=&quot;&quot;&quot;&amp;[.E10]&amp;&quot;&quot;&quot; width=&quot;&quot;&quot;&amp;[.C10]&amp;&quot;&quot;&quot; height=&quot;&quot;&quot;&amp;[.D10]&amp;&quot;&quot;&quot;/&gt;&quot;&amp;CHAR(10)&amp;CHAR(9)&amp;&quot;&lt;figcaption&gt;&quot;&amp;[.G10]&amp;&quot;&lt;/figcaption&gt;&quot;&amp;CHAR(10)&amp;&quot;&lt;/figure&gt;&quot;" table:style-name="ce2">
            <text:p>&lt;figure&gt;</text:p>
            <text:p><text:tab/>&lt;img src="/img/toponymy/northernmost-rivers-of-the-Krasnodar-region-p2/Fragment-of-a-map-from-1930-where-the-village-of-Zhemtala-is-indicated.jpg" title="Фрагмент карты 1930 г., где значится селение Жемтала" alt="Фрагмент карты 1930 г., где значится селение Жемтала" width="600" height="345"/&gt;</text:p>
            <text:p><text:tab/>&lt;figcaption&gt;Фрагмент карты ~1930 г., где значится селение Жемтала и гора Эльбуздуко&lt;/figcaption&gt;</text:p>
            <text:p>&lt;/figure&gt;</text:p>
          </table:table-cell>
          <table:table-cell office:value-type="string" office:string-value="&lt;figure&gt;&#10; &lt;a href=&quot;/img/toponymy/northernmost-rivers-of-the-Krasnodar-region-p2/Fragment-of-a-map-from-1930-where-the-village-of-Zhemtala-is-indicated-b.jpg&quot; title=&quot;Фрагмент карты 1930 г., где значится селение Жемтала&quot;&gt;&lt;img src=&quot;/img/toponymy/northernmost-rivers-of-the-Krasnodar-region-p2/Fragment-of-a-map-from-1930-where-the-village-of-Zhemtala-is-indicated.jpg&quot; alt=&quot;Фрагмент карты 1930 г., где значится селение Жемтала&quot; width=&quot;600&quot; height=&quot;345&quot;/&gt;&lt;/a&gt;&#10; &lt;figcaption&gt;Фрагмент карты ~1930 г., где значится селение Жемтала и гора Эльбуздуко&lt;/figcaption&gt;&#10;&lt;/figure&gt;" table:formula="of:=&quot;&lt;figure&gt;&quot;&amp;CHAR(10)&amp;CHAR(9)&amp;&quot;&lt;a href=&quot;&quot;&quot;&amp;[.$B$1]&amp;[.B10]&amp;&quot;-b.jpg&quot;&amp;&quot;&quot;&quot; title=&quot;&quot;&quot;&amp;[.F10]&amp;&quot;&quot;&quot;&gt;&lt;img src=&quot;&quot;&quot;&amp;[.$B$1]&amp;[.B10]&amp;&quot;.jpg&quot;&amp;&quot;&quot;&quot; alt=&quot;&quot;&quot;&amp;[.E10]&amp;&quot;&quot;&quot; width=&quot;&quot;&quot;&amp;[.C10]&amp;&quot;&quot;&quot; height=&quot;&quot;&quot;&amp;[.D10]&amp;&quot;&quot;&quot;/&gt;&lt;/a&gt;&quot;&amp;CHAR(10)&amp;CHAR(9)&amp;&quot;&lt;figcaption&gt;&quot;&amp;[.G10]&amp;&quot;&lt;/figcaption&gt;&quot;&amp;CHAR(10)&amp;&quot;&lt;/figure&gt;&quot;" table:style-name="ce1">
            <text:p>&lt;figure&gt;</text:p>
            <text:p><text:tab/>&lt;a href="/img/toponymy/northernmost-rivers-of-the-Krasnodar-region-p2/Fragment-of-a-map-from-1930-where-the-village-of-Zhemtala-is-indicated-b.jpg" title="Фрагмент карты 1930 г., где значится селение Жемтала"&gt;&lt;img src="/img/toponymy/northernmost-rivers-of-the-Krasnodar-region-p2/Fragment-of-a-map-from-1930-where-the-village-of-Zhemtala-is-indicated.jpg" alt="Фрагмент карты 1930 г., где значится селение Жемтала" width="600" height="345"/&gt;&lt;/a&gt;</text:p>
            <text:p><text:tab/>&lt;figcaption&gt;Фрагмент карты ~1930 г., где значится селение Жемтала и гора Эльбуздуко&lt;/figcaption&gt;</text:p>
            <text:p>&lt;/figure&gt;</text:p>
          </table:table-cell>
          <table:table-cell office:value-type="string" office:string-value="&lt;figure itemscope itemtype=&quot;https://schema.org/ImageObject&quot;&gt;&#10; &lt;meta itemprop=&quot;name&quot; content=&quot;Фрагмент карты 1930 г., где значится селение Жемтала&quot; /&gt;&#10; &lt;img itemprop=&quot;contentUrl&quot; src=&quot;/img/toponymy/northernmost-rivers-of-the-Krasnodar-region-p2/Fragment-of-a-map-from-1930-where-the-village-of-Zhemtala-is-indicated.jpg&quot; title=&quot;Фрагмент карты 1930 г., где значится селение Жемтала&quot; alt=&quot;Фрагмент карты 1930 г., где значится селение Жемтала&quot; width=&quot;600&quot; height=&quot;345&quot;/&gt;&#10; &lt;figcaption itemprop=&quot;description creditText&quot;&gt;Фрагмент карты ~1930 г., где значится селение Жемтала и гора Эльбуздуко&lt;/figcaption&gt;&#10;&lt;/figure&gt;" table:formula="of:=&quot;&lt;figure itemscope itemtype=&quot;&quot;https://schema.org/ImageObject&quot;&quot;&gt;&quot;&amp;CHAR(10)&amp;CHAR(9)&amp;&quot;&lt;meta itemprop=&quot;&quot;name&quot;&quot; content=&quot;&quot;&quot;&amp;[.E10]&amp;&quot;&quot;&quot; /&gt;&quot;&amp;CHAR(10)&amp;CHAR(9)&amp;&quot;&lt;img itemprop=&quot;&quot;contentUrl&quot;&quot; src=&quot;&quot;&quot;&amp;[.$B$1]&amp;[.B10]&amp;&quot;.jpg&quot;&amp;&quot;&quot;&quot; title=&quot;&quot;&quot;&amp;[.F10]&amp;&quot;&quot;&quot; alt=&quot;&quot;&quot;&amp;[.E10]&amp;&quot;&quot;&quot; width=&quot;&quot;&quot;&amp;[.C10]&amp;&quot;&quot;&quot; height=&quot;&quot;&quot;&amp;[.D10]&amp;&quot;&quot;&quot;/&gt;&quot;&amp;CHAR(10)&amp;CHAR(9)&amp;&quot;&lt;figcaption itemprop=&quot;&quot;description creditText&quot;&quot;&gt;&quot;&amp;[.G10]&amp;&quot;&lt;/figcaption&gt;&quot;&amp;CHAR(10)&amp;&quot;&lt;/figure&gt;&quot;" table:style-name="ce1">
            <text:p>&lt;figure itemscope itemtype="https://schema.org/ImageObject"&gt;</text:p>
            <text:p><text:tab/>&lt;meta itemprop="name" content="Фрагмент карты 1930 г., где значится селение Жемтала" /&gt;</text:p>
            <text:p><text:tab/>&lt;img itemprop="contentUrl" src="/img/toponymy/northernmost-rivers-of-the-Krasnodar-region-p2/Fragment-of-a-map-from-1930-where-the-village-of-Zhemtala-is-indicated.jpg" title="Фрагмент карты 1930 г., где значится селение Жемтала" alt="Фрагмент карты 1930 г., где значится селение Жемтала" width="600" height="345"/&gt;</text:p>
            <text:p><text:tab/>&lt;figcaption itemprop="description creditText"&gt;Фрагмент карты ~1930 г., где значится селение Жемтала и гора Эльбуздуко&lt;/figcaption&gt;</text:p>
            <text:p>&lt;/figure&gt;</text:p>
          </table:table-cell>
          <table:table-cell office:value-type="string" office:string-value="&lt;figure itemscope itemtype=&quot;https://schema.org/ImageObject&quot;&gt;&#10; &lt;meta itemprop=&quot;name&quot; content=&quot;Фрагмент карты 1930 г., где значится селение Жемтала&quot; /&gt;&#10; &lt;a href=&quot;/img/toponymy/northernmost-rivers-of-the-Krasnodar-region-p2/Fragment-of-a-map-from-1930-where-the-village-of-Zhemtala-is-indicated-b.jpg&quot; title=&quot;Фрагмент карты 1930 г., где значится селение Жемтала&quot;&gt;&lt;img  itemprop=&quot;contentUrl&quot; src=&quot;/img/toponymy/northernmost-rivers-of-the-Krasnodar-region-p2/Fragment-of-a-map-from-1930-where-the-village-of-Zhemtala-is-indicated.jpg&quot; alt=&quot;Фрагмент карты 1930 г., где значится селение Жемтала&quot; width=&quot;600&quot; height=&quot;345&quot;/&gt;&lt;/a&gt;&#10; &lt;figcaption itemprop=&quot;description creditText&quot;&gt;Фрагмент карты ~1930 г., где значится селение Жемтала и гора Эльбуздуко&lt;/figcaption&gt;&#10;&lt;/figure&gt;" table:formula="of:=&quot;&lt;figure itemscope itemtype=&quot;&quot;https://schema.org/ImageObject&quot;&quot;&gt;&quot;&amp;CHAR(10)&amp;CHAR(9)&amp;&quot;&lt;meta itemprop=&quot;&quot;name&quot;&quot; content=&quot;&quot;&quot;&amp;[.E10]&amp;&quot;&quot;&quot; /&gt;&quot;&amp;CHAR(10)&amp;CHAR(9)&amp;&quot;&lt;a href=&quot;&quot;&quot;&amp;[.$B$1]&amp;[.B10]&amp;&quot;-b.jpg&quot;&amp;&quot;&quot;&quot; title=&quot;&quot;&quot;&amp;[.F10]&amp;&quot;&quot;&quot;&gt;&lt;img  itemprop=&quot;&quot;contentUrl&quot;&quot; src=&quot;&quot;&quot;&amp;[.$B$1]&amp;[.B10]&amp;&quot;.jpg&quot;&amp;&quot;&quot;&quot; alt=&quot;&quot;&quot;&amp;[.E10]&amp;&quot;&quot;&quot; width=&quot;&quot;&quot;&amp;[.C10]&amp;&quot;&quot;&quot; height=&quot;&quot;&quot;&amp;[.D10]&amp;&quot;&quot;&quot;/&gt;&lt;/a&gt;&quot;&amp;CHAR(10)&amp;CHAR(9)&amp;&quot;&lt;figcaption itemprop=&quot;&quot;description creditText&quot;&quot;&gt;&quot;&amp;[.G10]&amp;&quot;&lt;/figcaption&gt;&quot;&amp;CHAR(10)&amp;&quot;&lt;/figure&gt;&quot;" table:style-name="ce1">
            <text:p>&lt;figure itemscope itemtype="https://schema.org/ImageObject"&gt;</text:p>
            <text:p><text:tab/>&lt;meta itemprop="name" content="Фрагмент карты 1930 г., где значится селение Жемтала" /&gt;</text:p>
            <text:p><text:tab/>&lt;a href="/img/toponymy/northernmost-rivers-of-the-Krasnodar-region-p2/Fragment-of-a-map-from-1930-where-the-village-of-Zhemtala-is-indicated-b.jpg" title="Фрагмент карты 1930 г., где значится селение Жемтала"&gt;&lt;img <text:s/>itemprop="contentUrl" src="/img/toponymy/northernmost-rivers-of-the-Krasnodar-region-p2/Fragment-of-a-map-from-1930-where-the-village-of-Zhemtala-is-indicated.jpg" alt="Фрагмент карты 1930 г., где значится селение Жемтала" width="600" height="345"/&gt;&lt;/a&gt;</text:p>
            <text:p><text:tab/>&lt;figcaption itemprop="description creditText"&gt;Фрагмент карты ~1930 г., где значится селение Жемтала и гора Эльбуздуко&lt;/figcaption&gt;</text:p>
            <text:p>&lt;/figure&gt;</text:p>
          </table:table-cell>
          <table:table-cell table:number-columns-repeated="16373"/>
        </table:table-row>
        <table:table-row table:style-name="ro1">
          <table:table-cell office:value-type="float" office:value="23" table:style-name="ce1">
            <text:p>23</text:p>
          </table:table-cell>
          <table:table-cell office:value-type="string" table:style-name="ce1">
            <text:p>Fragment-of-a-map-from-1941-where-the-village-of-Zhemtala-is-indicated</text:p>
          </table:table-cell>
          <table:table-cell office:value-type="float" office:value="600" table:style-name="ce1">
            <text:p>600</text:p>
          </table:table-cell>
          <table:table-cell office:value-type="float" office:value="345" table:style-name="ce1">
            <text:p>345</text:p>
          </table:table-cell>
          <table:table-cell office:value-type="string" table:style-name="ce1">
            <text:p>Фрагмент карты 1941 г., где значится селение Жемтала</text:p>
          </table:table-cell>
          <table:table-cell office:value-type="string" table:style-name="ce1">
            <text:p>Фрагмент карты 1941 г., где значится селение Жемтала</text:p>
          </table:table-cell>
          <table:table-cell office:value-type="string" table:style-name="ce1">
            <text:p>Фрагмент карты 1941 г., где значится селение Жемтала и гора Эльбуздука</text:p>
          </table:table-cell>
          <table:table-cell office:value-type="string" office:string-value="&lt;figure&gt;&#10; &lt;img src=&quot;/img/toponymy/northernmost-rivers-of-the-Krasnodar-region-p2/Fragment-of-a-map-from-1941-where-the-village-of-Zhemtala-is-indicated.jpg&quot; title=&quot;Фрагмент карты 1941 г., где значится селение Жемтала&quot; alt=&quot;Фрагмент карты 1941 г., где значится селение Жемтала&quot; width=&quot;600&quot; height=&quot;345&quot;/&gt;&#10; &lt;figcaption&gt;Фрагмент карты 1941 г., где значится селение Жемтала и гора Эльбуздука&lt;/figcaption&gt;&#10;&lt;/figure&gt;" table:formula="of:=&quot;&lt;figure&gt;&quot;&amp;CHAR(10)&amp;CHAR(9)&amp;&quot;&lt;img src=&quot;&quot;&quot;&amp;[.$B$1]&amp;[.B11]&amp;&quot;.jpg&quot;&amp;&quot;&quot;&quot; title=&quot;&quot;&quot;&amp;[.F11]&amp;&quot;&quot;&quot; alt=&quot;&quot;&quot;&amp;[.E11]&amp;&quot;&quot;&quot; width=&quot;&quot;&quot;&amp;[.C11]&amp;&quot;&quot;&quot; height=&quot;&quot;&quot;&amp;[.D11]&amp;&quot;&quot;&quot;/&gt;&quot;&amp;CHAR(10)&amp;CHAR(9)&amp;&quot;&lt;figcaption&gt;&quot;&amp;[.G11]&amp;&quot;&lt;/figcaption&gt;&quot;&amp;CHAR(10)&amp;&quot;&lt;/figure&gt;&quot;" table:style-name="ce2">
            <text:p>&lt;figure&gt;</text:p>
            <text:p><text:tab/>&lt;img src="/img/toponymy/northernmost-rivers-of-the-Krasnodar-region-p2/Fragment-of-a-map-from-1941-where-the-village-of-Zhemtala-is-indicated.jpg" title="Фрагмент карты 1941 г., где значится селение Жемтала" alt="Фрагмент карты 1941 г., где значится селение Жемтала" width="600" height="345"/&gt;</text:p>
            <text:p><text:tab/>&lt;figcaption&gt;Фрагмент карты 1941 г., где значится селение Жемтала и гора Эльбуздука&lt;/figcaption&gt;</text:p>
            <text:p>&lt;/figure&gt;</text:p>
          </table:table-cell>
          <table:table-cell office:value-type="string" office:string-value="&lt;figure&gt;&#10; &lt;a href=&quot;/img/toponymy/northernmost-rivers-of-the-Krasnodar-region-p2/Fragment-of-a-map-from-1941-where-the-village-of-Zhemtala-is-indicated-b.jpg&quot; title=&quot;Фрагмент карты 1941 г., где значится селение Жемтала&quot;&gt;&lt;img src=&quot;/img/toponymy/northernmost-rivers-of-the-Krasnodar-region-p2/Fragment-of-a-map-from-1941-where-the-village-of-Zhemtala-is-indicated.jpg&quot; alt=&quot;Фрагмент карты 1941 г., где значится селение Жемтала&quot; width=&quot;600&quot; height=&quot;345&quot;/&gt;&lt;/a&gt;&#10; &lt;figcaption&gt;Фрагмент карты 1941 г., где значится селение Жемтала и гора Эльбуздука&lt;/figcaption&gt;&#10;&lt;/figure&gt;" table:formula="of:=&quot;&lt;figure&gt;&quot;&amp;CHAR(10)&amp;CHAR(9)&amp;&quot;&lt;a href=&quot;&quot;&quot;&amp;[.$B$1]&amp;[.B11]&amp;&quot;-b.jpg&quot;&amp;&quot;&quot;&quot; title=&quot;&quot;&quot;&amp;[.F11]&amp;&quot;&quot;&quot;&gt;&lt;img src=&quot;&quot;&quot;&amp;[.$B$1]&amp;[.B11]&amp;&quot;.jpg&quot;&amp;&quot;&quot;&quot; alt=&quot;&quot;&quot;&amp;[.E11]&amp;&quot;&quot;&quot; width=&quot;&quot;&quot;&amp;[.C11]&amp;&quot;&quot;&quot; height=&quot;&quot;&quot;&amp;[.D11]&amp;&quot;&quot;&quot;/&gt;&lt;/a&gt;&quot;&amp;CHAR(10)&amp;CHAR(9)&amp;&quot;&lt;figcaption&gt;&quot;&amp;[.G11]&amp;&quot;&lt;/figcaption&gt;&quot;&amp;CHAR(10)&amp;&quot;&lt;/figure&gt;&quot;" table:style-name="ce1">
            <text:p>&lt;figure&gt;</text:p>
            <text:p><text:tab/>&lt;a href="/img/toponymy/northernmost-rivers-of-the-Krasnodar-region-p2/Fragment-of-a-map-from-1941-where-the-village-of-Zhemtala-is-indicated-b.jpg" title="Фрагмент карты 1941 г., где значится селение Жемтала"&gt;&lt;img src="/img/toponymy/northernmost-rivers-of-the-Krasnodar-region-p2/Fragment-of-a-map-from-1941-where-the-village-of-Zhemtala-is-indicated.jpg" alt="Фрагмент карты 1941 г., где значится селение Жемтала" width="600" height="345"/&gt;&lt;/a&gt;</text:p>
            <text:p><text:tab/>&lt;figcaption&gt;Фрагмент карты 1941 г., где значится селение Жемтала и гора Эльбуздука&lt;/figcaption&gt;</text:p>
            <text:p>&lt;/figure&gt;</text:p>
          </table:table-cell>
          <table:table-cell office:value-type="string" office:string-value="&lt;figure itemscope itemtype=&quot;https://schema.org/ImageObject&quot;&gt;&#10; &lt;meta itemprop=&quot;name&quot; content=&quot;Фрагмент карты 1941 г., где значится селение Жемтала&quot; /&gt;&#10; &lt;img itemprop=&quot;contentUrl&quot; src=&quot;/img/toponymy/northernmost-rivers-of-the-Krasnodar-region-p2/Fragment-of-a-map-from-1941-where-the-village-of-Zhemtala-is-indicated.jpg&quot; title=&quot;Фрагмент карты 1941 г., где значится селение Жемтала&quot; alt=&quot;Фрагмент карты 1941 г., где значится селение Жемтала&quot; width=&quot;600&quot; height=&quot;345&quot;/&gt;&#10; &lt;figcaption itemprop=&quot;description creditText&quot;&gt;Фрагмент карты 1941 г., где значится селение Жемтала и гора Эльбуздука&lt;/figcaption&gt;&#10;&lt;/figure&gt;" table:formula="of:=&quot;&lt;figure itemscope itemtype=&quot;&quot;https://schema.org/ImageObject&quot;&quot;&gt;&quot;&amp;CHAR(10)&amp;CHAR(9)&amp;&quot;&lt;meta itemprop=&quot;&quot;name&quot;&quot; content=&quot;&quot;&quot;&amp;[.E11]&amp;&quot;&quot;&quot; /&gt;&quot;&amp;CHAR(10)&amp;CHAR(9)&amp;&quot;&lt;img itemprop=&quot;&quot;contentUrl&quot;&quot; src=&quot;&quot;&quot;&amp;[.$B$1]&amp;[.B11]&amp;&quot;.jpg&quot;&amp;&quot;&quot;&quot; title=&quot;&quot;&quot;&amp;[.F11]&amp;&quot;&quot;&quot; alt=&quot;&quot;&quot;&amp;[.E11]&amp;&quot;&quot;&quot; width=&quot;&quot;&quot;&amp;[.C11]&amp;&quot;&quot;&quot; height=&quot;&quot;&quot;&amp;[.D11]&amp;&quot;&quot;&quot;/&gt;&quot;&amp;CHAR(10)&amp;CHAR(9)&amp;&quot;&lt;figcaption itemprop=&quot;&quot;description creditText&quot;&quot;&gt;&quot;&amp;[.G11]&amp;&quot;&lt;/figcaption&gt;&quot;&amp;CHAR(10)&amp;&quot;&lt;/figure&gt;&quot;" table:style-name="ce1">
            <text:p>&lt;figure itemscope itemtype="https://schema.org/ImageObject"&gt;</text:p>
            <text:p><text:tab/>&lt;meta itemprop="name" content="Фрагмент карты 1941 г., где значится селение Жемтала" /&gt;</text:p>
            <text:p><text:tab/>&lt;img itemprop="contentUrl" src="/img/toponymy/northernmost-rivers-of-the-Krasnodar-region-p2/Fragment-of-a-map-from-1941-where-the-village-of-Zhemtala-is-indicated.jpg" title="Фрагмент карты 1941 г., где значится селение Жемтала" alt="Фрагмент карты 1941 г., где значится селение Жемтала" width="600" height="345"/&gt;</text:p>
            <text:p><text:tab/>&lt;figcaption itemprop="description creditText"&gt;Фрагмент карты 1941 г., где значится селение Жемтала и гора Эльбуздука&lt;/figcaption&gt;</text:p>
            <text:p>&lt;/figure&gt;</text:p>
          </table:table-cell>
          <table:table-cell office:value-type="string" office:string-value="&lt;figure itemscope itemtype=&quot;https://schema.org/ImageObject&quot;&gt;&#10; &lt;meta itemprop=&quot;name&quot; content=&quot;Фрагмент карты 1941 г., где значится селение Жемтала&quot; /&gt;&#10; &lt;a href=&quot;/img/toponymy/northernmost-rivers-of-the-Krasnodar-region-p2/Fragment-of-a-map-from-1941-where-the-village-of-Zhemtala-is-indicated-b.jpg&quot; title=&quot;Фрагмент карты 1941 г., где значится селение Жемтала&quot;&gt;&lt;img  itemprop=&quot;contentUrl&quot; src=&quot;/img/toponymy/northernmost-rivers-of-the-Krasnodar-region-p2/Fragment-of-a-map-from-1941-where-the-village-of-Zhemtala-is-indicated.jpg&quot; alt=&quot;Фрагмент карты 1941 г., где значится селение Жемтала&quot; width=&quot;600&quot; height=&quot;345&quot;/&gt;&lt;/a&gt;&#10; &lt;figcaption itemprop=&quot;description creditText&quot;&gt;Фрагмент карты 1941 г., где значится селение Жемтала и гора Эльбуздука&lt;/figcaption&gt;&#10;&lt;/figure&gt;" table:formula="of:=&quot;&lt;figure itemscope itemtype=&quot;&quot;https://schema.org/ImageObject&quot;&quot;&gt;&quot;&amp;CHAR(10)&amp;CHAR(9)&amp;&quot;&lt;meta itemprop=&quot;&quot;name&quot;&quot; content=&quot;&quot;&quot;&amp;[.E11]&amp;&quot;&quot;&quot; /&gt;&quot;&amp;CHAR(10)&amp;CHAR(9)&amp;&quot;&lt;a href=&quot;&quot;&quot;&amp;[.$B$1]&amp;[.B11]&amp;&quot;-b.jpg&quot;&amp;&quot;&quot;&quot; title=&quot;&quot;&quot;&amp;[.F11]&amp;&quot;&quot;&quot;&gt;&lt;img  itemprop=&quot;&quot;contentUrl&quot;&quot; src=&quot;&quot;&quot;&amp;[.$B$1]&amp;[.B11]&amp;&quot;.jpg&quot;&amp;&quot;&quot;&quot; alt=&quot;&quot;&quot;&amp;[.E11]&amp;&quot;&quot;&quot; width=&quot;&quot;&quot;&amp;[.C11]&amp;&quot;&quot;&quot; height=&quot;&quot;&quot;&amp;[.D11]&amp;&quot;&quot;&quot;/&gt;&lt;/a&gt;&quot;&amp;CHAR(10)&amp;CHAR(9)&amp;&quot;&lt;figcaption itemprop=&quot;&quot;description creditText&quot;&quot;&gt;&quot;&amp;[.G11]&amp;&quot;&lt;/figcaption&gt;&quot;&amp;CHAR(10)&amp;&quot;&lt;/figure&gt;&quot;" table:style-name="ce1">
            <text:p>&lt;figure itemscope itemtype="https://schema.org/ImageObject"&gt;</text:p>
            <text:p><text:tab/>&lt;meta itemprop="name" content="Фрагмент карты 1941 г., где значится селение Жемтала" /&gt;</text:p>
            <text:p><text:tab/>&lt;a href="/img/toponymy/northernmost-rivers-of-the-Krasnodar-region-p2/Fragment-of-a-map-from-1941-where-the-village-of-Zhemtala-is-indicated-b.jpg" title="Фрагмент карты 1941 г., где значится селение Жемтала"&gt;&lt;img <text:s/>itemprop="contentUrl" src="/img/toponymy/northernmost-rivers-of-the-Krasnodar-region-p2/Fragment-of-a-map-from-1941-where-the-village-of-Zhemtala-is-indicated.jpg" alt="Фрагмент карты 1941 г., где значится селение Жемтала" width="600" height="345"/&gt;&lt;/a&gt;</text:p>
            <text:p><text:tab/>&lt;figcaption itemprop="description creditText"&gt;Фрагмент карты 1941 г., где значится селение Жемтала и гора Эльбуздука&lt;/figcaption&gt;</text:p>
            <text:p>&lt;/figure&gt;</text:p>
          </table:table-cell>
          <table:table-cell table:number-columns-repeated="16373"/>
        </table:table-row>
        <table:table-row table:style-name="ro1">
          <table:table-cell office:value-type="float" office:value="24" table:style-name="ce1">
            <text:p>24</text:p>
          </table:table-cell>
          <table:table-cell office:value-type="string" table:style-name="ce1">
            <text:p>Fragment-of-a-modern-map-where-the-village-of-Zhemtala-is-indicated</text:p>
          </table:table-cell>
          <table:table-cell office:value-type="float" office:value="600" table:style-name="ce1">
            <text:p>600</text:p>
          </table:table-cell>
          <table:table-cell office:value-type="float" office:value="600" table:style-name="ce1">
            <text:p>600</text:p>
          </table:table-cell>
          <table:table-cell office:value-type="string" table:style-name="ce1">
            <text:p>Фрагмент современной карты, где значится село Жемтала</text:p>
          </table:table-cell>
          <table:table-cell office:value-type="string" table:style-name="ce1">
            <text:p>Фрагмент современной карты, где значится село Жемтала</text:p>
          </table:table-cell>
          <table:table-cell office:value-type="string" table:style-name="ce1">
            <text:p>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text:p>
          </table:table-cell>
          <table:table-cell office:value-type="string" office:string-value="&lt;figure&gt;&#10; &lt;img src=&quot;/img/toponymy/northernmost-rivers-of-the-Krasnodar-region-p2/Fragment-of-a-modern-map-where-the-village-of-Zhemtala-is-indicated.jpg&quot; title=&quot;Фрагмент современной карты, где значится село Жемтала&quot; alt=&quot;Фрагмент современной карты, где значится село Жемтала&quot; width=&quot;600&quot; height=&quot;600&quot;/&gt;&#10; &lt;figcaption&gt;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lt;/figcaption&gt;&#10;&lt;/figure&gt;" table:formula="of:=&quot;&lt;figure&gt;&quot;&amp;CHAR(10)&amp;CHAR(9)&amp;&quot;&lt;img src=&quot;&quot;&quot;&amp;[.$B$1]&amp;[.B12]&amp;&quot;.jpg&quot;&amp;&quot;&quot;&quot; title=&quot;&quot;&quot;&amp;[.F12]&amp;&quot;&quot;&quot; alt=&quot;&quot;&quot;&amp;[.E12]&amp;&quot;&quot;&quot; width=&quot;&quot;&quot;&amp;[.C12]&amp;&quot;&quot;&quot; height=&quot;&quot;&quot;&amp;[.D12]&amp;&quot;&quot;&quot;/&gt;&quot;&amp;CHAR(10)&amp;CHAR(9)&amp;&quot;&lt;figcaption&gt;&quot;&amp;[.G12]&amp;&quot;&lt;/figcaption&gt;&quot;&amp;CHAR(10)&amp;&quot;&lt;/figure&gt;&quot;" table:style-name="ce2">
            <text:p>&lt;figure&gt;</text:p>
            <text:p><text:tab/>&lt;img src="/img/toponymy/northernmost-rivers-of-the-Krasnodar-region-p2/Fragment-of-a-modern-map-where-the-village-of-Zhemtala-is-indicated.jpg" title="Фрагмент современной карты, где значится село Жемтала" alt="Фрагмент современной карты, где значится село Жемтала" width="600" height="600"/&gt;</text:p>
            <text:p><text:tab/>&lt;figcaption&gt;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lt;/figcaption&gt;</text:p>
            <text:p>&lt;/figure&gt;</text:p>
          </table:table-cell>
          <table:table-cell office:value-type="string" office:string-value="&lt;figure&gt;&#10; &lt;a href=&quot;/img/toponymy/northernmost-rivers-of-the-Krasnodar-region-p2/Fragment-of-a-modern-map-where-the-village-of-Zhemtala-is-indicated-b.jpg&quot; title=&quot;Фрагмент современной карты, где значится село Жемтала&quot;&gt;&lt;img src=&quot;/img/toponymy/northernmost-rivers-of-the-Krasnodar-region-p2/Fragment-of-a-modern-map-where-the-village-of-Zhemtala-is-indicated.jpg&quot; alt=&quot;Фрагмент современной карты, где значится село Жемтала&quot; width=&quot;600&quot; height=&quot;600&quot;/&gt;&lt;/a&gt;&#10; &lt;figcaption&gt;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lt;/figcaption&gt;&#10;&lt;/figure&gt;" table:formula="of:=&quot;&lt;figure&gt;&quot;&amp;CHAR(10)&amp;CHAR(9)&amp;&quot;&lt;a href=&quot;&quot;&quot;&amp;[.$B$1]&amp;[.B12]&amp;&quot;-b.jpg&quot;&amp;&quot;&quot;&quot; title=&quot;&quot;&quot;&amp;[.F12]&amp;&quot;&quot;&quot;&gt;&lt;img src=&quot;&quot;&quot;&amp;[.$B$1]&amp;[.B12]&amp;&quot;.jpg&quot;&amp;&quot;&quot;&quot; alt=&quot;&quot;&quot;&amp;[.E12]&amp;&quot;&quot;&quot; width=&quot;&quot;&quot;&amp;[.C12]&amp;&quot;&quot;&quot; height=&quot;&quot;&quot;&amp;[.D12]&amp;&quot;&quot;&quot;/&gt;&lt;/a&gt;&quot;&amp;CHAR(10)&amp;CHAR(9)&amp;&quot;&lt;figcaption&gt;&quot;&amp;[.G12]&amp;&quot;&lt;/figcaption&gt;&quot;&amp;CHAR(10)&amp;&quot;&lt;/figure&gt;&quot;" table:style-name="ce1">
            <text:p>&lt;figure&gt;</text:p>
            <text:p><text:tab/>&lt;a href="/img/toponymy/northernmost-rivers-of-the-Krasnodar-region-p2/Fragment-of-a-modern-map-where-the-village-of-Zhemtala-is-indicated-b.jpg" title="Фрагмент современной карты, где значится село Жемтала"&gt;&lt;img src="/img/toponymy/northernmost-rivers-of-the-Krasnodar-region-p2/Fragment-of-a-modern-map-where-the-village-of-Zhemtala-is-indicated.jpg" alt="Фрагмент современной карты, где значится село Жемтала" width="600" height="600"/&gt;&lt;/a&gt;</text:p>
            <text:p><text:tab/>&lt;figcaption&gt;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lt;/figcaption&gt;</text:p>
            <text:p>&lt;/figure&gt;</text:p>
          </table:table-cell>
          <table:table-cell office:value-type="string" office:string-value="&lt;figure itemscope itemtype=&quot;https://schema.org/ImageObject&quot;&gt;&#10; &lt;meta itemprop=&quot;name&quot; content=&quot;Фрагмент современной карты, где значится село Жемтала&quot; /&gt;&#10; &lt;img itemprop=&quot;contentUrl&quot; src=&quot;/img/toponymy/northernmost-rivers-of-the-Krasnodar-region-p2/Fragment-of-a-modern-map-where-the-village-of-Zhemtala-is-indicated.jpg&quot; title=&quot;Фрагмент современной карты, где значится село Жемтала&quot; alt=&quot;Фрагмент современной карты, где значится село Жемтала&quot; width=&quot;600&quot; height=&quot;600&quot;/&gt;&#10; &lt;figcaption itemprop=&quot;description creditText&quot;&gt;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lt;/figcaption&gt;&#10;&lt;/figure&gt;" table:formula="of:=&quot;&lt;figure itemscope itemtype=&quot;&quot;https://schema.org/ImageObject&quot;&quot;&gt;&quot;&amp;CHAR(10)&amp;CHAR(9)&amp;&quot;&lt;meta itemprop=&quot;&quot;name&quot;&quot; content=&quot;&quot;&quot;&amp;[.E12]&amp;&quot;&quot;&quot; /&gt;&quot;&amp;CHAR(10)&amp;CHAR(9)&amp;&quot;&lt;img itemprop=&quot;&quot;contentUrl&quot;&quot; src=&quot;&quot;&quot;&amp;[.$B$1]&amp;[.B12]&amp;&quot;.jpg&quot;&amp;&quot;&quot;&quot; title=&quot;&quot;&quot;&amp;[.F12]&amp;&quot;&quot;&quot; alt=&quot;&quot;&quot;&amp;[.E12]&amp;&quot;&quot;&quot; width=&quot;&quot;&quot;&amp;[.C12]&amp;&quot;&quot;&quot; height=&quot;&quot;&quot;&amp;[.D12]&amp;&quot;&quot;&quot;/&gt;&quot;&amp;CHAR(10)&amp;CHAR(9)&amp;&quot;&lt;figcaption itemprop=&quot;&quot;description creditText&quot;&quot;&gt;&quot;&amp;[.G12]&amp;&quot;&lt;/figcaption&gt;&quot;&amp;CHAR(10)&amp;&quot;&lt;/figure&gt;&quot;" table:style-name="ce1">
            <text:p>&lt;figure itemscope itemtype="https://schema.org/ImageObject"&gt;</text:p>
            <text:p><text:tab/>&lt;meta itemprop="name" content="Фрагмент современной карты, где значится село Жемтала" /&gt;</text:p>
            <text:p><text:tab/>&lt;img itemprop="contentUrl" src="/img/toponymy/northernmost-rivers-of-the-Krasnodar-region-p2/Fragment-of-a-modern-map-where-the-village-of-Zhemtala-is-indicated.jpg" title="Фрагмент современной карты, где значится село Жемтала" alt="Фрагмент современной карты, где значится село Жемтала" width="600" height="600"/&gt;</text:p>
            <text:p><text:tab/>&lt;figcaption itemprop="description creditText"&gt;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lt;/figcaption&gt;</text:p>
            <text:p>&lt;/figure&gt;</text:p>
          </table:table-cell>
          <table:table-cell office:value-type="string" office:string-value="&lt;figure itemscope itemtype=&quot;https://schema.org/ImageObject&quot;&gt;&#10; &lt;meta itemprop=&quot;name&quot; content=&quot;Фрагмент современной карты, где значится село Жемтала&quot; /&gt;&#10; &lt;a href=&quot;/img/toponymy/northernmost-rivers-of-the-Krasnodar-region-p2/Fragment-of-a-modern-map-where-the-village-of-Zhemtala-is-indicated-b.jpg&quot; title=&quot;Фрагмент современной карты, где значится село Жемтала&quot;&gt;&lt;img  itemprop=&quot;contentUrl&quot; src=&quot;/img/toponymy/northernmost-rivers-of-the-Krasnodar-region-p2/Fragment-of-a-modern-map-where-the-village-of-Zhemtala-is-indicated.jpg&quot; alt=&quot;Фрагмент современной карты, где значится село Жемтала&quot; width=&quot;600&quot; height=&quot;600&quot;/&gt;&lt;/a&gt;&#10; &lt;figcaption itemprop=&quot;description creditText&quot;&gt;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lt;/figcaption&gt;&#10;&lt;/figure&gt;" table:formula="of:=&quot;&lt;figure itemscope itemtype=&quot;&quot;https://schema.org/ImageObject&quot;&quot;&gt;&quot;&amp;CHAR(10)&amp;CHAR(9)&amp;&quot;&lt;meta itemprop=&quot;&quot;name&quot;&quot; content=&quot;&quot;&quot;&amp;[.E12]&amp;&quot;&quot;&quot; /&gt;&quot;&amp;CHAR(10)&amp;CHAR(9)&amp;&quot;&lt;a href=&quot;&quot;&quot;&amp;[.$B$1]&amp;[.B12]&amp;&quot;-b.jpg&quot;&amp;&quot;&quot;&quot; title=&quot;&quot;&quot;&amp;[.F12]&amp;&quot;&quot;&quot;&gt;&lt;img  itemprop=&quot;&quot;contentUrl&quot;&quot; src=&quot;&quot;&quot;&amp;[.$B$1]&amp;[.B12]&amp;&quot;.jpg&quot;&amp;&quot;&quot;&quot; alt=&quot;&quot;&quot;&amp;[.E12]&amp;&quot;&quot;&quot; width=&quot;&quot;&quot;&amp;[.C12]&amp;&quot;&quot;&quot; height=&quot;&quot;&quot;&amp;[.D12]&amp;&quot;&quot;&quot;/&gt;&lt;/a&gt;&quot;&amp;CHAR(10)&amp;CHAR(9)&amp;&quot;&lt;figcaption itemprop=&quot;&quot;description creditText&quot;&quot;&gt;&quot;&amp;[.G12]&amp;&quot;&lt;/figcaption&gt;&quot;&amp;CHAR(10)&amp;&quot;&lt;/figure&gt;&quot;" table:style-name="ce1">
            <text:p>&lt;figure itemscope itemtype="https://schema.org/ImageObject"&gt;</text:p>
            <text:p><text:tab/>&lt;meta itemprop="name" content="Фрагмент современной карты, где значится село Жемтала" /&gt;</text:p>
            <text:p><text:tab/>&lt;a href="/img/toponymy/northernmost-rivers-of-the-Krasnodar-region-p2/Fragment-of-a-modern-map-where-the-village-of-Zhemtala-is-indicated-b.jpg" title="Фрагмент современной карты, где значится село Жемтала"&gt;&lt;img <text:s/>itemprop="contentUrl" src="/img/toponymy/northernmost-rivers-of-the-Krasnodar-region-p2/Fragment-of-a-modern-map-where-the-village-of-Zhemtala-is-indicated.jpg" alt="Фрагмент современной карты, где значится село Жемтала" width="600" height="600"/&gt;&lt;/a&gt;</text:p>
            <text:p><text:tab/>&lt;figcaption itemprop="description creditText"&gt;Фрагмент современной карты, где значится село Жемтала. Гора Эльбуздука, расположенная у южной окраины села не подписана, но значится её абсолютная высота 864,3 м&lt;/figcaption&gt;</text:p>
            <text:p>&lt;/figure&gt;</text:p>
          </table:table-cell>
          <table:table-cell table:number-columns-repeated="16373"/>
        </table:table-row>
        <table:table-row table:number-rows-repeated="1048564" table:style-name="ro1">
          <table:table-cell table:number-columns-repeated="16384"/>
        </table:table-row>
      </table:table>
      <table:table table:name="125-дамхорс" table:style-name="ta1">
        <table:table-column table:style-name="co2" table:number-columns-repeated="10" table:default-cell-style-name="ce1"/>
        <table:table-column table:style-name="co3" table:number-columns-repeated="16374" table:default-cell-style-name="ce1"/>
        <table:table-row table:style-name="ro1">
          <table:table-cell table:style-name="ce1"/>
          <table:table-cell office:value-type="string" table:style-name="ce5">
            <text:p>/img/toponymy/damkhurts/</text:p>
          </table:table-cell>
          <table:table-cell table:number-columns-repeated="16382" table:style-name="ce1"/>
        </table:table-row>
        <table:table-row table:style-name="ro1">
          <table:table-cell table:style-name="ce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6" table:style-name="ce1"/>
        </table:table-row>
        <table:table-row table:style-name="ro1">
          <table:table-cell office:value-type="float" office:value="1" table:style-name="ce1">
            <text:p>1</text:p>
          </table:table-cell>
          <table:table-cell office:value-type="string" table:style-name="ce1">
            <text:p>Lake-Damkhors-Inpsi-formed-upper-reaches-Tsakhvoa-River</text:p>
          </table:table-cell>
          <table:table-cell office:value-type="float" office:value="840" table:style-name="ce1">
            <text:p>840</text:p>
          </table:table-cell>
          <table:table-cell office:value-type="float" office:value="560" table:style-name="ce1">
            <text:p>560</text:p>
          </table:table-cell>
          <table:table-cell office:value-type="string" table:style-name="ce1">
            <text:p>Озеро Дамхорс-Инпси, образовалось в верхнем течении реки Цахвоа</text:p>
          </table:table-cell>
          <table:table-cell office:value-type="string" table:style-name="ce1">
            <text:p>Озеро Дамхорс-Инпси, образовалось в верхнем течении реки Цахвоа. (https://sochi-mountain.ru/priroda/ozera/inpsi-damhors)</text:p>
          </table:table-cell>
          <table:table-cell office:value-type="string" office:string-value="&lt;figure&gt;&#10; &lt;img src=&quot;/img/toponymy/damkhurts/Lake-Damkhors-Inpsi-formed-upper-reaches-Tsakhvoa-River.jpg&quot; title=&quot;Озеро Дамхорс-Инпси, образовалось в верхнем течении реки Цахвоа&quot; alt=&quot;Озеро Дамхорс-Инпси, образовалось в верхнем течении реки Цахвоа&quot; width=&quot;840&quot; height=&quot;560&quot;/&gt;&#10; &lt;figcaption&gt;Озеро Дамхорс-Инпси, образовалось в верхнем течении реки Цахвоа. (https://sochi-mountain.ru/priroda/ozera/inpsi-damhors)&lt;/figcaption&gt;&#10;&lt;/figure&gt;" table:formula="of:=&quot;&lt;figure&gt;&quot;&amp;CHAR(10)&amp;CHAR(9)&amp;&quot;&lt;img src=&quot;&quot;&quot;&amp;[.$B$1]&amp;[.B3]&amp;&quot;.jpg&quot;&amp;&quot;&quot;&quot; title=&quot;&quot;&quot;&amp;[.E3]&amp;&quot;&quot;&quot; alt=&quot;&quot;&quot;&amp;[.E3]&amp;&quot;&quot;&quot; width=&quot;&quot;&quot;&amp;[.C3]&amp;&quot;&quot;&quot; height=&quot;&quot;&quot;&amp;[.D3]&amp;&quot;&quot;&quot;/&gt;&quot;&amp;CHAR(10)&amp;CHAR(9)&amp;&quot;&lt;figcaption&gt;&quot;&amp;[.F3]&amp;&quot;&lt;/figcaption&gt;&quot;&amp;CHAR(10)&amp;&quot;&lt;/figure&gt;&quot;" table:style-name="ce2">
            <text:p>&lt;figure&gt;</text:p>
            <text:p><text:tab/>&lt;img src="/img/toponymy/damkhurts/Lake-Damkhors-Inpsi-formed-upper-reaches-Tsakhvoa-River.jpg" title="Озеро Дамхорс-Инпси, образовалось в верхнем течении реки Цахвоа" alt="Озеро Дамхорс-Инпси, образовалось в верхнем течении реки Цахвоа" width="840" height="560"/&gt;</text:p>
            <text:p><text:tab/>&lt;figcaption&gt;Озеро Дамхорс-Инпси, образовалось в верхнем течении реки Цахвоа. (https://sochi-mountain.ru/priroda/ozera/inpsi-damhors)&lt;/figcaption&gt;</text:p>
            <text:p>&lt;/figure&gt;</text:p>
          </table:table-cell>
          <table:table-cell office:value-type="string" office:string-value="&lt;figure&gt;&#10; &lt;a href=&quot;/img/toponymy/damkhurts/Lake-Damkhors-Inpsi-formed-upper-reaches-Tsakhvoa-River-b.jpg&quot; title=&quot;Озеро Дамхорс-Инпси, образовалось в верхнем течении реки Цахвоа&quot;&gt;&lt;img src=&quot;/img/toponymy/damkhurts/Lake-Damkhors-Inpsi-formed-upper-reaches-Tsakhvoa-River.jpg&quot; alt=&quot;Озеро Дамхорс-Инпси, образовалось в верхнем течении реки Цахвоа&quot; width=&quot;840&quot; height=&quot;560&quot;/&gt;&lt;/a&gt;&#10; &lt;figcaption&gt;Озеро Дамхорс-Инпси, образовалось в верхнем течении реки Цахвоа. (https://sochi-mountain.ru/priroda/ozera/inpsi-damhors)&lt;/figcaption&gt;&#10;&lt;/figure&gt;" table:formula="of:=&quot;&lt;figure&gt;&quot;&amp;CHAR(10)&amp;CHAR(9)&amp;&quot;&lt;a href=&quot;&quot;&quot;&amp;[.$B$1]&amp;[.B3]&amp;&quot;-b.jpg&quot;&amp;&quot;&quot;&quot; title=&quot;&quot;&quot;&amp;[.E3]&amp;&quot;&quot;&quot;&gt;&lt;img src=&quot;&quot;&quot;&amp;[.$B$1]&amp;[.B3]&amp;&quot;.jpg&quot;&amp;&quot;&quot;&quot; alt=&quot;&quot;&quot;&amp;[.E3]&amp;&quot;&quot;&quot; width=&quot;&quot;&quot;&amp;[.C3]&amp;&quot;&quot;&quot; height=&quot;&quot;&quot;&amp;[.D3]&amp;&quot;&quot;&quot;/&gt;&lt;/a&gt;&quot;&amp;CHAR(10)&amp;CHAR(9)&amp;&quot;&lt;figcaption&gt;&quot;&amp;[.F3]&amp;&quot;&lt;/figcaption&gt;&quot;&amp;CHAR(10)&amp;&quot;&lt;/figure&gt;&quot;" table:style-name="ce1">
            <text:p>&lt;figure&gt;</text:p>
            <text:p><text:tab/>&lt;a href="/img/toponymy/damkhurts/Lake-Damkhors-Inpsi-formed-upper-reaches-Tsakhvoa-River-b.jpg" title="Озеро Дамхорс-Инпси, образовалось в верхнем течении реки Цахвоа"&gt;&lt;img src="/img/toponymy/damkhurts/Lake-Damkhors-Inpsi-formed-upper-reaches-Tsakhvoa-River.jpg" alt="Озеро Дамхорс-Инпси, образовалось в верхнем течении реки Цахвоа" width="840" height="560"/&gt;&lt;/a&gt;</text:p>
            <text:p><text:tab/>&lt;figcaption&gt;Озеро Дамхорс-Инпси, образовалось в верхнем течении реки Цахвоа. (https://sochi-mountain.ru/priroda/ozera/inpsi-damhors)&lt;/figcaption&gt;</text:p>
            <text:p>&lt;/figure&gt;</text:p>
          </table:table-cell>
          <table:table-cell office:value-type="string" office:string-value="&lt;figure itemscope itemtype=&quot;https://schema.org/ImageObject&quot;&gt;&#10; &lt;meta itemprop=&quot;name&quot; content=&quot;Озеро Дамхорс-Инпси, образовалось в верхнем течении реки Цахвоа&quot; /&gt;&#10; &lt;img itemprop=&quot;contentUrl&quot; src=&quot;/img/toponymy/damkhurts/Lake-Damkhors-Inpsi-formed-upper-reaches-Tsakhvoa-River.jpg&quot; title=&quot;Озеро Дамхорс-Инпси, образовалось в верхнем течении реки Цахвоа. (https://sochi-mountain.ru/priroda/ozera/inpsi-damhors)&quot; alt=&quot;Озеро Дамхорс-Инпси, образовалось в верхнем течении реки Цахвоа&quot; width=&quot;840&quot; height=&quot;560&quot;/&gt;&#10; &lt;figcaption itemprop=&quot;description creditText&quot;&gt;Озеро Дамхорс-Инпси, образовалось в верхнем течении реки Цахвоа&lt;/figcaption&gt;&#10;&lt;/figure&gt;" table:formula="of:=&quot;&lt;figure itemscope itemtype=&quot;&quot;https://schema.org/ImageObject&quot;&quot;&gt;&quot;&amp;CHAR(10)&amp;CHAR(9)&amp;&quot;&lt;meta itemprop=&quot;&quot;name&quot;&quot; content=&quot;&quot;&quot;&amp;[.E3]&amp;&quot;&quot;&quot; /&gt;&quot;&amp;CHAR(10)&amp;CHAR(9)&amp;&quot;&lt;img itemprop=&quot;&quot;contentUrl&quot;&quot; src=&quot;&quot;&quot;&amp;[.$B$1]&amp;[.B3]&amp;&quot;.jpg&quot;&amp;&quot;&quot;&quot; title=&quot;&quot;&quot;&amp;[.F3]&amp;&quot;&quot;&quot; alt=&quot;&quot;&quot;&amp;[.E3]&amp;&quot;&quot;&quot; width=&quot;&quot;&quot;&amp;[.C3]&amp;&quot;&quot;&quot; height=&quot;&quot;&quot;&amp;[.D3]&amp;&quot;&quot;&quot;/&gt;&quot;&amp;CHAR(10)&amp;CHAR(9)&amp;&quot;&lt;figcaption itemprop=&quot;&quot;description creditText&quot;&quot;&gt;&quot;&amp;[.E3]&amp;&quot;&lt;/figcaption&gt;&quot;&amp;CHAR(10)&amp;&quot;&lt;/figure&gt;&quot;" table:style-name="ce1">
            <text:p>&lt;figure itemscope itemtype="https://schema.org/ImageObject"&gt;</text:p>
            <text:p><text:tab/>&lt;meta itemprop="name" content="Озеро Дамхорс-Инпси, образовалось в верхнем течении реки Цахвоа" /&gt;</text:p>
            <text:p><text:tab/>&lt;img itemprop="contentUrl" src="/img/toponymy/damkhurts/Lake-Damkhors-Inpsi-formed-upper-reaches-Tsakhvoa-River.jpg" title="Озеро Дамхорс-Инпси, образовалось в верхнем течении реки Цахвоа. (https://sochi-mountain.ru/priroda/ozera/inpsi-damhors)" alt="Озеро Дамхорс-Инпси, образовалось в верхнем течении реки Цахвоа" width="840" height="560"/&gt;</text:p>
            <text:p><text:tab/>&lt;figcaption itemprop="description creditText"&gt;Озеро Дамхорс-Инпси, образовалось в верхнем течении реки Цахвоа&lt;/figcaption&gt;</text:p>
            <text:p>&lt;/figure&gt;</text:p>
          </table:table-cell>
          <table:table-cell office:value-type="string" office:string-value="&lt;figure itemscope itemtype=&quot;https://schema.org/ImageObject&quot;&gt;&#10; &lt;meta itemprop=&quot;name&quot; content=&quot;Озеро Дамхорс-Инпси, образовалось в верхнем течении реки Цахвоа&quot; /&gt;&#10; &lt;a href=&quot;/img/toponymy/damkhurts/Lake-Damkhors-Inpsi-formed-upper-reaches-Tsakhvoa-River-b.jpg&quot; title=&quot;Озеро Дамхорс-Инпси, образовалось в верхнем течении реки Цахвоа. (https://sochi-mountain.ru/priroda/ozera/inpsi-damhors)&quot;&gt;&lt;img  itemprop=&quot;contentUrl&quot; src=&quot;/img/toponymy/damkhurts/Lake-Damkhors-Inpsi-formed-upper-reaches-Tsakhvoa-River.jpg&quot; alt=&quot;Озеро Дамхорс-Инпси, образовалось в верхнем течении реки Цахвоа&quot; width=&quot;840&quot; height=&quot;560&quot;/&gt;&lt;/a&gt;&#10; &lt;figcaption itemprop=&quot;description creditText&quot;&gt;Озеро Дамхорс-Инпси, образовалось в верхнем течении реки Цахвоа&lt;/figcaption&gt;&#10;&lt;/figure&gt;" table:formula="of:=&quot;&lt;figure itemscope itemtype=&quot;&quot;https://schema.org/ImageObject&quot;&quot;&gt;&quot;&amp;CHAR(10)&amp;CHAR(9)&amp;&quot;&lt;meta itemprop=&quot;&quot;name&quot;&quot; content=&quot;&quot;&quot;&amp;[.E3]&amp;&quot;&quot;&quot; /&gt;&quot;&amp;CHAR(10)&amp;CHAR(9)&amp;&quot;&lt;a href=&quot;&quot;&quot;&amp;[.$B$1]&amp;[.B3]&amp;&quot;-b.jpg&quot;&amp;&quot;&quot;&quot; title=&quot;&quot;&quot;&amp;[.F3]&amp;&quot;&quot;&quot;&gt;&lt;img  itemprop=&quot;&quot;contentUrl&quot;&quot; src=&quot;&quot;&quot;&amp;[.$B$1]&amp;[.B3]&amp;&quot;.jpg&quot;&amp;&quot;&quot;&quot; alt=&quot;&quot;&quot;&amp;[.E3]&amp;&quot;&quot;&quot; width=&quot;&quot;&quot;&amp;[.C3]&amp;&quot;&quot;&quot; height=&quot;&quot;&quot;&amp;[.D3]&amp;&quot;&quot;&quot;/&gt;&lt;/a&gt;&quot;&amp;CHAR(10)&amp;CHAR(9)&amp;&quot;&lt;figcaption itemprop=&quot;&quot;description creditText&quot;&quot;&gt;&quot;&amp;[.E3]&amp;&quot;&lt;/figcaption&gt;&quot;&amp;CHAR(10)&amp;&quot;&lt;/figure&gt;&quot;" table:style-name="ce1">
            <text:p>&lt;figure itemscope itemtype="https://schema.org/ImageObject"&gt;</text:p>
            <text:p><text:tab/>&lt;meta itemprop="name" content="Озеро Дамхорс-Инпси, образовалось в верхнем течении реки Цахвоа" /&gt;</text:p>
            <text:p><text:tab/>&lt;a href="/img/toponymy/damkhurts/Lake-Damkhors-Inpsi-formed-upper-reaches-Tsakhvoa-River-b.jpg" title="Озеро Дамхорс-Инпси, образовалось в верхнем течении реки Цахвоа. (https://sochi-mountain.ru/priroda/ozera/inpsi-damhors)"&gt;&lt;img <text:s/>itemprop="contentUrl" src="/img/toponymy/damkhurts/Lake-Damkhors-Inpsi-formed-upper-reaches-Tsakhvoa-River.jpg" alt="Озеро Дамхорс-Инпси, образовалось в верхнем течении реки Цахвоа" width="840" height="560"/&gt;&lt;/a&gt;</text:p>
            <text:p><text:tab/>&lt;figcaption itemprop="description creditText"&gt;Озеро Дамхорс-Инпси, образовалось в верхнем течении реки Цахвоа&lt;/figcaption&gt;</text:p>
            <text:p>&lt;/figure&gt;</text:p>
          </table:table-cell>
          <table:table-cell table:number-columns-repeated="16374"/>
        </table:table-row>
        <table:table-row table:style-name="ro1">
          <table:table-cell office:value-type="float" office:value="2" table:style-name="ce1">
            <text:p>2</text:p>
          </table:table-cell>
          <table:table-cell office:value-type="string" table:style-name="ce1">
            <text:p>Modern-map-where-Lake-Damkhors-Inpsi-and-Tsakhvoa-River-indicated</text:p>
          </table:table-cell>
          <table:table-cell office:value-type="float" office:value="600" table:style-name="ce1">
            <text:p>600</text:p>
          </table:table-cell>
          <table:table-cell office:value-type="float" office:value="500" table:style-name="ce1">
            <text:p>500</text:p>
          </table:table-cell>
          <table:table-cell office:value-type="string" table:style-name="ce1">
            <text:p>Современной карта, где значится озеро Дамхорс (Инпси) и река Цахвоа</text:p>
          </table:table-cell>
          <table:table-cell office:value-type="string" table:style-name="ce1">
            <text:p>Фрагмент современной карты, где значится озеро Дамхорс (Инпси) и река Цахвоа</text:p>
          </table:table-cell>
          <table:table-cell office:value-type="string" office:string-value="&lt;figure&gt;&#10; &lt;img src=&quot;/img/toponymy/damkhurts/Modern-map-where-Lake-Damkhors-Inpsi-and-Tsakhvoa-River-indicated.jpg&quot; title=&quot;Современной карта, где значится озеро Дамхорс (Инпси) и река Цахвоа&quot; alt=&quot;Современной карта, где значится озеро Дамхорс (Инпси) и река Цахвоа&quot; width=&quot;600&quot; height=&quot;500&quot;/&gt;&#10; &lt;figcaption&gt;Фрагмент современной карты, где значится озеро Дамхорс (Инпси) и река Цахвоа&lt;/figcaption&gt;&#10;&lt;/figure&gt;" table:formula="of:=&quot;&lt;figure&gt;&quot;&amp;CHAR(10)&amp;CHAR(9)&amp;&quot;&lt;img src=&quot;&quot;&quot;&amp;[.$B$1]&amp;[.B4]&amp;&quot;.jpg&quot;&amp;&quot;&quot;&quot; title=&quot;&quot;&quot;&amp;[.E4]&amp;&quot;&quot;&quot; alt=&quot;&quot;&quot;&amp;[.E4]&amp;&quot;&quot;&quot; width=&quot;&quot;&quot;&amp;[.C4]&amp;&quot;&quot;&quot; height=&quot;&quot;&quot;&amp;[.D4]&amp;&quot;&quot;&quot;/&gt;&quot;&amp;CHAR(10)&amp;CHAR(9)&amp;&quot;&lt;figcaption&gt;&quot;&amp;[.F4]&amp;&quot;&lt;/figcaption&gt;&quot;&amp;CHAR(10)&amp;&quot;&lt;/figure&gt;&quot;" table:style-name="ce2">
            <text:p>&lt;figure&gt;</text:p>
            <text:p><text:tab/>&lt;img src="/img/toponymy/damkhurts/Modern-map-where-Lake-Damkhors-Inpsi-and-Tsakhvoa-River-indicated.jpg" title="Современной карта, где значится озеро Дамхорс (Инпси) и река Цахвоа" alt="Современной карта, где значится озеро Дамхорс (Инпси) и река Цахвоа" width="600" height="500"/&gt;</text:p>
            <text:p><text:tab/>&lt;figcaption&gt;Фрагмент современной карты, где значится озеро Дамхорс (Инпси) и река Цахвоа&lt;/figcaption&gt;</text:p>
            <text:p>&lt;/figure&gt;</text:p>
          </table:table-cell>
          <table:table-cell office:value-type="string" office:string-value="&lt;figure&gt;&#10; &lt;a href=&quot;/img/toponymy/damkhurts/Modern-map-where-Lake-Damkhors-Inpsi-and-Tsakhvoa-River-indicated-b.jpg&quot; title=&quot;Современной карта, где значится озеро Дамхорс (Инпси) и река Цахвоа&quot;&gt;&lt;img src=&quot;/img/toponymy/damkhurts/Modern-map-where-Lake-Damkhors-Inpsi-and-Tsakhvoa-River-indicated.jpg&quot; alt=&quot;Современной карта, где значится озеро Дамхорс (Инпси) и река Цахвоа&quot; width=&quot;600&quot; height=&quot;500&quot;/&gt;&lt;/a&gt;&#10; &lt;figcaption&gt;Фрагмент современной карты, где значится озеро Дамхорс (Инпси) и река Цахвоа&lt;/figcaption&gt;&#10;&lt;/figure&gt;" table:formula="of:=&quot;&lt;figure&gt;&quot;&amp;CHAR(10)&amp;CHAR(9)&amp;&quot;&lt;a href=&quot;&quot;&quot;&amp;[.$B$1]&amp;[.B4]&amp;&quot;-b.jpg&quot;&amp;&quot;&quot;&quot; title=&quot;&quot;&quot;&amp;[.E4]&amp;&quot;&quot;&quot;&gt;&lt;img src=&quot;&quot;&quot;&amp;[.$B$1]&amp;[.B4]&amp;&quot;.jpg&quot;&amp;&quot;&quot;&quot; alt=&quot;&quot;&quot;&amp;[.E4]&amp;&quot;&quot;&quot; width=&quot;&quot;&quot;&amp;[.C4]&amp;&quot;&quot;&quot; height=&quot;&quot;&quot;&amp;[.D4]&amp;&quot;&quot;&quot;/&gt;&lt;/a&gt;&quot;&amp;CHAR(10)&amp;CHAR(9)&amp;&quot;&lt;figcaption&gt;&quot;&amp;[.F4]&amp;&quot;&lt;/figcaption&gt;&quot;&amp;CHAR(10)&amp;&quot;&lt;/figure&gt;&quot;" table:style-name="ce1">
            <text:p>&lt;figure&gt;</text:p>
            <text:p><text:tab/>&lt;a href="/img/toponymy/damkhurts/Modern-map-where-Lake-Damkhors-Inpsi-and-Tsakhvoa-River-indicated-b.jpg" title="Современной карта, где значится озеро Дамхорс (Инпси) и река Цахвоа"&gt;&lt;img src="/img/toponymy/damkhurts/Modern-map-where-Lake-Damkhors-Inpsi-and-Tsakhvoa-River-indicated.jpg" alt="Современной карта, где значится озеро Дамхорс (Инпси) и река Цахвоа" width="600" height="500"/&gt;&lt;/a&gt;</text:p>
            <text:p><text:tab/>&lt;figcaption&gt;Фрагмент современной карты, где значится озеро Дамхорс (Инпси) и река Цахвоа&lt;/figcaption&gt;</text:p>
            <text:p>&lt;/figure&gt;</text:p>
          </table:table-cell>
          <table:table-cell office:value-type="string" office:string-value="&lt;figure itemscope itemtype=&quot;https://schema.org/ImageObject&quot;&gt;&#10; &lt;meta itemprop=&quot;name&quot; content=&quot;Современной карта, где значится озеро Дамхорс (Инпси) и река Цахвоа&quot; /&gt;&#10; &lt;img itemprop=&quot;contentUrl&quot; src=&quot;/img/toponymy/damkhurts/Modern-map-where-Lake-Damkhors-Inpsi-and-Tsakhvoa-River-indicated.jpg&quot; title=&quot;Фрагмент современной карты, где значится озеро Дамхорс (Инпси) и река Цахвоа&quot; alt=&quot;Современной карта, где значится озеро Дамхорс (Инпси) и река Цахвоа&quot; width=&quot;600&quot; height=&quot;500&quot;/&gt;&#10; &lt;figcaption itemprop=&quot;description creditText&quot;&gt;Современной карта, где значится озеро Дамхорс (Инпси) и река Цахвоа&lt;/figcaption&gt;&#10;&lt;/figure&gt;" table:formula="of:=&quot;&lt;figure itemscope itemtype=&quot;&quot;https://schema.org/ImageObject&quot;&quot;&gt;&quot;&amp;CHAR(10)&amp;CHAR(9)&amp;&quot;&lt;meta itemprop=&quot;&quot;name&quot;&quot; content=&quot;&quot;&quot;&amp;[.E4]&amp;&quot;&quot;&quot; /&gt;&quot;&amp;CHAR(10)&amp;CHAR(9)&amp;&quot;&lt;img itemprop=&quot;&quot;contentUrl&quot;&quot; src=&quot;&quot;&quot;&amp;[.$B$1]&amp;[.B4]&amp;&quot;.jpg&quot;&amp;&quot;&quot;&quot; title=&quot;&quot;&quot;&amp;[.F4]&amp;&quot;&quot;&quot; alt=&quot;&quot;&quot;&amp;[.E4]&amp;&quot;&quot;&quot; width=&quot;&quot;&quot;&amp;[.C4]&amp;&quot;&quot;&quot; height=&quot;&quot;&quot;&amp;[.D4]&amp;&quot;&quot;&quot;/&gt;&quot;&amp;CHAR(10)&amp;CHAR(9)&amp;&quot;&lt;figcaption itemprop=&quot;&quot;description creditText&quot;&quot;&gt;&quot;&amp;[.E4]&amp;&quot;&lt;/figcaption&gt;&quot;&amp;CHAR(10)&amp;&quot;&lt;/figure&gt;&quot;" table:style-name="ce1">
            <text:p>&lt;figure itemscope itemtype="https://schema.org/ImageObject"&gt;</text:p>
            <text:p><text:tab/>&lt;meta itemprop="name" content="Современной карта, где значится озеро Дамхорс (Инпси) и река Цахвоа" /&gt;</text:p>
            <text:p><text:tab/>&lt;img itemprop="contentUrl" src="/img/toponymy/damkhurts/Modern-map-where-Lake-Damkhors-Inpsi-and-Tsakhvoa-River-indicated.jpg" title="Фрагмент современной карты, где значится озеро Дамхорс (Инпси) и река Цахвоа" alt="Современной карта, где значится озеро Дамхорс (Инпси) и река Цахвоа" width="600" height="500"/&gt;</text:p>
            <text:p><text:tab/>&lt;figcaption itemprop="description creditText"&gt;Современной карта, где значится озеро Дамхорс (Инпси) и река Цахвоа&lt;/figcaption&gt;</text:p>
            <text:p>&lt;/figure&gt;</text:p>
          </table:table-cell>
          <table:table-cell office:value-type="string" office:string-value="&lt;figure itemscope itemtype=&quot;https://schema.org/ImageObject&quot;&gt;&#10; &lt;meta itemprop=&quot;name&quot; content=&quot;Современной карта, где значится озеро Дамхорс (Инпси) и река Цахвоа&quot; /&gt;&#10; &lt;a href=&quot;/img/toponymy/damkhurts/Modern-map-where-Lake-Damkhors-Inpsi-and-Tsakhvoa-River-indicated-b.jpg&quot; title=&quot;Фрагмент современной карты, где значится озеро Дамхорс (Инпси) и река Цахвоа&quot;&gt;&lt;img  itemprop=&quot;contentUrl&quot; src=&quot;/img/toponymy/damkhurts/Modern-map-where-Lake-Damkhors-Inpsi-and-Tsakhvoa-River-indicated.jpg&quot; alt=&quot;Современной карта, где значится озеро Дамхорс (Инпси) и река Цахвоа&quot; width=&quot;600&quot; height=&quot;500&quot;/&gt;&lt;/a&gt;&#10; &lt;figcaption itemprop=&quot;description creditText&quot;&gt;Современной карта, где значится озеро Дамхорс (Инпси) и река Цахвоа&lt;/figcaption&gt;&#10;&lt;/figure&gt;" table:formula="of:=&quot;&lt;figure itemscope itemtype=&quot;&quot;https://schema.org/ImageObject&quot;&quot;&gt;&quot;&amp;CHAR(10)&amp;CHAR(9)&amp;&quot;&lt;meta itemprop=&quot;&quot;name&quot;&quot; content=&quot;&quot;&quot;&amp;[.E4]&amp;&quot;&quot;&quot; /&gt;&quot;&amp;CHAR(10)&amp;CHAR(9)&amp;&quot;&lt;a href=&quot;&quot;&quot;&amp;[.$B$1]&amp;[.B4]&amp;&quot;-b.jpg&quot;&amp;&quot;&quot;&quot; title=&quot;&quot;&quot;&amp;[.F4]&amp;&quot;&quot;&quot;&gt;&lt;img  itemprop=&quot;&quot;contentUrl&quot;&quot; src=&quot;&quot;&quot;&amp;[.$B$1]&amp;[.B4]&amp;&quot;.jpg&quot;&amp;&quot;&quot;&quot; alt=&quot;&quot;&quot;&amp;[.E4]&amp;&quot;&quot;&quot; width=&quot;&quot;&quot;&amp;[.C4]&amp;&quot;&quot;&quot; height=&quot;&quot;&quot;&amp;[.D4]&amp;&quot;&quot;&quot;/&gt;&lt;/a&gt;&quot;&amp;CHAR(10)&amp;CHAR(9)&amp;&quot;&lt;figcaption itemprop=&quot;&quot;description creditText&quot;&quot;&gt;&quot;&amp;[.E4]&amp;&quot;&lt;/figcaption&gt;&quot;&amp;CHAR(10)&amp;&quot;&lt;/figure&gt;&quot;" table:style-name="ce1">
            <text:p>&lt;figure itemscope itemtype="https://schema.org/ImageObject"&gt;</text:p>
            <text:p><text:tab/>&lt;meta itemprop="name" content="Современной карта, где значится озеро Дамхорс (Инпси) и река Цахвоа" /&gt;</text:p>
            <text:p><text:tab/>&lt;a href="/img/toponymy/damkhurts/Modern-map-where-Lake-Damkhors-Inpsi-and-Tsakhvoa-River-indicated-b.jpg" title="Фрагмент современной карты, где значится озеро Дамхорс (Инпси) и река Цахвоа"&gt;&lt;img <text:s/>itemprop="contentUrl" src="/img/toponymy/damkhurts/Modern-map-where-Lake-Damkhors-Inpsi-and-Tsakhvoa-River-indicated.jpg" alt="Современной карта, где значится озеро Дамхорс (Инпси) и река Цахвоа" width="600" height="500"/&gt;&lt;/a&gt;</text:p>
            <text:p><text:tab/>&lt;figcaption itemprop="description creditText"&gt;Современной карта, где значится озеро Дамхорс (Инпси) и река Цахвоа&lt;/figcaption&gt;</text:p>
            <text:p>&lt;/figure&gt;</text:p>
          </table:table-cell>
          <table:table-cell table:number-columns-repeated="16374"/>
        </table:table-row>
        <table:table-row table:style-name="ro1">
          <table:table-cell office:value-type="float" office:value="3" table:style-name="ce1">
            <text:p>3</text:p>
          </table:table-cell>
          <table:table-cell office:value-type="string" table:style-name="ce1">
            <text:p>Map-1999-Inpsi-stream-and-Mount-Inpsi-indicated</text:p>
          </table:table-cell>
          <table:table-cell office:value-type="float" office:value="600" table:style-name="ce1">
            <text:p>600</text:p>
          </table:table-cell>
          <table:table-cell office:value-type="float" office:value="500" table:style-name="ce1">
            <text:p>500</text:p>
          </table:table-cell>
          <table:table-cell office:value-type="string" table:style-name="ce1">
            <text:p>Карта 1999 г., обозначен ручей Инпси и гора Инпси</text:p>
          </table:table-cell>
          <table:table-cell office:value-type="string" table:style-name="ce1">
            <text:p>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text:p>
          </table:table-cell>
          <table:table-cell office:value-type="string" office:string-value="&lt;figure&gt;&#10; &lt;img src=&quot;/img/toponymy/damkhurts/Map-1999-Inpsi-stream-and-Mount-Inpsi-indicated.jpg&quot; title=&quot;Карта 1999 г., обозначен ручей Инпси и гора Инпси&quot; alt=&quot;Карта 1999 г., обозначен ручей Инпси и гора Инпси&quot; width=&quot;600&quot; height=&quot;500&quot;/&gt;&#10; &lt;figcaption&gt;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lt;/figcaption&gt;&#10;&lt;/figure&gt;" table:formula="of:=&quot;&lt;figure&gt;&quot;&amp;CHAR(10)&amp;CHAR(9)&amp;&quot;&lt;img src=&quot;&quot;&quot;&amp;[.$B$1]&amp;[.B5]&amp;&quot;.jpg&quot;&amp;&quot;&quot;&quot; title=&quot;&quot;&quot;&amp;[.E5]&amp;&quot;&quot;&quot; alt=&quot;&quot;&quot;&amp;[.E5]&amp;&quot;&quot;&quot; width=&quot;&quot;&quot;&amp;[.C5]&amp;&quot;&quot;&quot; height=&quot;&quot;&quot;&amp;[.D5]&amp;&quot;&quot;&quot;/&gt;&quot;&amp;CHAR(10)&amp;CHAR(9)&amp;&quot;&lt;figcaption&gt;&quot;&amp;[.F5]&amp;&quot;&lt;/figcaption&gt;&quot;&amp;CHAR(10)&amp;&quot;&lt;/figure&gt;&quot;" table:style-name="ce2">
            <text:p>&lt;figure&gt;</text:p>
            <text:p><text:tab/>&lt;img src="/img/toponymy/damkhurts/Map-1999-Inpsi-stream-and-Mount-Inpsi-indicated.jpg" title="Карта 1999 г., обозначен ручей Инпси и гора Инпси" alt="Карта 1999 г., обозначен ручей Инпси и гора Инпси" width="600" height="500"/&gt;</text:p>
            <text:p><text:tab/>&lt;figcaption&gt;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lt;/figcaption&gt;</text:p>
            <text:p>&lt;/figure&gt;</text:p>
          </table:table-cell>
          <table:table-cell office:value-type="string" office:string-value="&lt;figure&gt;&#10; &lt;a href=&quot;/img/toponymy/damkhurts/Map-1999-Inpsi-stream-and-Mount-Inpsi-indicated-b.jpg&quot; title=&quot;Карта 1999 г., обозначен ручей Инпси и гора Инпси&quot;&gt;&lt;img src=&quot;/img/toponymy/damkhurts/Map-1999-Inpsi-stream-and-Mount-Inpsi-indicated.jpg&quot; alt=&quot;Карта 1999 г., обозначен ручей Инпси и гора Инпси&quot; width=&quot;600&quot; height=&quot;500&quot;/&gt;&lt;/a&gt;&#10; &lt;figcaption&gt;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lt;/figcaption&gt;&#10;&lt;/figure&gt;" table:formula="of:=&quot;&lt;figure&gt;&quot;&amp;CHAR(10)&amp;CHAR(9)&amp;&quot;&lt;a href=&quot;&quot;&quot;&amp;[.$B$1]&amp;[.B5]&amp;&quot;-b.jpg&quot;&amp;&quot;&quot;&quot; title=&quot;&quot;&quot;&amp;[.E5]&amp;&quot;&quot;&quot;&gt;&lt;img src=&quot;&quot;&quot;&amp;[.$B$1]&amp;[.B5]&amp;&quot;.jpg&quot;&amp;&quot;&quot;&quot; alt=&quot;&quot;&quot;&amp;[.E5]&amp;&quot;&quot;&quot; width=&quot;&quot;&quot;&amp;[.C5]&amp;&quot;&quot;&quot; height=&quot;&quot;&quot;&amp;[.D5]&amp;&quot;&quot;&quot;/&gt;&lt;/a&gt;&quot;&amp;CHAR(10)&amp;CHAR(9)&amp;&quot;&lt;figcaption&gt;&quot;&amp;[.F5]&amp;&quot;&lt;/figcaption&gt;&quot;&amp;CHAR(10)&amp;&quot;&lt;/figure&gt;&quot;" table:style-name="ce1">
            <text:p>&lt;figure&gt;</text:p>
            <text:p><text:tab/>&lt;a href="/img/toponymy/damkhurts/Map-1999-Inpsi-stream-and-Mount-Inpsi-indicated-b.jpg" title="Карта 1999 г., обозначен ручей Инпси и гора Инпси"&gt;&lt;img src="/img/toponymy/damkhurts/Map-1999-Inpsi-stream-and-Mount-Inpsi-indicated.jpg" alt="Карта 1999 г., обозначен ручей Инпси и гора Инпси" width="600" height="500"/&gt;&lt;/a&gt;</text:p>
            <text:p><text:tab/>&lt;figcaption&gt;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lt;/figcaption&gt;</text:p>
            <text:p>&lt;/figure&gt;</text:p>
          </table:table-cell>
          <table:table-cell office:value-type="string" office:string-value="&lt;figure itemscope itemtype=&quot;https://schema.org/ImageObject&quot;&gt;&#10; &lt;meta itemprop=&quot;name&quot; content=&quot;Карта 1999 г., обозначен ручей Инпси и гора Инпси&quot; /&gt;&#10; &lt;img itemprop=&quot;contentUrl&quot; src=&quot;/img/toponymy/damkhurts/Map-1999-Inpsi-stream-and-Mount-Inpsi-indicated.jpg&quot; title=&quot;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quot; alt=&quot;Карта 1999 г., обозначен ручей Инпси и гора Инпси&quot; width=&quot;600&quot; height=&quot;500&quot;/&gt;&#10; &lt;figcaption itemprop=&quot;description creditText&quot;&gt;Карта 1999 г., обозначен ручей Инпси и гора Инпси&lt;/figcaption&gt;&#10;&lt;/figure&gt;" table:formula="of:=&quot;&lt;figure itemscope itemtype=&quot;&quot;https://schema.org/ImageObject&quot;&quot;&gt;&quot;&amp;CHAR(10)&amp;CHAR(9)&amp;&quot;&lt;meta itemprop=&quot;&quot;name&quot;&quot; content=&quot;&quot;&quot;&amp;[.E5]&amp;&quot;&quot;&quot; /&gt;&quot;&amp;CHAR(10)&amp;CHAR(9)&amp;&quot;&lt;img itemprop=&quot;&quot;contentUrl&quot;&quot; src=&quot;&quot;&quot;&amp;[.$B$1]&amp;[.B5]&amp;&quot;.jpg&quot;&amp;&quot;&quot;&quot; title=&quot;&quot;&quot;&amp;[.F5]&amp;&quot;&quot;&quot; alt=&quot;&quot;&quot;&amp;[.E5]&amp;&quot;&quot;&quot; width=&quot;&quot;&quot;&amp;[.C5]&amp;&quot;&quot;&quot; height=&quot;&quot;&quot;&amp;[.D5]&amp;&quot;&quot;&quot;/&gt;&quot;&amp;CHAR(10)&amp;CHAR(9)&amp;&quot;&lt;figcaption itemprop=&quot;&quot;description creditText&quot;&quot;&gt;&quot;&amp;[.E5]&amp;&quot;&lt;/figcaption&gt;&quot;&amp;CHAR(10)&amp;&quot;&lt;/figure&gt;&quot;" table:style-name="ce1">
            <text:p>&lt;figure itemscope itemtype="https://schema.org/ImageObject"&gt;</text:p>
            <text:p><text:tab/>&lt;meta itemprop="name" content="Карта 1999 г., обозначен ручей Инпси и гора Инпси" /&gt;</text:p>
            <text:p><text:tab/>&lt;img itemprop="contentUrl" src="/img/toponymy/damkhurts/Map-1999-Inpsi-stream-and-Mount-Inpsi-indicated.jpg" title="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 alt="Карта 1999 г., обозначен ручей Инпси и гора Инпси" width="600" height="500"/&gt;</text:p>
            <text:p><text:tab/>&lt;figcaption itemprop="description creditText"&gt;Карта 1999 г., обозначен ручей Инпси и гора Инпси&lt;/figcaption&gt;</text:p>
            <text:p>&lt;/figure&gt;</text:p>
          </table:table-cell>
          <table:table-cell office:value-type="string" office:string-value="&lt;figure itemscope itemtype=&quot;https://schema.org/ImageObject&quot;&gt;&#10; &lt;meta itemprop=&quot;name&quot; content=&quot;Карта 1999 г., обозначен ручей Инпси и гора Инпси&quot; /&gt;&#10; &lt;a href=&quot;/img/toponymy/damkhurts/Map-1999-Inpsi-stream-and-Mount-Inpsi-indicated-b.jpg&quot; title=&quot;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quot;&gt;&lt;img  itemprop=&quot;contentUrl&quot; src=&quot;/img/toponymy/damkhurts/Map-1999-Inpsi-stream-and-Mount-Inpsi-indicated.jpg&quot; alt=&quot;Карта 1999 г., обозначен ручей Инпси и гора Инпси&quot; width=&quot;600&quot; height=&quot;500&quot;/&gt;&lt;/a&gt;&#10; &lt;figcaption itemprop=&quot;description creditText&quot;&gt;Карта 1999 г., обозначен ручей Инпси и гора Инпси&lt;/figcaption&gt;&#10;&lt;/figure&gt;" table:formula="of:=&quot;&lt;figure itemscope itemtype=&quot;&quot;https://schema.org/ImageObject&quot;&quot;&gt;&quot;&amp;CHAR(10)&amp;CHAR(9)&amp;&quot;&lt;meta itemprop=&quot;&quot;name&quot;&quot; content=&quot;&quot;&quot;&amp;[.E5]&amp;&quot;&quot;&quot; /&gt;&quot;&amp;CHAR(10)&amp;CHAR(9)&amp;&quot;&lt;a href=&quot;&quot;&quot;&amp;[.$B$1]&amp;[.B5]&amp;&quot;-b.jpg&quot;&amp;&quot;&quot;&quot; title=&quot;&quot;&quot;&amp;[.F5]&amp;&quot;&quot;&quot;&gt;&lt;img  itemprop=&quot;&quot;contentUrl&quot;&quot; src=&quot;&quot;&quot;&amp;[.$B$1]&amp;[.B5]&amp;&quot;.jpg&quot;&amp;&quot;&quot;&quot; alt=&quot;&quot;&quot;&amp;[.E5]&amp;&quot;&quot;&quot; width=&quot;&quot;&quot;&amp;[.C5]&amp;&quot;&quot;&quot; height=&quot;&quot;&quot;&amp;[.D5]&amp;&quot;&quot;&quot;/&gt;&lt;/a&gt;&quot;&amp;CHAR(10)&amp;CHAR(9)&amp;&quot;&lt;figcaption itemprop=&quot;&quot;description creditText&quot;&quot;&gt;&quot;&amp;[.E5]&amp;&quot;&lt;/figcaption&gt;&quot;&amp;CHAR(10)&amp;&quot;&lt;/figure&gt;&quot;" table:style-name="ce1">
            <text:p>&lt;figure itemscope itemtype="https://schema.org/ImageObject"&gt;</text:p>
            <text:p><text:tab/>&lt;meta itemprop="name" content="Карта 1999 г., обозначен ручей Инпси и гора Инпси" /&gt;</text:p>
            <text:p><text:tab/>&lt;a href="/img/toponymy/damkhurts/Map-1999-Inpsi-stream-and-Mount-Inpsi-indicated-b.jpg" title="Фрагмент топографической карты масштаба 1:100 000 (1999 г.). Объекты и названия, выделенные красным цветом, даны по туристским данным. На карте значится ручей Инпси и в его истоках гора Инпси. Туристы ручей Инпси ещё называют Браконьерская балка. На других картах ГУГК СССР нет ручья и горы с названием Инпси"&gt;&lt;img <text:s/>itemprop="contentUrl" src="/img/toponymy/damkhurts/Map-1999-Inpsi-stream-and-Mount-Inpsi-indicated.jpg" alt="Карта 1999 г., обозначен ручей Инпси и гора Инпси" width="600" height="500"/&gt;&lt;/a&gt;</text:p>
            <text:p><text:tab/>&lt;figcaption itemprop="description creditText"&gt;Карта 1999 г., обозначен ручей Инпси и гора Инпси&lt;/figcaption&gt;</text:p>
            <text:p>&lt;/figure&gt;</text:p>
          </table:table-cell>
          <table:table-cell table:number-columns-repeated="16374"/>
        </table:table-row>
        <table:table-row table:style-name="ro1">
          <table:table-cell office:value-type="float" office:value="4" table:style-name="ce1">
            <text:p>4</text:p>
          </table:table-cell>
          <table:table-cell office:value-type="string" table:style-name="ce1">
            <text:p>Modern-map-with-sources-Tsakhvoa-River-and-Lake-Damkhors</text:p>
          </table:table-cell>
          <table:table-cell office:value-type="float" office:value="600" table:style-name="ce1">
            <text:p>600</text:p>
          </table:table-cell>
          <table:table-cell office:value-type="float" office:value="500" table:style-name="ce1">
            <text:p>500</text:p>
          </table:table-cell>
          <table:table-cell office:value-type="string" table:style-name="ce1">
            <text:p>Соврменная карта с истоками реки Цахвоа и озеро Дамхорс</text:p>
          </table:table-cell>
          <table:table-cell office:value-type="string" table:style-name="ce1">
            <text:p>Фрагмент современной карты, где обозначены истоки реки Цахвоа и озеро Дамхорс</text:p>
          </table:table-cell>
          <table:table-cell office:value-type="string" office:string-value="&lt;figure&gt;&#10; &lt;img src=&quot;/img/toponymy/damkhurts/Modern-map-with-sources-Tsakhvoa-River-and-Lake-Damkhors.jpg&quot; title=&quot;Соврменная карта с истоками реки Цахвоа и озеро Дамхорс&quot; alt=&quot;Соврменная карта с истоками реки Цахвоа и озеро Дамхорс&quot; width=&quot;600&quot; height=&quot;500&quot;/&gt;&#10; &lt;figcaption&gt;Фрагмент современной карты, где обозначены истоки реки Цахвоа и озеро Дамхорс&lt;/figcaption&gt;&#10;&lt;/figure&gt;" table:formula="of:=&quot;&lt;figure&gt;&quot;&amp;CHAR(10)&amp;CHAR(9)&amp;&quot;&lt;img src=&quot;&quot;&quot;&amp;[.$B$1]&amp;[.B6]&amp;&quot;.jpg&quot;&amp;&quot;&quot;&quot; title=&quot;&quot;&quot;&amp;[.E6]&amp;&quot;&quot;&quot; alt=&quot;&quot;&quot;&amp;[.E6]&amp;&quot;&quot;&quot; width=&quot;&quot;&quot;&amp;[.C6]&amp;&quot;&quot;&quot; height=&quot;&quot;&quot;&amp;[.D6]&amp;&quot;&quot;&quot;/&gt;&quot;&amp;CHAR(10)&amp;CHAR(9)&amp;&quot;&lt;figcaption&gt;&quot;&amp;[.F6]&amp;&quot;&lt;/figcaption&gt;&quot;&amp;CHAR(10)&amp;&quot;&lt;/figure&gt;&quot;" table:style-name="ce2">
            <text:p>&lt;figure&gt;</text:p>
            <text:p><text:tab/>&lt;img src="/img/toponymy/damkhurts/Modern-map-with-sources-Tsakhvoa-River-and-Lake-Damkhors.jpg" title="Соврменная карта с истоками реки Цахвоа и озеро Дамхорс" alt="Соврменная карта с истоками реки Цахвоа и озеро Дамхорс" width="600" height="500"/&gt;</text:p>
            <text:p><text:tab/>&lt;figcaption&gt;Фрагмент современной карты, где обозначены истоки реки Цахвоа и озеро Дамхорс&lt;/figcaption&gt;</text:p>
            <text:p>&lt;/figure&gt;</text:p>
          </table:table-cell>
          <table:table-cell office:value-type="string" office:string-value="&lt;figure&gt;&#10; &lt;a href=&quot;/img/toponymy/damkhurts/Modern-map-with-sources-Tsakhvoa-River-and-Lake-Damkhors-b.jpg&quot; title=&quot;Соврменная карта с истоками реки Цахвоа и озеро Дамхорс&quot;&gt;&lt;img src=&quot;/img/toponymy/damkhurts/Modern-map-with-sources-Tsakhvoa-River-and-Lake-Damkhors.jpg&quot; alt=&quot;Соврменная карта с истоками реки Цахвоа и озеро Дамхорс&quot; width=&quot;600&quot; height=&quot;500&quot;/&gt;&lt;/a&gt;&#10; &lt;figcaption&gt;Фрагмент современной карты, где обозначены истоки реки Цахвоа и озеро Дамхорс&lt;/figcaption&gt;&#10;&lt;/figure&gt;" table:formula="of:=&quot;&lt;figure&gt;&quot;&amp;CHAR(10)&amp;CHAR(9)&amp;&quot;&lt;a href=&quot;&quot;&quot;&amp;[.$B$1]&amp;[.B6]&amp;&quot;-b.jpg&quot;&amp;&quot;&quot;&quot; title=&quot;&quot;&quot;&amp;[.E6]&amp;&quot;&quot;&quot;&gt;&lt;img src=&quot;&quot;&quot;&amp;[.$B$1]&amp;[.B6]&amp;&quot;.jpg&quot;&amp;&quot;&quot;&quot; alt=&quot;&quot;&quot;&amp;[.E6]&amp;&quot;&quot;&quot; width=&quot;&quot;&quot;&amp;[.C6]&amp;&quot;&quot;&quot; height=&quot;&quot;&quot;&amp;[.D6]&amp;&quot;&quot;&quot;/&gt;&lt;/a&gt;&quot;&amp;CHAR(10)&amp;CHAR(9)&amp;&quot;&lt;figcaption&gt;&quot;&amp;[.F6]&amp;&quot;&lt;/figcaption&gt;&quot;&amp;CHAR(10)&amp;&quot;&lt;/figure&gt;&quot;" table:style-name="ce1">
            <text:p>&lt;figure&gt;</text:p>
            <text:p><text:tab/>&lt;a href="/img/toponymy/damkhurts/Modern-map-with-sources-Tsakhvoa-River-and-Lake-Damkhors-b.jpg" title="Соврменная карта с истоками реки Цахвоа и озеро Дамхорс"&gt;&lt;img src="/img/toponymy/damkhurts/Modern-map-with-sources-Tsakhvoa-River-and-Lake-Damkhors.jpg" alt="Соврменная карта с истоками реки Цахвоа и озеро Дамхорс" width="600" height="500"/&gt;&lt;/a&gt;</text:p>
            <text:p><text:tab/>&lt;figcaption&gt;Фрагмент современной карты, где обозначены истоки реки Цахвоа и озеро Дамхорс&lt;/figcaption&gt;</text:p>
            <text:p>&lt;/figure&gt;</text:p>
          </table:table-cell>
          <table:table-cell office:value-type="string" office:string-value="&lt;figure itemscope itemtype=&quot;https://schema.org/ImageObject&quot;&gt;&#10; &lt;meta itemprop=&quot;name&quot; content=&quot;Соврменная карта с истоками реки Цахвоа и озеро Дамхорс&quot; /&gt;&#10; &lt;img itemprop=&quot;contentUrl&quot; src=&quot;/img/toponymy/damkhurts/Modern-map-with-sources-Tsakhvoa-River-and-Lake-Damkhors.jpg&quot; title=&quot;Фрагмент современной карты, где обозначены истоки реки Цахвоа и озеро Дамхорс&quot; alt=&quot;Соврменная карта с истоками реки Цахвоа и озеро Дамхорс&quot; width=&quot;600&quot; height=&quot;500&quot;/&gt;&#10; &lt;figcaption itemprop=&quot;description creditText&quot;&gt;Соврменная карта с истоками реки Цахвоа и озеро Дамхорс&lt;/figcaption&gt;&#10;&lt;/figure&gt;" table:formula="of:=&quot;&lt;figure itemscope itemtype=&quot;&quot;https://schema.org/ImageObject&quot;&quot;&gt;&quot;&amp;CHAR(10)&amp;CHAR(9)&amp;&quot;&lt;meta itemprop=&quot;&quot;name&quot;&quot; content=&quot;&quot;&quot;&amp;[.E6]&amp;&quot;&quot;&quot; /&gt;&quot;&amp;CHAR(10)&amp;CHAR(9)&amp;&quot;&lt;img itemprop=&quot;&quot;contentUrl&quot;&quot; src=&quot;&quot;&quot;&amp;[.$B$1]&amp;[.B6]&amp;&quot;.jpg&quot;&amp;&quot;&quot;&quot; title=&quot;&quot;&quot;&amp;[.F6]&amp;&quot;&quot;&quot; alt=&quot;&quot;&quot;&amp;[.E6]&amp;&quot;&quot;&quot; width=&quot;&quot;&quot;&amp;[.C6]&amp;&quot;&quot;&quot; height=&quot;&quot;&quot;&amp;[.D6]&amp;&quot;&quot;&quot;/&gt;&quot;&amp;CHAR(10)&amp;CHAR(9)&amp;&quot;&lt;figcaption itemprop=&quot;&quot;description creditText&quot;&quot;&gt;&quot;&amp;[.E6]&amp;&quot;&lt;/figcaption&gt;&quot;&amp;CHAR(10)&amp;&quot;&lt;/figure&gt;&quot;" table:style-name="ce1">
            <text:p>&lt;figure itemscope itemtype="https://schema.org/ImageObject"&gt;</text:p>
            <text:p><text:tab/>&lt;meta itemprop="name" content="Соврменная карта с истоками реки Цахвоа и озеро Дамхорс" /&gt;</text:p>
            <text:p><text:tab/>&lt;img itemprop="contentUrl" src="/img/toponymy/damkhurts/Modern-map-with-sources-Tsakhvoa-River-and-Lake-Damkhors.jpg" title="Фрагмент современной карты, где обозначены истоки реки Цахвоа и озеро Дамхорс" alt="Соврменная карта с истоками реки Цахвоа и озеро Дамхорс" width="600" height="500"/&gt;</text:p>
            <text:p><text:tab/>&lt;figcaption itemprop="description creditText"&gt;Соврменная карта с истоками реки Цахвоа и озеро Дамхорс&lt;/figcaption&gt;</text:p>
            <text:p>&lt;/figure&gt;</text:p>
          </table:table-cell>
          <table:table-cell office:value-type="string" office:string-value="&lt;figure itemscope itemtype=&quot;https://schema.org/ImageObject&quot;&gt;&#10; &lt;meta itemprop=&quot;name&quot; content=&quot;Соврменная карта с истоками реки Цахвоа и озеро Дамхорс&quot; /&gt;&#10; &lt;a href=&quot;/img/toponymy/damkhurts/Modern-map-with-sources-Tsakhvoa-River-and-Lake-Damkhors-b.jpg&quot; title=&quot;Фрагмент современной карты, где обозначены истоки реки Цахвоа и озеро Дамхорс&quot;&gt;&lt;img  itemprop=&quot;contentUrl&quot; src=&quot;/img/toponymy/damkhurts/Modern-map-with-sources-Tsakhvoa-River-and-Lake-Damkhors.jpg&quot; alt=&quot;Соврменная карта с истоками реки Цахвоа и озеро Дамхорс&quot; width=&quot;600&quot; height=&quot;500&quot;/&gt;&lt;/a&gt;&#10; &lt;figcaption itemprop=&quot;description creditText&quot;&gt;Соврменная карта с истоками реки Цахвоа и озеро Дамхорс&lt;/figcaption&gt;&#10;&lt;/figure&gt;" table:formula="of:=&quot;&lt;figure itemscope itemtype=&quot;&quot;https://schema.org/ImageObject&quot;&quot;&gt;&quot;&amp;CHAR(10)&amp;CHAR(9)&amp;&quot;&lt;meta itemprop=&quot;&quot;name&quot;&quot; content=&quot;&quot;&quot;&amp;[.E6]&amp;&quot;&quot;&quot; /&gt;&quot;&amp;CHAR(10)&amp;CHAR(9)&amp;&quot;&lt;a href=&quot;&quot;&quot;&amp;[.$B$1]&amp;[.B6]&amp;&quot;-b.jpg&quot;&amp;&quot;&quot;&quot; title=&quot;&quot;&quot;&amp;[.F6]&amp;&quot;&quot;&quot;&gt;&lt;img  itemprop=&quot;&quot;contentUrl&quot;&quot; src=&quot;&quot;&quot;&amp;[.$B$1]&amp;[.B6]&amp;&quot;.jpg&quot;&amp;&quot;&quot;&quot; alt=&quot;&quot;&quot;&amp;[.E6]&amp;&quot;&quot;&quot; width=&quot;&quot;&quot;&amp;[.C6]&amp;&quot;&quot;&quot; height=&quot;&quot;&quot;&amp;[.D6]&amp;&quot;&quot;&quot;/&gt;&lt;/a&gt;&quot;&amp;CHAR(10)&amp;CHAR(9)&amp;&quot;&lt;figcaption itemprop=&quot;&quot;description creditText&quot;&quot;&gt;&quot;&amp;[.E6]&amp;&quot;&lt;/figcaption&gt;&quot;&amp;CHAR(10)&amp;&quot;&lt;/figure&gt;&quot;" table:style-name="ce1">
            <text:p>&lt;figure itemscope itemtype="https://schema.org/ImageObject"&gt;</text:p>
            <text:p><text:tab/>&lt;meta itemprop="name" content="Соврменная карта с истоками реки Цахвоа и озеро Дамхорс" /&gt;</text:p>
            <text:p><text:tab/>&lt;a href="/img/toponymy/damkhurts/Modern-map-with-sources-Tsakhvoa-River-and-Lake-Damkhors-b.jpg" title="Фрагмент современной карты, где обозначены истоки реки Цахвоа и озеро Дамхорс"&gt;&lt;img <text:s/>itemprop="contentUrl" src="/img/toponymy/damkhurts/Modern-map-with-sources-Tsakhvoa-River-and-Lake-Damkhors.jpg" alt="Соврменная карта с истоками реки Цахвоа и озеро Дамхорс" width="600" height="500"/&gt;&lt;/a&gt;</text:p>
            <text:p><text:tab/>&lt;figcaption itemprop="description creditText"&gt;Соврменная карта с истоками реки Цахвоа и озеро Дамхорс&lt;/figcaption&gt;</text:p>
            <text:p>&lt;/figure&gt;</text:p>
          </table:table-cell>
          <table:table-cell table:number-columns-repeated="16374"/>
        </table:table-row>
        <table:table-row table:style-name="ro1">
          <table:table-cell office:value-type="float" office:value="5" table:style-name="ce1">
            <text:p>5</text:p>
          </table:table-cell>
          <table:table-cell office:value-type="string" table:style-name="ce1">
            <text:p>Modern-map-where-mountain-glacier-and-lake-Damkhurts-indicated</text:p>
          </table:table-cell>
          <table:table-cell office:value-type="float" office:value="600" table:style-name="ce1">
            <text:p>600</text:p>
          </table:table-cell>
          <table:table-cell office:value-type="float" office:value="500" table:style-name="ce1">
            <text:p>500</text:p>
          </table:table-cell>
          <table:table-cell office:value-type="string" table:style-name="ce1">
            <text:p>Современной карты, где обозначены гора, ледник и озеро Дамхурц</text:p>
          </table:table-cell>
          <table:table-cell office:value-type="string" table:style-name="ce1">
            <text:p>Фрагмент современной карты, где обозначены гора Дамхурц, ледник Дамхурц и озеро Дамхурц</text:p>
          </table:table-cell>
          <table:table-cell office:value-type="string" office:string-value="&lt;figure&gt;&#10; &lt;img src=&quot;/img/toponymy/damkhurts/Modern-map-where-mountain-glacier-and-lake-Damkhurts-indicated.jpg&quot; title=&quot;Современной карты, где обозначены гора, ледник и озеро Дамхурц&quot; alt=&quot;Современной карты, где обозначены гора, ледник и озеро Дамхурц&quot; width=&quot;600&quot; height=&quot;500&quot;/&gt;&#10; &lt;figcaption&gt;Фрагмент современной карты, где обозначены гора Дамхурц, ледник Дамхурц и озеро Дамхурц&lt;/figcaption&gt;&#10;&lt;/figure&gt;" table:formula="of:=&quot;&lt;figure&gt;&quot;&amp;CHAR(10)&amp;CHAR(9)&amp;&quot;&lt;img src=&quot;&quot;&quot;&amp;[.$B$1]&amp;[.B7]&amp;&quot;.jpg&quot;&amp;&quot;&quot;&quot; title=&quot;&quot;&quot;&amp;[.E7]&amp;&quot;&quot;&quot; alt=&quot;&quot;&quot;&amp;[.E7]&amp;&quot;&quot;&quot; width=&quot;&quot;&quot;&amp;[.C7]&amp;&quot;&quot;&quot; height=&quot;&quot;&quot;&amp;[.D7]&amp;&quot;&quot;&quot;/&gt;&quot;&amp;CHAR(10)&amp;CHAR(9)&amp;&quot;&lt;figcaption&gt;&quot;&amp;[.F7]&amp;&quot;&lt;/figcaption&gt;&quot;&amp;CHAR(10)&amp;&quot;&lt;/figure&gt;&quot;" table:style-name="ce2">
            <text:p>&lt;figure&gt;</text:p>
            <text:p><text:tab/>&lt;img src="/img/toponymy/damkhurts/Modern-map-where-mountain-glacier-and-lake-Damkhurts-indicated.jpg" title="Современной карты, где обозначены гора, ледник и озеро Дамхурц" alt="Современной карты, где обозначены гора, ледник и озеро Дамхурц" width="600" height="500"/&gt;</text:p>
            <text:p><text:tab/>&lt;figcaption&gt;Фрагмент современной карты, где обозначены гора Дамхурц, ледник Дамхурц и озеро Дамхурц&lt;/figcaption&gt;</text:p>
            <text:p>&lt;/figure&gt;</text:p>
          </table:table-cell>
          <table:table-cell office:value-type="string" office:string-value="&lt;figure&gt;&#10; &lt;a href=&quot;/img/toponymy/damkhurts/Modern-map-where-mountain-glacier-and-lake-Damkhurts-indicated-b.jpg&quot; title=&quot;Современной карты, где обозначены гора, ледник и озеро Дамхурц&quot;&gt;&lt;img src=&quot;/img/toponymy/damkhurts/Modern-map-where-mountain-glacier-and-lake-Damkhurts-indicated.jpg&quot; alt=&quot;Современной карты, где обозначены гора, ледник и озеро Дамхурц&quot; width=&quot;600&quot; height=&quot;500&quot;/&gt;&lt;/a&gt;&#10; &lt;figcaption&gt;Фрагмент современной карты, где обозначены гора Дамхурц, ледник Дамхурц и озеро Дамхурц&lt;/figcaption&gt;&#10;&lt;/figure&gt;" table:formula="of:=&quot;&lt;figure&gt;&quot;&amp;CHAR(10)&amp;CHAR(9)&amp;&quot;&lt;a href=&quot;&quot;&quot;&amp;[.$B$1]&amp;[.B7]&amp;&quot;-b.jpg&quot;&amp;&quot;&quot;&quot; title=&quot;&quot;&quot;&amp;[.E7]&amp;&quot;&quot;&quot;&gt;&lt;img src=&quot;&quot;&quot;&amp;[.$B$1]&amp;[.B7]&amp;&quot;.jpg&quot;&amp;&quot;&quot;&quot; alt=&quot;&quot;&quot;&amp;[.E7]&amp;&quot;&quot;&quot; width=&quot;&quot;&quot;&amp;[.C7]&amp;&quot;&quot;&quot; height=&quot;&quot;&quot;&amp;[.D7]&amp;&quot;&quot;&quot;/&gt;&lt;/a&gt;&quot;&amp;CHAR(10)&amp;CHAR(9)&amp;&quot;&lt;figcaption&gt;&quot;&amp;[.F7]&amp;&quot;&lt;/figcaption&gt;&quot;&amp;CHAR(10)&amp;&quot;&lt;/figure&gt;&quot;" table:style-name="ce1">
            <text:p>&lt;figure&gt;</text:p>
            <text:p><text:tab/>&lt;a href="/img/toponymy/damkhurts/Modern-map-where-mountain-glacier-and-lake-Damkhurts-indicated-b.jpg" title="Современной карты, где обозначены гора, ледник и озеро Дамхурц"&gt;&lt;img src="/img/toponymy/damkhurts/Modern-map-where-mountain-glacier-and-lake-Damkhurts-indicated.jpg" alt="Современной карты, где обозначены гора, ледник и озеро Дамхурц" width="600" height="500"/&gt;&lt;/a&gt;</text:p>
            <text:p><text:tab/>&lt;figcaption&gt;Фрагмент современной карты, где обозначены гора Дамхурц, ледник Дамхурц и озеро Дамхурц&lt;/figcaption&gt;</text:p>
            <text:p>&lt;/figure&gt;</text:p>
          </table:table-cell>
          <table:table-cell office:value-type="string" office:string-value="&lt;figure itemscope itemtype=&quot;https://schema.org/ImageObject&quot;&gt;&#10; &lt;meta itemprop=&quot;name&quot; content=&quot;Современной карты, где обозначены гора, ледник и озеро Дамхурц&quot; /&gt;&#10; &lt;img itemprop=&quot;contentUrl&quot; src=&quot;/img/toponymy/damkhurts/Modern-map-where-mountain-glacier-and-lake-Damkhurts-indicated.jpg&quot; title=&quot;Фрагмент современной карты, где обозначены гора Дамхурц, ледник Дамхурц и озеро Дамхурц&quot; alt=&quot;Современной карты, где обозначены гора, ледник и озеро Дамхурц&quot; width=&quot;600&quot; height=&quot;500&quot;/&gt;&#10; &lt;figcaption itemprop=&quot;description creditText&quot;&gt;Современной карты, где обозначены гора, ледник и озеро Дамхурц&lt;/figcaption&gt;&#10;&lt;/figure&gt;" table:formula="of:=&quot;&lt;figure itemscope itemtype=&quot;&quot;https://schema.org/ImageObject&quot;&quot;&gt;&quot;&amp;CHAR(10)&amp;CHAR(9)&amp;&quot;&lt;meta itemprop=&quot;&quot;name&quot;&quot; content=&quot;&quot;&quot;&amp;[.E7]&amp;&quot;&quot;&quot; /&gt;&quot;&amp;CHAR(10)&amp;CHAR(9)&amp;&quot;&lt;img itemprop=&quot;&quot;contentUrl&quot;&quot; src=&quot;&quot;&quot;&amp;[.$B$1]&amp;[.B7]&amp;&quot;.jpg&quot;&amp;&quot;&quot;&quot; title=&quot;&quot;&quot;&amp;[.F7]&amp;&quot;&quot;&quot; alt=&quot;&quot;&quot;&amp;[.E7]&amp;&quot;&quot;&quot; width=&quot;&quot;&quot;&amp;[.C7]&amp;&quot;&quot;&quot; height=&quot;&quot;&quot;&amp;[.D7]&amp;&quot;&quot;&quot;/&gt;&quot;&amp;CHAR(10)&amp;CHAR(9)&amp;&quot;&lt;figcaption itemprop=&quot;&quot;description creditText&quot;&quot;&gt;&quot;&amp;[.E7]&amp;&quot;&lt;/figcaption&gt;&quot;&amp;CHAR(10)&amp;&quot;&lt;/figure&gt;&quot;" table:style-name="ce1">
            <text:p>&lt;figure itemscope itemtype="https://schema.org/ImageObject"&gt;</text:p>
            <text:p><text:tab/>&lt;meta itemprop="name" content="Современной карты, где обозначены гора, ледник и озеро Дамхурц" /&gt;</text:p>
            <text:p><text:tab/>&lt;img itemprop="contentUrl" src="/img/toponymy/damkhurts/Modern-map-where-mountain-glacier-and-lake-Damkhurts-indicated.jpg" title="Фрагмент современной карты, где обозначены гора Дамхурц, ледник Дамхурц и озеро Дамхурц" alt="Современной карты, где обозначены гора, ледник и озеро Дамхурц" width="600" height="500"/&gt;</text:p>
            <text:p><text:tab/>&lt;figcaption itemprop="description creditText"&gt;Современной карты, где обозначены гора, ледник и озеро Дамхурц&lt;/figcaption&gt;</text:p>
            <text:p>&lt;/figure&gt;</text:p>
          </table:table-cell>
          <table:table-cell office:value-type="string" office:string-value="&lt;figure itemscope itemtype=&quot;https://schema.org/ImageObject&quot;&gt;&#10; &lt;meta itemprop=&quot;name&quot; content=&quot;Современной карты, где обозначены гора, ледник и озеро Дамхурц&quot; /&gt;&#10; &lt;a href=&quot;/img/toponymy/damkhurts/Modern-map-where-mountain-glacier-and-lake-Damkhurts-indicated-b.jpg&quot; title=&quot;Фрагмент современной карты, где обозначены гора Дамхурц, ледник Дамхурц и озеро Дамхурц&quot;&gt;&lt;img  itemprop=&quot;contentUrl&quot; src=&quot;/img/toponymy/damkhurts/Modern-map-where-mountain-glacier-and-lake-Damkhurts-indicated.jpg&quot; alt=&quot;Современной карты, где обозначены гора, ледник и озеро Дамхурц&quot; width=&quot;600&quot; height=&quot;500&quot;/&gt;&lt;/a&gt;&#10; &lt;figcaption itemprop=&quot;description creditText&quot;&gt;Современной карты, где обозначены гора, ледник и озеро Дамхурц&lt;/figcaption&gt;&#10;&lt;/figure&gt;" table:formula="of:=&quot;&lt;figure itemscope itemtype=&quot;&quot;https://schema.org/ImageObject&quot;&quot;&gt;&quot;&amp;CHAR(10)&amp;CHAR(9)&amp;&quot;&lt;meta itemprop=&quot;&quot;name&quot;&quot; content=&quot;&quot;&quot;&amp;[.E7]&amp;&quot;&quot;&quot; /&gt;&quot;&amp;CHAR(10)&amp;CHAR(9)&amp;&quot;&lt;a href=&quot;&quot;&quot;&amp;[.$B$1]&amp;[.B7]&amp;&quot;-b.jpg&quot;&amp;&quot;&quot;&quot; title=&quot;&quot;&quot;&amp;[.F7]&amp;&quot;&quot;&quot;&gt;&lt;img  itemprop=&quot;&quot;contentUrl&quot;&quot; src=&quot;&quot;&quot;&amp;[.$B$1]&amp;[.B7]&amp;&quot;.jpg&quot;&amp;&quot;&quot;&quot; alt=&quot;&quot;&quot;&amp;[.E7]&amp;&quot;&quot;&quot; width=&quot;&quot;&quot;&amp;[.C7]&amp;&quot;&quot;&quot; height=&quot;&quot;&quot;&amp;[.D7]&amp;&quot;&quot;&quot;/&gt;&lt;/a&gt;&quot;&amp;CHAR(10)&amp;CHAR(9)&amp;&quot;&lt;figcaption itemprop=&quot;&quot;description creditText&quot;&quot;&gt;&quot;&amp;[.E7]&amp;&quot;&lt;/figcaption&gt;&quot;&amp;CHAR(10)&amp;&quot;&lt;/figure&gt;&quot;" table:style-name="ce1">
            <text:p>&lt;figure itemscope itemtype="https://schema.org/ImageObject"&gt;</text:p>
            <text:p><text:tab/>&lt;meta itemprop="name" content="Современной карты, где обозначены гора, ледник и озеро Дамхурц" /&gt;</text:p>
            <text:p><text:tab/>&lt;a href="/img/toponymy/damkhurts/Modern-map-where-mountain-glacier-and-lake-Damkhurts-indicated-b.jpg" title="Фрагмент современной карты, где обозначены гора Дамхурц, ледник Дамхурц и озеро Дамхурц"&gt;&lt;img <text:s/>itemprop="contentUrl" src="/img/toponymy/damkhurts/Modern-map-where-mountain-glacier-and-lake-Damkhurts-indicated.jpg" alt="Современной карты, где обозначены гора, ледник и озеро Дамхурц" width="600" height="500"/&gt;&lt;/a&gt;</text:p>
            <text:p><text:tab/>&lt;figcaption itemprop="description creditText"&gt;Современной карты, где обозначены гора, ледник и озеро Дамхурц&lt;/figcaption&gt;</text:p>
            <text:p>&lt;/figure&gt;</text:p>
          </table:table-cell>
          <table:table-cell table:number-columns-repeated="16374"/>
        </table:table-row>
        <table:table-row table:style-name="ro1">
          <table:table-cell office:value-type="float" office:value="6" table:style-name="ce1">
            <text:p>6</text:p>
          </table:table-cell>
          <table:table-cell office:value-type="string" table:style-name="ce1">
            <text:p>Map-1914-Lake-Damkhors-not-signed-on-Tsakhvoa-River</text:p>
          </table:table-cell>
          <table:table-cell office:value-type="float" office:value="750" table:style-name="ce1">
            <text:p>750</text:p>
          </table:table-cell>
          <table:table-cell office:value-type="float" office:value="382" table:style-name="ce1">
            <text:p>382</text:p>
          </table:table-cell>
          <table:table-cell office:value-type="string" table:style-name="ce1">
            <text:p>Карта 1914 г. - озеро Дамхорс (не подписано) на реке Цахвоа</text:p>
          </table:table-cell>
          <table:table-cell office:value-type="string" table:style-name="ce1">
            <text:p>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t125-[1]"&gt;[1]&lt;/a&gt;</text:p>
          </table:table-cell>
          <table:table-cell office:value-type="string" office:string-value="&lt;figure&gt;&#10; &lt;img src=&quot;/img/toponymy/damkhurts/Map-1914-Lake-Damkhors-not-signed-on-Tsakhvoa-River.jpg&quot; title=&quot;Карта 1914 г. - озеро Дамхорс (не подписано) на реке Цахвоа&quot; alt=&quot;Карта 1914 г. - озеро Дамхорс (не подписано) на реке Цахвоа&quot; width=&quot;750&quot; height=&quot;382&quot;/&gt;&#10; &lt;figcaption&gt;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quot;#t125-[1]&quot;&gt;[1]&lt;/a&gt;&lt;/figcaption&gt;&#10;&lt;/figure&gt;" table:formula="of:=&quot;&lt;figure&gt;&quot;&amp;CHAR(10)&amp;CHAR(9)&amp;&quot;&lt;img src=&quot;&quot;&quot;&amp;[.$B$1]&amp;[.B8]&amp;&quot;.jpg&quot;&amp;&quot;&quot;&quot; title=&quot;&quot;&quot;&amp;[.E8]&amp;&quot;&quot;&quot; alt=&quot;&quot;&quot;&amp;[.E8]&amp;&quot;&quot;&quot; width=&quot;&quot;&quot;&amp;[.C8]&amp;&quot;&quot;&quot; height=&quot;&quot;&quot;&amp;[.D8]&amp;&quot;&quot;&quot;/&gt;&quot;&amp;CHAR(10)&amp;CHAR(9)&amp;&quot;&lt;figcaption&gt;&quot;&amp;[.F8]&amp;&quot;&lt;/figcaption&gt;&quot;&amp;CHAR(10)&amp;&quot;&lt;/figure&gt;&quot;" table:style-name="ce2">
            <text:p>&lt;figure&gt;</text:p>
            <text:p><text:tab/>&lt;img src="/img/toponymy/damkhurts/Map-1914-Lake-Damkhors-not-signed-on-Tsakhvoa-River.jpg" title="Карта 1914 г. - озеро Дамхорс (не подписано) на реке Цахвоа" alt="Карта 1914 г. - озеро Дамхорс (не подписано) на реке Цахвоа" width="750" height="382"/&gt;</text:p>
            <text:p><text:tab/>&lt;figcaption&gt;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t125-[1]"&gt;[1]&lt;/a&gt;&lt;/figcaption&gt;</text:p>
            <text:p>&lt;/figure&gt;</text:p>
          </table:table-cell>
          <table:table-cell office:value-type="string" office:string-value="&lt;figure&gt;&#10; &lt;a href=&quot;/img/toponymy/damkhurts/Map-1914-Lake-Damkhors-not-signed-on-Tsakhvoa-River-b.jpg&quot; title=&quot;Карта 1914 г. - озеро Дамхорс (не подписано) на реке Цахвоа&quot;&gt;&lt;img src=&quot;/img/toponymy/damkhurts/Map-1914-Lake-Damkhors-not-signed-on-Tsakhvoa-River.jpg&quot; alt=&quot;Карта 1914 г. - озеро Дамхорс (не подписано) на реке Цахвоа&quot; width=&quot;750&quot; height=&quot;382&quot;/&gt;&lt;/a&gt;&#10; &lt;figcaption&gt;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quot;#t125-[1]&quot;&gt;[1]&lt;/a&gt;&lt;/figcaption&gt;&#10;&lt;/figure&gt;" table:formula="of:=&quot;&lt;figure&gt;&quot;&amp;CHAR(10)&amp;CHAR(9)&amp;&quot;&lt;a href=&quot;&quot;&quot;&amp;[.$B$1]&amp;[.B8]&amp;&quot;-b.jpg&quot;&amp;&quot;&quot;&quot; title=&quot;&quot;&quot;&amp;[.E8]&amp;&quot;&quot;&quot;&gt;&lt;img src=&quot;&quot;&quot;&amp;[.$B$1]&amp;[.B8]&amp;&quot;.jpg&quot;&amp;&quot;&quot;&quot; alt=&quot;&quot;&quot;&amp;[.E8]&amp;&quot;&quot;&quot; width=&quot;&quot;&quot;&amp;[.C8]&amp;&quot;&quot;&quot; height=&quot;&quot;&quot;&amp;[.D8]&amp;&quot;&quot;&quot;/&gt;&lt;/a&gt;&quot;&amp;CHAR(10)&amp;CHAR(9)&amp;&quot;&lt;figcaption&gt;&quot;&amp;[.F8]&amp;&quot;&lt;/figcaption&gt;&quot;&amp;CHAR(10)&amp;&quot;&lt;/figure&gt;&quot;" table:style-name="ce1">
            <text:p>&lt;figure&gt;</text:p>
            <text:p><text:tab/>&lt;a href="/img/toponymy/damkhurts/Map-1914-Lake-Damkhors-not-signed-on-Tsakhvoa-River-b.jpg" title="Карта 1914 г. - озеро Дамхорс (не подписано) на реке Цахвоа"&gt;&lt;img src="/img/toponymy/damkhurts/Map-1914-Lake-Damkhors-not-signed-on-Tsakhvoa-River.jpg" alt="Карта 1914 г. - озеро Дамхорс (не подписано) на реке Цахвоа" width="750" height="382"/&gt;&lt;/a&gt;</text:p>
            <text:p><text:tab/>&lt;figcaption&gt;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t125-[1]"&gt;[1]&lt;/a&gt;&lt;/figcaption&gt;</text:p>
            <text:p>&lt;/figure&gt;</text:p>
          </table:table-cell>
          <table:table-cell office:value-type="string" office:string-value="&lt;figure itemscope itemtype=&quot;https://schema.org/ImageObject&quot;&gt;&#10; &lt;meta itemprop=&quot;name&quot; content=&quot;Карта 1914 г. - озеро Дамхорс (не подписано) на реке Цахвоа&quot; /&gt;&#10; &lt;img itemprop=&quot;contentUrl&quot; src=&quot;/img/toponymy/damkhurts/Map-1914-Lake-Damkhors-not-signed-on-Tsakhvoa-River.jpg&quot; title=&quot;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quot;#t125-[1]&quot;&gt;[1]&lt;/a&gt;&quot; alt=&quot;Карта 1914 г. - озеро Дамхорс (не подписано) на реке Цахвоа&quot; width=&quot;750&quot; height=&quot;382&quot;/&gt;&#10; &lt;figcaption itemprop=&quot;description creditText&quot;&gt;Карта 1914 г. - озеро Дамхорс (не подписано) на реке Цахвоа&lt;/figcaption&gt;&#10;&lt;/figure&gt;" table:formula="of:=&quot;&lt;figure itemscope itemtype=&quot;&quot;https://schema.org/ImageObject&quot;&quot;&gt;&quot;&amp;CHAR(10)&amp;CHAR(9)&amp;&quot;&lt;meta itemprop=&quot;&quot;name&quot;&quot; content=&quot;&quot;&quot;&amp;[.E8]&amp;&quot;&quot;&quot; /&gt;&quot;&amp;CHAR(10)&amp;CHAR(9)&amp;&quot;&lt;img itemprop=&quot;&quot;contentUrl&quot;&quot; src=&quot;&quot;&quot;&amp;[.$B$1]&amp;[.B8]&amp;&quot;.jpg&quot;&amp;&quot;&quot;&quot; title=&quot;&quot;&quot;&amp;[.F8]&amp;&quot;&quot;&quot; alt=&quot;&quot;&quot;&amp;[.E8]&amp;&quot;&quot;&quot; width=&quot;&quot;&quot;&amp;[.C8]&amp;&quot;&quot;&quot; height=&quot;&quot;&quot;&amp;[.D8]&amp;&quot;&quot;&quot;/&gt;&quot;&amp;CHAR(10)&amp;CHAR(9)&amp;&quot;&lt;figcaption itemprop=&quot;&quot;description creditText&quot;&quot;&gt;&quot;&amp;[.E8]&amp;&quot;&lt;/figcaption&gt;&quot;&amp;CHAR(10)&amp;&quot;&lt;/figure&gt;&quot;" table:style-name="ce1">
            <text:p>&lt;figure itemscope itemtype="https://schema.org/ImageObject"&gt;</text:p>
            <text:p><text:tab/>&lt;meta itemprop="name" content="Карта 1914 г. - озеро Дамхорс (не подписано) на реке Цахвоа" /&gt;</text:p>
            <text:p><text:tab/>&lt;img itemprop="contentUrl" src="/img/toponymy/damkhurts/Map-1914-Lake-Damkhors-not-signed-on-Tsakhvoa-River.jpg" title="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t125-[1]"&gt;[1]&lt;/a&gt;" alt="Карта 1914 г. - озеро Дамхорс (не подписано) на реке Цахвоа" width="750" height="382"/&gt;</text:p>
            <text:p><text:tab/>&lt;figcaption itemprop="description creditText"&gt;Карта 1914 г. - озеро Дамхорс (не подписано) на реке Цахвоа&lt;/figcaption&gt;</text:p>
            <text:p>&lt;/figure&gt;</text:p>
          </table:table-cell>
          <table:table-cell office:value-type="string" office:string-value="&lt;figure itemscope itemtype=&quot;https://schema.org/ImageObject&quot;&gt;&#10; &lt;meta itemprop=&quot;name&quot; content=&quot;Карта 1914 г. - озеро Дамхорс (не подписано) на реке Цахвоа&quot; /&gt;&#10; &lt;a href=&quot;/img/toponymy/damkhurts/Map-1914-Lake-Damkhors-not-signed-on-Tsakhvoa-River-b.jpg&quot; title=&quot;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quot;#t125-[1]&quot;&gt;[1]&lt;/a&gt;&quot;&gt;&lt;img  itemprop=&quot;contentUrl&quot; src=&quot;/img/toponymy/damkhurts/Map-1914-Lake-Damkhors-not-signed-on-Tsakhvoa-River.jpg&quot; alt=&quot;Карта 1914 г. - озеро Дамхорс (не подписано) на реке Цахвоа&quot; width=&quot;750&quot; height=&quot;382&quot;/&gt;&lt;/a&gt;&#10; &lt;figcaption itemprop=&quot;description creditText&quot;&gt;Карта 1914 г. - озеро Дамхорс (не подписано) на реке Цахвоа&lt;/figcaption&gt;&#10;&lt;/figure&gt;" table:formula="of:=&quot;&lt;figure itemscope itemtype=&quot;&quot;https://schema.org/ImageObject&quot;&quot;&gt;&quot;&amp;CHAR(10)&amp;CHAR(9)&amp;&quot;&lt;meta itemprop=&quot;&quot;name&quot;&quot; content=&quot;&quot;&quot;&amp;[.E8]&amp;&quot;&quot;&quot; /&gt;&quot;&amp;CHAR(10)&amp;CHAR(9)&amp;&quot;&lt;a href=&quot;&quot;&quot;&amp;[.$B$1]&amp;[.B8]&amp;&quot;-b.jpg&quot;&amp;&quot;&quot;&quot; title=&quot;&quot;&quot;&amp;[.F8]&amp;&quot;&quot;&quot;&gt;&lt;img  itemprop=&quot;&quot;contentUrl&quot;&quot; src=&quot;&quot;&quot;&amp;[.$B$1]&amp;[.B8]&amp;&quot;.jpg&quot;&amp;&quot;&quot;&quot; alt=&quot;&quot;&quot;&amp;[.E8]&amp;&quot;&quot;&quot; width=&quot;&quot;&quot;&amp;[.C8]&amp;&quot;&quot;&quot; height=&quot;&quot;&quot;&amp;[.D8]&amp;&quot;&quot;&quot;/&gt;&lt;/a&gt;&quot;&amp;CHAR(10)&amp;CHAR(9)&amp;&quot;&lt;figcaption itemprop=&quot;&quot;description creditText&quot;&quot;&gt;&quot;&amp;[.E8]&amp;&quot;&lt;/figcaption&gt;&quot;&amp;CHAR(10)&amp;&quot;&lt;/figure&gt;&quot;" table:style-name="ce1">
            <text:p>&lt;figure itemscope itemtype="https://schema.org/ImageObject"&gt;</text:p>
            <text:p><text:tab/>&lt;meta itemprop="name" content="Карта 1914 г. - озеро Дамхорс (не подписано) на реке Цахвоа" /&gt;</text:p>
            <text:p><text:tab/>&lt;a href="/img/toponymy/damkhurts/Map-1914-Lake-Damkhors-not-signed-on-Tsakhvoa-River-b.jpg" title="Фрагмент карты из «Материалов по триангуляции на Кавказе с 1864 по 1912 гг.», подготовленных Винниковым Н.П. и изданных в 1914 г. Озеро Дамхорс на реке Цахвоа на карте показано, но не подписано его название &lt;a href="#t125-[1]"&gt;[1]&lt;/a&gt;"&gt;&lt;img <text:s/>itemprop="contentUrl" src="/img/toponymy/damkhurts/Map-1914-Lake-Damkhors-not-signed-on-Tsakhvoa-River.jpg" alt="Карта 1914 г. - озеро Дамхорс (не подписано) на реке Цахвоа" width="750" height="382"/&gt;&lt;/a&gt;</text:p>
            <text:p><text:tab/>&lt;figcaption itemprop="description creditText"&gt;Карта 1914 г. - озеро Дамхорс (не подписано) на реке Цахвоа&lt;/figcaption&gt;</text:p>
            <text:p>&lt;/figure&gt;</text:p>
          </table:table-cell>
          <table:table-cell table:number-columns-repeated="16374"/>
        </table:table-row>
        <table:table-row table:style-name="ro1">
          <table:table-cell office:value-type="float" office:value="7" table:style-name="ce1">
            <text:p>7</text:p>
          </table:table-cell>
          <table:table-cell office:value-type="string" table:style-name="ce1">
            <text:p>Map-1962-where-Lake-Damkhors-indicated</text:p>
          </table:table-cell>
          <table:table-cell office:value-type="float" office:value="600" table:style-name="ce1">
            <text:p>600</text:p>
          </table:table-cell>
          <table:table-cell office:value-type="float" office:value="525" table:style-name="ce1">
            <text:p>525</text:p>
          </table:table-cell>
          <table:table-cell office:value-type="string" table:style-name="ce1">
            <text:p>Карта 1962 г. где обозначено озеро Дамхорс</text:p>
          </table:table-cell>
          <table:table-cell office:value-type="string" table:style-name="ce1">
            <text:p>Фрагмент карта-схемы из отчета Лего С.С. (1962 г.), где обозначено озеро Дамхорс &lt;a href="#t125-[1]"&gt;[1]&lt;/a&gt;</text:p>
          </table:table-cell>
          <table:table-cell office:value-type="string" office:string-value="&lt;figure&gt;&#10; &lt;img src=&quot;/img/toponymy/damkhurts/Map-1962-where-Lake-Damkhors-indicated.jpg&quot; title=&quot;Карта 1962 г. где обозначено озеро Дамхорс&quot; alt=&quot;Карта 1962 г. где обозначено озеро Дамхорс&quot; width=&quot;600&quot; height=&quot;525&quot;/&gt;&#10; &lt;figcaption&gt;Фрагмент карта-схемы из отчета Лего С.С. (1962 г.), где обозначено озеро Дамхорс &lt;a href=&quot;#t125-[1]&quot;&gt;[1]&lt;/a&gt;&lt;/figcaption&gt;&#10;&lt;/figure&gt;" table:formula="of:=&quot;&lt;figure&gt;&quot;&amp;CHAR(10)&amp;CHAR(9)&amp;&quot;&lt;img src=&quot;&quot;&quot;&amp;[.$B$1]&amp;[.B9]&amp;&quot;.jpg&quot;&amp;&quot;&quot;&quot; title=&quot;&quot;&quot;&amp;[.E9]&amp;&quot;&quot;&quot; alt=&quot;&quot;&quot;&amp;[.E9]&amp;&quot;&quot;&quot; width=&quot;&quot;&quot;&amp;[.C9]&amp;&quot;&quot;&quot; height=&quot;&quot;&quot;&amp;[.D9]&amp;&quot;&quot;&quot;/&gt;&quot;&amp;CHAR(10)&amp;CHAR(9)&amp;&quot;&lt;figcaption&gt;&quot;&amp;[.F9]&amp;&quot;&lt;/figcaption&gt;&quot;&amp;CHAR(10)&amp;&quot;&lt;/figure&gt;&quot;" table:style-name="ce2">
            <text:p>&lt;figure&gt;</text:p>
            <text:p><text:tab/>&lt;img src="/img/toponymy/damkhurts/Map-1962-where-Lake-Damkhors-indicated.jpg" title="Карта 1962 г. где обозначено озеро Дамхорс" alt="Карта 1962 г. где обозначено озеро Дамхорс" width="600" height="525"/&gt;</text:p>
            <text:p><text:tab/>&lt;figcaption&gt;Фрагмент карта-схемы из отчета Лего С.С. (1962 г.), где обозначено озеро Дамхорс &lt;a href="#t125-[1]"&gt;[1]&lt;/a&gt;&lt;/figcaption&gt;</text:p>
            <text:p>&lt;/figure&gt;</text:p>
          </table:table-cell>
          <table:table-cell office:value-type="string" office:string-value="&lt;figure&gt;&#10; &lt;a href=&quot;/img/toponymy/damkhurts/Map-1962-where-Lake-Damkhors-indicated-b.jpg&quot; title=&quot;Карта 1962 г. где обозначено озеро Дамхорс&quot;&gt;&lt;img src=&quot;/img/toponymy/damkhurts/Map-1962-where-Lake-Damkhors-indicated.jpg&quot; alt=&quot;Карта 1962 г. где обозначено озеро Дамхорс&quot; width=&quot;600&quot; height=&quot;525&quot;/&gt;&lt;/a&gt;&#10; &lt;figcaption&gt;Фрагмент карта-схемы из отчета Лего С.С. (1962 г.), где обозначено озеро Дамхорс &lt;a href=&quot;#t125-[1]&quot;&gt;[1]&lt;/a&gt;&lt;/figcaption&gt;&#10;&lt;/figure&gt;" table:formula="of:=&quot;&lt;figure&gt;&quot;&amp;CHAR(10)&amp;CHAR(9)&amp;&quot;&lt;a href=&quot;&quot;&quot;&amp;[.$B$1]&amp;[.B9]&amp;&quot;-b.jpg&quot;&amp;&quot;&quot;&quot; title=&quot;&quot;&quot;&amp;[.E9]&amp;&quot;&quot;&quot;&gt;&lt;img src=&quot;&quot;&quot;&amp;[.$B$1]&amp;[.B9]&amp;&quot;.jpg&quot;&amp;&quot;&quot;&quot; alt=&quot;&quot;&quot;&amp;[.E9]&amp;&quot;&quot;&quot; width=&quot;&quot;&quot;&amp;[.C9]&amp;&quot;&quot;&quot; height=&quot;&quot;&quot;&amp;[.D9]&amp;&quot;&quot;&quot;/&gt;&lt;/a&gt;&quot;&amp;CHAR(10)&amp;CHAR(9)&amp;&quot;&lt;figcaption&gt;&quot;&amp;[.F9]&amp;&quot;&lt;/figcaption&gt;&quot;&amp;CHAR(10)&amp;&quot;&lt;/figure&gt;&quot;" table:style-name="ce1">
            <text:p>&lt;figure&gt;</text:p>
            <text:p><text:tab/>&lt;a href="/img/toponymy/damkhurts/Map-1962-where-Lake-Damkhors-indicated-b.jpg" title="Карта 1962 г. где обозначено озеро Дамхорс"&gt;&lt;img src="/img/toponymy/damkhurts/Map-1962-where-Lake-Damkhors-indicated.jpg" alt="Карта 1962 г. где обозначено озеро Дамхорс" width="600" height="525"/&gt;&lt;/a&gt;</text:p>
            <text:p><text:tab/>&lt;figcaption&gt;Фрагмент карта-схемы из отчета Лего С.С. (1962 г.), где обозначено озеро Дамхорс &lt;a href="#t125-[1]"&gt;[1]&lt;/a&gt;&lt;/figcaption&gt;</text:p>
            <text:p>&lt;/figure&gt;</text:p>
          </table:table-cell>
          <table:table-cell office:value-type="string" office:string-value="&lt;figure itemscope itemtype=&quot;https://schema.org/ImageObject&quot;&gt;&#10; &lt;meta itemprop=&quot;name&quot; content=&quot;Карта 1962 г. где обозначено озеро Дамхорс&quot; /&gt;&#10; &lt;img itemprop=&quot;contentUrl&quot; src=&quot;/img/toponymy/damkhurts/Map-1962-where-Lake-Damkhors-indicated.jpg&quot; title=&quot;Фрагмент карта-схемы из отчета Лего С.С. (1962 г.), где обозначено озеро Дамхорс &lt;a href=&quot;#t125-[1]&quot;&gt;[1]&lt;/a&gt;&quot; alt=&quot;Карта 1962 г. где обозначено озеро Дамхорс&quot; width=&quot;600&quot; height=&quot;525&quot;/&gt;&#10; &lt;figcaption itemprop=&quot;description creditText&quot;&gt;Карта 1962 г. где обозначено озеро Дамхорс&lt;/figcaption&gt;&#10;&lt;/figure&gt;" table:formula="of:=&quot;&lt;figure itemscope itemtype=&quot;&quot;https://schema.org/ImageObject&quot;&quot;&gt;&quot;&amp;CHAR(10)&amp;CHAR(9)&amp;&quot;&lt;meta itemprop=&quot;&quot;name&quot;&quot; content=&quot;&quot;&quot;&amp;[.E9]&amp;&quot;&quot;&quot; /&gt;&quot;&amp;CHAR(10)&amp;CHAR(9)&amp;&quot;&lt;img itemprop=&quot;&quot;contentUrl&quot;&quot; src=&quot;&quot;&quot;&amp;[.$B$1]&amp;[.B9]&amp;&quot;.jpg&quot;&amp;&quot;&quot;&quot; title=&quot;&quot;&quot;&amp;[.F9]&amp;&quot;&quot;&quot; alt=&quot;&quot;&quot;&amp;[.E9]&amp;&quot;&quot;&quot; width=&quot;&quot;&quot;&amp;[.C9]&amp;&quot;&quot;&quot; height=&quot;&quot;&quot;&amp;[.D9]&amp;&quot;&quot;&quot;/&gt;&quot;&amp;CHAR(10)&amp;CHAR(9)&amp;&quot;&lt;figcaption itemprop=&quot;&quot;description creditText&quot;&quot;&gt;&quot;&amp;[.E9]&amp;&quot;&lt;/figcaption&gt;&quot;&amp;CHAR(10)&amp;&quot;&lt;/figure&gt;&quot;" table:style-name="ce1">
            <text:p>&lt;figure itemscope itemtype="https://schema.org/ImageObject"&gt;</text:p>
            <text:p><text:tab/>&lt;meta itemprop="name" content="Карта 1962 г. где обозначено озеро Дамхорс" /&gt;</text:p>
            <text:p><text:tab/>&lt;img itemprop="contentUrl" src="/img/toponymy/damkhurts/Map-1962-where-Lake-Damkhors-indicated.jpg" title="Фрагмент карта-схемы из отчета Лего С.С. (1962 г.), где обозначено озеро Дамхорс &lt;a href="#t125-[1]"&gt;[1]&lt;/a&gt;" alt="Карта 1962 г. где обозначено озеро Дамхорс" width="600" height="525"/&gt;</text:p>
            <text:p><text:tab/>&lt;figcaption itemprop="description creditText"&gt;Карта 1962 г. где обозначено озеро Дамхорс&lt;/figcaption&gt;</text:p>
            <text:p>&lt;/figure&gt;</text:p>
          </table:table-cell>
          <table:table-cell office:value-type="string" office:string-value="&lt;figure itemscope itemtype=&quot;https://schema.org/ImageObject&quot;&gt;&#10; &lt;meta itemprop=&quot;name&quot; content=&quot;Карта 1962 г. где обозначено озеро Дамхорс&quot; /&gt;&#10; &lt;a href=&quot;/img/toponymy/damkhurts/Map-1962-where-Lake-Damkhors-indicated-b.jpg&quot; title=&quot;Фрагмент карта-схемы из отчета Лего С.С. (1962 г.), где обозначено озеро Дамхорс &lt;a href=&quot;#t125-[1]&quot;&gt;[1]&lt;/a&gt;&quot;&gt;&lt;img  itemprop=&quot;contentUrl&quot; src=&quot;/img/toponymy/damkhurts/Map-1962-where-Lake-Damkhors-indicated.jpg&quot; alt=&quot;Карта 1962 г. где обозначено озеро Дамхорс&quot; width=&quot;600&quot; height=&quot;525&quot;/&gt;&lt;/a&gt;&#10; &lt;figcaption itemprop=&quot;description creditText&quot;&gt;Карта 1962 г. где обозначено озеро Дамхорс&lt;/figcaption&gt;&#10;&lt;/figure&gt;" table:formula="of:=&quot;&lt;figure itemscope itemtype=&quot;&quot;https://schema.org/ImageObject&quot;&quot;&gt;&quot;&amp;CHAR(10)&amp;CHAR(9)&amp;&quot;&lt;meta itemprop=&quot;&quot;name&quot;&quot; content=&quot;&quot;&quot;&amp;[.E9]&amp;&quot;&quot;&quot; /&gt;&quot;&amp;CHAR(10)&amp;CHAR(9)&amp;&quot;&lt;a href=&quot;&quot;&quot;&amp;[.$B$1]&amp;[.B9]&amp;&quot;-b.jpg&quot;&amp;&quot;&quot;&quot; title=&quot;&quot;&quot;&amp;[.F9]&amp;&quot;&quot;&quot;&gt;&lt;img  itemprop=&quot;&quot;contentUrl&quot;&quot; src=&quot;&quot;&quot;&amp;[.$B$1]&amp;[.B9]&amp;&quot;.jpg&quot;&amp;&quot;&quot;&quot; alt=&quot;&quot;&quot;&amp;[.E9]&amp;&quot;&quot;&quot; width=&quot;&quot;&quot;&amp;[.C9]&amp;&quot;&quot;&quot; height=&quot;&quot;&quot;&amp;[.D9]&amp;&quot;&quot;&quot;/&gt;&lt;/a&gt;&quot;&amp;CHAR(10)&amp;CHAR(9)&amp;&quot;&lt;figcaption itemprop=&quot;&quot;description creditText&quot;&quot;&gt;&quot;&amp;[.E9]&amp;&quot;&lt;/figcaption&gt;&quot;&amp;CHAR(10)&amp;&quot;&lt;/figure&gt;&quot;" table:style-name="ce1">
            <text:p>&lt;figure itemscope itemtype="https://schema.org/ImageObject"&gt;</text:p>
            <text:p><text:tab/>&lt;meta itemprop="name" content="Карта 1962 г. где обозначено озеро Дамхорс" /&gt;</text:p>
            <text:p><text:tab/>&lt;a href="/img/toponymy/damkhurts/Map-1962-where-Lake-Damkhors-indicated-b.jpg" title="Фрагмент карта-схемы из отчета Лего С.С. (1962 г.), где обозначено озеро Дамхорс &lt;a href="#t125-[1]"&gt;[1]&lt;/a&gt;"&gt;&lt;img <text:s/>itemprop="contentUrl" src="/img/toponymy/damkhurts/Map-1962-where-Lake-Damkhors-indicated.jpg" alt="Карта 1962 г. где обозначено озеро Дамхорс" width="600" height="525"/&gt;&lt;/a&gt;</text:p>
            <text:p><text:tab/>&lt;figcaption itemprop="description creditText"&gt;Карта 1962 г. где обозначено озеро Дамхорс&lt;/figcaption&gt;</text:p>
            <text:p>&lt;/figure&gt;</text:p>
          </table:table-cell>
          <table:table-cell table:number-columns-repeated="16374"/>
        </table:table-row>
        <table:table-row table:style-name="ro1">
          <table:table-cell office:value-type="float" office:value="8" table:style-name="ce1">
            <text:p>8</text:p>
          </table:table-cell>
          <table:table-cell office:value-type="string" table:style-name="ce1">
            <text:p>Scheme-Kardyvach-mountain-knot-1963</text:p>
          </table:table-cell>
          <table:table-cell office:value-type="float" office:value="600" table:style-name="ce1">
            <text:p>600</text:p>
          </table:table-cell>
          <table:table-cell office:value-type="float" office:value="365" table:style-name="ce1">
            <text:p>365</text:p>
          </table:table-cell>
          <table:table-cell office:value-type="string" table:style-name="ce1">
            <text:p>Схема Кардывачского горного узла - 1963 г.</text:p>
          </table:table-cell>
          <table:table-cell office:value-type="string" table:style-name="ce1">
            <text:p>Схема Кардывачского горного узла из книги Ефремова Ю.К. «Тропами горного Черноморья (1963 г.), где значится озеро Дамхорс &lt;a href="#t125-[1]"&gt;[1]&lt;/a&gt;</text:p>
          </table:table-cell>
          <table:table-cell office:value-type="string" office:string-value="&lt;figure&gt;&#10; &lt;img src=&quot;/img/toponymy/damkhurts/Scheme-Kardyvach-mountain-knot-1963.jpg&quot; title=&quot;Схема Кардывачского горного узла - 1963 г.&quot; alt=&quot;Схема Кардывачского горного узла - 1963 г.&quot; width=&quot;600&quot; height=&quot;365&quot;/&gt;&#10; &lt;figcaption&gt;Схема Кардывачского горного узла из книги Ефремова Ю.К. «Тропами горного Черноморья (1963 г.), где значится озеро Дамхорс &lt;a href=&quot;#t125-[1]&quot;&gt;[1]&lt;/a&gt;&lt;/figcaption&gt;&#10;&lt;/figure&gt;" table:formula="of:=&quot;&lt;figure&gt;&quot;&amp;CHAR(10)&amp;CHAR(9)&amp;&quot;&lt;img src=&quot;&quot;&quot;&amp;[.$B$1]&amp;[.B10]&amp;&quot;.jpg&quot;&amp;&quot;&quot;&quot; title=&quot;&quot;&quot;&amp;[.E10]&amp;&quot;&quot;&quot; alt=&quot;&quot;&quot;&amp;[.E10]&amp;&quot;&quot;&quot; width=&quot;&quot;&quot;&amp;[.C10]&amp;&quot;&quot;&quot; height=&quot;&quot;&quot;&amp;[.D10]&amp;&quot;&quot;&quot;/&gt;&quot;&amp;CHAR(10)&amp;CHAR(9)&amp;&quot;&lt;figcaption&gt;&quot;&amp;[.F10]&amp;&quot;&lt;/figcaption&gt;&quot;&amp;CHAR(10)&amp;&quot;&lt;/figure&gt;&quot;" table:style-name="ce2">
            <text:p>&lt;figure&gt;</text:p>
            <text:p><text:tab/>&lt;img src="/img/toponymy/damkhurts/Scheme-Kardyvach-mountain-knot-1963.jpg" title="Схема Кардывачского горного узла - 1963 г." alt="Схема Кардывачского горного узла - 1963 г." width="600" height="365"/&gt;</text:p>
            <text:p><text:tab/>&lt;figcaption&gt;Схема Кардывачского горного узла из книги Ефремова Ю.К. «Тропами горного Черноморья (1963 г.), где значится озеро Дамхорс &lt;a href="#t125-[1]"&gt;[1]&lt;/a&gt;&lt;/figcaption&gt;</text:p>
            <text:p>&lt;/figure&gt;</text:p>
          </table:table-cell>
          <table:table-cell office:value-type="string" office:string-value="&lt;figure&gt;&#10; &lt;a href=&quot;/img/toponymy/damkhurts/Scheme-Kardyvach-mountain-knot-1963-b.jpg&quot; title=&quot;Схема Кардывачского горного узла - 1963 г.&quot;&gt;&lt;img src=&quot;/img/toponymy/damkhurts/Scheme-Kardyvach-mountain-knot-1963.jpg&quot; alt=&quot;Схема Кардывачского горного узла - 1963 г.&quot; width=&quot;600&quot; height=&quot;365&quot;/&gt;&lt;/a&gt;&#10; &lt;figcaption&gt;Схема Кардывачского горного узла из книги Ефремова Ю.К. «Тропами горного Черноморья (1963 г.), где значится озеро Дамхорс &lt;a href=&quot;#t125-[1]&quot;&gt;[1]&lt;/a&gt;&lt;/figcaption&gt;&#10;&lt;/figure&gt;" table:formula="of:=&quot;&lt;figure&gt;&quot;&amp;CHAR(10)&amp;CHAR(9)&amp;&quot;&lt;a href=&quot;&quot;&quot;&amp;[.$B$1]&amp;[.B10]&amp;&quot;-b.jpg&quot;&amp;&quot;&quot;&quot; title=&quot;&quot;&quot;&amp;[.E10]&amp;&quot;&quot;&quot;&gt;&lt;img src=&quot;&quot;&quot;&amp;[.$B$1]&amp;[.B10]&amp;&quot;.jpg&quot;&amp;&quot;&quot;&quot; alt=&quot;&quot;&quot;&amp;[.E10]&amp;&quot;&quot;&quot; width=&quot;&quot;&quot;&amp;[.C10]&amp;&quot;&quot;&quot; height=&quot;&quot;&quot;&amp;[.D10]&amp;&quot;&quot;&quot;/&gt;&lt;/a&gt;&quot;&amp;CHAR(10)&amp;CHAR(9)&amp;&quot;&lt;figcaption&gt;&quot;&amp;[.F10]&amp;&quot;&lt;/figcaption&gt;&quot;&amp;CHAR(10)&amp;&quot;&lt;/figure&gt;&quot;" table:style-name="ce1">
            <text:p>&lt;figure&gt;</text:p>
            <text:p><text:tab/>&lt;a href="/img/toponymy/damkhurts/Scheme-Kardyvach-mountain-knot-1963-b.jpg" title="Схема Кардывачского горного узла - 1963 г."&gt;&lt;img src="/img/toponymy/damkhurts/Scheme-Kardyvach-mountain-knot-1963.jpg" alt="Схема Кардывачского горного узла - 1963 г." width="600" height="365"/&gt;&lt;/a&gt;</text:p>
            <text:p><text:tab/>&lt;figcaption&gt;Схема Кардывачского горного узла из книги Ефремова Ю.К. «Тропами горного Черноморья (1963 г.), где значится озеро Дамхорс &lt;a href="#t125-[1]"&gt;[1]&lt;/a&gt;&lt;/figcaption&gt;</text:p>
            <text:p>&lt;/figure&gt;</text:p>
          </table:table-cell>
          <table:table-cell office:value-type="string" office:string-value="&lt;figure itemscope itemtype=&quot;https://schema.org/ImageObject&quot;&gt;&#10; &lt;meta itemprop=&quot;name&quot; content=&quot;Схема Кардывачского горного узла - 1963 г.&quot; /&gt;&#10; &lt;img itemprop=&quot;contentUrl&quot; src=&quot;/img/toponymy/damkhurts/Scheme-Kardyvach-mountain-knot-1963.jpg&quot; title=&quot;Схема Кардывачского горного узла из книги Ефремова Ю.К. «Тропами горного Черноморья (1963 г.), где значится озеро Дамхорс &lt;a href=&quot;#t125-[1]&quot;&gt;[1]&lt;/a&gt;&quot; alt=&quot;Схема Кардывачского горного узла - 1963 г.&quot; width=&quot;600&quot; height=&quot;365&quot;/&gt;&#10; &lt;figcaption itemprop=&quot;description creditText&quot;&gt;Схема Кардывачского горного узла - 1963 г.&lt;/figcaption&gt;&#10;&lt;/figure&gt;" table:formula="of:=&quot;&lt;figure itemscope itemtype=&quot;&quot;https://schema.org/ImageObject&quot;&quot;&gt;&quot;&amp;CHAR(10)&amp;CHAR(9)&amp;&quot;&lt;meta itemprop=&quot;&quot;name&quot;&quot; content=&quot;&quot;&quot;&amp;[.E10]&amp;&quot;&quot;&quot; /&gt;&quot;&amp;CHAR(10)&amp;CHAR(9)&amp;&quot;&lt;img itemprop=&quot;&quot;contentUrl&quot;&quot; src=&quot;&quot;&quot;&amp;[.$B$1]&amp;[.B10]&amp;&quot;.jpg&quot;&amp;&quot;&quot;&quot; title=&quot;&quot;&quot;&amp;[.F10]&amp;&quot;&quot;&quot; alt=&quot;&quot;&quot;&amp;[.E10]&amp;&quot;&quot;&quot; width=&quot;&quot;&quot;&amp;[.C10]&amp;&quot;&quot;&quot; height=&quot;&quot;&quot;&amp;[.D10]&amp;&quot;&quot;&quot;/&gt;&quot;&amp;CHAR(10)&amp;CHAR(9)&amp;&quot;&lt;figcaption itemprop=&quot;&quot;description creditText&quot;&quot;&gt;&quot;&amp;[.E10]&amp;&quot;&lt;/figcaption&gt;&quot;&amp;CHAR(10)&amp;&quot;&lt;/figure&gt;&quot;" table:style-name="ce1">
            <text:p>&lt;figure itemscope itemtype="https://schema.org/ImageObject"&gt;</text:p>
            <text:p><text:tab/>&lt;meta itemprop="name" content="Схема Кардывачского горного узла - 1963 г." /&gt;</text:p>
            <text:p><text:tab/>&lt;img itemprop="contentUrl" src="/img/toponymy/damkhurts/Scheme-Kardyvach-mountain-knot-1963.jpg" title="Схема Кардывачского горного узла из книги Ефремова Ю.К. «Тропами горного Черноморья (1963 г.), где значится озеро Дамхорс &lt;a href="#t125-[1]"&gt;[1]&lt;/a&gt;" alt="Схема Кардывачского горного узла - 1963 г." width="600" height="365"/&gt;</text:p>
            <text:p><text:tab/>&lt;figcaption itemprop="description creditText"&gt;Схема Кардывачского горного узла - 1963 г.&lt;/figcaption&gt;</text:p>
            <text:p>&lt;/figure&gt;</text:p>
          </table:table-cell>
          <table:table-cell office:value-type="string" office:string-value="&lt;figure itemscope itemtype=&quot;https://schema.org/ImageObject&quot;&gt;&#10; &lt;meta itemprop=&quot;name&quot; content=&quot;Схема Кардывачского горного узла - 1963 г.&quot; /&gt;&#10; &lt;a href=&quot;/img/toponymy/damkhurts/Scheme-Kardyvach-mountain-knot-1963-b.jpg&quot; title=&quot;Схема Кардывачского горного узла из книги Ефремова Ю.К. «Тропами горного Черноморья (1963 г.), где значится озеро Дамхорс &lt;a href=&quot;#t125-[1]&quot;&gt;[1]&lt;/a&gt;&quot;&gt;&lt;img  itemprop=&quot;contentUrl&quot; src=&quot;/img/toponymy/damkhurts/Scheme-Kardyvach-mountain-knot-1963.jpg&quot; alt=&quot;Схема Кардывачского горного узла - 1963 г.&quot; width=&quot;600&quot; height=&quot;365&quot;/&gt;&lt;/a&gt;&#10; &lt;figcaption itemprop=&quot;description creditText&quot;&gt;Схема Кардывачского горного узла - 1963 г.&lt;/figcaption&gt;&#10;&lt;/figure&gt;" table:formula="of:=&quot;&lt;figure itemscope itemtype=&quot;&quot;https://schema.org/ImageObject&quot;&quot;&gt;&quot;&amp;CHAR(10)&amp;CHAR(9)&amp;&quot;&lt;meta itemprop=&quot;&quot;name&quot;&quot; content=&quot;&quot;&quot;&amp;[.E10]&amp;&quot;&quot;&quot; /&gt;&quot;&amp;CHAR(10)&amp;CHAR(9)&amp;&quot;&lt;a href=&quot;&quot;&quot;&amp;[.$B$1]&amp;[.B10]&amp;&quot;-b.jpg&quot;&amp;&quot;&quot;&quot; title=&quot;&quot;&quot;&amp;[.F10]&amp;&quot;&quot;&quot;&gt;&lt;img  itemprop=&quot;&quot;contentUrl&quot;&quot; src=&quot;&quot;&quot;&amp;[.$B$1]&amp;[.B10]&amp;&quot;.jpg&quot;&amp;&quot;&quot;&quot; alt=&quot;&quot;&quot;&amp;[.E10]&amp;&quot;&quot;&quot; width=&quot;&quot;&quot;&amp;[.C10]&amp;&quot;&quot;&quot; height=&quot;&quot;&quot;&amp;[.D10]&amp;&quot;&quot;&quot;/&gt;&lt;/a&gt;&quot;&amp;CHAR(10)&amp;CHAR(9)&amp;&quot;&lt;figcaption itemprop=&quot;&quot;description creditText&quot;&quot;&gt;&quot;&amp;[.E10]&amp;&quot;&lt;/figcaption&gt;&quot;&amp;CHAR(10)&amp;&quot;&lt;/figure&gt;&quot;" table:style-name="ce1">
            <text:p>&lt;figure itemscope itemtype="https://schema.org/ImageObject"&gt;</text:p>
            <text:p><text:tab/>&lt;meta itemprop="name" content="Схема Кардывачского горного узла - 1963 г." /&gt;</text:p>
            <text:p><text:tab/>&lt;a href="/img/toponymy/damkhurts/Scheme-Kardyvach-mountain-knot-1963-b.jpg" title="Схема Кардывачского горного узла из книги Ефремова Ю.К. «Тропами горного Черноморья (1963 г.), где значится озеро Дамхорс &lt;a href="#t125-[1]"&gt;[1]&lt;/a&gt;"&gt;&lt;img <text:s/>itemprop="contentUrl" src="/img/toponymy/damkhurts/Scheme-Kardyvach-mountain-knot-1963.jpg" alt="Схема Кардывачского горного узла - 1963 г." width="600" height="365"/&gt;&lt;/a&gt;</text:p>
            <text:p><text:tab/>&lt;figcaption itemprop="description creditText"&gt;Схема Кардывачского горного узла - 1963 г.&lt;/figcaption&gt;</text:p>
            <text:p>&lt;/figure&gt;</text:p>
          </table:table-cell>
          <table:table-cell table:number-columns-repeated="16374"/>
        </table:table-row>
        <table:table-row table:style-name="ro1">
          <table:table-cell office:value-type="float" office:value="9" table:style-name="ce1">
            <text:p>9</text:p>
          </table:table-cell>
          <table:table-cell office:value-type="string" table:style-name="ce1">
            <text:p>Scheme-map-passes-Kardyvach-mountain-knot-1999</text:p>
          </table:table-cell>
          <table:table-cell office:value-type="float" office:value="600" table:style-name="ce1">
            <text:p>600</text:p>
          </table:table-cell>
          <table:table-cell office:value-type="float" office:value="600" table:style-name="ce1">
            <text:p>600</text:p>
          </table:table-cell>
          <table:table-cell office:value-type="string" table:style-name="ce1">
            <text:p>Карта-схема <text:s/>перевалов Кардывачского горного узла 1999 г.</text:p>
          </table:table-cell>
          <table:table-cell office:value-type="string" table:style-name="ce1">
            <text:p>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t125-[1]"&gt;[1]&lt;/a&gt;</text:p>
          </table:table-cell>
          <table:table-cell office:value-type="string" office:string-value="&lt;figure&gt;&#10; &lt;img src=&quot;/img/toponymy/damkhurts/Scheme-map-passes-Kardyvach-mountain-knot-1999.jpg&quot; title=&quot;Карта-схема  перевалов Кардывачского горного узла 1999 г.&quot; alt=&quot;Карта-схема  перевалов Кардывачского горного узла 1999 г.&quot; width=&quot;600&quot; height=&quot;600&quot;/&gt;&#10; &lt;figcaption&gt;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quot;#t125-[1]&quot;&gt;[1]&lt;/a&gt;&lt;/figcaption&gt;&#10;&lt;/figure&gt;" table:formula="of:=&quot;&lt;figure&gt;&quot;&amp;CHAR(10)&amp;CHAR(9)&amp;&quot;&lt;img src=&quot;&quot;&quot;&amp;[.$B$1]&amp;[.B11]&amp;&quot;.jpg&quot;&amp;&quot;&quot;&quot; title=&quot;&quot;&quot;&amp;[.E11]&amp;&quot;&quot;&quot; alt=&quot;&quot;&quot;&amp;[.E11]&amp;&quot;&quot;&quot; width=&quot;&quot;&quot;&amp;[.C11]&amp;&quot;&quot;&quot; height=&quot;&quot;&quot;&amp;[.D11]&amp;&quot;&quot;&quot;/&gt;&quot;&amp;CHAR(10)&amp;CHAR(9)&amp;&quot;&lt;figcaption&gt;&quot;&amp;[.F11]&amp;&quot;&lt;/figcaption&gt;&quot;&amp;CHAR(10)&amp;&quot;&lt;/figure&gt;&quot;" table:style-name="ce2">
            <text:p>&lt;figure&gt;</text:p>
            <text:p><text:tab/>&lt;img src="/img/toponymy/damkhurts/Scheme-map-passes-Kardyvach-mountain-knot-1999.jpg" title="Карта-схема <text:s/>перевалов Кардывачского горного узла 1999 г." alt="Карта-схема <text:s/>перевалов Кардывачского горного узла 1999 г." width="600" height="600"/&gt;</text:p>
            <text:p><text:tab/>&lt;figcaption&gt;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t125-[1]"&gt;[1]&lt;/a&gt;&lt;/figcaption&gt;</text:p>
            <text:p>&lt;/figure&gt;</text:p>
          </table:table-cell>
          <table:table-cell office:value-type="string" office:string-value="&lt;figure&gt;&#10; &lt;a href=&quot;/img/toponymy/damkhurts/Scheme-map-passes-Kardyvach-mountain-knot-1999-b.jpg&quot; title=&quot;Карта-схема  перевалов Кардывачского горного узла 1999 г.&quot;&gt;&lt;img src=&quot;/img/toponymy/damkhurts/Scheme-map-passes-Kardyvach-mountain-knot-1999.jpg&quot; alt=&quot;Карта-схема  перевалов Кардывачского горного узла 1999 г.&quot; width=&quot;600&quot; height=&quot;600&quot;/&gt;&lt;/a&gt;&#10; &lt;figcaption&gt;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quot;#t125-[1]&quot;&gt;[1]&lt;/a&gt;&lt;/figcaption&gt;&#10;&lt;/figure&gt;" table:formula="of:=&quot;&lt;figure&gt;&quot;&amp;CHAR(10)&amp;CHAR(9)&amp;&quot;&lt;a href=&quot;&quot;&quot;&amp;[.$B$1]&amp;[.B11]&amp;&quot;-b.jpg&quot;&amp;&quot;&quot;&quot; title=&quot;&quot;&quot;&amp;[.E11]&amp;&quot;&quot;&quot;&gt;&lt;img src=&quot;&quot;&quot;&amp;[.$B$1]&amp;[.B11]&amp;&quot;.jpg&quot;&amp;&quot;&quot;&quot; alt=&quot;&quot;&quot;&amp;[.E11]&amp;&quot;&quot;&quot; width=&quot;&quot;&quot;&amp;[.C11]&amp;&quot;&quot;&quot; height=&quot;&quot;&quot;&amp;[.D11]&amp;&quot;&quot;&quot;/&gt;&lt;/a&gt;&quot;&amp;CHAR(10)&amp;CHAR(9)&amp;&quot;&lt;figcaption&gt;&quot;&amp;[.F11]&amp;&quot;&lt;/figcaption&gt;&quot;&amp;CHAR(10)&amp;&quot;&lt;/figure&gt;&quot;" table:style-name="ce1">
            <text:p>&lt;figure&gt;</text:p>
            <text:p><text:tab/>&lt;a href="/img/toponymy/damkhurts/Scheme-map-passes-Kardyvach-mountain-knot-1999-b.jpg" title="Карта-схема <text:s/>перевалов Кардывачского горного узла 1999 г."&gt;&lt;img src="/img/toponymy/damkhurts/Scheme-map-passes-Kardyvach-mountain-knot-1999.jpg" alt="Карта-схема <text:s/>перевалов Кардывачского горного узла 1999 г." width="600" height="600"/&gt;&lt;/a&gt;</text:p>
            <text:p><text:tab/>&lt;figcaption&gt;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t125-[1]"&gt;[1]&lt;/a&gt;&lt;/figcaption&gt;</text:p>
            <text:p>&lt;/figure&gt;</text:p>
          </table:table-cell>
          <table:table-cell office:value-type="string" office:string-value="&lt;figure itemscope itemtype=&quot;https://schema.org/ImageObject&quot;&gt;&#10; &lt;meta itemprop=&quot;name&quot; content=&quot;Карта-схема  перевалов Кардывачского горного узла 1999 г.&quot; /&gt;&#10; &lt;img itemprop=&quot;contentUrl&quot; src=&quot;/img/toponymy/damkhurts/Scheme-map-passes-Kardyvach-mountain-knot-1999.jpg&quot; title=&quot;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quot;#t125-[1]&quot;&gt;[1]&lt;/a&gt;&quot; alt=&quot;Карта-схема  перевалов Кардывачского горного узла 1999 г.&quot; width=&quot;600&quot; height=&quot;600&quot;/&gt;&#10; &lt;figcaption itemprop=&quot;description creditText&quot;&gt;Карта-схема  перевалов Кардывачского горного узла 1999 г.&lt;/figcaption&gt;&#10;&lt;/figure&gt;" table:formula="of:=&quot;&lt;figure itemscope itemtype=&quot;&quot;https://schema.org/ImageObject&quot;&quot;&gt;&quot;&amp;CHAR(10)&amp;CHAR(9)&amp;&quot;&lt;meta itemprop=&quot;&quot;name&quot;&quot; content=&quot;&quot;&quot;&amp;[.E11]&amp;&quot;&quot;&quot; /&gt;&quot;&amp;CHAR(10)&amp;CHAR(9)&amp;&quot;&lt;img itemprop=&quot;&quot;contentUrl&quot;&quot; src=&quot;&quot;&quot;&amp;[.$B$1]&amp;[.B11]&amp;&quot;.jpg&quot;&amp;&quot;&quot;&quot; title=&quot;&quot;&quot;&amp;[.F11]&amp;&quot;&quot;&quot; alt=&quot;&quot;&quot;&amp;[.E11]&amp;&quot;&quot;&quot; width=&quot;&quot;&quot;&amp;[.C11]&amp;&quot;&quot;&quot; height=&quot;&quot;&quot;&amp;[.D11]&amp;&quot;&quot;&quot;/&gt;&quot;&amp;CHAR(10)&amp;CHAR(9)&amp;&quot;&lt;figcaption itemprop=&quot;&quot;description creditText&quot;&quot;&gt;&quot;&amp;[.E11]&amp;&quot;&lt;/figcaption&gt;&quot;&amp;CHAR(10)&amp;&quot;&lt;/figure&gt;&quot;" table:style-name="ce1">
            <text:p>&lt;figure itemscope itemtype="https://schema.org/ImageObject"&gt;</text:p>
            <text:p><text:tab/>&lt;meta itemprop="name" content="Карта-схема <text:s/>перевалов Кардывачского горного узла 1999 г." /&gt;</text:p>
            <text:p><text:tab/>&lt;img itemprop="contentUrl" src="/img/toponymy/damkhurts/Scheme-map-passes-Kardyvach-mountain-knot-1999.jpg" title="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t125-[1]"&gt;[1]&lt;/a&gt;" alt="Карта-схема <text:s/>перевалов Кардывачского горного узла 1999 г." width="600" height="600"/&gt;</text:p>
            <text:p><text:tab/>&lt;figcaption itemprop="description creditText"&gt;Карта-схема <text:s/>перевалов Кардывачского горного узла 1999 г.&lt;/figcaption&gt;</text:p>
            <text:p>&lt;/figure&gt;</text:p>
          </table:table-cell>
          <table:table-cell office:value-type="string" office:string-value="&lt;figure itemscope itemtype=&quot;https://schema.org/ImageObject&quot;&gt;&#10; &lt;meta itemprop=&quot;name&quot; content=&quot;Карта-схема  перевалов Кардывачского горного узла 1999 г.&quot; /&gt;&#10; &lt;a href=&quot;/img/toponymy/damkhurts/Scheme-map-passes-Kardyvach-mountain-knot-1999-b.jpg&quot; title=&quot;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quot;#t125-[1]&quot;&gt;[1]&lt;/a&gt;&quot;&gt;&lt;img  itemprop=&quot;contentUrl&quot; src=&quot;/img/toponymy/damkhurts/Scheme-map-passes-Kardyvach-mountain-knot-1999.jpg&quot; alt=&quot;Карта-схема  перевалов Кардывачского горного узла 1999 г.&quot; width=&quot;600&quot; height=&quot;600&quot;/&gt;&lt;/a&gt;&#10; &lt;figcaption itemprop=&quot;description creditText&quot;&gt;Карта-схема  перевалов Кардывачского горного узла 1999 г.&lt;/figcaption&gt;&#10;&lt;/figure&gt;" table:formula="of:=&quot;&lt;figure itemscope itemtype=&quot;&quot;https://schema.org/ImageObject&quot;&quot;&gt;&quot;&amp;CHAR(10)&amp;CHAR(9)&amp;&quot;&lt;meta itemprop=&quot;&quot;name&quot;&quot; content=&quot;&quot;&quot;&amp;[.E11]&amp;&quot;&quot;&quot; /&gt;&quot;&amp;CHAR(10)&amp;CHAR(9)&amp;&quot;&lt;a href=&quot;&quot;&quot;&amp;[.$B$1]&amp;[.B11]&amp;&quot;-b.jpg&quot;&amp;&quot;&quot;&quot; title=&quot;&quot;&quot;&amp;[.F11]&amp;&quot;&quot;&quot;&gt;&lt;img  itemprop=&quot;&quot;contentUrl&quot;&quot; src=&quot;&quot;&quot;&amp;[.$B$1]&amp;[.B11]&amp;&quot;.jpg&quot;&amp;&quot;&quot;&quot; alt=&quot;&quot;&quot;&amp;[.E11]&amp;&quot;&quot;&quot; width=&quot;&quot;&quot;&amp;[.C11]&amp;&quot;&quot;&quot; height=&quot;&quot;&quot;&amp;[.D11]&amp;&quot;&quot;&quot;/&gt;&lt;/a&gt;&quot;&amp;CHAR(10)&amp;CHAR(9)&amp;&quot;&lt;figcaption itemprop=&quot;&quot;description creditText&quot;&quot;&gt;&quot;&amp;[.E11]&amp;&quot;&lt;/figcaption&gt;&quot;&amp;CHAR(10)&amp;&quot;&lt;/figure&gt;&quot;" table:style-name="ce1">
            <text:p>&lt;figure itemscope itemtype="https://schema.org/ImageObject"&gt;</text:p>
            <text:p><text:tab/>&lt;meta itemprop="name" content="Карта-схема <text:s/>перевалов Кардывачского горного узла 1999 г." /&gt;</text:p>
            <text:p><text:tab/>&lt;a href="/img/toponymy/damkhurts/Scheme-map-passes-Kardyvach-mountain-knot-1999-b.jpg" title="Фрагмент карта-схемы перевалов Кардывачского горного узла, видимо, 1999 г. Автор Луст В.А. Адлерский туристический клуб «Серпантин». На схеме значится озеро Дамхорс &lt;a href="#t125-[1]"&gt;[1]&lt;/a&gt;"&gt;&lt;img <text:s/>itemprop="contentUrl" src="/img/toponymy/damkhurts/Scheme-map-passes-Kardyvach-mountain-knot-1999.jpg" alt="Карта-схема <text:s/>перевалов Кардывачского горного узла 1999 г." width="600" height="600"/&gt;&lt;/a&gt;</text:p>
            <text:p><text:tab/>&lt;figcaption itemprop="description creditText"&gt;Карта-схема <text:s/>перевалов Кардывачского горного узла 1999 г.&lt;/figcaption&gt;</text:p>
            <text:p>&lt;/figure&gt;</text:p>
          </table:table-cell>
          <table:table-cell table:number-columns-repeated="16374"/>
        </table:table-row>
        <table:table-row table:style-name="ro1">
          <table:table-cell office:value-type="float" office:value="10" table:style-name="ce1">
            <text:p>10</text:p>
          </table:table-cell>
          <table:table-cell office:value-type="string" table:style-name="ce1">
            <text:p>Map-Trans-Kuban-mountain-peoples-1857-where-village-Tam-indicated</text:p>
          </table:table-cell>
          <table:table-cell office:value-type="float" office:value="600" table:style-name="ce1">
            <text:p>600</text:p>
          </table:table-cell>
          <table:table-cell office:value-type="float" office:value="500" table:style-name="ce1">
            <text:p>500</text:p>
          </table:table-cell>
          <table:table-cell office:value-type="string" table:style-name="ce1">
            <text:p>Карта Закубанских горских народов 1857 г., где значится селение Тамъ</text:p>
          </table:table-cell>
          <table:table-cell office:value-type="string" table:style-name="ce1">
            <text:p>Фрагмент карты Закубанских горских народов 1857 г., где значится селение Тамъ и место проживания народа тамъ</text:p>
          </table:table-cell>
          <table:table-cell office:value-type="string" office:string-value="&lt;figure&gt;&#10; &lt;img src=&quot;/img/toponymy/damkhurts/Map-Trans-Kuban-mountain-peoples-1857-where-village-Tam-indicated.jpg&quot; title=&quot;Карта Закубанских горских народов 1857 г., где значится селение Тамъ&quot; alt=&quot;Карта Закубанских горских народов 1857 г., где значится селение Тамъ&quot; width=&quot;600&quot; height=&quot;500&quot;/&gt;&#10; &lt;figcaption&gt;Фрагмент карты Закубанских горских народов 1857 г., где значится селение Тамъ и место проживания народа тамъ&lt;/figcaption&gt;&#10;&lt;/figure&gt;" table:formula="of:=&quot;&lt;figure&gt;&quot;&amp;CHAR(10)&amp;CHAR(9)&amp;&quot;&lt;img src=&quot;&quot;&quot;&amp;[.$B$1]&amp;[.B12]&amp;&quot;.jpg&quot;&amp;&quot;&quot;&quot; title=&quot;&quot;&quot;&amp;[.E12]&amp;&quot;&quot;&quot; alt=&quot;&quot;&quot;&amp;[.E12]&amp;&quot;&quot;&quot; width=&quot;&quot;&quot;&amp;[.C12]&amp;&quot;&quot;&quot; height=&quot;&quot;&quot;&amp;[.D12]&amp;&quot;&quot;&quot;/&gt;&quot;&amp;CHAR(10)&amp;CHAR(9)&amp;&quot;&lt;figcaption&gt;&quot;&amp;[.F12]&amp;&quot;&lt;/figcaption&gt;&quot;&amp;CHAR(10)&amp;&quot;&lt;/figure&gt;&quot;" table:style-name="ce2">
            <text:p>&lt;figure&gt;</text:p>
            <text:p><text:tab/>&lt;img src="/img/toponymy/damkhurts/Map-Trans-Kuban-mountain-peoples-1857-where-village-Tam-indicated.jpg" title="Карта Закубанских горских народов 1857 г., где значится селение Тамъ" alt="Карта Закубанских горских народов 1857 г., где значится селение Тамъ" width="600" height="500"/&gt;</text:p>
            <text:p><text:tab/>&lt;figcaption&gt;Фрагмент карты Закубанских горских народов 1857 г., где значится селение Тамъ и место проживания народа тамъ&lt;/figcaption&gt;</text:p>
            <text:p>&lt;/figure&gt;</text:p>
          </table:table-cell>
          <table:table-cell office:value-type="string" office:string-value="&lt;figure&gt;&#10; &lt;a href=&quot;/img/toponymy/damkhurts/Map-Trans-Kuban-mountain-peoples-1857-where-village-Tam-indicated-b.jpg&quot; title=&quot;Карта Закубанских горских народов 1857 г., где значится селение Тамъ&quot;&gt;&lt;img src=&quot;/img/toponymy/damkhurts/Map-Trans-Kuban-mountain-peoples-1857-where-village-Tam-indicated.jpg&quot; alt=&quot;Карта Закубанских горских народов 1857 г., где значится селение Тамъ&quot; width=&quot;600&quot; height=&quot;500&quot;/&gt;&lt;/a&gt;&#10; &lt;figcaption&gt;Фрагмент карты Закубанских горских народов 1857 г., где значится селение Тамъ и место проживания народа тамъ&lt;/figcaption&gt;&#10;&lt;/figure&gt;" table:formula="of:=&quot;&lt;figure&gt;&quot;&amp;CHAR(10)&amp;CHAR(9)&amp;&quot;&lt;a href=&quot;&quot;&quot;&amp;[.$B$1]&amp;[.B12]&amp;&quot;-b.jpg&quot;&amp;&quot;&quot;&quot; title=&quot;&quot;&quot;&amp;[.E12]&amp;&quot;&quot;&quot;&gt;&lt;img src=&quot;&quot;&quot;&amp;[.$B$1]&amp;[.B12]&amp;&quot;.jpg&quot;&amp;&quot;&quot;&quot; alt=&quot;&quot;&quot;&amp;[.E12]&amp;&quot;&quot;&quot; width=&quot;&quot;&quot;&amp;[.C12]&amp;&quot;&quot;&quot; height=&quot;&quot;&quot;&amp;[.D12]&amp;&quot;&quot;&quot;/&gt;&lt;/a&gt;&quot;&amp;CHAR(10)&amp;CHAR(9)&amp;&quot;&lt;figcaption&gt;&quot;&amp;[.F12]&amp;&quot;&lt;/figcaption&gt;&quot;&amp;CHAR(10)&amp;&quot;&lt;/figure&gt;&quot;" table:style-name="ce1">
            <text:p>&lt;figure&gt;</text:p>
            <text:p><text:tab/>&lt;a href="/img/toponymy/damkhurts/Map-Trans-Kuban-mountain-peoples-1857-where-village-Tam-indicated-b.jpg" title="Карта Закубанских горских народов 1857 г., где значится селение Тамъ"&gt;&lt;img src="/img/toponymy/damkhurts/Map-Trans-Kuban-mountain-peoples-1857-where-village-Tam-indicated.jpg" alt="Карта Закубанских горских народов 1857 г., где значится селение Тамъ" width="600" height="500"/&gt;&lt;/a&gt;</text:p>
            <text:p><text:tab/>&lt;figcaption&gt;Фрагмент карты Закубанских горских народов 1857 г., где значится селение Тамъ и место проживания народа тамъ&lt;/figcaption&gt;</text:p>
            <text:p>&lt;/figure&gt;</text:p>
          </table:table-cell>
          <table:table-cell office:value-type="string" office:string-value="&lt;figure itemscope itemtype=&quot;https://schema.org/ImageObject&quot;&gt;&#10; &lt;meta itemprop=&quot;name&quot; content=&quot;Карта Закубанских горских народов 1857 г., где значится селение Тамъ&quot; /&gt;&#10; &lt;img itemprop=&quot;contentUrl&quot; src=&quot;/img/toponymy/damkhurts/Map-Trans-Kuban-mountain-peoples-1857-where-village-Tam-indicated.jpg&quot; title=&quot;Фрагмент карты Закубанских горских народов 1857 г., где значится селение Тамъ и место проживания народа тамъ&quot; alt=&quot;Карта Закубанских горских народов 1857 г., где значится селение Тамъ&quot; width=&quot;600&quot; height=&quot;500&quot;/&gt;&#10; &lt;figcaption itemprop=&quot;description creditText&quot;&gt;Карта Закубанских горских народов 1857 г., где значится селение Тамъ&lt;/figcaption&gt;&#10;&lt;/figure&gt;" table:formula="of:=&quot;&lt;figure itemscope itemtype=&quot;&quot;https://schema.org/ImageObject&quot;&quot;&gt;&quot;&amp;CHAR(10)&amp;CHAR(9)&amp;&quot;&lt;meta itemprop=&quot;&quot;name&quot;&quot; content=&quot;&quot;&quot;&amp;[.E12]&amp;&quot;&quot;&quot; /&gt;&quot;&amp;CHAR(10)&amp;CHAR(9)&amp;&quot;&lt;img itemprop=&quot;&quot;contentUrl&quot;&quot; src=&quot;&quot;&quot;&amp;[.$B$1]&amp;[.B12]&amp;&quot;.jpg&quot;&amp;&quot;&quot;&quot; title=&quot;&quot;&quot;&amp;[.F12]&amp;&quot;&quot;&quot; alt=&quot;&quot;&quot;&amp;[.E12]&amp;&quot;&quot;&quot; width=&quot;&quot;&quot;&amp;[.C12]&amp;&quot;&quot;&quot; height=&quot;&quot;&quot;&amp;[.D12]&amp;&quot;&quot;&quot;/&gt;&quot;&amp;CHAR(10)&amp;CHAR(9)&amp;&quot;&lt;figcaption itemprop=&quot;&quot;description creditText&quot;&quot;&gt;&quot;&amp;[.E12]&amp;&quot;&lt;/figcaption&gt;&quot;&amp;CHAR(10)&amp;&quot;&lt;/figure&gt;&quot;" table:style-name="ce1">
            <text:p>&lt;figure itemscope itemtype="https://schema.org/ImageObject"&gt;</text:p>
            <text:p><text:tab/>&lt;meta itemprop="name" content="Карта Закубанских горских народов 1857 г., где значится селение Тамъ" /&gt;</text:p>
            <text:p><text:tab/>&lt;img itemprop="contentUrl" src="/img/toponymy/damkhurts/Map-Trans-Kuban-mountain-peoples-1857-where-village-Tam-indicated.jpg" title="Фрагмент карты Закубанских горских народов 1857 г., где значится селение Тамъ и место проживания народа тамъ" alt="Карта Закубанских горских народов 1857 г., где значится селение Тамъ" width="600" height="500"/&gt;</text:p>
            <text:p><text:tab/>&lt;figcaption itemprop="description creditText"&gt;Карта Закубанских горских народов 1857 г., где значится селение Тамъ&lt;/figcaption&gt;</text:p>
            <text:p>&lt;/figure&gt;</text:p>
          </table:table-cell>
          <table:table-cell office:value-type="string" office:string-value="&lt;figure itemscope itemtype=&quot;https://schema.org/ImageObject&quot;&gt;&#10; &lt;meta itemprop=&quot;name&quot; content=&quot;Карта Закубанских горских народов 1857 г., где значится селение Тамъ&quot; /&gt;&#10; &lt;a href=&quot;/img/toponymy/damkhurts/Map-Trans-Kuban-mountain-peoples-1857-where-village-Tam-indicated-b.jpg&quot; title=&quot;Фрагмент карты Закубанских горских народов 1857 г., где значится селение Тамъ и место проживания народа тамъ&quot;&gt;&lt;img  itemprop=&quot;contentUrl&quot; src=&quot;/img/toponymy/damkhurts/Map-Trans-Kuban-mountain-peoples-1857-where-village-Tam-indicated.jpg&quot; alt=&quot;Карта Закубанских горских народов 1857 г., где значится селение Тамъ&quot; width=&quot;600&quot; height=&quot;500&quot;/&gt;&lt;/a&gt;&#10; &lt;figcaption itemprop=&quot;description creditText&quot;&gt;Карта Закубанских горских народов 1857 г., где значится селение Тамъ&lt;/figcaption&gt;&#10;&lt;/figure&gt;" table:formula="of:=&quot;&lt;figure itemscope itemtype=&quot;&quot;https://schema.org/ImageObject&quot;&quot;&gt;&quot;&amp;CHAR(10)&amp;CHAR(9)&amp;&quot;&lt;meta itemprop=&quot;&quot;name&quot;&quot; content=&quot;&quot;&quot;&amp;[.E12]&amp;&quot;&quot;&quot; /&gt;&quot;&amp;CHAR(10)&amp;CHAR(9)&amp;&quot;&lt;a href=&quot;&quot;&quot;&amp;[.$B$1]&amp;[.B12]&amp;&quot;-b.jpg&quot;&amp;&quot;&quot;&quot; title=&quot;&quot;&quot;&amp;[.F12]&amp;&quot;&quot;&quot;&gt;&lt;img  itemprop=&quot;&quot;contentUrl&quot;&quot; src=&quot;&quot;&quot;&amp;[.$B$1]&amp;[.B12]&amp;&quot;.jpg&quot;&amp;&quot;&quot;&quot; alt=&quot;&quot;&quot;&amp;[.E12]&amp;&quot;&quot;&quot; width=&quot;&quot;&quot;&amp;[.C12]&amp;&quot;&quot;&quot; height=&quot;&quot;&quot;&amp;[.D12]&amp;&quot;&quot;&quot;/&gt;&lt;/a&gt;&quot;&amp;CHAR(10)&amp;CHAR(9)&amp;&quot;&lt;figcaption itemprop=&quot;&quot;description creditText&quot;&quot;&gt;&quot;&amp;[.E12]&amp;&quot;&lt;/figcaption&gt;&quot;&amp;CHAR(10)&amp;&quot;&lt;/figure&gt;&quot;" table:style-name="ce1">
            <text:p>&lt;figure itemscope itemtype="https://schema.org/ImageObject"&gt;</text:p>
            <text:p><text:tab/>&lt;meta itemprop="name" content="Карта Закубанских горских народов 1857 г., где значится селение Тамъ" /&gt;</text:p>
            <text:p><text:tab/>&lt;a href="/img/toponymy/damkhurts/Map-Trans-Kuban-mountain-peoples-1857-where-village-Tam-indicated-b.jpg" title="Фрагмент карты Закубанских горских народов 1857 г., где значится селение Тамъ и место проживания народа тамъ"&gt;&lt;img <text:s/>itemprop="contentUrl" src="/img/toponymy/damkhurts/Map-Trans-Kuban-mountain-peoples-1857-where-village-Tam-indicated.jpg" alt="Карта Закубанских горских народов 1857 г., где значится селение Тамъ" width="600" height="500"/&gt;&lt;/a&gt;</text:p>
            <text:p><text:tab/>&lt;figcaption itemprop="description creditText"&gt;Карта Закубанских горских народов 1857 г., где значится селение Тамъ&lt;/figcaption&gt;</text:p>
            <text:p>&lt;/figure&gt;</text:p>
          </table:table-cell>
          <table:table-cell table:number-columns-repeated="16374"/>
        </table:table-row>
        <table:table-row table:style-name="ro1">
          <table:table-cell office:value-type="float" office:value="11" table:style-name="ce1">
            <text:p>11</text:p>
          </table:table-cell>
          <table:table-cell office:value-type="string" table:style-name="ce1">
            <text:p>Map-Kuban-region-1904-where-Tamovskoye-Gorge</text:p>
          </table:table-cell>
          <table:table-cell office:value-type="float" office:value="600" table:style-name="ce1">
            <text:p>600</text:p>
          </table:table-cell>
          <table:table-cell office:value-type="float" office:value="500" table:style-name="ce1">
            <text:p>500</text:p>
          </table:table-cell>
          <table:table-cell office:value-type="string" table:style-name="ce1">
            <text:p>Карта Кубанской области 1904 г., где значится ущелье Тамовское</text:p>
          </table:table-cell>
          <table:table-cell office:value-type="string" table:style-name="ce1">
            <text:p>Фрагмент карты Кубанской области (1904 г.), где на реке Бол. Лаба значится ущелье Тамовское</text:p>
          </table:table-cell>
          <table:table-cell office:value-type="string" office:string-value="&lt;figure&gt;&#10; &lt;img src=&quot;/img/toponymy/damkhurts/Map-Kuban-region-1904-where-Tamovskoye-Gorge.jpg&quot; title=&quot;Карта Кубанской области 1904 г., где значится ущелье Тамовское&quot; alt=&quot;Карта Кубанской области 1904 г., где значится ущелье Тамовское&quot; width=&quot;600&quot; height=&quot;500&quot;/&gt;&#10; &lt;figcaption&gt;Фрагмент карты Кубанской области (1904 г.), где на реке Бол. Лаба значится ущелье Тамовское&lt;/figcaption&gt;&#10;&lt;/figure&gt;" table:formula="of:=&quot;&lt;figure&gt;&quot;&amp;CHAR(10)&amp;CHAR(9)&amp;&quot;&lt;img src=&quot;&quot;&quot;&amp;[.$B$1]&amp;[.B13]&amp;&quot;.jpg&quot;&amp;&quot;&quot;&quot; title=&quot;&quot;&quot;&amp;[.E13]&amp;&quot;&quot;&quot; alt=&quot;&quot;&quot;&amp;[.E13]&amp;&quot;&quot;&quot; width=&quot;&quot;&quot;&amp;[.C13]&amp;&quot;&quot;&quot; height=&quot;&quot;&quot;&amp;[.D13]&amp;&quot;&quot;&quot;/&gt;&quot;&amp;CHAR(10)&amp;CHAR(9)&amp;&quot;&lt;figcaption&gt;&quot;&amp;[.F13]&amp;&quot;&lt;/figcaption&gt;&quot;&amp;CHAR(10)&amp;&quot;&lt;/figure&gt;&quot;" table:style-name="ce2">
            <text:p>&lt;figure&gt;</text:p>
            <text:p><text:tab/>&lt;img src="/img/toponymy/damkhurts/Map-Kuban-region-1904-where-Tamovskoye-Gorge.jpg" title="Карта Кубанской области 1904 г., где значится ущелье Тамовское" alt="Карта Кубанской области 1904 г., где значится ущелье Тамовское" width="600" height="500"/&gt;</text:p>
            <text:p><text:tab/>&lt;figcaption&gt;Фрагмент карты Кубанской области (1904 г.), где на реке Бол. Лаба значится ущелье Тамовское&lt;/figcaption&gt;</text:p>
            <text:p>&lt;/figure&gt;</text:p>
          </table:table-cell>
          <table:table-cell office:value-type="string" office:string-value="&lt;figure&gt;&#10; &lt;a href=&quot;/img/toponymy/damkhurts/Map-Kuban-region-1904-where-Tamovskoye-Gorge-b.jpg&quot; title=&quot;Карта Кубанской области 1904 г., где значится ущелье Тамовское&quot;&gt;&lt;img src=&quot;/img/toponymy/damkhurts/Map-Kuban-region-1904-where-Tamovskoye-Gorge.jpg&quot; alt=&quot;Карта Кубанской области 1904 г., где значится ущелье Тамовское&quot; width=&quot;600&quot; height=&quot;500&quot;/&gt;&lt;/a&gt;&#10; &lt;figcaption&gt;Фрагмент карты Кубанской области (1904 г.), где на реке Бол. Лаба значится ущелье Тамовское&lt;/figcaption&gt;&#10;&lt;/figure&gt;" table:formula="of:=&quot;&lt;figure&gt;&quot;&amp;CHAR(10)&amp;CHAR(9)&amp;&quot;&lt;a href=&quot;&quot;&quot;&amp;[.$B$1]&amp;[.B13]&amp;&quot;-b.jpg&quot;&amp;&quot;&quot;&quot; title=&quot;&quot;&quot;&amp;[.E13]&amp;&quot;&quot;&quot;&gt;&lt;img src=&quot;&quot;&quot;&amp;[.$B$1]&amp;[.B13]&amp;&quot;.jpg&quot;&amp;&quot;&quot;&quot; alt=&quot;&quot;&quot;&amp;[.E13]&amp;&quot;&quot;&quot; width=&quot;&quot;&quot;&amp;[.C13]&amp;&quot;&quot;&quot; height=&quot;&quot;&quot;&amp;[.D13]&amp;&quot;&quot;&quot;/&gt;&lt;/a&gt;&quot;&amp;CHAR(10)&amp;CHAR(9)&amp;&quot;&lt;figcaption&gt;&quot;&amp;[.F13]&amp;&quot;&lt;/figcaption&gt;&quot;&amp;CHAR(10)&amp;&quot;&lt;/figure&gt;&quot;" table:style-name="ce1">
            <text:p>&lt;figure&gt;</text:p>
            <text:p><text:tab/>&lt;a href="/img/toponymy/damkhurts/Map-Kuban-region-1904-where-Tamovskoye-Gorge-b.jpg" title="Карта Кубанской области 1904 г., где значится ущелье Тамовское"&gt;&lt;img src="/img/toponymy/damkhurts/Map-Kuban-region-1904-where-Tamovskoye-Gorge.jpg" alt="Карта Кубанской области 1904 г., где значится ущелье Тамовское" width="600" height="500"/&gt;&lt;/a&gt;</text:p>
            <text:p><text:tab/>&lt;figcaption&gt;Фрагмент карты Кубанской области (1904 г.), где на реке Бол. Лаба значится ущелье Тамовское&lt;/figcaption&gt;</text:p>
            <text:p>&lt;/figure&gt;</text:p>
          </table:table-cell>
          <table:table-cell office:value-type="string" office:string-value="&lt;figure itemscope itemtype=&quot;https://schema.org/ImageObject&quot;&gt;&#10; &lt;meta itemprop=&quot;name&quot; content=&quot;Карта Кубанской области 1904 г., где значится ущелье Тамовское&quot; /&gt;&#10; &lt;img itemprop=&quot;contentUrl&quot; src=&quot;/img/toponymy/damkhurts/Map-Kuban-region-1904-where-Tamovskoye-Gorge.jpg&quot; title=&quot;Фрагмент карты Кубанской области (1904 г.), где на реке Бол. Лаба значится ущелье Тамовское&quot; alt=&quot;Карта Кубанской области 1904 г., где значится ущелье Тамовское&quot; width=&quot;600&quot; height=&quot;500&quot;/&gt;&#10; &lt;figcaption itemprop=&quot;description creditText&quot;&gt;Карта Кубанской области 1904 г., где значится ущелье Тамовское&lt;/figcaption&gt;&#10;&lt;/figure&gt;" table:formula="of:=&quot;&lt;figure itemscope itemtype=&quot;&quot;https://schema.org/ImageObject&quot;&quot;&gt;&quot;&amp;CHAR(10)&amp;CHAR(9)&amp;&quot;&lt;meta itemprop=&quot;&quot;name&quot;&quot; content=&quot;&quot;&quot;&amp;[.E13]&amp;&quot;&quot;&quot; /&gt;&quot;&amp;CHAR(10)&amp;CHAR(9)&amp;&quot;&lt;img itemprop=&quot;&quot;contentUrl&quot;&quot; src=&quot;&quot;&quot;&amp;[.$B$1]&amp;[.B13]&amp;&quot;.jpg&quot;&amp;&quot;&quot;&quot; title=&quot;&quot;&quot;&amp;[.F13]&amp;&quot;&quot;&quot; alt=&quot;&quot;&quot;&amp;[.E13]&amp;&quot;&quot;&quot; width=&quot;&quot;&quot;&amp;[.C13]&amp;&quot;&quot;&quot; height=&quot;&quot;&quot;&amp;[.D13]&amp;&quot;&quot;&quot;/&gt;&quot;&amp;CHAR(10)&amp;CHAR(9)&amp;&quot;&lt;figcaption itemprop=&quot;&quot;description creditText&quot;&quot;&gt;&quot;&amp;[.E13]&amp;&quot;&lt;/figcaption&gt;&quot;&amp;CHAR(10)&amp;&quot;&lt;/figure&gt;&quot;" table:style-name="ce1">
            <text:p>&lt;figure itemscope itemtype="https://schema.org/ImageObject"&gt;</text:p>
            <text:p><text:tab/>&lt;meta itemprop="name" content="Карта Кубанской области 1904 г., где значится ущелье Тамовское" /&gt;</text:p>
            <text:p><text:tab/>&lt;img itemprop="contentUrl" src="/img/toponymy/damkhurts/Map-Kuban-region-1904-where-Tamovskoye-Gorge.jpg" title="Фрагмент карты Кубанской области (1904 г.), где на реке Бол. Лаба значится ущелье Тамовское" alt="Карта Кубанской области 1904 г., где значится ущелье Тамовское" width="600" height="500"/&gt;</text:p>
            <text:p><text:tab/>&lt;figcaption itemprop="description creditText"&gt;Карта Кубанской области 1904 г., где значится ущелье Тамовское&lt;/figcaption&gt;</text:p>
            <text:p>&lt;/figure&gt;</text:p>
          </table:table-cell>
          <table:table-cell office:value-type="string" office:string-value="&lt;figure itemscope itemtype=&quot;https://schema.org/ImageObject&quot;&gt;&#10; &lt;meta itemprop=&quot;name&quot; content=&quot;Карта Кубанской области 1904 г., где значится ущелье Тамовское&quot; /&gt;&#10; &lt;a href=&quot;/img/toponymy/damkhurts/Map-Kuban-region-1904-where-Tamovskoye-Gorge-b.jpg&quot; title=&quot;Фрагмент карты Кубанской области (1904 г.), где на реке Бол. Лаба значится ущелье Тамовское&quot;&gt;&lt;img  itemprop=&quot;contentUrl&quot; src=&quot;/img/toponymy/damkhurts/Map-Kuban-region-1904-where-Tamovskoye-Gorge.jpg&quot; alt=&quot;Карта Кубанской области 1904 г., где значится ущелье Тамовское&quot; width=&quot;600&quot; height=&quot;500&quot;/&gt;&lt;/a&gt;&#10; &lt;figcaption itemprop=&quot;description creditText&quot;&gt;Карта Кубанской области 1904 г., где значится ущелье Тамовское&lt;/figcaption&gt;&#10;&lt;/figure&gt;" table:formula="of:=&quot;&lt;figure itemscope itemtype=&quot;&quot;https://schema.org/ImageObject&quot;&quot;&gt;&quot;&amp;CHAR(10)&amp;CHAR(9)&amp;&quot;&lt;meta itemprop=&quot;&quot;name&quot;&quot; content=&quot;&quot;&quot;&amp;[.E13]&amp;&quot;&quot;&quot; /&gt;&quot;&amp;CHAR(10)&amp;CHAR(9)&amp;&quot;&lt;a href=&quot;&quot;&quot;&amp;[.$B$1]&amp;[.B13]&amp;&quot;-b.jpg&quot;&amp;&quot;&quot;&quot; title=&quot;&quot;&quot;&amp;[.F13]&amp;&quot;&quot;&quot;&gt;&lt;img  itemprop=&quot;&quot;contentUrl&quot;&quot; src=&quot;&quot;&quot;&amp;[.$B$1]&amp;[.B13]&amp;&quot;.jpg&quot;&amp;&quot;&quot;&quot; alt=&quot;&quot;&quot;&amp;[.E13]&amp;&quot;&quot;&quot; width=&quot;&quot;&quot;&amp;[.C13]&amp;&quot;&quot;&quot; height=&quot;&quot;&quot;&amp;[.D13]&amp;&quot;&quot;&quot;/&gt;&lt;/a&gt;&quot;&amp;CHAR(10)&amp;CHAR(9)&amp;&quot;&lt;figcaption itemprop=&quot;&quot;description creditText&quot;&quot;&gt;&quot;&amp;[.E13]&amp;&quot;&lt;/figcaption&gt;&quot;&amp;CHAR(10)&amp;&quot;&lt;/figure&gt;&quot;" table:style-name="ce1">
            <text:p>&lt;figure itemscope itemtype="https://schema.org/ImageObject"&gt;</text:p>
            <text:p><text:tab/>&lt;meta itemprop="name" content="Карта Кубанской области 1904 г., где значится ущелье Тамовское" /&gt;</text:p>
            <text:p><text:tab/>&lt;a href="/img/toponymy/damkhurts/Map-Kuban-region-1904-where-Tamovskoye-Gorge-b.jpg" title="Фрагмент карты Кубанской области (1904 г.), где на реке Бол. Лаба значится ущелье Тамовское"&gt;&lt;img <text:s/>itemprop="contentUrl" src="/img/toponymy/damkhurts/Map-Kuban-region-1904-where-Tamovskoye-Gorge.jpg" alt="Карта Кубанской области 1904 г., где значится ущелье Тамовское" width="600" height="500"/&gt;&lt;/a&gt;</text:p>
            <text:p><text:tab/>&lt;figcaption itemprop="description creditText"&gt;Карта Кубанской области 1904 г., где значится ущелье Тамовское&lt;/figcaption&gt;</text:p>
            <text:p>&lt;/figure&gt;</text:p>
          </table:table-cell>
          <table:table-cell table:number-columns-repeated="16374"/>
        </table:table-row>
        <table:table-row table:style-name="ro1">
          <table:table-cell office:value-type="float" office:value="12" table:style-name="ce1">
            <text:p>12</text:p>
          </table:table-cell>
          <table:table-cell office:value-type="string" table:style-name="ce1">
            <text:p>Map-Kuban-Region-1904-where-Damkhurts-peak-listed</text:p>
          </table:table-cell>
          <table:table-cell office:value-type="float" office:value="600" table:style-name="ce1">
            <text:p>600</text:p>
          </table:table-cell>
          <table:table-cell office:value-type="float" office:value="500" table:style-name="ce1">
            <text:p>500</text:p>
          </table:table-cell>
          <table:table-cell office:value-type="string" table:style-name="ce1">
            <text:p>Карта Кубанской области 1904 г., где значится вершина Дамхурцъ</text:p>
          </table:table-cell>
          <table:table-cell office:value-type="string" table:style-name="ce1">
            <text:p>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text:p>
          </table:table-cell>
          <table:table-cell office:value-type="string" office:string-value="&lt;figure&gt;&#10; &lt;img src=&quot;/img/toponymy/damkhurts/Map-Kuban-Region-1904-where-Damkhurts-peak-listed.jpg&quot; title=&quot;Карта Кубанской области 1904 г., где значится вершина Дамхурцъ&quot; alt=&quot;Карта Кубанской области 1904 г., где значится вершина Дамхурцъ&quot; width=&quot;600&quot; height=&quot;500&quot;/&gt;&#10; &lt;figcaption&gt;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lt;/figcaption&gt;&#10;&lt;/figure&gt;" table:formula="of:=&quot;&lt;figure&gt;&quot;&amp;CHAR(10)&amp;CHAR(9)&amp;&quot;&lt;img src=&quot;&quot;&quot;&amp;[.$B$1]&amp;[.B14]&amp;&quot;.jpg&quot;&amp;&quot;&quot;&quot; title=&quot;&quot;&quot;&amp;[.E14]&amp;&quot;&quot;&quot; alt=&quot;&quot;&quot;&amp;[.E14]&amp;&quot;&quot;&quot; width=&quot;&quot;&quot;&amp;[.C14]&amp;&quot;&quot;&quot; height=&quot;&quot;&quot;&amp;[.D14]&amp;&quot;&quot;&quot;/&gt;&quot;&amp;CHAR(10)&amp;CHAR(9)&amp;&quot;&lt;figcaption&gt;&quot;&amp;[.F14]&amp;&quot;&lt;/figcaption&gt;&quot;&amp;CHAR(10)&amp;&quot;&lt;/figure&gt;&quot;" table:style-name="ce2">
            <text:p>&lt;figure&gt;</text:p>
            <text:p><text:tab/>&lt;img src="/img/toponymy/damkhurts/Map-Kuban-Region-1904-where-Damkhurts-peak-listed.jpg" title="Карта Кубанской области 1904 г., где значится вершина Дамхурцъ" alt="Карта Кубанской области 1904 г., где значится вершина Дамхурцъ" width="600" height="500"/&gt;</text:p>
            <text:p><text:tab/>&lt;figcaption&gt;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lt;/figcaption&gt;</text:p>
            <text:p>&lt;/figure&gt;</text:p>
          </table:table-cell>
          <table:table-cell office:value-type="string" office:string-value="&lt;figure&gt;&#10; &lt;a href=&quot;/img/toponymy/damkhurts/Map-Kuban-Region-1904-where-Damkhurts-peak-listed-b.jpg&quot; title=&quot;Карта Кубанской области 1904 г., где значится вершина Дамхурцъ&quot;&gt;&lt;img src=&quot;/img/toponymy/damkhurts/Map-Kuban-Region-1904-where-Damkhurts-peak-listed.jpg&quot; alt=&quot;Карта Кубанской области 1904 г., где значится вершина Дамхурцъ&quot; width=&quot;600&quot; height=&quot;500&quot;/&gt;&lt;/a&gt;&#10; &lt;figcaption&gt;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lt;/figcaption&gt;&#10;&lt;/figure&gt;" table:formula="of:=&quot;&lt;figure&gt;&quot;&amp;CHAR(10)&amp;CHAR(9)&amp;&quot;&lt;a href=&quot;&quot;&quot;&amp;[.$B$1]&amp;[.B14]&amp;&quot;-b.jpg&quot;&amp;&quot;&quot;&quot; title=&quot;&quot;&quot;&amp;[.E14]&amp;&quot;&quot;&quot;&gt;&lt;img src=&quot;&quot;&quot;&amp;[.$B$1]&amp;[.B14]&amp;&quot;.jpg&quot;&amp;&quot;&quot;&quot; alt=&quot;&quot;&quot;&amp;[.E14]&amp;&quot;&quot;&quot; width=&quot;&quot;&quot;&amp;[.C14]&amp;&quot;&quot;&quot; height=&quot;&quot;&quot;&amp;[.D14]&amp;&quot;&quot;&quot;/&gt;&lt;/a&gt;&quot;&amp;CHAR(10)&amp;CHAR(9)&amp;&quot;&lt;figcaption&gt;&quot;&amp;[.F14]&amp;&quot;&lt;/figcaption&gt;&quot;&amp;CHAR(10)&amp;&quot;&lt;/figure&gt;&quot;" table:style-name="ce1">
            <text:p>&lt;figure&gt;</text:p>
            <text:p><text:tab/>&lt;a href="/img/toponymy/damkhurts/Map-Kuban-Region-1904-where-Damkhurts-peak-listed-b.jpg" title="Карта Кубанской области 1904 г., где значится вершина Дамхурцъ"&gt;&lt;img src="/img/toponymy/damkhurts/Map-Kuban-Region-1904-where-Damkhurts-peak-listed.jpg" alt="Карта Кубанской области 1904 г., где значится вершина Дамхурцъ" width="600" height="500"/&gt;&lt;/a&gt;</text:p>
            <text:p><text:tab/>&lt;figcaption&gt;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lt;/figcaption&gt;</text:p>
            <text:p>&lt;/figure&gt;</text:p>
          </table:table-cell>
          <table:table-cell office:value-type="string" office:string-value="&lt;figure itemscope itemtype=&quot;https://schema.org/ImageObject&quot;&gt;&#10; &lt;meta itemprop=&quot;name&quot; content=&quot;Карта Кубанской области 1904 г., где значится вершина Дамхурцъ&quot; /&gt;&#10; &lt;img itemprop=&quot;contentUrl&quot; src=&quot;/img/toponymy/damkhurts/Map-Kuban-Region-1904-where-Damkhurts-peak-listed.jpg&quot; title=&quot;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quot; alt=&quot;Карта Кубанской области 1904 г., где значится вершина Дамхурцъ&quot; width=&quot;600&quot; height=&quot;500&quot;/&gt;&#10; &lt;figcaption itemprop=&quot;description creditText&quot;&gt;Карта Кубанской области 1904 г., где значится вершина Дамхурцъ&lt;/figcaption&gt;&#10;&lt;/figure&gt;" table:formula="of:=&quot;&lt;figure itemscope itemtype=&quot;&quot;https://schema.org/ImageObject&quot;&quot;&gt;&quot;&amp;CHAR(10)&amp;CHAR(9)&amp;&quot;&lt;meta itemprop=&quot;&quot;name&quot;&quot; content=&quot;&quot;&quot;&amp;[.E14]&amp;&quot;&quot;&quot; /&gt;&quot;&amp;CHAR(10)&amp;CHAR(9)&amp;&quot;&lt;img itemprop=&quot;&quot;contentUrl&quot;&quot; src=&quot;&quot;&quot;&amp;[.$B$1]&amp;[.B14]&amp;&quot;.jpg&quot;&amp;&quot;&quot;&quot; title=&quot;&quot;&quot;&amp;[.F14]&amp;&quot;&quot;&quot; alt=&quot;&quot;&quot;&amp;[.E14]&amp;&quot;&quot;&quot; width=&quot;&quot;&quot;&amp;[.C14]&amp;&quot;&quot;&quot; height=&quot;&quot;&quot;&amp;[.D14]&amp;&quot;&quot;&quot;/&gt;&quot;&amp;CHAR(10)&amp;CHAR(9)&amp;&quot;&lt;figcaption itemprop=&quot;&quot;description creditText&quot;&quot;&gt;&quot;&amp;[.E14]&amp;&quot;&lt;/figcaption&gt;&quot;&amp;CHAR(10)&amp;&quot;&lt;/figure&gt;&quot;" table:style-name="ce1">
            <text:p>&lt;figure itemscope itemtype="https://schema.org/ImageObject"&gt;</text:p>
            <text:p><text:tab/>&lt;meta itemprop="name" content="Карта Кубанской области 1904 г., где значится вершина Дамхурцъ" /&gt;</text:p>
            <text:p><text:tab/>&lt;img itemprop="contentUrl" src="/img/toponymy/damkhurts/Map-Kuban-Region-1904-where-Damkhurts-peak-listed.jpg" title="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 alt="Карта Кубанской области 1904 г., где значится вершина Дамхурцъ" width="600" height="500"/&gt;</text:p>
            <text:p><text:tab/>&lt;figcaption itemprop="description creditText"&gt;Карта Кубанской области 1904 г., где значится вершина Дамхурцъ&lt;/figcaption&gt;</text:p>
            <text:p>&lt;/figure&gt;</text:p>
          </table:table-cell>
          <table:table-cell office:value-type="string" office:string-value="&lt;figure itemscope itemtype=&quot;https://schema.org/ImageObject&quot;&gt;&#10; &lt;meta itemprop=&quot;name&quot; content=&quot;Карта Кубанской области 1904 г., где значится вершина Дамхурцъ&quot; /&gt;&#10; &lt;a href=&quot;/img/toponymy/damkhurts/Map-Kuban-Region-1904-where-Damkhurts-peak-listed-b.jpg&quot; title=&quot;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quot;&gt;&lt;img  itemprop=&quot;contentUrl&quot; src=&quot;/img/toponymy/damkhurts/Map-Kuban-Region-1904-where-Damkhurts-peak-listed.jpg&quot; alt=&quot;Карта Кубанской области 1904 г., где значится вершина Дамхурцъ&quot; width=&quot;600&quot; height=&quot;500&quot;/&gt;&lt;/a&gt;&#10; &lt;figcaption itemprop=&quot;description creditText&quot;&gt;Карта Кубанской области 1904 г., где значится вершина Дамхурцъ&lt;/figcaption&gt;&#10;&lt;/figure&gt;" table:formula="of:=&quot;&lt;figure itemscope itemtype=&quot;&quot;https://schema.org/ImageObject&quot;&quot;&gt;&quot;&amp;CHAR(10)&amp;CHAR(9)&amp;&quot;&lt;meta itemprop=&quot;&quot;name&quot;&quot; content=&quot;&quot;&quot;&amp;[.E14]&amp;&quot;&quot;&quot; /&gt;&quot;&amp;CHAR(10)&amp;CHAR(9)&amp;&quot;&lt;a href=&quot;&quot;&quot;&amp;[.$B$1]&amp;[.B14]&amp;&quot;-b.jpg&quot;&amp;&quot;&quot;&quot; title=&quot;&quot;&quot;&amp;[.F14]&amp;&quot;&quot;&quot;&gt;&lt;img  itemprop=&quot;&quot;contentUrl&quot;&quot; src=&quot;&quot;&quot;&amp;[.$B$1]&amp;[.B14]&amp;&quot;.jpg&quot;&amp;&quot;&quot;&quot; alt=&quot;&quot;&quot;&amp;[.E14]&amp;&quot;&quot;&quot; width=&quot;&quot;&quot;&amp;[.C14]&amp;&quot;&quot;&quot; height=&quot;&quot;&quot;&amp;[.D14]&amp;&quot;&quot;&quot;/&gt;&lt;/a&gt;&quot;&amp;CHAR(10)&amp;CHAR(9)&amp;&quot;&lt;figcaption itemprop=&quot;&quot;description creditText&quot;&quot;&gt;&quot;&amp;[.E14]&amp;&quot;&lt;/figcaption&gt;&quot;&amp;CHAR(10)&amp;&quot;&lt;/figure&gt;&quot;" table:style-name="ce1">
            <text:p>&lt;figure itemscope itemtype="https://schema.org/ImageObject"&gt;</text:p>
            <text:p><text:tab/>&lt;meta itemprop="name" content="Карта Кубанской области 1904 г., где значится вершина Дамхурцъ" /&gt;</text:p>
            <text:p><text:tab/>&lt;a href="/img/toponymy/damkhurts/Map-Kuban-Region-1904-where-Damkhurts-peak-listed-b.jpg" title="Фрагмент карты Кубанской области (1904 г.), где значатся вершины Луганъ 2 (Дамхурц), Заканъ 2 (Дамхурц), Дамхурцъ, возможно, они были составляющими названия хребта Дамхурцъ и река Дамхурцъ"&gt;&lt;img <text:s/>itemprop="contentUrl" src="/img/toponymy/damkhurts/Map-Kuban-Region-1904-where-Damkhurts-peak-listed.jpg" alt="Карта Кубанской области 1904 г., где значится вершина Дамхурцъ" width="600" height="500"/&gt;&lt;/a&gt;</text:p>
            <text:p><text:tab/>&lt;figcaption itemprop="description creditText"&gt;Карта Кубанской области 1904 г., где значится вершина Дамхурцъ&lt;/figcaption&gt;</text:p>
            <text:p>&lt;/figure&gt;</text:p>
          </table:table-cell>
          <table:table-cell table:number-columns-repeated="16374"/>
        </table:table-row>
        <table:table-row table:style-name="ro1">
          <table:table-cell office:value-type="float" office:value="13" table:style-name="ce1">
            <text:p>13</text:p>
          </table:table-cell>
          <table:table-cell office:value-type="string" table:style-name="ce1">
            <text:p>Lake-Damkhurts</text:p>
          </table:table-cell>
          <table:table-cell office:value-type="float" office:value="900" table:style-name="ce1">
            <text:p>900</text:p>
          </table:table-cell>
          <table:table-cell office:value-type="float" office:value="568" table:style-name="ce1">
            <text:p>568</text:p>
          </table:table-cell>
          <table:table-cell office:value-type="string" table:style-name="ce1">
            <text:p>Озеро Дамхурц</text:p>
          </table:table-cell>
          <table:table-cell office:value-type="string" table:style-name="ce1">
            <text:p>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text:p>
          </table:table-cell>
          <table:table-cell office:value-type="string" office:string-value="&lt;figure&gt;&#10; &lt;img src=&quot;/img/toponymy/damkhurts/Lake-Damkhurts.jpg&quot; title=&quot;Озеро Дамхурц&quot; alt=&quot;Озеро Дамхурц&quot; width=&quot;900&quot; height=&quot;568&quot;/&gt;&#10; &lt;figcaption&gt;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lt;/figcaption&gt;&#10;&lt;/figure&gt;" table:formula="of:=&quot;&lt;figure&gt;&quot;&amp;CHAR(10)&amp;CHAR(9)&amp;&quot;&lt;img src=&quot;&quot;&quot;&amp;[.$B$1]&amp;[.B15]&amp;&quot;.jpg&quot;&amp;&quot;&quot;&quot; title=&quot;&quot;&quot;&amp;[.E15]&amp;&quot;&quot;&quot; alt=&quot;&quot;&quot;&amp;[.E15]&amp;&quot;&quot;&quot; width=&quot;&quot;&quot;&amp;[.C15]&amp;&quot;&quot;&quot; height=&quot;&quot;&quot;&amp;[.D15]&amp;&quot;&quot;&quot;/&gt;&quot;&amp;CHAR(10)&amp;CHAR(9)&amp;&quot;&lt;figcaption&gt;&quot;&amp;[.F15]&amp;&quot;&lt;/figcaption&gt;&quot;&amp;CHAR(10)&amp;&quot;&lt;/figure&gt;&quot;" table:style-name="ce2">
            <text:p>&lt;figure&gt;</text:p>
            <text:p><text:tab/>&lt;img src="/img/toponymy/damkhurts/Lake-Damkhurts.jpg" title="Озеро Дамхурц" alt="Озеро Дамхурц" width="900" height="568"/&gt;</text:p>
            <text:p><text:tab/>&lt;figcaption&gt;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lt;/figcaption&gt;</text:p>
            <text:p>&lt;/figure&gt;</text:p>
          </table:table-cell>
          <table:table-cell office:value-type="string" office:string-value="&lt;figure&gt;&#10; &lt;a href=&quot;/img/toponymy/damkhurts/Lake-Damkhurts-b.jpg&quot; title=&quot;Озеро Дамхурц&quot;&gt;&lt;img src=&quot;/img/toponymy/damkhurts/Lake-Damkhurts.jpg&quot; alt=&quot;Озеро Дамхурц&quot; width=&quot;900&quot; height=&quot;568&quot;/&gt;&lt;/a&gt;&#10; &lt;figcaption&gt;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lt;/figcaption&gt;&#10;&lt;/figure&gt;" table:formula="of:=&quot;&lt;figure&gt;&quot;&amp;CHAR(10)&amp;CHAR(9)&amp;&quot;&lt;a href=&quot;&quot;&quot;&amp;[.$B$1]&amp;[.B15]&amp;&quot;-b.jpg&quot;&amp;&quot;&quot;&quot; title=&quot;&quot;&quot;&amp;[.E15]&amp;&quot;&quot;&quot;&gt;&lt;img src=&quot;&quot;&quot;&amp;[.$B$1]&amp;[.B15]&amp;&quot;.jpg&quot;&amp;&quot;&quot;&quot; alt=&quot;&quot;&quot;&amp;[.E15]&amp;&quot;&quot;&quot; width=&quot;&quot;&quot;&amp;[.C15]&amp;&quot;&quot;&quot; height=&quot;&quot;&quot;&amp;[.D15]&amp;&quot;&quot;&quot;/&gt;&lt;/a&gt;&quot;&amp;CHAR(10)&amp;CHAR(9)&amp;&quot;&lt;figcaption&gt;&quot;&amp;[.F15]&amp;&quot;&lt;/figcaption&gt;&quot;&amp;CHAR(10)&amp;&quot;&lt;/figure&gt;&quot;" table:style-name="ce1">
            <text:p>&lt;figure&gt;</text:p>
            <text:p><text:tab/>&lt;a href="/img/toponymy/damkhurts/Lake-Damkhurts-b.jpg" title="Озеро Дамхурц"&gt;&lt;img src="/img/toponymy/damkhurts/Lake-Damkhurts.jpg" alt="Озеро Дамхурц" width="900" height="568"/&gt;&lt;/a&gt;</text:p>
            <text:p><text:tab/>&lt;figcaption&gt;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lt;/figcaption&gt;</text:p>
            <text:p>&lt;/figure&gt;</text:p>
          </table:table-cell>
          <table:table-cell office:value-type="string" office:string-value="&lt;figure itemscope itemtype=&quot;https://schema.org/ImageObject&quot;&gt;&#10; &lt;meta itemprop=&quot;name&quot; content=&quot;Озеро Дамхурц&quot; /&gt;&#10; &lt;img itemprop=&quot;contentUrl&quot; src=&quot;/img/toponymy/damkhurts/Lake-Damkhurts.jpg&quot; title=&quot;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quot; alt=&quot;Озеро Дамхурц&quot; width=&quot;900&quot; height=&quot;568&quot;/&gt;&#10; &lt;figcaption itemprop=&quot;description creditText&quot;&gt;Озеро Дамхурц&lt;/figcaption&gt;&#10;&lt;/figure&gt;" table:formula="of:=&quot;&lt;figure itemscope itemtype=&quot;&quot;https://schema.org/ImageObject&quot;&quot;&gt;&quot;&amp;CHAR(10)&amp;CHAR(9)&amp;&quot;&lt;meta itemprop=&quot;&quot;name&quot;&quot; content=&quot;&quot;&quot;&amp;[.E15]&amp;&quot;&quot;&quot; /&gt;&quot;&amp;CHAR(10)&amp;CHAR(9)&amp;&quot;&lt;img itemprop=&quot;&quot;contentUrl&quot;&quot; src=&quot;&quot;&quot;&amp;[.$B$1]&amp;[.B15]&amp;&quot;.jpg&quot;&amp;&quot;&quot;&quot; title=&quot;&quot;&quot;&amp;[.F15]&amp;&quot;&quot;&quot; alt=&quot;&quot;&quot;&amp;[.E15]&amp;&quot;&quot;&quot; width=&quot;&quot;&quot;&amp;[.C15]&amp;&quot;&quot;&quot; height=&quot;&quot;&quot;&amp;[.D15]&amp;&quot;&quot;&quot;/&gt;&quot;&amp;CHAR(10)&amp;CHAR(9)&amp;&quot;&lt;figcaption itemprop=&quot;&quot;description creditText&quot;&quot;&gt;&quot;&amp;[.E15]&amp;&quot;&lt;/figcaption&gt;&quot;&amp;CHAR(10)&amp;&quot;&lt;/figure&gt;&quot;" table:style-name="ce1">
            <text:p>&lt;figure itemscope itemtype="https://schema.org/ImageObject"&gt;</text:p>
            <text:p><text:tab/>&lt;meta itemprop="name" content="Озеро Дамхурц" /&gt;</text:p>
            <text:p><text:tab/>&lt;img itemprop="contentUrl" src="/img/toponymy/damkhurts/Lake-Damkhurts.jpg" title="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 alt="Озеро Дамхурц" width="900" height="568"/&gt;</text:p>
            <text:p><text:tab/>&lt;figcaption itemprop="description creditText"&gt;Озеро Дамхурц&lt;/figcaption&gt;</text:p>
            <text:p>&lt;/figure&gt;</text:p>
          </table:table-cell>
          <table:table-cell office:value-type="string" office:string-value="&lt;figure itemscope itemtype=&quot;https://schema.org/ImageObject&quot;&gt;&#10; &lt;meta itemprop=&quot;name&quot; content=&quot;Озеро Дамхурц&quot; /&gt;&#10; &lt;a href=&quot;/img/toponymy/damkhurts/Lake-Damkhurts-b.jpg&quot; title=&quot;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quot;&gt;&lt;img  itemprop=&quot;contentUrl&quot; src=&quot;/img/toponymy/damkhurts/Lake-Damkhurts.jpg&quot; alt=&quot;Озеро Дамхурц&quot; width=&quot;900&quot; height=&quot;568&quot;/&gt;&lt;/a&gt;&#10; &lt;figcaption itemprop=&quot;description creditText&quot;&gt;Озеро Дамхурц&lt;/figcaption&gt;&#10;&lt;/figure&gt;" table:formula="of:=&quot;&lt;figure itemscope itemtype=&quot;&quot;https://schema.org/ImageObject&quot;&quot;&gt;&quot;&amp;CHAR(10)&amp;CHAR(9)&amp;&quot;&lt;meta itemprop=&quot;&quot;name&quot;&quot; content=&quot;&quot;&quot;&amp;[.E15]&amp;&quot;&quot;&quot; /&gt;&quot;&amp;CHAR(10)&amp;CHAR(9)&amp;&quot;&lt;a href=&quot;&quot;&quot;&amp;[.$B$1]&amp;[.B15]&amp;&quot;-b.jpg&quot;&amp;&quot;&quot;&quot; title=&quot;&quot;&quot;&amp;[.F15]&amp;&quot;&quot;&quot;&gt;&lt;img  itemprop=&quot;&quot;contentUrl&quot;&quot; src=&quot;&quot;&quot;&amp;[.$B$1]&amp;[.B15]&amp;&quot;.jpg&quot;&amp;&quot;&quot;&quot; alt=&quot;&quot;&quot;&amp;[.E15]&amp;&quot;&quot;&quot; width=&quot;&quot;&quot;&amp;[.C15]&amp;&quot;&quot;&quot; height=&quot;&quot;&quot;&amp;[.D15]&amp;&quot;&quot;&quot;/&gt;&lt;/a&gt;&quot;&amp;CHAR(10)&amp;CHAR(9)&amp;&quot;&lt;figcaption itemprop=&quot;&quot;description creditText&quot;&quot;&gt;&quot;&amp;[.E15]&amp;&quot;&lt;/figcaption&gt;&quot;&amp;CHAR(10)&amp;&quot;&lt;/figure&gt;&quot;" table:style-name="ce1">
            <text:p>&lt;figure itemscope itemtype="https://schema.org/ImageObject"&gt;</text:p>
            <text:p><text:tab/>&lt;meta itemprop="name" content="Озеро Дамхурц" /&gt;</text:p>
            <text:p><text:tab/>&lt;a href="/img/toponymy/damkhurts/Lake-Damkhurts-b.jpg" title="Озеро Дамхурц расположено на северных склонах горы Дамхурц, отвесные стены которой нависают над водоёмом. Площадь озера составляет ~22 700 м2 (https://sochi-mountain.ru/priroda/ozera/ozero-damhurts)"&gt;&lt;img <text:s/>itemprop="contentUrl" src="/img/toponymy/damkhurts/Lake-Damkhurts.jpg" alt="Озеро Дамхурц" width="900" height="568"/&gt;&lt;/a&gt;</text:p>
            <text:p><text:tab/>&lt;figcaption itemprop="description creditText"&gt;Озеро Дамхурц&lt;/figcaption&gt;</text:p>
            <text:p>&lt;/figure&gt;</text:p>
          </table:table-cell>
          <table:table-cell table:number-columns-repeated="16374"/>
        </table:table-row>
        <table:table-row table:number-rows-repeated="1048561" table:style-name="ro1">
          <table:table-cell table:number-columns-repeated="16384"/>
        </table:table-row>
      </table:table>
      <table:table table:name="126-переволока" table:style-name="ta1">
        <table:table-column table:style-name="co2" table:number-columns-repeated="10" table:default-cell-style-name="ce1"/>
        <table:table-column table:style-name="co3" table:number-columns-repeated="16374" table:default-cell-style-name="ce1"/>
        <table:table-row table:style-name="ro1">
          <table:table-cell table:style-name="ce1"/>
          <table:table-cell office:value-type="string" table:style-name="ce5">
            <text:p>/img/toponymy/\perevoloka/</text:p>
          </table:table-cell>
          <table:table-cell table:number-columns-repeated="16382" table:style-name="ce1"/>
        </table:table-row>
        <table:table-row table:style-name="ro1">
          <table:table-cell table:style-name="ce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6" table:style-name="ce1"/>
        </table:table-row>
        <table:table-row table:style-name="ro1">
          <table:table-cell office:value-type="float" office:value="1" table:style-name="ce1">
            <text:p>1</text:p>
          </table:table-cell>
          <table:table-cell office:value-type="string" table:style-name="ce1">
            <text:p>The-Kuban-River-Delta-as-it-was-before-1958</text:p>
          </table:table-cell>
          <table:table-cell office:value-type="float" office:value="600" table:style-name="ce1">
            <text:p>600</text:p>
          </table:table-cell>
          <table:table-cell office:value-type="float" office:value="491" table:style-name="ce1">
            <text:p>491</text:p>
          </table:table-cell>
          <table:table-cell office:value-type="string" table:style-name="ce1">
            <text:p>Дельта реки Кубань, состояние до 1958 г.</text:p>
          </table:table-cell>
          <table:table-cell office:value-type="string" table:style-name="ce1">
            <text:p>Дельта реки Кубань, состояние до 1958 г. (http://stepnoy-sledopyt.narod.ru/geologia/samoilov/kuban1.htm)</text:p>
          </table:table-cell>
          <table:table-cell office:value-type="string" office:string-value="&lt;figure&gt;&#10; &lt;img src=&quot;/img/toponymy/\perevoloka/The-Kuban-River-Delta-as-it-was-before-1958.jpg&quot; title=&quot;Дельта реки Кубань, состояние до 1958 г.&quot; alt=&quot;Дельта реки Кубань, состояние до 1958 г.&quot; width=&quot;600&quot; height=&quot;491&quot;/&gt;&#10; &lt;figcaption&gt;Дельта реки Кубань, состояние до 1958 г. (http://stepnoy-sledopyt.narod.ru/geologia/samoilov/kuban1.htm)&lt;/figcaption&gt;&#10;&lt;/figure&gt;" table:formula="of:=&quot;&lt;figure&gt;&quot;&amp;CHAR(10)&amp;CHAR(9)&amp;&quot;&lt;img src=&quot;&quot;&quot;&amp;[.$B$1]&amp;[.B3]&amp;&quot;.jpg&quot;&amp;&quot;&quot;&quot; title=&quot;&quot;&quot;&amp;[.E3]&amp;&quot;&quot;&quot; alt=&quot;&quot;&quot;&amp;[.E3]&amp;&quot;&quot;&quot; width=&quot;&quot;&quot;&amp;[.C3]&amp;&quot;&quot;&quot; height=&quot;&quot;&quot;&amp;[.D3]&amp;&quot;&quot;&quot;/&gt;&quot;&amp;CHAR(10)&amp;CHAR(9)&amp;&quot;&lt;figcaption&gt;&quot;&amp;[.F3]&amp;&quot;&lt;/figcaption&gt;&quot;&amp;CHAR(10)&amp;&quot;&lt;/figure&gt;&quot;" table:style-name="ce2">
            <text:p>&lt;figure&gt;</text:p>
            <text:p><text:tab/>&lt;img src="/img/toponymy/\perevoloka/The-Kuban-River-Delta-as-it-was-before-1958.jpg" title="Дельта реки Кубань, состояние до 1958 г." alt="Дельта реки Кубань, состояние до 1958 г." width="600" height="491"/&gt;</text:p>
            <text:p><text:tab/>&lt;figcaption&gt;Дельта реки Кубань, состояние до 1958 г. (http://stepnoy-sledopyt.narod.ru/geologia/samoilov/kuban1.htm)&lt;/figcaption&gt;</text:p>
            <text:p>&lt;/figure&gt;</text:p>
          </table:table-cell>
          <table:table-cell office:value-type="string" office:string-value="&lt;figure&gt;&#10; &lt;a href=&quot;/img/toponymy/\perevoloka/The-Kuban-River-Delta-as-it-was-before-1958-b.jpg&quot; title=&quot;Дельта реки Кубань, состояние до 1958 г.&quot;&gt;&lt;img src=&quot;/img/toponymy/\perevoloka/The-Kuban-River-Delta-as-it-was-before-1958.jpg&quot; alt=&quot;Дельта реки Кубань, состояние до 1958 г.&quot; width=&quot;600&quot; height=&quot;491&quot;/&gt;&lt;/a&gt;&#10; &lt;figcaption&gt;Дельта реки Кубань, состояние до 1958 г. (http://stepnoy-sledopyt.narod.ru/geologia/samoilov/kuban1.htm)&lt;/figcaption&gt;&#10;&lt;/figure&gt;" table:formula="of:=&quot;&lt;figure&gt;&quot;&amp;CHAR(10)&amp;CHAR(9)&amp;&quot;&lt;a href=&quot;&quot;&quot;&amp;[.$B$1]&amp;[.B3]&amp;&quot;-b.jpg&quot;&amp;&quot;&quot;&quot; title=&quot;&quot;&quot;&amp;[.E3]&amp;&quot;&quot;&quot;&gt;&lt;img src=&quot;&quot;&quot;&amp;[.$B$1]&amp;[.B3]&amp;&quot;.jpg&quot;&amp;&quot;&quot;&quot; alt=&quot;&quot;&quot;&amp;[.E3]&amp;&quot;&quot;&quot; width=&quot;&quot;&quot;&amp;[.C3]&amp;&quot;&quot;&quot; height=&quot;&quot;&quot;&amp;[.D3]&amp;&quot;&quot;&quot;/&gt;&lt;/a&gt;&quot;&amp;CHAR(10)&amp;CHAR(9)&amp;&quot;&lt;figcaption&gt;&quot;&amp;[.F3]&amp;&quot;&lt;/figcaption&gt;&quot;&amp;CHAR(10)&amp;&quot;&lt;/figure&gt;&quot;" table:style-name="ce1">
            <text:p>&lt;figure&gt;</text:p>
            <text:p><text:tab/>&lt;a href="/img/toponymy/\perevoloka/The-Kuban-River-Delta-as-it-was-before-1958-b.jpg" title="Дельта реки Кубань, состояние до 1958 г."&gt;&lt;img src="/img/toponymy/\perevoloka/The-Kuban-River-Delta-as-it-was-before-1958.jpg" alt="Дельта реки Кубань, состояние до 1958 г." width="600" height="491"/&gt;&lt;/a&gt;</text:p>
            <text:p><text:tab/>&lt;figcaption&gt;Дельта реки Кубань, состояние до 1958 г. (http://stepnoy-sledopyt.narod.ru/geologia/samoilov/kuban1.htm)&lt;/figcaption&gt;</text:p>
            <text:p>&lt;/figure&gt;</text:p>
          </table:table-cell>
          <table:table-cell office:value-type="string" office:string-value="&lt;figure itemscope itemtype=&quot;https://schema.org/ImageObject&quot;&gt;&#10; &lt;meta itemprop=&quot;name&quot; content=&quot;Дельта реки Кубань, состояние до 1958 г.&quot; /&gt;&#10; &lt;img itemprop=&quot;contentUrl&quot; src=&quot;/img/toponymy/\perevoloka/The-Kuban-River-Delta-as-it-was-before-1958.jpg&quot; title=&quot;Дельта реки Кубань, состояние до 1958 г. (http://stepnoy-sledopyt.narod.ru/geologia/samoilov/kuban1.htm)&quot; alt=&quot;Дельта реки Кубань, состояние до 1958 г.&quot; width=&quot;600&quot; height=&quot;491&quot;/&gt;&#10; &lt;figcaption itemprop=&quot;description creditText&quot;&gt;Дельта реки Кубань, состояние до 1958 г.&lt;/figcaption&gt;&#10;&lt;/figure&gt;" table:formula="of:=&quot;&lt;figure itemscope itemtype=&quot;&quot;https://schema.org/ImageObject&quot;&quot;&gt;&quot;&amp;CHAR(10)&amp;CHAR(9)&amp;&quot;&lt;meta itemprop=&quot;&quot;name&quot;&quot; content=&quot;&quot;&quot;&amp;[.E3]&amp;&quot;&quot;&quot; /&gt;&quot;&amp;CHAR(10)&amp;CHAR(9)&amp;&quot;&lt;img itemprop=&quot;&quot;contentUrl&quot;&quot; src=&quot;&quot;&quot;&amp;[.$B$1]&amp;[.B3]&amp;&quot;.jpg&quot;&amp;&quot;&quot;&quot; title=&quot;&quot;&quot;&amp;[.F3]&amp;&quot;&quot;&quot; alt=&quot;&quot;&quot;&amp;[.E3]&amp;&quot;&quot;&quot; width=&quot;&quot;&quot;&amp;[.C3]&amp;&quot;&quot;&quot; height=&quot;&quot;&quot;&amp;[.D3]&amp;&quot;&quot;&quot;/&gt;&quot;&amp;CHAR(10)&amp;CHAR(9)&amp;&quot;&lt;figcaption itemprop=&quot;&quot;description creditText&quot;&quot;&gt;&quot;&amp;[.E3]&amp;&quot;&lt;/figcaption&gt;&quot;&amp;CHAR(10)&amp;&quot;&lt;/figure&gt;&quot;" table:style-name="ce1">
            <text:p>&lt;figure itemscope itemtype="https://schema.org/ImageObject"&gt;</text:p>
            <text:p><text:tab/>&lt;meta itemprop="name" content="Дельта реки Кубань, состояние до 1958 г." /&gt;</text:p>
            <text:p><text:tab/>&lt;img itemprop="contentUrl" src="/img/toponymy/\perevoloka/The-Kuban-River-Delta-as-it-was-before-1958.jpg" title="Дельта реки Кубань, состояние до 1958 г. (http://stepnoy-sledopyt.narod.ru/geologia/samoilov/kuban1.htm)" alt="Дельта реки Кубань, состояние до 1958 г." width="600" height="491"/&gt;</text:p>
            <text:p><text:tab/>&lt;figcaption itemprop="description creditText"&gt;Дельта реки Кубань, состояние до 1958 г.&lt;/figcaption&gt;</text:p>
            <text:p>&lt;/figure&gt;</text:p>
          </table:table-cell>
          <table:table-cell office:value-type="string" office:string-value="&lt;figure itemscope itemtype=&quot;https://schema.org/ImageObject&quot;&gt;&#10; &lt;meta itemprop=&quot;name&quot; content=&quot;Дельта реки Кубань, состояние до 1958 г.&quot; /&gt;&#10; &lt;a href=&quot;/img/toponymy/\perevoloka/The-Kuban-River-Delta-as-it-was-before-1958-b.jpg&quot; title=&quot;Дельта реки Кубань, состояние до 1958 г. (http://stepnoy-sledopyt.narod.ru/geologia/samoilov/kuban1.htm)&quot;&gt;&lt;img  itemprop=&quot;contentUrl&quot; src=&quot;/img/toponymy/\perevoloka/The-Kuban-River-Delta-as-it-was-before-1958.jpg&quot; alt=&quot;Дельта реки Кубань, состояние до 1958 г.&quot; width=&quot;600&quot; height=&quot;491&quot;/&gt;&lt;/a&gt;&#10; &lt;figcaption itemprop=&quot;description creditText&quot;&gt;Дельта реки Кубань, состояние до 1958 г.&lt;/figcaption&gt;&#10;&lt;/figure&gt;" table:formula="of:=&quot;&lt;figure itemscope itemtype=&quot;&quot;https://schema.org/ImageObject&quot;&quot;&gt;&quot;&amp;CHAR(10)&amp;CHAR(9)&amp;&quot;&lt;meta itemprop=&quot;&quot;name&quot;&quot; content=&quot;&quot;&quot;&amp;[.E3]&amp;&quot;&quot;&quot; /&gt;&quot;&amp;CHAR(10)&amp;CHAR(9)&amp;&quot;&lt;a href=&quot;&quot;&quot;&amp;[.$B$1]&amp;[.B3]&amp;&quot;-b.jpg&quot;&amp;&quot;&quot;&quot; title=&quot;&quot;&quot;&amp;[.F3]&amp;&quot;&quot;&quot;&gt;&lt;img  itemprop=&quot;&quot;contentUrl&quot;&quot; src=&quot;&quot;&quot;&amp;[.$B$1]&amp;[.B3]&amp;&quot;.jpg&quot;&amp;&quot;&quot;&quot; alt=&quot;&quot;&quot;&amp;[.E3]&amp;&quot;&quot;&quot; width=&quot;&quot;&quot;&amp;[.C3]&amp;&quot;&quot;&quot; height=&quot;&quot;&quot;&amp;[.D3]&amp;&quot;&quot;&quot;/&gt;&lt;/a&gt;&quot;&amp;CHAR(10)&amp;CHAR(9)&amp;&quot;&lt;figcaption itemprop=&quot;&quot;description creditText&quot;&quot;&gt;&quot;&amp;[.E3]&amp;&quot;&lt;/figcaption&gt;&quot;&amp;CHAR(10)&amp;&quot;&lt;/figure&gt;&quot;" table:style-name="ce1">
            <text:p>&lt;figure itemscope itemtype="https://schema.org/ImageObject"&gt;</text:p>
            <text:p><text:tab/>&lt;meta itemprop="name" content="Дельта реки Кубань, состояние до 1958 г." /&gt;</text:p>
            <text:p><text:tab/>&lt;a href="/img/toponymy/\perevoloka/The-Kuban-River-Delta-as-it-was-before-1958-b.jpg" title="Дельта реки Кубань, состояние до 1958 г. (http://stepnoy-sledopyt.narod.ru/geologia/samoilov/kuban1.htm)"&gt;&lt;img <text:s/>itemprop="contentUrl" src="/img/toponymy/\perevoloka/The-Kuban-River-Delta-as-it-was-before-1958.jpg" alt="Дельта реки Кубань, состояние до 1958 г." width="600" height="491"/&gt;&lt;/a&gt;</text:p>
            <text:p><text:tab/>&lt;figcaption itemprop="description creditText"&gt;Дельта реки Кубань, состояние до 1958 г.&lt;/figcaption&gt;</text:p>
            <text:p>&lt;/figure&gt;</text:p>
          </table:table-cell>
          <table:table-cell table:number-columns-repeated="16374"/>
        </table:table-row>
        <table:table-row table:style-name="ro1">
          <table:table-cell office:value-type="float" office:value="2" table:style-name="ce1">
            <text:p>2</text:p>
          </table:table-cell>
          <table:table-cell office:value-type="string" table:style-name="ce1">
            <text:p>A-2004-map-showing-the-Kazachye-Arm-Kazachye-Arm-and-Kazachye-Ridge</text:p>
          </table:table-cell>
          <table:table-cell office:value-type="float" office:value="600" table:style-name="ce1">
            <text:p>600</text:p>
          </table:table-cell>
          <table:table-cell office:value-type="float" office:value="480" table:style-name="ce1">
            <text:p>480</text:p>
          </table:table-cell>
          <table:table-cell office:value-type="string" table:style-name="ce1">
            <text:p>Карта 2004 г., где значатся гирло Казачье, ерик Казачье Гирло и Казачья гряда</text:p>
          </table:table-cell>
          <table:table-cell office:value-type="string" table:style-name="ce1">
            <text:p>Фрагмент карты масштаба 1:100 000 (2004 г.), где значатся в приустьевой зоне реки Протока гирло Казачье, ерик Казачье Гирло и Казачья гряда</text:p>
          </table:table-cell>
          <table:table-cell office:value-type="string" office:string-value="&lt;figure&gt;&#10; &lt;img src=&quot;/img/toponymy/\perevoloka/A-2004-map-showing-the-Kazachye-Arm-Kazachye-Arm-and-Kazachye-Ridge.jpg&quot; title=&quot;Карта 2004 г., где значатся гирло Казачье, ерик Казачье Гирло и Казачья гряда&quot; alt=&quot;Карта 2004 г., где значатся гирло Казачье, ерик Казачье Гирло и Казачья гряда&quot; width=&quot;600&quot; height=&quot;480&quot;/&gt;&#10; &lt;figcaption&gt;Фрагмент карты масштаба 1:100 000 (2004 г.), где значатся в приустьевой зоне реки Протока гирло Казачье, ерик Казачье Гирло и Казачья гряда&lt;/figcaption&gt;&#10;&lt;/figure&gt;" table:formula="of:=&quot;&lt;figure&gt;&quot;&amp;CHAR(10)&amp;CHAR(9)&amp;&quot;&lt;img src=&quot;&quot;&quot;&amp;[.$B$1]&amp;[.B4]&amp;&quot;.jpg&quot;&amp;&quot;&quot;&quot; title=&quot;&quot;&quot;&amp;[.E4]&amp;&quot;&quot;&quot; alt=&quot;&quot;&quot;&amp;[.E4]&amp;&quot;&quot;&quot; width=&quot;&quot;&quot;&amp;[.C4]&amp;&quot;&quot;&quot; height=&quot;&quot;&quot;&amp;[.D4]&amp;&quot;&quot;&quot;/&gt;&quot;&amp;CHAR(10)&amp;CHAR(9)&amp;&quot;&lt;figcaption&gt;&quot;&amp;[.F4]&amp;&quot;&lt;/figcaption&gt;&quot;&amp;CHAR(10)&amp;&quot;&lt;/figure&gt;&quot;" table:style-name="ce2">
            <text:p>&lt;figure&gt;</text:p>
            <text:p><text:tab/>&lt;img src="/img/toponymy/\perevoloka/A-2004-map-showing-the-Kazachye-Arm-Kazachye-Arm-and-Kazachye-Ridge.jpg" title="Карта 2004 г., где значатся гирло Казачье, ерик Казачье Гирло и Казачья гряда" alt="Карта 2004 г., где значатся гирло Казачье, ерик Казачье Гирло и Казачья гряда" width="600" height="480"/&gt;</text:p>
            <text:p><text:tab/>&lt;figcaption&gt;Фрагмент карты масштаба 1:100 000 (2004 г.), где значатся в приустьевой зоне реки Протока гирло Казачье, ерик Казачье Гирло и Казачья гряда&lt;/figcaption&gt;</text:p>
            <text:p>&lt;/figure&gt;</text:p>
          </table:table-cell>
          <table:table-cell office:value-type="string" office:string-value="&lt;figure&gt;&#10; &lt;a href=&quot;/img/toponymy/\perevoloka/A-2004-map-showing-the-Kazachye-Arm-Kazachye-Arm-and-Kazachye-Ridge-b.jpg&quot; title=&quot;Карта 2004 г., где значатся гирло Казачье, ерик Казачье Гирло и Казачья гряда&quot;&gt;&lt;img src=&quot;/img/toponymy/\perevoloka/A-2004-map-showing-the-Kazachye-Arm-Kazachye-Arm-and-Kazachye-Ridge.jpg&quot; alt=&quot;Карта 2004 г., где значатся гирло Казачье, ерик Казачье Гирло и Казачья гряда&quot; width=&quot;600&quot; height=&quot;480&quot;/&gt;&lt;/a&gt;&#10; &lt;figcaption&gt;Фрагмент карты масштаба 1:100 000 (2004 г.), где значатся в приустьевой зоне реки Протока гирло Казачье, ерик Казачье Гирло и Казачья гряда&lt;/figcaption&gt;&#10;&lt;/figure&gt;" table:formula="of:=&quot;&lt;figure&gt;&quot;&amp;CHAR(10)&amp;CHAR(9)&amp;&quot;&lt;a href=&quot;&quot;&quot;&amp;[.$B$1]&amp;[.B4]&amp;&quot;-b.jpg&quot;&amp;&quot;&quot;&quot; title=&quot;&quot;&quot;&amp;[.E4]&amp;&quot;&quot;&quot;&gt;&lt;img src=&quot;&quot;&quot;&amp;[.$B$1]&amp;[.B4]&amp;&quot;.jpg&quot;&amp;&quot;&quot;&quot; alt=&quot;&quot;&quot;&amp;[.E4]&amp;&quot;&quot;&quot; width=&quot;&quot;&quot;&amp;[.C4]&amp;&quot;&quot;&quot; height=&quot;&quot;&quot;&amp;[.D4]&amp;&quot;&quot;&quot;/&gt;&lt;/a&gt;&quot;&amp;CHAR(10)&amp;CHAR(9)&amp;&quot;&lt;figcaption&gt;&quot;&amp;[.F4]&amp;&quot;&lt;/figcaption&gt;&quot;&amp;CHAR(10)&amp;&quot;&lt;/figure&gt;&quot;" table:style-name="ce1">
            <text:p>&lt;figure&gt;</text:p>
            <text:p><text:tab/>&lt;a href="/img/toponymy/\perevoloka/A-2004-map-showing-the-Kazachye-Arm-Kazachye-Arm-and-Kazachye-Ridge-b.jpg" title="Карта 2004 г., где значатся гирло Казачье, ерик Казачье Гирло и Казачья гряда"&gt;&lt;img src="/img/toponymy/\perevoloka/A-2004-map-showing-the-Kazachye-Arm-Kazachye-Arm-and-Kazachye-Ridge.jpg" alt="Карта 2004 г., где значатся гирло Казачье, ерик Казачье Гирло и Казачья гряда" width="600" height="480"/&gt;&lt;/a&gt;</text:p>
            <text:p><text:tab/>&lt;figcaption&gt;Фрагмент карты масштаба 1:100 000 (2004 г.), где значатся в приустьевой зоне реки Протока гирло Казачье, ерик Казачье Гирло и Казачья гряда&lt;/figcaption&gt;</text:p>
            <text:p>&lt;/figure&gt;</text:p>
          </table:table-cell>
          <table:table-cell office:value-type="string" office:string-value="&lt;figure itemscope itemtype=&quot;https://schema.org/ImageObject&quot;&gt;&#10; &lt;meta itemprop=&quot;name&quot; content=&quot;Карта 2004 г., где значатся гирло Казачье, ерик Казачье Гирло и Казачья гряда&quot; /&gt;&#10; &lt;img itemprop=&quot;contentUrl&quot; src=&quot;/img/toponymy/\perevoloka/A-2004-map-showing-the-Kazachye-Arm-Kazachye-Arm-and-Kazachye-Ridge.jpg&quot; title=&quot;Фрагмент карты масштаба 1:100 000 (2004 г.), где значатся в приустьевой зоне реки Протока гирло Казачье, ерик Казачье Гирло и Казачья гряда&quot; alt=&quot;Карта 2004 г., где значатся гирло Казачье, ерик Казачье Гирло и Казачья гряда&quot; width=&quot;600&quot; height=&quot;480&quot;/&gt;&#10; &lt;figcaption itemprop=&quot;description creditText&quot;&gt;Карта 2004 г., где значатся гирло Казачье, ерик Казачье Гирло и Казачья гряда&lt;/figcaption&gt;&#10;&lt;/figure&gt;" table:formula="of:=&quot;&lt;figure itemscope itemtype=&quot;&quot;https://schema.org/ImageObject&quot;&quot;&gt;&quot;&amp;CHAR(10)&amp;CHAR(9)&amp;&quot;&lt;meta itemprop=&quot;&quot;name&quot;&quot; content=&quot;&quot;&quot;&amp;[.E4]&amp;&quot;&quot;&quot; /&gt;&quot;&amp;CHAR(10)&amp;CHAR(9)&amp;&quot;&lt;img itemprop=&quot;&quot;contentUrl&quot;&quot; src=&quot;&quot;&quot;&amp;[.$B$1]&amp;[.B4]&amp;&quot;.jpg&quot;&amp;&quot;&quot;&quot; title=&quot;&quot;&quot;&amp;[.F4]&amp;&quot;&quot;&quot; alt=&quot;&quot;&quot;&amp;[.E4]&amp;&quot;&quot;&quot; width=&quot;&quot;&quot;&amp;[.C4]&amp;&quot;&quot;&quot; height=&quot;&quot;&quot;&amp;[.D4]&amp;&quot;&quot;&quot;/&gt;&quot;&amp;CHAR(10)&amp;CHAR(9)&amp;&quot;&lt;figcaption itemprop=&quot;&quot;description creditText&quot;&quot;&gt;&quot;&amp;[.E4]&amp;&quot;&lt;/figcaption&gt;&quot;&amp;CHAR(10)&amp;&quot;&lt;/figure&gt;&quot;" table:style-name="ce1">
            <text:p>&lt;figure itemscope itemtype="https://schema.org/ImageObject"&gt;</text:p>
            <text:p><text:tab/>&lt;meta itemprop="name" content="Карта 2004 г., где значатся гирло Казачье, ерик Казачье Гирло и Казачья гряда" /&gt;</text:p>
            <text:p><text:tab/>&lt;img itemprop="contentUrl" src="/img/toponymy/\perevoloka/A-2004-map-showing-the-Kazachye-Arm-Kazachye-Arm-and-Kazachye-Ridge.jpg" title="Фрагмент карты масштаба 1:100 000 (2004 г.), где значатся в приустьевой зоне реки Протока гирло Казачье, ерик Казачье Гирло и Казачья гряда" alt="Карта 2004 г., где значатся гирло Казачье, ерик Казачье Гирло и Казачья гряда" width="600" height="480"/&gt;</text:p>
            <text:p><text:tab/>&lt;figcaption itemprop="description creditText"&gt;Карта 2004 г., где значатся гирло Казачье, ерик Казачье Гирло и Казачья гряда&lt;/figcaption&gt;</text:p>
            <text:p>&lt;/figure&gt;</text:p>
          </table:table-cell>
          <table:table-cell office:value-type="string" office:string-value="&lt;figure itemscope itemtype=&quot;https://schema.org/ImageObject&quot;&gt;&#10; &lt;meta itemprop=&quot;name&quot; content=&quot;Карта 2004 г., где значатся гирло Казачье, ерик Казачье Гирло и Казачья гряда&quot; /&gt;&#10; &lt;a href=&quot;/img/toponymy/\perevoloka/A-2004-map-showing-the-Kazachye-Arm-Kazachye-Arm-and-Kazachye-Ridge-b.jpg&quot; title=&quot;Фрагмент карты масштаба 1:100 000 (2004 г.), где значатся в приустьевой зоне реки Протока гирло Казачье, ерик Казачье Гирло и Казачья гряда&quot;&gt;&lt;img  itemprop=&quot;contentUrl&quot; src=&quot;/img/toponymy/\perevoloka/A-2004-map-showing-the-Kazachye-Arm-Kazachye-Arm-and-Kazachye-Ridge.jpg&quot; alt=&quot;Карта 2004 г., где значатся гирло Казачье, ерик Казачье Гирло и Казачья гряда&quot; width=&quot;600&quot; height=&quot;480&quot;/&gt;&lt;/a&gt;&#10; &lt;figcaption itemprop=&quot;description creditText&quot;&gt;Карта 2004 г., где значатся гирло Казачье, ерик Казачье Гирло и Казачья гряда&lt;/figcaption&gt;&#10;&lt;/figure&gt;" table:formula="of:=&quot;&lt;figure itemscope itemtype=&quot;&quot;https://schema.org/ImageObject&quot;&quot;&gt;&quot;&amp;CHAR(10)&amp;CHAR(9)&amp;&quot;&lt;meta itemprop=&quot;&quot;name&quot;&quot; content=&quot;&quot;&quot;&amp;[.E4]&amp;&quot;&quot;&quot; /&gt;&quot;&amp;CHAR(10)&amp;CHAR(9)&amp;&quot;&lt;a href=&quot;&quot;&quot;&amp;[.$B$1]&amp;[.B4]&amp;&quot;-b.jpg&quot;&amp;&quot;&quot;&quot; title=&quot;&quot;&quot;&amp;[.F4]&amp;&quot;&quot;&quot;&gt;&lt;img  itemprop=&quot;&quot;contentUrl&quot;&quot; src=&quot;&quot;&quot;&amp;[.$B$1]&amp;[.B4]&amp;&quot;.jpg&quot;&amp;&quot;&quot;&quot; alt=&quot;&quot;&quot;&amp;[.E4]&amp;&quot;&quot;&quot; width=&quot;&quot;&quot;&amp;[.C4]&amp;&quot;&quot;&quot; height=&quot;&quot;&quot;&amp;[.D4]&amp;&quot;&quot;&quot;/&gt;&lt;/a&gt;&quot;&amp;CHAR(10)&amp;CHAR(9)&amp;&quot;&lt;figcaption itemprop=&quot;&quot;description creditText&quot;&quot;&gt;&quot;&amp;[.E4]&amp;&quot;&lt;/figcaption&gt;&quot;&amp;CHAR(10)&amp;&quot;&lt;/figure&gt;&quot;" table:style-name="ce1">
            <text:p>&lt;figure itemscope itemtype="https://schema.org/ImageObject"&gt;</text:p>
            <text:p><text:tab/>&lt;meta itemprop="name" content="Карта 2004 г., где значатся гирло Казачье, ерик Казачье Гирло и Казачья гряда" /&gt;</text:p>
            <text:p><text:tab/>&lt;a href="/img/toponymy/\perevoloka/A-2004-map-showing-the-Kazachye-Arm-Kazachye-Arm-and-Kazachye-Ridge-b.jpg" title="Фрагмент карты масштаба 1:100 000 (2004 г.), где значатся в приустьевой зоне реки Протока гирло Казачье, ерик Казачье Гирло и Казачья гряда"&gt;&lt;img <text:s/>itemprop="contentUrl" src="/img/toponymy/\perevoloka/A-2004-map-showing-the-Kazachye-Arm-Kazachye-Arm-and-Kazachye-Ridge.jpg" alt="Карта 2004 г., где значатся гирло Казачье, ерик Казачье Гирло и Казачья гряда" width="600" height="480"/&gt;&lt;/a&gt;</text:p>
            <text:p><text:tab/>&lt;figcaption itemprop="description creditText"&gt;Карта 2004 г., где значатся гирло Казачье, ерик Казачье Гирло и Казачья гряда&lt;/figcaption&gt;</text:p>
            <text:p>&lt;/figure&gt;</text:p>
          </table:table-cell>
          <table:table-cell table:number-columns-repeated="16374"/>
        </table:table-row>
        <table:table-row table:style-name="ro1">
          <table:table-cell office:value-type="float" office:value="3" table:style-name="ce1">
            <text:p>3</text:p>
          </table:table-cell>
          <table:table-cell office:value-type="string" table:style-name="ce1">
            <text:p>The-Perevoloka-River-on-a-1877-map</text:p>
          </table:table-cell>
          <table:table-cell office:value-type="float" office:value="600" table:style-name="ce1">
            <text:p>600</text:p>
          </table:table-cell>
          <table:table-cell office:value-type="float" office:value="480" table:style-name="ce1">
            <text:p>480</text:p>
          </table:table-cell>
          <table:table-cell office:value-type="string" table:style-name="ce1">
            <text:p>Река Переволока на карте 1877 г.</text:p>
          </table:table-cell>
          <table:table-cell office:value-type="string" table:style-name="ce1">
            <text:p>Река Переволока на карте 1877 г., за пол века она намыла себе значительную дельту и увеличила свою протяжённость</text:p>
          </table:table-cell>
          <table:table-cell office:value-type="string" office:string-value="&lt;figure&gt;&#10; &lt;img src=&quot;/img/toponymy/\perevoloka/The-Perevoloka-River-on-a-1877-map.jpg&quot; title=&quot;Река Переволока на карте 1877 г.&quot; alt=&quot;Река Переволока на карте 1877 г.&quot; width=&quot;600&quot; height=&quot;480&quot;/&gt;&#10; &lt;figcaption&gt;Река Переволока на карте 1877 г., за пол века она намыла себе значительную дельту и увеличила свою протяжённость&lt;/figcaption&gt;&#10;&lt;/figure&gt;" table:formula="of:=&quot;&lt;figure&gt;&quot;&amp;CHAR(10)&amp;CHAR(9)&amp;&quot;&lt;img src=&quot;&quot;&quot;&amp;[.$B$1]&amp;[.B5]&amp;&quot;.jpg&quot;&amp;&quot;&quot;&quot; title=&quot;&quot;&quot;&amp;[.E5]&amp;&quot;&quot;&quot; alt=&quot;&quot;&quot;&amp;[.E5]&amp;&quot;&quot;&quot; width=&quot;&quot;&quot;&amp;[.C5]&amp;&quot;&quot;&quot; height=&quot;&quot;&quot;&amp;[.D5]&amp;&quot;&quot;&quot;/&gt;&quot;&amp;CHAR(10)&amp;CHAR(9)&amp;&quot;&lt;figcaption&gt;&quot;&amp;[.F5]&amp;&quot;&lt;/figcaption&gt;&quot;&amp;CHAR(10)&amp;&quot;&lt;/figure&gt;&quot;" table:style-name="ce2">
            <text:p>&lt;figure&gt;</text:p>
            <text:p><text:tab/>&lt;img src="/img/toponymy/\perevoloka/The-Perevoloka-River-on-a-1877-map.jpg" title="Река Переволока на карте 1877 г." alt="Река Переволока на карте 1877 г." width="600" height="480"/&gt;</text:p>
            <text:p><text:tab/>&lt;figcaption&gt;Река Переволока на карте 1877 г., за пол века она намыла себе значительную дельту и увеличила свою протяжённость&lt;/figcaption&gt;</text:p>
            <text:p>&lt;/figure&gt;</text:p>
          </table:table-cell>
          <table:table-cell office:value-type="string" office:string-value="&lt;figure&gt;&#10; &lt;a href=&quot;/img/toponymy/\perevoloka/The-Perevoloka-River-on-a-1877-map-b.jpg&quot; title=&quot;Река Переволока на карте 1877 г.&quot;&gt;&lt;img src=&quot;/img/toponymy/\perevoloka/The-Perevoloka-River-on-a-1877-map.jpg&quot; alt=&quot;Река Переволока на карте 1877 г.&quot; width=&quot;600&quot; height=&quot;480&quot;/&gt;&lt;/a&gt;&#10; &lt;figcaption&gt;Река Переволока на карте 1877 г., за пол века она намыла себе значительную дельту и увеличила свою протяжённость&lt;/figcaption&gt;&#10;&lt;/figure&gt;" table:formula="of:=&quot;&lt;figure&gt;&quot;&amp;CHAR(10)&amp;CHAR(9)&amp;&quot;&lt;a href=&quot;&quot;&quot;&amp;[.$B$1]&amp;[.B5]&amp;&quot;-b.jpg&quot;&amp;&quot;&quot;&quot; title=&quot;&quot;&quot;&amp;[.E5]&amp;&quot;&quot;&quot;&gt;&lt;img src=&quot;&quot;&quot;&amp;[.$B$1]&amp;[.B5]&amp;&quot;.jpg&quot;&amp;&quot;&quot;&quot; alt=&quot;&quot;&quot;&amp;[.E5]&amp;&quot;&quot;&quot; width=&quot;&quot;&quot;&amp;[.C5]&amp;&quot;&quot;&quot; height=&quot;&quot;&quot;&amp;[.D5]&amp;&quot;&quot;&quot;/&gt;&lt;/a&gt;&quot;&amp;CHAR(10)&amp;CHAR(9)&amp;&quot;&lt;figcaption&gt;&quot;&amp;[.F5]&amp;&quot;&lt;/figcaption&gt;&quot;&amp;CHAR(10)&amp;&quot;&lt;/figure&gt;&quot;" table:style-name="ce1">
            <text:p>&lt;figure&gt;</text:p>
            <text:p><text:tab/>&lt;a href="/img/toponymy/\perevoloka/The-Perevoloka-River-on-a-1877-map-b.jpg" title="Река Переволока на карте 1877 г."&gt;&lt;img src="/img/toponymy/\perevoloka/The-Perevoloka-River-on-a-1877-map.jpg" alt="Река Переволока на карте 1877 г." width="600" height="480"/&gt;&lt;/a&gt;</text:p>
            <text:p><text:tab/>&lt;figcaption&gt;Река Переволока на карте 1877 г., за пол века она намыла себе значительную дельту и увеличила свою протяжённость&lt;/figcaption&gt;</text:p>
            <text:p>&lt;/figure&gt;</text:p>
          </table:table-cell>
          <table:table-cell office:value-type="string" office:string-value="&lt;figure itemscope itemtype=&quot;https://schema.org/ImageObject&quot;&gt;&#10; &lt;meta itemprop=&quot;name&quot; content=&quot;Река Переволока на карте 1877 г.&quot; /&gt;&#10; &lt;img itemprop=&quot;contentUrl&quot; src=&quot;/img/toponymy/\perevoloka/The-Perevoloka-River-on-a-1877-map.jpg&quot; title=&quot;Река Переволока на карте 1877 г., за пол века она намыла себе значительную дельту и увеличила свою протяжённость&quot; alt=&quot;Река Переволока на карте 1877 г.&quot; width=&quot;600&quot; height=&quot;480&quot;/&gt;&#10; &lt;figcaption itemprop=&quot;description creditText&quot;&gt;Река Переволока на карте 1877 г.&lt;/figcaption&gt;&#10;&lt;/figure&gt;" table:formula="of:=&quot;&lt;figure itemscope itemtype=&quot;&quot;https://schema.org/ImageObject&quot;&quot;&gt;&quot;&amp;CHAR(10)&amp;CHAR(9)&amp;&quot;&lt;meta itemprop=&quot;&quot;name&quot;&quot; content=&quot;&quot;&quot;&amp;[.E5]&amp;&quot;&quot;&quot; /&gt;&quot;&amp;CHAR(10)&amp;CHAR(9)&amp;&quot;&lt;img itemprop=&quot;&quot;contentUrl&quot;&quot; src=&quot;&quot;&quot;&amp;[.$B$1]&amp;[.B5]&amp;&quot;.jpg&quot;&amp;&quot;&quot;&quot; title=&quot;&quot;&quot;&amp;[.F5]&amp;&quot;&quot;&quot; alt=&quot;&quot;&quot;&amp;[.E5]&amp;&quot;&quot;&quot; width=&quot;&quot;&quot;&amp;[.C5]&amp;&quot;&quot;&quot; height=&quot;&quot;&quot;&amp;[.D5]&amp;&quot;&quot;&quot;/&gt;&quot;&amp;CHAR(10)&amp;CHAR(9)&amp;&quot;&lt;figcaption itemprop=&quot;&quot;description creditText&quot;&quot;&gt;&quot;&amp;[.E5]&amp;&quot;&lt;/figcaption&gt;&quot;&amp;CHAR(10)&amp;&quot;&lt;/figure&gt;&quot;" table:style-name="ce1">
            <text:p>&lt;figure itemscope itemtype="https://schema.org/ImageObject"&gt;</text:p>
            <text:p><text:tab/>&lt;meta itemprop="name" content="Река Переволока на карте 1877 г." /&gt;</text:p>
            <text:p><text:tab/>&lt;img itemprop="contentUrl" src="/img/toponymy/\perevoloka/The-Perevoloka-River-on-a-1877-map.jpg" title="Река Переволока на карте 1877 г., за пол века она намыла себе значительную дельту и увеличила свою протяжённость" alt="Река Переволока на карте 1877 г." width="600" height="480"/&gt;</text:p>
            <text:p><text:tab/>&lt;figcaption itemprop="description creditText"&gt;Река Переволока на карте 1877 г.&lt;/figcaption&gt;</text:p>
            <text:p>&lt;/figure&gt;</text:p>
          </table:table-cell>
          <table:table-cell office:value-type="string" office:string-value="&lt;figure itemscope itemtype=&quot;https://schema.org/ImageObject&quot;&gt;&#10; &lt;meta itemprop=&quot;name&quot; content=&quot;Река Переволока на карте 1877 г.&quot; /&gt;&#10; &lt;a href=&quot;/img/toponymy/\perevoloka/The-Perevoloka-River-on-a-1877-map-b.jpg&quot; title=&quot;Река Переволока на карте 1877 г., за пол века она намыла себе значительную дельту и увеличила свою протяжённость&quot;&gt;&lt;img  itemprop=&quot;contentUrl&quot; src=&quot;/img/toponymy/\perevoloka/The-Perevoloka-River-on-a-1877-map.jpg&quot; alt=&quot;Река Переволока на карте 1877 г.&quot; width=&quot;600&quot; height=&quot;480&quot;/&gt;&lt;/a&gt;&#10; &lt;figcaption itemprop=&quot;description creditText&quot;&gt;Река Переволока на карте 1877 г.&lt;/figcaption&gt;&#10;&lt;/figure&gt;" table:formula="of:=&quot;&lt;figure itemscope itemtype=&quot;&quot;https://schema.org/ImageObject&quot;&quot;&gt;&quot;&amp;CHAR(10)&amp;CHAR(9)&amp;&quot;&lt;meta itemprop=&quot;&quot;name&quot;&quot; content=&quot;&quot;&quot;&amp;[.E5]&amp;&quot;&quot;&quot; /&gt;&quot;&amp;CHAR(10)&amp;CHAR(9)&amp;&quot;&lt;a href=&quot;&quot;&quot;&amp;[.$B$1]&amp;[.B5]&amp;&quot;-b.jpg&quot;&amp;&quot;&quot;&quot; title=&quot;&quot;&quot;&amp;[.F5]&amp;&quot;&quot;&quot;&gt;&lt;img  itemprop=&quot;&quot;contentUrl&quot;&quot; src=&quot;&quot;&quot;&amp;[.$B$1]&amp;[.B5]&amp;&quot;.jpg&quot;&amp;&quot;&quot;&quot; alt=&quot;&quot;&quot;&amp;[.E5]&amp;&quot;&quot;&quot; width=&quot;&quot;&quot;&amp;[.C5]&amp;&quot;&quot;&quot; height=&quot;&quot;&quot;&amp;[.D5]&amp;&quot;&quot;&quot;/&gt;&lt;/a&gt;&quot;&amp;CHAR(10)&amp;CHAR(9)&amp;&quot;&lt;figcaption itemprop=&quot;&quot;description creditText&quot;&quot;&gt;&quot;&amp;[.E5]&amp;&quot;&lt;/figcaption&gt;&quot;&amp;CHAR(10)&amp;&quot;&lt;/figure&gt;&quot;" table:style-name="ce1">
            <text:p>&lt;figure itemscope itemtype="https://schema.org/ImageObject"&gt;</text:p>
            <text:p><text:tab/>&lt;meta itemprop="name" content="Река Переволока на карте 1877 г." /&gt;</text:p>
            <text:p><text:tab/>&lt;a href="/img/toponymy/\perevoloka/The-Perevoloka-River-on-a-1877-map-b.jpg" title="Река Переволока на карте 1877 г., за пол века она намыла себе значительную дельту и увеличила свою протяжённость"&gt;&lt;img <text:s/>itemprop="contentUrl" src="/img/toponymy/\perevoloka/The-Perevoloka-River-on-a-1877-map.jpg" alt="Река Переволока на карте 1877 г." width="600" height="480"/&gt;&lt;/a&gt;</text:p>
            <text:p><text:tab/>&lt;figcaption itemprop="description creditText"&gt;Река Переволока на карте 1877 г.&lt;/figcaption&gt;</text:p>
            <text:p>&lt;/figure&gt;</text:p>
          </table:table-cell>
          <table:table-cell table:number-columns-repeated="16374"/>
        </table:table-row>
        <table:table-row table:style-name="ro1">
          <table:table-cell office:value-type="float" office:value="4" table:style-name="ce1">
            <text:p>4</text:p>
          </table:table-cell>
          <table:table-cell office:value-type="string" table:style-name="ce1">
            <text:p>The-Temryuk-Arm-on-a-1877-map</text:p>
          </table:table-cell>
          <table:table-cell office:value-type="float" office:value="600" table:style-name="ce1">
            <text:p>600</text:p>
          </table:table-cell>
          <table:table-cell office:value-type="float" office:value="480" table:style-name="ce1">
            <text:p>480</text:p>
          </table:table-cell>
          <table:table-cell office:value-type="string" table:style-name="ce1">
            <text:p>Темрюкское гирло на карте 1877 г.</text:p>
          </table:table-cell>
          <table:table-cell office:value-type="string" table:style-name="ce1">
            <text:p>Темрюкское гирло на 5-ти вёрстной карте 1877 г., соединяет Ахтанизовский и Курчанский лиманы</text:p>
          </table:table-cell>
          <table:table-cell office:value-type="string" office:string-value="&lt;figure&gt;&#10; &lt;img src=&quot;/img/toponymy/\perevoloka/The-Temryuk-Arm-on-a-1877-map.jpg&quot; title=&quot;Темрюкское гирло на карте 1877 г.&quot; alt=&quot;Темрюкское гирло на карте 1877 г.&quot; width=&quot;600&quot; height=&quot;480&quot;/&gt;&#10; &lt;figcaption&gt;Темрюкское гирло на 5-ти вёрстной карте 1877 г., соединяет Ахтанизовский и Курчанский лиманы&lt;/figcaption&gt;&#10;&lt;/figure&gt;" table:formula="of:=&quot;&lt;figure&gt;&quot;&amp;CHAR(10)&amp;CHAR(9)&amp;&quot;&lt;img src=&quot;&quot;&quot;&amp;[.$B$1]&amp;[.B6]&amp;&quot;.jpg&quot;&amp;&quot;&quot;&quot; title=&quot;&quot;&quot;&amp;[.E6]&amp;&quot;&quot;&quot; alt=&quot;&quot;&quot;&amp;[.E6]&amp;&quot;&quot;&quot; width=&quot;&quot;&quot;&amp;[.C6]&amp;&quot;&quot;&quot; height=&quot;&quot;&quot;&amp;[.D6]&amp;&quot;&quot;&quot;/&gt;&quot;&amp;CHAR(10)&amp;CHAR(9)&amp;&quot;&lt;figcaption&gt;&quot;&amp;[.F6]&amp;&quot;&lt;/figcaption&gt;&quot;&amp;CHAR(10)&amp;&quot;&lt;/figure&gt;&quot;" table:style-name="ce2">
            <text:p>&lt;figure&gt;</text:p>
            <text:p><text:tab/>&lt;img src="/img/toponymy/\perevoloka/The-Temryuk-Arm-on-a-1877-map.jpg" title="Темрюкское гирло на карте 1877 г." alt="Темрюкское гирло на карте 1877 г." width="600" height="480"/&gt;</text:p>
            <text:p><text:tab/>&lt;figcaption&gt;Темрюкское гирло на 5-ти вёрстной карте 1877 г., соединяет Ахтанизовский и Курчанский лиманы&lt;/figcaption&gt;</text:p>
            <text:p>&lt;/figure&gt;</text:p>
          </table:table-cell>
          <table:table-cell office:value-type="string" office:string-value="&lt;figure&gt;&#10; &lt;a href=&quot;/img/toponymy/\perevoloka/The-Temryuk-Arm-on-a-1877-map-b.jpg&quot; title=&quot;Темрюкское гирло на карте 1877 г.&quot;&gt;&lt;img src=&quot;/img/toponymy/\perevoloka/The-Temryuk-Arm-on-a-1877-map.jpg&quot; alt=&quot;Темрюкское гирло на карте 1877 г.&quot; width=&quot;600&quot; height=&quot;480&quot;/&gt;&lt;/a&gt;&#10; &lt;figcaption&gt;Темрюкское гирло на 5-ти вёрстной карте 1877 г., соединяет Ахтанизовский и Курчанский лиманы&lt;/figcaption&gt;&#10;&lt;/figure&gt;" table:formula="of:=&quot;&lt;figure&gt;&quot;&amp;CHAR(10)&amp;CHAR(9)&amp;&quot;&lt;a href=&quot;&quot;&quot;&amp;[.$B$1]&amp;[.B6]&amp;&quot;-b.jpg&quot;&amp;&quot;&quot;&quot; title=&quot;&quot;&quot;&amp;[.E6]&amp;&quot;&quot;&quot;&gt;&lt;img src=&quot;&quot;&quot;&amp;[.$B$1]&amp;[.B6]&amp;&quot;.jpg&quot;&amp;&quot;&quot;&quot; alt=&quot;&quot;&quot;&amp;[.E6]&amp;&quot;&quot;&quot; width=&quot;&quot;&quot;&amp;[.C6]&amp;&quot;&quot;&quot; height=&quot;&quot;&quot;&amp;[.D6]&amp;&quot;&quot;&quot;/&gt;&lt;/a&gt;&quot;&amp;CHAR(10)&amp;CHAR(9)&amp;&quot;&lt;figcaption&gt;&quot;&amp;[.F6]&amp;&quot;&lt;/figcaption&gt;&quot;&amp;CHAR(10)&amp;&quot;&lt;/figure&gt;&quot;" table:style-name="ce1">
            <text:p>&lt;figure&gt;</text:p>
            <text:p><text:tab/>&lt;a href="/img/toponymy/\perevoloka/The-Temryuk-Arm-on-a-1877-map-b.jpg" title="Темрюкское гирло на карте 1877 г."&gt;&lt;img src="/img/toponymy/\perevoloka/The-Temryuk-Arm-on-a-1877-map.jpg" alt="Темрюкское гирло на карте 1877 г." width="600" height="480"/&gt;&lt;/a&gt;</text:p>
            <text:p><text:tab/>&lt;figcaption&gt;Темрюкское гирло на 5-ти вёрстной карте 1877 г., соединяет Ахтанизовский и Курчанский лиманы&lt;/figcaption&gt;</text:p>
            <text:p>&lt;/figure&gt;</text:p>
          </table:table-cell>
          <table:table-cell office:value-type="string" office:string-value="&lt;figure itemscope itemtype=&quot;https://schema.org/ImageObject&quot;&gt;&#10; &lt;meta itemprop=&quot;name&quot; content=&quot;Темрюкское гирло на карте 1877 г.&quot; /&gt;&#10; &lt;img itemprop=&quot;contentUrl&quot; src=&quot;/img/toponymy/\perevoloka/The-Temryuk-Arm-on-a-1877-map.jpg&quot; title=&quot;Темрюкское гирло на 5-ти вёрстной карте 1877 г., соединяет Ахтанизовский и Курчанский лиманы&quot; alt=&quot;Темрюкское гирло на карте 1877 г.&quot; width=&quot;600&quot; height=&quot;480&quot;/&gt;&#10; &lt;figcaption itemprop=&quot;description creditText&quot;&gt;Темрюкское гирло на карте 1877 г.&lt;/figcaption&gt;&#10;&lt;/figure&gt;" table:formula="of:=&quot;&lt;figure itemscope itemtype=&quot;&quot;https://schema.org/ImageObject&quot;&quot;&gt;&quot;&amp;CHAR(10)&amp;CHAR(9)&amp;&quot;&lt;meta itemprop=&quot;&quot;name&quot;&quot; content=&quot;&quot;&quot;&amp;[.E6]&amp;&quot;&quot;&quot; /&gt;&quot;&amp;CHAR(10)&amp;CHAR(9)&amp;&quot;&lt;img itemprop=&quot;&quot;contentUrl&quot;&quot; src=&quot;&quot;&quot;&amp;[.$B$1]&amp;[.B6]&amp;&quot;.jpg&quot;&amp;&quot;&quot;&quot; title=&quot;&quot;&quot;&amp;[.F6]&amp;&quot;&quot;&quot; alt=&quot;&quot;&quot;&amp;[.E6]&amp;&quot;&quot;&quot; width=&quot;&quot;&quot;&amp;[.C6]&amp;&quot;&quot;&quot; height=&quot;&quot;&quot;&amp;[.D6]&amp;&quot;&quot;&quot;/&gt;&quot;&amp;CHAR(10)&amp;CHAR(9)&amp;&quot;&lt;figcaption itemprop=&quot;&quot;description creditText&quot;&quot;&gt;&quot;&amp;[.E6]&amp;&quot;&lt;/figcaption&gt;&quot;&amp;CHAR(10)&amp;&quot;&lt;/figure&gt;&quot;" table:style-name="ce1">
            <text:p>&lt;figure itemscope itemtype="https://schema.org/ImageObject"&gt;</text:p>
            <text:p><text:tab/>&lt;meta itemprop="name" content="Темрюкское гирло на карте 1877 г." /&gt;</text:p>
            <text:p><text:tab/>&lt;img itemprop="contentUrl" src="/img/toponymy/\perevoloka/The-Temryuk-Arm-on-a-1877-map.jpg" title="Темрюкское гирло на 5-ти вёрстной карте 1877 г., соединяет Ахтанизовский и Курчанский лиманы" alt="Темрюкское гирло на карте 1877 г." width="600" height="480"/&gt;</text:p>
            <text:p><text:tab/>&lt;figcaption itemprop="description creditText"&gt;Темрюкское гирло на карте 1877 г.&lt;/figcaption&gt;</text:p>
            <text:p>&lt;/figure&gt;</text:p>
          </table:table-cell>
          <table:table-cell office:value-type="string" office:string-value="&lt;figure itemscope itemtype=&quot;https://schema.org/ImageObject&quot;&gt;&#10; &lt;meta itemprop=&quot;name&quot; content=&quot;Темрюкское гирло на карте 1877 г.&quot; /&gt;&#10; &lt;a href=&quot;/img/toponymy/\perevoloka/The-Temryuk-Arm-on-a-1877-map-b.jpg&quot; title=&quot;Темрюкское гирло на 5-ти вёрстной карте 1877 г., соединяет Ахтанизовский и Курчанский лиманы&quot;&gt;&lt;img  itemprop=&quot;contentUrl&quot; src=&quot;/img/toponymy/\perevoloka/The-Temryuk-Arm-on-a-1877-map.jpg&quot; alt=&quot;Темрюкское гирло на карте 1877 г.&quot; width=&quot;600&quot; height=&quot;480&quot;/&gt;&lt;/a&gt;&#10; &lt;figcaption itemprop=&quot;description creditText&quot;&gt;Темрюкское гирло на карте 1877 г.&lt;/figcaption&gt;&#10;&lt;/figure&gt;" table:formula="of:=&quot;&lt;figure itemscope itemtype=&quot;&quot;https://schema.org/ImageObject&quot;&quot;&gt;&quot;&amp;CHAR(10)&amp;CHAR(9)&amp;&quot;&lt;meta itemprop=&quot;&quot;name&quot;&quot; content=&quot;&quot;&quot;&amp;[.E6]&amp;&quot;&quot;&quot; /&gt;&quot;&amp;CHAR(10)&amp;CHAR(9)&amp;&quot;&lt;a href=&quot;&quot;&quot;&amp;[.$B$1]&amp;[.B6]&amp;&quot;-b.jpg&quot;&amp;&quot;&quot;&quot; title=&quot;&quot;&quot;&amp;[.F6]&amp;&quot;&quot;&quot;&gt;&lt;img  itemprop=&quot;&quot;contentUrl&quot;&quot; src=&quot;&quot;&quot;&amp;[.$B$1]&amp;[.B6]&amp;&quot;.jpg&quot;&amp;&quot;&quot;&quot; alt=&quot;&quot;&quot;&amp;[.E6]&amp;&quot;&quot;&quot; width=&quot;&quot;&quot;&amp;[.C6]&amp;&quot;&quot;&quot; height=&quot;&quot;&quot;&amp;[.D6]&amp;&quot;&quot;&quot;/&gt;&lt;/a&gt;&quot;&amp;CHAR(10)&amp;CHAR(9)&amp;&quot;&lt;figcaption itemprop=&quot;&quot;description creditText&quot;&quot;&gt;&quot;&amp;[.E6]&amp;&quot;&lt;/figcaption&gt;&quot;&amp;CHAR(10)&amp;&quot;&lt;/figure&gt;&quot;" table:style-name="ce1">
            <text:p>&lt;figure itemscope itemtype="https://schema.org/ImageObject"&gt;</text:p>
            <text:p><text:tab/>&lt;meta itemprop="name" content="Темрюкское гирло на карте 1877 г." /&gt;</text:p>
            <text:p><text:tab/>&lt;a href="/img/toponymy/\perevoloka/The-Temryuk-Arm-on-a-1877-map-b.jpg" title="Темрюкское гирло на 5-ти вёрстной карте 1877 г., соединяет Ахтанизовский и Курчанский лиманы"&gt;&lt;img <text:s/>itemprop="contentUrl" src="/img/toponymy/\perevoloka/The-Temryuk-Arm-on-a-1877-map.jpg" alt="Темрюкское гирло на карте 1877 г." width="600" height="480"/&gt;&lt;/a&gt;</text:p>
            <text:p><text:tab/>&lt;figcaption itemprop="description creditText"&gt;Темрюкское гирло на карте 1877 г.&lt;/figcaption&gt;</text:p>
            <text:p>&lt;/figure&gt;</text:p>
          </table:table-cell>
          <table:table-cell table:number-columns-repeated="16374"/>
        </table:table-row>
        <table:table-row table:style-name="ro1">
          <table:table-cell office:value-type="float" office:value="5" table:style-name="ce1">
            <text:p>5</text:p>
          </table:table-cell>
          <table:table-cell office:value-type="string" table:style-name="ce1">
            <text:p>Perevoloka-and-Kazachye-Arm-on-a-modern-map</text:p>
          </table:table-cell>
          <table:table-cell office:value-type="float" office:value="600" table:style-name="ce1">
            <text:p>600</text:p>
          </table:table-cell>
          <table:table-cell office:value-type="float" office:value="480" table:style-name="ce1">
            <text:p>480</text:p>
          </table:table-cell>
          <table:table-cell office:value-type="string" table:style-name="ce1">
            <text:p>Переволока и Казачий Ерик на современной карте масштаба 1:100 00</text:p>
          </table:table-cell>
          <table:table-cell office:value-type="string" table:style-name="ce1">
            <text:p>Переволока и Казачий Ерик на современной карте масштаба 1:100 000</text:p>
          </table:table-cell>
          <table:table-cell office:value-type="string" office:string-value="&lt;figure&gt;&#10; &lt;img src=&quot;/img/toponymy/\perevoloka/Perevoloka-and-Kazachye-Arm-on-a-modern-map.jpg&quot; title=&quot;Переволока и Казачий Ерик на современной карте масштаба 1:100 00&quot; alt=&quot;Переволока и Казачий Ерик на современной карте масштаба 1:100 00&quot; width=&quot;600&quot; height=&quot;480&quot;/&gt;&#10; &lt;figcaption&gt;Переволока и Казачий Ерик на современной карте масштаба 1:100 000&lt;/figcaption&gt;&#10;&lt;/figure&gt;" table:formula="of:=&quot;&lt;figure&gt;&quot;&amp;CHAR(10)&amp;CHAR(9)&amp;&quot;&lt;img src=&quot;&quot;&quot;&amp;[.$B$1]&amp;[.B7]&amp;&quot;.jpg&quot;&amp;&quot;&quot;&quot; title=&quot;&quot;&quot;&amp;[.E7]&amp;&quot;&quot;&quot; alt=&quot;&quot;&quot;&amp;[.E7]&amp;&quot;&quot;&quot; width=&quot;&quot;&quot;&amp;[.C7]&amp;&quot;&quot;&quot; height=&quot;&quot;&quot;&amp;[.D7]&amp;&quot;&quot;&quot;/&gt;&quot;&amp;CHAR(10)&amp;CHAR(9)&amp;&quot;&lt;figcaption&gt;&quot;&amp;[.F7]&amp;&quot;&lt;/figcaption&gt;&quot;&amp;CHAR(10)&amp;&quot;&lt;/figure&gt;&quot;" table:style-name="ce2">
            <text:p>&lt;figure&gt;</text:p>
            <text:p><text:tab/>&lt;img src="/img/toponymy/\perevoloka/Perevoloka-and-Kazachye-Arm-on-a-modern-map.jpg" title="Переволока и Казачий Ерик на современной карте масштаба 1:100 00" alt="Переволока и Казачий Ерик на современной карте масштаба 1:100 00" width="600" height="480"/&gt;</text:p>
            <text:p><text:tab/>&lt;figcaption&gt;Переволока и Казачий Ерик на современной карте масштаба 1:100 000&lt;/figcaption&gt;</text:p>
            <text:p>&lt;/figure&gt;</text:p>
          </table:table-cell>
          <table:table-cell office:value-type="string" office:string-value="&lt;figure&gt;&#10; &lt;a href=&quot;/img/toponymy/\perevoloka/Perevoloka-and-Kazachye-Arm-on-a-modern-map-b.jpg&quot; title=&quot;Переволока и Казачий Ерик на современной карте масштаба 1:100 00&quot;&gt;&lt;img src=&quot;/img/toponymy/\perevoloka/Perevoloka-and-Kazachye-Arm-on-a-modern-map.jpg&quot; alt=&quot;Переволока и Казачий Ерик на современной карте масштаба 1:100 00&quot; width=&quot;600&quot; height=&quot;480&quot;/&gt;&lt;/a&gt;&#10; &lt;figcaption&gt;Переволока и Казачий Ерик на современной карте масштаба 1:100 000&lt;/figcaption&gt;&#10;&lt;/figure&gt;" table:formula="of:=&quot;&lt;figure&gt;&quot;&amp;CHAR(10)&amp;CHAR(9)&amp;&quot;&lt;a href=&quot;&quot;&quot;&amp;[.$B$1]&amp;[.B7]&amp;&quot;-b.jpg&quot;&amp;&quot;&quot;&quot; title=&quot;&quot;&quot;&amp;[.E7]&amp;&quot;&quot;&quot;&gt;&lt;img src=&quot;&quot;&quot;&amp;[.$B$1]&amp;[.B7]&amp;&quot;.jpg&quot;&amp;&quot;&quot;&quot; alt=&quot;&quot;&quot;&amp;[.E7]&amp;&quot;&quot;&quot; width=&quot;&quot;&quot;&amp;[.C7]&amp;&quot;&quot;&quot; height=&quot;&quot;&quot;&amp;[.D7]&amp;&quot;&quot;&quot;/&gt;&lt;/a&gt;&quot;&amp;CHAR(10)&amp;CHAR(9)&amp;&quot;&lt;figcaption&gt;&quot;&amp;[.F7]&amp;&quot;&lt;/figcaption&gt;&quot;&amp;CHAR(10)&amp;&quot;&lt;/figure&gt;&quot;" table:style-name="ce1">
            <text:p>&lt;figure&gt;</text:p>
            <text:p><text:tab/>&lt;a href="/img/toponymy/\perevoloka/Perevoloka-and-Kazachye-Arm-on-a-modern-map-b.jpg" title="Переволока и Казачий Ерик на современной карте масштаба 1:100 00"&gt;&lt;img src="/img/toponymy/\perevoloka/Perevoloka-and-Kazachye-Arm-on-a-modern-map.jpg" alt="Переволока и Казачий Ерик на современной карте масштаба 1:100 00" width="600" height="480"/&gt;&lt;/a&gt;</text:p>
            <text:p><text:tab/>&lt;figcaption&gt;Переволока и Казачий Ерик на современной карте масштаба 1:100 000&lt;/figcaption&gt;</text:p>
            <text:p>&lt;/figure&gt;</text:p>
          </table:table-cell>
          <table:table-cell office:value-type="string" office:string-value="&lt;figure itemscope itemtype=&quot;https://schema.org/ImageObject&quot;&gt;&#10; &lt;meta itemprop=&quot;name&quot; content=&quot;Переволока и Казачий Ерик на современной карте масштаба 1:100 00&quot; /&gt;&#10; &lt;img itemprop=&quot;contentUrl&quot; src=&quot;/img/toponymy/\perevoloka/Perevoloka-and-Kazachye-Arm-on-a-modern-map.jpg&quot; title=&quot;Переволока и Казачий Ерик на современной карте масштаба 1:100 000&quot; alt=&quot;Переволока и Казачий Ерик на современной карте масштаба 1:100 00&quot; width=&quot;600&quot; height=&quot;480&quot;/&gt;&#10; &lt;figcaption itemprop=&quot;description creditText&quot;&gt;Переволока и Казачий Ерик на современной карте масштаба 1:100 00&lt;/figcaption&gt;&#10;&lt;/figure&gt;" table:formula="of:=&quot;&lt;figure itemscope itemtype=&quot;&quot;https://schema.org/ImageObject&quot;&quot;&gt;&quot;&amp;CHAR(10)&amp;CHAR(9)&amp;&quot;&lt;meta itemprop=&quot;&quot;name&quot;&quot; content=&quot;&quot;&quot;&amp;[.E7]&amp;&quot;&quot;&quot; /&gt;&quot;&amp;CHAR(10)&amp;CHAR(9)&amp;&quot;&lt;img itemprop=&quot;&quot;contentUrl&quot;&quot; src=&quot;&quot;&quot;&amp;[.$B$1]&amp;[.B7]&amp;&quot;.jpg&quot;&amp;&quot;&quot;&quot; title=&quot;&quot;&quot;&amp;[.F7]&amp;&quot;&quot;&quot; alt=&quot;&quot;&quot;&amp;[.E7]&amp;&quot;&quot;&quot; width=&quot;&quot;&quot;&amp;[.C7]&amp;&quot;&quot;&quot; height=&quot;&quot;&quot;&amp;[.D7]&amp;&quot;&quot;&quot;/&gt;&quot;&amp;CHAR(10)&amp;CHAR(9)&amp;&quot;&lt;figcaption itemprop=&quot;&quot;description creditText&quot;&quot;&gt;&quot;&amp;[.E7]&amp;&quot;&lt;/figcaption&gt;&quot;&amp;CHAR(10)&amp;&quot;&lt;/figure&gt;&quot;" table:style-name="ce1">
            <text:p>&lt;figure itemscope itemtype="https://schema.org/ImageObject"&gt;</text:p>
            <text:p><text:tab/>&lt;meta itemprop="name" content="Переволока и Казачий Ерик на современной карте масштаба 1:100 00" /&gt;</text:p>
            <text:p><text:tab/>&lt;img itemprop="contentUrl" src="/img/toponymy/\perevoloka/Perevoloka-and-Kazachye-Arm-on-a-modern-map.jpg" title="Переволока и Казачий Ерик на современной карте масштаба 1:100 000" alt="Переволока и Казачий Ерик на современной карте масштаба 1:100 00" width="600" height="480"/&gt;</text:p>
            <text:p><text:tab/>&lt;figcaption itemprop="description creditText"&gt;Переволока и Казачий Ерик на современной карте масштаба 1:100 00&lt;/figcaption&gt;</text:p>
            <text:p>&lt;/figure&gt;</text:p>
          </table:table-cell>
          <table:table-cell office:value-type="string" office:string-value="&lt;figure itemscope itemtype=&quot;https://schema.org/ImageObject&quot;&gt;&#10; &lt;meta itemprop=&quot;name&quot; content=&quot;Переволока и Казачий Ерик на современной карте масштаба 1:100 00&quot; /&gt;&#10; &lt;a href=&quot;/img/toponymy/\perevoloka/Perevoloka-and-Kazachye-Arm-on-a-modern-map-b.jpg&quot; title=&quot;Переволока и Казачий Ерик на современной карте масштаба 1:100 000&quot;&gt;&lt;img  itemprop=&quot;contentUrl&quot; src=&quot;/img/toponymy/\perevoloka/Perevoloka-and-Kazachye-Arm-on-a-modern-map.jpg&quot; alt=&quot;Переволока и Казачий Ерик на современной карте масштаба 1:100 00&quot; width=&quot;600&quot; height=&quot;480&quot;/&gt;&lt;/a&gt;&#10; &lt;figcaption itemprop=&quot;description creditText&quot;&gt;Переволока и Казачий Ерик на современной карте масштаба 1:100 00&lt;/figcaption&gt;&#10;&lt;/figure&gt;" table:formula="of:=&quot;&lt;figure itemscope itemtype=&quot;&quot;https://schema.org/ImageObject&quot;&quot;&gt;&quot;&amp;CHAR(10)&amp;CHAR(9)&amp;&quot;&lt;meta itemprop=&quot;&quot;name&quot;&quot; content=&quot;&quot;&quot;&amp;[.E7]&amp;&quot;&quot;&quot; /&gt;&quot;&amp;CHAR(10)&amp;CHAR(9)&amp;&quot;&lt;a href=&quot;&quot;&quot;&amp;[.$B$1]&amp;[.B7]&amp;&quot;-b.jpg&quot;&amp;&quot;&quot;&quot; title=&quot;&quot;&quot;&amp;[.F7]&amp;&quot;&quot;&quot;&gt;&lt;img  itemprop=&quot;&quot;contentUrl&quot;&quot; src=&quot;&quot;&quot;&amp;[.$B$1]&amp;[.B7]&amp;&quot;.jpg&quot;&amp;&quot;&quot;&quot; alt=&quot;&quot;&quot;&amp;[.E7]&amp;&quot;&quot;&quot; width=&quot;&quot;&quot;&amp;[.C7]&amp;&quot;&quot;&quot; height=&quot;&quot;&quot;&amp;[.D7]&amp;&quot;&quot;&quot;/&gt;&lt;/a&gt;&quot;&amp;CHAR(10)&amp;CHAR(9)&amp;&quot;&lt;figcaption itemprop=&quot;&quot;description creditText&quot;&quot;&gt;&quot;&amp;[.E7]&amp;&quot;&lt;/figcaption&gt;&quot;&amp;CHAR(10)&amp;&quot;&lt;/figure&gt;&quot;" table:style-name="ce1">
            <text:p>&lt;figure itemscope itemtype="https://schema.org/ImageObject"&gt;</text:p>
            <text:p><text:tab/>&lt;meta itemprop="name" content="Переволока и Казачий Ерик на современной карте масштаба 1:100 00" /&gt;</text:p>
            <text:p><text:tab/>&lt;a href="/img/toponymy/\perevoloka/Perevoloka-and-Kazachye-Arm-on-a-modern-map-b.jpg" title="Переволока и Казачий Ерик на современной карте масштаба 1:100 000"&gt;&lt;img <text:s/>itemprop="contentUrl" src="/img/toponymy/\perevoloka/Perevoloka-and-Kazachye-Arm-on-a-modern-map.jpg" alt="Переволока и Казачий Ерик на современной карте масштаба 1:100 00" width="600" height="480"/&gt;&lt;/a&gt;</text:p>
            <text:p><text:tab/>&lt;figcaption itemprop="description creditText"&gt;Переволока и Казачий Ерик на современной карте масштаба 1:100 00&lt;/figcaption&gt;</text:p>
            <text:p>&lt;/figure&gt;</text:p>
          </table:table-cell>
          <table:table-cell table:number-columns-repeated="16374"/>
        </table:table-row>
        <table:table-row table:style-name="ro1">
          <table:table-cell office:value-type="float" office:value="6" table:style-name="ce1">
            <text:p>6</text:p>
          </table:table-cell>
          <table:table-cell office:value-type="string" table:style-name="ce1">
            <text:p>A-map-of-the-Sea-of-​​Azov-from-1833</text:p>
          </table:table-cell>
          <table:table-cell office:value-type="float" office:value="600" table:style-name="ce1">
            <text:p>600</text:p>
          </table:table-cell>
          <table:table-cell office:value-type="float" office:value="480" table:style-name="ce1">
            <text:p>480</text:p>
          </table:table-cell>
          <table:table-cell office:value-type="string" table:style-name="ce1">
            <text:p>Карта Азовского моря 1833 г.</text:p>
          </table:table-cell>
          <table:table-cell office:value-type="string" table:style-name="ce1">
            <text:p>Фрагмент карты Азовского моря 1833 г., где Ахтанизовский лиман значится как Нижний Темрюкский, а Курчанский как Верхний Темрюкский</text:p>
          </table:table-cell>
          <table:table-cell office:value-type="string" office:string-value="&lt;figure&gt;&#10; &lt;img src=&quot;/img/toponymy/\perevoloka/A-map-of-the-Sea-of-​​Azov-from-1833.jpg&quot; title=&quot;Карта Азовского моря 1833 г.&quot; alt=&quot;Карта Азовского моря 1833 г.&quot; width=&quot;600&quot; height=&quot;480&quot;/&gt;&#10; &lt;figcaption&gt;Фрагмент карты Азовского моря 1833 г., где Ахтанизовский лиман значится как Нижний Темрюкский, а Курчанский как Верхний Темрюкский&lt;/figcaption&gt;&#10;&lt;/figure&gt;" table:formula="of:=&quot;&lt;figure&gt;&quot;&amp;CHAR(10)&amp;CHAR(9)&amp;&quot;&lt;img src=&quot;&quot;&quot;&amp;[.$B$1]&amp;[.B8]&amp;&quot;.jpg&quot;&amp;&quot;&quot;&quot; title=&quot;&quot;&quot;&amp;[.E8]&amp;&quot;&quot;&quot; alt=&quot;&quot;&quot;&amp;[.E8]&amp;&quot;&quot;&quot; width=&quot;&quot;&quot;&amp;[.C8]&amp;&quot;&quot;&quot; height=&quot;&quot;&quot;&amp;[.D8]&amp;&quot;&quot;&quot;/&gt;&quot;&amp;CHAR(10)&amp;CHAR(9)&amp;&quot;&lt;figcaption&gt;&quot;&amp;[.F8]&amp;&quot;&lt;/figcaption&gt;&quot;&amp;CHAR(10)&amp;&quot;&lt;/figure&gt;&quot;" table:style-name="ce2">
            <text:p>&lt;figure&gt;</text:p>
            <text:p><text:tab/>&lt;img src="/img/toponymy/\perevoloka/A-map-of-the-Sea-of-​​Azov-from-1833.jpg" title="Карта Азовского моря 1833 г." alt="Карта Азовского моря 1833 г." width="600" height="480"/&gt;</text:p>
            <text:p><text:tab/>&lt;figcaption&gt;Фрагмент карты Азовского моря 1833 г., где Ахтанизовский лиман значится как Нижний Темрюкский, а Курчанский как Верхний Темрюкский&lt;/figcaption&gt;</text:p>
            <text:p>&lt;/figure&gt;</text:p>
          </table:table-cell>
          <table:table-cell office:value-type="string" office:string-value="&lt;figure&gt;&#10; &lt;a href=&quot;/img/toponymy/\perevoloka/A-map-of-the-Sea-of-​​Azov-from-1833-b.jpg&quot; title=&quot;Карта Азовского моря 1833 г.&quot;&gt;&lt;img src=&quot;/img/toponymy/\perevoloka/A-map-of-the-Sea-of-​​Azov-from-1833.jpg&quot; alt=&quot;Карта Азовского моря 1833 г.&quot; width=&quot;600&quot; height=&quot;480&quot;/&gt;&lt;/a&gt;&#10; &lt;figcaption&gt;Фрагмент карты Азовского моря 1833 г., где Ахтанизовский лиман значится как Нижний Темрюкский, а Курчанский как Верхний Темрюкский&lt;/figcaption&gt;&#10;&lt;/figure&gt;" table:formula="of:=&quot;&lt;figure&gt;&quot;&amp;CHAR(10)&amp;CHAR(9)&amp;&quot;&lt;a href=&quot;&quot;&quot;&amp;[.$B$1]&amp;[.B8]&amp;&quot;-b.jpg&quot;&amp;&quot;&quot;&quot; title=&quot;&quot;&quot;&amp;[.E8]&amp;&quot;&quot;&quot;&gt;&lt;img src=&quot;&quot;&quot;&amp;[.$B$1]&amp;[.B8]&amp;&quot;.jpg&quot;&amp;&quot;&quot;&quot; alt=&quot;&quot;&quot;&amp;[.E8]&amp;&quot;&quot;&quot; width=&quot;&quot;&quot;&amp;[.C8]&amp;&quot;&quot;&quot; height=&quot;&quot;&quot;&amp;[.D8]&amp;&quot;&quot;&quot;/&gt;&lt;/a&gt;&quot;&amp;CHAR(10)&amp;CHAR(9)&amp;&quot;&lt;figcaption&gt;&quot;&amp;[.F8]&amp;&quot;&lt;/figcaption&gt;&quot;&amp;CHAR(10)&amp;&quot;&lt;/figure&gt;&quot;" table:style-name="ce1">
            <text:p>&lt;figure&gt;</text:p>
            <text:p><text:tab/>&lt;a href="/img/toponymy/\perevoloka/A-map-of-the-Sea-of-​​Azov-from-1833-b.jpg" title="Карта Азовского моря 1833 г."&gt;&lt;img src="/img/toponymy/\perevoloka/A-map-of-the-Sea-of-​​Azov-from-1833.jpg" alt="Карта Азовского моря 1833 г." width="600" height="480"/&gt;&lt;/a&gt;</text:p>
            <text:p><text:tab/>&lt;figcaption&gt;Фрагмент карты Азовского моря 1833 г., где Ахтанизовский лиман значится как Нижний Темрюкский, а Курчанский как Верхний Темрюкский&lt;/figcaption&gt;</text:p>
            <text:p>&lt;/figure&gt;</text:p>
          </table:table-cell>
          <table:table-cell office:value-type="string" office:string-value="&lt;figure itemscope itemtype=&quot;https://schema.org/ImageObject&quot;&gt;&#10; &lt;meta itemprop=&quot;name&quot; content=&quot;Карта Азовского моря 1833 г.&quot; /&gt;&#10; &lt;img itemprop=&quot;contentUrl&quot; src=&quot;/img/toponymy/\perevoloka/A-map-of-the-Sea-of-​​Azov-from-1833.jpg&quot; title=&quot;Фрагмент карты Азовского моря 1833 г., где Ахтанизовский лиман значится как Нижний Темрюкский, а Курчанский как Верхний Темрюкский&quot; alt=&quot;Карта Азовского моря 1833 г.&quot; width=&quot;600&quot; height=&quot;480&quot;/&gt;&#10; &lt;figcaption itemprop=&quot;description creditText&quot;&gt;Карта Азовского моря 1833 г.&lt;/figcaption&gt;&#10;&lt;/figure&gt;" table:formula="of:=&quot;&lt;figure itemscope itemtype=&quot;&quot;https://schema.org/ImageObject&quot;&quot;&gt;&quot;&amp;CHAR(10)&amp;CHAR(9)&amp;&quot;&lt;meta itemprop=&quot;&quot;name&quot;&quot; content=&quot;&quot;&quot;&amp;[.E8]&amp;&quot;&quot;&quot; /&gt;&quot;&amp;CHAR(10)&amp;CHAR(9)&amp;&quot;&lt;img itemprop=&quot;&quot;contentUrl&quot;&quot; src=&quot;&quot;&quot;&amp;[.$B$1]&amp;[.B8]&amp;&quot;.jpg&quot;&amp;&quot;&quot;&quot; title=&quot;&quot;&quot;&amp;[.F8]&amp;&quot;&quot;&quot; alt=&quot;&quot;&quot;&amp;[.E8]&amp;&quot;&quot;&quot; width=&quot;&quot;&quot;&amp;[.C8]&amp;&quot;&quot;&quot; height=&quot;&quot;&quot;&amp;[.D8]&amp;&quot;&quot;&quot;/&gt;&quot;&amp;CHAR(10)&amp;CHAR(9)&amp;&quot;&lt;figcaption itemprop=&quot;&quot;description creditText&quot;&quot;&gt;&quot;&amp;[.E8]&amp;&quot;&lt;/figcaption&gt;&quot;&amp;CHAR(10)&amp;&quot;&lt;/figure&gt;&quot;" table:style-name="ce1">
            <text:p>&lt;figure itemscope itemtype="https://schema.org/ImageObject"&gt;</text:p>
            <text:p><text:tab/>&lt;meta itemprop="name" content="Карта Азовского моря 1833 г." /&gt;</text:p>
            <text:p><text:tab/>&lt;img itemprop="contentUrl" src="/img/toponymy/\perevoloka/A-map-of-the-Sea-of-​​Azov-from-1833.jpg" title="Фрагмент карты Азовского моря 1833 г., где Ахтанизовский лиман значится как Нижний Темрюкский, а Курчанский как Верхний Темрюкский" alt="Карта Азовского моря 1833 г." width="600" height="480"/&gt;</text:p>
            <text:p><text:tab/>&lt;figcaption itemprop="description creditText"&gt;Карта Азовского моря 1833 г.&lt;/figcaption&gt;</text:p>
            <text:p>&lt;/figure&gt;</text:p>
          </table:table-cell>
          <table:table-cell office:value-type="string" office:string-value="&lt;figure itemscope itemtype=&quot;https://schema.org/ImageObject&quot;&gt;&#10; &lt;meta itemprop=&quot;name&quot; content=&quot;Карта Азовского моря 1833 г.&quot; /&gt;&#10; &lt;a href=&quot;/img/toponymy/\perevoloka/A-map-of-the-Sea-of-​​Azov-from-1833-b.jpg&quot; title=&quot;Фрагмент карты Азовского моря 1833 г., где Ахтанизовский лиман значится как Нижний Темрюкский, а Курчанский как Верхний Темрюкский&quot;&gt;&lt;img  itemprop=&quot;contentUrl&quot; src=&quot;/img/toponymy/\perevoloka/A-map-of-the-Sea-of-​​Azov-from-1833.jpg&quot; alt=&quot;Карта Азовского моря 1833 г.&quot; width=&quot;600&quot; height=&quot;480&quot;/&gt;&lt;/a&gt;&#10; &lt;figcaption itemprop=&quot;description creditText&quot;&gt;Карта Азовского моря 1833 г.&lt;/figcaption&gt;&#10;&lt;/figure&gt;" table:formula="of:=&quot;&lt;figure itemscope itemtype=&quot;&quot;https://schema.org/ImageObject&quot;&quot;&gt;&quot;&amp;CHAR(10)&amp;CHAR(9)&amp;&quot;&lt;meta itemprop=&quot;&quot;name&quot;&quot; content=&quot;&quot;&quot;&amp;[.E8]&amp;&quot;&quot;&quot; /&gt;&quot;&amp;CHAR(10)&amp;CHAR(9)&amp;&quot;&lt;a href=&quot;&quot;&quot;&amp;[.$B$1]&amp;[.B8]&amp;&quot;-b.jpg&quot;&amp;&quot;&quot;&quot; title=&quot;&quot;&quot;&amp;[.F8]&amp;&quot;&quot;&quot;&gt;&lt;img  itemprop=&quot;&quot;contentUrl&quot;&quot; src=&quot;&quot;&quot;&amp;[.$B$1]&amp;[.B8]&amp;&quot;.jpg&quot;&amp;&quot;&quot;&quot; alt=&quot;&quot;&quot;&amp;[.E8]&amp;&quot;&quot;&quot; width=&quot;&quot;&quot;&amp;[.C8]&amp;&quot;&quot;&quot; height=&quot;&quot;&quot;&amp;[.D8]&amp;&quot;&quot;&quot;/&gt;&lt;/a&gt;&quot;&amp;CHAR(10)&amp;CHAR(9)&amp;&quot;&lt;figcaption itemprop=&quot;&quot;description creditText&quot;&quot;&gt;&quot;&amp;[.E8]&amp;&quot;&lt;/figcaption&gt;&quot;&amp;CHAR(10)&amp;&quot;&lt;/figure&gt;&quot;" table:style-name="ce1">
            <text:p>&lt;figure itemscope itemtype="https://schema.org/ImageObject"&gt;</text:p>
            <text:p><text:tab/>&lt;meta itemprop="name" content="Карта Азовского моря 1833 г." /&gt;</text:p>
            <text:p><text:tab/>&lt;a href="/img/toponymy/\perevoloka/A-map-of-the-Sea-of-​​Azov-from-1833-b.jpg" title="Фрагмент карты Азовского моря 1833 г., где Ахтанизовский лиман значится как Нижний Темрюкский, а Курчанский как Верхний Темрюкский"&gt;&lt;img <text:s/>itemprop="contentUrl" src="/img/toponymy/\perevoloka/A-map-of-the-Sea-of-​​Azov-from-1833.jpg" alt="Карта Азовского моря 1833 г." width="600" height="480"/&gt;&lt;/a&gt;</text:p>
            <text:p><text:tab/>&lt;figcaption itemprop="description creditText"&gt;Карта Азовского моря 1833 г.&lt;/figcaption&gt;</text:p>
            <text:p>&lt;/figure&gt;</text:p>
          </table:table-cell>
          <table:table-cell table:number-columns-repeated="16374"/>
        </table:table-row>
        <table:table-row table:style-name="ro1">
          <table:table-cell office:value-type="float" office:value="7" table:style-name="ce1">
            <text:p>7</text:p>
          </table:table-cell>
          <table:table-cell office:value-type="string" table:style-name="ce1">
            <text:p>This-is-what-the-waters-of-the-Akhtanizovsky-Estuary-looked-like-on-a-1823-map</text:p>
          </table:table-cell>
          <table:table-cell office:value-type="float" office:value="600" table:style-name="ce1">
            <text:p>600</text:p>
          </table:table-cell>
          <table:table-cell office:value-type="float" office:value="480" table:style-name="ce1">
            <text:p>480</text:p>
          </table:table-cell>
          <table:table-cell office:value-type="string" table:style-name="ce1">
            <text:p>Так выглядела акватория Ахтанизовского лимана на карте 1823 г.</text:p>
          </table:table-cell>
          <table:table-cell office:value-type="string" table:style-name="ce1">
            <text:p>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text:p>
          </table:table-cell>
          <table:table-cell office:value-type="string" office:string-value="&lt;figure&gt;&#10; &lt;img src=&quot;/img/toponymy/\perevoloka/This-is-what-the-waters-of-the-Akhtanizovsky-Estuary-looked-like-on-a-1823-map.jpg&quot; title=&quot;Так выглядела акватория Ахтанизовского лимана на карте 1823 г.&quot; alt=&quot;Так выглядела акватория Ахтанизовского лимана на карте 1823 г.&quot; width=&quot;600&quot; height=&quot;480&quot;/&gt;&#10; &lt;figcaption&gt;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lt;/figcaption&gt;&#10;&lt;/figure&gt;" table:formula="of:=&quot;&lt;figure&gt;&quot;&amp;CHAR(10)&amp;CHAR(9)&amp;&quot;&lt;img src=&quot;&quot;&quot;&amp;[.$B$1]&amp;[.B9]&amp;&quot;.jpg&quot;&amp;&quot;&quot;&quot; title=&quot;&quot;&quot;&amp;[.E9]&amp;&quot;&quot;&quot; alt=&quot;&quot;&quot;&amp;[.E9]&amp;&quot;&quot;&quot; width=&quot;&quot;&quot;&amp;[.C9]&amp;&quot;&quot;&quot; height=&quot;&quot;&quot;&amp;[.D9]&amp;&quot;&quot;&quot;/&gt;&quot;&amp;CHAR(10)&amp;CHAR(9)&amp;&quot;&lt;figcaption&gt;&quot;&amp;[.F9]&amp;&quot;&lt;/figcaption&gt;&quot;&amp;CHAR(10)&amp;&quot;&lt;/figure&gt;&quot;" table:style-name="ce2">
            <text:p>&lt;figure&gt;</text:p>
            <text:p><text:tab/>&lt;img src="/img/toponymy/\perevoloka/This-is-what-the-waters-of-the-Akhtanizovsky-Estuary-looked-like-on-a-1823-map.jpg" title="Так выглядела акватория Ахтанизовского лимана на карте 1823 г." alt="Так выглядела акватория Ахтанизовского лимана на карте 1823 г." width="600" height="480"/&gt;</text:p>
            <text:p><text:tab/>&lt;figcaption&gt;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lt;/figcaption&gt;</text:p>
            <text:p>&lt;/figure&gt;</text:p>
          </table:table-cell>
          <table:table-cell office:value-type="string" office:string-value="&lt;figure&gt;&#10; &lt;a href=&quot;/img/toponymy/\perevoloka/This-is-what-the-waters-of-the-Akhtanizovsky-Estuary-looked-like-on-a-1823-map-b.jpg&quot; title=&quot;Так выглядела акватория Ахтанизовского лимана на карте 1823 г.&quot;&gt;&lt;img src=&quot;/img/toponymy/\perevoloka/This-is-what-the-waters-of-the-Akhtanizovsky-Estuary-looked-like-on-a-1823-map.jpg&quot; alt=&quot;Так выглядела акватория Ахтанизовского лимана на карте 1823 г.&quot; width=&quot;600&quot; height=&quot;480&quot;/&gt;&lt;/a&gt;&#10; &lt;figcaption&gt;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lt;/figcaption&gt;&#10;&lt;/figure&gt;" table:formula="of:=&quot;&lt;figure&gt;&quot;&amp;CHAR(10)&amp;CHAR(9)&amp;&quot;&lt;a href=&quot;&quot;&quot;&amp;[.$B$1]&amp;[.B9]&amp;&quot;-b.jpg&quot;&amp;&quot;&quot;&quot; title=&quot;&quot;&quot;&amp;[.E9]&amp;&quot;&quot;&quot;&gt;&lt;img src=&quot;&quot;&quot;&amp;[.$B$1]&amp;[.B9]&amp;&quot;.jpg&quot;&amp;&quot;&quot;&quot; alt=&quot;&quot;&quot;&amp;[.E9]&amp;&quot;&quot;&quot; width=&quot;&quot;&quot;&amp;[.C9]&amp;&quot;&quot;&quot; height=&quot;&quot;&quot;&amp;[.D9]&amp;&quot;&quot;&quot;/&gt;&lt;/a&gt;&quot;&amp;CHAR(10)&amp;CHAR(9)&amp;&quot;&lt;figcaption&gt;&quot;&amp;[.F9]&amp;&quot;&lt;/figcaption&gt;&quot;&amp;CHAR(10)&amp;&quot;&lt;/figure&gt;&quot;" table:style-name="ce1">
            <text:p>&lt;figure&gt;</text:p>
            <text:p><text:tab/>&lt;a href="/img/toponymy/\perevoloka/This-is-what-the-waters-of-the-Akhtanizovsky-Estuary-looked-like-on-a-1823-map-b.jpg" title="Так выглядела акватория Ахтанизовского лимана на карте 1823 г."&gt;&lt;img src="/img/toponymy/\perevoloka/This-is-what-the-waters-of-the-Akhtanizovsky-Estuary-looked-like-on-a-1823-map.jpg" alt="Так выглядела акватория Ахтанизовского лимана на карте 1823 г." width="600" height="480"/&gt;&lt;/a&gt;</text:p>
            <text:p><text:tab/>&lt;figcaption&gt;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lt;/figcaption&gt;</text:p>
            <text:p>&lt;/figure&gt;</text:p>
          </table:table-cell>
          <table:table-cell office:value-type="string" office:string-value="&lt;figure itemscope itemtype=&quot;https://schema.org/ImageObject&quot;&gt;&#10; &lt;meta itemprop=&quot;name&quot; content=&quot;Так выглядела акватория Ахтанизовского лимана на карте 1823 г.&quot; /&gt;&#10; &lt;img itemprop=&quot;contentUrl&quot; src=&quot;/img/toponymy/\perevoloka/This-is-what-the-waters-of-the-Akhtanizovsky-Estuary-looked-like-on-a-1823-map.jpg&quot; title=&quot;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quot; alt=&quot;Так выглядела акватория Ахтанизовского лимана на карте 1823 г.&quot; width=&quot;600&quot; height=&quot;480&quot;/&gt;&#10; &lt;figcaption itemprop=&quot;description creditText&quot;&gt;Так выглядела акватория Ахтанизовского лимана на карте 1823 г.&lt;/figcaption&gt;&#10;&lt;/figure&gt;" table:formula="of:=&quot;&lt;figure itemscope itemtype=&quot;&quot;https://schema.org/ImageObject&quot;&quot;&gt;&quot;&amp;CHAR(10)&amp;CHAR(9)&amp;&quot;&lt;meta itemprop=&quot;&quot;name&quot;&quot; content=&quot;&quot;&quot;&amp;[.E9]&amp;&quot;&quot;&quot; /&gt;&quot;&amp;CHAR(10)&amp;CHAR(9)&amp;&quot;&lt;img itemprop=&quot;&quot;contentUrl&quot;&quot; src=&quot;&quot;&quot;&amp;[.$B$1]&amp;[.B9]&amp;&quot;.jpg&quot;&amp;&quot;&quot;&quot; title=&quot;&quot;&quot;&amp;[.F9]&amp;&quot;&quot;&quot; alt=&quot;&quot;&quot;&amp;[.E9]&amp;&quot;&quot;&quot; width=&quot;&quot;&quot;&amp;[.C9]&amp;&quot;&quot;&quot; height=&quot;&quot;&quot;&amp;[.D9]&amp;&quot;&quot;&quot;/&gt;&quot;&amp;CHAR(10)&amp;CHAR(9)&amp;&quot;&lt;figcaption itemprop=&quot;&quot;description creditText&quot;&quot;&gt;&quot;&amp;[.E9]&amp;&quot;&lt;/figcaption&gt;&quot;&amp;CHAR(10)&amp;&quot;&lt;/figure&gt;&quot;" table:style-name="ce1">
            <text:p>&lt;figure itemscope itemtype="https://schema.org/ImageObject"&gt;</text:p>
            <text:p><text:tab/>&lt;meta itemprop="name" content="Так выглядела акватория Ахтанизовского лимана на карте 1823 г." /&gt;</text:p>
            <text:p><text:tab/>&lt;img itemprop="contentUrl" src="/img/toponymy/\perevoloka/This-is-what-the-waters-of-the-Akhtanizovsky-Estuary-looked-like-on-a-1823-map.jpg" title="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 alt="Так выглядела акватория Ахтанизовского лимана на карте 1823 г." width="600" height="480"/&gt;</text:p>
            <text:p><text:tab/>&lt;figcaption itemprop="description creditText"&gt;Так выглядела акватория Ахтанизовского лимана на карте 1823 г.&lt;/figcaption&gt;</text:p>
            <text:p>&lt;/figure&gt;</text:p>
          </table:table-cell>
          <table:table-cell office:value-type="string" office:string-value="&lt;figure itemscope itemtype=&quot;https://schema.org/ImageObject&quot;&gt;&#10; &lt;meta itemprop=&quot;name&quot; content=&quot;Так выглядела акватория Ахтанизовского лимана на карте 1823 г.&quot; /&gt;&#10; &lt;a href=&quot;/img/toponymy/\perevoloka/This-is-what-the-waters-of-the-Akhtanizovsky-Estuary-looked-like-on-a-1823-map-b.jpg&quot; title=&quot;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quot;&gt;&lt;img  itemprop=&quot;contentUrl&quot; src=&quot;/img/toponymy/\perevoloka/This-is-what-the-waters-of-the-Akhtanizovsky-Estuary-looked-like-on-a-1823-map.jpg&quot; alt=&quot;Так выглядела акватория Ахтанизовского лимана на карте 1823 г.&quot; width=&quot;600&quot; height=&quot;480&quot;/&gt;&lt;/a&gt;&#10; &lt;figcaption itemprop=&quot;description creditText&quot;&gt;Так выглядела акватория Ахтанизовского лимана на карте 1823 г.&lt;/figcaption&gt;&#10;&lt;/figure&gt;" table:formula="of:=&quot;&lt;figure itemscope itemtype=&quot;&quot;https://schema.org/ImageObject&quot;&quot;&gt;&quot;&amp;CHAR(10)&amp;CHAR(9)&amp;&quot;&lt;meta itemprop=&quot;&quot;name&quot;&quot; content=&quot;&quot;&quot;&amp;[.E9]&amp;&quot;&quot;&quot; /&gt;&quot;&amp;CHAR(10)&amp;CHAR(9)&amp;&quot;&lt;a href=&quot;&quot;&quot;&amp;[.$B$1]&amp;[.B9]&amp;&quot;-b.jpg&quot;&amp;&quot;&quot;&quot; title=&quot;&quot;&quot;&amp;[.F9]&amp;&quot;&quot;&quot;&gt;&lt;img  itemprop=&quot;&quot;contentUrl&quot;&quot; src=&quot;&quot;&quot;&amp;[.$B$1]&amp;[.B9]&amp;&quot;.jpg&quot;&amp;&quot;&quot;&quot; alt=&quot;&quot;&quot;&amp;[.E9]&amp;&quot;&quot;&quot; width=&quot;&quot;&quot;&amp;[.C9]&amp;&quot;&quot;&quot; height=&quot;&quot;&quot;&amp;[.D9]&amp;&quot;&quot;&quot;/&gt;&lt;/a&gt;&quot;&amp;CHAR(10)&amp;CHAR(9)&amp;&quot;&lt;figcaption itemprop=&quot;&quot;description creditText&quot;&quot;&gt;&quot;&amp;[.E9]&amp;&quot;&lt;/figcaption&gt;&quot;&amp;CHAR(10)&amp;&quot;&lt;/figure&gt;&quot;" table:style-name="ce1">
            <text:p>&lt;figure itemscope itemtype="https://schema.org/ImageObject"&gt;</text:p>
            <text:p><text:tab/>&lt;meta itemprop="name" content="Так выглядела акватория Ахтанизовского лимана на карте 1823 г." /&gt;</text:p>
            <text:p><text:tab/>&lt;a href="/img/toponymy/\perevoloka/This-is-what-the-waters-of-the-Akhtanizovsky-Estuary-looked-like-on-a-1823-map-b.jpg" title="Так выглядела акватория Ахтанизовского лимана на фрагменте карты 1823 г., Переволока была прорыта в 1819 г. В первой половине ХIХ в. лиман назывался Темрюкский и Нижний Темрюкский"&gt;&lt;img <text:s/>itemprop="contentUrl" src="/img/toponymy/\perevoloka/This-is-what-the-waters-of-the-Akhtanizovsky-Estuary-looked-like-on-a-1823-map.jpg" alt="Так выглядела акватория Ахтанизовского лимана на карте 1823 г." width="600" height="480"/&gt;&lt;/a&gt;</text:p>
            <text:p><text:tab/>&lt;figcaption itemprop="description creditText"&gt;Так выглядела акватория Ахтанизовского лимана на карте 1823 г.&lt;/figcaption&gt;</text:p>
            <text:p>&lt;/figure&gt;</text:p>
          </table:table-cell>
          <table:table-cell table:number-columns-repeated="16374"/>
        </table:table-row>
        <table:table-row table:style-name="ro1">
          <table:table-cell office:value-type="float" office:value="8" table:style-name="ce1">
            <text:p>8</text:p>
          </table:table-cell>
          <table:table-cell office:value-type="string" table:style-name="ce1">
            <text:p>The-Akhtanizovsky-Estuary-on-a-1926-map</text:p>
          </table:table-cell>
          <table:table-cell office:value-type="float" office:value="600" table:style-name="ce1">
            <text:p>600</text:p>
          </table:table-cell>
          <table:table-cell office:value-type="float" office:value="480" table:style-name="ce1">
            <text:p>480</text:p>
          </table:table-cell>
          <table:table-cell office:value-type="string" table:style-name="ce1">
            <text:p>Ахтанизовский лиман на карте 1926 г.</text:p>
          </table:table-cell>
          <table:table-cell office:value-type="string" table:style-name="ce1">
            <text:p>Ахтанизовский лиман на карте 1926 г., где его южная часть отделена от основной акватории и называется Мало-Ахтанизовский лиман</text:p>
          </table:table-cell>
          <table:table-cell office:value-type="string" office:string-value="&lt;figure&gt;&#10; &lt;img src=&quot;/img/toponymy/\perevoloka/The-Akhtanizovsky-Estuary-on-a-1926-map.jpg&quot; title=&quot;Ахтанизовский лиман на карте 1926 г.&quot; alt=&quot;Ахтанизовский лиман на карте 1926 г.&quot; width=&quot;600&quot; height=&quot;480&quot;/&gt;&#10; &lt;figcaption&gt;Ахтанизовский лиман на карте 1926 г., где его южная часть отделена от основной акватории и называется Мало-Ахтанизовский лиман&lt;/figcaption&gt;&#10;&lt;/figure&gt;" table:formula="of:=&quot;&lt;figure&gt;&quot;&amp;CHAR(10)&amp;CHAR(9)&amp;&quot;&lt;img src=&quot;&quot;&quot;&amp;[.$B$1]&amp;[.B10]&amp;&quot;.jpg&quot;&amp;&quot;&quot;&quot; title=&quot;&quot;&quot;&amp;[.E10]&amp;&quot;&quot;&quot; alt=&quot;&quot;&quot;&amp;[.E10]&amp;&quot;&quot;&quot; width=&quot;&quot;&quot;&amp;[.C10]&amp;&quot;&quot;&quot; height=&quot;&quot;&quot;&amp;[.D10]&amp;&quot;&quot;&quot;/&gt;&quot;&amp;CHAR(10)&amp;CHAR(9)&amp;&quot;&lt;figcaption&gt;&quot;&amp;[.F10]&amp;&quot;&lt;/figcaption&gt;&quot;&amp;CHAR(10)&amp;&quot;&lt;/figure&gt;&quot;" table:style-name="ce2">
            <text:p>&lt;figure&gt;</text:p>
            <text:p><text:tab/>&lt;img src="/img/toponymy/\perevoloka/The-Akhtanizovsky-Estuary-on-a-1926-map.jpg" title="Ахтанизовский лиман на карте 1926 г." alt="Ахтанизовский лиман на карте 1926 г." width="600" height="480"/&gt;</text:p>
            <text:p><text:tab/>&lt;figcaption&gt;Ахтанизовский лиман на карте 1926 г., где его южная часть отделена от основной акватории и называется Мало-Ахтанизовский лиман&lt;/figcaption&gt;</text:p>
            <text:p>&lt;/figure&gt;</text:p>
          </table:table-cell>
          <table:table-cell office:value-type="string" office:string-value="&lt;figure&gt;&#10; &lt;a href=&quot;/img/toponymy/\perevoloka/The-Akhtanizovsky-Estuary-on-a-1926-map-b.jpg&quot; title=&quot;Ахтанизовский лиман на карте 1926 г.&quot;&gt;&lt;img src=&quot;/img/toponymy/\perevoloka/The-Akhtanizovsky-Estuary-on-a-1926-map.jpg&quot; alt=&quot;Ахтанизовский лиман на карте 1926 г.&quot; width=&quot;600&quot; height=&quot;480&quot;/&gt;&lt;/a&gt;&#10; &lt;figcaption&gt;Ахтанизовский лиман на карте 1926 г., где его южная часть отделена от основной акватории и называется Мало-Ахтанизовский лиман&lt;/figcaption&gt;&#10;&lt;/figure&gt;" table:formula="of:=&quot;&lt;figure&gt;&quot;&amp;CHAR(10)&amp;CHAR(9)&amp;&quot;&lt;a href=&quot;&quot;&quot;&amp;[.$B$1]&amp;[.B10]&amp;&quot;-b.jpg&quot;&amp;&quot;&quot;&quot; title=&quot;&quot;&quot;&amp;[.E10]&amp;&quot;&quot;&quot;&gt;&lt;img src=&quot;&quot;&quot;&amp;[.$B$1]&amp;[.B10]&amp;&quot;.jpg&quot;&amp;&quot;&quot;&quot; alt=&quot;&quot;&quot;&amp;[.E10]&amp;&quot;&quot;&quot; width=&quot;&quot;&quot;&amp;[.C10]&amp;&quot;&quot;&quot; height=&quot;&quot;&quot;&amp;[.D10]&amp;&quot;&quot;&quot;/&gt;&lt;/a&gt;&quot;&amp;CHAR(10)&amp;CHAR(9)&amp;&quot;&lt;figcaption&gt;&quot;&amp;[.F10]&amp;&quot;&lt;/figcaption&gt;&quot;&amp;CHAR(10)&amp;&quot;&lt;/figure&gt;&quot;" table:style-name="ce1">
            <text:p>&lt;figure&gt;</text:p>
            <text:p><text:tab/>&lt;a href="/img/toponymy/\perevoloka/The-Akhtanizovsky-Estuary-on-a-1926-map-b.jpg" title="Ахтанизовский лиман на карте 1926 г."&gt;&lt;img src="/img/toponymy/\perevoloka/The-Akhtanizovsky-Estuary-on-a-1926-map.jpg" alt="Ахтанизовский лиман на карте 1926 г." width="600" height="480"/&gt;&lt;/a&gt;</text:p>
            <text:p><text:tab/>&lt;figcaption&gt;Ахтанизовский лиман на карте 1926 г., где его южная часть отделена от основной акватории и называется Мало-Ахтанизовский лиман&lt;/figcaption&gt;</text:p>
            <text:p>&lt;/figure&gt;</text:p>
          </table:table-cell>
          <table:table-cell office:value-type="string" office:string-value="&lt;figure itemscope itemtype=&quot;https://schema.org/ImageObject&quot;&gt;&#10; &lt;meta itemprop=&quot;name&quot; content=&quot;Ахтанизовский лиман на карте 1926 г.&quot; /&gt;&#10; &lt;img itemprop=&quot;contentUrl&quot; src=&quot;/img/toponymy/\perevoloka/The-Akhtanizovsky-Estuary-on-a-1926-map.jpg&quot; title=&quot;Ахтанизовский лиман на карте 1926 г., где его южная часть отделена от основной акватории и называется Мало-Ахтанизовский лиман&quot; alt=&quot;Ахтанизовский лиман на карте 1926 г.&quot; width=&quot;600&quot; height=&quot;480&quot;/&gt;&#10; &lt;figcaption itemprop=&quot;description creditText&quot;&gt;Ахтанизовский лиман на карте 1926 г.&lt;/figcaption&gt;&#10;&lt;/figure&gt;" table:formula="of:=&quot;&lt;figure itemscope itemtype=&quot;&quot;https://schema.org/ImageObject&quot;&quot;&gt;&quot;&amp;CHAR(10)&amp;CHAR(9)&amp;&quot;&lt;meta itemprop=&quot;&quot;name&quot;&quot; content=&quot;&quot;&quot;&amp;[.E10]&amp;&quot;&quot;&quot; /&gt;&quot;&amp;CHAR(10)&amp;CHAR(9)&amp;&quot;&lt;img itemprop=&quot;&quot;contentUrl&quot;&quot; src=&quot;&quot;&quot;&amp;[.$B$1]&amp;[.B10]&amp;&quot;.jpg&quot;&amp;&quot;&quot;&quot; title=&quot;&quot;&quot;&amp;[.F10]&amp;&quot;&quot;&quot; alt=&quot;&quot;&quot;&amp;[.E10]&amp;&quot;&quot;&quot; width=&quot;&quot;&quot;&amp;[.C10]&amp;&quot;&quot;&quot; height=&quot;&quot;&quot;&amp;[.D10]&amp;&quot;&quot;&quot;/&gt;&quot;&amp;CHAR(10)&amp;CHAR(9)&amp;&quot;&lt;figcaption itemprop=&quot;&quot;description creditText&quot;&quot;&gt;&quot;&amp;[.E10]&amp;&quot;&lt;/figcaption&gt;&quot;&amp;CHAR(10)&amp;&quot;&lt;/figure&gt;&quot;" table:style-name="ce1">
            <text:p>&lt;figure itemscope itemtype="https://schema.org/ImageObject"&gt;</text:p>
            <text:p><text:tab/>&lt;meta itemprop="name" content="Ахтанизовский лиман на карте 1926 г." /&gt;</text:p>
            <text:p><text:tab/>&lt;img itemprop="contentUrl" src="/img/toponymy/\perevoloka/The-Akhtanizovsky-Estuary-on-a-1926-map.jpg" title="Ахтанизовский лиман на карте 1926 г., где его южная часть отделена от основной акватории и называется Мало-Ахтанизовский лиман" alt="Ахтанизовский лиман на карте 1926 г." width="600" height="480"/&gt;</text:p>
            <text:p><text:tab/>&lt;figcaption itemprop="description creditText"&gt;Ахтанизовский лиман на карте 1926 г.&lt;/figcaption&gt;</text:p>
            <text:p>&lt;/figure&gt;</text:p>
          </table:table-cell>
          <table:table-cell office:value-type="string" office:string-value="&lt;figure itemscope itemtype=&quot;https://schema.org/ImageObject&quot;&gt;&#10; &lt;meta itemprop=&quot;name&quot; content=&quot;Ахтанизовский лиман на карте 1926 г.&quot; /&gt;&#10; &lt;a href=&quot;/img/toponymy/\perevoloka/The-Akhtanizovsky-Estuary-on-a-1926-map-b.jpg&quot; title=&quot;Ахтанизовский лиман на карте 1926 г., где его южная часть отделена от основной акватории и называется Мало-Ахтанизовский лиман&quot;&gt;&lt;img  itemprop=&quot;contentUrl&quot; src=&quot;/img/toponymy/\perevoloka/The-Akhtanizovsky-Estuary-on-a-1926-map.jpg&quot; alt=&quot;Ахтанизовский лиман на карте 1926 г.&quot; width=&quot;600&quot; height=&quot;480&quot;/&gt;&lt;/a&gt;&#10; &lt;figcaption itemprop=&quot;description creditText&quot;&gt;Ахтанизовский лиман на карте 1926 г.&lt;/figcaption&gt;&#10;&lt;/figure&gt;" table:formula="of:=&quot;&lt;figure itemscope itemtype=&quot;&quot;https://schema.org/ImageObject&quot;&quot;&gt;&quot;&amp;CHAR(10)&amp;CHAR(9)&amp;&quot;&lt;meta itemprop=&quot;&quot;name&quot;&quot; content=&quot;&quot;&quot;&amp;[.E10]&amp;&quot;&quot;&quot; /&gt;&quot;&amp;CHAR(10)&amp;CHAR(9)&amp;&quot;&lt;a href=&quot;&quot;&quot;&amp;[.$B$1]&amp;[.B10]&amp;&quot;-b.jpg&quot;&amp;&quot;&quot;&quot; title=&quot;&quot;&quot;&amp;[.F10]&amp;&quot;&quot;&quot;&gt;&lt;img  itemprop=&quot;&quot;contentUrl&quot;&quot; src=&quot;&quot;&quot;&amp;[.$B$1]&amp;[.B10]&amp;&quot;.jpg&quot;&amp;&quot;&quot;&quot; alt=&quot;&quot;&quot;&amp;[.E10]&amp;&quot;&quot;&quot; width=&quot;&quot;&quot;&amp;[.C10]&amp;&quot;&quot;&quot; height=&quot;&quot;&quot;&amp;[.D10]&amp;&quot;&quot;&quot;/&gt;&lt;/a&gt;&quot;&amp;CHAR(10)&amp;CHAR(9)&amp;&quot;&lt;figcaption itemprop=&quot;&quot;description creditText&quot;&quot;&gt;&quot;&amp;[.E10]&amp;&quot;&lt;/figcaption&gt;&quot;&amp;CHAR(10)&amp;&quot;&lt;/figure&gt;&quot;" table:style-name="ce1">
            <text:p>&lt;figure itemscope itemtype="https://schema.org/ImageObject"&gt;</text:p>
            <text:p><text:tab/>&lt;meta itemprop="name" content="Ахтанизовский лиман на карте 1926 г." /&gt;</text:p>
            <text:p><text:tab/>&lt;a href="/img/toponymy/\perevoloka/The-Akhtanizovsky-Estuary-on-a-1926-map-b.jpg" title="Ахтанизовский лиман на карте 1926 г., где его южная часть отделена от основной акватории и называется Мало-Ахтанизовский лиман"&gt;&lt;img <text:s/>itemprop="contentUrl" src="/img/toponymy/\perevoloka/The-Akhtanizovsky-Estuary-on-a-1926-map.jpg" alt="Ахтанизовский лиман на карте 1926 г." width="600" height="480"/&gt;&lt;/a&gt;</text:p>
            <text:p><text:tab/>&lt;figcaption itemprop="description creditText"&gt;Ахтанизовский лиман на карте 1926 г.&lt;/figcaption&gt;</text:p>
            <text:p>&lt;/figure&gt;</text:p>
          </table:table-cell>
          <table:table-cell table:number-columns-repeated="16374"/>
        </table:table-row>
        <table:table-row table:style-name="ro1">
          <table:table-cell office:value-type="float" office:value="9" table:style-name="ce1">
            <text:p>9</text:p>
          </table:table-cell>
          <table:table-cell office:value-type="string" table:style-name="ce1">
            <text:p>The-Akhtanizovsky-Estuary-on-a-1947-map</text:p>
          </table:table-cell>
          <table:table-cell office:value-type="float" office:value="600" table:style-name="ce1">
            <text:p>600</text:p>
          </table:table-cell>
          <table:table-cell office:value-type="float" office:value="480" table:style-name="ce1">
            <text:p>480</text:p>
          </table:table-cell>
          <table:table-cell office:value-type="string" table:style-name="ce1">
            <text:p>Ахтанизовский лиман на карте 1947 г.</text:p>
          </table:table-cell>
          <table:table-cell office:value-type="string" table:style-name="ce1">
            <text:p>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text:p>
          </table:table-cell>
          <table:table-cell office:value-type="string" office:string-value="&lt;figure&gt;&#10; &lt;img src=&quot;/img/toponymy/\perevoloka/The-Akhtanizovsky-Estuary-on-a-1947-map.jpg&quot; title=&quot;Ахтанизовский лиман на карте 1947 г.&quot; alt=&quot;Ахтанизовский лиман на карте 1947 г.&quot; width=&quot;600&quot; height=&quot;480&quot;/&gt;&#10; &lt;figcaption&gt;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lt;/figcaption&gt;&#10;&lt;/figure&gt;" table:formula="of:=&quot;&lt;figure&gt;&quot;&amp;CHAR(10)&amp;CHAR(9)&amp;&quot;&lt;img src=&quot;&quot;&quot;&amp;[.$B$1]&amp;[.B11]&amp;&quot;.jpg&quot;&amp;&quot;&quot;&quot; title=&quot;&quot;&quot;&amp;[.E11]&amp;&quot;&quot;&quot; alt=&quot;&quot;&quot;&amp;[.E11]&amp;&quot;&quot;&quot; width=&quot;&quot;&quot;&amp;[.C11]&amp;&quot;&quot;&quot; height=&quot;&quot;&quot;&amp;[.D11]&amp;&quot;&quot;&quot;/&gt;&quot;&amp;CHAR(10)&amp;CHAR(9)&amp;&quot;&lt;figcaption&gt;&quot;&amp;[.F11]&amp;&quot;&lt;/figcaption&gt;&quot;&amp;CHAR(10)&amp;&quot;&lt;/figure&gt;&quot;" table:style-name="ce2">
            <text:p>&lt;figure&gt;</text:p>
            <text:p><text:tab/>&lt;img src="/img/toponymy/\perevoloka/The-Akhtanizovsky-Estuary-on-a-1947-map.jpg" title="Ахтанизовский лиман на карте 1947 г." alt="Ахтанизовский лиман на карте 1947 г." width="600" height="480"/&gt;</text:p>
            <text:p><text:tab/>&lt;figcaption&gt;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lt;/figcaption&gt;</text:p>
            <text:p>&lt;/figure&gt;</text:p>
          </table:table-cell>
          <table:table-cell office:value-type="string" office:string-value="&lt;figure&gt;&#10; &lt;a href=&quot;/img/toponymy/\perevoloka/The-Akhtanizovsky-Estuary-on-a-1947-map-b.jpg&quot; title=&quot;Ахтанизовский лиман на карте 1947 г.&quot;&gt;&lt;img src=&quot;/img/toponymy/\perevoloka/The-Akhtanizovsky-Estuary-on-a-1947-map.jpg&quot; alt=&quot;Ахтанизовский лиман на карте 1947 г.&quot; width=&quot;600&quot; height=&quot;480&quot;/&gt;&lt;/a&gt;&#10; &lt;figcaption&gt;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lt;/figcaption&gt;&#10;&lt;/figure&gt;" table:formula="of:=&quot;&lt;figure&gt;&quot;&amp;CHAR(10)&amp;CHAR(9)&amp;&quot;&lt;a href=&quot;&quot;&quot;&amp;[.$B$1]&amp;[.B11]&amp;&quot;-b.jpg&quot;&amp;&quot;&quot;&quot; title=&quot;&quot;&quot;&amp;[.E11]&amp;&quot;&quot;&quot;&gt;&lt;img src=&quot;&quot;&quot;&amp;[.$B$1]&amp;[.B11]&amp;&quot;.jpg&quot;&amp;&quot;&quot;&quot; alt=&quot;&quot;&quot;&amp;[.E11]&amp;&quot;&quot;&quot; width=&quot;&quot;&quot;&amp;[.C11]&amp;&quot;&quot;&quot; height=&quot;&quot;&quot;&amp;[.D11]&amp;&quot;&quot;&quot;/&gt;&lt;/a&gt;&quot;&amp;CHAR(10)&amp;CHAR(9)&amp;&quot;&lt;figcaption&gt;&quot;&amp;[.F11]&amp;&quot;&lt;/figcaption&gt;&quot;&amp;CHAR(10)&amp;&quot;&lt;/figure&gt;&quot;" table:style-name="ce1">
            <text:p>&lt;figure&gt;</text:p>
            <text:p><text:tab/>&lt;a href="/img/toponymy/\perevoloka/The-Akhtanizovsky-Estuary-on-a-1947-map-b.jpg" title="Ахтанизовский лиман на карте 1947 г."&gt;&lt;img src="/img/toponymy/\perevoloka/The-Akhtanizovsky-Estuary-on-a-1947-map.jpg" alt="Ахтанизовский лиман на карте 1947 г." width="600" height="480"/&gt;&lt;/a&gt;</text:p>
            <text:p><text:tab/>&lt;figcaption&gt;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lt;/figcaption&gt;</text:p>
            <text:p>&lt;/figure&gt;</text:p>
          </table:table-cell>
          <table:table-cell office:value-type="string" office:string-value="&lt;figure itemscope itemtype=&quot;https://schema.org/ImageObject&quot;&gt;&#10; &lt;meta itemprop=&quot;name&quot; content=&quot;Ахтанизовский лиман на карте 1947 г.&quot; /&gt;&#10; &lt;img itemprop=&quot;contentUrl&quot; src=&quot;/img/toponymy/\perevoloka/The-Akhtanizovsky-Estuary-on-a-1947-map.jpg&quot; title=&quot;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quot; alt=&quot;Ахтанизовский лиман на карте 1947 г.&quot; width=&quot;600&quot; height=&quot;480&quot;/&gt;&#10; &lt;figcaption itemprop=&quot;description creditText&quot;&gt;Ахтанизовский лиман на карте 1947 г.&lt;/figcaption&gt;&#10;&lt;/figure&gt;" table:formula="of:=&quot;&lt;figure itemscope itemtype=&quot;&quot;https://schema.org/ImageObject&quot;&quot;&gt;&quot;&amp;CHAR(10)&amp;CHAR(9)&amp;&quot;&lt;meta itemprop=&quot;&quot;name&quot;&quot; content=&quot;&quot;&quot;&amp;[.E11]&amp;&quot;&quot;&quot; /&gt;&quot;&amp;CHAR(10)&amp;CHAR(9)&amp;&quot;&lt;img itemprop=&quot;&quot;contentUrl&quot;&quot; src=&quot;&quot;&quot;&amp;[.$B$1]&amp;[.B11]&amp;&quot;.jpg&quot;&amp;&quot;&quot;&quot; title=&quot;&quot;&quot;&amp;[.F11]&amp;&quot;&quot;&quot; alt=&quot;&quot;&quot;&amp;[.E11]&amp;&quot;&quot;&quot; width=&quot;&quot;&quot;&amp;[.C11]&amp;&quot;&quot;&quot; height=&quot;&quot;&quot;&amp;[.D11]&amp;&quot;&quot;&quot;/&gt;&quot;&amp;CHAR(10)&amp;CHAR(9)&amp;&quot;&lt;figcaption itemprop=&quot;&quot;description creditText&quot;&quot;&gt;&quot;&amp;[.E11]&amp;&quot;&lt;/figcaption&gt;&quot;&amp;CHAR(10)&amp;&quot;&lt;/figure&gt;&quot;" table:style-name="ce1">
            <text:p>&lt;figure itemscope itemtype="https://schema.org/ImageObject"&gt;</text:p>
            <text:p><text:tab/>&lt;meta itemprop="name" content="Ахтанизовский лиман на карте 1947 г." /&gt;</text:p>
            <text:p><text:tab/>&lt;img itemprop="contentUrl" src="/img/toponymy/\perevoloka/The-Akhtanizovsky-Estuary-on-a-1947-map.jpg" title="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 alt="Ахтанизовский лиман на карте 1947 г." width="600" height="480"/&gt;</text:p>
            <text:p><text:tab/>&lt;figcaption itemprop="description creditText"&gt;Ахтанизовский лиман на карте 1947 г.&lt;/figcaption&gt;</text:p>
            <text:p>&lt;/figure&gt;</text:p>
          </table:table-cell>
          <table:table-cell office:value-type="string" office:string-value="&lt;figure itemscope itemtype=&quot;https://schema.org/ImageObject&quot;&gt;&#10; &lt;meta itemprop=&quot;name&quot; content=&quot;Ахтанизовский лиман на карте 1947 г.&quot; /&gt;&#10; &lt;a href=&quot;/img/toponymy/\perevoloka/The-Akhtanizovsky-Estuary-on-a-1947-map-b.jpg&quot; title=&quot;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quot;&gt;&lt;img  itemprop=&quot;contentUrl&quot; src=&quot;/img/toponymy/\perevoloka/The-Akhtanizovsky-Estuary-on-a-1947-map.jpg&quot; alt=&quot;Ахтанизовский лиман на карте 1947 г.&quot; width=&quot;600&quot; height=&quot;480&quot;/&gt;&lt;/a&gt;&#10; &lt;figcaption itemprop=&quot;description creditText&quot;&gt;Ахтанизовский лиман на карте 1947 г.&lt;/figcaption&gt;&#10;&lt;/figure&gt;" table:formula="of:=&quot;&lt;figure itemscope itemtype=&quot;&quot;https://schema.org/ImageObject&quot;&quot;&gt;&quot;&amp;CHAR(10)&amp;CHAR(9)&amp;&quot;&lt;meta itemprop=&quot;&quot;name&quot;&quot; content=&quot;&quot;&quot;&amp;[.E11]&amp;&quot;&quot;&quot; /&gt;&quot;&amp;CHAR(10)&amp;CHAR(9)&amp;&quot;&lt;a href=&quot;&quot;&quot;&amp;[.$B$1]&amp;[.B11]&amp;&quot;-b.jpg&quot;&amp;&quot;&quot;&quot; title=&quot;&quot;&quot;&amp;[.F11]&amp;&quot;&quot;&quot;&gt;&lt;img  itemprop=&quot;&quot;contentUrl&quot;&quot; src=&quot;&quot;&quot;&amp;[.$B$1]&amp;[.B11]&amp;&quot;.jpg&quot;&amp;&quot;&quot;&quot; alt=&quot;&quot;&quot;&amp;[.E11]&amp;&quot;&quot;&quot; width=&quot;&quot;&quot;&amp;[.C11]&amp;&quot;&quot;&quot; height=&quot;&quot;&quot;&amp;[.D11]&amp;&quot;&quot;&quot;/&gt;&lt;/a&gt;&quot;&amp;CHAR(10)&amp;CHAR(9)&amp;&quot;&lt;figcaption itemprop=&quot;&quot;description creditText&quot;&quot;&gt;&quot;&amp;[.E11]&amp;&quot;&lt;/figcaption&gt;&quot;&amp;CHAR(10)&amp;&quot;&lt;/figure&gt;&quot;" table:style-name="ce1">
            <text:p>&lt;figure itemscope itemtype="https://schema.org/ImageObject"&gt;</text:p>
            <text:p><text:tab/>&lt;meta itemprop="name" content="Ахтанизовский лиман на карте 1947 г." /&gt;</text:p>
            <text:p><text:tab/>&lt;a href="/img/toponymy/\perevoloka/The-Akhtanizovsky-Estuary-on-a-1947-map-b.jpg" title="Ахтанизовский лиман на карте Краснодарского края 1947 г., где Мало-Ахтарский лиман уже назван Старотитаровский, а юго-восточная часть обмелела превратившись в дельту Казачьего ерика и Переволоки"&gt;&lt;img <text:s/>itemprop="contentUrl" src="/img/toponymy/\perevoloka/The-Akhtanizovsky-Estuary-on-a-1947-map.jpg" alt="Ахтанизовский лиман на карте 1947 г." width="600" height="480"/&gt;&lt;/a&gt;</text:p>
            <text:p><text:tab/>&lt;figcaption itemprop="description creditText"&gt;Ахтанизовский лиман на карте 1947 г.&lt;/figcaption&gt;</text:p>
            <text:p>&lt;/figure&gt;</text:p>
          </table:table-cell>
          <table:table-cell table:number-columns-repeated="16374"/>
        </table:table-row>
        <table:table-row table:style-name="ro1">
          <table:table-cell office:value-type="float" office:value="10" table:style-name="ce1">
            <text:p>10</text:p>
          </table:table-cell>
          <table:table-cell office:value-type="string" table:style-name="ce1">
            <text:p>A-1988-map-showing-a-trident-consisting-of-the-channels-of-the-Kuban-River</text:p>
          </table:table-cell>
          <table:table-cell office:value-type="float" office:value="600" table:style-name="ce1">
            <text:p>600</text:p>
          </table:table-cell>
          <table:table-cell office:value-type="float" office:value="480" table:style-name="ce1">
            <text:p>480</text:p>
          </table:table-cell>
          <table:table-cell office:value-type="string" table:style-name="ce1">
            <text:p>Карта 1988 г., где виден «трезубец» состоящий из русел реки Кубань (Петрушин рукав), Переволоки и Казачьего ерика.</text:p>
          </table:table-cell>
          <table:table-cell office:value-type="string" table:style-name="ce1">
            <text:p>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text:p>
          </table:table-cell>
          <table:table-cell office:value-type="string" office:string-value="&lt;figure&gt;&#10; &lt;img src=&quot;/img/toponymy/\perevoloka/A-1988-map-showing-a-trident-consisting-of-the-channels-of-the-Kuban-River.jpg&quot; title=&quot;Карта 1988 г., где виден «трезубец» состоящий из русел реки Кубань (Петрушин рукав), Переволоки и Казачьего ерика.&quot; alt=&quot;Карта 1988 г., где виден «трезубец» состоящий из русел реки Кубань (Петрушин рукав), Переволоки и Казачьего ерика.&quot; width=&quot;600&quot; height=&quot;480&quot;/&gt;&#10; &lt;figcaption&gt;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lt;/figcaption&gt;&#10;&lt;/figure&gt;" table:formula="of:=&quot;&lt;figure&gt;&quot;&amp;CHAR(10)&amp;CHAR(9)&amp;&quot;&lt;img src=&quot;&quot;&quot;&amp;[.$B$1]&amp;[.B12]&amp;&quot;.jpg&quot;&amp;&quot;&quot;&quot; title=&quot;&quot;&quot;&amp;[.E12]&amp;&quot;&quot;&quot; alt=&quot;&quot;&quot;&amp;[.E12]&amp;&quot;&quot;&quot; width=&quot;&quot;&quot;&amp;[.C12]&amp;&quot;&quot;&quot; height=&quot;&quot;&quot;&amp;[.D12]&amp;&quot;&quot;&quot;/&gt;&quot;&amp;CHAR(10)&amp;CHAR(9)&amp;&quot;&lt;figcaption&gt;&quot;&amp;[.F12]&amp;&quot;&lt;/figcaption&gt;&quot;&amp;CHAR(10)&amp;&quot;&lt;/figure&gt;&quot;" table:style-name="ce2">
            <text:p>&lt;figure&gt;</text:p>
            <text:p><text:tab/>&lt;img src="/img/toponymy/\perevoloka/A-1988-map-showing-a-trident-consisting-of-the-channels-of-the-Kuban-River.jpg" title="Карта 1988 г., где виден «трезубец» состоящий из русел реки Кубань (Петрушин рукав), Переволоки и Казачьего ерика." alt="Карта 1988 г., где виден «трезубец» состоящий из русел реки Кубань (Петрушин рукав), Переволоки и Казачьего ерика." width="600" height="480"/&gt;</text:p>
            <text:p><text:tab/>&lt;figcaption&gt;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lt;/figcaption&gt;</text:p>
            <text:p>&lt;/figure&gt;</text:p>
          </table:table-cell>
          <table:table-cell office:value-type="string" office:string-value="&lt;figure&gt;&#10; &lt;a href=&quot;/img/toponymy/\perevoloka/A-1988-map-showing-a-trident-consisting-of-the-channels-of-the-Kuban-River-b.jpg&quot; title=&quot;Карта 1988 г., где виден «трезубец» состоящий из русел реки Кубань (Петрушин рукав), Переволоки и Казачьего ерика.&quot;&gt;&lt;img src=&quot;/img/toponymy/\perevoloka/A-1988-map-showing-a-trident-consisting-of-the-channels-of-the-Kuban-River.jpg&quot; alt=&quot;Карта 1988 г., где виден «трезубец» состоящий из русел реки Кубань (Петрушин рукав), Переволоки и Казачьего ерика.&quot; width=&quot;600&quot; height=&quot;480&quot;/&gt;&lt;/a&gt;&#10; &lt;figcaption&gt;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lt;/figcaption&gt;&#10;&lt;/figure&gt;" table:formula="of:=&quot;&lt;figure&gt;&quot;&amp;CHAR(10)&amp;CHAR(9)&amp;&quot;&lt;a href=&quot;&quot;&quot;&amp;[.$B$1]&amp;[.B12]&amp;&quot;-b.jpg&quot;&amp;&quot;&quot;&quot; title=&quot;&quot;&quot;&amp;[.E12]&amp;&quot;&quot;&quot;&gt;&lt;img src=&quot;&quot;&quot;&amp;[.$B$1]&amp;[.B12]&amp;&quot;.jpg&quot;&amp;&quot;&quot;&quot; alt=&quot;&quot;&quot;&amp;[.E12]&amp;&quot;&quot;&quot; width=&quot;&quot;&quot;&amp;[.C12]&amp;&quot;&quot;&quot; height=&quot;&quot;&quot;&amp;[.D12]&amp;&quot;&quot;&quot;/&gt;&lt;/a&gt;&quot;&amp;CHAR(10)&amp;CHAR(9)&amp;&quot;&lt;figcaption&gt;&quot;&amp;[.F12]&amp;&quot;&lt;/figcaption&gt;&quot;&amp;CHAR(10)&amp;&quot;&lt;/figure&gt;&quot;" table:style-name="ce1">
            <text:p>&lt;figure&gt;</text:p>
            <text:p><text:tab/>&lt;a href="/img/toponymy/\perevoloka/A-1988-map-showing-a-trident-consisting-of-the-channels-of-the-Kuban-River-b.jpg" title="Карта 1988 г., где виден «трезубец» состоящий из русел реки Кубань (Петрушин рукав), Переволоки и Казачьего ерика."&gt;&lt;img src="/img/toponymy/\perevoloka/A-1988-map-showing-a-trident-consisting-of-the-channels-of-the-Kuban-River.jpg" alt="Карта 1988 г., где виден «трезубец» состоящий из русел реки Кубань (Петрушин рукав), Переволоки и Казачьего ерика." width="600" height="480"/&gt;&lt;/a&gt;</text:p>
            <text:p><text:tab/>&lt;figcaption&gt;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lt;/figcaption&gt;</text:p>
            <text:p>&lt;/figure&gt;</text:p>
          </table:table-cell>
          <table:table-cell office:value-type="string" office:string-value="&lt;figure itemscope itemtype=&quot;https://schema.org/ImageObject&quot;&gt;&#10; &lt;meta itemprop=&quot;name&quot; content=&quot;Карта 1988 г., где виден «трезубец» состоящий из русел реки Кубань (Петрушин рукав), Переволоки и Казачьего ерика.&quot; /&gt;&#10; &lt;img itemprop=&quot;contentUrl&quot; src=&quot;/img/toponymy/\perevoloka/A-1988-map-showing-a-trident-consisting-of-the-channels-of-the-Kuban-River.jpg&quot; title=&quot;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quot; alt=&quot;Карта 1988 г., где виден «трезубец» состоящий из русел реки Кубань (Петрушин рукав), Переволоки и Казачьего ерика.&quot; width=&quot;600&quot; height=&quot;480&quot;/&gt;&#10; &lt;figcaption itemprop=&quot;description creditText&quot;&gt;Карта 1988 г., где виден «трезубец» состоящий из русел реки Кубань (Петрушин рукав), Переволоки и Казачьего ерика.&lt;/figcaption&gt;&#10;&lt;/figure&gt;" table:formula="of:=&quot;&lt;figure itemscope itemtype=&quot;&quot;https://schema.org/ImageObject&quot;&quot;&gt;&quot;&amp;CHAR(10)&amp;CHAR(9)&amp;&quot;&lt;meta itemprop=&quot;&quot;name&quot;&quot; content=&quot;&quot;&quot;&amp;[.E12]&amp;&quot;&quot;&quot; /&gt;&quot;&amp;CHAR(10)&amp;CHAR(9)&amp;&quot;&lt;img itemprop=&quot;&quot;contentUrl&quot;&quot; src=&quot;&quot;&quot;&amp;[.$B$1]&amp;[.B12]&amp;&quot;.jpg&quot;&amp;&quot;&quot;&quot; title=&quot;&quot;&quot;&amp;[.F12]&amp;&quot;&quot;&quot; alt=&quot;&quot;&quot;&amp;[.E12]&amp;&quot;&quot;&quot; width=&quot;&quot;&quot;&amp;[.C12]&amp;&quot;&quot;&quot; height=&quot;&quot;&quot;&amp;[.D12]&amp;&quot;&quot;&quot;/&gt;&quot;&amp;CHAR(10)&amp;CHAR(9)&amp;&quot;&lt;figcaption itemprop=&quot;&quot;description creditText&quot;&quot;&gt;&quot;&amp;[.E12]&amp;&quot;&lt;/figcaption&gt;&quot;&amp;CHAR(10)&amp;&quot;&lt;/figure&gt;&quot;" table:style-name="ce1">
            <text:p>&lt;figure itemscope itemtype="https://schema.org/ImageObject"&gt;</text:p>
            <text:p><text:tab/>&lt;meta itemprop="name" content="Карта 1988 г., где виден «трезубец» состоящий из русел реки Кубань (Петрушин рукав), Переволоки и Казачьего ерика." /&gt;</text:p>
            <text:p><text:tab/>&lt;img itemprop="contentUrl" src="/img/toponymy/\perevoloka/A-1988-map-showing-a-trident-consisting-of-the-channels-of-the-Kuban-River.jpg" title="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 alt="Карта 1988 г., где виден «трезубец» состоящий из русел реки Кубань (Петрушин рукав), Переволоки и Казачьего ерика." width="600" height="480"/&gt;</text:p>
            <text:p><text:tab/>&lt;figcaption itemprop="description creditText"&gt;Карта 1988 г., где виден «трезубец» состоящий из русел реки Кубань (Петрушин рукав), Переволоки и Казачьего ерика.&lt;/figcaption&gt;</text:p>
            <text:p>&lt;/figure&gt;</text:p>
          </table:table-cell>
          <table:table-cell office:value-type="string" office:string-value="&lt;figure itemscope itemtype=&quot;https://schema.org/ImageObject&quot;&gt;&#10; &lt;meta itemprop=&quot;name&quot; content=&quot;Карта 1988 г., где виден «трезубец» состоящий из русел реки Кубань (Петрушин рукав), Переволоки и Казачьего ерика.&quot; /&gt;&#10; &lt;a href=&quot;/img/toponymy/\perevoloka/A-1988-map-showing-a-trident-consisting-of-the-channels-of-the-Kuban-River-b.jpg&quot; title=&quot;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quot;&gt;&lt;img  itemprop=&quot;contentUrl&quot; src=&quot;/img/toponymy/\perevoloka/A-1988-map-showing-a-trident-consisting-of-the-channels-of-the-Kuban-River.jpg&quot; alt=&quot;Карта 1988 г., где виден «трезубец» состоящий из русел реки Кубань (Петрушин рукав), Переволоки и Казачьего ерика.&quot; width=&quot;600&quot; height=&quot;480&quot;/&gt;&lt;/a&gt;&#10; &lt;figcaption itemprop=&quot;description creditText&quot;&gt;Карта 1988 г., где виден «трезубец» состоящий из русел реки Кубань (Петрушин рукав), Переволоки и Казачьего ерика.&lt;/figcaption&gt;&#10;&lt;/figure&gt;" table:formula="of:=&quot;&lt;figure itemscope itemtype=&quot;&quot;https://schema.org/ImageObject&quot;&quot;&gt;&quot;&amp;CHAR(10)&amp;CHAR(9)&amp;&quot;&lt;meta itemprop=&quot;&quot;name&quot;&quot; content=&quot;&quot;&quot;&amp;[.E12]&amp;&quot;&quot;&quot; /&gt;&quot;&amp;CHAR(10)&amp;CHAR(9)&amp;&quot;&lt;a href=&quot;&quot;&quot;&amp;[.$B$1]&amp;[.B12]&amp;&quot;-b.jpg&quot;&amp;&quot;&quot;&quot; title=&quot;&quot;&quot;&amp;[.F12]&amp;&quot;&quot;&quot;&gt;&lt;img  itemprop=&quot;&quot;contentUrl&quot;&quot; src=&quot;&quot;&quot;&amp;[.$B$1]&amp;[.B12]&amp;&quot;.jpg&quot;&amp;&quot;&quot;&quot; alt=&quot;&quot;&quot;&amp;[.E12]&amp;&quot;&quot;&quot; width=&quot;&quot;&quot;&amp;[.C12]&amp;&quot;&quot;&quot; height=&quot;&quot;&quot;&amp;[.D12]&amp;&quot;&quot;&quot;/&gt;&lt;/a&gt;&quot;&amp;CHAR(10)&amp;CHAR(9)&amp;&quot;&lt;figcaption itemprop=&quot;&quot;description creditText&quot;&quot;&gt;&quot;&amp;[.E12]&amp;&quot;&lt;/figcaption&gt;&quot;&amp;CHAR(10)&amp;&quot;&lt;/figure&gt;&quot;" table:style-name="ce1">
            <text:p>&lt;figure itemscope itemtype="https://schema.org/ImageObject"&gt;</text:p>
            <text:p><text:tab/>&lt;meta itemprop="name" content="Карта 1988 г., где виден «трезубец» состоящий из русел реки Кубань (Петрушин рукав), Переволоки и Казачьего ерика." /&gt;</text:p>
            <text:p><text:tab/>&lt;a href="/img/toponymy/\perevoloka/A-1988-map-showing-a-trident-consisting-of-the-channels-of-the-Kuban-River-b.jpg" title="Фрагмент карты 1988 г., где виден «трезубец» состоящий из русел реки Кубань (Петрушин рукав), Переволоки и Казачьего ерика. Акватория Ахтанизовского лимана значительно уменьшилась по сравнению с 1823 г."&gt;&lt;img <text:s/>itemprop="contentUrl" src="/img/toponymy/\perevoloka/A-1988-map-showing-a-trident-consisting-of-the-channels-of-the-Kuban-River.jpg" alt="Карта 1988 г., где виден «трезубец» состоящий из русел реки Кубань (Петрушин рукав), Переволоки и Казачьего ерика." width="600" height="480"/&gt;&lt;/a&gt;</text:p>
            <text:p><text:tab/>&lt;figcaption itemprop="description creditText"&gt;Карта 1988 г., где виден «трезубец» состоящий из русел реки Кубань (Петрушин рукав), Переволоки и Казачьего ерика.&lt;/figcaption&gt;</text:p>
            <text:p>&lt;/figure&gt;</text:p>
          </table:table-cell>
          <table:table-cell table:number-columns-repeated="16374"/>
        </table:table-row>
        <table:table-row table:style-name="ro1">
          <table:table-cell office:value-type="float" office:value="11" table:style-name="ce1">
            <text:p>11</text:p>
          </table:table-cell>
          <table:table-cell office:value-type="string" table:style-name="ce1">
            <text:p>Lotuses-in-the-Akhtanizovsky-estuary</text:p>
          </table:table-cell>
          <table:table-cell office:value-type="float" office:value="800" table:style-name="ce1">
            <text:p>800</text:p>
          </table:table-cell>
          <table:table-cell office:value-type="float" office:value="533" table:style-name="ce1">
            <text:p>533</text:p>
          </table:table-cell>
          <table:table-cell office:value-type="string" table:style-name="ce1">
            <text:p>Лотосы в Ахтанизовсом лимане</text:p>
          </table:table-cell>
          <table:table-cell office:value-type="string" table:style-name="ce1">
            <text:p>Лотосы в Ахтанизовсом лимане у места, где заканчивается дельта Казачьего ерика (https://castlesworld.ru/news/dostoprimechatelnosti_temrjuka/)</text:p>
          </table:table-cell>
          <table:table-cell office:value-type="string" office:string-value="&lt;figure&gt;&#10; &lt;img src=&quot;/img/toponymy/\perevoloka/Lotuses-in-the-Akhtanizovsky-estuary.jpg&quot; title=&quot;Лотосы в Ахтанизовсом лимане&quot; alt=&quot;Лотосы в Ахтанизовсом лимане&quot; width=&quot;800&quot; height=&quot;533&quot;/&gt;&#10; &lt;figcaption&gt;Лотосы в Ахтанизовсом лимане у места, где заканчивается дельта Казачьего ерика (https://castlesworld.ru/news/dostoprimechatelnosti_temrjuka/)&lt;/figcaption&gt;&#10;&lt;/figure&gt;" table:formula="of:=&quot;&lt;figure&gt;&quot;&amp;CHAR(10)&amp;CHAR(9)&amp;&quot;&lt;img src=&quot;&quot;&quot;&amp;[.$B$1]&amp;[.B13]&amp;&quot;.jpg&quot;&amp;&quot;&quot;&quot; title=&quot;&quot;&quot;&amp;[.E13]&amp;&quot;&quot;&quot; alt=&quot;&quot;&quot;&amp;[.E13]&amp;&quot;&quot;&quot; width=&quot;&quot;&quot;&amp;[.C13]&amp;&quot;&quot;&quot; height=&quot;&quot;&quot;&amp;[.D13]&amp;&quot;&quot;&quot;/&gt;&quot;&amp;CHAR(10)&amp;CHAR(9)&amp;&quot;&lt;figcaption&gt;&quot;&amp;[.F13]&amp;&quot;&lt;/figcaption&gt;&quot;&amp;CHAR(10)&amp;&quot;&lt;/figure&gt;&quot;" table:style-name="ce2">
            <text:p>&lt;figure&gt;</text:p>
            <text:p><text:tab/>&lt;img src="/img/toponymy/\perevoloka/Lotuses-in-the-Akhtanizovsky-estuary.jpg" title="Лотосы в Ахтанизовсом лимане" alt="Лотосы в Ахтанизовсом лимане" width="800" height="533"/&gt;</text:p>
            <text:p><text:tab/>&lt;figcaption&gt;Лотосы в Ахтанизовсом лимане у места, где заканчивается дельта Казачьего ерика (https://castlesworld.ru/news/dostoprimechatelnosti_temrjuka/)&lt;/figcaption&gt;</text:p>
            <text:p>&lt;/figure&gt;</text:p>
          </table:table-cell>
          <table:table-cell office:value-type="string" office:string-value="&lt;figure&gt;&#10; &lt;a href=&quot;/img/toponymy/\perevoloka/Lotuses-in-the-Akhtanizovsky-estuary-b.jpg&quot; title=&quot;Лотосы в Ахтанизовсом лимане&quot;&gt;&lt;img src=&quot;/img/toponymy/\perevoloka/Lotuses-in-the-Akhtanizovsky-estuary.jpg&quot; alt=&quot;Лотосы в Ахтанизовсом лимане&quot; width=&quot;800&quot; height=&quot;533&quot;/&gt;&lt;/a&gt;&#10; &lt;figcaption&gt;Лотосы в Ахтанизовсом лимане у места, где заканчивается дельта Казачьего ерика (https://castlesworld.ru/news/dostoprimechatelnosti_temrjuka/)&lt;/figcaption&gt;&#10;&lt;/figure&gt;" table:formula="of:=&quot;&lt;figure&gt;&quot;&amp;CHAR(10)&amp;CHAR(9)&amp;&quot;&lt;a href=&quot;&quot;&quot;&amp;[.$B$1]&amp;[.B13]&amp;&quot;-b.jpg&quot;&amp;&quot;&quot;&quot; title=&quot;&quot;&quot;&amp;[.E13]&amp;&quot;&quot;&quot;&gt;&lt;img src=&quot;&quot;&quot;&amp;[.$B$1]&amp;[.B13]&amp;&quot;.jpg&quot;&amp;&quot;&quot;&quot; alt=&quot;&quot;&quot;&amp;[.E13]&amp;&quot;&quot;&quot; width=&quot;&quot;&quot;&amp;[.C13]&amp;&quot;&quot;&quot; height=&quot;&quot;&quot;&amp;[.D13]&amp;&quot;&quot;&quot;/&gt;&lt;/a&gt;&quot;&amp;CHAR(10)&amp;CHAR(9)&amp;&quot;&lt;figcaption&gt;&quot;&amp;[.F13]&amp;&quot;&lt;/figcaption&gt;&quot;&amp;CHAR(10)&amp;&quot;&lt;/figure&gt;&quot;" table:style-name="ce1">
            <text:p>&lt;figure&gt;</text:p>
            <text:p><text:tab/>&lt;a href="/img/toponymy/\perevoloka/Lotuses-in-the-Akhtanizovsky-estuary-b.jpg" title="Лотосы в Ахтанизовсом лимане"&gt;&lt;img src="/img/toponymy/\perevoloka/Lotuses-in-the-Akhtanizovsky-estuary.jpg" alt="Лотосы в Ахтанизовсом лимане" width="800" height="533"/&gt;&lt;/a&gt;</text:p>
            <text:p><text:tab/>&lt;figcaption&gt;Лотосы в Ахтанизовсом лимане у места, где заканчивается дельта Казачьего ерика (https://castlesworld.ru/news/dostoprimechatelnosti_temrjuka/)&lt;/figcaption&gt;</text:p>
            <text:p>&lt;/figure&gt;</text:p>
          </table:table-cell>
          <table:table-cell office:value-type="string" office:string-value="&lt;figure itemscope itemtype=&quot;https://schema.org/ImageObject&quot;&gt;&#10; &lt;meta itemprop=&quot;name&quot; content=&quot;Лотосы в Ахтанизовсом лимане&quot; /&gt;&#10; &lt;img itemprop=&quot;contentUrl&quot; src=&quot;/img/toponymy/\perevoloka/Lotuses-in-the-Akhtanizovsky-estuary.jpg&quot; title=&quot;Лотосы в Ахтанизовсом лимане у места, где заканчивается дельта Казачьего ерика (https://castlesworld.ru/news/dostoprimechatelnosti_temrjuka/)&quot; alt=&quot;Лотосы в Ахтанизовсом лимане&quot; width=&quot;800&quot; height=&quot;533&quot;/&gt;&#10; &lt;figcaption itemprop=&quot;description creditText&quot;&gt;Лотосы в Ахтанизовсом лимане&lt;/figcaption&gt;&#10;&lt;/figure&gt;" table:formula="of:=&quot;&lt;figure itemscope itemtype=&quot;&quot;https://schema.org/ImageObject&quot;&quot;&gt;&quot;&amp;CHAR(10)&amp;CHAR(9)&amp;&quot;&lt;meta itemprop=&quot;&quot;name&quot;&quot; content=&quot;&quot;&quot;&amp;[.E13]&amp;&quot;&quot;&quot; /&gt;&quot;&amp;CHAR(10)&amp;CHAR(9)&amp;&quot;&lt;img itemprop=&quot;&quot;contentUrl&quot;&quot; src=&quot;&quot;&quot;&amp;[.$B$1]&amp;[.B13]&amp;&quot;.jpg&quot;&amp;&quot;&quot;&quot; title=&quot;&quot;&quot;&amp;[.F13]&amp;&quot;&quot;&quot; alt=&quot;&quot;&quot;&amp;[.E13]&amp;&quot;&quot;&quot; width=&quot;&quot;&quot;&amp;[.C13]&amp;&quot;&quot;&quot; height=&quot;&quot;&quot;&amp;[.D13]&amp;&quot;&quot;&quot;/&gt;&quot;&amp;CHAR(10)&amp;CHAR(9)&amp;&quot;&lt;figcaption itemprop=&quot;&quot;description creditText&quot;&quot;&gt;&quot;&amp;[.E13]&amp;&quot;&lt;/figcaption&gt;&quot;&amp;CHAR(10)&amp;&quot;&lt;/figure&gt;&quot;" table:style-name="ce1">
            <text:p>&lt;figure itemscope itemtype="https://schema.org/ImageObject"&gt;</text:p>
            <text:p><text:tab/>&lt;meta itemprop="name" content="Лотосы в Ахтанизовсом лимане" /&gt;</text:p>
            <text:p><text:tab/>&lt;img itemprop="contentUrl" src="/img/toponymy/\perevoloka/Lotuses-in-the-Akhtanizovsky-estuary.jpg" title="Лотосы в Ахтанизовсом лимане у места, где заканчивается дельта Казачьего ерика (https://castlesworld.ru/news/dostoprimechatelnosti_temrjuka/)" alt="Лотосы в Ахтанизовсом лимане" width="800" height="533"/&gt;</text:p>
            <text:p><text:tab/>&lt;figcaption itemprop="description creditText"&gt;Лотосы в Ахтанизовсом лимане&lt;/figcaption&gt;</text:p>
            <text:p>&lt;/figure&gt;</text:p>
          </table:table-cell>
          <table:table-cell office:value-type="string" office:string-value="&lt;figure itemscope itemtype=&quot;https://schema.org/ImageObject&quot;&gt;&#10; &lt;meta itemprop=&quot;name&quot; content=&quot;Лотосы в Ахтанизовсом лимане&quot; /&gt;&#10; &lt;a href=&quot;/img/toponymy/\perevoloka/Lotuses-in-the-Akhtanizovsky-estuary-b.jpg&quot; title=&quot;Лотосы в Ахтанизовсом лимане у места, где заканчивается дельта Казачьего ерика (https://castlesworld.ru/news/dostoprimechatelnosti_temrjuka/)&quot;&gt;&lt;img  itemprop=&quot;contentUrl&quot; src=&quot;/img/toponymy/\perevoloka/Lotuses-in-the-Akhtanizovsky-estuary.jpg&quot; alt=&quot;Лотосы в Ахтанизовсом лимане&quot; width=&quot;800&quot; height=&quot;533&quot;/&gt;&lt;/a&gt;&#10; &lt;figcaption itemprop=&quot;description creditText&quot;&gt;Лотосы в Ахтанизовсом лимане&lt;/figcaption&gt;&#10;&lt;/figure&gt;" table:formula="of:=&quot;&lt;figure itemscope itemtype=&quot;&quot;https://schema.org/ImageObject&quot;&quot;&gt;&quot;&amp;CHAR(10)&amp;CHAR(9)&amp;&quot;&lt;meta itemprop=&quot;&quot;name&quot;&quot; content=&quot;&quot;&quot;&amp;[.E13]&amp;&quot;&quot;&quot; /&gt;&quot;&amp;CHAR(10)&amp;CHAR(9)&amp;&quot;&lt;a href=&quot;&quot;&quot;&amp;[.$B$1]&amp;[.B13]&amp;&quot;-b.jpg&quot;&amp;&quot;&quot;&quot; title=&quot;&quot;&quot;&amp;[.F13]&amp;&quot;&quot;&quot;&gt;&lt;img  itemprop=&quot;&quot;contentUrl&quot;&quot; src=&quot;&quot;&quot;&amp;[.$B$1]&amp;[.B13]&amp;&quot;.jpg&quot;&amp;&quot;&quot;&quot; alt=&quot;&quot;&quot;&amp;[.E13]&amp;&quot;&quot;&quot; width=&quot;&quot;&quot;&amp;[.C13]&amp;&quot;&quot;&quot; height=&quot;&quot;&quot;&amp;[.D13]&amp;&quot;&quot;&quot;/&gt;&lt;/a&gt;&quot;&amp;CHAR(10)&amp;CHAR(9)&amp;&quot;&lt;figcaption itemprop=&quot;&quot;description creditText&quot;&quot;&gt;&quot;&amp;[.E13]&amp;&quot;&lt;/figcaption&gt;&quot;&amp;CHAR(10)&amp;&quot;&lt;/figure&gt;&quot;" table:style-name="ce1">
            <text:p>&lt;figure itemscope itemtype="https://schema.org/ImageObject"&gt;</text:p>
            <text:p><text:tab/>&lt;meta itemprop="name" content="Лотосы в Ахтанизовсом лимане" /&gt;</text:p>
            <text:p><text:tab/>&lt;a href="/img/toponymy/\perevoloka/Lotuses-in-the-Akhtanizovsky-estuary-b.jpg" title="Лотосы в Ахтанизовсом лимане у места, где заканчивается дельта Казачьего ерика (https://castlesworld.ru/news/dostoprimechatelnosti_temrjuka/)"&gt;&lt;img <text:s/>itemprop="contentUrl" src="/img/toponymy/\perevoloka/Lotuses-in-the-Akhtanizovsky-estuary.jpg" alt="Лотосы в Ахтанизовсом лимане" width="800" height="533"/&gt;&lt;/a&gt;</text:p>
            <text:p><text:tab/>&lt;figcaption itemprop="description creditText"&gt;Лотосы в Ахтанизовсом лимане&lt;/figcaption&gt;</text:p>
            <text:p>&lt;/figure&gt;</text:p>
          </table:table-cell>
          <table:table-cell table:number-columns-repeated="16374"/>
        </table:table-row>
        <table:table-row table:style-name="ro1">
          <table:table-cell office:value-type="float" office:value="12" table:style-name="ce1">
            <text:p>12</text:p>
          </table:table-cell>
          <table:table-cell office:value-type="string" table:style-name="ce1">
            <text:p>A-birds-eye-view-of-the-Kuban-River-Pertushin-sleeve-from-the-north</text:p>
          </table:table-cell>
          <table:table-cell office:value-type="float" office:value="700" table:style-name="ce1">
            <text:p>700</text:p>
          </table:table-cell>
          <table:table-cell office:value-type="float" office:value="574" table:style-name="ce1">
            <text:p>574</text:p>
          </table:table-cell>
          <table:table-cell office:value-type="string" table:style-name="ce1">
            <text:p>Вид с севера на реку Кубань (Пертушин рукав) с высоты птичьего полёта</text:p>
          </table:table-cell>
          <table:table-cell office:value-type="string" table:style-name="ce1">
            <text:p>Вид с севера на реку Кубань (Пертушин рукав) с высоты птичьего полёта у город Темрюк (https://domnatamani.ru/temryuk/)</text:p>
          </table:table-cell>
          <table:table-cell office:value-type="string" office:string-value="&lt;figure&gt;&#10; &lt;img src=&quot;/img/toponymy/\perevoloka/A-birds-eye-view-of-the-Kuban-River-Pertushin-sleeve-from-the-north.jpg&quot; title=&quot;Вид с севера на реку Кубань (Пертушин рукав) с высоты птичьего полёта&quot; alt=&quot;Вид с севера на реку Кубань (Пертушин рукав) с высоты птичьего полёта&quot; width=&quot;700&quot; height=&quot;574&quot;/&gt;&#10; &lt;figcaption&gt;Вид с севера на реку Кубань (Пертушин рукав) с высоты птичьего полёта у город Темрюк (https://domnatamani.ru/temryuk/)&lt;/figcaption&gt;&#10;&lt;/figure&gt;" table:formula="of:=&quot;&lt;figure&gt;&quot;&amp;CHAR(10)&amp;CHAR(9)&amp;&quot;&lt;img src=&quot;&quot;&quot;&amp;[.$B$1]&amp;[.B14]&amp;&quot;.jpg&quot;&amp;&quot;&quot;&quot; title=&quot;&quot;&quot;&amp;[.E14]&amp;&quot;&quot;&quot; alt=&quot;&quot;&quot;&amp;[.E14]&amp;&quot;&quot;&quot; width=&quot;&quot;&quot;&amp;[.C14]&amp;&quot;&quot;&quot; height=&quot;&quot;&quot;&amp;[.D14]&amp;&quot;&quot;&quot;/&gt;&quot;&amp;CHAR(10)&amp;CHAR(9)&amp;&quot;&lt;figcaption&gt;&quot;&amp;[.F14]&amp;&quot;&lt;/figcaption&gt;&quot;&amp;CHAR(10)&amp;&quot;&lt;/figure&gt;&quot;" table:style-name="ce2">
            <text:p>&lt;figure&gt;</text:p>
            <text:p><text:tab/>&lt;img src="/img/toponymy/\perevoloka/A-birds-eye-view-of-the-Kuban-River-Pertushin-sleeve-from-the-north.jpg" title="Вид с севера на реку Кубань (Пертушин рукав) с высоты птичьего полёта" alt="Вид с севера на реку Кубань (Пертушин рукав) с высоты птичьего полёта" width="700" height="574"/&gt;</text:p>
            <text:p><text:tab/>&lt;figcaption&gt;Вид с севера на реку Кубань (Пертушин рукав) с высоты птичьего полёта у город Темрюк (https://domnatamani.ru/temryuk/)&lt;/figcaption&gt;</text:p>
            <text:p>&lt;/figure&gt;</text:p>
          </table:table-cell>
          <table:table-cell office:value-type="string" office:string-value="&lt;figure&gt;&#10; &lt;a href=&quot;/img/toponymy/\perevoloka/A-birds-eye-view-of-the-Kuban-River-Pertushin-sleeve-from-the-north-b.jpg&quot; title=&quot;Вид с севера на реку Кубань (Пертушин рукав) с высоты птичьего полёта&quot;&gt;&lt;img src=&quot;/img/toponymy/\perevoloka/A-birds-eye-view-of-the-Kuban-River-Pertushin-sleeve-from-the-north.jpg&quot; alt=&quot;Вид с севера на реку Кубань (Пертушин рукав) с высоты птичьего полёта&quot; width=&quot;700&quot; height=&quot;574&quot;/&gt;&lt;/a&gt;&#10; &lt;figcaption&gt;Вид с севера на реку Кубань (Пертушин рукав) с высоты птичьего полёта у город Темрюк (https://domnatamani.ru/temryuk/)&lt;/figcaption&gt;&#10;&lt;/figure&gt;" table:formula="of:=&quot;&lt;figure&gt;&quot;&amp;CHAR(10)&amp;CHAR(9)&amp;&quot;&lt;a href=&quot;&quot;&quot;&amp;[.$B$1]&amp;[.B14]&amp;&quot;-b.jpg&quot;&amp;&quot;&quot;&quot; title=&quot;&quot;&quot;&amp;[.E14]&amp;&quot;&quot;&quot;&gt;&lt;img src=&quot;&quot;&quot;&amp;[.$B$1]&amp;[.B14]&amp;&quot;.jpg&quot;&amp;&quot;&quot;&quot; alt=&quot;&quot;&quot;&amp;[.E14]&amp;&quot;&quot;&quot; width=&quot;&quot;&quot;&amp;[.C14]&amp;&quot;&quot;&quot; height=&quot;&quot;&quot;&amp;[.D14]&amp;&quot;&quot;&quot;/&gt;&lt;/a&gt;&quot;&amp;CHAR(10)&amp;CHAR(9)&amp;&quot;&lt;figcaption&gt;&quot;&amp;[.F14]&amp;&quot;&lt;/figcaption&gt;&quot;&amp;CHAR(10)&amp;&quot;&lt;/figure&gt;&quot;" table:style-name="ce1">
            <text:p>&lt;figure&gt;</text:p>
            <text:p><text:tab/>&lt;a href="/img/toponymy/\perevoloka/A-birds-eye-view-of-the-Kuban-River-Pertushin-sleeve-from-the-north-b.jpg" title="Вид с севера на реку Кубань (Пертушин рукав) с высоты птичьего полёта"&gt;&lt;img src="/img/toponymy/\perevoloka/A-birds-eye-view-of-the-Kuban-River-Pertushin-sleeve-from-the-north.jpg" alt="Вид с севера на реку Кубань (Пертушин рукав) с высоты птичьего полёта" width="700" height="574"/&gt;&lt;/a&gt;</text:p>
            <text:p><text:tab/>&lt;figcaption&gt;Вид с севера на реку Кубань (Пертушин рукав) с высоты птичьего полёта у город Темрюк (https://domnatamani.ru/temryuk/)&lt;/figcaption&gt;</text:p>
            <text:p>&lt;/figure&gt;</text:p>
          </table:table-cell>
          <table:table-cell office:value-type="string" office:string-value="&lt;figure itemscope itemtype=&quot;https://schema.org/ImageObject&quot;&gt;&#10; &lt;meta itemprop=&quot;name&quot; content=&quot;Вид с севера на реку Кубань (Пертушин рукав) с высоты птичьего полёта&quot; /&gt;&#10; &lt;img itemprop=&quot;contentUrl&quot; src=&quot;/img/toponymy/\perevoloka/A-birds-eye-view-of-the-Kuban-River-Pertushin-sleeve-from-the-north.jpg&quot; title=&quot;Вид с севера на реку Кубань (Пертушин рукав) с высоты птичьего полёта у город Темрюк (https://domnatamani.ru/temryuk/)&quot; alt=&quot;Вид с севера на реку Кубань (Пертушин рукав) с высоты птичьего полёта&quot; width=&quot;700&quot; height=&quot;574&quot;/&gt;&#10; &lt;figcaption itemprop=&quot;description creditText&quot;&gt;Вид с севера на реку Кубань (Пертушин рукав) с высоты птичьего полёта&lt;/figcaption&gt;&#10;&lt;/figure&gt;" table:formula="of:=&quot;&lt;figure itemscope itemtype=&quot;&quot;https://schema.org/ImageObject&quot;&quot;&gt;&quot;&amp;CHAR(10)&amp;CHAR(9)&amp;&quot;&lt;meta itemprop=&quot;&quot;name&quot;&quot; content=&quot;&quot;&quot;&amp;[.E14]&amp;&quot;&quot;&quot; /&gt;&quot;&amp;CHAR(10)&amp;CHAR(9)&amp;&quot;&lt;img itemprop=&quot;&quot;contentUrl&quot;&quot; src=&quot;&quot;&quot;&amp;[.$B$1]&amp;[.B14]&amp;&quot;.jpg&quot;&amp;&quot;&quot;&quot; title=&quot;&quot;&quot;&amp;[.F14]&amp;&quot;&quot;&quot; alt=&quot;&quot;&quot;&amp;[.E14]&amp;&quot;&quot;&quot; width=&quot;&quot;&quot;&amp;[.C14]&amp;&quot;&quot;&quot; height=&quot;&quot;&quot;&amp;[.D14]&amp;&quot;&quot;&quot;/&gt;&quot;&amp;CHAR(10)&amp;CHAR(9)&amp;&quot;&lt;figcaption itemprop=&quot;&quot;description creditText&quot;&quot;&gt;&quot;&amp;[.E14]&amp;&quot;&lt;/figcaption&gt;&quot;&amp;CHAR(10)&amp;&quot;&lt;/figure&gt;&quot;" table:style-name="ce1">
            <text:p>&lt;figure itemscope itemtype="https://schema.org/ImageObject"&gt;</text:p>
            <text:p><text:tab/>&lt;meta itemprop="name" content="Вид с севера на реку Кубань (Пертушин рукав) с высоты птичьего полёта" /&gt;</text:p>
            <text:p><text:tab/>&lt;img itemprop="contentUrl" src="/img/toponymy/\perevoloka/A-birds-eye-view-of-the-Kuban-River-Pertushin-sleeve-from-the-north.jpg" title="Вид с севера на реку Кубань (Пертушин рукав) с высоты птичьего полёта у город Темрюк (https://domnatamani.ru/temryuk/)" alt="Вид с севера на реку Кубань (Пертушин рукав) с высоты птичьего полёта" width="700" height="574"/&gt;</text:p>
            <text:p><text:tab/>&lt;figcaption itemprop="description creditText"&gt;Вид с севера на реку Кубань (Пертушин рукав) с высоты птичьего полёта&lt;/figcaption&gt;</text:p>
            <text:p>&lt;/figure&gt;</text:p>
          </table:table-cell>
          <table:table-cell office:value-type="string" office:string-value="&lt;figure itemscope itemtype=&quot;https://schema.org/ImageObject&quot;&gt;&#10; &lt;meta itemprop=&quot;name&quot; content=&quot;Вид с севера на реку Кубань (Пертушин рукав) с высоты птичьего полёта&quot; /&gt;&#10; &lt;a href=&quot;/img/toponymy/\perevoloka/A-birds-eye-view-of-the-Kuban-River-Pertushin-sleeve-from-the-north-b.jpg&quot; title=&quot;Вид с севера на реку Кубань (Пертушин рукав) с высоты птичьего полёта у город Темрюк (https://domnatamani.ru/temryuk/)&quot;&gt;&lt;img  itemprop=&quot;contentUrl&quot; src=&quot;/img/toponymy/\perevoloka/A-birds-eye-view-of-the-Kuban-River-Pertushin-sleeve-from-the-north.jpg&quot; alt=&quot;Вид с севера на реку Кубань (Пертушин рукав) с высоты птичьего полёта&quot; width=&quot;700&quot; height=&quot;574&quot;/&gt;&lt;/a&gt;&#10; &lt;figcaption itemprop=&quot;description creditText&quot;&gt;Вид с севера на реку Кубань (Пертушин рукав) с высоты птичьего полёта&lt;/figcaption&gt;&#10;&lt;/figure&gt;" table:formula="of:=&quot;&lt;figure itemscope itemtype=&quot;&quot;https://schema.org/ImageObject&quot;&quot;&gt;&quot;&amp;CHAR(10)&amp;CHAR(9)&amp;&quot;&lt;meta itemprop=&quot;&quot;name&quot;&quot; content=&quot;&quot;&quot;&amp;[.E14]&amp;&quot;&quot;&quot; /&gt;&quot;&amp;CHAR(10)&amp;CHAR(9)&amp;&quot;&lt;a href=&quot;&quot;&quot;&amp;[.$B$1]&amp;[.B14]&amp;&quot;-b.jpg&quot;&amp;&quot;&quot;&quot; title=&quot;&quot;&quot;&amp;[.F14]&amp;&quot;&quot;&quot;&gt;&lt;img  itemprop=&quot;&quot;contentUrl&quot;&quot; src=&quot;&quot;&quot;&amp;[.$B$1]&amp;[.B14]&amp;&quot;.jpg&quot;&amp;&quot;&quot;&quot; alt=&quot;&quot;&quot;&amp;[.E14]&amp;&quot;&quot;&quot; width=&quot;&quot;&quot;&amp;[.C14]&amp;&quot;&quot;&quot; height=&quot;&quot;&quot;&amp;[.D14]&amp;&quot;&quot;&quot;/&gt;&lt;/a&gt;&quot;&amp;CHAR(10)&amp;CHAR(9)&amp;&quot;&lt;figcaption itemprop=&quot;&quot;description creditText&quot;&quot;&gt;&quot;&amp;[.E14]&amp;&quot;&lt;/figcaption&gt;&quot;&amp;CHAR(10)&amp;&quot;&lt;/figure&gt;&quot;" table:style-name="ce1">
            <text:p>&lt;figure itemscope itemtype="https://schema.org/ImageObject"&gt;</text:p>
            <text:p><text:tab/>&lt;meta itemprop="name" content="Вид с севера на реку Кубань (Пертушин рукав) с высоты птичьего полёта" /&gt;</text:p>
            <text:p><text:tab/>&lt;a href="/img/toponymy/\perevoloka/A-birds-eye-view-of-the-Kuban-River-Pertushin-sleeve-from-the-north-b.jpg" title="Вид с севера на реку Кубань (Пертушин рукав) с высоты птичьего полёта у город Темрюк (https://domnatamani.ru/temryuk/)"&gt;&lt;img <text:s/>itemprop="contentUrl" src="/img/toponymy/\perevoloka/A-birds-eye-view-of-the-Kuban-River-Pertushin-sleeve-from-the-north.jpg" alt="Вид с севера на реку Кубань (Пертушин рукав) с высоты птичьего полёта" width="700" height="574"/&gt;&lt;/a&gt;</text:p>
            <text:p><text:tab/>&lt;figcaption itemprop="description creditText"&gt;Вид с севера на реку Кубань (Пертушин рукав) с высоты птичьего полёта&lt;/figcaption&gt;</text:p>
            <text:p>&lt;/figure&gt;</text:p>
          </table:table-cell>
          <table:table-cell table:number-columns-repeated="16374"/>
        </table:table-row>
        <table:table-row table:style-name="ro1">
          <table:table-cell office:value-type="float" office:value="13" table:style-name="ce1">
            <text:p>13</text:p>
          </table:table-cell>
          <table:table-cell office:value-type="string" table:style-name="ce1">
            <text:p>Cossack-eriks-near-the-Dubovy-Rynok-mountain</text:p>
          </table:table-cell>
          <table:table-cell office:value-type="float" office:value="800" table:style-name="ce1">
            <text:p>800</text:p>
          </table:table-cell>
          <table:table-cell office:value-type="float" office:value="266" table:style-name="ce1">
            <text:p>266</text:p>
          </table:table-cell>
          <table:table-cell office:value-type="string" table:style-name="ce1">
            <text:p>Казачий ерик у горы Дубовый Рынок</text:p>
          </table:table-cell>
          <table:table-cell office:value-type="string" table:style-name="ce1">
            <text:p>Казачий ерик у горы Дубовый Рынок (75,4 м). Вид с юга. Автор фото Павел Маслов, июль 2022 г. (maps.ya.ru)</text:p>
          </table:table-cell>
          <table:table-cell office:value-type="string" office:string-value="&lt;figure&gt;&#10; &lt;img src=&quot;/img/toponymy/\perevoloka/Cossack-eriks-near-the-Dubovy-Rynok-mountain.jpg&quot; title=&quot;Казачий ерик у горы Дубовый Рынок&quot; alt=&quot;Казачий ерик у горы Дубовый Рынок&quot; width=&quot;800&quot; height=&quot;266&quot;/&gt;&#10; &lt;figcaption&gt;Казачий ерик у горы Дубовый Рынок (75,4 м). Вид с юга. Автор фото Павел Маслов, июль 2022 г. (maps.ya.ru)&lt;/figcaption&gt;&#10;&lt;/figure&gt;" table:formula="of:=&quot;&lt;figure&gt;&quot;&amp;CHAR(10)&amp;CHAR(9)&amp;&quot;&lt;img src=&quot;&quot;&quot;&amp;[.$B$1]&amp;[.B15]&amp;&quot;.jpg&quot;&amp;&quot;&quot;&quot; title=&quot;&quot;&quot;&amp;[.E15]&amp;&quot;&quot;&quot; alt=&quot;&quot;&quot;&amp;[.E15]&amp;&quot;&quot;&quot; width=&quot;&quot;&quot;&amp;[.C15]&amp;&quot;&quot;&quot; height=&quot;&quot;&quot;&amp;[.D15]&amp;&quot;&quot;&quot;/&gt;&quot;&amp;CHAR(10)&amp;CHAR(9)&amp;&quot;&lt;figcaption&gt;&quot;&amp;[.F15]&amp;&quot;&lt;/figcaption&gt;&quot;&amp;CHAR(10)&amp;&quot;&lt;/figure&gt;&quot;" table:style-name="ce2">
            <text:p>&lt;figure&gt;</text:p>
            <text:p><text:tab/>&lt;img src="/img/toponymy/\perevoloka/Cossack-eriks-near-the-Dubovy-Rynok-mountain.jpg" title="Казачий ерик у горы Дубовый Рынок" alt="Казачий ерик у горы Дубовый Рынок" width="800" height="266"/&gt;</text:p>
            <text:p><text:tab/>&lt;figcaption&gt;Казачий ерик у горы Дубовый Рынок (75,4 м). Вид с юга. Автор фото Павел Маслов, июль 2022 г. (maps.ya.ru)&lt;/figcaption&gt;</text:p>
            <text:p>&lt;/figure&gt;</text:p>
          </table:table-cell>
          <table:table-cell office:value-type="string" office:string-value="&lt;figure&gt;&#10; &lt;a href=&quot;/img/toponymy/\perevoloka/Cossack-eriks-near-the-Dubovy-Rynok-mountain-b.jpg&quot; title=&quot;Казачий ерик у горы Дубовый Рынок&quot;&gt;&lt;img src=&quot;/img/toponymy/\perevoloka/Cossack-eriks-near-the-Dubovy-Rynok-mountain.jpg&quot; alt=&quot;Казачий ерик у горы Дубовый Рынок&quot; width=&quot;800&quot; height=&quot;266&quot;/&gt;&lt;/a&gt;&#10; &lt;figcaption&gt;Казачий ерик у горы Дубовый Рынок (75,4 м). Вид с юга. Автор фото Павел Маслов, июль 2022 г. (maps.ya.ru)&lt;/figcaption&gt;&#10;&lt;/figure&gt;" table:formula="of:=&quot;&lt;figure&gt;&quot;&amp;CHAR(10)&amp;CHAR(9)&amp;&quot;&lt;a href=&quot;&quot;&quot;&amp;[.$B$1]&amp;[.B15]&amp;&quot;-b.jpg&quot;&amp;&quot;&quot;&quot; title=&quot;&quot;&quot;&amp;[.E15]&amp;&quot;&quot;&quot;&gt;&lt;img src=&quot;&quot;&quot;&amp;[.$B$1]&amp;[.B15]&amp;&quot;.jpg&quot;&amp;&quot;&quot;&quot; alt=&quot;&quot;&quot;&amp;[.E15]&amp;&quot;&quot;&quot; width=&quot;&quot;&quot;&amp;[.C15]&amp;&quot;&quot;&quot; height=&quot;&quot;&quot;&amp;[.D15]&amp;&quot;&quot;&quot;/&gt;&lt;/a&gt;&quot;&amp;CHAR(10)&amp;CHAR(9)&amp;&quot;&lt;figcaption&gt;&quot;&amp;[.F15]&amp;&quot;&lt;/figcaption&gt;&quot;&amp;CHAR(10)&amp;&quot;&lt;/figure&gt;&quot;" table:style-name="ce1">
            <text:p>&lt;figure&gt;</text:p>
            <text:p><text:tab/>&lt;a href="/img/toponymy/\perevoloka/Cossack-eriks-near-the-Dubovy-Rynok-mountain-b.jpg" title="Казачий ерик у горы Дубовый Рынок"&gt;&lt;img src="/img/toponymy/\perevoloka/Cossack-eriks-near-the-Dubovy-Rynok-mountain.jpg" alt="Казачий ерик у горы Дубовый Рынок" width="800" height="266"/&gt;&lt;/a&gt;</text:p>
            <text:p><text:tab/>&lt;figcaption&gt;Казачий ерик у горы Дубовый Рынок (75,4 м). Вид с юга. Автор фото Павел Маслов, июль 2022 г. (maps.ya.ru)&lt;/figcaption&gt;</text:p>
            <text:p>&lt;/figure&gt;</text:p>
          </table:table-cell>
          <table:table-cell office:value-type="string" office:string-value="&lt;figure itemscope itemtype=&quot;https://schema.org/ImageObject&quot;&gt;&#10; &lt;meta itemprop=&quot;name&quot; content=&quot;Казачий ерик у горы Дубовый Рынок&quot; /&gt;&#10; &lt;img itemprop=&quot;contentUrl&quot; src=&quot;/img/toponymy/\perevoloka/Cossack-eriks-near-the-Dubovy-Rynok-mountain.jpg&quot; title=&quot;Казачий ерик у горы Дубовый Рынок (75,4 м). Вид с юга. Автор фото Павел Маслов, июль 2022 г. (maps.ya.ru)&quot; alt=&quot;Казачий ерик у горы Дубовый Рынок&quot; width=&quot;800&quot; height=&quot;266&quot;/&gt;&#10; &lt;figcaption itemprop=&quot;description creditText&quot;&gt;Казачий ерик у горы Дубовый Рынок&lt;/figcaption&gt;&#10;&lt;/figure&gt;" table:formula="of:=&quot;&lt;figure itemscope itemtype=&quot;&quot;https://schema.org/ImageObject&quot;&quot;&gt;&quot;&amp;CHAR(10)&amp;CHAR(9)&amp;&quot;&lt;meta itemprop=&quot;&quot;name&quot;&quot; content=&quot;&quot;&quot;&amp;[.E15]&amp;&quot;&quot;&quot; /&gt;&quot;&amp;CHAR(10)&amp;CHAR(9)&amp;&quot;&lt;img itemprop=&quot;&quot;contentUrl&quot;&quot; src=&quot;&quot;&quot;&amp;[.$B$1]&amp;[.B15]&amp;&quot;.jpg&quot;&amp;&quot;&quot;&quot; title=&quot;&quot;&quot;&amp;[.F15]&amp;&quot;&quot;&quot; alt=&quot;&quot;&quot;&amp;[.E15]&amp;&quot;&quot;&quot; width=&quot;&quot;&quot;&amp;[.C15]&amp;&quot;&quot;&quot; height=&quot;&quot;&quot;&amp;[.D15]&amp;&quot;&quot;&quot;/&gt;&quot;&amp;CHAR(10)&amp;CHAR(9)&amp;&quot;&lt;figcaption itemprop=&quot;&quot;description creditText&quot;&quot;&gt;&quot;&amp;[.E15]&amp;&quot;&lt;/figcaption&gt;&quot;&amp;CHAR(10)&amp;&quot;&lt;/figure&gt;&quot;" table:style-name="ce1">
            <text:p>&lt;figure itemscope itemtype="https://schema.org/ImageObject"&gt;</text:p>
            <text:p><text:tab/>&lt;meta itemprop="name" content="Казачий ерик у горы Дубовый Рынок" /&gt;</text:p>
            <text:p><text:tab/>&lt;img itemprop="contentUrl" src="/img/toponymy/\perevoloka/Cossack-eriks-near-the-Dubovy-Rynok-mountain.jpg" title="Казачий ерик у горы Дубовый Рынок (75,4 м). Вид с юга. Автор фото Павел Маслов, июль 2022 г. (maps.ya.ru)" alt="Казачий ерик у горы Дубовый Рынок" width="800" height="266"/&gt;</text:p>
            <text:p><text:tab/>&lt;figcaption itemprop="description creditText"&gt;Казачий ерик у горы Дубовый Рынок&lt;/figcaption&gt;</text:p>
            <text:p>&lt;/figure&gt;</text:p>
          </table:table-cell>
          <table:table-cell office:value-type="string" office:string-value="&lt;figure itemscope itemtype=&quot;https://schema.org/ImageObject&quot;&gt;&#10; &lt;meta itemprop=&quot;name&quot; content=&quot;Казачий ерик у горы Дубовый Рынок&quot; /&gt;&#10; &lt;a href=&quot;/img/toponymy/\perevoloka/Cossack-eriks-near-the-Dubovy-Rynok-mountain-b.jpg&quot; title=&quot;Казачий ерик у горы Дубовый Рынок (75,4 м). Вид с юга. Автор фото Павел Маслов, июль 2022 г. (maps.ya.ru)&quot;&gt;&lt;img  itemprop=&quot;contentUrl&quot; src=&quot;/img/toponymy/\perevoloka/Cossack-eriks-near-the-Dubovy-Rynok-mountain.jpg&quot; alt=&quot;Казачий ерик у горы Дубовый Рынок&quot; width=&quot;800&quot; height=&quot;266&quot;/&gt;&lt;/a&gt;&#10; &lt;figcaption itemprop=&quot;description creditText&quot;&gt;Казачий ерик у горы Дубовый Рынок&lt;/figcaption&gt;&#10;&lt;/figure&gt;" table:formula="of:=&quot;&lt;figure itemscope itemtype=&quot;&quot;https://schema.org/ImageObject&quot;&quot;&gt;&quot;&amp;CHAR(10)&amp;CHAR(9)&amp;&quot;&lt;meta itemprop=&quot;&quot;name&quot;&quot; content=&quot;&quot;&quot;&amp;[.E15]&amp;&quot;&quot;&quot; /&gt;&quot;&amp;CHAR(10)&amp;CHAR(9)&amp;&quot;&lt;a href=&quot;&quot;&quot;&amp;[.$B$1]&amp;[.B15]&amp;&quot;-b.jpg&quot;&amp;&quot;&quot;&quot; title=&quot;&quot;&quot;&amp;[.F15]&amp;&quot;&quot;&quot;&gt;&lt;img  itemprop=&quot;&quot;contentUrl&quot;&quot; src=&quot;&quot;&quot;&amp;[.$B$1]&amp;[.B15]&amp;&quot;.jpg&quot;&amp;&quot;&quot;&quot; alt=&quot;&quot;&quot;&amp;[.E15]&amp;&quot;&quot;&quot; width=&quot;&quot;&quot;&amp;[.C15]&amp;&quot;&quot;&quot; height=&quot;&quot;&quot;&amp;[.D15]&amp;&quot;&quot;&quot;/&gt;&lt;/a&gt;&quot;&amp;CHAR(10)&amp;CHAR(9)&amp;&quot;&lt;figcaption itemprop=&quot;&quot;description creditText&quot;&quot;&gt;&quot;&amp;[.E15]&amp;&quot;&lt;/figcaption&gt;&quot;&amp;CHAR(10)&amp;&quot;&lt;/figure&gt;&quot;" table:style-name="ce1">
            <text:p>&lt;figure itemscope itemtype="https://schema.org/ImageObject"&gt;</text:p>
            <text:p><text:tab/>&lt;meta itemprop="name" content="Казачий ерик у горы Дубовый Рынок" /&gt;</text:p>
            <text:p><text:tab/>&lt;a href="/img/toponymy/\perevoloka/Cossack-eriks-near-the-Dubovy-Rynok-mountain-b.jpg" title="Казачий ерик у горы Дубовый Рынок (75,4 м). Вид с юга. Автор фото Павел Маслов, июль 2022 г. (maps.ya.ru)"&gt;&lt;img <text:s/>itemprop="contentUrl" src="/img/toponymy/\perevoloka/Cossack-eriks-near-the-Dubovy-Rynok-mountain.jpg" alt="Казачий ерик у горы Дубовый Рынок" width="800" height="266"/&gt;&lt;/a&gt;</text:p>
            <text:p><text:tab/>&lt;figcaption itemprop="description creditText"&gt;Казачий ерик у горы Дубовый Рынок&lt;/figcaption&gt;</text:p>
            <text:p>&lt;/figure&gt;</text:p>
          </table:table-cell>
          <table:table-cell table:number-columns-repeated="16374"/>
        </table:table-row>
        <table:table-row table:style-name="ro1">
          <table:table-cell office:value-type="float" office:value="14" table:style-name="ce1">
            <text:p>14</text:p>
          </table:table-cell>
          <table:table-cell office:value-type="string" table:style-name="ce1">
            <text:p>Map-of-the-Caucasus-of-the-early-20th-century</text:p>
          </table:table-cell>
          <table:table-cell office:value-type="float" office:value="600" table:style-name="ce1">
            <text:p>600</text:p>
          </table:table-cell>
          <table:table-cell office:value-type="float" office:value="480" table:style-name="ce1">
            <text:p>480</text:p>
          </table:table-cell>
          <table:table-cell office:value-type="string" table:style-name="ce1">
            <text:p>Карта Кавказа начала ХХ в</text:p>
          </table:table-cell>
          <table:table-cell office:value-type="string" table:style-name="ce1">
            <text:p>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text:p>
          </table:table-cell>
          <table:table-cell office:value-type="string" office:string-value="&lt;figure&gt;&#10; &lt;img src=&quot;/img/toponymy/\perevoloka/Map-of-the-Caucasus-of-the-early-20th-century.jpg&quot; title=&quot;Карта Кавказа начала ХХ в&quot; alt=&quot;Карта Кавказа начала ХХ в&quot; width=&quot;600&quot; height=&quot;480&quot;/&gt;&#10; &lt;figcaption&gt;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lt;/figcaption&gt;&#10;&lt;/figure&gt;" table:formula="of:=&quot;&lt;figure&gt;&quot;&amp;CHAR(10)&amp;CHAR(9)&amp;&quot;&lt;img src=&quot;&quot;&quot;&amp;[.$B$1]&amp;[.B16]&amp;&quot;.jpg&quot;&amp;&quot;&quot;&quot; title=&quot;&quot;&quot;&amp;[.E16]&amp;&quot;&quot;&quot; alt=&quot;&quot;&quot;&amp;[.E16]&amp;&quot;&quot;&quot; width=&quot;&quot;&quot;&amp;[.C16]&amp;&quot;&quot;&quot; height=&quot;&quot;&quot;&amp;[.D16]&amp;&quot;&quot;&quot;/&gt;&quot;&amp;CHAR(10)&amp;CHAR(9)&amp;&quot;&lt;figcaption&gt;&quot;&amp;[.F16]&amp;&quot;&lt;/figcaption&gt;&quot;&amp;CHAR(10)&amp;&quot;&lt;/figure&gt;&quot;" table:style-name="ce2">
            <text:p>&lt;figure&gt;</text:p>
            <text:p><text:tab/>&lt;img src="/img/toponymy/\perevoloka/Map-of-the-Caucasus-of-the-early-20th-century.jpg" title="Карта Кавказа начала ХХ в" alt="Карта Кавказа начала ХХ в" width="600" height="480"/&gt;</text:p>
            <text:p><text:tab/>&lt;figcaption&gt;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lt;/figcaption&gt;</text:p>
            <text:p>&lt;/figure&gt;</text:p>
          </table:table-cell>
          <table:table-cell office:value-type="string" office:string-value="&lt;figure&gt;&#10; &lt;a href=&quot;/img/toponymy/\perevoloka/Map-of-the-Caucasus-of-the-early-20th-century-b.jpg&quot; title=&quot;Карта Кавказа начала ХХ в&quot;&gt;&lt;img src=&quot;/img/toponymy/\perevoloka/Map-of-the-Caucasus-of-the-early-20th-century.jpg&quot; alt=&quot;Карта Кавказа начала ХХ в&quot; width=&quot;600&quot; height=&quot;480&quot;/&gt;&lt;/a&gt;&#10; &lt;figcaption&gt;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lt;/figcaption&gt;&#10;&lt;/figure&gt;" table:formula="of:=&quot;&lt;figure&gt;&quot;&amp;CHAR(10)&amp;CHAR(9)&amp;&quot;&lt;a href=&quot;&quot;&quot;&amp;[.$B$1]&amp;[.B16]&amp;&quot;-b.jpg&quot;&amp;&quot;&quot;&quot; title=&quot;&quot;&quot;&amp;[.E16]&amp;&quot;&quot;&quot;&gt;&lt;img src=&quot;&quot;&quot;&amp;[.$B$1]&amp;[.B16]&amp;&quot;.jpg&quot;&amp;&quot;&quot;&quot; alt=&quot;&quot;&quot;&amp;[.E16]&amp;&quot;&quot;&quot; width=&quot;&quot;&quot;&amp;[.C16]&amp;&quot;&quot;&quot; height=&quot;&quot;&quot;&amp;[.D16]&amp;&quot;&quot;&quot;/&gt;&lt;/a&gt;&quot;&amp;CHAR(10)&amp;CHAR(9)&amp;&quot;&lt;figcaption&gt;&quot;&amp;[.F16]&amp;&quot;&lt;/figcaption&gt;&quot;&amp;CHAR(10)&amp;&quot;&lt;/figure&gt;&quot;" table:style-name="ce1">
            <text:p>&lt;figure&gt;</text:p>
            <text:p><text:tab/>&lt;a href="/img/toponymy/\perevoloka/Map-of-the-Caucasus-of-the-early-20th-century-b.jpg" title="Карта Кавказа начала ХХ в"&gt;&lt;img src="/img/toponymy/\perevoloka/Map-of-the-Caucasus-of-the-early-20th-century.jpg" alt="Карта Кавказа начала ХХ в" width="600" height="480"/&gt;&lt;/a&gt;</text:p>
            <text:p><text:tab/>&lt;figcaption&gt;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lt;/figcaption&gt;</text:p>
            <text:p>&lt;/figure&gt;</text:p>
          </table:table-cell>
          <table:table-cell office:value-type="string" office:string-value="&lt;figure itemscope itemtype=&quot;https://schema.org/ImageObject&quot;&gt;&#10; &lt;meta itemprop=&quot;name&quot; content=&quot;Карта Кавказа начала ХХ в&quot; /&gt;&#10; &lt;img itemprop=&quot;contentUrl&quot; src=&quot;/img/toponymy/\perevoloka/Map-of-the-Caucasus-of-the-early-20th-century.jpg&quot; title=&quot;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quot; alt=&quot;Карта Кавказа начала ХХ в&quot; width=&quot;600&quot; height=&quot;480&quot;/&gt;&#10; &lt;figcaption itemprop=&quot;description creditText&quot;&gt;Карта Кавказа начала ХХ в&lt;/figcaption&gt;&#10;&lt;/figure&gt;" table:formula="of:=&quot;&lt;figure itemscope itemtype=&quot;&quot;https://schema.org/ImageObject&quot;&quot;&gt;&quot;&amp;CHAR(10)&amp;CHAR(9)&amp;&quot;&lt;meta itemprop=&quot;&quot;name&quot;&quot; content=&quot;&quot;&quot;&amp;[.E16]&amp;&quot;&quot;&quot; /&gt;&quot;&amp;CHAR(10)&amp;CHAR(9)&amp;&quot;&lt;img itemprop=&quot;&quot;contentUrl&quot;&quot; src=&quot;&quot;&quot;&amp;[.$B$1]&amp;[.B16]&amp;&quot;.jpg&quot;&amp;&quot;&quot;&quot; title=&quot;&quot;&quot;&amp;[.F16]&amp;&quot;&quot;&quot; alt=&quot;&quot;&quot;&amp;[.E16]&amp;&quot;&quot;&quot; width=&quot;&quot;&quot;&amp;[.C16]&amp;&quot;&quot;&quot; height=&quot;&quot;&quot;&amp;[.D16]&amp;&quot;&quot;&quot;/&gt;&quot;&amp;CHAR(10)&amp;CHAR(9)&amp;&quot;&lt;figcaption itemprop=&quot;&quot;description creditText&quot;&quot;&gt;&quot;&amp;[.E16]&amp;&quot;&lt;/figcaption&gt;&quot;&amp;CHAR(10)&amp;&quot;&lt;/figure&gt;&quot;" table:style-name="ce1">
            <text:p>&lt;figure itemscope itemtype="https://schema.org/ImageObject"&gt;</text:p>
            <text:p><text:tab/>&lt;meta itemprop="name" content="Карта Кавказа начала ХХ в" /&gt;</text:p>
            <text:p><text:tab/>&lt;img itemprop="contentUrl" src="/img/toponymy/\perevoloka/Map-of-the-Caucasus-of-the-early-20th-century.jpg" title="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 alt="Карта Кавказа начала ХХ в" width="600" height="480"/&gt;</text:p>
            <text:p><text:tab/>&lt;figcaption itemprop="description creditText"&gt;Карта Кавказа начала ХХ в&lt;/figcaption&gt;</text:p>
            <text:p>&lt;/figure&gt;</text:p>
          </table:table-cell>
          <table:table-cell office:value-type="string" office:string-value="&lt;figure itemscope itemtype=&quot;https://schema.org/ImageObject&quot;&gt;&#10; &lt;meta itemprop=&quot;name&quot; content=&quot;Карта Кавказа начала ХХ в&quot; /&gt;&#10; &lt;a href=&quot;/img/toponymy/\perevoloka/Map-of-the-Caucasus-of-the-early-20th-century-b.jpg&quot; title=&quot;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quot;&gt;&lt;img  itemprop=&quot;contentUrl&quot; src=&quot;/img/toponymy/\perevoloka/Map-of-the-Caucasus-of-the-early-20th-century.jpg&quot; alt=&quot;Карта Кавказа начала ХХ в&quot; width=&quot;600&quot; height=&quot;480&quot;/&gt;&lt;/a&gt;&#10; &lt;figcaption itemprop=&quot;description creditText&quot;&gt;Карта Кавказа начала ХХ в&lt;/figcaption&gt;&#10;&lt;/figure&gt;" table:formula="of:=&quot;&lt;figure itemscope itemtype=&quot;&quot;https://schema.org/ImageObject&quot;&quot;&gt;&quot;&amp;CHAR(10)&amp;CHAR(9)&amp;&quot;&lt;meta itemprop=&quot;&quot;name&quot;&quot; content=&quot;&quot;&quot;&amp;[.E16]&amp;&quot;&quot;&quot; /&gt;&quot;&amp;CHAR(10)&amp;CHAR(9)&amp;&quot;&lt;a href=&quot;&quot;&quot;&amp;[.$B$1]&amp;[.B16]&amp;&quot;-b.jpg&quot;&amp;&quot;&quot;&quot; title=&quot;&quot;&quot;&amp;[.F16]&amp;&quot;&quot;&quot;&gt;&lt;img  itemprop=&quot;&quot;contentUrl&quot;&quot; src=&quot;&quot;&quot;&amp;[.$B$1]&amp;[.B16]&amp;&quot;.jpg&quot;&amp;&quot;&quot;&quot; alt=&quot;&quot;&quot;&amp;[.E16]&amp;&quot;&quot;&quot; width=&quot;&quot;&quot;&amp;[.C16]&amp;&quot;&quot;&quot; height=&quot;&quot;&quot;&amp;[.D16]&amp;&quot;&quot;&quot;/&gt;&lt;/a&gt;&quot;&amp;CHAR(10)&amp;CHAR(9)&amp;&quot;&lt;figcaption itemprop=&quot;&quot;description creditText&quot;&quot;&gt;&quot;&amp;[.E16]&amp;&quot;&lt;/figcaption&gt;&quot;&amp;CHAR(10)&amp;&quot;&lt;/figure&gt;&quot;" table:style-name="ce1">
            <text:p>&lt;figure itemscope itemtype="https://schema.org/ImageObject"&gt;</text:p>
            <text:p><text:tab/>&lt;meta itemprop="name" content="Карта Кавказа начала ХХ в" /&gt;</text:p>
            <text:p><text:tab/>&lt;a href="/img/toponymy/\perevoloka/Map-of-the-Caucasus-of-the-early-20th-century-b.jpg" title="Фрагмент 5-ти вёрстной карты Кавказа начала ХХ в., где обозначены р. Казачий Ерик, р. Старая Переволока и р. Кубань или Переволока — сейчас это р. Кубань (Петрушин рукав)"&gt;&lt;img <text:s/>itemprop="contentUrl" src="/img/toponymy/\perevoloka/Map-of-the-Caucasus-of-the-early-20th-century.jpg" alt="Карта Кавказа начала ХХ в" width="600" height="480"/&gt;&lt;/a&gt;</text:p>
            <text:p><text:tab/>&lt;figcaption itemprop="description creditText"&gt;Карта Кавказа начала ХХ в&lt;/figcaption&gt;</text:p>
            <text:p>&lt;/figure&gt;</text:p>
          </table:table-cell>
          <table:table-cell table:number-columns-repeated="16374"/>
        </table:table-row>
        <table:table-row table:style-name="ro1">
          <table:table-cell office:value-type="float" office:value="15" table:style-name="ce1">
            <text:p>15</text:p>
          </table:table-cell>
          <table:table-cell office:value-type="string" table:style-name="ce1">
            <text:p>Map-of-the-Kuban-region-of-1904</text:p>
          </table:table-cell>
          <table:table-cell office:value-type="float" office:value="600" table:style-name="ce1">
            <text:p>600</text:p>
          </table:table-cell>
          <table:table-cell office:value-type="float" office:value="480" table:style-name="ce1">
            <text:p>480</text:p>
          </table:table-cell>
          <table:table-cell office:value-type="string" table:style-name="ce1">
            <text:p>Карта Кубанской области 1904 г.</text:p>
          </table:table-cell>
          <table:table-cell office:value-type="string" table:style-name="ce1">
            <text:p>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text:p>
          </table:table-cell>
          <table:table-cell office:value-type="string" office:string-value="&lt;figure&gt;&#10; &lt;img src=&quot;/img/toponymy/\perevoloka/Map-of-the-Kuban-region-of-1904.jpg&quot; title=&quot;Карта Кубанской области 1904 г.&quot; alt=&quot;Карта Кубанской области 1904 г.&quot; width=&quot;600&quot; height=&quot;480&quot;/&gt;&#10; &lt;figcaption&gt;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lt;/figcaption&gt;&#10;&lt;/figure&gt;" table:formula="of:=&quot;&lt;figure&gt;&quot;&amp;CHAR(10)&amp;CHAR(9)&amp;&quot;&lt;img src=&quot;&quot;&quot;&amp;[.$B$1]&amp;[.B17]&amp;&quot;.jpg&quot;&amp;&quot;&quot;&quot; title=&quot;&quot;&quot;&amp;[.E17]&amp;&quot;&quot;&quot; alt=&quot;&quot;&quot;&amp;[.E17]&amp;&quot;&quot;&quot; width=&quot;&quot;&quot;&amp;[.C17]&amp;&quot;&quot;&quot; height=&quot;&quot;&quot;&amp;[.D17]&amp;&quot;&quot;&quot;/&gt;&quot;&amp;CHAR(10)&amp;CHAR(9)&amp;&quot;&lt;figcaption&gt;&quot;&amp;[.F17]&amp;&quot;&lt;/figcaption&gt;&quot;&amp;CHAR(10)&amp;&quot;&lt;/figure&gt;&quot;" table:style-name="ce2">
            <text:p>&lt;figure&gt;</text:p>
            <text:p><text:tab/>&lt;img src="/img/toponymy/\perevoloka/Map-of-the-Kuban-region-of-1904.jpg" title="Карта Кубанской области 1904 г." alt="Карта Кубанской области 1904 г." width="600" height="480"/&gt;</text:p>
            <text:p><text:tab/>&lt;figcaption&gt;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lt;/figcaption&gt;</text:p>
            <text:p>&lt;/figure&gt;</text:p>
          </table:table-cell>
          <table:table-cell office:value-type="string" office:string-value="&lt;figure&gt;&#10; &lt;a href=&quot;/img/toponymy/\perevoloka/Map-of-the-Kuban-region-of-1904-b.jpg&quot; title=&quot;Карта Кубанской области 1904 г.&quot;&gt;&lt;img src=&quot;/img/toponymy/\perevoloka/Map-of-the-Kuban-region-of-1904.jpg&quot; alt=&quot;Карта Кубанской области 1904 г.&quot; width=&quot;600&quot; height=&quot;480&quot;/&gt;&lt;/a&gt;&#10; &lt;figcaption&gt;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lt;/figcaption&gt;&#10;&lt;/figure&gt;" table:formula="of:=&quot;&lt;figure&gt;&quot;&amp;CHAR(10)&amp;CHAR(9)&amp;&quot;&lt;a href=&quot;&quot;&quot;&amp;[.$B$1]&amp;[.B17]&amp;&quot;-b.jpg&quot;&amp;&quot;&quot;&quot; title=&quot;&quot;&quot;&amp;[.E17]&amp;&quot;&quot;&quot;&gt;&lt;img src=&quot;&quot;&quot;&amp;[.$B$1]&amp;[.B17]&amp;&quot;.jpg&quot;&amp;&quot;&quot;&quot; alt=&quot;&quot;&quot;&amp;[.E17]&amp;&quot;&quot;&quot; width=&quot;&quot;&quot;&amp;[.C17]&amp;&quot;&quot;&quot; height=&quot;&quot;&quot;&amp;[.D17]&amp;&quot;&quot;&quot;/&gt;&lt;/a&gt;&quot;&amp;CHAR(10)&amp;CHAR(9)&amp;&quot;&lt;figcaption&gt;&quot;&amp;[.F17]&amp;&quot;&lt;/figcaption&gt;&quot;&amp;CHAR(10)&amp;&quot;&lt;/figure&gt;&quot;" table:style-name="ce1">
            <text:p>&lt;figure&gt;</text:p>
            <text:p><text:tab/>&lt;a href="/img/toponymy/\perevoloka/Map-of-the-Kuban-region-of-1904-b.jpg" title="Карта Кубанской области 1904 г."&gt;&lt;img src="/img/toponymy/\perevoloka/Map-of-the-Kuban-region-of-1904.jpg" alt="Карта Кубанской области 1904 г." width="600" height="480"/&gt;&lt;/a&gt;</text:p>
            <text:p><text:tab/>&lt;figcaption&gt;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lt;/figcaption&gt;</text:p>
            <text:p>&lt;/figure&gt;</text:p>
          </table:table-cell>
          <table:table-cell office:value-type="string" office:string-value="&lt;figure itemscope itemtype=&quot;https://schema.org/ImageObject&quot;&gt;&#10; &lt;meta itemprop=&quot;name&quot; content=&quot;Карта Кубанской области 1904 г.&quot; /&gt;&#10; &lt;img itemprop=&quot;contentUrl&quot; src=&quot;/img/toponymy/\perevoloka/Map-of-the-Kuban-region-of-1904.jpg&quot; title=&quot;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quot; alt=&quot;Карта Кубанской области 1904 г.&quot; width=&quot;600&quot; height=&quot;480&quot;/&gt;&#10; &lt;figcaption itemprop=&quot;description creditText&quot;&gt;Карта Кубанской области 1904 г.&lt;/figcaption&gt;&#10;&lt;/figure&gt;" table:formula="of:=&quot;&lt;figure itemscope itemtype=&quot;&quot;https://schema.org/ImageObject&quot;&quot;&gt;&quot;&amp;CHAR(10)&amp;CHAR(9)&amp;&quot;&lt;meta itemprop=&quot;&quot;name&quot;&quot; content=&quot;&quot;&quot;&amp;[.E17]&amp;&quot;&quot;&quot; /&gt;&quot;&amp;CHAR(10)&amp;CHAR(9)&amp;&quot;&lt;img itemprop=&quot;&quot;contentUrl&quot;&quot; src=&quot;&quot;&quot;&amp;[.$B$1]&amp;[.B17]&amp;&quot;.jpg&quot;&amp;&quot;&quot;&quot; title=&quot;&quot;&quot;&amp;[.F17]&amp;&quot;&quot;&quot; alt=&quot;&quot;&quot;&amp;[.E17]&amp;&quot;&quot;&quot; width=&quot;&quot;&quot;&amp;[.C17]&amp;&quot;&quot;&quot; height=&quot;&quot;&quot;&amp;[.D17]&amp;&quot;&quot;&quot;/&gt;&quot;&amp;CHAR(10)&amp;CHAR(9)&amp;&quot;&lt;figcaption itemprop=&quot;&quot;description creditText&quot;&quot;&gt;&quot;&amp;[.E17]&amp;&quot;&lt;/figcaption&gt;&quot;&amp;CHAR(10)&amp;&quot;&lt;/figure&gt;&quot;" table:style-name="ce1">
            <text:p>&lt;figure itemscope itemtype="https://schema.org/ImageObject"&gt;</text:p>
            <text:p><text:tab/>&lt;meta itemprop="name" content="Карта Кубанской области 1904 г." /&gt;</text:p>
            <text:p><text:tab/>&lt;img itemprop="contentUrl" src="/img/toponymy/\perevoloka/Map-of-the-Kuban-region-of-1904.jpg" title="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 alt="Карта Кубанской области 1904 г." width="600" height="480"/&gt;</text:p>
            <text:p><text:tab/>&lt;figcaption itemprop="description creditText"&gt;Карта Кубанской области 1904 г.&lt;/figcaption&gt;</text:p>
            <text:p>&lt;/figure&gt;</text:p>
          </table:table-cell>
          <table:table-cell office:value-type="string" office:string-value="&lt;figure itemscope itemtype=&quot;https://schema.org/ImageObject&quot;&gt;&#10; &lt;meta itemprop=&quot;name&quot; content=&quot;Карта Кубанской области 1904 г.&quot; /&gt;&#10; &lt;a href=&quot;/img/toponymy/\perevoloka/Map-of-the-Kuban-region-of-1904-b.jpg&quot; title=&quot;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quot;&gt;&lt;img  itemprop=&quot;contentUrl&quot; src=&quot;/img/toponymy/\perevoloka/Map-of-the-Kuban-region-of-1904.jpg&quot; alt=&quot;Карта Кубанской области 1904 г.&quot; width=&quot;600&quot; height=&quot;480&quot;/&gt;&lt;/a&gt;&#10; &lt;figcaption itemprop=&quot;description creditText&quot;&gt;Карта Кубанской области 1904 г.&lt;/figcaption&gt;&#10;&lt;/figure&gt;" table:formula="of:=&quot;&lt;figure itemscope itemtype=&quot;&quot;https://schema.org/ImageObject&quot;&quot;&gt;&quot;&amp;CHAR(10)&amp;CHAR(9)&amp;&quot;&lt;meta itemprop=&quot;&quot;name&quot;&quot; content=&quot;&quot;&quot;&amp;[.E17]&amp;&quot;&quot;&quot; /&gt;&quot;&amp;CHAR(10)&amp;CHAR(9)&amp;&quot;&lt;a href=&quot;&quot;&quot;&amp;[.$B$1]&amp;[.B17]&amp;&quot;-b.jpg&quot;&amp;&quot;&quot;&quot; title=&quot;&quot;&quot;&amp;[.F17]&amp;&quot;&quot;&quot;&gt;&lt;img  itemprop=&quot;&quot;contentUrl&quot;&quot; src=&quot;&quot;&quot;&amp;[.$B$1]&amp;[.B17]&amp;&quot;.jpg&quot;&amp;&quot;&quot;&quot; alt=&quot;&quot;&quot;&amp;[.E17]&amp;&quot;&quot;&quot; width=&quot;&quot;&quot;&amp;[.C17]&amp;&quot;&quot;&quot; height=&quot;&quot;&quot;&amp;[.D17]&amp;&quot;&quot;&quot;/&gt;&lt;/a&gt;&quot;&amp;CHAR(10)&amp;CHAR(9)&amp;&quot;&lt;figcaption itemprop=&quot;&quot;description creditText&quot;&quot;&gt;&quot;&amp;[.E17]&amp;&quot;&lt;/figcaption&gt;&quot;&amp;CHAR(10)&amp;&quot;&lt;/figure&gt;&quot;" table:style-name="ce1">
            <text:p>&lt;figure itemscope itemtype="https://schema.org/ImageObject"&gt;</text:p>
            <text:p><text:tab/>&lt;meta itemprop="name" content="Карта Кубанской области 1904 г." /&gt;</text:p>
            <text:p><text:tab/>&lt;a href="/img/toponymy/\perevoloka/Map-of-the-Kuban-region-of-1904-b.jpg" title="Фрагмент карты Кубанской области (1904 г.), где значится река Кубань, на север от неё отделяется Темрюкская протока, а от неё отделяются ерики Переволока, Казачий и Прорва. На левом берегу р. Кубань, обозначен лиман Разнокол и гора Разнокол"&gt;&lt;img <text:s/>itemprop="contentUrl" src="/img/toponymy/\perevoloka/Map-of-the-Kuban-region-of-1904.jpg" alt="Карта Кубанской области 1904 г." width="600" height="480"/&gt;&lt;/a&gt;</text:p>
            <text:p><text:tab/>&lt;figcaption itemprop="description creditText"&gt;Карта Кубанской области 1904 г.&lt;/figcaption&gt;</text:p>
            <text:p>&lt;/figure&gt;</text:p>
          </table:table-cell>
          <table:table-cell table:number-columns-repeated="16374"/>
        </table:table-row>
        <table:table-row table:style-name="ro1">
          <table:table-cell office:value-type="float" office:value="16" table:style-name="ce1">
            <text:p>16</text:p>
          </table:table-cell>
          <table:table-cell office:value-type="string" table:style-name="ce1">
            <text:p>Map-of-the-Caucasus-region-of-the-early-20th-century</text:p>
          </table:table-cell>
          <table:table-cell office:value-type="float" office:value="600" table:style-name="ce1">
            <text:p>600</text:p>
          </table:table-cell>
          <table:table-cell office:value-type="float" office:value="480" table:style-name="ce1">
            <text:p>480</text:p>
          </table:table-cell>
          <table:table-cell office:value-type="string" table:style-name="ce1">
            <text:p>Карта Кавказского края начала ХХ в.</text:p>
          </table:table-cell>
          <table:table-cell office:value-type="string" table:style-name="ce1">
            <text:p>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text:p>
          </table:table-cell>
          <table:table-cell office:value-type="string" office:string-value="&lt;figure&gt;&#10; &lt;img src=&quot;/img/toponymy/\perevoloka/Map-of-the-Caucasus-region-of-the-early-20th-century.jpg&quot; title=&quot;Карта Кавказского края начала ХХ в.&quot; alt=&quot;Карта Кавказского края начала ХХ в.&quot; width=&quot;600&quot; height=&quot;480&quot;/&gt;&#10; &lt;figcaption&gt;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lt;/figcaption&gt;&#10;&lt;/figure&gt;" table:formula="of:=&quot;&lt;figure&gt;&quot;&amp;CHAR(10)&amp;CHAR(9)&amp;&quot;&lt;img src=&quot;&quot;&quot;&amp;[.$B$1]&amp;[.B18]&amp;&quot;.jpg&quot;&amp;&quot;&quot;&quot; title=&quot;&quot;&quot;&amp;[.E18]&amp;&quot;&quot;&quot; alt=&quot;&quot;&quot;&amp;[.E18]&amp;&quot;&quot;&quot; width=&quot;&quot;&quot;&amp;[.C18]&amp;&quot;&quot;&quot; height=&quot;&quot;&quot;&amp;[.D18]&amp;&quot;&quot;&quot;/&gt;&quot;&amp;CHAR(10)&amp;CHAR(9)&amp;&quot;&lt;figcaption&gt;&quot;&amp;[.F18]&amp;&quot;&lt;/figcaption&gt;&quot;&amp;CHAR(10)&amp;&quot;&lt;/figure&gt;&quot;" table:style-name="ce2">
            <text:p>&lt;figure&gt;</text:p>
            <text:p><text:tab/>&lt;img src="/img/toponymy/\perevoloka/Map-of-the-Caucasus-region-of-the-early-20th-century.jpg" title="Карта Кавказского края начала ХХ в." alt="Карта Кавказского края начала ХХ в." width="600" height="480"/&gt;</text:p>
            <text:p><text:tab/>&lt;figcaption&gt;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lt;/figcaption&gt;</text:p>
            <text:p>&lt;/figure&gt;</text:p>
          </table:table-cell>
          <table:table-cell office:value-type="string" office:string-value="&lt;figure&gt;&#10; &lt;a href=&quot;/img/toponymy/\perevoloka/Map-of-the-Caucasus-region-of-the-early-20th-century-b.jpg&quot; title=&quot;Карта Кавказского края начала ХХ в.&quot;&gt;&lt;img src=&quot;/img/toponymy/\perevoloka/Map-of-the-Caucasus-region-of-the-early-20th-century.jpg&quot; alt=&quot;Карта Кавказского края начала ХХ в.&quot; width=&quot;600&quot; height=&quot;480&quot;/&gt;&lt;/a&gt;&#10; &lt;figcaption&gt;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lt;/figcaption&gt;&#10;&lt;/figure&gt;" table:formula="of:=&quot;&lt;figure&gt;&quot;&amp;CHAR(10)&amp;CHAR(9)&amp;&quot;&lt;a href=&quot;&quot;&quot;&amp;[.$B$1]&amp;[.B18]&amp;&quot;-b.jpg&quot;&amp;&quot;&quot;&quot; title=&quot;&quot;&quot;&amp;[.E18]&amp;&quot;&quot;&quot;&gt;&lt;img src=&quot;&quot;&quot;&amp;[.$B$1]&amp;[.B18]&amp;&quot;.jpg&quot;&amp;&quot;&quot;&quot; alt=&quot;&quot;&quot;&amp;[.E18]&amp;&quot;&quot;&quot; width=&quot;&quot;&quot;&amp;[.C18]&amp;&quot;&quot;&quot; height=&quot;&quot;&quot;&amp;[.D18]&amp;&quot;&quot;&quot;/&gt;&lt;/a&gt;&quot;&amp;CHAR(10)&amp;CHAR(9)&amp;&quot;&lt;figcaption&gt;&quot;&amp;[.F18]&amp;&quot;&lt;/figcaption&gt;&quot;&amp;CHAR(10)&amp;&quot;&lt;/figure&gt;&quot;" table:style-name="ce1">
            <text:p>&lt;figure&gt;</text:p>
            <text:p><text:tab/>&lt;a href="/img/toponymy/\perevoloka/Map-of-the-Caucasus-region-of-the-early-20th-century-b.jpg" title="Карта Кавказского края начала ХХ в."&gt;&lt;img src="/img/toponymy/\perevoloka/Map-of-the-Caucasus-region-of-the-early-20th-century.jpg" alt="Карта Кавказского края начала ХХ в." width="600" height="480"/&gt;&lt;/a&gt;</text:p>
            <text:p><text:tab/>&lt;figcaption&gt;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lt;/figcaption&gt;</text:p>
            <text:p>&lt;/figure&gt;</text:p>
          </table:table-cell>
          <table:table-cell office:value-type="string" office:string-value="&lt;figure itemscope itemtype=&quot;https://schema.org/ImageObject&quot;&gt;&#10; &lt;meta itemprop=&quot;name&quot; content=&quot;Карта Кавказского края начала ХХ в.&quot; /&gt;&#10; &lt;img itemprop=&quot;contentUrl&quot; src=&quot;/img/toponymy/\perevoloka/Map-of-the-Caucasus-region-of-the-early-20th-century.jpg&quot; title=&quot;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quot; alt=&quot;Карта Кавказского края начала ХХ в.&quot; width=&quot;600&quot; height=&quot;480&quot;/&gt;&#10; &lt;figcaption itemprop=&quot;description creditText&quot;&gt;Карта Кавказского края начала ХХ в.&lt;/figcaption&gt;&#10;&lt;/figure&gt;" table:formula="of:=&quot;&lt;figure itemscope itemtype=&quot;&quot;https://schema.org/ImageObject&quot;&quot;&gt;&quot;&amp;CHAR(10)&amp;CHAR(9)&amp;&quot;&lt;meta itemprop=&quot;&quot;name&quot;&quot; content=&quot;&quot;&quot;&amp;[.E18]&amp;&quot;&quot;&quot; /&gt;&quot;&amp;CHAR(10)&amp;CHAR(9)&amp;&quot;&lt;img itemprop=&quot;&quot;contentUrl&quot;&quot; src=&quot;&quot;&quot;&amp;[.$B$1]&amp;[.B18]&amp;&quot;.jpg&quot;&amp;&quot;&quot;&quot; title=&quot;&quot;&quot;&amp;[.F18]&amp;&quot;&quot;&quot; alt=&quot;&quot;&quot;&amp;[.E18]&amp;&quot;&quot;&quot; width=&quot;&quot;&quot;&amp;[.C18]&amp;&quot;&quot;&quot; height=&quot;&quot;&quot;&amp;[.D18]&amp;&quot;&quot;&quot;/&gt;&quot;&amp;CHAR(10)&amp;CHAR(9)&amp;&quot;&lt;figcaption itemprop=&quot;&quot;description creditText&quot;&quot;&gt;&quot;&amp;[.E18]&amp;&quot;&lt;/figcaption&gt;&quot;&amp;CHAR(10)&amp;&quot;&lt;/figure&gt;&quot;" table:style-name="ce1">
            <text:p>&lt;figure itemscope itemtype="https://schema.org/ImageObject"&gt;</text:p>
            <text:p><text:tab/>&lt;meta itemprop="name" content="Карта Кавказского края начала ХХ в." /&gt;</text:p>
            <text:p><text:tab/>&lt;img itemprop="contentUrl" src="/img/toponymy/\perevoloka/Map-of-the-Caucasus-region-of-the-early-20th-century.jpg" title="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 alt="Карта Кавказского края начала ХХ в." width="600" height="480"/&gt;</text:p>
            <text:p><text:tab/>&lt;figcaption itemprop="description creditText"&gt;Карта Кавказского края начала ХХ в.&lt;/figcaption&gt;</text:p>
            <text:p>&lt;/figure&gt;</text:p>
          </table:table-cell>
          <table:table-cell office:value-type="string" office:string-value="&lt;figure itemscope itemtype=&quot;https://schema.org/ImageObject&quot;&gt;&#10; &lt;meta itemprop=&quot;name&quot; content=&quot;Карта Кавказского края начала ХХ в.&quot; /&gt;&#10; &lt;a href=&quot;/img/toponymy/\perevoloka/Map-of-the-Caucasus-region-of-the-early-20th-century-b.jpg&quot; title=&quot;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quot;&gt;&lt;img  itemprop=&quot;contentUrl&quot; src=&quot;/img/toponymy/\perevoloka/Map-of-the-Caucasus-region-of-the-early-20th-century.jpg&quot; alt=&quot;Карта Кавказского края начала ХХ в.&quot; width=&quot;600&quot; height=&quot;480&quot;/&gt;&lt;/a&gt;&#10; &lt;figcaption itemprop=&quot;description creditText&quot;&gt;Карта Кавказского края начала ХХ в.&lt;/figcaption&gt;&#10;&lt;/figure&gt;" table:formula="of:=&quot;&lt;figure itemscope itemtype=&quot;&quot;https://schema.org/ImageObject&quot;&quot;&gt;&quot;&amp;CHAR(10)&amp;CHAR(9)&amp;&quot;&lt;meta itemprop=&quot;&quot;name&quot;&quot; content=&quot;&quot;&quot;&amp;[.E18]&amp;&quot;&quot;&quot; /&gt;&quot;&amp;CHAR(10)&amp;CHAR(9)&amp;&quot;&lt;a href=&quot;&quot;&quot;&amp;[.$B$1]&amp;[.B18]&amp;&quot;-b.jpg&quot;&amp;&quot;&quot;&quot; title=&quot;&quot;&quot;&amp;[.F18]&amp;&quot;&quot;&quot;&gt;&lt;img  itemprop=&quot;&quot;contentUrl&quot;&quot; src=&quot;&quot;&quot;&amp;[.$B$1]&amp;[.B18]&amp;&quot;.jpg&quot;&amp;&quot;&quot;&quot; alt=&quot;&quot;&quot;&amp;[.E18]&amp;&quot;&quot;&quot; width=&quot;&quot;&quot;&amp;[.C18]&amp;&quot;&quot;&quot; height=&quot;&quot;&quot;&amp;[.D18]&amp;&quot;&quot;&quot;/&gt;&lt;/a&gt;&quot;&amp;CHAR(10)&amp;CHAR(9)&amp;&quot;&lt;figcaption itemprop=&quot;&quot;description creditText&quot;&quot;&gt;&quot;&amp;[.E18]&amp;&quot;&lt;/figcaption&gt;&quot;&amp;CHAR(10)&amp;&quot;&lt;/figure&gt;&quot;" table:style-name="ce1">
            <text:p>&lt;figure itemscope itemtype="https://schema.org/ImageObject"&gt;</text:p>
            <text:p><text:tab/>&lt;meta itemprop="name" content="Карта Кавказского края начала ХХ в." /&gt;</text:p>
            <text:p><text:tab/>&lt;a href="/img/toponymy/\perevoloka/Map-of-the-Caucasus-region-of-the-early-20th-century-b.jpg" title="Фрагмент 5-ти вёрстной карты Кавказского края начала ХХ в. На карте значится гора Разнокол (сейчас она называется Симоненко) и лиманы Разнокольские, их два, на левом берегу реки Кубань"&gt;&lt;img <text:s/>itemprop="contentUrl" src="/img/toponymy/\perevoloka/Map-of-the-Caucasus-region-of-the-early-20th-century.jpg" alt="Карта Кавказского края начала ХХ в." width="600" height="480"/&gt;&lt;/a&gt;</text:p>
            <text:p><text:tab/>&lt;figcaption itemprop="description creditText"&gt;Карта Кавказского края начала ХХ в.&lt;/figcaption&gt;</text:p>
            <text:p>&lt;/figure&gt;</text:p>
          </table:table-cell>
          <table:table-cell table:number-columns-repeated="16374"/>
        </table:table-row>
        <table:table-row table:style-name="ro1">
          <table:table-cell office:value-type="float" office:value="17" table:style-name="ce1">
            <text:p>17</text:p>
          </table:table-cell>
          <table:table-cell office:value-type="string" table:style-name="ce1">
            <text:p>Map-of-Strelbitsky-1871</text:p>
          </table:table-cell>
          <table:table-cell office:value-type="float" office:value="600" table:style-name="ce1">
            <text:p>600</text:p>
          </table:table-cell>
          <table:table-cell office:value-type="float" office:value="480" table:style-name="ce1">
            <text:p>480</text:p>
          </table:table-cell>
          <table:table-cell office:value-type="string" table:style-name="ce1">
            <text:p>Карта Стрельбицкого И.А. 1871 г.</text:p>
          </table:table-cell>
          <table:table-cell office:value-type="string" table:style-name="ce1">
            <text:p>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text:p>
          </table:table-cell>
          <table:table-cell office:value-type="string" office:string-value="&lt;figure&gt;&#10; &lt;img src=&quot;/img/toponymy/\perevoloka/Map-of-Strelbitsky-1871.jpg&quot; title=&quot;Карта Стрельбицкого И.А. 1871 г.&quot; alt=&quot;Карта Стрельбицкого И.А. 1871 г.&quot; width=&quot;600&quot; height=&quot;480&quot;/&gt;&#10; &lt;figcaption&gt;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lt;/figcaption&gt;&#10;&lt;/figure&gt;" table:formula="of:=&quot;&lt;figure&gt;&quot;&amp;CHAR(10)&amp;CHAR(9)&amp;&quot;&lt;img src=&quot;&quot;&quot;&amp;[.$B$1]&amp;[.B19]&amp;&quot;.jpg&quot;&amp;&quot;&quot;&quot; title=&quot;&quot;&quot;&amp;[.E19]&amp;&quot;&quot;&quot; alt=&quot;&quot;&quot;&amp;[.E19]&amp;&quot;&quot;&quot; width=&quot;&quot;&quot;&amp;[.C19]&amp;&quot;&quot;&quot; height=&quot;&quot;&quot;&amp;[.D19]&amp;&quot;&quot;&quot;/&gt;&quot;&amp;CHAR(10)&amp;CHAR(9)&amp;&quot;&lt;figcaption&gt;&quot;&amp;[.F19]&amp;&quot;&lt;/figcaption&gt;&quot;&amp;CHAR(10)&amp;&quot;&lt;/figure&gt;&quot;" table:style-name="ce2">
            <text:p>&lt;figure&gt;</text:p>
            <text:p><text:tab/>&lt;img src="/img/toponymy/\perevoloka/Map-of-Strelbitsky-1871.jpg" title="Карта Стрельбицкого И.А. 1871 г." alt="Карта Стрельбицкого И.А. 1871 г." width="600" height="480"/&gt;</text:p>
            <text:p><text:tab/>&lt;figcaption&gt;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lt;/figcaption&gt;</text:p>
            <text:p>&lt;/figure&gt;</text:p>
          </table:table-cell>
          <table:table-cell office:value-type="string" office:string-value="&lt;figure&gt;&#10; &lt;a href=&quot;/img/toponymy/\perevoloka/Map-of-Strelbitsky-1871-b.jpg&quot; title=&quot;Карта Стрельбицкого И.А. 1871 г.&quot;&gt;&lt;img src=&quot;/img/toponymy/\perevoloka/Map-of-Strelbitsky-1871.jpg&quot; alt=&quot;Карта Стрельбицкого И.А. 1871 г.&quot; width=&quot;600&quot; height=&quot;480&quot;/&gt;&lt;/a&gt;&#10; &lt;figcaption&gt;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lt;/figcaption&gt;&#10;&lt;/figure&gt;" table:formula="of:=&quot;&lt;figure&gt;&quot;&amp;CHAR(10)&amp;CHAR(9)&amp;&quot;&lt;a href=&quot;&quot;&quot;&amp;[.$B$1]&amp;[.B19]&amp;&quot;-b.jpg&quot;&amp;&quot;&quot;&quot; title=&quot;&quot;&quot;&amp;[.E19]&amp;&quot;&quot;&quot;&gt;&lt;img src=&quot;&quot;&quot;&amp;[.$B$1]&amp;[.B19]&amp;&quot;.jpg&quot;&amp;&quot;&quot;&quot; alt=&quot;&quot;&quot;&amp;[.E19]&amp;&quot;&quot;&quot; width=&quot;&quot;&quot;&amp;[.C19]&amp;&quot;&quot;&quot; height=&quot;&quot;&quot;&amp;[.D19]&amp;&quot;&quot;&quot;/&gt;&lt;/a&gt;&quot;&amp;CHAR(10)&amp;CHAR(9)&amp;&quot;&lt;figcaption&gt;&quot;&amp;[.F19]&amp;&quot;&lt;/figcaption&gt;&quot;&amp;CHAR(10)&amp;&quot;&lt;/figure&gt;&quot;" table:style-name="ce1">
            <text:p>&lt;figure&gt;</text:p>
            <text:p><text:tab/>&lt;a href="/img/toponymy/\perevoloka/Map-of-Strelbitsky-1871-b.jpg" title="Карта Стрельбицкого И.А. 1871 г."&gt;&lt;img src="/img/toponymy/\perevoloka/Map-of-Strelbitsky-1871.jpg" alt="Карта Стрельбицкого И.А. 1871 г." width="600" height="480"/&gt;&lt;/a&gt;</text:p>
            <text:p><text:tab/>&lt;figcaption&gt;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lt;/figcaption&gt;</text:p>
            <text:p>&lt;/figure&gt;</text:p>
          </table:table-cell>
          <table:table-cell office:value-type="string" office:string-value="&lt;figure itemscope itemtype=&quot;https://schema.org/ImageObject&quot;&gt;&#10; &lt;meta itemprop=&quot;name&quot; content=&quot;Карта Стрельбицкого И.А. 1871 г.&quot; /&gt;&#10; &lt;img itemprop=&quot;contentUrl&quot; src=&quot;/img/toponymy/\perevoloka/Map-of-Strelbitsky-1871.jpg&quot; title=&quot;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quot; alt=&quot;Карта Стрельбицкого И.А. 1871 г.&quot; width=&quot;600&quot; height=&quot;480&quot;/&gt;&#10; &lt;figcaption itemprop=&quot;description creditText&quot;&gt;Карта Стрельбицкого И.А. 1871 г.&lt;/figcaption&gt;&#10;&lt;/figure&gt;" table:formula="of:=&quot;&lt;figure itemscope itemtype=&quot;&quot;https://schema.org/ImageObject&quot;&quot;&gt;&quot;&amp;CHAR(10)&amp;CHAR(9)&amp;&quot;&lt;meta itemprop=&quot;&quot;name&quot;&quot; content=&quot;&quot;&quot;&amp;[.E19]&amp;&quot;&quot;&quot; /&gt;&quot;&amp;CHAR(10)&amp;CHAR(9)&amp;&quot;&lt;img itemprop=&quot;&quot;contentUrl&quot;&quot; src=&quot;&quot;&quot;&amp;[.$B$1]&amp;[.B19]&amp;&quot;.jpg&quot;&amp;&quot;&quot;&quot; title=&quot;&quot;&quot;&amp;[.F19]&amp;&quot;&quot;&quot; alt=&quot;&quot;&quot;&amp;[.E19]&amp;&quot;&quot;&quot; width=&quot;&quot;&quot;&amp;[.C19]&amp;&quot;&quot;&quot; height=&quot;&quot;&quot;&amp;[.D19]&amp;&quot;&quot;&quot;/&gt;&quot;&amp;CHAR(10)&amp;CHAR(9)&amp;&quot;&lt;figcaption itemprop=&quot;&quot;description creditText&quot;&quot;&gt;&quot;&amp;[.E19]&amp;&quot;&lt;/figcaption&gt;&quot;&amp;CHAR(10)&amp;&quot;&lt;/figure&gt;&quot;" table:style-name="ce1">
            <text:p>&lt;figure itemscope itemtype="https://schema.org/ImageObject"&gt;</text:p>
            <text:p><text:tab/>&lt;meta itemprop="name" content="Карта Стрельбицкого И.А. 1871 г." /&gt;</text:p>
            <text:p><text:tab/>&lt;img itemprop="contentUrl" src="/img/toponymy/\perevoloka/Map-of-Strelbitsky-1871.jpg" title="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 alt="Карта Стрельбицкого И.А. 1871 г." width="600" height="480"/&gt;</text:p>
            <text:p><text:tab/>&lt;figcaption itemprop="description creditText"&gt;Карта Стрельбицкого И.А. 1871 г.&lt;/figcaption&gt;</text:p>
            <text:p>&lt;/figure&gt;</text:p>
          </table:table-cell>
          <table:table-cell office:value-type="string" office:string-value="&lt;figure itemscope itemtype=&quot;https://schema.org/ImageObject&quot;&gt;&#10; &lt;meta itemprop=&quot;name&quot; content=&quot;Карта Стрельбицкого И.А. 1871 г.&quot; /&gt;&#10; &lt;a href=&quot;/img/toponymy/\perevoloka/Map-of-Strelbitsky-1871-b.jpg&quot; title=&quot;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quot;&gt;&lt;img  itemprop=&quot;contentUrl&quot; src=&quot;/img/toponymy/\perevoloka/Map-of-Strelbitsky-1871.jpg&quot; alt=&quot;Карта Стрельбицкого И.А. 1871 г.&quot; width=&quot;600&quot; height=&quot;480&quot;/&gt;&lt;/a&gt;&#10; &lt;figcaption itemprop=&quot;description creditText&quot;&gt;Карта Стрельбицкого И.А. 1871 г.&lt;/figcaption&gt;&#10;&lt;/figure&gt;" table:formula="of:=&quot;&lt;figure itemscope itemtype=&quot;&quot;https://schema.org/ImageObject&quot;&quot;&gt;&quot;&amp;CHAR(10)&amp;CHAR(9)&amp;&quot;&lt;meta itemprop=&quot;&quot;name&quot;&quot; content=&quot;&quot;&quot;&amp;[.E19]&amp;&quot;&quot;&quot; /&gt;&quot;&amp;CHAR(10)&amp;CHAR(9)&amp;&quot;&lt;a href=&quot;&quot;&quot;&amp;[.$B$1]&amp;[.B19]&amp;&quot;-b.jpg&quot;&amp;&quot;&quot;&quot; title=&quot;&quot;&quot;&amp;[.F19]&amp;&quot;&quot;&quot;&gt;&lt;img  itemprop=&quot;&quot;contentUrl&quot;&quot; src=&quot;&quot;&quot;&amp;[.$B$1]&amp;[.B19]&amp;&quot;.jpg&quot;&amp;&quot;&quot;&quot; alt=&quot;&quot;&quot;&amp;[.E19]&amp;&quot;&quot;&quot; width=&quot;&quot;&quot;&amp;[.C19]&amp;&quot;&quot;&quot; height=&quot;&quot;&quot;&amp;[.D19]&amp;&quot;&quot;&quot;/&gt;&lt;/a&gt;&quot;&amp;CHAR(10)&amp;CHAR(9)&amp;&quot;&lt;figcaption itemprop=&quot;&quot;description creditText&quot;&quot;&gt;&quot;&amp;[.E19]&amp;&quot;&lt;/figcaption&gt;&quot;&amp;CHAR(10)&amp;&quot;&lt;/figure&gt;&quot;" table:style-name="ce1">
            <text:p>&lt;figure itemscope itemtype="https://schema.org/ImageObject"&gt;</text:p>
            <text:p><text:tab/>&lt;meta itemprop="name" content="Карта Стрельбицкого И.А. 1871 г." /&gt;</text:p>
            <text:p><text:tab/>&lt;a href="/img/toponymy/\perevoloka/Map-of-Strelbitsky-1871-b.jpg" title="Фрагмент карты Стрельбицкого И.А. 1871 г. Канал Переволока значится под названием Переволокъ, здесь видна первоначальная его длина. За пол века Переволока образовала значительную дельту осушив часть Ахтанизовского лимана, поэтому данные карты отображают очертания лимана начала ХIХ в"&gt;&lt;img <text:s/>itemprop="contentUrl" src="/img/toponymy/\perevoloka/Map-of-Strelbitsky-1871.jpg" alt="Карта Стрельбицкого И.А. 1871 г." width="600" height="480"/&gt;&lt;/a&gt;</text:p>
            <text:p><text:tab/>&lt;figcaption itemprop="description creditText"&gt;Карта Стрельбицкого И.А. 1871 г.&lt;/figcaption&gt;</text:p>
            <text:p>&lt;/figure&gt;</text:p>
          </table:table-cell>
          <table:table-cell table:number-columns-repeated="16374"/>
        </table:table-row>
        <table:table-row table:number-rows-repeated="1048557" table:style-name="ro1">
          <table:table-cell table:number-columns-repeated="16384"/>
        </table:table-row>
      </table:table>
      <table:table table:name="127-кур" table:style-name="ta1">
        <table:table-column table:style-name="co2" table:number-columns-repeated="1024" table:default-cell-style-name="ce1"/>
        <table:table-column table:style-name="co3" table:number-columns-repeated="15360" table:default-cell-style-name="ce1"/>
        <table:table-row table:style-name="ro1">
          <table:table-cell table:style-name="ce1"/>
          <table:table-cell office:value-type="string" table:style-name="ce5">
            <text:p>/img/toponymy/kur/</text:p>
          </table:table-cell>
          <table:table-cell table:number-columns-repeated="16382" table:style-name="ce1"/>
        </table:table-row>
        <table:table-row table:style-name="ro1">
          <table:table-cell table:style-name="ce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6" table:style-name="ce1"/>
        </table:table-row>
        <table:table-row table:style-name="ro1">
          <table:table-cell office:value-type="float" office:value="1" table:style-name="ce2">
            <text:p>1</text:p>
          </table:table-cell>
          <table:table-cell table:number-columns-repeated="5" table:style-name="ce2"/>
          <table:table-cell office:value-type="string" office:string-value="&lt;figure&gt;&#10; &lt;img src=&quot;/img/toponymy/kur/.jpg&quot; title=&quot;&quot; alt=&quot;&quot; width=&quot;&quot; height=&quot;&quot;/&gt;&#10; &lt;figcaption&gt;&lt;/figcaption&gt;&#10;&lt;/figure&gt;" table:formula="of:=&quot;&lt;figure&gt;&quot;&amp;CHAR(10)&amp;CHAR(9)&amp;&quot;&lt;img src=&quot;&quot;&quot;&amp;[.$B$1]&amp;[.B3]&amp;&quot;.jpg&quot;&amp;&quot;&quot;&quot; title=&quot;&quot;&quot;&amp;[.E3]&amp;&quot;&quot;&quot; alt=&quot;&quot;&quot;&amp;[.E3]&amp;&quot;&quot;&quot; width=&quot;&quot;&quot;&amp;[.C3]&amp;&quot;&quot;&quot; height=&quot;&quot;&quot;&amp;[.D3]&amp;&quot;&quot;&quot;/&gt;&quot;&amp;CHAR(10)&amp;CHAR(9)&amp;&quot;&lt;figcaption&gt;&quot;&amp;[.F3]&amp;&quot;&lt;/figcaption&gt;&quot;&amp;CHAR(10)&amp;&quot;&lt;/figure&gt;&quot;" table:style-name="ce2">
            <text:p>&lt;figure&gt;</text:p>
            <text:p><text:tab/>&lt;img src="/img/toponymy/kur/.jpg" title="" alt="" width="" height=""/&gt;</text:p>
            <text:p><text:tab/>&lt;figcaption&gt;&lt;/figcaption&gt;</text:p>
            <text:p>&lt;/figure&gt;</text:p>
          </table:table-cell>
          <table:table-cell office:value-type="string" office:string-value="&lt;figure&gt;&#10; &lt;a href=&quot;/img/toponymy/kur/-b.jpg&quot; title=&quot;&quot;&gt;&lt;img src=&quot;/img/toponymy/kur/.jpg&quot; alt=&quot;&quot; width=&quot;&quot; height=&quot;&quot;/&gt;&lt;/a&gt;&#10; &lt;figcaption&gt;&lt;/figcaption&gt;&#10;&lt;/figure&gt;" table:formula="of:=&quot;&lt;figure&gt;&quot;&amp;CHAR(10)&amp;CHAR(9)&amp;&quot;&lt;a href=&quot;&quot;&quot;&amp;[.$B$1]&amp;[.B3]&amp;&quot;-b.jpg&quot;&amp;&quot;&quot;&quot; title=&quot;&quot;&quot;&amp;[.E3]&amp;&quot;&quot;&quot;&gt;&lt;img src=&quot;&quot;&quot;&amp;[.$B$1]&amp;[.B3]&amp;&quot;.jpg&quot;&amp;&quot;&quot;&quot; alt=&quot;&quot;&quot;&amp;[.E3]&amp;&quot;&quot;&quot; width=&quot;&quot;&quot;&amp;[.C3]&amp;&quot;&quot;&quot; height=&quot;&quot;&quot;&amp;[.D3]&amp;&quot;&quot;&quot;/&gt;&lt;/a&gt;&quot;&amp;CHAR(10)&amp;CHAR(9)&amp;&quot;&lt;figcaption&gt;&quot;&amp;[.F3]&amp;&quot;&lt;/figcaption&gt;&quot;&amp;CHAR(10)&amp;&quot;&lt;/figure&gt;&quot;" table:style-name="ce2">
            <text:p>&lt;figure&gt;</text:p>
            <text:p><text:tab/>&lt;a href="/img/toponymy/kur/-b.jpg" title=""&gt;&lt;img src="/img/toponymy/kur/.jpg" alt="" width="" height=""/&gt;&lt;/a&gt;</text:p>
            <text:p><text:tab/>&lt;figcaption&gt;&lt;/figcaption&gt;</text:p>
            <text:p>&lt;/figure&gt;</text:p>
          </table:table-cell>
          <table:table-cell office:value-type="string" office:string-value="&lt;figure itemscope itemtype=&quot;https://schema.org/ImageObject&quot;&gt;&#10; &lt;meta itemprop=&quot;name&quot; content=&quot;&quot; /&gt;&#10; &lt;img itemprop=&quot;contentUrl&quot; src=&quot;/img/toponymy/kur/.jpg&quot; title=&quot;&quot; alt=&quot;&quot; width=&quot;&quot; height=&quot;&quot;/&gt;&#10; &lt;figcaption itemprop=&quot;description creditText&quot;&gt;&lt;/figcaption&gt;&#10;&lt;/figure&gt;" table:formula="of:=&quot;&lt;figure itemscope itemtype=&quot;&quot;https://schema.org/ImageObject&quot;&quot;&gt;&quot;&amp;CHAR(10)&amp;CHAR(9)&amp;&quot;&lt;meta itemprop=&quot;&quot;name&quot;&quot; content=&quot;&quot;&quot;&amp;[.E3]&amp;&quot;&quot;&quot; /&gt;&quot;&amp;CHAR(10)&amp;CHAR(9)&amp;&quot;&lt;img itemprop=&quot;&quot;contentUrl&quot;&quot; src=&quot;&quot;&quot;&amp;[.$B$1]&amp;[.B3]&amp;&quot;.jpg&quot;&amp;&quot;&quot;&quot; title=&quot;&quot;&quot;&amp;[.F3]&amp;&quot;&quot;&quot; alt=&quot;&quot;&quot;&amp;[.E3]&amp;&quot;&quot;&quot; width=&quot;&quot;&quot;&amp;[.C3]&amp;&quot;&quot;&quot; height=&quot;&quot;&quot;&amp;[.D3]&amp;&quot;&quot;&quot;/&gt;&quot;&amp;CHAR(10)&amp;CHAR(9)&amp;&quot;&lt;figcaption itemprop=&quot;&quot;description creditText&quot;&quot;&gt;&quot;&amp;[.E3]&amp;&quot;&lt;/figcaption&gt;&quot;&amp;CHAR(10)&amp;&quot;&lt;/figure&gt;&quot;" table:style-name="ce2">
            <text:p>&lt;figure itemscope itemtype="https://schema.org/ImageObject"&gt;</text:p>
            <text:p><text:tab/>&lt;meta itemprop="name" content="" /&gt;</text:p>
            <text:p><text:tab/>&lt;img itemprop="contentUrl" src="/img/toponymy/kur/.jpg" title="" alt="" width="" height=""/&gt;</text:p>
            <text:p><text:tab/>&lt;figcaption itemprop="description creditText"&gt;&lt;/figcaption&gt;</text:p>
            <text:p>&lt;/figure&gt;</text:p>
          </table:table-cell>
          <table:table-cell office:value-type="string" office:string-value="&lt;figure itemscope itemtype=&quot;https://schema.org/ImageObject&quot;&gt;&#10; &lt;meta itemprop=&quot;name&quot; content=&quot;&quot; /&gt;&#10; &lt;a href=&quot;/img/toponymy/kur/-b.jpg&quot; title=&quot;&quot;&gt;&lt;img  itemprop=&quot;contentUrl&quot; src=&quot;/img/toponymy/kur/.jpg&quot; alt=&quot;&quot; width=&quot;&quot; height=&quot;&quot;/&gt;&lt;/a&gt;&#10; &lt;figcaption itemprop=&quot;description creditText&quot;&gt;&lt;/figcaption&gt;&#10;&lt;/figure&gt;" table:formula="of:=&quot;&lt;figure itemscope itemtype=&quot;&quot;https://schema.org/ImageObject&quot;&quot;&gt;&quot;&amp;CHAR(10)&amp;CHAR(9)&amp;&quot;&lt;meta itemprop=&quot;&quot;name&quot;&quot; content=&quot;&quot;&quot;&amp;[.E3]&amp;&quot;&quot;&quot; /&gt;&quot;&amp;CHAR(10)&amp;CHAR(9)&amp;&quot;&lt;a href=&quot;&quot;&quot;&amp;[.$B$1]&amp;[.B3]&amp;&quot;-b.jpg&quot;&amp;&quot;&quot;&quot; title=&quot;&quot;&quot;&amp;[.F3]&amp;&quot;&quot;&quot;&gt;&lt;img  itemprop=&quot;&quot;contentUrl&quot;&quot; src=&quot;&quot;&quot;&amp;[.$B$1]&amp;[.B3]&amp;&quot;.jpg&quot;&amp;&quot;&quot;&quot; alt=&quot;&quot;&quot;&amp;[.E3]&amp;&quot;&quot;&quot; width=&quot;&quot;&quot;&amp;[.C3]&amp;&quot;&quot;&quot; height=&quot;&quot;&quot;&amp;[.D3]&amp;&quot;&quot;&quot;/&gt;&lt;/a&gt;&quot;&amp;CHAR(10)&amp;CHAR(9)&amp;&quot;&lt;figcaption itemprop=&quot;&quot;description creditText&quot;&quot;&gt;&quot;&amp;[.E3]&amp;&quot;&lt;/figcaption&gt;&quot;&amp;CHAR(10)&amp;&quot;&lt;/figure&gt;&quot;" table:style-name="ce2">
            <text:p>&lt;figure itemscope itemtype="https://schema.org/ImageObject"&gt;</text:p>
            <text:p><text:tab/>&lt;meta itemprop="name" content="" /&gt;</text:p>
            <text:p><text:tab/>&lt;a href="/img/toponymy/kur/-b.jpg" title=""&gt;&lt;img <text:s/>itemprop="contentUrl" src="/img/toponymy/kur/.jpg" alt="" width="" height=""/&gt;&lt;/a&gt;</text:p>
            <text:p><text:tab/>&lt;figcaption itemprop="description creditText"&gt;&lt;/figcaption&gt;</text:p>
            <text:p>&lt;/figure&gt;</text:p>
          </table:table-cell>
          <table:table-cell table:number-columns-repeated="16374" table:style-name="ce2"/>
        </table:table-row>
        <table:table-row table:style-name="ro1">
          <table:table-cell office:value-type="float" office:value="2" table:style-name="ce1">
            <text:p>2</text:p>
          </table:table-cell>
          <table:table-cell office:value-type="string" table:style-name="ce1">
            <text:p>Map-of-the-Kuban-region-of-1904</text:p>
          </table:table-cell>
          <table:table-cell office:value-type="float" office:value="600" table:style-name="ce1">
            <text:p>600</text:p>
          </table:table-cell>
          <table:table-cell office:value-type="float" office:value="430" table:style-name="ce1">
            <text:p>430</text:p>
          </table:table-cell>
          <table:table-cell office:value-type="string" table:style-name="ce1">
            <text:p>Карта Кубанской области 1904 г., где значатся лиманы Курчан, Курчанский и Куркуй</text:p>
          </table:table-cell>
          <table:table-cell office:value-type="string" table:style-name="ce1">
            <text:p>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text:p>
          </table:table-cell>
          <table:table-cell office:value-type="string" office:string-value="&lt;figure&gt;&#10; &lt;img src=&quot;/img/toponymy/kur/Map-of-the-Kuban-region-of-1904.jpg&quot; title=&quot;Карта Кубанской области 1904 г., где значатся лиманы Курчан, Курчанский и Куркуй&quot; alt=&quot;Карта Кубанской области 1904 г., где значатся лиманы Курчан, Курчанский и Куркуй&quot; width=&quot;600&quot; height=&quot;430&quot;/&gt;&#10; &lt;figcaption&gt;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lt;/figcaption&gt;&#10;&lt;/figure&gt;" table:formula="of:=&quot;&lt;figure&gt;&quot;&amp;CHAR(10)&amp;CHAR(9)&amp;&quot;&lt;img src=&quot;&quot;&quot;&amp;[.$B$1]&amp;[.B4]&amp;&quot;.jpg&quot;&amp;&quot;&quot;&quot; title=&quot;&quot;&quot;&amp;[.E4]&amp;&quot;&quot;&quot; alt=&quot;&quot;&quot;&amp;[.E4]&amp;&quot;&quot;&quot; width=&quot;&quot;&quot;&amp;[.C4]&amp;&quot;&quot;&quot; height=&quot;&quot;&quot;&amp;[.D4]&amp;&quot;&quot;&quot;/&gt;&quot;&amp;CHAR(10)&amp;CHAR(9)&amp;&quot;&lt;figcaption&gt;&quot;&amp;[.F4]&amp;&quot;&lt;/figcaption&gt;&quot;&amp;CHAR(10)&amp;&quot;&lt;/figure&gt;&quot;" table:style-name="ce2">
            <text:p>&lt;figure&gt;</text:p>
            <text:p><text:tab/>&lt;img src="/img/toponymy/kur/Map-of-the-Kuban-region-of-1904.jpg" title="Карта Кубанской области 1904 г., где значатся лиманы Курчан, Курчанский и Куркуй" alt="Карта Кубанской области 1904 г., где значатся лиманы Курчан, Курчанский и Куркуй" width="600" height="430"/&gt;</text:p>
            <text:p><text:tab/>&lt;figcaption&gt;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lt;/figcaption&gt;</text:p>
            <text:p>&lt;/figure&gt;</text:p>
          </table:table-cell>
          <table:table-cell office:value-type="string" office:string-value="&lt;figure&gt;&#10; &lt;a href=&quot;/img/toponymy/kur/Map-of-the-Kuban-region-of-1904-b.jpg&quot; title=&quot;Карта Кубанской области 1904 г., где значатся лиманы Курчан, Курчанский и Куркуй&quot;&gt;&lt;img src=&quot;/img/toponymy/kur/Map-of-the-Kuban-region-of-1904.jpg&quot; alt=&quot;Карта Кубанской области 1904 г., где значатся лиманы Курчан, Курчанский и Куркуй&quot; width=&quot;600&quot; height=&quot;430&quot;/&gt;&lt;/a&gt;&#10; &lt;figcaption&gt;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lt;/figcaption&gt;&#10;&lt;/figure&gt;" table:formula="of:=&quot;&lt;figure&gt;&quot;&amp;CHAR(10)&amp;CHAR(9)&amp;&quot;&lt;a href=&quot;&quot;&quot;&amp;[.$B$1]&amp;[.B4]&amp;&quot;-b.jpg&quot;&amp;&quot;&quot;&quot; title=&quot;&quot;&quot;&amp;[.E4]&amp;&quot;&quot;&quot;&gt;&lt;img src=&quot;&quot;&quot;&amp;[.$B$1]&amp;[.B4]&amp;&quot;.jpg&quot;&amp;&quot;&quot;&quot; alt=&quot;&quot;&quot;&amp;[.E4]&amp;&quot;&quot;&quot; width=&quot;&quot;&quot;&amp;[.C4]&amp;&quot;&quot;&quot; height=&quot;&quot;&quot;&amp;[.D4]&amp;&quot;&quot;&quot;/&gt;&lt;/a&gt;&quot;&amp;CHAR(10)&amp;CHAR(9)&amp;&quot;&lt;figcaption&gt;&quot;&amp;[.F4]&amp;&quot;&lt;/figcaption&gt;&quot;&amp;CHAR(10)&amp;&quot;&lt;/figure&gt;&quot;" table:style-name="ce1">
            <text:p>&lt;figure&gt;</text:p>
            <text:p><text:tab/>&lt;a href="/img/toponymy/kur/Map-of-the-Kuban-region-of-1904-b.jpg" title="Карта Кубанской области 1904 г., где значатся лиманы Курчан, Курчанский и Куркуй"&gt;&lt;img src="/img/toponymy/kur/Map-of-the-Kuban-region-of-1904.jpg" alt="Карта Кубанской области 1904 г., где значатся лиманы Курчан, Курчанский и Куркуй" width="600" height="430"/&gt;&lt;/a&gt;</text:p>
            <text:p><text:tab/>&lt;figcaption&gt;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lt;/figcaption&gt;</text:p>
            <text:p>&lt;/figure&gt;</text:p>
          </table:table-cell>
          <table:table-cell office:value-type="string" office:string-value="&lt;figure itemscope itemtype=&quot;https://schema.org/ImageObject&quot;&gt;&#10; &lt;meta itemprop=&quot;name&quot; content=&quot;Карта Кубанской области 1904 г., где значатся лиманы Курчан, Курчанский и Куркуй&quot; /&gt;&#10; &lt;img itemprop=&quot;contentUrl&quot; src=&quot;/img/toponymy/kur/Map-of-the-Kuban-region-of-1904.jpg&quot; title=&quot;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quot; alt=&quot;Карта Кубанской области 1904 г., где значатся лиманы Курчан, Курчанский и Куркуй&quot; width=&quot;600&quot; height=&quot;430&quot;/&gt;&#10; &lt;figcaption itemprop=&quot;description creditText&quot;&gt;Карта Кубанской области 1904 г., где значатся лиманы Курчан, Курчанский и Куркуй&lt;/figcaption&gt;&#10;&lt;/figure&gt;" table:formula="of:=&quot;&lt;figure itemscope itemtype=&quot;&quot;https://schema.org/ImageObject&quot;&quot;&gt;&quot;&amp;CHAR(10)&amp;CHAR(9)&amp;&quot;&lt;meta itemprop=&quot;&quot;name&quot;&quot; content=&quot;&quot;&quot;&amp;[.E4]&amp;&quot;&quot;&quot; /&gt;&quot;&amp;CHAR(10)&amp;CHAR(9)&amp;&quot;&lt;img itemprop=&quot;&quot;contentUrl&quot;&quot; src=&quot;&quot;&quot;&amp;[.$B$1]&amp;[.B4]&amp;&quot;.jpg&quot;&amp;&quot;&quot;&quot; title=&quot;&quot;&quot;&amp;[.F4]&amp;&quot;&quot;&quot; alt=&quot;&quot;&quot;&amp;[.E4]&amp;&quot;&quot;&quot; width=&quot;&quot;&quot;&amp;[.C4]&amp;&quot;&quot;&quot; height=&quot;&quot;&quot;&amp;[.D4]&amp;&quot;&quot;&quot;/&gt;&quot;&amp;CHAR(10)&amp;CHAR(9)&amp;&quot;&lt;figcaption itemprop=&quot;&quot;description creditText&quot;&quot;&gt;&quot;&amp;[.E4]&amp;&quot;&lt;/figcaption&gt;&quot;&amp;CHAR(10)&amp;&quot;&lt;/figure&gt;&quot;" table:style-name="ce1">
            <text:p>&lt;figure itemscope itemtype="https://schema.org/ImageObject"&gt;</text:p>
            <text:p><text:tab/>&lt;meta itemprop="name" content="Карта Кубанской области 1904 г., где значатся лиманы Курчан, Курчанский и Куркуй" /&gt;</text:p>
            <text:p><text:tab/>&lt;img itemprop="contentUrl" src="/img/toponymy/kur/Map-of-the-Kuban-region-of-1904.jpg" title="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 alt="Карта Кубанской области 1904 г., где значатся лиманы Курчан, Курчанский и Куркуй" width="600" height="430"/&gt;</text:p>
            <text:p><text:tab/>&lt;figcaption itemprop="description creditText"&gt;Карта Кубанской области 1904 г., где значатся лиманы Курчан, Курчанский и Куркуй&lt;/figcaption&gt;</text:p>
            <text:p>&lt;/figure&gt;</text:p>
          </table:table-cell>
          <table:table-cell office:value-type="string" office:string-value="&lt;figure itemscope itemtype=&quot;https://schema.org/ImageObject&quot;&gt;&#10; &lt;meta itemprop=&quot;name&quot; content=&quot;Карта Кубанской области 1904 г., где значатся лиманы Курчан, Курчанский и Куркуй&quot; /&gt;&#10; &lt;a href=&quot;/img/toponymy/kur/Map-of-the-Kuban-region-of-1904-b.jpg&quot; title=&quot;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quot;&gt;&lt;img  itemprop=&quot;contentUrl&quot; src=&quot;/img/toponymy/kur/Map-of-the-Kuban-region-of-1904.jpg&quot; alt=&quot;Карта Кубанской области 1904 г., где значатся лиманы Курчан, Курчанский и Куркуй&quot; width=&quot;600&quot; height=&quot;430&quot;/&gt;&lt;/a&gt;&#10; &lt;figcaption itemprop=&quot;description creditText&quot;&gt;Карта Кубанской области 1904 г., где значатся лиманы Курчан, Курчанский и Куркуй&lt;/figcaption&gt;&#10;&lt;/figure&gt;" table:formula="of:=&quot;&lt;figure itemscope itemtype=&quot;&quot;https://schema.org/ImageObject&quot;&quot;&gt;&quot;&amp;CHAR(10)&amp;CHAR(9)&amp;&quot;&lt;meta itemprop=&quot;&quot;name&quot;&quot; content=&quot;&quot;&quot;&amp;[.E4]&amp;&quot;&quot;&quot; /&gt;&quot;&amp;CHAR(10)&amp;CHAR(9)&amp;&quot;&lt;a href=&quot;&quot;&quot;&amp;[.$B$1]&amp;[.B4]&amp;&quot;-b.jpg&quot;&amp;&quot;&quot;&quot; title=&quot;&quot;&quot;&amp;[.F4]&amp;&quot;&quot;&quot;&gt;&lt;img  itemprop=&quot;&quot;contentUrl&quot;&quot; src=&quot;&quot;&quot;&amp;[.$B$1]&amp;[.B4]&amp;&quot;.jpg&quot;&amp;&quot;&quot;&quot; alt=&quot;&quot;&quot;&amp;[.E4]&amp;&quot;&quot;&quot; width=&quot;&quot;&quot;&amp;[.C4]&amp;&quot;&quot;&quot; height=&quot;&quot;&quot;&amp;[.D4]&amp;&quot;&quot;&quot;/&gt;&lt;/a&gt;&quot;&amp;CHAR(10)&amp;CHAR(9)&amp;&quot;&lt;figcaption itemprop=&quot;&quot;description creditText&quot;&quot;&gt;&quot;&amp;[.E4]&amp;&quot;&lt;/figcaption&gt;&quot;&amp;CHAR(10)&amp;&quot;&lt;/figure&gt;&quot;" table:style-name="ce1">
            <text:p>&lt;figure itemscope itemtype="https://schema.org/ImageObject"&gt;</text:p>
            <text:p><text:tab/>&lt;meta itemprop="name" content="Карта Кубанской области 1904 г., где значатся лиманы Курчан, Курчанский и Куркуй" /&gt;</text:p>
            <text:p><text:tab/>&lt;a href="/img/toponymy/kur/Map-of-the-Kuban-region-of-1904-b.jpg" title="Фрагмент карты Кубанской области 1904 г., где значатся лиманы Курчан, Курчанский и Куркуй. А также почтовая станция Андреевская и курган Андреевский, и два хутора Курчанские у паромной переправы к станице Варениковской"&gt;&lt;img <text:s/>itemprop="contentUrl" src="/img/toponymy/kur/Map-of-the-Kuban-region-of-1904.jpg" alt="Карта Кубанской области 1904 г., где значатся лиманы Курчан, Курчанский и Куркуй" width="600" height="430"/&gt;&lt;/a&gt;</text:p>
            <text:p><text:tab/>&lt;figcaption itemprop="description creditText"&gt;Карта Кубанской области 1904 г., где значатся лиманы Курчан, Курчанский и Куркуй&lt;/figcaption&gt;</text:p>
            <text:p>&lt;/figure&gt;</text:p>
          </table:table-cell>
          <table:table-cell table:number-columns-repeated="16374"/>
        </table:table-row>
        <table:table-row table:style-name="ro1">
          <table:table-cell office:value-type="float" office:value="3" table:style-name="ce1">
            <text:p>3</text:p>
          </table:table-cell>
          <table:table-cell office:value-type="string" table:style-name="ce1">
            <text:p>Centennial-map-of-Russia-of-1826-1</text:p>
          </table:table-cell>
          <table:table-cell office:value-type="float" office:value="600" table:style-name="ce1">
            <text:p>600</text:p>
          </table:table-cell>
          <table:table-cell office:value-type="float" office:value="430" table:style-name="ce1">
            <text:p>430</text:p>
          </table:table-cell>
          <table:table-cell office:value-type="string" table:style-name="ce1">
            <text:p>Столистная карта России 1826 г., где значится русло реки Курки</text:p>
          </table:table-cell>
          <table:table-cell office:value-type="string" table:style-name="ce1">
            <text:p>Фрагмент столистной карты России 1826 г., где значится русло реки Курки, впадающей в Темрюкский лиман сейчас он называется Курчанский</text:p>
          </table:table-cell>
          <table:table-cell office:value-type="string" office:string-value="&lt;figure&gt;&#10; &lt;img src=&quot;/img/toponymy/kur/Centennial-map-of-Russia-of-1826-1.jpg&quot; title=&quot;Столистная карта России 1826 г., где значится русло реки Курки&quot; alt=&quot;Столистная карта России 1826 г., где значится русло реки Курки&quot; width=&quot;600&quot; height=&quot;430&quot;/&gt;&#10; &lt;figcaption&gt;Фрагмент столистной карты России 1826 г., где значится русло реки Курки, впадающей в Темрюкский лиман сейчас он называется Курчанский&lt;/figcaption&gt;&#10;&lt;/figure&gt;" table:formula="of:=&quot;&lt;figure&gt;&quot;&amp;CHAR(10)&amp;CHAR(9)&amp;&quot;&lt;img src=&quot;&quot;&quot;&amp;[.$B$1]&amp;[.B5]&amp;&quot;.jpg&quot;&amp;&quot;&quot;&quot; title=&quot;&quot;&quot;&amp;[.E5]&amp;&quot;&quot;&quot; alt=&quot;&quot;&quot;&amp;[.E5]&amp;&quot;&quot;&quot; width=&quot;&quot;&quot;&amp;[.C5]&amp;&quot;&quot;&quot; height=&quot;&quot;&quot;&amp;[.D5]&amp;&quot;&quot;&quot;/&gt;&quot;&amp;CHAR(10)&amp;CHAR(9)&amp;&quot;&lt;figcaption&gt;&quot;&amp;[.F5]&amp;&quot;&lt;/figcaption&gt;&quot;&amp;CHAR(10)&amp;&quot;&lt;/figure&gt;&quot;" table:style-name="ce2">
            <text:p>&lt;figure&gt;</text:p>
            <text:p><text:tab/>&lt;img src="/img/toponymy/kur/Centennial-map-of-Russia-of-1826-1.jpg" title="Столистная карта России 1826 г., где значится русло реки Курки" alt="Столистная карта России 1826 г., где значится русло реки Курки" width="600" height="430"/&gt;</text:p>
            <text:p><text:tab/>&lt;figcaption&gt;Фрагмент столистной карты России 1826 г., где значится русло реки Курки, впадающей в Темрюкский лиман сейчас он называется Курчанский&lt;/figcaption&gt;</text:p>
            <text:p>&lt;/figure&gt;</text:p>
          </table:table-cell>
          <table:table-cell office:value-type="string" office:string-value="&lt;figure&gt;&#10; &lt;a href=&quot;/img/toponymy/kur/Centennial-map-of-Russia-of-1826-1-b.jpg&quot; title=&quot;Столистная карта России 1826 г., где значится русло реки Курки&quot;&gt;&lt;img src=&quot;/img/toponymy/kur/Centennial-map-of-Russia-of-1826-1.jpg&quot; alt=&quot;Столистная карта России 1826 г., где значится русло реки Курки&quot; width=&quot;600&quot; height=&quot;430&quot;/&gt;&lt;/a&gt;&#10; &lt;figcaption&gt;Фрагмент столистной карты России 1826 г., где значится русло реки Курки, впадающей в Темрюкский лиман сейчас он называется Курчанский&lt;/figcaption&gt;&#10;&lt;/figure&gt;" table:formula="of:=&quot;&lt;figure&gt;&quot;&amp;CHAR(10)&amp;CHAR(9)&amp;&quot;&lt;a href=&quot;&quot;&quot;&amp;[.$B$1]&amp;[.B5]&amp;&quot;-b.jpg&quot;&amp;&quot;&quot;&quot; title=&quot;&quot;&quot;&amp;[.E5]&amp;&quot;&quot;&quot;&gt;&lt;img src=&quot;&quot;&quot;&amp;[.$B$1]&amp;[.B5]&amp;&quot;.jpg&quot;&amp;&quot;&quot;&quot; alt=&quot;&quot;&quot;&amp;[.E5]&amp;&quot;&quot;&quot; width=&quot;&quot;&quot;&amp;[.C5]&amp;&quot;&quot;&quot; height=&quot;&quot;&quot;&amp;[.D5]&amp;&quot;&quot;&quot;/&gt;&lt;/a&gt;&quot;&amp;CHAR(10)&amp;CHAR(9)&amp;&quot;&lt;figcaption&gt;&quot;&amp;[.F5]&amp;&quot;&lt;/figcaption&gt;&quot;&amp;CHAR(10)&amp;&quot;&lt;/figure&gt;&quot;" table:style-name="ce1">
            <text:p>&lt;figure&gt;</text:p>
            <text:p><text:tab/>&lt;a href="/img/toponymy/kur/Centennial-map-of-Russia-of-1826-1-b.jpg" title="Столистная карта России 1826 г., где значится русло реки Курки"&gt;&lt;img src="/img/toponymy/kur/Centennial-map-of-Russia-of-1826-1.jpg" alt="Столистная карта России 1826 г., где значится русло реки Курки" width="600" height="430"/&gt;&lt;/a&gt;</text:p>
            <text:p><text:tab/>&lt;figcaption&gt;Фрагмент столистной карты России 1826 г., где значится русло реки Курки, впадающей в Темрюкский лиман сейчас он называется Курчанский&lt;/figcaption&gt;</text:p>
            <text:p>&lt;/figure&gt;</text:p>
          </table:table-cell>
          <table:table-cell office:value-type="string" office:string-value="&lt;figure itemscope itemtype=&quot;https://schema.org/ImageObject&quot;&gt;&#10; &lt;meta itemprop=&quot;name&quot; content=&quot;Столистная карта России 1826 г., где значится русло реки Курки&quot; /&gt;&#10; &lt;img itemprop=&quot;contentUrl&quot; src=&quot;/img/toponymy/kur/Centennial-map-of-Russia-of-1826-1.jpg&quot; title=&quot;Фрагмент столистной карты России 1826 г., где значится русло реки Курки, впадающей в Темрюкский лиман сейчас он называется Курчанский&quot; alt=&quot;Столистная карта России 1826 г., где значится русло реки Курки&quot; width=&quot;600&quot; height=&quot;430&quot;/&gt;&#10; &lt;figcaption itemprop=&quot;description creditText&quot;&gt;Столистная карта России 1826 г., где значится русло реки Курки&lt;/figcaption&gt;&#10;&lt;/figure&gt;" table:formula="of:=&quot;&lt;figure itemscope itemtype=&quot;&quot;https://schema.org/ImageObject&quot;&quot;&gt;&quot;&amp;CHAR(10)&amp;CHAR(9)&amp;&quot;&lt;meta itemprop=&quot;&quot;name&quot;&quot; content=&quot;&quot;&quot;&amp;[.E5]&amp;&quot;&quot;&quot; /&gt;&quot;&amp;CHAR(10)&amp;CHAR(9)&amp;&quot;&lt;img itemprop=&quot;&quot;contentUrl&quot;&quot; src=&quot;&quot;&quot;&amp;[.$B$1]&amp;[.B5]&amp;&quot;.jpg&quot;&amp;&quot;&quot;&quot; title=&quot;&quot;&quot;&amp;[.F5]&amp;&quot;&quot;&quot; alt=&quot;&quot;&quot;&amp;[.E5]&amp;&quot;&quot;&quot; width=&quot;&quot;&quot;&amp;[.C5]&amp;&quot;&quot;&quot; height=&quot;&quot;&quot;&amp;[.D5]&amp;&quot;&quot;&quot;/&gt;&quot;&amp;CHAR(10)&amp;CHAR(9)&amp;&quot;&lt;figcaption itemprop=&quot;&quot;description creditText&quot;&quot;&gt;&quot;&amp;[.E5]&amp;&quot;&lt;/figcaption&gt;&quot;&amp;CHAR(10)&amp;&quot;&lt;/figure&gt;&quot;" table:style-name="ce1">
            <text:p>&lt;figure itemscope itemtype="https://schema.org/ImageObject"&gt;</text:p>
            <text:p><text:tab/>&lt;meta itemprop="name" content="Столистная карта России 1826 г., где значится русло реки Курки" /&gt;</text:p>
            <text:p><text:tab/>&lt;img itemprop="contentUrl" src="/img/toponymy/kur/Centennial-map-of-Russia-of-1826-1.jpg" title="Фрагмент столистной карты России 1826 г., где значится русло реки Курки, впадающей в Темрюкский лиман сейчас он называется Курчанский" alt="Столистная карта России 1826 г., где значится русло реки Курки" width="600" height="430"/&gt;</text:p>
            <text:p><text:tab/>&lt;figcaption itemprop="description creditText"&gt;Столистная карта России 1826 г., где значится русло реки Курки&lt;/figcaption&gt;</text:p>
            <text:p>&lt;/figure&gt;</text:p>
          </table:table-cell>
          <table:table-cell office:value-type="string" office:string-value="&lt;figure itemscope itemtype=&quot;https://schema.org/ImageObject&quot;&gt;&#10; &lt;meta itemprop=&quot;name&quot; content=&quot;Столистная карта России 1826 г., где значится русло реки Курки&quot; /&gt;&#10; &lt;a href=&quot;/img/toponymy/kur/Centennial-map-of-Russia-of-1826-1-b.jpg&quot; title=&quot;Фрагмент столистной карты России 1826 г., где значится русло реки Курки, впадающей в Темрюкский лиман сейчас он называется Курчанский&quot;&gt;&lt;img  itemprop=&quot;contentUrl&quot; src=&quot;/img/toponymy/kur/Centennial-map-of-Russia-of-1826-1.jpg&quot; alt=&quot;Столистная карта России 1826 г., где значится русло реки Курки&quot; width=&quot;600&quot; height=&quot;430&quot;/&gt;&lt;/a&gt;&#10; &lt;figcaption itemprop=&quot;description creditText&quot;&gt;Столистная карта России 1826 г., где значится русло реки Курки&lt;/figcaption&gt;&#10;&lt;/figure&gt;" table:formula="of:=&quot;&lt;figure itemscope itemtype=&quot;&quot;https://schema.org/ImageObject&quot;&quot;&gt;&quot;&amp;CHAR(10)&amp;CHAR(9)&amp;&quot;&lt;meta itemprop=&quot;&quot;name&quot;&quot; content=&quot;&quot;&quot;&amp;[.E5]&amp;&quot;&quot;&quot; /&gt;&quot;&amp;CHAR(10)&amp;CHAR(9)&amp;&quot;&lt;a href=&quot;&quot;&quot;&amp;[.$B$1]&amp;[.B5]&amp;&quot;-b.jpg&quot;&amp;&quot;&quot;&quot; title=&quot;&quot;&quot;&amp;[.F5]&amp;&quot;&quot;&quot;&gt;&lt;img  itemprop=&quot;&quot;contentUrl&quot;&quot; src=&quot;&quot;&quot;&amp;[.$B$1]&amp;[.B5]&amp;&quot;.jpg&quot;&amp;&quot;&quot;&quot; alt=&quot;&quot;&quot;&amp;[.E5]&amp;&quot;&quot;&quot; width=&quot;&quot;&quot;&amp;[.C5]&amp;&quot;&quot;&quot; height=&quot;&quot;&quot;&amp;[.D5]&amp;&quot;&quot;&quot;/&gt;&lt;/a&gt;&quot;&amp;CHAR(10)&amp;CHAR(9)&amp;&quot;&lt;figcaption itemprop=&quot;&quot;description creditText&quot;&quot;&gt;&quot;&amp;[.E5]&amp;&quot;&lt;/figcaption&gt;&quot;&amp;CHAR(10)&amp;&quot;&lt;/figure&gt;&quot;" table:style-name="ce1">
            <text:p>&lt;figure itemscope itemtype="https://schema.org/ImageObject"&gt;</text:p>
            <text:p><text:tab/>&lt;meta itemprop="name" content="Столистная карта России 1826 г., где значится русло реки Курки" /&gt;</text:p>
            <text:p><text:tab/>&lt;a href="/img/toponymy/kur/Centennial-map-of-Russia-of-1826-1-b.jpg" title="Фрагмент столистной карты России 1826 г., где значится русло реки Курки, впадающей в Темрюкский лиман сейчас он называется Курчанский"&gt;&lt;img <text:s/>itemprop="contentUrl" src="/img/toponymy/kur/Centennial-map-of-Russia-of-1826-1.jpg" alt="Столистная карта России 1826 г., где значится русло реки Курки" width="600" height="430"/&gt;&lt;/a&gt;</text:p>
            <text:p><text:tab/>&lt;figcaption itemprop="description creditText"&gt;Столистная карта России 1826 г., где значится русло реки Курки&lt;/figcaption&gt;</text:p>
            <text:p>&lt;/figure&gt;</text:p>
          </table:table-cell>
          <table:table-cell table:number-columns-repeated="16374"/>
        </table:table-row>
        <table:table-row table:style-name="ro1">
          <table:table-cell office:value-type="float" office:value="4" table:style-name="ce1">
            <text:p>4</text:p>
          </table:table-cell>
          <table:table-cell office:value-type="string" table:style-name="ce1">
            <text:p>Centennial-map-of-Russia-of-1826-2</text:p>
          </table:table-cell>
          <table:table-cell office:value-type="float" office:value="600" table:style-name="ce1">
            <text:p>600</text:p>
          </table:table-cell>
          <table:table-cell office:value-type="float" office:value="430" table:style-name="ce1">
            <text:p>430</text:p>
          </table:table-cell>
          <table:table-cell office:value-type="string" table:style-name="ce1">
            <text:p>Столистная карта России 1826 г.</text:p>
          </table:table-cell>
          <table:table-cell office:value-type="string" table:style-name="ce1">
            <text:p>Фрагмент столистной карты России 1826 г., где Курчанский лиман обозначен ещё как Темрюкский и значится место впадения в него реки Курка</text:p>
          </table:table-cell>
          <table:table-cell office:value-type="string" office:string-value="&lt;figure&gt;&#10; &lt;img src=&quot;/img/toponymy/kur/Centennial-map-of-Russia-of-1826-2.jpg&quot; title=&quot;Столистная карта России 1826 г.&quot; alt=&quot;Столистная карта России 1826 г.&quot; width=&quot;600&quot; height=&quot;430&quot;/&gt;&#10; &lt;figcaption&gt;Фрагмент столистной карты России 1826 г., где Курчанский лиман обозначен ещё как Темрюкский и значится место впадения в него реки Курка&lt;/figcaption&gt;&#10;&lt;/figure&gt;" table:formula="of:=&quot;&lt;figure&gt;&quot;&amp;CHAR(10)&amp;CHAR(9)&amp;&quot;&lt;img src=&quot;&quot;&quot;&amp;[.$B$1]&amp;[.B6]&amp;&quot;.jpg&quot;&amp;&quot;&quot;&quot; title=&quot;&quot;&quot;&amp;[.E6]&amp;&quot;&quot;&quot; alt=&quot;&quot;&quot;&amp;[.E6]&amp;&quot;&quot;&quot; width=&quot;&quot;&quot;&amp;[.C6]&amp;&quot;&quot;&quot; height=&quot;&quot;&quot;&amp;[.D6]&amp;&quot;&quot;&quot;/&gt;&quot;&amp;CHAR(10)&amp;CHAR(9)&amp;&quot;&lt;figcaption&gt;&quot;&amp;[.F6]&amp;&quot;&lt;/figcaption&gt;&quot;&amp;CHAR(10)&amp;&quot;&lt;/figure&gt;&quot;" table:style-name="ce2">
            <text:p>&lt;figure&gt;</text:p>
            <text:p><text:tab/>&lt;img src="/img/toponymy/kur/Centennial-map-of-Russia-of-1826-2.jpg" title="Столистная карта России 1826 г." alt="Столистная карта России 1826 г." width="600" height="430"/&gt;</text:p>
            <text:p><text:tab/>&lt;figcaption&gt;Фрагмент столистной карты России 1826 г., где Курчанский лиман обозначен ещё как Темрюкский и значится место впадения в него реки Курка&lt;/figcaption&gt;</text:p>
            <text:p>&lt;/figure&gt;</text:p>
          </table:table-cell>
          <table:table-cell office:value-type="string" office:string-value="&lt;figure&gt;&#10; &lt;a href=&quot;/img/toponymy/kur/Centennial-map-of-Russia-of-1826-2-b.jpg&quot; title=&quot;Столистная карта России 1826 г.&quot;&gt;&lt;img src=&quot;/img/toponymy/kur/Centennial-map-of-Russia-of-1826-2.jpg&quot; alt=&quot;Столистная карта России 1826 г.&quot; width=&quot;600&quot; height=&quot;430&quot;/&gt;&lt;/a&gt;&#10; &lt;figcaption&gt;Фрагмент столистной карты России 1826 г., где Курчанский лиман обозначен ещё как Темрюкский и значится место впадения в него реки Курка&lt;/figcaption&gt;&#10;&lt;/figure&gt;" table:formula="of:=&quot;&lt;figure&gt;&quot;&amp;CHAR(10)&amp;CHAR(9)&amp;&quot;&lt;a href=&quot;&quot;&quot;&amp;[.$B$1]&amp;[.B6]&amp;&quot;-b.jpg&quot;&amp;&quot;&quot;&quot; title=&quot;&quot;&quot;&amp;[.E6]&amp;&quot;&quot;&quot;&gt;&lt;img src=&quot;&quot;&quot;&amp;[.$B$1]&amp;[.B6]&amp;&quot;.jpg&quot;&amp;&quot;&quot;&quot; alt=&quot;&quot;&quot;&amp;[.E6]&amp;&quot;&quot;&quot; width=&quot;&quot;&quot;&amp;[.C6]&amp;&quot;&quot;&quot; height=&quot;&quot;&quot;&amp;[.D6]&amp;&quot;&quot;&quot;/&gt;&lt;/a&gt;&quot;&amp;CHAR(10)&amp;CHAR(9)&amp;&quot;&lt;figcaption&gt;&quot;&amp;[.F6]&amp;&quot;&lt;/figcaption&gt;&quot;&amp;CHAR(10)&amp;&quot;&lt;/figure&gt;&quot;" table:style-name="ce1">
            <text:p>&lt;figure&gt;</text:p>
            <text:p><text:tab/>&lt;a href="/img/toponymy/kur/Centennial-map-of-Russia-of-1826-2-b.jpg" title="Столистная карта России 1826 г."&gt;&lt;img src="/img/toponymy/kur/Centennial-map-of-Russia-of-1826-2.jpg" alt="Столистная карта России 1826 г." width="600" height="430"/&gt;&lt;/a&gt;</text:p>
            <text:p><text:tab/>&lt;figcaption&gt;Фрагмент столистной карты России 1826 г., где Курчанский лиман обозначен ещё как Темрюкский и значится место впадения в него реки Курка&lt;/figcaption&gt;</text:p>
            <text:p>&lt;/figure&gt;</text:p>
          </table:table-cell>
          <table:table-cell office:value-type="string" office:string-value="&lt;figure itemscope itemtype=&quot;https://schema.org/ImageObject&quot;&gt;&#10; &lt;meta itemprop=&quot;name&quot; content=&quot;Столистная карта России 1826 г.&quot; /&gt;&#10; &lt;img itemprop=&quot;contentUrl&quot; src=&quot;/img/toponymy/kur/Centennial-map-of-Russia-of-1826-2.jpg&quot; title=&quot;Фрагмент столистной карты России 1826 г., где Курчанский лиман обозначен ещё как Темрюкский и значится место впадения в него реки Курка&quot; alt=&quot;Столистная карта России 1826 г.&quot; width=&quot;600&quot; height=&quot;430&quot;/&gt;&#10; &lt;figcaption itemprop=&quot;description creditText&quot;&gt;Столистная карта России 1826 г.&lt;/figcaption&gt;&#10;&lt;/figure&gt;" table:formula="of:=&quot;&lt;figure itemscope itemtype=&quot;&quot;https://schema.org/ImageObject&quot;&quot;&gt;&quot;&amp;CHAR(10)&amp;CHAR(9)&amp;&quot;&lt;meta itemprop=&quot;&quot;name&quot;&quot; content=&quot;&quot;&quot;&amp;[.E6]&amp;&quot;&quot;&quot; /&gt;&quot;&amp;CHAR(10)&amp;CHAR(9)&amp;&quot;&lt;img itemprop=&quot;&quot;contentUrl&quot;&quot; src=&quot;&quot;&quot;&amp;[.$B$1]&amp;[.B6]&amp;&quot;.jpg&quot;&amp;&quot;&quot;&quot; title=&quot;&quot;&quot;&amp;[.F6]&amp;&quot;&quot;&quot; alt=&quot;&quot;&quot;&amp;[.E6]&amp;&quot;&quot;&quot; width=&quot;&quot;&quot;&amp;[.C6]&amp;&quot;&quot;&quot; height=&quot;&quot;&quot;&amp;[.D6]&amp;&quot;&quot;&quot;/&gt;&quot;&amp;CHAR(10)&amp;CHAR(9)&amp;&quot;&lt;figcaption itemprop=&quot;&quot;description creditText&quot;&quot;&gt;&quot;&amp;[.E6]&amp;&quot;&lt;/figcaption&gt;&quot;&amp;CHAR(10)&amp;&quot;&lt;/figure&gt;&quot;" table:style-name="ce1">
            <text:p>&lt;figure itemscope itemtype="https://schema.org/ImageObject"&gt;</text:p>
            <text:p><text:tab/>&lt;meta itemprop="name" content="Столистная карта России 1826 г." /&gt;</text:p>
            <text:p><text:tab/>&lt;img itemprop="contentUrl" src="/img/toponymy/kur/Centennial-map-of-Russia-of-1826-2.jpg" title="Фрагмент столистной карты России 1826 г., где Курчанский лиман обозначен ещё как Темрюкский и значится место впадения в него реки Курка" alt="Столистная карта России 1826 г." width="600" height="430"/&gt;</text:p>
            <text:p><text:tab/>&lt;figcaption itemprop="description creditText"&gt;Столистная карта России 1826 г.&lt;/figcaption&gt;</text:p>
            <text:p>&lt;/figure&gt;</text:p>
          </table:table-cell>
          <table:table-cell office:value-type="string" office:string-value="&lt;figure itemscope itemtype=&quot;https://schema.org/ImageObject&quot;&gt;&#10; &lt;meta itemprop=&quot;name&quot; content=&quot;Столистная карта России 1826 г.&quot; /&gt;&#10; &lt;a href=&quot;/img/toponymy/kur/Centennial-map-of-Russia-of-1826-2-b.jpg&quot; title=&quot;Фрагмент столистной карты России 1826 г., где Курчанский лиман обозначен ещё как Темрюкский и значится место впадения в него реки Курка&quot;&gt;&lt;img  itemprop=&quot;contentUrl&quot; src=&quot;/img/toponymy/kur/Centennial-map-of-Russia-of-1826-2.jpg&quot; alt=&quot;Столистная карта России 1826 г.&quot; width=&quot;600&quot; height=&quot;430&quot;/&gt;&lt;/a&gt;&#10; &lt;figcaption itemprop=&quot;description creditText&quot;&gt;Столистная карта России 1826 г.&lt;/figcaption&gt;&#10;&lt;/figure&gt;" table:formula="of:=&quot;&lt;figure itemscope itemtype=&quot;&quot;https://schema.org/ImageObject&quot;&quot;&gt;&quot;&amp;CHAR(10)&amp;CHAR(9)&amp;&quot;&lt;meta itemprop=&quot;&quot;name&quot;&quot; content=&quot;&quot;&quot;&amp;[.E6]&amp;&quot;&quot;&quot; /&gt;&quot;&amp;CHAR(10)&amp;CHAR(9)&amp;&quot;&lt;a href=&quot;&quot;&quot;&amp;[.$B$1]&amp;[.B6]&amp;&quot;-b.jpg&quot;&amp;&quot;&quot;&quot; title=&quot;&quot;&quot;&amp;[.F6]&amp;&quot;&quot;&quot;&gt;&lt;img  itemprop=&quot;&quot;contentUrl&quot;&quot; src=&quot;&quot;&quot;&amp;[.$B$1]&amp;[.B6]&amp;&quot;.jpg&quot;&amp;&quot;&quot;&quot; alt=&quot;&quot;&quot;&amp;[.E6]&amp;&quot;&quot;&quot; width=&quot;&quot;&quot;&amp;[.C6]&amp;&quot;&quot;&quot; height=&quot;&quot;&quot;&amp;[.D6]&amp;&quot;&quot;&quot;/&gt;&lt;/a&gt;&quot;&amp;CHAR(10)&amp;CHAR(9)&amp;&quot;&lt;figcaption itemprop=&quot;&quot;description creditText&quot;&quot;&gt;&quot;&amp;[.E6]&amp;&quot;&lt;/figcaption&gt;&quot;&amp;CHAR(10)&amp;&quot;&lt;/figure&gt;&quot;" table:style-name="ce1">
            <text:p>&lt;figure itemscope itemtype="https://schema.org/ImageObject"&gt;</text:p>
            <text:p><text:tab/>&lt;meta itemprop="name" content="Столистная карта России 1826 г." /&gt;</text:p>
            <text:p><text:tab/>&lt;a href="/img/toponymy/kur/Centennial-map-of-Russia-of-1826-2-b.jpg" title="Фрагмент столистной карты России 1826 г., где Курчанский лиман обозначен ещё как Темрюкский и значится место впадения в него реки Курка"&gt;&lt;img <text:s/>itemprop="contentUrl" src="/img/toponymy/kur/Centennial-map-of-Russia-of-1826-2.jpg" alt="Столистная карта России 1826 г." width="600" height="430"/&gt;&lt;/a&gt;</text:p>
            <text:p><text:tab/>&lt;figcaption itemprop="description creditText"&gt;Столистная карта России 1826 г.&lt;/figcaption&gt;</text:p>
            <text:p>&lt;/figure&gt;</text:p>
          </table:table-cell>
          <table:table-cell table:number-columns-repeated="16374"/>
        </table:table-row>
        <table:table-row table:style-name="ro1">
          <table:table-cell office:value-type="float" office:value="5" table:style-name="ce1">
            <text:p>5</text:p>
          </table:table-cell>
          <table:table-cell office:value-type="string" table:style-name="ce1">
            <text:p>Map-of-Felitsyn-1899</text:p>
          </table:table-cell>
          <table:table-cell office:value-type="float" office:value="430" table:style-name="ce1">
            <text:p>430</text:p>
          </table:table-cell>
          <table:table-cell office:value-type="float" office:value="600" table:style-name="ce1">
            <text:p>600</text:p>
          </table:table-cell>
          <table:table-cell office:value-type="string" table:style-name="ce1">
            <text:p>Карта Фелицына Е.Д. (1899 г.)</text:p>
          </table:table-cell>
          <table:table-cell office:value-type="string" table:style-name="ce1">
            <text:p>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text:p>
          </table:table-cell>
          <table:table-cell office:value-type="string" office:string-value="&lt;figure&gt;&#10; &lt;img src=&quot;/img/toponymy/kur/Map-of-Felitsyn-1899.jpg&quot; title=&quot;Карта Фелицына Е.Д. (1899 г.)&quot; alt=&quot;Карта Фелицына Е.Д. (1899 г.)&quot; width=&quot;430&quot; height=&quot;600&quot;/&gt;&#10; &lt;figcaption&gt;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lt;/figcaption&gt;&#10;&lt;/figure&gt;" table:formula="of:=&quot;&lt;figure&gt;&quot;&amp;CHAR(10)&amp;CHAR(9)&amp;&quot;&lt;img src=&quot;&quot;&quot;&amp;[.$B$1]&amp;[.B7]&amp;&quot;.jpg&quot;&amp;&quot;&quot;&quot; title=&quot;&quot;&quot;&amp;[.E7]&amp;&quot;&quot;&quot; alt=&quot;&quot;&quot;&amp;[.E7]&amp;&quot;&quot;&quot; width=&quot;&quot;&quot;&amp;[.C7]&amp;&quot;&quot;&quot; height=&quot;&quot;&quot;&amp;[.D7]&amp;&quot;&quot;&quot;/&gt;&quot;&amp;CHAR(10)&amp;CHAR(9)&amp;&quot;&lt;figcaption&gt;&quot;&amp;[.F7]&amp;&quot;&lt;/figcaption&gt;&quot;&amp;CHAR(10)&amp;&quot;&lt;/figure&gt;&quot;" table:style-name="ce2">
            <text:p>&lt;figure&gt;</text:p>
            <text:p><text:tab/>&lt;img src="/img/toponymy/kur/Map-of-Felitsyn-1899.jpg" title="Карта Фелицына Е.Д. (1899 г.)" alt="Карта Фелицына Е.Д. (1899 г.)" width="430" height="600"/&gt;</text:p>
            <text:p><text:tab/>&lt;figcaption&gt;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lt;/figcaption&gt;</text:p>
            <text:p>&lt;/figure&gt;</text:p>
          </table:table-cell>
          <table:table-cell office:value-type="string" office:string-value="&lt;figure&gt;&#10; &lt;a href=&quot;/img/toponymy/kur/Map-of-Felitsyn-1899-b.jpg&quot; title=&quot;Карта Фелицына Е.Д. (1899 г.)&quot;&gt;&lt;img src=&quot;/img/toponymy/kur/Map-of-Felitsyn-1899.jpg&quot; alt=&quot;Карта Фелицына Е.Д. (1899 г.)&quot; width=&quot;430&quot; height=&quot;600&quot;/&gt;&lt;/a&gt;&#10; &lt;figcaption&gt;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lt;/figcaption&gt;&#10;&lt;/figure&gt;" table:formula="of:=&quot;&lt;figure&gt;&quot;&amp;CHAR(10)&amp;CHAR(9)&amp;&quot;&lt;a href=&quot;&quot;&quot;&amp;[.$B$1]&amp;[.B7]&amp;&quot;-b.jpg&quot;&amp;&quot;&quot;&quot; title=&quot;&quot;&quot;&amp;[.E7]&amp;&quot;&quot;&quot;&gt;&lt;img src=&quot;&quot;&quot;&amp;[.$B$1]&amp;[.B7]&amp;&quot;.jpg&quot;&amp;&quot;&quot;&quot; alt=&quot;&quot;&quot;&amp;[.E7]&amp;&quot;&quot;&quot; width=&quot;&quot;&quot;&amp;[.C7]&amp;&quot;&quot;&quot; height=&quot;&quot;&quot;&amp;[.D7]&amp;&quot;&quot;&quot;/&gt;&lt;/a&gt;&quot;&amp;CHAR(10)&amp;CHAR(9)&amp;&quot;&lt;figcaption&gt;&quot;&amp;[.F7]&amp;&quot;&lt;/figcaption&gt;&quot;&amp;CHAR(10)&amp;&quot;&lt;/figure&gt;&quot;" table:style-name="ce1">
            <text:p>&lt;figure&gt;</text:p>
            <text:p><text:tab/>&lt;a href="/img/toponymy/kur/Map-of-Felitsyn-1899-b.jpg" title="Карта Фелицына Е.Д. (1899 г.)"&gt;&lt;img src="/img/toponymy/kur/Map-of-Felitsyn-1899.jpg" alt="Карта Фелицына Е.Д. (1899 г.)" width="430" height="600"/&gt;&lt;/a&gt;</text:p>
            <text:p><text:tab/>&lt;figcaption&gt;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lt;/figcaption&gt;</text:p>
            <text:p>&lt;/figure&gt;</text:p>
          </table:table-cell>
          <table:table-cell office:value-type="string" office:string-value="&lt;figure itemscope itemtype=&quot;https://schema.org/ImageObject&quot;&gt;&#10; &lt;meta itemprop=&quot;name&quot; content=&quot;Карта Фелицына Е.Д. (1899 г.)&quot; /&gt;&#10; &lt;img itemprop=&quot;contentUrl&quot; src=&quot;/img/toponymy/kur/Map-of-Felitsyn-1899.jpg&quot; title=&quot;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quot; alt=&quot;Карта Фелицына Е.Д. (1899 г.)&quot; width=&quot;430&quot; height=&quot;600&quot;/&gt;&#10; &lt;figcaption itemprop=&quot;description creditText&quot;&gt;Карта Фелицына Е.Д. (1899 г.)&lt;/figcaption&gt;&#10;&lt;/figure&gt;" table:formula="of:=&quot;&lt;figure itemscope itemtype=&quot;&quot;https://schema.org/ImageObject&quot;&quot;&gt;&quot;&amp;CHAR(10)&amp;CHAR(9)&amp;&quot;&lt;meta itemprop=&quot;&quot;name&quot;&quot; content=&quot;&quot;&quot;&amp;[.E7]&amp;&quot;&quot;&quot; /&gt;&quot;&amp;CHAR(10)&amp;CHAR(9)&amp;&quot;&lt;img itemprop=&quot;&quot;contentUrl&quot;&quot; src=&quot;&quot;&quot;&amp;[.$B$1]&amp;[.B7]&amp;&quot;.jpg&quot;&amp;&quot;&quot;&quot; title=&quot;&quot;&quot;&amp;[.F7]&amp;&quot;&quot;&quot; alt=&quot;&quot;&quot;&amp;[.E7]&amp;&quot;&quot;&quot; width=&quot;&quot;&quot;&amp;[.C7]&amp;&quot;&quot;&quot; height=&quot;&quot;&quot;&amp;[.D7]&amp;&quot;&quot;&quot;/&gt;&quot;&amp;CHAR(10)&amp;CHAR(9)&amp;&quot;&lt;figcaption itemprop=&quot;&quot;description creditText&quot;&quot;&gt;&quot;&amp;[.E7]&amp;&quot;&lt;/figcaption&gt;&quot;&amp;CHAR(10)&amp;&quot;&lt;/figure&gt;&quot;" table:style-name="ce1">
            <text:p>&lt;figure itemscope itemtype="https://schema.org/ImageObject"&gt;</text:p>
            <text:p><text:tab/>&lt;meta itemprop="name" content="Карта Фелицына Е.Д. (1899 г.)" /&gt;</text:p>
            <text:p><text:tab/>&lt;img itemprop="contentUrl" src="/img/toponymy/kur/Map-of-Felitsyn-1899.jpg" title="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 alt="Карта Фелицына Е.Д. (1899 г.)" width="430" height="600"/&gt;</text:p>
            <text:p><text:tab/>&lt;figcaption itemprop="description creditText"&gt;Карта Фелицына Е.Д. (1899 г.)&lt;/figcaption&gt;</text:p>
            <text:p>&lt;/figure&gt;</text:p>
          </table:table-cell>
          <table:table-cell office:value-type="string" office:string-value="&lt;figure itemscope itemtype=&quot;https://schema.org/ImageObject&quot;&gt;&#10; &lt;meta itemprop=&quot;name&quot; content=&quot;Карта Фелицына Е.Д. (1899 г.)&quot; /&gt;&#10; &lt;a href=&quot;/img/toponymy/kur/Map-of-Felitsyn-1899-b.jpg&quot; title=&quot;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quot;&gt;&lt;img  itemprop=&quot;contentUrl&quot; src=&quot;/img/toponymy/kur/Map-of-Felitsyn-1899.jpg&quot; alt=&quot;Карта Фелицына Е.Д. (1899 г.)&quot; width=&quot;430&quot; height=&quot;600&quot;/&gt;&lt;/a&gt;&#10; &lt;figcaption itemprop=&quot;description creditText&quot;&gt;Карта Фелицына Е.Д. (1899 г.)&lt;/figcaption&gt;&#10;&lt;/figure&gt;" table:formula="of:=&quot;&lt;figure itemscope itemtype=&quot;&quot;https://schema.org/ImageObject&quot;&quot;&gt;&quot;&amp;CHAR(10)&amp;CHAR(9)&amp;&quot;&lt;meta itemprop=&quot;&quot;name&quot;&quot; content=&quot;&quot;&quot;&amp;[.E7]&amp;&quot;&quot;&quot; /&gt;&quot;&amp;CHAR(10)&amp;CHAR(9)&amp;&quot;&lt;a href=&quot;&quot;&quot;&amp;[.$B$1]&amp;[.B7]&amp;&quot;-b.jpg&quot;&amp;&quot;&quot;&quot; title=&quot;&quot;&quot;&amp;[.F7]&amp;&quot;&quot;&quot;&gt;&lt;img  itemprop=&quot;&quot;contentUrl&quot;&quot; src=&quot;&quot;&quot;&amp;[.$B$1]&amp;[.B7]&amp;&quot;.jpg&quot;&amp;&quot;&quot;&quot; alt=&quot;&quot;&quot;&amp;[.E7]&amp;&quot;&quot;&quot; width=&quot;&quot;&quot;&amp;[.C7]&amp;&quot;&quot;&quot; height=&quot;&quot;&quot;&amp;[.D7]&amp;&quot;&quot;&quot;/&gt;&lt;/a&gt;&quot;&amp;CHAR(10)&amp;CHAR(9)&amp;&quot;&lt;figcaption itemprop=&quot;&quot;description creditText&quot;&quot;&gt;&quot;&amp;[.E7]&amp;&quot;&lt;/figcaption&gt;&quot;&amp;CHAR(10)&amp;&quot;&lt;/figure&gt;&quot;" table:style-name="ce1">
            <text:p>&lt;figure itemscope itemtype="https://schema.org/ImageObject"&gt;</text:p>
            <text:p><text:tab/>&lt;meta itemprop="name" content="Карта Фелицына Е.Д. (1899 г.)" /&gt;</text:p>
            <text:p><text:tab/>&lt;a href="/img/toponymy/kur/Map-of-Felitsyn-1899-b.jpg" title="Фрагмент карты Фелицына Е.Д. (1899 г.), где значится на правом берегу Кубани: станица Курчанская (1866 г.) на берегу лимана Курчанского; Курчанский или Куркайскиу пост (1793 г.) он же Андреевский (1787-1862 гг.); крепость Курки (1777 г.) она же Новотроицкая (1778-1779 гг.). Станица Курчанская удалена от поста Курчанского и крепости Курки на 9-10 км"&gt;&lt;img <text:s/>itemprop="contentUrl" src="/img/toponymy/kur/Map-of-Felitsyn-1899.jpg" alt="Карта Фелицына Е.Д. (1899 г.)" width="430" height="600"/&gt;&lt;/a&gt;</text:p>
            <text:p><text:tab/>&lt;figcaption itemprop="description creditText"&gt;Карта Фелицына Е.Д. (1899 г.)&lt;/figcaption&gt;</text:p>
            <text:p>&lt;/figure&gt;</text:p>
          </table:table-cell>
          <table:table-cell table:number-columns-repeated="16374"/>
        </table:table-row>
        <table:table-row table:style-name="ro1">
          <table:table-cell office:value-type="float" office:value="6" table:style-name="ce1">
            <text:p>6</text:p>
          </table:table-cell>
          <table:table-cell office:value-type="string" table:style-name="ce1">
            <text:p>Map-of-the-Sea-of-Azov-of-1833</text:p>
          </table:table-cell>
          <table:table-cell office:value-type="float" office:value="600" table:style-name="ce1">
            <text:p>600</text:p>
          </table:table-cell>
          <table:table-cell office:value-type="float" office:value="430" table:style-name="ce1">
            <text:p>430</text:p>
          </table:table-cell>
          <table:table-cell office:value-type="string" table:style-name="ce1">
            <text:p>Карта Азовского моря 1833 г.</text:p>
          </table:table-cell>
          <table:table-cell office:value-type="string" table:style-name="ce1">
            <text:p>Фрагмент карты Азовского моря 1833 г., где Ахтанизовский лиман обозначен как Нижний Темрюкский лиман, а Курчанский лиман — Верхний Темрюкский</text:p>
          </table:table-cell>
          <table:table-cell office:value-type="string" office:string-value="&lt;figure&gt;&#10; &lt;img src=&quot;/img/toponymy/kur/Map-of-the-Sea-of-Azov-of-1833.jpg&quot; title=&quot;Карта Азовского моря 1833 г.&quot; alt=&quot;Карта Азовского моря 1833 г.&quot; width=&quot;600&quot; height=&quot;430&quot;/&gt;&#10; &lt;figcaption&gt;Фрагмент карты Азовского моря 1833 г., где Ахтанизовский лиман обозначен как Нижний Темрюкский лиман, а Курчанский лиман — Верхний Темрюкский&lt;/figcaption&gt;&#10;&lt;/figure&gt;" table:formula="of:=&quot;&lt;figure&gt;&quot;&amp;CHAR(10)&amp;CHAR(9)&amp;&quot;&lt;img src=&quot;&quot;&quot;&amp;[.$B$1]&amp;[.B8]&amp;&quot;.jpg&quot;&amp;&quot;&quot;&quot; title=&quot;&quot;&quot;&amp;[.E8]&amp;&quot;&quot;&quot; alt=&quot;&quot;&quot;&amp;[.E8]&amp;&quot;&quot;&quot; width=&quot;&quot;&quot;&amp;[.C8]&amp;&quot;&quot;&quot; height=&quot;&quot;&quot;&amp;[.D8]&amp;&quot;&quot;&quot;/&gt;&quot;&amp;CHAR(10)&amp;CHAR(9)&amp;&quot;&lt;figcaption&gt;&quot;&amp;[.F8]&amp;&quot;&lt;/figcaption&gt;&quot;&amp;CHAR(10)&amp;&quot;&lt;/figure&gt;&quot;" table:style-name="ce2">
            <text:p>&lt;figure&gt;</text:p>
            <text:p><text:tab/>&lt;img src="/img/toponymy/kur/Map-of-the-Sea-of-Azov-of-1833.jpg" title="Карта Азовского моря 1833 г." alt="Карта Азовского моря 1833 г." width="600" height="430"/&gt;</text:p>
            <text:p><text:tab/>&lt;figcaption&gt;Фрагмент карты Азовского моря 1833 г., где Ахтанизовский лиман обозначен как Нижний Темрюкский лиман, а Курчанский лиман — Верхний Темрюкский&lt;/figcaption&gt;</text:p>
            <text:p>&lt;/figure&gt;</text:p>
          </table:table-cell>
          <table:table-cell office:value-type="string" office:string-value="&lt;figure&gt;&#10; &lt;a href=&quot;/img/toponymy/kur/Map-of-the-Sea-of-Azov-of-1833-b.jpg&quot; title=&quot;Карта Азовского моря 1833 г.&quot;&gt;&lt;img src=&quot;/img/toponymy/kur/Map-of-the-Sea-of-Azov-of-1833.jpg&quot; alt=&quot;Карта Азовского моря 1833 г.&quot; width=&quot;600&quot; height=&quot;430&quot;/&gt;&lt;/a&gt;&#10; &lt;figcaption&gt;Фрагмент карты Азовского моря 1833 г., где Ахтанизовский лиман обозначен как Нижний Темрюкский лиман, а Курчанский лиман — Верхний Темрюкский&lt;/figcaption&gt;&#10;&lt;/figure&gt;" table:formula="of:=&quot;&lt;figure&gt;&quot;&amp;CHAR(10)&amp;CHAR(9)&amp;&quot;&lt;a href=&quot;&quot;&quot;&amp;[.$B$1]&amp;[.B8]&amp;&quot;-b.jpg&quot;&amp;&quot;&quot;&quot; title=&quot;&quot;&quot;&amp;[.E8]&amp;&quot;&quot;&quot;&gt;&lt;img src=&quot;&quot;&quot;&amp;[.$B$1]&amp;[.B8]&amp;&quot;.jpg&quot;&amp;&quot;&quot;&quot; alt=&quot;&quot;&quot;&amp;[.E8]&amp;&quot;&quot;&quot; width=&quot;&quot;&quot;&amp;[.C8]&amp;&quot;&quot;&quot; height=&quot;&quot;&quot;&amp;[.D8]&amp;&quot;&quot;&quot;/&gt;&lt;/a&gt;&quot;&amp;CHAR(10)&amp;CHAR(9)&amp;&quot;&lt;figcaption&gt;&quot;&amp;[.F8]&amp;&quot;&lt;/figcaption&gt;&quot;&amp;CHAR(10)&amp;&quot;&lt;/figure&gt;&quot;" table:style-name="ce1">
            <text:p>&lt;figure&gt;</text:p>
            <text:p><text:tab/>&lt;a href="/img/toponymy/kur/Map-of-the-Sea-of-Azov-of-1833-b.jpg" title="Карта Азовского моря 1833 г."&gt;&lt;img src="/img/toponymy/kur/Map-of-the-Sea-of-Azov-of-1833.jpg" alt="Карта Азовского моря 1833 г." width="600" height="430"/&gt;&lt;/a&gt;</text:p>
            <text:p><text:tab/>&lt;figcaption&gt;Фрагмент карты Азовского моря 1833 г., где Ахтанизовский лиман обозначен как Нижний Темрюкский лиман, а Курчанский лиман — Верхний Темрюкский&lt;/figcaption&gt;</text:p>
            <text:p>&lt;/figure&gt;</text:p>
          </table:table-cell>
          <table:table-cell office:value-type="string" office:string-value="&lt;figure itemscope itemtype=&quot;https://schema.org/ImageObject&quot;&gt;&#10; &lt;meta itemprop=&quot;name&quot; content=&quot;Карта Азовского моря 1833 г.&quot; /&gt;&#10; &lt;img itemprop=&quot;contentUrl&quot; src=&quot;/img/toponymy/kur/Map-of-the-Sea-of-Azov-of-1833.jpg&quot; title=&quot;Фрагмент карты Азовского моря 1833 г., где Ахтанизовский лиман обозначен как Нижний Темрюкский лиман, а Курчанский лиман — Верхний Темрюкский&quot; alt=&quot;Карта Азовского моря 1833 г.&quot; width=&quot;600&quot; height=&quot;430&quot;/&gt;&#10; &lt;figcaption itemprop=&quot;description creditText&quot;&gt;Карта Азовского моря 1833 г.&lt;/figcaption&gt;&#10;&lt;/figure&gt;" table:formula="of:=&quot;&lt;figure itemscope itemtype=&quot;&quot;https://schema.org/ImageObject&quot;&quot;&gt;&quot;&amp;CHAR(10)&amp;CHAR(9)&amp;&quot;&lt;meta itemprop=&quot;&quot;name&quot;&quot; content=&quot;&quot;&quot;&amp;[.E8]&amp;&quot;&quot;&quot; /&gt;&quot;&amp;CHAR(10)&amp;CHAR(9)&amp;&quot;&lt;img itemprop=&quot;&quot;contentUrl&quot;&quot; src=&quot;&quot;&quot;&amp;[.$B$1]&amp;[.B8]&amp;&quot;.jpg&quot;&amp;&quot;&quot;&quot; title=&quot;&quot;&quot;&amp;[.F8]&amp;&quot;&quot;&quot; alt=&quot;&quot;&quot;&amp;[.E8]&amp;&quot;&quot;&quot; width=&quot;&quot;&quot;&amp;[.C8]&amp;&quot;&quot;&quot; height=&quot;&quot;&quot;&amp;[.D8]&amp;&quot;&quot;&quot;/&gt;&quot;&amp;CHAR(10)&amp;CHAR(9)&amp;&quot;&lt;figcaption itemprop=&quot;&quot;description creditText&quot;&quot;&gt;&quot;&amp;[.E8]&amp;&quot;&lt;/figcaption&gt;&quot;&amp;CHAR(10)&amp;&quot;&lt;/figure&gt;&quot;" table:style-name="ce1">
            <text:p>&lt;figure itemscope itemtype="https://schema.org/ImageObject"&gt;</text:p>
            <text:p><text:tab/>&lt;meta itemprop="name" content="Карта Азовского моря 1833 г." /&gt;</text:p>
            <text:p><text:tab/>&lt;img itemprop="contentUrl" src="/img/toponymy/kur/Map-of-the-Sea-of-Azov-of-1833.jpg" title="Фрагмент карты Азовского моря 1833 г., где Ахтанизовский лиман обозначен как Нижний Темрюкский лиман, а Курчанский лиман — Верхний Темрюкский" alt="Карта Азовского моря 1833 г." width="600" height="430"/&gt;</text:p>
            <text:p><text:tab/>&lt;figcaption itemprop="description creditText"&gt;Карта Азовского моря 1833 г.&lt;/figcaption&gt;</text:p>
            <text:p>&lt;/figure&gt;</text:p>
          </table:table-cell>
          <table:table-cell office:value-type="string" office:string-value="&lt;figure itemscope itemtype=&quot;https://schema.org/ImageObject&quot;&gt;&#10; &lt;meta itemprop=&quot;name&quot; content=&quot;Карта Азовского моря 1833 г.&quot; /&gt;&#10; &lt;a href=&quot;/img/toponymy/kur/Map-of-the-Sea-of-Azov-of-1833-b.jpg&quot; title=&quot;Фрагмент карты Азовского моря 1833 г., где Ахтанизовский лиман обозначен как Нижний Темрюкский лиман, а Курчанский лиман — Верхний Темрюкский&quot;&gt;&lt;img  itemprop=&quot;contentUrl&quot; src=&quot;/img/toponymy/kur/Map-of-the-Sea-of-Azov-of-1833.jpg&quot; alt=&quot;Карта Азовского моря 1833 г.&quot; width=&quot;600&quot; height=&quot;430&quot;/&gt;&lt;/a&gt;&#10; &lt;figcaption itemprop=&quot;description creditText&quot;&gt;Карта Азовского моря 1833 г.&lt;/figcaption&gt;&#10;&lt;/figure&gt;" table:formula="of:=&quot;&lt;figure itemscope itemtype=&quot;&quot;https://schema.org/ImageObject&quot;&quot;&gt;&quot;&amp;CHAR(10)&amp;CHAR(9)&amp;&quot;&lt;meta itemprop=&quot;&quot;name&quot;&quot; content=&quot;&quot;&quot;&amp;[.E8]&amp;&quot;&quot;&quot; /&gt;&quot;&amp;CHAR(10)&amp;CHAR(9)&amp;&quot;&lt;a href=&quot;&quot;&quot;&amp;[.$B$1]&amp;[.B8]&amp;&quot;-b.jpg&quot;&amp;&quot;&quot;&quot; title=&quot;&quot;&quot;&amp;[.F8]&amp;&quot;&quot;&quot;&gt;&lt;img  itemprop=&quot;&quot;contentUrl&quot;&quot; src=&quot;&quot;&quot;&amp;[.$B$1]&amp;[.B8]&amp;&quot;.jpg&quot;&amp;&quot;&quot;&quot; alt=&quot;&quot;&quot;&amp;[.E8]&amp;&quot;&quot;&quot; width=&quot;&quot;&quot;&amp;[.C8]&amp;&quot;&quot;&quot; height=&quot;&quot;&quot;&amp;[.D8]&amp;&quot;&quot;&quot;/&gt;&lt;/a&gt;&quot;&amp;CHAR(10)&amp;CHAR(9)&amp;&quot;&lt;figcaption itemprop=&quot;&quot;description creditText&quot;&quot;&gt;&quot;&amp;[.E8]&amp;&quot;&lt;/figcaption&gt;&quot;&amp;CHAR(10)&amp;&quot;&lt;/figure&gt;&quot;" table:style-name="ce1">
            <text:p>&lt;figure itemscope itemtype="https://schema.org/ImageObject"&gt;</text:p>
            <text:p><text:tab/>&lt;meta itemprop="name" content="Карта Азовского моря 1833 г." /&gt;</text:p>
            <text:p><text:tab/>&lt;a href="/img/toponymy/kur/Map-of-the-Sea-of-Azov-of-1833-b.jpg" title="Фрагмент карты Азовского моря 1833 г., где Ахтанизовский лиман обозначен как Нижний Темрюкский лиман, а Курчанский лиман — Верхний Темрюкский"&gt;&lt;img <text:s/>itemprop="contentUrl" src="/img/toponymy/kur/Map-of-the-Sea-of-Azov-of-1833.jpg" alt="Карта Азовского моря 1833 г." width="600" height="430"/&gt;&lt;/a&gt;</text:p>
            <text:p><text:tab/>&lt;figcaption itemprop="description creditText"&gt;Карта Азовского моря 1833 г.&lt;/figcaption&gt;</text:p>
            <text:p>&lt;/figure&gt;</text:p>
          </table:table-cell>
          <table:table-cell table:number-columns-repeated="16374"/>
        </table:table-row>
        <table:table-row table:style-name="ro1">
          <table:table-cell office:value-type="float" office:value="7" table:style-name="ce1">
            <text:p>7</text:p>
          </table:table-cell>
          <table:table-cell office:value-type="string" table:style-name="ce1">
            <text:p>Map-of-the-Black-Sea-region-of-1847</text:p>
          </table:table-cell>
          <table:table-cell office:value-type="float" office:value="600" table:style-name="ce1">
            <text:p>600</text:p>
          </table:table-cell>
          <table:table-cell office:value-type="float" office:value="430" table:style-name="ce1">
            <text:p>430</text:p>
          </table:table-cell>
          <table:table-cell office:value-type="string" table:style-name="ce1">
            <text:p>Карта Черномории 1847 г., где уже значится лиман Курчанский</text:p>
          </table:table-cell>
          <table:table-cell office:value-type="string" table:style-name="ce1">
            <text:p>Фрагмент карты Черномории 1847 г., где уже значится лиман Курчанский</text:p>
          </table:table-cell>
          <table:table-cell office:value-type="string" office:string-value="&lt;figure&gt;&#10; &lt;img src=&quot;/img/toponymy/kur/Map-of-the-Black-Sea-region-of-1847.jpg&quot; title=&quot;Карта Черномории 1847 г., где уже значится лиман Курчанский&quot; alt=&quot;Карта Черномории 1847 г., где уже значится лиман Курчанский&quot; width=&quot;600&quot; height=&quot;430&quot;/&gt;&#10; &lt;figcaption&gt;Фрагмент карты Черномории 1847 г., где уже значится лиман Курчанский&lt;/figcaption&gt;&#10;&lt;/figure&gt;" table:formula="of:=&quot;&lt;figure&gt;&quot;&amp;CHAR(10)&amp;CHAR(9)&amp;&quot;&lt;img src=&quot;&quot;&quot;&amp;[.$B$1]&amp;[.B9]&amp;&quot;.jpg&quot;&amp;&quot;&quot;&quot; title=&quot;&quot;&quot;&amp;[.E9]&amp;&quot;&quot;&quot; alt=&quot;&quot;&quot;&amp;[.E9]&amp;&quot;&quot;&quot; width=&quot;&quot;&quot;&amp;[.C9]&amp;&quot;&quot;&quot; height=&quot;&quot;&quot;&amp;[.D9]&amp;&quot;&quot;&quot;/&gt;&quot;&amp;CHAR(10)&amp;CHAR(9)&amp;&quot;&lt;figcaption&gt;&quot;&amp;[.F9]&amp;&quot;&lt;/figcaption&gt;&quot;&amp;CHAR(10)&amp;&quot;&lt;/figure&gt;&quot;" table:style-name="ce2">
            <text:p>&lt;figure&gt;</text:p>
            <text:p><text:tab/>&lt;img src="/img/toponymy/kur/Map-of-the-Black-Sea-region-of-1847.jpg" title="Карта Черномории 1847 г., где уже значится лиман Курчанский" alt="Карта Черномории 1847 г., где уже значится лиман Курчанский" width="600" height="430"/&gt;</text:p>
            <text:p><text:tab/>&lt;figcaption&gt;Фрагмент карты Черномории 1847 г., где уже значится лиман Курчанский&lt;/figcaption&gt;</text:p>
            <text:p>&lt;/figure&gt;</text:p>
          </table:table-cell>
          <table:table-cell office:value-type="string" office:string-value="&lt;figure&gt;&#10; &lt;a href=&quot;/img/toponymy/kur/Map-of-the-Black-Sea-region-of-1847-b.jpg&quot; title=&quot;Карта Черномории 1847 г., где уже значится лиман Курчанский&quot;&gt;&lt;img src=&quot;/img/toponymy/kur/Map-of-the-Black-Sea-region-of-1847.jpg&quot; alt=&quot;Карта Черномории 1847 г., где уже значится лиман Курчанский&quot; width=&quot;600&quot; height=&quot;430&quot;/&gt;&lt;/a&gt;&#10; &lt;figcaption&gt;Фрагмент карты Черномории 1847 г., где уже значится лиман Курчанский&lt;/figcaption&gt;&#10;&lt;/figure&gt;" table:formula="of:=&quot;&lt;figure&gt;&quot;&amp;CHAR(10)&amp;CHAR(9)&amp;&quot;&lt;a href=&quot;&quot;&quot;&amp;[.$B$1]&amp;[.B9]&amp;&quot;-b.jpg&quot;&amp;&quot;&quot;&quot; title=&quot;&quot;&quot;&amp;[.E9]&amp;&quot;&quot;&quot;&gt;&lt;img src=&quot;&quot;&quot;&amp;[.$B$1]&amp;[.B9]&amp;&quot;.jpg&quot;&amp;&quot;&quot;&quot; alt=&quot;&quot;&quot;&amp;[.E9]&amp;&quot;&quot;&quot; width=&quot;&quot;&quot;&amp;[.C9]&amp;&quot;&quot;&quot; height=&quot;&quot;&quot;&amp;[.D9]&amp;&quot;&quot;&quot;/&gt;&lt;/a&gt;&quot;&amp;CHAR(10)&amp;CHAR(9)&amp;&quot;&lt;figcaption&gt;&quot;&amp;[.F9]&amp;&quot;&lt;/figcaption&gt;&quot;&amp;CHAR(10)&amp;&quot;&lt;/figure&gt;&quot;" table:style-name="ce1">
            <text:p>&lt;figure&gt;</text:p>
            <text:p><text:tab/>&lt;a href="/img/toponymy/kur/Map-of-the-Black-Sea-region-of-1847-b.jpg" title="Карта Черномории 1847 г., где уже значится лиман Курчанский"&gt;&lt;img src="/img/toponymy/kur/Map-of-the-Black-Sea-region-of-1847.jpg" alt="Карта Черномории 1847 г., где уже значится лиман Курчанский" width="600" height="430"/&gt;&lt;/a&gt;</text:p>
            <text:p><text:tab/>&lt;figcaption&gt;Фрагмент карты Черномории 1847 г., где уже значится лиман Курчанский&lt;/figcaption&gt;</text:p>
            <text:p>&lt;/figure&gt;</text:p>
          </table:table-cell>
          <table:table-cell office:value-type="string" office:string-value="&lt;figure itemscope itemtype=&quot;https://schema.org/ImageObject&quot;&gt;&#10; &lt;meta itemprop=&quot;name&quot; content=&quot;Карта Черномории 1847 г., где уже значится лиман Курчанский&quot; /&gt;&#10; &lt;img itemprop=&quot;contentUrl&quot; src=&quot;/img/toponymy/kur/Map-of-the-Black-Sea-region-of-1847.jpg&quot; title=&quot;Фрагмент карты Черномории 1847 г., где уже значится лиман Курчанский&quot; alt=&quot;Карта Черномории 1847 г., где уже значится лиман Курчанский&quot; width=&quot;600&quot; height=&quot;430&quot;/&gt;&#10; &lt;figcaption itemprop=&quot;description creditText&quot;&gt;Карта Черномории 1847 г., где уже значится лиман Курчанский&lt;/figcaption&gt;&#10;&lt;/figure&gt;" table:formula="of:=&quot;&lt;figure itemscope itemtype=&quot;&quot;https://schema.org/ImageObject&quot;&quot;&gt;&quot;&amp;CHAR(10)&amp;CHAR(9)&amp;&quot;&lt;meta itemprop=&quot;&quot;name&quot;&quot; content=&quot;&quot;&quot;&amp;[.E9]&amp;&quot;&quot;&quot; /&gt;&quot;&amp;CHAR(10)&amp;CHAR(9)&amp;&quot;&lt;img itemprop=&quot;&quot;contentUrl&quot;&quot; src=&quot;&quot;&quot;&amp;[.$B$1]&amp;[.B9]&amp;&quot;.jpg&quot;&amp;&quot;&quot;&quot; title=&quot;&quot;&quot;&amp;[.F9]&amp;&quot;&quot;&quot; alt=&quot;&quot;&quot;&amp;[.E9]&amp;&quot;&quot;&quot; width=&quot;&quot;&quot;&amp;[.C9]&amp;&quot;&quot;&quot; height=&quot;&quot;&quot;&amp;[.D9]&amp;&quot;&quot;&quot;/&gt;&quot;&amp;CHAR(10)&amp;CHAR(9)&amp;&quot;&lt;figcaption itemprop=&quot;&quot;description creditText&quot;&quot;&gt;&quot;&amp;[.E9]&amp;&quot;&lt;/figcaption&gt;&quot;&amp;CHAR(10)&amp;&quot;&lt;/figure&gt;&quot;" table:style-name="ce1">
            <text:p>&lt;figure itemscope itemtype="https://schema.org/ImageObject"&gt;</text:p>
            <text:p><text:tab/>&lt;meta itemprop="name" content="Карта Черномории 1847 г., где уже значится лиман Курчанский" /&gt;</text:p>
            <text:p><text:tab/>&lt;img itemprop="contentUrl" src="/img/toponymy/kur/Map-of-the-Black-Sea-region-of-1847.jpg" title="Фрагмент карты Черномории 1847 г., где уже значится лиман Курчанский" alt="Карта Черномории 1847 г., где уже значится лиман Курчанский" width="600" height="430"/&gt;</text:p>
            <text:p><text:tab/>&lt;figcaption itemprop="description creditText"&gt;Карта Черномории 1847 г., где уже значится лиман Курчанский&lt;/figcaption&gt;</text:p>
            <text:p>&lt;/figure&gt;</text:p>
          </table:table-cell>
          <table:table-cell office:value-type="string" office:string-value="&lt;figure itemscope itemtype=&quot;https://schema.org/ImageObject&quot;&gt;&#10; &lt;meta itemprop=&quot;name&quot; content=&quot;Карта Черномории 1847 г., где уже значится лиман Курчанский&quot; /&gt;&#10; &lt;a href=&quot;/img/toponymy/kur/Map-of-the-Black-Sea-region-of-1847-b.jpg&quot; title=&quot;Фрагмент карты Черномории 1847 г., где уже значится лиман Курчанский&quot;&gt;&lt;img  itemprop=&quot;contentUrl&quot; src=&quot;/img/toponymy/kur/Map-of-the-Black-Sea-region-of-1847.jpg&quot; alt=&quot;Карта Черномории 1847 г., где уже значится лиман Курчанский&quot; width=&quot;600&quot; height=&quot;430&quot;/&gt;&lt;/a&gt;&#10; &lt;figcaption itemprop=&quot;description creditText&quot;&gt;Карта Черномории 1847 г., где уже значится лиман Курчанский&lt;/figcaption&gt;&#10;&lt;/figure&gt;" table:formula="of:=&quot;&lt;figure itemscope itemtype=&quot;&quot;https://schema.org/ImageObject&quot;&quot;&gt;&quot;&amp;CHAR(10)&amp;CHAR(9)&amp;&quot;&lt;meta itemprop=&quot;&quot;name&quot;&quot; content=&quot;&quot;&quot;&amp;[.E9]&amp;&quot;&quot;&quot; /&gt;&quot;&amp;CHAR(10)&amp;CHAR(9)&amp;&quot;&lt;a href=&quot;&quot;&quot;&amp;[.$B$1]&amp;[.B9]&amp;&quot;-b.jpg&quot;&amp;&quot;&quot;&quot; title=&quot;&quot;&quot;&amp;[.F9]&amp;&quot;&quot;&quot;&gt;&lt;img  itemprop=&quot;&quot;contentUrl&quot;&quot; src=&quot;&quot;&quot;&amp;[.$B$1]&amp;[.B9]&amp;&quot;.jpg&quot;&amp;&quot;&quot;&quot; alt=&quot;&quot;&quot;&amp;[.E9]&amp;&quot;&quot;&quot; width=&quot;&quot;&quot;&amp;[.C9]&amp;&quot;&quot;&quot; height=&quot;&quot;&quot;&amp;[.D9]&amp;&quot;&quot;&quot;/&gt;&lt;/a&gt;&quot;&amp;CHAR(10)&amp;CHAR(9)&amp;&quot;&lt;figcaption itemprop=&quot;&quot;description creditText&quot;&quot;&gt;&quot;&amp;[.E9]&amp;&quot;&lt;/figcaption&gt;&quot;&amp;CHAR(10)&amp;&quot;&lt;/figure&gt;&quot;" table:style-name="ce1">
            <text:p>&lt;figure itemscope itemtype="https://schema.org/ImageObject"&gt;</text:p>
            <text:p><text:tab/>&lt;meta itemprop="name" content="Карта Черномории 1847 г., где уже значится лиман Курчанский" /&gt;</text:p>
            <text:p><text:tab/>&lt;a href="/img/toponymy/kur/Map-of-the-Black-Sea-region-of-1847-b.jpg" title="Фрагмент карты Черномории 1847 г., где уже значится лиман Курчанский"&gt;&lt;img <text:s/>itemprop="contentUrl" src="/img/toponymy/kur/Map-of-the-Black-Sea-region-of-1847.jpg" alt="Карта Черномории 1847 г., где уже значится лиман Курчанский" width="600" height="430"/&gt;&lt;/a&gt;</text:p>
            <text:p><text:tab/>&lt;figcaption itemprop="description creditText"&gt;Карта Черномории 1847 г., где уже значится лиман Курчанский&lt;/figcaption&gt;</text:p>
            <text:p>&lt;/figure&gt;</text:p>
          </table:table-cell>
          <table:table-cell table:number-columns-repeated="16374"/>
        </table:table-row>
        <table:table-row table:style-name="ro1">
          <table:table-cell office:value-type="float" office:value="8" table:style-name="ce1">
            <text:p>8</text:p>
          </table:table-cell>
          <table:table-cell office:value-type="string" table:style-name="ce1">
            <text:p>Map-of-the-North-West-Caucasus-from-the-time-of-Ermolov-in-1816-1826</text:p>
          </table:table-cell>
          <table:table-cell office:value-type="float" office:value="600" table:style-name="ce1">
            <text:p>600</text:p>
          </table:table-cell>
          <table:table-cell office:value-type="float" office:value="430" table:style-name="ce1">
            <text:p>430</text:p>
          </table:table-cell>
          <table:table-cell office:value-type="string" table:style-name="ce1">
            <text:p>Карта Северо-Западного Кавказа времён Ермолова 1816-1826 гг.</text:p>
          </table:table-cell>
          <table:table-cell office:value-type="string" table:style-name="ce1">
            <text:p>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text:p>
          </table:table-cell>
          <table:table-cell office:value-type="string" office:string-value="&lt;figure&gt;&#10; &lt;img src=&quot;/img/toponymy/kur/Map-of-the-North-West-Caucasus-from-the-time-of-Ermolov-in-1816-1826.jpg&quot; title=&quot;Карта Северо-Западного Кавказа времён Ермолова 1816-1826 гг.&quot; alt=&quot;Карта Северо-Западного Кавказа времён Ермолова 1816-1826 гг.&quot; width=&quot;600&quot; height=&quot;430&quot;/&gt;&#10; &lt;figcaption&gt;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lt;/figcaption&gt;&#10;&lt;/figure&gt;" table:formula="of:=&quot;&lt;figure&gt;&quot;&amp;CHAR(10)&amp;CHAR(9)&amp;&quot;&lt;img src=&quot;&quot;&quot;&amp;[.$B$1]&amp;[.B10]&amp;&quot;.jpg&quot;&amp;&quot;&quot;&quot; title=&quot;&quot;&quot;&amp;[.E10]&amp;&quot;&quot;&quot; alt=&quot;&quot;&quot;&amp;[.E10]&amp;&quot;&quot;&quot; width=&quot;&quot;&quot;&amp;[.C10]&amp;&quot;&quot;&quot; height=&quot;&quot;&quot;&amp;[.D10]&amp;&quot;&quot;&quot;/&gt;&quot;&amp;CHAR(10)&amp;CHAR(9)&amp;&quot;&lt;figcaption&gt;&quot;&amp;[.F10]&amp;&quot;&lt;/figcaption&gt;&quot;&amp;CHAR(10)&amp;&quot;&lt;/figure&gt;&quot;" table:style-name="ce2">
            <text:p>&lt;figure&gt;</text:p>
            <text:p><text:tab/>&lt;img src="/img/toponymy/kur/Map-of-the-North-West-Caucasus-from-the-time-of-Ermolov-in-1816-1826.jpg" title="Карта Северо-Западного Кавказа времён Ермолова 1816-1826 гг." alt="Карта Северо-Западного Кавказа времён Ермолова 1816-1826 гг." width="600" height="430"/&gt;</text:p>
            <text:p><text:tab/>&lt;figcaption&gt;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lt;/figcaption&gt;</text:p>
            <text:p>&lt;/figure&gt;</text:p>
          </table:table-cell>
          <table:table-cell office:value-type="string" office:string-value="&lt;figure&gt;&#10; &lt;a href=&quot;/img/toponymy/kur/Map-of-the-North-West-Caucasus-from-the-time-of-Ermolov-in-1816-1826-b.jpg&quot; title=&quot;Карта Северо-Западного Кавказа времён Ермолова 1816-1826 гг.&quot;&gt;&lt;img src=&quot;/img/toponymy/kur/Map-of-the-North-West-Caucasus-from-the-time-of-Ermolov-in-1816-1826.jpg&quot; alt=&quot;Карта Северо-Западного Кавказа времён Ермолова 1816-1826 гг.&quot; width=&quot;600&quot; height=&quot;430&quot;/&gt;&lt;/a&gt;&#10; &lt;figcaption&gt;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lt;/figcaption&gt;&#10;&lt;/figure&gt;" table:formula="of:=&quot;&lt;figure&gt;&quot;&amp;CHAR(10)&amp;CHAR(9)&amp;&quot;&lt;a href=&quot;&quot;&quot;&amp;[.$B$1]&amp;[.B10]&amp;&quot;-b.jpg&quot;&amp;&quot;&quot;&quot; title=&quot;&quot;&quot;&amp;[.E10]&amp;&quot;&quot;&quot;&gt;&lt;img src=&quot;&quot;&quot;&amp;[.$B$1]&amp;[.B10]&amp;&quot;.jpg&quot;&amp;&quot;&quot;&quot; alt=&quot;&quot;&quot;&amp;[.E10]&amp;&quot;&quot;&quot; width=&quot;&quot;&quot;&amp;[.C10]&amp;&quot;&quot;&quot; height=&quot;&quot;&quot;&amp;[.D10]&amp;&quot;&quot;&quot;/&gt;&lt;/a&gt;&quot;&amp;CHAR(10)&amp;CHAR(9)&amp;&quot;&lt;figcaption&gt;&quot;&amp;[.F10]&amp;&quot;&lt;/figcaption&gt;&quot;&amp;CHAR(10)&amp;&quot;&lt;/figure&gt;&quot;" table:style-name="ce1">
            <text:p>&lt;figure&gt;</text:p>
            <text:p><text:tab/>&lt;a href="/img/toponymy/kur/Map-of-the-North-West-Caucasus-from-the-time-of-Ermolov-in-1816-1826-b.jpg" title="Карта Северо-Западного Кавказа времён Ермолова 1816-1826 гг."&gt;&lt;img src="/img/toponymy/kur/Map-of-the-North-West-Caucasus-from-the-time-of-Ermolov-in-1816-1826.jpg" alt="Карта Северо-Западного Кавказа времён Ермолова 1816-1826 гг." width="600" height="430"/&gt;&lt;/a&gt;</text:p>
            <text:p><text:tab/>&lt;figcaption&gt;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lt;/figcaption&gt;</text:p>
            <text:p>&lt;/figure&gt;</text:p>
          </table:table-cell>
          <table:table-cell office:value-type="string" office:string-value="&lt;figure itemscope itemtype=&quot;https://schema.org/ImageObject&quot;&gt;&#10; &lt;meta itemprop=&quot;name&quot; content=&quot;Карта Северо-Западного Кавказа времён Ермолова 1816-1826 гг.&quot; /&gt;&#10; &lt;img itemprop=&quot;contentUrl&quot; src=&quot;/img/toponymy/kur/Map-of-the-North-West-Caucasus-from-the-time-of-Ermolov-in-1816-1826.jpg&quot; title=&quot;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quot; alt=&quot;Карта Северо-Западного Кавказа времён Ермолова 1816-1826 гг.&quot; width=&quot;600&quot; height=&quot;430&quot;/&gt;&#10; &lt;figcaption itemprop=&quot;description creditText&quot;&gt;Карта Северо-Западного Кавказа времён Ермолова 1816-1826 гг.&lt;/figcaption&gt;&#10;&lt;/figure&gt;" table:formula="of:=&quot;&lt;figure itemscope itemtype=&quot;&quot;https://schema.org/ImageObject&quot;&quot;&gt;&quot;&amp;CHAR(10)&amp;CHAR(9)&amp;&quot;&lt;meta itemprop=&quot;&quot;name&quot;&quot; content=&quot;&quot;&quot;&amp;[.E10]&amp;&quot;&quot;&quot; /&gt;&quot;&amp;CHAR(10)&amp;CHAR(9)&amp;&quot;&lt;img itemprop=&quot;&quot;contentUrl&quot;&quot; src=&quot;&quot;&quot;&amp;[.$B$1]&amp;[.B10]&amp;&quot;.jpg&quot;&amp;&quot;&quot;&quot; title=&quot;&quot;&quot;&amp;[.F10]&amp;&quot;&quot;&quot; alt=&quot;&quot;&quot;&amp;[.E10]&amp;&quot;&quot;&quot; width=&quot;&quot;&quot;&amp;[.C10]&amp;&quot;&quot;&quot; height=&quot;&quot;&quot;&amp;[.D10]&amp;&quot;&quot;&quot;/&gt;&quot;&amp;CHAR(10)&amp;CHAR(9)&amp;&quot;&lt;figcaption itemprop=&quot;&quot;description creditText&quot;&quot;&gt;&quot;&amp;[.E10]&amp;&quot;&lt;/figcaption&gt;&quot;&amp;CHAR(10)&amp;&quot;&lt;/figure&gt;&quot;" table:style-name="ce1">
            <text:p>&lt;figure itemscope itemtype="https://schema.org/ImageObject"&gt;</text:p>
            <text:p><text:tab/>&lt;meta itemprop="name" content="Карта Северо-Западного Кавказа времён Ермолова 1816-1826 гг." /&gt;</text:p>
            <text:p><text:tab/>&lt;img itemprop="contentUrl" src="/img/toponymy/kur/Map-of-the-North-West-Caucasus-from-the-time-of-Ermolov-in-1816-1826.jpg" title="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 alt="Карта Северо-Западного Кавказа времён Ермолова 1816-1826 гг." width="600" height="430"/&gt;</text:p>
            <text:p><text:tab/>&lt;figcaption itemprop="description creditText"&gt;Карта Северо-Западного Кавказа времён Ермолова 1816-1826 гг.&lt;/figcaption&gt;</text:p>
            <text:p>&lt;/figure&gt;</text:p>
          </table:table-cell>
          <table:table-cell office:value-type="string" office:string-value="&lt;figure itemscope itemtype=&quot;https://schema.org/ImageObject&quot;&gt;&#10; &lt;meta itemprop=&quot;name&quot; content=&quot;Карта Северо-Западного Кавказа времён Ермолова 1816-1826 гг.&quot; /&gt;&#10; &lt;a href=&quot;/img/toponymy/kur/Map-of-the-North-West-Caucasus-from-the-time-of-Ermolov-in-1816-1826-b.jpg&quot; title=&quot;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quot;&gt;&lt;img  itemprop=&quot;contentUrl&quot; src=&quot;/img/toponymy/kur/Map-of-the-North-West-Caucasus-from-the-time-of-Ermolov-in-1816-1826.jpg&quot; alt=&quot;Карта Северо-Западного Кавказа времён Ермолова 1816-1826 гг.&quot; width=&quot;600&quot; height=&quot;430&quot;/&gt;&lt;/a&gt;&#10; &lt;figcaption itemprop=&quot;description creditText&quot;&gt;Карта Северо-Западного Кавказа времён Ермолова 1816-1826 гг.&lt;/figcaption&gt;&#10;&lt;/figure&gt;" table:formula="of:=&quot;&lt;figure itemscope itemtype=&quot;&quot;https://schema.org/ImageObject&quot;&quot;&gt;&quot;&amp;CHAR(10)&amp;CHAR(9)&amp;&quot;&lt;meta itemprop=&quot;&quot;name&quot;&quot; content=&quot;&quot;&quot;&amp;[.E10]&amp;&quot;&quot;&quot; /&gt;&quot;&amp;CHAR(10)&amp;CHAR(9)&amp;&quot;&lt;a href=&quot;&quot;&quot;&amp;[.$B$1]&amp;[.B10]&amp;&quot;-b.jpg&quot;&amp;&quot;&quot;&quot; title=&quot;&quot;&quot;&amp;[.F10]&amp;&quot;&quot;&quot;&gt;&lt;img  itemprop=&quot;&quot;contentUrl&quot;&quot; src=&quot;&quot;&quot;&amp;[.$B$1]&amp;[.B10]&amp;&quot;.jpg&quot;&amp;&quot;&quot;&quot; alt=&quot;&quot;&quot;&amp;[.E10]&amp;&quot;&quot;&quot; width=&quot;&quot;&quot;&amp;[.C10]&amp;&quot;&quot;&quot; height=&quot;&quot;&quot;&amp;[.D10]&amp;&quot;&quot;&quot;/&gt;&lt;/a&gt;&quot;&amp;CHAR(10)&amp;CHAR(9)&amp;&quot;&lt;figcaption itemprop=&quot;&quot;description creditText&quot;&quot;&gt;&quot;&amp;[.E10]&amp;&quot;&lt;/figcaption&gt;&quot;&amp;CHAR(10)&amp;&quot;&lt;/figure&gt;&quot;" table:style-name="ce1">
            <text:p>&lt;figure itemscope itemtype="https://schema.org/ImageObject"&gt;</text:p>
            <text:p><text:tab/>&lt;meta itemprop="name" content="Карта Северо-Западного Кавказа времён Ермолова 1816-1826 гг." /&gt;</text:p>
            <text:p><text:tab/>&lt;a href="/img/toponymy/kur/Map-of-the-North-West-Caucasus-from-the-time-of-Ermolov-in-1816-1826-b.jpg" title="Фрагмент карты Северо-Западного Кавказа времён Ермолова 1816-1826 гг., где обозначены Курчанские хутора, а на удалении ~10 км значится укрепление и почтовая станция Курки, которая позже стала называться Андреевской, где сейчас находится посёлок Красный Октябрь"&gt;&lt;img <text:s/>itemprop="contentUrl" src="/img/toponymy/kur/Map-of-the-North-West-Caucasus-from-the-time-of-Ermolov-in-1816-1826.jpg" alt="Карта Северо-Западного Кавказа времён Ермолова 1816-1826 гг." width="600" height="430"/&gt;&lt;/a&gt;</text:p>
            <text:p><text:tab/>&lt;figcaption itemprop="description creditText"&gt;Карта Северо-Западного Кавказа времён Ермолова 1816-1826 гг.&lt;/figcaption&gt;</text:p>
            <text:p>&lt;/figure&gt;</text:p>
          </table:table-cell>
          <table:table-cell table:number-columns-repeated="16374"/>
        </table:table-row>
        <table:table-row table:style-name="ro1">
          <table:table-cell office:value-type="float" office:value="9" table:style-name="ce1">
            <text:p>9</text:p>
          </table:table-cell>
          <table:table-cell office:value-type="string" table:style-name="ce1">
            <text:p>5-verst-map-of-the-Caucasus-of-1877</text:p>
          </table:table-cell>
          <table:table-cell office:value-type="float" office:value="600" table:style-name="ce1">
            <text:p>600</text:p>
          </table:table-cell>
          <table:table-cell office:value-type="float" office:value="430" table:style-name="ce1">
            <text:p>430</text:p>
          </table:table-cell>
          <table:table-cell office:value-type="string" table:style-name="ce1">
            <text:p>5-ти вёрстная карта Кавказа 1877 г.</text:p>
          </table:table-cell>
          <table:table-cell office:value-type="string" table:style-name="ce1">
            <text:p>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text:p>
          </table:table-cell>
          <table:table-cell office:value-type="string" office:string-value="&lt;figure&gt;&#10; &lt;img src=&quot;/img/toponymy/kur/5-verst-map-of-the-Caucasus-of-1877.jpg&quot; title=&quot;5-ти вёрстная карта Кавказа 1877 г.&quot; alt=&quot;5-ти вёрстная карта Кавказа 1877 г.&quot; width=&quot;600&quot; height=&quot;430&quot;/&gt;&#10; &lt;figcaption&gt;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lt;/figcaption&gt;&#10;&lt;/figure&gt;" table:formula="of:=&quot;&lt;figure&gt;&quot;&amp;CHAR(10)&amp;CHAR(9)&amp;&quot;&lt;img src=&quot;&quot;&quot;&amp;[.$B$1]&amp;[.B11]&amp;&quot;.jpg&quot;&amp;&quot;&quot;&quot; title=&quot;&quot;&quot;&amp;[.E11]&amp;&quot;&quot;&quot; alt=&quot;&quot;&quot;&amp;[.E11]&amp;&quot;&quot;&quot; width=&quot;&quot;&quot;&amp;[.C11]&amp;&quot;&quot;&quot; height=&quot;&quot;&quot;&amp;[.D11]&amp;&quot;&quot;&quot;/&gt;&quot;&amp;CHAR(10)&amp;CHAR(9)&amp;&quot;&lt;figcaption&gt;&quot;&amp;[.F11]&amp;&quot;&lt;/figcaption&gt;&quot;&amp;CHAR(10)&amp;&quot;&lt;/figure&gt;&quot;" table:style-name="ce2">
            <text:p>&lt;figure&gt;</text:p>
            <text:p><text:tab/>&lt;img src="/img/toponymy/kur/5-verst-map-of-the-Caucasus-of-1877.jpg" title="5-ти вёрстная карта Кавказа 1877 г." alt="5-ти вёрстная карта Кавказа 1877 г." width="600" height="430"/&gt;</text:p>
            <text:p><text:tab/>&lt;figcaption&gt;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lt;/figcaption&gt;</text:p>
            <text:p>&lt;/figure&gt;</text:p>
          </table:table-cell>
          <table:table-cell office:value-type="string" office:string-value="&lt;figure&gt;&#10; &lt;a href=&quot;/img/toponymy/kur/5-verst-map-of-the-Caucasus-of-1877-b.jpg&quot; title=&quot;5-ти вёрстная карта Кавказа 1877 г.&quot;&gt;&lt;img src=&quot;/img/toponymy/kur/5-verst-map-of-the-Caucasus-of-1877.jpg&quot; alt=&quot;5-ти вёрстная карта Кавказа 1877 г.&quot; width=&quot;600&quot; height=&quot;430&quot;/&gt;&lt;/a&gt;&#10; &lt;figcaption&gt;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lt;/figcaption&gt;&#10;&lt;/figure&gt;" table:formula="of:=&quot;&lt;figure&gt;&quot;&amp;CHAR(10)&amp;CHAR(9)&amp;&quot;&lt;a href=&quot;&quot;&quot;&amp;[.$B$1]&amp;[.B11]&amp;&quot;-b.jpg&quot;&amp;&quot;&quot;&quot; title=&quot;&quot;&quot;&amp;[.E11]&amp;&quot;&quot;&quot;&gt;&lt;img src=&quot;&quot;&quot;&amp;[.$B$1]&amp;[.B11]&amp;&quot;.jpg&quot;&amp;&quot;&quot;&quot; alt=&quot;&quot;&quot;&amp;[.E11]&amp;&quot;&quot;&quot; width=&quot;&quot;&quot;&amp;[.C11]&amp;&quot;&quot;&quot; height=&quot;&quot;&quot;&amp;[.D11]&amp;&quot;&quot;&quot;/&gt;&lt;/a&gt;&quot;&amp;CHAR(10)&amp;CHAR(9)&amp;&quot;&lt;figcaption&gt;&quot;&amp;[.F11]&amp;&quot;&lt;/figcaption&gt;&quot;&amp;CHAR(10)&amp;&quot;&lt;/figure&gt;&quot;" table:style-name="ce1">
            <text:p>&lt;figure&gt;</text:p>
            <text:p><text:tab/>&lt;a href="/img/toponymy/kur/5-verst-map-of-the-Caucasus-of-1877-b.jpg" title="5-ти вёрстная карта Кавказа 1877 г."&gt;&lt;img src="/img/toponymy/kur/5-verst-map-of-the-Caucasus-of-1877.jpg" alt="5-ти вёрстная карта Кавказа 1877 г." width="600" height="430"/&gt;&lt;/a&gt;</text:p>
            <text:p><text:tab/>&lt;figcaption&gt;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lt;/figcaption&gt;</text:p>
            <text:p>&lt;/figure&gt;</text:p>
          </table:table-cell>
          <table:table-cell office:value-type="string" office:string-value="&lt;figure itemscope itemtype=&quot;https://schema.org/ImageObject&quot;&gt;&#10; &lt;meta itemprop=&quot;name&quot; content=&quot;5-ти вёрстная карта Кавказа 1877 г.&quot; /&gt;&#10; &lt;img itemprop=&quot;contentUrl&quot; src=&quot;/img/toponymy/kur/5-verst-map-of-the-Caucasus-of-1877.jpg&quot; title=&quot;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quot; alt=&quot;5-ти вёрстная карта Кавказа 1877 г.&quot; width=&quot;600&quot; height=&quot;430&quot;/&gt;&#10; &lt;figcaption itemprop=&quot;description creditText&quot;&gt;5-ти вёрстная карта Кавказа 1877 г.&lt;/figcaption&gt;&#10;&lt;/figure&gt;" table:formula="of:=&quot;&lt;figure itemscope itemtype=&quot;&quot;https://schema.org/ImageObject&quot;&quot;&gt;&quot;&amp;CHAR(10)&amp;CHAR(9)&amp;&quot;&lt;meta itemprop=&quot;&quot;name&quot;&quot; content=&quot;&quot;&quot;&amp;[.E11]&amp;&quot;&quot;&quot; /&gt;&quot;&amp;CHAR(10)&amp;CHAR(9)&amp;&quot;&lt;img itemprop=&quot;&quot;contentUrl&quot;&quot; src=&quot;&quot;&quot;&amp;[.$B$1]&amp;[.B11]&amp;&quot;.jpg&quot;&amp;&quot;&quot;&quot; title=&quot;&quot;&quot;&amp;[.F11]&amp;&quot;&quot;&quot; alt=&quot;&quot;&quot;&amp;[.E11]&amp;&quot;&quot;&quot; width=&quot;&quot;&quot;&amp;[.C11]&amp;&quot;&quot;&quot; height=&quot;&quot;&quot;&amp;[.D11]&amp;&quot;&quot;&quot;/&gt;&quot;&amp;CHAR(10)&amp;CHAR(9)&amp;&quot;&lt;figcaption itemprop=&quot;&quot;description creditText&quot;&quot;&gt;&quot;&amp;[.E11]&amp;&quot;&lt;/figcaption&gt;&quot;&amp;CHAR(10)&amp;&quot;&lt;/figure&gt;&quot;" table:style-name="ce1">
            <text:p>&lt;figure itemscope itemtype="https://schema.org/ImageObject"&gt;</text:p>
            <text:p><text:tab/>&lt;meta itemprop="name" content="5-ти вёрстная карта Кавказа 1877 г." /&gt;</text:p>
            <text:p><text:tab/>&lt;img itemprop="contentUrl" src="/img/toponymy/kur/5-verst-map-of-the-Caucasus-of-1877.jpg" title="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 alt="5-ти вёрстная карта Кавказа 1877 г." width="600" height="430"/&gt;</text:p>
            <text:p><text:tab/>&lt;figcaption itemprop="description creditText"&gt;5-ти вёрстная карта Кавказа 1877 г.&lt;/figcaption&gt;</text:p>
            <text:p>&lt;/figure&gt;</text:p>
          </table:table-cell>
          <table:table-cell office:value-type="string" office:string-value="&lt;figure itemscope itemtype=&quot;https://schema.org/ImageObject&quot;&gt;&#10; &lt;meta itemprop=&quot;name&quot; content=&quot;5-ти вёрстная карта Кавказа 1877 г.&quot; /&gt;&#10; &lt;a href=&quot;/img/toponymy/kur/5-verst-map-of-the-Caucasus-of-1877-b.jpg&quot; title=&quot;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quot;&gt;&lt;img  itemprop=&quot;contentUrl&quot; src=&quot;/img/toponymy/kur/5-verst-map-of-the-Caucasus-of-1877.jpg&quot; alt=&quot;5-ти вёрстная карта Кавказа 1877 г.&quot; width=&quot;600&quot; height=&quot;430&quot;/&gt;&lt;/a&gt;&#10; &lt;figcaption itemprop=&quot;description creditText&quot;&gt;5-ти вёрстная карта Кавказа 1877 г.&lt;/figcaption&gt;&#10;&lt;/figure&gt;" table:formula="of:=&quot;&lt;figure itemscope itemtype=&quot;&quot;https://schema.org/ImageObject&quot;&quot;&gt;&quot;&amp;CHAR(10)&amp;CHAR(9)&amp;&quot;&lt;meta itemprop=&quot;&quot;name&quot;&quot; content=&quot;&quot;&quot;&amp;[.E11]&amp;&quot;&quot;&quot; /&gt;&quot;&amp;CHAR(10)&amp;CHAR(9)&amp;&quot;&lt;a href=&quot;&quot;&quot;&amp;[.$B$1]&amp;[.B11]&amp;&quot;-b.jpg&quot;&amp;&quot;&quot;&quot; title=&quot;&quot;&quot;&amp;[.F11]&amp;&quot;&quot;&quot;&gt;&lt;img  itemprop=&quot;&quot;contentUrl&quot;&quot; src=&quot;&quot;&quot;&amp;[.$B$1]&amp;[.B11]&amp;&quot;.jpg&quot;&amp;&quot;&quot;&quot; alt=&quot;&quot;&quot;&amp;[.E11]&amp;&quot;&quot;&quot; width=&quot;&quot;&quot;&amp;[.C11]&amp;&quot;&quot;&quot; height=&quot;&quot;&quot;&amp;[.D11]&amp;&quot;&quot;&quot;/&gt;&lt;/a&gt;&quot;&amp;CHAR(10)&amp;CHAR(9)&amp;&quot;&lt;figcaption itemprop=&quot;&quot;description creditText&quot;&quot;&gt;&quot;&amp;[.E11]&amp;&quot;&lt;/figcaption&gt;&quot;&amp;CHAR(10)&amp;&quot;&lt;/figure&gt;&quot;" table:style-name="ce1">
            <text:p>&lt;figure itemscope itemtype="https://schema.org/ImageObject"&gt;</text:p>
            <text:p><text:tab/>&lt;meta itemprop="name" content="5-ти вёрстная карта Кавказа 1877 г." /&gt;</text:p>
            <text:p><text:tab/>&lt;a href="/img/toponymy/kur/5-verst-map-of-the-Caucasus-of-1877-b.jpg" title="Фрагмент 5-ти вёрстной карты Кавказа 1877 г., где значатся хутора Курчанские на берегу лимана отдельно от станицы Курчанской. Почтовая станция Андреевская расположена на левом берегу реки Курка на развилке дороги"&gt;&lt;img <text:s/>itemprop="contentUrl" src="/img/toponymy/kur/5-verst-map-of-the-Caucasus-of-1877.jpg" alt="5-ти вёрстная карта Кавказа 1877 г." width="600" height="430"/&gt;&lt;/a&gt;</text:p>
            <text:p><text:tab/>&lt;figcaption itemprop="description creditText"&gt;5-ти вёрстная карта Кавказа 1877 г.&lt;/figcaption&gt;</text:p>
            <text:p>&lt;/figure&gt;</text:p>
          </table:table-cell>
          <table:table-cell table:number-columns-repeated="16374"/>
        </table:table-row>
        <table:table-row table:style-name="ro1">
          <table:table-cell office:value-type="float" office:value="10" table:style-name="ce1">
            <text:p>10</text:p>
          </table:table-cell>
          <table:table-cell office:value-type="string" table:style-name="ce1">
            <text:p>Coat-of-arms-of-the-Kurchanskaya-village</text:p>
          </table:table-cell>
          <table:table-cell office:value-type="float" office:value="175" table:style-name="ce1">
            <text:p>175</text:p>
          </table:table-cell>
          <table:table-cell office:value-type="float" office:value="219" table:style-name="ce1">
            <text:p>219</text:p>
          </table:table-cell>
          <table:table-cell office:value-type="string" table:style-name="ce1">
            <text:p>Герб станицы Курчанской</text:p>
          </table:table-cell>
          <table:table-cell office:value-type="string" table:style-name="ce1">
            <text:p>Герб станицы Курчанской, утверждён в 2010 г.</text:p>
          </table:table-cell>
          <table:table-cell office:value-type="string" office:string-value="&lt;figure&gt;&#10; &lt;img src=&quot;/img/toponymy/kur/Coat-of-arms-of-the-Kurchanskaya-village.jpg&quot; title=&quot;Герб станицы Курчанской&quot; alt=&quot;Герб станицы Курчанской&quot; width=&quot;175&quot; height=&quot;219&quot;/&gt;&#10; &lt;figcaption&gt;Герб станицы Курчанской, утверждён в 2010 г.&lt;/figcaption&gt;&#10;&lt;/figure&gt;" table:formula="of:=&quot;&lt;figure&gt;&quot;&amp;CHAR(10)&amp;CHAR(9)&amp;&quot;&lt;img src=&quot;&quot;&quot;&amp;[.$B$1]&amp;[.B12]&amp;&quot;.jpg&quot;&amp;&quot;&quot;&quot; title=&quot;&quot;&quot;&amp;[.E12]&amp;&quot;&quot;&quot; alt=&quot;&quot;&quot;&amp;[.E12]&amp;&quot;&quot;&quot; width=&quot;&quot;&quot;&amp;[.C12]&amp;&quot;&quot;&quot; height=&quot;&quot;&quot;&amp;[.D12]&amp;&quot;&quot;&quot;/&gt;&quot;&amp;CHAR(10)&amp;CHAR(9)&amp;&quot;&lt;figcaption&gt;&quot;&amp;[.F12]&amp;&quot;&lt;/figcaption&gt;&quot;&amp;CHAR(10)&amp;&quot;&lt;/figure&gt;&quot;" table:style-name="ce2">
            <text:p>&lt;figure&gt;</text:p>
            <text:p><text:tab/>&lt;img src="/img/toponymy/kur/Coat-of-arms-of-the-Kurchanskaya-village.jpg" title="Герб станицы Курчанской" alt="Герб станицы Курчанской" width="175" height="219"/&gt;</text:p>
            <text:p><text:tab/>&lt;figcaption&gt;Герб станицы Курчанской, утверждён в 2010 г.&lt;/figcaption&gt;</text:p>
            <text:p>&lt;/figure&gt;</text:p>
          </table:table-cell>
          <table:table-cell office:value-type="string" office:string-value="&lt;figure&gt;&#10; &lt;a href=&quot;/img/toponymy/kur/Coat-of-arms-of-the-Kurchanskaya-village-b.jpg&quot; title=&quot;Герб станицы Курчанской&quot;&gt;&lt;img src=&quot;/img/toponymy/kur/Coat-of-arms-of-the-Kurchanskaya-village.jpg&quot; alt=&quot;Герб станицы Курчанской&quot; width=&quot;175&quot; height=&quot;219&quot;/&gt;&lt;/a&gt;&#10; &lt;figcaption&gt;Герб станицы Курчанской, утверждён в 2010 г.&lt;/figcaption&gt;&#10;&lt;/figure&gt;" table:formula="of:=&quot;&lt;figure&gt;&quot;&amp;CHAR(10)&amp;CHAR(9)&amp;&quot;&lt;a href=&quot;&quot;&quot;&amp;[.$B$1]&amp;[.B12]&amp;&quot;-b.jpg&quot;&amp;&quot;&quot;&quot; title=&quot;&quot;&quot;&amp;[.E12]&amp;&quot;&quot;&quot;&gt;&lt;img src=&quot;&quot;&quot;&amp;[.$B$1]&amp;[.B12]&amp;&quot;.jpg&quot;&amp;&quot;&quot;&quot; alt=&quot;&quot;&quot;&amp;[.E12]&amp;&quot;&quot;&quot; width=&quot;&quot;&quot;&amp;[.C12]&amp;&quot;&quot;&quot; height=&quot;&quot;&quot;&amp;[.D12]&amp;&quot;&quot;&quot;/&gt;&lt;/a&gt;&quot;&amp;CHAR(10)&amp;CHAR(9)&amp;&quot;&lt;figcaption&gt;&quot;&amp;[.F12]&amp;&quot;&lt;/figcaption&gt;&quot;&amp;CHAR(10)&amp;&quot;&lt;/figure&gt;&quot;" table:style-name="ce1">
            <text:p>&lt;figure&gt;</text:p>
            <text:p><text:tab/>&lt;a href="/img/toponymy/kur/Coat-of-arms-of-the-Kurchanskaya-village-b.jpg" title="Герб станицы Курчанской"&gt;&lt;img src="/img/toponymy/kur/Coat-of-arms-of-the-Kurchanskaya-village.jpg" alt="Герб станицы Курчанской" width="175" height="219"/&gt;&lt;/a&gt;</text:p>
            <text:p><text:tab/>&lt;figcaption&gt;Герб станицы Курчанской, утверждён в 2010 г.&lt;/figcaption&gt;</text:p>
            <text:p>&lt;/figure&gt;</text:p>
          </table:table-cell>
          <table:table-cell office:value-type="string" office:string-value="&lt;figure itemscope itemtype=&quot;https://schema.org/ImageObject&quot;&gt;&#10; &lt;meta itemprop=&quot;name&quot; content=&quot;Герб станицы Курчанской&quot; /&gt;&#10; &lt;img itemprop=&quot;contentUrl&quot; src=&quot;/img/toponymy/kur/Coat-of-arms-of-the-Kurchanskaya-village.jpg&quot; title=&quot;Герб станицы Курчанской, утверждён в 2010 г.&quot; alt=&quot;Герб станицы Курчанской&quot; width=&quot;175&quot; height=&quot;219&quot;/&gt;&#10; &lt;figcaption itemprop=&quot;description creditText&quot;&gt;Герб станицы Курчанской&lt;/figcaption&gt;&#10;&lt;/figure&gt;" table:formula="of:=&quot;&lt;figure itemscope itemtype=&quot;&quot;https://schema.org/ImageObject&quot;&quot;&gt;&quot;&amp;CHAR(10)&amp;CHAR(9)&amp;&quot;&lt;meta itemprop=&quot;&quot;name&quot;&quot; content=&quot;&quot;&quot;&amp;[.E12]&amp;&quot;&quot;&quot; /&gt;&quot;&amp;CHAR(10)&amp;CHAR(9)&amp;&quot;&lt;img itemprop=&quot;&quot;contentUrl&quot;&quot; src=&quot;&quot;&quot;&amp;[.$B$1]&amp;[.B12]&amp;&quot;.jpg&quot;&amp;&quot;&quot;&quot; title=&quot;&quot;&quot;&amp;[.F12]&amp;&quot;&quot;&quot; alt=&quot;&quot;&quot;&amp;[.E12]&amp;&quot;&quot;&quot; width=&quot;&quot;&quot;&amp;[.C12]&amp;&quot;&quot;&quot; height=&quot;&quot;&quot;&amp;[.D12]&amp;&quot;&quot;&quot;/&gt;&quot;&amp;CHAR(10)&amp;CHAR(9)&amp;&quot;&lt;figcaption itemprop=&quot;&quot;description creditText&quot;&quot;&gt;&quot;&amp;[.E12]&amp;&quot;&lt;/figcaption&gt;&quot;&amp;CHAR(10)&amp;&quot;&lt;/figure&gt;&quot;" table:style-name="ce1">
            <text:p>&lt;figure itemscope itemtype="https://schema.org/ImageObject"&gt;</text:p>
            <text:p><text:tab/>&lt;meta itemprop="name" content="Герб станицы Курчанской" /&gt;</text:p>
            <text:p><text:tab/>&lt;img itemprop="contentUrl" src="/img/toponymy/kur/Coat-of-arms-of-the-Kurchanskaya-village.jpg" title="Герб станицы Курчанской, утверждён в 2010 г." alt="Герб станицы Курчанской" width="175" height="219"/&gt;</text:p>
            <text:p><text:tab/>&lt;figcaption itemprop="description creditText"&gt;Герб станицы Курчанской&lt;/figcaption&gt;</text:p>
            <text:p>&lt;/figure&gt;</text:p>
          </table:table-cell>
          <table:table-cell office:value-type="string" office:string-value="&lt;figure itemscope itemtype=&quot;https://schema.org/ImageObject&quot;&gt;&#10; &lt;meta itemprop=&quot;name&quot; content=&quot;Герб станицы Курчанской&quot; /&gt;&#10; &lt;a href=&quot;/img/toponymy/kur/Coat-of-arms-of-the-Kurchanskaya-village-b.jpg&quot; title=&quot;Герб станицы Курчанской, утверждён в 2010 г.&quot;&gt;&lt;img  itemprop=&quot;contentUrl&quot; src=&quot;/img/toponymy/kur/Coat-of-arms-of-the-Kurchanskaya-village.jpg&quot; alt=&quot;Герб станицы Курчанской&quot; width=&quot;175&quot; height=&quot;219&quot;/&gt;&lt;/a&gt;&#10; &lt;figcaption itemprop=&quot;description creditText&quot;&gt;Герб станицы Курчанской&lt;/figcaption&gt;&#10;&lt;/figure&gt;" table:formula="of:=&quot;&lt;figure itemscope itemtype=&quot;&quot;https://schema.org/ImageObject&quot;&quot;&gt;&quot;&amp;CHAR(10)&amp;CHAR(9)&amp;&quot;&lt;meta itemprop=&quot;&quot;name&quot;&quot; content=&quot;&quot;&quot;&amp;[.E12]&amp;&quot;&quot;&quot; /&gt;&quot;&amp;CHAR(10)&amp;CHAR(9)&amp;&quot;&lt;a href=&quot;&quot;&quot;&amp;[.$B$1]&amp;[.B12]&amp;&quot;-b.jpg&quot;&amp;&quot;&quot;&quot; title=&quot;&quot;&quot;&amp;[.F12]&amp;&quot;&quot;&quot;&gt;&lt;img  itemprop=&quot;&quot;contentUrl&quot;&quot; src=&quot;&quot;&quot;&amp;[.$B$1]&amp;[.B12]&amp;&quot;.jpg&quot;&amp;&quot;&quot;&quot; alt=&quot;&quot;&quot;&amp;[.E12]&amp;&quot;&quot;&quot; width=&quot;&quot;&quot;&amp;[.C12]&amp;&quot;&quot;&quot; height=&quot;&quot;&quot;&amp;[.D12]&amp;&quot;&quot;&quot;/&gt;&lt;/a&gt;&quot;&amp;CHAR(10)&amp;CHAR(9)&amp;&quot;&lt;figcaption itemprop=&quot;&quot;description creditText&quot;&quot;&gt;&quot;&amp;[.E12]&amp;&quot;&lt;/figcaption&gt;&quot;&amp;CHAR(10)&amp;&quot;&lt;/figure&gt;&quot;" table:style-name="ce1">
            <text:p>&lt;figure itemscope itemtype="https://schema.org/ImageObject"&gt;</text:p>
            <text:p><text:tab/>&lt;meta itemprop="name" content="Герб станицы Курчанской" /&gt;</text:p>
            <text:p><text:tab/>&lt;a href="/img/toponymy/kur/Coat-of-arms-of-the-Kurchanskaya-village-b.jpg" title="Герб станицы Курчанской, утверждён в 2010 г."&gt;&lt;img <text:s/>itemprop="contentUrl" src="/img/toponymy/kur/Coat-of-arms-of-the-Kurchanskaya-village.jpg" alt="Герб станицы Курчанской" width="175" height="219"/&gt;&lt;/a&gt;</text:p>
            <text:p><text:tab/>&lt;figcaption itemprop="description creditText"&gt;Герб станицы Курчанской&lt;/figcaption&gt;</text:p>
            <text:p>&lt;/figure&gt;</text:p>
          </table:table-cell>
          <table:table-cell table:number-columns-repeated="16374"/>
        </table:table-row>
        <table:table-row table:style-name="ro1">
          <table:table-cell office:value-type="float" office:value="11" table:style-name="ce1">
            <text:p>11</text:p>
          </table:table-cell>
          <table:table-cell office:value-type="string" table:style-name="ce1">
            <text:p>5-verst-map-of-the-Caucasus-of-the-late-19th</text:p>
          </table:table-cell>
          <table:table-cell office:value-type="float" office:value="600" table:style-name="ce1">
            <text:p>600</text:p>
          </table:table-cell>
          <table:table-cell office:value-type="float" office:value="430" table:style-name="ce1">
            <text:p>430</text:p>
          </table:table-cell>
          <table:table-cell office:value-type="string" table:style-name="ce1">
            <text:p>5-ти вёрстная карта Кавказа конца ХIХ в.</text:p>
          </table:table-cell>
          <table:table-cell office:value-type="string" table:style-name="ce1">
            <text:p>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text:p>
          </table:table-cell>
          <table:table-cell office:value-type="string" office:string-value="&lt;figure&gt;&#10; &lt;img src=&quot;/img/toponymy/kur/5-verst-map-of-the-Caucasus-of-the-late-19th.jpg&quot; title=&quot;5-ти вёрстная карта Кавказа конца ХIХ в.&quot; alt=&quot;5-ти вёрстная карта Кавказа конца ХIХ в.&quot; width=&quot;600&quot; height=&quot;430&quot;/&gt;&#10; &lt;figcaption&gt;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lt;/figcaption&gt;&#10;&lt;/figure&gt;" table:formula="of:=&quot;&lt;figure&gt;&quot;&amp;CHAR(10)&amp;CHAR(9)&amp;&quot;&lt;img src=&quot;&quot;&quot;&amp;[.$B$1]&amp;[.B13]&amp;&quot;.jpg&quot;&amp;&quot;&quot;&quot; title=&quot;&quot;&quot;&amp;[.E13]&amp;&quot;&quot;&quot; alt=&quot;&quot;&quot;&amp;[.E13]&amp;&quot;&quot;&quot; width=&quot;&quot;&quot;&amp;[.C13]&amp;&quot;&quot;&quot; height=&quot;&quot;&quot;&amp;[.D13]&amp;&quot;&quot;&quot;/&gt;&quot;&amp;CHAR(10)&amp;CHAR(9)&amp;&quot;&lt;figcaption&gt;&quot;&amp;[.F13]&amp;&quot;&lt;/figcaption&gt;&quot;&amp;CHAR(10)&amp;&quot;&lt;/figure&gt;&quot;" table:style-name="ce2">
            <text:p>&lt;figure&gt;</text:p>
            <text:p><text:tab/>&lt;img src="/img/toponymy/kur/5-verst-map-of-the-Caucasus-of-the-late-19th.jpg" title="5-ти вёрстная карта Кавказа конца ХIХ в." alt="5-ти вёрстная карта Кавказа конца ХIХ в." width="600" height="430"/&gt;</text:p>
            <text:p><text:tab/>&lt;figcaption&gt;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lt;/figcaption&gt;</text:p>
            <text:p>&lt;/figure&gt;</text:p>
          </table:table-cell>
          <table:table-cell office:value-type="string" office:string-value="&lt;figure&gt;&#10; &lt;a href=&quot;/img/toponymy/kur/5-verst-map-of-the-Caucasus-of-the-late-19th-b.jpg&quot; title=&quot;5-ти вёрстная карта Кавказа конца ХIХ в.&quot;&gt;&lt;img src=&quot;/img/toponymy/kur/5-verst-map-of-the-Caucasus-of-the-late-19th.jpg&quot; alt=&quot;5-ти вёрстная карта Кавказа конца ХIХ в.&quot; width=&quot;600&quot; height=&quot;430&quot;/&gt;&lt;/a&gt;&#10; &lt;figcaption&gt;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lt;/figcaption&gt;&#10;&lt;/figure&gt;" table:formula="of:=&quot;&lt;figure&gt;&quot;&amp;CHAR(10)&amp;CHAR(9)&amp;&quot;&lt;a href=&quot;&quot;&quot;&amp;[.$B$1]&amp;[.B13]&amp;&quot;-b.jpg&quot;&amp;&quot;&quot;&quot; title=&quot;&quot;&quot;&amp;[.E13]&amp;&quot;&quot;&quot;&gt;&lt;img src=&quot;&quot;&quot;&amp;[.$B$1]&amp;[.B13]&amp;&quot;.jpg&quot;&amp;&quot;&quot;&quot; alt=&quot;&quot;&quot;&amp;[.E13]&amp;&quot;&quot;&quot; width=&quot;&quot;&quot;&amp;[.C13]&amp;&quot;&quot;&quot; height=&quot;&quot;&quot;&amp;[.D13]&amp;&quot;&quot;&quot;/&gt;&lt;/a&gt;&quot;&amp;CHAR(10)&amp;CHAR(9)&amp;&quot;&lt;figcaption&gt;&quot;&amp;[.F13]&amp;&quot;&lt;/figcaption&gt;&quot;&amp;CHAR(10)&amp;&quot;&lt;/figure&gt;&quot;" table:style-name="ce1">
            <text:p>&lt;figure&gt;</text:p>
            <text:p><text:tab/>&lt;a href="/img/toponymy/kur/5-verst-map-of-the-Caucasus-of-the-late-19th-b.jpg" title="5-ти вёрстная карта Кавказа конца ХIХ в."&gt;&lt;img src="/img/toponymy/kur/5-verst-map-of-the-Caucasus-of-the-late-19th.jpg" alt="5-ти вёрстная карта Кавказа конца ХIХ в." width="600" height="430"/&gt;&lt;/a&gt;</text:p>
            <text:p><text:tab/>&lt;figcaption&gt;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lt;/figcaption&gt;</text:p>
            <text:p>&lt;/figure&gt;</text:p>
          </table:table-cell>
          <table:table-cell office:value-type="string" office:string-value="&lt;figure itemscope itemtype=&quot;https://schema.org/ImageObject&quot;&gt;&#10; &lt;meta itemprop=&quot;name&quot; content=&quot;5-ти вёрстная карта Кавказа конца ХIХ в.&quot; /&gt;&#10; &lt;img itemprop=&quot;contentUrl&quot; src=&quot;/img/toponymy/kur/5-verst-map-of-the-Caucasus-of-the-late-19th.jpg&quot; title=&quot;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quot; alt=&quot;5-ти вёрстная карта Кавказа конца ХIХ в.&quot; width=&quot;600&quot; height=&quot;430&quot;/&gt;&#10; &lt;figcaption itemprop=&quot;description creditText&quot;&gt;5-ти вёрстная карта Кавказа конца ХIХ в.&lt;/figcaption&gt;&#10;&lt;/figure&gt;" table:formula="of:=&quot;&lt;figure itemscope itemtype=&quot;&quot;https://schema.org/ImageObject&quot;&quot;&gt;&quot;&amp;CHAR(10)&amp;CHAR(9)&amp;&quot;&lt;meta itemprop=&quot;&quot;name&quot;&quot; content=&quot;&quot;&quot;&amp;[.E13]&amp;&quot;&quot;&quot; /&gt;&quot;&amp;CHAR(10)&amp;CHAR(9)&amp;&quot;&lt;img itemprop=&quot;&quot;contentUrl&quot;&quot; src=&quot;&quot;&quot;&amp;[.$B$1]&amp;[.B13]&amp;&quot;.jpg&quot;&amp;&quot;&quot;&quot; title=&quot;&quot;&quot;&amp;[.F13]&amp;&quot;&quot;&quot; alt=&quot;&quot;&quot;&amp;[.E13]&amp;&quot;&quot;&quot; width=&quot;&quot;&quot;&amp;[.C13]&amp;&quot;&quot;&quot; height=&quot;&quot;&quot;&amp;[.D13]&amp;&quot;&quot;&quot;/&gt;&quot;&amp;CHAR(10)&amp;CHAR(9)&amp;&quot;&lt;figcaption itemprop=&quot;&quot;description creditText&quot;&quot;&gt;&quot;&amp;[.E13]&amp;&quot;&lt;/figcaption&gt;&quot;&amp;CHAR(10)&amp;&quot;&lt;/figure&gt;&quot;" table:style-name="ce1">
            <text:p>&lt;figure itemscope itemtype="https://schema.org/ImageObject"&gt;</text:p>
            <text:p><text:tab/>&lt;meta itemprop="name" content="5-ти вёрстная карта Кавказа конца ХIХ в." /&gt;</text:p>
            <text:p><text:tab/>&lt;img itemprop="contentUrl" src="/img/toponymy/kur/5-verst-map-of-the-Caucasus-of-the-late-19th.jpg" title="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 alt="5-ти вёрстная карта Кавказа конца ХIХ в." width="600" height="430"/&gt;</text:p>
            <text:p><text:tab/>&lt;figcaption itemprop="description creditText"&gt;5-ти вёрстная карта Кавказа конца ХIХ в.&lt;/figcaption&gt;</text:p>
            <text:p>&lt;/figure&gt;</text:p>
          </table:table-cell>
          <table:table-cell office:value-type="string" office:string-value="&lt;figure itemscope itemtype=&quot;https://schema.org/ImageObject&quot;&gt;&#10; &lt;meta itemprop=&quot;name&quot; content=&quot;5-ти вёрстная карта Кавказа конца ХIХ в.&quot; /&gt;&#10; &lt;a href=&quot;/img/toponymy/kur/5-verst-map-of-the-Caucasus-of-the-late-19th-b.jpg&quot; title=&quot;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quot;&gt;&lt;img  itemprop=&quot;contentUrl&quot; src=&quot;/img/toponymy/kur/5-verst-map-of-the-Caucasus-of-the-late-19th.jpg&quot; alt=&quot;5-ти вёрстная карта Кавказа конца ХIХ в.&quot; width=&quot;600&quot; height=&quot;430&quot;/&gt;&lt;/a&gt;&#10; &lt;figcaption itemprop=&quot;description creditText&quot;&gt;5-ти вёрстная карта Кавказа конца ХIХ в.&lt;/figcaption&gt;&#10;&lt;/figure&gt;" table:formula="of:=&quot;&lt;figure itemscope itemtype=&quot;&quot;https://schema.org/ImageObject&quot;&quot;&gt;&quot;&amp;CHAR(10)&amp;CHAR(9)&amp;&quot;&lt;meta itemprop=&quot;&quot;name&quot;&quot; content=&quot;&quot;&quot;&amp;[.E13]&amp;&quot;&quot;&quot; /&gt;&quot;&amp;CHAR(10)&amp;CHAR(9)&amp;&quot;&lt;a href=&quot;&quot;&quot;&amp;[.$B$1]&amp;[.B13]&amp;&quot;-b.jpg&quot;&amp;&quot;&quot;&quot; title=&quot;&quot;&quot;&amp;[.F13]&amp;&quot;&quot;&quot;&gt;&lt;img  itemprop=&quot;&quot;contentUrl&quot;&quot; src=&quot;&quot;&quot;&amp;[.$B$1]&amp;[.B13]&amp;&quot;.jpg&quot;&amp;&quot;&quot;&quot; alt=&quot;&quot;&quot;&amp;[.E13]&amp;&quot;&quot;&quot; width=&quot;&quot;&quot;&amp;[.C13]&amp;&quot;&quot;&quot; height=&quot;&quot;&quot;&amp;[.D13]&amp;&quot;&quot;&quot;/&gt;&lt;/a&gt;&quot;&amp;CHAR(10)&amp;CHAR(9)&amp;&quot;&lt;figcaption itemprop=&quot;&quot;description creditText&quot;&quot;&gt;&quot;&amp;[.E13]&amp;&quot;&lt;/figcaption&gt;&quot;&amp;CHAR(10)&amp;&quot;&lt;/figure&gt;&quot;" table:style-name="ce1">
            <text:p>&lt;figure itemscope itemtype="https://schema.org/ImageObject"&gt;</text:p>
            <text:p><text:tab/>&lt;meta itemprop="name" content="5-ти вёрстная карта Кавказа конца ХIХ в." /&gt;</text:p>
            <text:p><text:tab/>&lt;a href="/img/toponymy/kur/5-verst-map-of-the-Caucasus-of-the-late-19th-b.jpg" title="Фрагмент 5-ти вёрстной карты Кавказа конца ХIХ в., где на левобережье реки Кубань значится лиман Куркуй из него вытекает р. Кура. На правобережье реки Кубань значится р. Курка"&gt;&lt;img <text:s/>itemprop="contentUrl" src="/img/toponymy/kur/5-verst-map-of-the-Caucasus-of-the-late-19th.jpg" alt="5-ти вёрстная карта Кавказа конца ХIХ в." width="600" height="430"/&gt;&lt;/a&gt;</text:p>
            <text:p><text:tab/>&lt;figcaption itemprop="description creditText"&gt;5-ти вёрстная карта Кавказа конца ХIХ в.&lt;/figcaption&gt;</text:p>
            <text:p>&lt;/figure&gt;</text:p>
          </table:table-cell>
          <table:table-cell table:number-columns-repeated="16374"/>
        </table:table-row>
        <table:table-row table:style-name="ro1">
          <table:table-cell office:value-type="float" office:value="12" table:style-name="ce1">
            <text:p>12</text:p>
          </table:table-cell>
          <table:table-cell office:value-type="string" table:style-name="ce1">
            <text:p>Maps-of-the-40s-of-the-twentieth-century</text:p>
          </table:table-cell>
          <table:table-cell office:value-type="float" office:value="600" table:style-name="ce1">
            <text:p>600</text:p>
          </table:table-cell>
          <table:table-cell office:value-type="float" office:value="430" table:style-name="ce1">
            <text:p>430</text:p>
          </table:table-cell>
          <table:table-cell office:value-type="string" table:style-name="ce1">
            <text:p>Карты 40-х годов ХХ в.</text:p>
          </table:table-cell>
          <table:table-cell office:value-type="string" table:style-name="ce1">
            <text:p>Фрагмент карты масштаба 1:100 000 40-х годов ХХ в., где значится лиман Куркуй, который соединяется рекой Куркуй с Кубанью</text:p>
          </table:table-cell>
          <table:table-cell office:value-type="string" office:string-value="&lt;figure&gt;&#10; &lt;img src=&quot;/img/toponymy/kur/Maps-of-the-40s-of-the-twentieth-century.jpg&quot; title=&quot;Карты 40-х годов ХХ в.&quot; alt=&quot;Карты 40-х годов ХХ в.&quot; width=&quot;600&quot; height=&quot;430&quot;/&gt;&#10; &lt;figcaption&gt;Фрагмент карты масштаба 1:100 000 40-х годов ХХ в., где значится лиман Куркуй, который соединяется рекой Куркуй с Кубанью&lt;/figcaption&gt;&#10;&lt;/figure&gt;" table:formula="of:=&quot;&lt;figure&gt;&quot;&amp;CHAR(10)&amp;CHAR(9)&amp;&quot;&lt;img src=&quot;&quot;&quot;&amp;[.$B$1]&amp;[.B14]&amp;&quot;.jpg&quot;&amp;&quot;&quot;&quot; title=&quot;&quot;&quot;&amp;[.E14]&amp;&quot;&quot;&quot; alt=&quot;&quot;&quot;&amp;[.E14]&amp;&quot;&quot;&quot; width=&quot;&quot;&quot;&amp;[.C14]&amp;&quot;&quot;&quot; height=&quot;&quot;&quot;&amp;[.D14]&amp;&quot;&quot;&quot;/&gt;&quot;&amp;CHAR(10)&amp;CHAR(9)&amp;&quot;&lt;figcaption&gt;&quot;&amp;[.F14]&amp;&quot;&lt;/figcaption&gt;&quot;&amp;CHAR(10)&amp;&quot;&lt;/figure&gt;&quot;" table:style-name="ce2">
            <text:p>&lt;figure&gt;</text:p>
            <text:p><text:tab/>&lt;img src="/img/toponymy/kur/Maps-of-the-40s-of-the-twentieth-century.jpg" title="Карты 40-х годов ХХ в." alt="Карты 40-х годов ХХ в." width="600" height="430"/&gt;</text:p>
            <text:p><text:tab/>&lt;figcaption&gt;Фрагмент карты масштаба 1:100 000 40-х годов ХХ в., где значится лиман Куркуй, который соединяется рекой Куркуй с Кубанью&lt;/figcaption&gt;</text:p>
            <text:p>&lt;/figure&gt;</text:p>
          </table:table-cell>
          <table:table-cell office:value-type="string" office:string-value="&lt;figure&gt;&#10; &lt;a href=&quot;/img/toponymy/kur/Maps-of-the-40s-of-the-twentieth-century-b.jpg&quot; title=&quot;Карты 40-х годов ХХ в.&quot;&gt;&lt;img src=&quot;/img/toponymy/kur/Maps-of-the-40s-of-the-twentieth-century.jpg&quot; alt=&quot;Карты 40-х годов ХХ в.&quot; width=&quot;600&quot; height=&quot;430&quot;/&gt;&lt;/a&gt;&#10; &lt;figcaption&gt;Фрагмент карты масштаба 1:100 000 40-х годов ХХ в., где значится лиман Куркуй, который соединяется рекой Куркуй с Кубанью&lt;/figcaption&gt;&#10;&lt;/figure&gt;" table:formula="of:=&quot;&lt;figure&gt;&quot;&amp;CHAR(10)&amp;CHAR(9)&amp;&quot;&lt;a href=&quot;&quot;&quot;&amp;[.$B$1]&amp;[.B14]&amp;&quot;-b.jpg&quot;&amp;&quot;&quot;&quot; title=&quot;&quot;&quot;&amp;[.E14]&amp;&quot;&quot;&quot;&gt;&lt;img src=&quot;&quot;&quot;&amp;[.$B$1]&amp;[.B14]&amp;&quot;.jpg&quot;&amp;&quot;&quot;&quot; alt=&quot;&quot;&quot;&amp;[.E14]&amp;&quot;&quot;&quot; width=&quot;&quot;&quot;&amp;[.C14]&amp;&quot;&quot;&quot; height=&quot;&quot;&quot;&amp;[.D14]&amp;&quot;&quot;&quot;/&gt;&lt;/a&gt;&quot;&amp;CHAR(10)&amp;CHAR(9)&amp;&quot;&lt;figcaption&gt;&quot;&amp;[.F14]&amp;&quot;&lt;/figcaption&gt;&quot;&amp;CHAR(10)&amp;&quot;&lt;/figure&gt;&quot;" table:style-name="ce1">
            <text:p>&lt;figure&gt;</text:p>
            <text:p><text:tab/>&lt;a href="/img/toponymy/kur/Maps-of-the-40s-of-the-twentieth-century-b.jpg" title="Карты 40-х годов ХХ в."&gt;&lt;img src="/img/toponymy/kur/Maps-of-the-40s-of-the-twentieth-century.jpg" alt="Карты 40-х годов ХХ в." width="600" height="430"/&gt;&lt;/a&gt;</text:p>
            <text:p><text:tab/>&lt;figcaption&gt;Фрагмент карты масштаба 1:100 000 40-х годов ХХ в., где значится лиман Куркуй, который соединяется рекой Куркуй с Кубанью&lt;/figcaption&gt;</text:p>
            <text:p>&lt;/figure&gt;</text:p>
          </table:table-cell>
          <table:table-cell office:value-type="string" office:string-value="&lt;figure itemscope itemtype=&quot;https://schema.org/ImageObject&quot;&gt;&#10; &lt;meta itemprop=&quot;name&quot; content=&quot;Карты 40-х годов ХХ в.&quot; /&gt;&#10; &lt;img itemprop=&quot;contentUrl&quot; src=&quot;/img/toponymy/kur/Maps-of-the-40s-of-the-twentieth-century.jpg&quot; title=&quot;Фрагмент карты масштаба 1:100 000 40-х годов ХХ в., где значится лиман Куркуй, который соединяется рекой Куркуй с Кубанью&quot; alt=&quot;Карты 40-х годов ХХ в.&quot; width=&quot;600&quot; height=&quot;430&quot;/&gt;&#10; &lt;figcaption itemprop=&quot;description creditText&quot;&gt;Карты 40-х годов ХХ в.&lt;/figcaption&gt;&#10;&lt;/figure&gt;" table:formula="of:=&quot;&lt;figure itemscope itemtype=&quot;&quot;https://schema.org/ImageObject&quot;&quot;&gt;&quot;&amp;CHAR(10)&amp;CHAR(9)&amp;&quot;&lt;meta itemprop=&quot;&quot;name&quot;&quot; content=&quot;&quot;&quot;&amp;[.E14]&amp;&quot;&quot;&quot; /&gt;&quot;&amp;CHAR(10)&amp;CHAR(9)&amp;&quot;&lt;img itemprop=&quot;&quot;contentUrl&quot;&quot; src=&quot;&quot;&quot;&amp;[.$B$1]&amp;[.B14]&amp;&quot;.jpg&quot;&amp;&quot;&quot;&quot; title=&quot;&quot;&quot;&amp;[.F14]&amp;&quot;&quot;&quot; alt=&quot;&quot;&quot;&amp;[.E14]&amp;&quot;&quot;&quot; width=&quot;&quot;&quot;&amp;[.C14]&amp;&quot;&quot;&quot; height=&quot;&quot;&quot;&amp;[.D14]&amp;&quot;&quot;&quot;/&gt;&quot;&amp;CHAR(10)&amp;CHAR(9)&amp;&quot;&lt;figcaption itemprop=&quot;&quot;description creditText&quot;&quot;&gt;&quot;&amp;[.E14]&amp;&quot;&lt;/figcaption&gt;&quot;&amp;CHAR(10)&amp;&quot;&lt;/figure&gt;&quot;" table:style-name="ce1">
            <text:p>&lt;figure itemscope itemtype="https://schema.org/ImageObject"&gt;</text:p>
            <text:p><text:tab/>&lt;meta itemprop="name" content="Карты 40-х годов ХХ в." /&gt;</text:p>
            <text:p><text:tab/>&lt;img itemprop="contentUrl" src="/img/toponymy/kur/Maps-of-the-40s-of-the-twentieth-century.jpg" title="Фрагмент карты масштаба 1:100 000 40-х годов ХХ в., где значится лиман Куркуй, который соединяется рекой Куркуй с Кубанью" alt="Карты 40-х годов ХХ в." width="600" height="430"/&gt;</text:p>
            <text:p><text:tab/>&lt;figcaption itemprop="description creditText"&gt;Карты 40-х годов ХХ в.&lt;/figcaption&gt;</text:p>
            <text:p>&lt;/figure&gt;</text:p>
          </table:table-cell>
          <table:table-cell office:value-type="string" office:string-value="&lt;figure itemscope itemtype=&quot;https://schema.org/ImageObject&quot;&gt;&#10; &lt;meta itemprop=&quot;name&quot; content=&quot;Карты 40-х годов ХХ в.&quot; /&gt;&#10; &lt;a href=&quot;/img/toponymy/kur/Maps-of-the-40s-of-the-twentieth-century-b.jpg&quot; title=&quot;Фрагмент карты масштаба 1:100 000 40-х годов ХХ в., где значится лиман Куркуй, который соединяется рекой Куркуй с Кубанью&quot;&gt;&lt;img  itemprop=&quot;contentUrl&quot; src=&quot;/img/toponymy/kur/Maps-of-the-40s-of-the-twentieth-century.jpg&quot; alt=&quot;Карты 40-х годов ХХ в.&quot; width=&quot;600&quot; height=&quot;430&quot;/&gt;&lt;/a&gt;&#10; &lt;figcaption itemprop=&quot;description creditText&quot;&gt;Карты 40-х годов ХХ в.&lt;/figcaption&gt;&#10;&lt;/figure&gt;" table:formula="of:=&quot;&lt;figure itemscope itemtype=&quot;&quot;https://schema.org/ImageObject&quot;&quot;&gt;&quot;&amp;CHAR(10)&amp;CHAR(9)&amp;&quot;&lt;meta itemprop=&quot;&quot;name&quot;&quot; content=&quot;&quot;&quot;&amp;[.E14]&amp;&quot;&quot;&quot; /&gt;&quot;&amp;CHAR(10)&amp;CHAR(9)&amp;&quot;&lt;a href=&quot;&quot;&quot;&amp;[.$B$1]&amp;[.B14]&amp;&quot;-b.jpg&quot;&amp;&quot;&quot;&quot; title=&quot;&quot;&quot;&amp;[.F14]&amp;&quot;&quot;&quot;&gt;&lt;img  itemprop=&quot;&quot;contentUrl&quot;&quot; src=&quot;&quot;&quot;&amp;[.$B$1]&amp;[.B14]&amp;&quot;.jpg&quot;&amp;&quot;&quot;&quot; alt=&quot;&quot;&quot;&amp;[.E14]&amp;&quot;&quot;&quot; width=&quot;&quot;&quot;&amp;[.C14]&amp;&quot;&quot;&quot; height=&quot;&quot;&quot;&amp;[.D14]&amp;&quot;&quot;&quot;/&gt;&lt;/a&gt;&quot;&amp;CHAR(10)&amp;CHAR(9)&amp;&quot;&lt;figcaption itemprop=&quot;&quot;description creditText&quot;&quot;&gt;&quot;&amp;[.E14]&amp;&quot;&lt;/figcaption&gt;&quot;&amp;CHAR(10)&amp;&quot;&lt;/figure&gt;&quot;" table:style-name="ce1">
            <text:p>&lt;figure itemscope itemtype="https://schema.org/ImageObject"&gt;</text:p>
            <text:p><text:tab/>&lt;meta itemprop="name" content="Карты 40-х годов ХХ в." /&gt;</text:p>
            <text:p><text:tab/>&lt;a href="/img/toponymy/kur/Maps-of-the-40s-of-the-twentieth-century-b.jpg" title="Фрагмент карты масштаба 1:100 000 40-х годов ХХ в., где значится лиман Куркуй, который соединяется рекой Куркуй с Кубанью"&gt;&lt;img <text:s/>itemprop="contentUrl" src="/img/toponymy/kur/Maps-of-the-40s-of-the-twentieth-century.jpg" alt="Карты 40-х годов ХХ в." width="600" height="430"/&gt;&lt;/a&gt;</text:p>
            <text:p><text:tab/>&lt;figcaption itemprop="description creditText"&gt;Карты 40-х годов ХХ в.&lt;/figcaption&gt;</text:p>
            <text:p>&lt;/figure&gt;</text:p>
          </table:table-cell>
          <table:table-cell table:number-columns-repeated="16374"/>
        </table:table-row>
        <table:table-row table:style-name="ro1">
          <table:table-cell office:value-type="float" office:value="13" table:style-name="ce2">
            <text:p>13</text:p>
          </table:table-cell>
          <table:table-cell table:number-columns-repeated="5" table:style-name="ce2"/>
          <table:table-cell office:value-type="string" office:string-value="&lt;figure&gt;&#10; &lt;img src=&quot;/img/toponymy/kur/.jpg&quot; title=&quot;&quot; alt=&quot;&quot; width=&quot;&quot; height=&quot;&quot;/&gt;&#10; &lt;figcaption&gt;&lt;/figcaption&gt;&#10;&lt;/figure&gt;" table:formula="of:=&quot;&lt;figure&gt;&quot;&amp;CHAR(10)&amp;CHAR(9)&amp;&quot;&lt;img src=&quot;&quot;&quot;&amp;[.$B$1]&amp;[.B15]&amp;&quot;.jpg&quot;&amp;&quot;&quot;&quot; title=&quot;&quot;&quot;&amp;[.E15]&amp;&quot;&quot;&quot; alt=&quot;&quot;&quot;&amp;[.E15]&amp;&quot;&quot;&quot; width=&quot;&quot;&quot;&amp;[.C15]&amp;&quot;&quot;&quot; height=&quot;&quot;&quot;&amp;[.D15]&amp;&quot;&quot;&quot;/&gt;&quot;&amp;CHAR(10)&amp;CHAR(9)&amp;&quot;&lt;figcaption&gt;&quot;&amp;[.F15]&amp;&quot;&lt;/figcaption&gt;&quot;&amp;CHAR(10)&amp;&quot;&lt;/figure&gt;&quot;" table:style-name="ce2">
            <text:p>&lt;figure&gt;</text:p>
            <text:p><text:tab/>&lt;img src="/img/toponymy/kur/.jpg" title="" alt="" width="" height=""/&gt;</text:p>
            <text:p><text:tab/>&lt;figcaption&gt;&lt;/figcaption&gt;</text:p>
            <text:p>&lt;/figure&gt;</text:p>
          </table:table-cell>
          <table:table-cell office:value-type="string" office:string-value="&lt;figure&gt;&#10; &lt;a href=&quot;/img/toponymy/kur/-b.jpg&quot; title=&quot;&quot;&gt;&lt;img src=&quot;/img/toponymy/kur/.jpg&quot; alt=&quot;&quot; width=&quot;&quot; height=&quot;&quot;/&gt;&lt;/a&gt;&#10; &lt;figcaption&gt;&lt;/figcaption&gt;&#10;&lt;/figure&gt;" table:formula="of:=&quot;&lt;figure&gt;&quot;&amp;CHAR(10)&amp;CHAR(9)&amp;&quot;&lt;a href=&quot;&quot;&quot;&amp;[.$B$1]&amp;[.B15]&amp;&quot;-b.jpg&quot;&amp;&quot;&quot;&quot; title=&quot;&quot;&quot;&amp;[.E15]&amp;&quot;&quot;&quot;&gt;&lt;img src=&quot;&quot;&quot;&amp;[.$B$1]&amp;[.B15]&amp;&quot;.jpg&quot;&amp;&quot;&quot;&quot; alt=&quot;&quot;&quot;&amp;[.E15]&amp;&quot;&quot;&quot; width=&quot;&quot;&quot;&amp;[.C15]&amp;&quot;&quot;&quot; height=&quot;&quot;&quot;&amp;[.D15]&amp;&quot;&quot;&quot;/&gt;&lt;/a&gt;&quot;&amp;CHAR(10)&amp;CHAR(9)&amp;&quot;&lt;figcaption&gt;&quot;&amp;[.F15]&amp;&quot;&lt;/figcaption&gt;&quot;&amp;CHAR(10)&amp;&quot;&lt;/figure&gt;&quot;" table:style-name="ce2">
            <text:p>&lt;figure&gt;</text:p>
            <text:p><text:tab/>&lt;a href="/img/toponymy/kur/-b.jpg" title=""&gt;&lt;img src="/img/toponymy/kur/.jpg" alt="" width="" height=""/&gt;&lt;/a&gt;</text:p>
            <text:p><text:tab/>&lt;figcaption&gt;&lt;/figcaption&gt;</text:p>
            <text:p>&lt;/figure&gt;</text:p>
          </table:table-cell>
          <table:table-cell office:value-type="string" office:string-value="&lt;figure itemscope itemtype=&quot;https://schema.org/ImageObject&quot;&gt;&#10; &lt;meta itemprop=&quot;name&quot; content=&quot;&quot; /&gt;&#10; &lt;img itemprop=&quot;contentUrl&quot; src=&quot;/img/toponymy/kur/.jpg&quot; title=&quot;&quot; alt=&quot;&quot; width=&quot;&quot; height=&quot;&quot;/&gt;&#10; &lt;figcaption itemprop=&quot;description creditText&quot;&gt;&lt;/figcaption&gt;&#10;&lt;/figure&gt;" table:formula="of:=&quot;&lt;figure itemscope itemtype=&quot;&quot;https://schema.org/ImageObject&quot;&quot;&gt;&quot;&amp;CHAR(10)&amp;CHAR(9)&amp;&quot;&lt;meta itemprop=&quot;&quot;name&quot;&quot; content=&quot;&quot;&quot;&amp;[.E15]&amp;&quot;&quot;&quot; /&gt;&quot;&amp;CHAR(10)&amp;CHAR(9)&amp;&quot;&lt;img itemprop=&quot;&quot;contentUrl&quot;&quot; src=&quot;&quot;&quot;&amp;[.$B$1]&amp;[.B15]&amp;&quot;.jpg&quot;&amp;&quot;&quot;&quot; title=&quot;&quot;&quot;&amp;[.F15]&amp;&quot;&quot;&quot; alt=&quot;&quot;&quot;&amp;[.E15]&amp;&quot;&quot;&quot; width=&quot;&quot;&quot;&amp;[.C15]&amp;&quot;&quot;&quot; height=&quot;&quot;&quot;&amp;[.D15]&amp;&quot;&quot;&quot;/&gt;&quot;&amp;CHAR(10)&amp;CHAR(9)&amp;&quot;&lt;figcaption itemprop=&quot;&quot;description creditText&quot;&quot;&gt;&quot;&amp;[.E15]&amp;&quot;&lt;/figcaption&gt;&quot;&amp;CHAR(10)&amp;&quot;&lt;/figure&gt;&quot;" table:style-name="ce2">
            <text:p>&lt;figure itemscope itemtype="https://schema.org/ImageObject"&gt;</text:p>
            <text:p><text:tab/>&lt;meta itemprop="name" content="" /&gt;</text:p>
            <text:p><text:tab/>&lt;img itemprop="contentUrl" src="/img/toponymy/kur/.jpg" title="" alt="" width="" height=""/&gt;</text:p>
            <text:p><text:tab/>&lt;figcaption itemprop="description creditText"&gt;&lt;/figcaption&gt;</text:p>
            <text:p>&lt;/figure&gt;</text:p>
          </table:table-cell>
          <table:table-cell office:value-type="string" office:string-value="&lt;figure itemscope itemtype=&quot;https://schema.org/ImageObject&quot;&gt;&#10; &lt;meta itemprop=&quot;name&quot; content=&quot;&quot; /&gt;&#10; &lt;a href=&quot;/img/toponymy/kur/-b.jpg&quot; title=&quot;&quot;&gt;&lt;img  itemprop=&quot;contentUrl&quot; src=&quot;/img/toponymy/kur/.jpg&quot; alt=&quot;&quot; width=&quot;&quot; height=&quot;&quot;/&gt;&lt;/a&gt;&#10; &lt;figcaption itemprop=&quot;description creditText&quot;&gt;&lt;/figcaption&gt;&#10;&lt;/figure&gt;" table:formula="of:=&quot;&lt;figure itemscope itemtype=&quot;&quot;https://schema.org/ImageObject&quot;&quot;&gt;&quot;&amp;CHAR(10)&amp;CHAR(9)&amp;&quot;&lt;meta itemprop=&quot;&quot;name&quot;&quot; content=&quot;&quot;&quot;&amp;[.E15]&amp;&quot;&quot;&quot; /&gt;&quot;&amp;CHAR(10)&amp;CHAR(9)&amp;&quot;&lt;a href=&quot;&quot;&quot;&amp;[.$B$1]&amp;[.B15]&amp;&quot;-b.jpg&quot;&amp;&quot;&quot;&quot; title=&quot;&quot;&quot;&amp;[.F15]&amp;&quot;&quot;&quot;&gt;&lt;img  itemprop=&quot;&quot;contentUrl&quot;&quot; src=&quot;&quot;&quot;&amp;[.$B$1]&amp;[.B15]&amp;&quot;.jpg&quot;&amp;&quot;&quot;&quot; alt=&quot;&quot;&quot;&amp;[.E15]&amp;&quot;&quot;&quot; width=&quot;&quot;&quot;&amp;[.C15]&amp;&quot;&quot;&quot; height=&quot;&quot;&quot;&amp;[.D15]&amp;&quot;&quot;&quot;/&gt;&lt;/a&gt;&quot;&amp;CHAR(10)&amp;CHAR(9)&amp;&quot;&lt;figcaption itemprop=&quot;&quot;description creditText&quot;&quot;&gt;&quot;&amp;[.E15]&amp;&quot;&lt;/figcaption&gt;&quot;&amp;CHAR(10)&amp;&quot;&lt;/figure&gt;&quot;" table:style-name="ce2">
            <text:p>&lt;figure itemscope itemtype="https://schema.org/ImageObject"&gt;</text:p>
            <text:p><text:tab/>&lt;meta itemprop="name" content="" /&gt;</text:p>
            <text:p><text:tab/>&lt;a href="/img/toponymy/kur/-b.jpg" title=""&gt;&lt;img <text:s/>itemprop="contentUrl" src="/img/toponymy/kur/.jpg" alt="" width="" height=""/&gt;&lt;/a&gt;</text:p>
            <text:p><text:tab/>&lt;figcaption itemprop="description creditText"&gt;&lt;/figcaption&gt;</text:p>
            <text:p>&lt;/figure&gt;</text:p>
          </table:table-cell>
          <table:table-cell table:number-columns-repeated="16374" table:style-name="ce2"/>
        </table:table-row>
        <table:table-row table:style-name="ro1">
          <table:table-cell office:value-type="float" office:value="14" table:style-name="ce1">
            <text:p>14</text:p>
          </table:table-cell>
          <table:table-cell office:value-type="string" table:style-name="ce1">
            <text:p>The-Kandaur-tract-on-the-map-of-the-Tauride-region-1787</text:p>
          </table:table-cell>
          <table:table-cell office:value-type="float" office:value="600" table:style-name="ce1">
            <text:p>600</text:p>
          </table:table-cell>
          <table:table-cell office:value-type="float" office:value="430" table:style-name="ce1">
            <text:p>430</text:p>
          </table:table-cell>
          <table:table-cell office:value-type="string" table:style-name="ce1">
            <text:p>Урочище Кандаур на карте Таврической области Российской империи 1787 г.</text:p>
          </table:table-cell>
          <table:table-cell office:value-type="string" table:style-name="ce1">
            <text:p>Урочище Кандаур на фрагменте карты Таврической области Российской империи 1787 г., расположено между рекой Кубань и лиманом</text:p>
          </table:table-cell>
          <table:table-cell office:value-type="string" office:string-value="&lt;figure&gt;&#10; &lt;img src=&quot;/img/toponymy/kur/The-Kandaur-tract-on-the-map-of-the-Tauride-region-1787.jpg&quot; title=&quot;Урочище Кандаур на карте Таврической области Российской империи 1787 г.&quot; alt=&quot;Урочище Кандаур на карте Таврической области Российской империи 1787 г.&quot; width=&quot;600&quot; height=&quot;430&quot;/&gt;&#10; &lt;figcaption&gt;Урочище Кандаур на фрагменте карты Таврической области Российской империи 1787 г., расположено между рекой Кубань и лиманом&lt;/figcaption&gt;&#10;&lt;/figure&gt;" table:formula="of:=&quot;&lt;figure&gt;&quot;&amp;CHAR(10)&amp;CHAR(9)&amp;&quot;&lt;img src=&quot;&quot;&quot;&amp;[.$B$1]&amp;[.B16]&amp;&quot;.jpg&quot;&amp;&quot;&quot;&quot; title=&quot;&quot;&quot;&amp;[.E16]&amp;&quot;&quot;&quot; alt=&quot;&quot;&quot;&amp;[.E16]&amp;&quot;&quot;&quot; width=&quot;&quot;&quot;&amp;[.C16]&amp;&quot;&quot;&quot; height=&quot;&quot;&quot;&amp;[.D16]&amp;&quot;&quot;&quot;/&gt;&quot;&amp;CHAR(10)&amp;CHAR(9)&amp;&quot;&lt;figcaption&gt;&quot;&amp;[.F16]&amp;&quot;&lt;/figcaption&gt;&quot;&amp;CHAR(10)&amp;&quot;&lt;/figure&gt;&quot;" table:style-name="ce2">
            <text:p>&lt;figure&gt;</text:p>
            <text:p><text:tab/>&lt;img src="/img/toponymy/kur/The-Kandaur-tract-on-the-map-of-the-Tauride-region-1787.jpg" title="Урочище Кандаур на карте Таврической области Российской империи 1787 г." alt="Урочище Кандаур на карте Таврической области Российской империи 1787 г." width="600" height="430"/&gt;</text:p>
            <text:p><text:tab/>&lt;figcaption&gt;Урочище Кандаур на фрагменте карты Таврической области Российской империи 1787 г., расположено между рекой Кубань и лиманом&lt;/figcaption&gt;</text:p>
            <text:p>&lt;/figure&gt;</text:p>
          </table:table-cell>
          <table:table-cell office:value-type="string" office:string-value="&lt;figure&gt;&#10; &lt;a href=&quot;/img/toponymy/kur/The-Kandaur-tract-on-the-map-of-the-Tauride-region-1787-b.jpg&quot; title=&quot;Урочище Кандаур на карте Таврической области Российской империи 1787 г.&quot;&gt;&lt;img src=&quot;/img/toponymy/kur/The-Kandaur-tract-on-the-map-of-the-Tauride-region-1787.jpg&quot; alt=&quot;Урочище Кандаур на карте Таврической области Российской империи 1787 г.&quot; width=&quot;600&quot; height=&quot;430&quot;/&gt;&lt;/a&gt;&#10; &lt;figcaption&gt;Урочище Кандаур на фрагменте карты Таврической области Российской империи 1787 г., расположено между рекой Кубань и лиманом&lt;/figcaption&gt;&#10;&lt;/figure&gt;" table:formula="of:=&quot;&lt;figure&gt;&quot;&amp;CHAR(10)&amp;CHAR(9)&amp;&quot;&lt;a href=&quot;&quot;&quot;&amp;[.$B$1]&amp;[.B16]&amp;&quot;-b.jpg&quot;&amp;&quot;&quot;&quot; title=&quot;&quot;&quot;&amp;[.E16]&amp;&quot;&quot;&quot;&gt;&lt;img src=&quot;&quot;&quot;&amp;[.$B$1]&amp;[.B16]&amp;&quot;.jpg&quot;&amp;&quot;&quot;&quot; alt=&quot;&quot;&quot;&amp;[.E16]&amp;&quot;&quot;&quot; width=&quot;&quot;&quot;&amp;[.C16]&amp;&quot;&quot;&quot; height=&quot;&quot;&quot;&amp;[.D16]&amp;&quot;&quot;&quot;/&gt;&lt;/a&gt;&quot;&amp;CHAR(10)&amp;CHAR(9)&amp;&quot;&lt;figcaption&gt;&quot;&amp;[.F16]&amp;&quot;&lt;/figcaption&gt;&quot;&amp;CHAR(10)&amp;&quot;&lt;/figure&gt;&quot;" table:style-name="ce1">
            <text:p>&lt;figure&gt;</text:p>
            <text:p><text:tab/>&lt;a href="/img/toponymy/kur/The-Kandaur-tract-on-the-map-of-the-Tauride-region-1787-b.jpg" title="Урочище Кандаур на карте Таврической области Российской империи 1787 г."&gt;&lt;img src="/img/toponymy/kur/The-Kandaur-tract-on-the-map-of-the-Tauride-region-1787.jpg" alt="Урочище Кандаур на карте Таврической области Российской империи 1787 г." width="600" height="430"/&gt;&lt;/a&gt;</text:p>
            <text:p><text:tab/>&lt;figcaption&gt;Урочище Кандаур на фрагменте карты Таврической области Российской империи 1787 г., расположено между рекой Кубань и лиманом&lt;/figcaption&gt;</text:p>
            <text:p>&lt;/figure&gt;</text:p>
          </table:table-cell>
          <table:table-cell office:value-type="string" office:string-value="&lt;figure itemscope itemtype=&quot;https://schema.org/ImageObject&quot;&gt;&#10; &lt;meta itemprop=&quot;name&quot; content=&quot;Урочище Кандаур на карте Таврической области Российской империи 1787 г.&quot; /&gt;&#10; &lt;img itemprop=&quot;contentUrl&quot; src=&quot;/img/toponymy/kur/The-Kandaur-tract-on-the-map-of-the-Tauride-region-1787.jpg&quot; title=&quot;Урочище Кандаур на фрагменте карты Таврической области Российской империи 1787 г., расположено между рекой Кубань и лиманом&quot; alt=&quot;Урочище Кандаур на карте Таврической области Российской империи 1787 г.&quot; width=&quot;600&quot; height=&quot;430&quot;/&gt;&#10; &lt;figcaption itemprop=&quot;description creditText&quot;&gt;Урочище Кандаур на карте Таврической области Российской империи 1787 г.&lt;/figcaption&gt;&#10;&lt;/figure&gt;" table:formula="of:=&quot;&lt;figure itemscope itemtype=&quot;&quot;https://schema.org/ImageObject&quot;&quot;&gt;&quot;&amp;CHAR(10)&amp;CHAR(9)&amp;&quot;&lt;meta itemprop=&quot;&quot;name&quot;&quot; content=&quot;&quot;&quot;&amp;[.E16]&amp;&quot;&quot;&quot; /&gt;&quot;&amp;CHAR(10)&amp;CHAR(9)&amp;&quot;&lt;img itemprop=&quot;&quot;contentUrl&quot;&quot; src=&quot;&quot;&quot;&amp;[.$B$1]&amp;[.B16]&amp;&quot;.jpg&quot;&amp;&quot;&quot;&quot; title=&quot;&quot;&quot;&amp;[.F16]&amp;&quot;&quot;&quot; alt=&quot;&quot;&quot;&amp;[.E16]&amp;&quot;&quot;&quot; width=&quot;&quot;&quot;&amp;[.C16]&amp;&quot;&quot;&quot; height=&quot;&quot;&quot;&amp;[.D16]&amp;&quot;&quot;&quot;/&gt;&quot;&amp;CHAR(10)&amp;CHAR(9)&amp;&quot;&lt;figcaption itemprop=&quot;&quot;description creditText&quot;&quot;&gt;&quot;&amp;[.E16]&amp;&quot;&lt;/figcaption&gt;&quot;&amp;CHAR(10)&amp;&quot;&lt;/figure&gt;&quot;" table:style-name="ce1">
            <text:p>&lt;figure itemscope itemtype="https://schema.org/ImageObject"&gt;</text:p>
            <text:p><text:tab/>&lt;meta itemprop="name" content="Урочище Кандаур на карте Таврической области Российской империи 1787 г." /&gt;</text:p>
            <text:p><text:tab/>&lt;img itemprop="contentUrl" src="/img/toponymy/kur/The-Kandaur-tract-on-the-map-of-the-Tauride-region-1787.jpg" title="Урочище Кандаур на фрагменте карты Таврической области Российской империи 1787 г., расположено между рекой Кубань и лиманом" alt="Урочище Кандаур на карте Таврической области Российской империи 1787 г." width="600" height="430"/&gt;</text:p>
            <text:p><text:tab/>&lt;figcaption itemprop="description creditText"&gt;Урочище Кандаур на карте Таврической области Российской империи 1787 г.&lt;/figcaption&gt;</text:p>
            <text:p>&lt;/figure&gt;</text:p>
          </table:table-cell>
          <table:table-cell office:value-type="string" office:string-value="&lt;figure itemscope itemtype=&quot;https://schema.org/ImageObject&quot;&gt;&#10; &lt;meta itemprop=&quot;name&quot; content=&quot;Урочище Кандаур на карте Таврической области Российской империи 1787 г.&quot; /&gt;&#10; &lt;a href=&quot;/img/toponymy/kur/The-Kandaur-tract-on-the-map-of-the-Tauride-region-1787-b.jpg&quot; title=&quot;Урочище Кандаур на фрагменте карты Таврической области Российской империи 1787 г., расположено между рекой Кубань и лиманом&quot;&gt;&lt;img  itemprop=&quot;contentUrl&quot; src=&quot;/img/toponymy/kur/The-Kandaur-tract-on-the-map-of-the-Tauride-region-1787.jpg&quot; alt=&quot;Урочище Кандаур на карте Таврической области Российской империи 1787 г.&quot; width=&quot;600&quot; height=&quot;430&quot;/&gt;&lt;/a&gt;&#10; &lt;figcaption itemprop=&quot;description creditText&quot;&gt;Урочище Кандаур на карте Таврической области Российской империи 1787 г.&lt;/figcaption&gt;&#10;&lt;/figure&gt;" table:formula="of:=&quot;&lt;figure itemscope itemtype=&quot;&quot;https://schema.org/ImageObject&quot;&quot;&gt;&quot;&amp;CHAR(10)&amp;CHAR(9)&amp;&quot;&lt;meta itemprop=&quot;&quot;name&quot;&quot; content=&quot;&quot;&quot;&amp;[.E16]&amp;&quot;&quot;&quot; /&gt;&quot;&amp;CHAR(10)&amp;CHAR(9)&amp;&quot;&lt;a href=&quot;&quot;&quot;&amp;[.$B$1]&amp;[.B16]&amp;&quot;-b.jpg&quot;&amp;&quot;&quot;&quot; title=&quot;&quot;&quot;&amp;[.F16]&amp;&quot;&quot;&quot;&gt;&lt;img  itemprop=&quot;&quot;contentUrl&quot;&quot; src=&quot;&quot;&quot;&amp;[.$B$1]&amp;[.B16]&amp;&quot;.jpg&quot;&amp;&quot;&quot;&quot; alt=&quot;&quot;&quot;&amp;[.E16]&amp;&quot;&quot;&quot; width=&quot;&quot;&quot;&amp;[.C16]&amp;&quot;&quot;&quot; height=&quot;&quot;&quot;&amp;[.D16]&amp;&quot;&quot;&quot;/&gt;&lt;/a&gt;&quot;&amp;CHAR(10)&amp;CHAR(9)&amp;&quot;&lt;figcaption itemprop=&quot;&quot;description creditText&quot;&quot;&gt;&quot;&amp;[.E16]&amp;&quot;&lt;/figcaption&gt;&quot;&amp;CHAR(10)&amp;&quot;&lt;/figure&gt;&quot;" table:style-name="ce1">
            <text:p>&lt;figure itemscope itemtype="https://schema.org/ImageObject"&gt;</text:p>
            <text:p><text:tab/>&lt;meta itemprop="name" content="Урочище Кандаур на карте Таврической области Российской империи 1787 г." /&gt;</text:p>
            <text:p><text:tab/>&lt;a href="/img/toponymy/kur/The-Kandaur-tract-on-the-map-of-the-Tauride-region-1787-b.jpg" title="Урочище Кандаур на фрагменте карты Таврической области Российской империи 1787 г., расположено между рекой Кубань и лиманом"&gt;&lt;img <text:s/>itemprop="contentUrl" src="/img/toponymy/kur/The-Kandaur-tract-on-the-map-of-the-Tauride-region-1787.jpg" alt="Урочище Кандаур на карте Таврической области Российской империи 1787 г." width="600" height="430"/&gt;&lt;/a&gt;</text:p>
            <text:p><text:tab/>&lt;figcaption itemprop="description creditText"&gt;Урочище Кандаур на карте Таврической области Российской империи 1787 г.&lt;/figcaption&gt;</text:p>
            <text:p>&lt;/figure&gt;</text:p>
          </table:table-cell>
          <table:table-cell table:number-columns-repeated="16374"/>
        </table:table-row>
        <table:table-row table:style-name="ro1">
          <table:table-cell office:value-type="float" office:value="15" table:style-name="ce1">
            <text:p>15</text:p>
          </table:table-cell>
          <table:table-cell office:value-type="string" table:style-name="ce1">
            <text:p>Map-of-Taman-in-1835</text:p>
          </table:table-cell>
          <table:table-cell office:value-type="float" office:value="800" table:style-name="ce1">
            <text:p>800</text:p>
          </table:table-cell>
          <table:table-cell office:value-type="float" office:value="444" table:style-name="ce1">
            <text:p>444</text:p>
          </table:table-cell>
          <table:table-cell office:value-type="string" table:style-name="ce1">
            <text:p>Карта Тамани 1835 г.</text:p>
          </table:table-cell>
          <table:table-cell office:value-type="string" table:style-name="ce1">
            <text:p>Фрагмент карты Тамани 1835 г., издана в 1838-1843 гг. Фредериком Дюбуа де Монпере. В правом нижнем углу значится остров или хребет KANDAUR</text:p>
          </table:table-cell>
          <table:table-cell office:value-type="string" office:string-value="&lt;figure&gt;&#10; &lt;img src=&quot;/img/toponymy/kur/Map-of-Taman-in-1835.jpg&quot; title=&quot;Карта Тамани 1835 г.&quot; alt=&quot;Карта Тамани 1835 г.&quot; width=&quot;800&quot; height=&quot;444&quot;/&gt;&#10; &lt;figcaption&gt;Фрагмент карты Тамани 1835 г., издана в 1838-1843 гг. Фредериком Дюбуа де Монпере. В правом нижнем углу значится остров или хребет KANDAUR&lt;/figcaption&gt;&#10;&lt;/figure&gt;" table:formula="of:=&quot;&lt;figure&gt;&quot;&amp;CHAR(10)&amp;CHAR(9)&amp;&quot;&lt;img src=&quot;&quot;&quot;&amp;[.$B$1]&amp;[.B17]&amp;&quot;.jpg&quot;&amp;&quot;&quot;&quot; title=&quot;&quot;&quot;&amp;[.E17]&amp;&quot;&quot;&quot; alt=&quot;&quot;&quot;&amp;[.E17]&amp;&quot;&quot;&quot; width=&quot;&quot;&quot;&amp;[.C17]&amp;&quot;&quot;&quot; height=&quot;&quot;&quot;&amp;[.D17]&amp;&quot;&quot;&quot;/&gt;&quot;&amp;CHAR(10)&amp;CHAR(9)&amp;&quot;&lt;figcaption&gt;&quot;&amp;[.F17]&amp;&quot;&lt;/figcaption&gt;&quot;&amp;CHAR(10)&amp;&quot;&lt;/figure&gt;&quot;" table:style-name="ce1">
            <text:p>&lt;figure&gt;</text:p>
            <text:p><text:tab/>&lt;img src="/img/toponymy/kur/Map-of-Taman-in-1835.jpg" title="Карта Тамани 1835 г." alt="Карта Тамани 1835 г." width="800" height="444"/&gt;</text:p>
            <text:p><text:tab/>&lt;figcaption&gt;Фрагмент карты Тамани 1835 г., издана в 1838-1843 гг. Фредериком Дюбуа де Монпере. В правом нижнем углу значится остров или хребет KANDAUR&lt;/figcaption&gt;</text:p>
            <text:p>&lt;/figure&gt;</text:p>
          </table:table-cell>
          <table:table-cell office:value-type="string" office:string-value="&lt;figure&gt;&#10; &lt;a href=&quot;/img/toponymy/kur/Map-of-Taman-in-1835-b.jpg&quot; title=&quot;Карта Тамани 1835 г.&quot;&gt;&lt;img src=&quot;/img/toponymy/kur/Map-of-Taman-in-1835.jpg&quot; alt=&quot;Карта Тамани 1835 г.&quot; width=&quot;800&quot; height=&quot;444&quot;/&gt;&lt;/a&gt;&#10; &lt;figcaption&gt;Фрагмент карты Тамани 1835 г., издана в 1838-1843 гг. Фредериком Дюбуа де Монпере. В правом нижнем углу значится остров или хребет KANDAUR&lt;/figcaption&gt;&#10;&lt;/figure&gt;" table:formula="of:=&quot;&lt;figure&gt;&quot;&amp;CHAR(10)&amp;CHAR(9)&amp;&quot;&lt;a href=&quot;&quot;&quot;&amp;[.$B$1]&amp;[.B17]&amp;&quot;-b.jpg&quot;&amp;&quot;&quot;&quot; title=&quot;&quot;&quot;&amp;[.E17]&amp;&quot;&quot;&quot;&gt;&lt;img src=&quot;&quot;&quot;&amp;[.$B$1]&amp;[.B17]&amp;&quot;.jpg&quot;&amp;&quot;&quot;&quot; alt=&quot;&quot;&quot;&amp;[.E17]&amp;&quot;&quot;&quot; width=&quot;&quot;&quot;&amp;[.C17]&amp;&quot;&quot;&quot; height=&quot;&quot;&quot;&amp;[.D17]&amp;&quot;&quot;&quot;/&gt;&lt;/a&gt;&quot;&amp;CHAR(10)&amp;CHAR(9)&amp;&quot;&lt;figcaption&gt;&quot;&amp;[.F17]&amp;&quot;&lt;/figcaption&gt;&quot;&amp;CHAR(10)&amp;&quot;&lt;/figure&gt;&quot;" table:style-name="ce2">
            <text:p>&lt;figure&gt;</text:p>
            <text:p><text:tab/>&lt;a href="/img/toponymy/kur/Map-of-Taman-in-1835-b.jpg" title="Карта Тамани 1835 г."&gt;&lt;img src="/img/toponymy/kur/Map-of-Taman-in-1835.jpg" alt="Карта Тамани 1835 г." width="800" height="444"/&gt;&lt;/a&gt;</text:p>
            <text:p><text:tab/>&lt;figcaption&gt;Фрагмент карты Тамани 1835 г., издана в 1838-1843 гг. Фредериком Дюбуа де Монпере. В правом нижнем углу значится остров или хребет KANDAUR&lt;/figcaption&gt;</text:p>
            <text:p>&lt;/figure&gt;</text:p>
          </table:table-cell>
          <table:table-cell office:value-type="string" office:string-value="&lt;figure itemscope itemtype=&quot;https://schema.org/ImageObject&quot;&gt;&#10; &lt;meta itemprop=&quot;name&quot; content=&quot;Карта Тамани 1835 г.&quot; /&gt;&#10; &lt;img itemprop=&quot;contentUrl&quot; src=&quot;/img/toponymy/kur/Map-of-Taman-in-1835.jpg&quot; title=&quot;Фрагмент карты Тамани 1835 г., издана в 1838-1843 гг. Фредериком Дюбуа де Монпере. В правом нижнем углу значится остров или хребет KANDAUR&quot; alt=&quot;Карта Тамани 1835 г.&quot; width=&quot;800&quot; height=&quot;444&quot;/&gt;&#10; &lt;figcaption itemprop=&quot;description creditText&quot;&gt;Карта Тамани 1835 г.&lt;/figcaption&gt;&#10;&lt;/figure&gt;" table:formula="of:=&quot;&lt;figure itemscope itemtype=&quot;&quot;https://schema.org/ImageObject&quot;&quot;&gt;&quot;&amp;CHAR(10)&amp;CHAR(9)&amp;&quot;&lt;meta itemprop=&quot;&quot;name&quot;&quot; content=&quot;&quot;&quot;&amp;[.E17]&amp;&quot;&quot;&quot; /&gt;&quot;&amp;CHAR(10)&amp;CHAR(9)&amp;&quot;&lt;img itemprop=&quot;&quot;contentUrl&quot;&quot; src=&quot;&quot;&quot;&amp;[.$B$1]&amp;[.B17]&amp;&quot;.jpg&quot;&amp;&quot;&quot;&quot; title=&quot;&quot;&quot;&amp;[.F17]&amp;&quot;&quot;&quot; alt=&quot;&quot;&quot;&amp;[.E17]&amp;&quot;&quot;&quot; width=&quot;&quot;&quot;&amp;[.C17]&amp;&quot;&quot;&quot; height=&quot;&quot;&quot;&amp;[.D17]&amp;&quot;&quot;&quot;/&gt;&quot;&amp;CHAR(10)&amp;CHAR(9)&amp;&quot;&lt;figcaption itemprop=&quot;&quot;description creditText&quot;&quot;&gt;&quot;&amp;[.E17]&amp;&quot;&lt;/figcaption&gt;&quot;&amp;CHAR(10)&amp;&quot;&lt;/figure&gt;&quot;" table:style-name="ce1">
            <text:p>&lt;figure itemscope itemtype="https://schema.org/ImageObject"&gt;</text:p>
            <text:p><text:tab/>&lt;meta itemprop="name" content="Карта Тамани 1835 г." /&gt;</text:p>
            <text:p><text:tab/>&lt;img itemprop="contentUrl" src="/img/toponymy/kur/Map-of-Taman-in-1835.jpg" title="Фрагмент карты Тамани 1835 г., издана в 1838-1843 гг. Фредериком Дюбуа де Монпере. В правом нижнем углу значится остров или хребет KANDAUR" alt="Карта Тамани 1835 г." width="800" height="444"/&gt;</text:p>
            <text:p><text:tab/>&lt;figcaption itemprop="description creditText"&gt;Карта Тамани 1835 г.&lt;/figcaption&gt;</text:p>
            <text:p>&lt;/figure&gt;</text:p>
          </table:table-cell>
          <table:table-cell office:value-type="string" office:string-value="&lt;figure itemscope itemtype=&quot;https://schema.org/ImageObject&quot;&gt;&#10; &lt;meta itemprop=&quot;name&quot; content=&quot;Карта Тамани 1835 г.&quot; /&gt;&#10; &lt;a href=&quot;/img/toponymy/kur/Map-of-Taman-in-1835-b.jpg&quot; title=&quot;Фрагмент карты Тамани 1835 г., издана в 1838-1843 гг. Фредериком Дюбуа де Монпере. В правом нижнем углу значится остров или хребет KANDAUR&quot;&gt;&lt;img  itemprop=&quot;contentUrl&quot; src=&quot;/img/toponymy/kur/Map-of-Taman-in-1835.jpg&quot; alt=&quot;Карта Тамани 1835 г.&quot; width=&quot;800&quot; height=&quot;444&quot;/&gt;&lt;/a&gt;&#10; &lt;figcaption itemprop=&quot;description creditText&quot;&gt;Карта Тамани 1835 г.&lt;/figcaption&gt;&#10;&lt;/figure&gt;" table:formula="of:=&quot;&lt;figure itemscope itemtype=&quot;&quot;https://schema.org/ImageObject&quot;&quot;&gt;&quot;&amp;CHAR(10)&amp;CHAR(9)&amp;&quot;&lt;meta itemprop=&quot;&quot;name&quot;&quot; content=&quot;&quot;&quot;&amp;[.E17]&amp;&quot;&quot;&quot; /&gt;&quot;&amp;CHAR(10)&amp;CHAR(9)&amp;&quot;&lt;a href=&quot;&quot;&quot;&amp;[.$B$1]&amp;[.B17]&amp;&quot;-b.jpg&quot;&amp;&quot;&quot;&quot; title=&quot;&quot;&quot;&amp;[.F17]&amp;&quot;&quot;&quot;&gt;&lt;img  itemprop=&quot;&quot;contentUrl&quot;&quot; src=&quot;&quot;&quot;&amp;[.$B$1]&amp;[.B17]&amp;&quot;.jpg&quot;&amp;&quot;&quot;&quot; alt=&quot;&quot;&quot;&amp;[.E17]&amp;&quot;&quot;&quot; width=&quot;&quot;&quot;&amp;[.C17]&amp;&quot;&quot;&quot; height=&quot;&quot;&quot;&amp;[.D17]&amp;&quot;&quot;&quot;/&gt;&lt;/a&gt;&quot;&amp;CHAR(10)&amp;CHAR(9)&amp;&quot;&lt;figcaption itemprop=&quot;&quot;description creditText&quot;&quot;&gt;&quot;&amp;[.E17]&amp;&quot;&lt;/figcaption&gt;&quot;&amp;CHAR(10)&amp;&quot;&lt;/figure&gt;&quot;" table:style-name="ce1">
            <text:p>&lt;figure itemscope itemtype="https://schema.org/ImageObject"&gt;</text:p>
            <text:p><text:tab/>&lt;meta itemprop="name" content="Карта Тамани 1835 г." /&gt;</text:p>
            <text:p><text:tab/>&lt;a href="/img/toponymy/kur/Map-of-Taman-in-1835-b.jpg" title="Фрагмент карты Тамани 1835 г., издана в 1838-1843 гг. Фредериком Дюбуа де Монпере. В правом нижнем углу значится остров или хребет KANDAUR"&gt;&lt;img <text:s/>itemprop="contentUrl" src="/img/toponymy/kur/Map-of-Taman-in-1835.jpg" alt="Карта Тамани 1835 г." width="800" height="444"/&gt;&lt;/a&gt;</text:p>
            <text:p><text:tab/>&lt;figcaption itemprop="description creditText"&gt;Карта Тамани 1835 г.&lt;/figcaption&gt;</text:p>
            <text:p>&lt;/figure&gt;</text:p>
          </table:table-cell>
          <table:table-cell table:number-columns-repeated="16374"/>
        </table:table-row>
        <table:table-row table:style-name="ro1">
          <table:table-cell office:value-type="float" office:value="16" table:style-name="ce1">
            <text:p>16</text:p>
          </table:table-cell>
          <table:table-cell office:value-type="string" table:style-name="ce1">
            <text:p>Map-of-Krasnodar-Krai-in-1947</text:p>
          </table:table-cell>
          <table:table-cell office:value-type="float" office:value="600" table:style-name="ce1">
            <text:p>600</text:p>
          </table:table-cell>
          <table:table-cell office:value-type="float" office:value="430" table:style-name="ce1">
            <text:p>430</text:p>
          </table:table-cell>
          <table:table-cell office:value-type="string" table:style-name="ce1">
            <text:p>Карта Краснодарского края 1947 г.</text:p>
          </table:table-cell>
          <table:table-cell office:value-type="string" table:style-name="ce1">
            <text:p>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text:p>
          </table:table-cell>
          <table:table-cell office:value-type="string" office:string-value="&lt;figure&gt;&#10; &lt;img src=&quot;/img/toponymy/kur/Map-of-Krasnodar-Krai-in-1947.jpg&quot; title=&quot;Карта Краснодарского края 1947 г.&quot; alt=&quot;Карта Краснодарского края 1947 г.&quot; width=&quot;600&quot; height=&quot;430&quot;/&gt;&#10; &lt;figcaption&gt;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lt;/figcaption&gt;&#10;&lt;/figure&gt;" table:formula="of:=&quot;&lt;figure&gt;&quot;&amp;CHAR(10)&amp;CHAR(9)&amp;&quot;&lt;img src=&quot;&quot;&quot;&amp;[.$B$1]&amp;[.B18]&amp;&quot;.jpg&quot;&amp;&quot;&quot;&quot; title=&quot;&quot;&quot;&amp;[.E18]&amp;&quot;&quot;&quot; alt=&quot;&quot;&quot;&amp;[.E18]&amp;&quot;&quot;&quot; width=&quot;&quot;&quot;&amp;[.C18]&amp;&quot;&quot;&quot; height=&quot;&quot;&quot;&amp;[.D18]&amp;&quot;&quot;&quot;/&gt;&quot;&amp;CHAR(10)&amp;CHAR(9)&amp;&quot;&lt;figcaption&gt;&quot;&amp;[.F18]&amp;&quot;&lt;/figcaption&gt;&quot;&amp;CHAR(10)&amp;&quot;&lt;/figure&gt;&quot;" table:style-name="ce2">
            <text:p>&lt;figure&gt;</text:p>
            <text:p><text:tab/>&lt;img src="/img/toponymy/kur/Map-of-Krasnodar-Krai-in-1947.jpg" title="Карта Краснодарского края 1947 г." alt="Карта Краснодарского края 1947 г." width="600" height="430"/&gt;</text:p>
            <text:p><text:tab/>&lt;figcaption&gt;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lt;/figcaption&gt;</text:p>
            <text:p>&lt;/figure&gt;</text:p>
          </table:table-cell>
          <table:table-cell office:value-type="string" office:string-value="&lt;figure&gt;&#10; &lt;a href=&quot;/img/toponymy/kur/Map-of-Krasnodar-Krai-in-1947-b.jpg&quot; title=&quot;Карта Краснодарского края 1947 г.&quot;&gt;&lt;img src=&quot;/img/toponymy/kur/Map-of-Krasnodar-Krai-in-1947.jpg&quot; alt=&quot;Карта Краснодарского края 1947 г.&quot; width=&quot;600&quot; height=&quot;430&quot;/&gt;&lt;/a&gt;&#10; &lt;figcaption&gt;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lt;/figcaption&gt;&#10;&lt;/figure&gt;" table:formula="of:=&quot;&lt;figure&gt;&quot;&amp;CHAR(10)&amp;CHAR(9)&amp;&quot;&lt;a href=&quot;&quot;&quot;&amp;[.$B$1]&amp;[.B18]&amp;&quot;-b.jpg&quot;&amp;&quot;&quot;&quot; title=&quot;&quot;&quot;&amp;[.E18]&amp;&quot;&quot;&quot;&gt;&lt;img src=&quot;&quot;&quot;&amp;[.$B$1]&amp;[.B18]&amp;&quot;.jpg&quot;&amp;&quot;&quot;&quot; alt=&quot;&quot;&quot;&amp;[.E18]&amp;&quot;&quot;&quot; width=&quot;&quot;&quot;&amp;[.C18]&amp;&quot;&quot;&quot; height=&quot;&quot;&quot;&amp;[.D18]&amp;&quot;&quot;&quot;/&gt;&lt;/a&gt;&quot;&amp;CHAR(10)&amp;CHAR(9)&amp;&quot;&lt;figcaption&gt;&quot;&amp;[.F18]&amp;&quot;&lt;/figcaption&gt;&quot;&amp;CHAR(10)&amp;&quot;&lt;/figure&gt;&quot;" table:style-name="ce1">
            <text:p>&lt;figure&gt;</text:p>
            <text:p><text:tab/>&lt;a href="/img/toponymy/kur/Map-of-Krasnodar-Krai-in-1947-b.jpg" title="Карта Краснодарского края 1947 г."&gt;&lt;img src="/img/toponymy/kur/Map-of-Krasnodar-Krai-in-1947.jpg" alt="Карта Краснодарского края 1947 г." width="600" height="430"/&gt;&lt;/a&gt;</text:p>
            <text:p><text:tab/>&lt;figcaption&gt;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lt;/figcaption&gt;</text:p>
            <text:p>&lt;/figure&gt;</text:p>
          </table:table-cell>
          <table:table-cell office:value-type="string" office:string-value="&lt;figure itemscope itemtype=&quot;https://schema.org/ImageObject&quot;&gt;&#10; &lt;meta itemprop=&quot;name&quot; content=&quot;Карта Краснодарского края 1947 г.&quot; /&gt;&#10; &lt;img itemprop=&quot;contentUrl&quot; src=&quot;/img/toponymy/kur/Map-of-Krasnodar-Krai-in-1947.jpg&quot; title=&quot;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quot; alt=&quot;Карта Краснодарского края 1947 г.&quot; width=&quot;600&quot; height=&quot;430&quot;/&gt;&#10; &lt;figcaption itemprop=&quot;description creditText&quot;&gt;Карта Краснодарского края 1947 г.&lt;/figcaption&gt;&#10;&lt;/figure&gt;" table:formula="of:=&quot;&lt;figure itemscope itemtype=&quot;&quot;https://schema.org/ImageObject&quot;&quot;&gt;&quot;&amp;CHAR(10)&amp;CHAR(9)&amp;&quot;&lt;meta itemprop=&quot;&quot;name&quot;&quot; content=&quot;&quot;&quot;&amp;[.E18]&amp;&quot;&quot;&quot; /&gt;&quot;&amp;CHAR(10)&amp;CHAR(9)&amp;&quot;&lt;img itemprop=&quot;&quot;contentUrl&quot;&quot; src=&quot;&quot;&quot;&amp;[.$B$1]&amp;[.B18]&amp;&quot;.jpg&quot;&amp;&quot;&quot;&quot; title=&quot;&quot;&quot;&amp;[.F18]&amp;&quot;&quot;&quot; alt=&quot;&quot;&quot;&amp;[.E18]&amp;&quot;&quot;&quot; width=&quot;&quot;&quot;&amp;[.C18]&amp;&quot;&quot;&quot; height=&quot;&quot;&quot;&amp;[.D18]&amp;&quot;&quot;&quot;/&gt;&quot;&amp;CHAR(10)&amp;CHAR(9)&amp;&quot;&lt;figcaption itemprop=&quot;&quot;description creditText&quot;&quot;&gt;&quot;&amp;[.E18]&amp;&quot;&lt;/figcaption&gt;&quot;&amp;CHAR(10)&amp;&quot;&lt;/figure&gt;&quot;" table:style-name="ce1">
            <text:p>&lt;figure itemscope itemtype="https://schema.org/ImageObject"&gt;</text:p>
            <text:p><text:tab/>&lt;meta itemprop="name" content="Карта Краснодарского края 1947 г." /&gt;</text:p>
            <text:p><text:tab/>&lt;img itemprop="contentUrl" src="/img/toponymy/kur/Map-of-Krasnodar-Krai-in-1947.jpg" title="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 alt="Карта Краснодарского края 1947 г." width="600" height="430"/&gt;</text:p>
            <text:p><text:tab/>&lt;figcaption itemprop="description creditText"&gt;Карта Краснодарского края 1947 г.&lt;/figcaption&gt;</text:p>
            <text:p>&lt;/figure&gt;</text:p>
          </table:table-cell>
          <table:table-cell office:value-type="string" office:string-value="&lt;figure itemscope itemtype=&quot;https://schema.org/ImageObject&quot;&gt;&#10; &lt;meta itemprop=&quot;name&quot; content=&quot;Карта Краснодарского края 1947 г.&quot; /&gt;&#10; &lt;a href=&quot;/img/toponymy/kur/Map-of-Krasnodar-Krai-in-1947-b.jpg&quot; title=&quot;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quot;&gt;&lt;img  itemprop=&quot;contentUrl&quot; src=&quot;/img/toponymy/kur/Map-of-Krasnodar-Krai-in-1947.jpg&quot; alt=&quot;Карта Краснодарского края 1947 г.&quot; width=&quot;600&quot; height=&quot;430&quot;/&gt;&lt;/a&gt;&#10; &lt;figcaption itemprop=&quot;description creditText&quot;&gt;Карта Краснодарского края 1947 г.&lt;/figcaption&gt;&#10;&lt;/figure&gt;" table:formula="of:=&quot;&lt;figure itemscope itemtype=&quot;&quot;https://schema.org/ImageObject&quot;&quot;&gt;&quot;&amp;CHAR(10)&amp;CHAR(9)&amp;&quot;&lt;meta itemprop=&quot;&quot;name&quot;&quot; content=&quot;&quot;&quot;&amp;[.E18]&amp;&quot;&quot;&quot; /&gt;&quot;&amp;CHAR(10)&amp;CHAR(9)&amp;&quot;&lt;a href=&quot;&quot;&quot;&amp;[.$B$1]&amp;[.B18]&amp;&quot;-b.jpg&quot;&amp;&quot;&quot;&quot; title=&quot;&quot;&quot;&amp;[.F18]&amp;&quot;&quot;&quot;&gt;&lt;img  itemprop=&quot;&quot;contentUrl&quot;&quot; src=&quot;&quot;&quot;&amp;[.$B$1]&amp;[.B18]&amp;&quot;.jpg&quot;&amp;&quot;&quot;&quot; alt=&quot;&quot;&quot;&amp;[.E18]&amp;&quot;&quot;&quot; width=&quot;&quot;&quot;&amp;[.C18]&amp;&quot;&quot;&quot; height=&quot;&quot;&quot;&amp;[.D18]&amp;&quot;&quot;&quot;/&gt;&lt;/a&gt;&quot;&amp;CHAR(10)&amp;CHAR(9)&amp;&quot;&lt;figcaption itemprop=&quot;&quot;description creditText&quot;&quot;&gt;&quot;&amp;[.E18]&amp;&quot;&lt;/figcaption&gt;&quot;&amp;CHAR(10)&amp;&quot;&lt;/figure&gt;&quot;" table:style-name="ce1">
            <text:p>&lt;figure itemscope itemtype="https://schema.org/ImageObject"&gt;</text:p>
            <text:p><text:tab/>&lt;meta itemprop="name" content="Карта Краснодарского края 1947 г." /&gt;</text:p>
            <text:p><text:tab/>&lt;a href="/img/toponymy/kur/Map-of-Krasnodar-Krai-in-1947-b.jpg" title="Фрагмент карты Краснодарского края 1947 г. масштаб в 1 см 4 км. На карте обозначена протока Курка, а южнее станицы Курчанской значатся бывшие хутора Курчанские. На юге фрагмента значится лиман Куркуй"&gt;&lt;img <text:s/>itemprop="contentUrl" src="/img/toponymy/kur/Map-of-Krasnodar-Krai-in-1947.jpg" alt="Карта Краснодарского края 1947 г." width="600" height="430"/&gt;&lt;/a&gt;</text:p>
            <text:p><text:tab/>&lt;figcaption itemprop="description creditText"&gt;Карта Краснодарского края 1947 г.&lt;/figcaption&gt;</text:p>
            <text:p>&lt;/figure&gt;</text:p>
          </table:table-cell>
          <table:table-cell table:number-columns-repeated="16374"/>
        </table:table-row>
        <table:table-row table:style-name="ro1">
          <table:table-cell office:value-type="float" office:value="17" table:style-name="ce1">
            <text:p>17</text:p>
          </table:table-cell>
          <table:table-cell office:value-type="string" table:style-name="ce1">
            <text:p>Map-of-the-Stavropol-diocese-in-1899</text:p>
          </table:table-cell>
          <table:table-cell office:value-type="float" office:value="600" table:style-name="ce1">
            <text:p>600</text:p>
          </table:table-cell>
          <table:table-cell office:value-type="float" office:value="430" table:style-name="ce1">
            <text:p>430</text:p>
          </table:table-cell>
          <table:table-cell office:value-type="string" table:style-name="ce1">
            <text:p>Карта Ставропольской епархии 1899 г.</text:p>
          </table:table-cell>
          <table:table-cell office:value-type="string" table:style-name="ce1">
            <text:p>Фрагмент карты Ставропольской епархии 1899 г., где обозначено русло реки Курка, которое начинается от реки Кубань и впадает в лиман Курчанский</text:p>
          </table:table-cell>
          <table:table-cell office:value-type="string" office:string-value="&lt;figure&gt;&#10; &lt;img src=&quot;/img/toponymy/kur/Map-of-the-Stavropol-diocese-in-1899.jpg&quot; title=&quot;Карта Ставропольской епархии 1899 г.&quot; alt=&quot;Карта Ставропольской епархии 1899 г.&quot; width=&quot;600&quot; height=&quot;430&quot;/&gt;&#10; &lt;figcaption&gt;Фрагмент карты Ставропольской епархии 1899 г., где обозначено русло реки Курка, которое начинается от реки Кубань и впадает в лиман Курчанский&lt;/figcaption&gt;&#10;&lt;/figure&gt;" table:formula="of:=&quot;&lt;figure&gt;&quot;&amp;CHAR(10)&amp;CHAR(9)&amp;&quot;&lt;img src=&quot;&quot;&quot;&amp;[.$B$1]&amp;[.B19]&amp;&quot;.jpg&quot;&amp;&quot;&quot;&quot; title=&quot;&quot;&quot;&amp;[.E19]&amp;&quot;&quot;&quot; alt=&quot;&quot;&quot;&amp;[.E19]&amp;&quot;&quot;&quot; width=&quot;&quot;&quot;&amp;[.C19]&amp;&quot;&quot;&quot; height=&quot;&quot;&quot;&amp;[.D19]&amp;&quot;&quot;&quot;/&gt;&quot;&amp;CHAR(10)&amp;CHAR(9)&amp;&quot;&lt;figcaption&gt;&quot;&amp;[.F19]&amp;&quot;&lt;/figcaption&gt;&quot;&amp;CHAR(10)&amp;&quot;&lt;/figure&gt;&quot;" table:style-name="ce2">
            <text:p>&lt;figure&gt;</text:p>
            <text:p><text:tab/>&lt;img src="/img/toponymy/kur/Map-of-the-Stavropol-diocese-in-1899.jpg" title="Карта Ставропольской епархии 1899 г." alt="Карта Ставропольской епархии 1899 г." width="600" height="430"/&gt;</text:p>
            <text:p><text:tab/>&lt;figcaption&gt;Фрагмент карты Ставропольской епархии 1899 г., где обозначено русло реки Курка, которое начинается от реки Кубань и впадает в лиман Курчанский&lt;/figcaption&gt;</text:p>
            <text:p>&lt;/figure&gt;</text:p>
          </table:table-cell>
          <table:table-cell office:value-type="string" office:string-value="&lt;figure&gt;&#10; &lt;a href=&quot;/img/toponymy/kur/Map-of-the-Stavropol-diocese-in-1899-b.jpg&quot; title=&quot;Карта Ставропольской епархии 1899 г.&quot;&gt;&lt;img src=&quot;/img/toponymy/kur/Map-of-the-Stavropol-diocese-in-1899.jpg&quot; alt=&quot;Карта Ставропольской епархии 1899 г.&quot; width=&quot;600&quot; height=&quot;430&quot;/&gt;&lt;/a&gt;&#10; &lt;figcaption&gt;Фрагмент карты Ставропольской епархии 1899 г., где обозначено русло реки Курка, которое начинается от реки Кубань и впадает в лиман Курчанский&lt;/figcaption&gt;&#10;&lt;/figure&gt;" table:formula="of:=&quot;&lt;figure&gt;&quot;&amp;CHAR(10)&amp;CHAR(9)&amp;&quot;&lt;a href=&quot;&quot;&quot;&amp;[.$B$1]&amp;[.B19]&amp;&quot;-b.jpg&quot;&amp;&quot;&quot;&quot; title=&quot;&quot;&quot;&amp;[.E19]&amp;&quot;&quot;&quot;&gt;&lt;img src=&quot;&quot;&quot;&amp;[.$B$1]&amp;[.B19]&amp;&quot;.jpg&quot;&amp;&quot;&quot;&quot; alt=&quot;&quot;&quot;&amp;[.E19]&amp;&quot;&quot;&quot; width=&quot;&quot;&quot;&amp;[.C19]&amp;&quot;&quot;&quot; height=&quot;&quot;&quot;&amp;[.D19]&amp;&quot;&quot;&quot;/&gt;&lt;/a&gt;&quot;&amp;CHAR(10)&amp;CHAR(9)&amp;&quot;&lt;figcaption&gt;&quot;&amp;[.F19]&amp;&quot;&lt;/figcaption&gt;&quot;&amp;CHAR(10)&amp;&quot;&lt;/figure&gt;&quot;" table:style-name="ce1">
            <text:p>&lt;figure&gt;</text:p>
            <text:p><text:tab/>&lt;a href="/img/toponymy/kur/Map-of-the-Stavropol-diocese-in-1899-b.jpg" title="Карта Ставропольской епархии 1899 г."&gt;&lt;img src="/img/toponymy/kur/Map-of-the-Stavropol-diocese-in-1899.jpg" alt="Карта Ставропольской епархии 1899 г." width="600" height="430"/&gt;&lt;/a&gt;</text:p>
            <text:p><text:tab/>&lt;figcaption&gt;Фрагмент карты Ставропольской епархии 1899 г., где обозначено русло реки Курка, которое начинается от реки Кубань и впадает в лиман Курчанский&lt;/figcaption&gt;</text:p>
            <text:p>&lt;/figure&gt;</text:p>
          </table:table-cell>
          <table:table-cell office:value-type="string" office:string-value="&lt;figure itemscope itemtype=&quot;https://schema.org/ImageObject&quot;&gt;&#10; &lt;meta itemprop=&quot;name&quot; content=&quot;Карта Ставропольской епархии 1899 г.&quot; /&gt;&#10; &lt;img itemprop=&quot;contentUrl&quot; src=&quot;/img/toponymy/kur/Map-of-the-Stavropol-diocese-in-1899.jpg&quot; title=&quot;Фрагмент карты Ставропольской епархии 1899 г., где обозначено русло реки Курка, которое начинается от реки Кубань и впадает в лиман Курчанский&quot; alt=&quot;Карта Ставропольской епархии 1899 г.&quot; width=&quot;600&quot; height=&quot;430&quot;/&gt;&#10; &lt;figcaption itemprop=&quot;description creditText&quot;&gt;Карта Ставропольской епархии 1899 г.&lt;/figcaption&gt;&#10;&lt;/figure&gt;" table:formula="of:=&quot;&lt;figure itemscope itemtype=&quot;&quot;https://schema.org/ImageObject&quot;&quot;&gt;&quot;&amp;CHAR(10)&amp;CHAR(9)&amp;&quot;&lt;meta itemprop=&quot;&quot;name&quot;&quot; content=&quot;&quot;&quot;&amp;[.E19]&amp;&quot;&quot;&quot; /&gt;&quot;&amp;CHAR(10)&amp;CHAR(9)&amp;&quot;&lt;img itemprop=&quot;&quot;contentUrl&quot;&quot; src=&quot;&quot;&quot;&amp;[.$B$1]&amp;[.B19]&amp;&quot;.jpg&quot;&amp;&quot;&quot;&quot; title=&quot;&quot;&quot;&amp;[.F19]&amp;&quot;&quot;&quot; alt=&quot;&quot;&quot;&amp;[.E19]&amp;&quot;&quot;&quot; width=&quot;&quot;&quot;&amp;[.C19]&amp;&quot;&quot;&quot; height=&quot;&quot;&quot;&amp;[.D19]&amp;&quot;&quot;&quot;/&gt;&quot;&amp;CHAR(10)&amp;CHAR(9)&amp;&quot;&lt;figcaption itemprop=&quot;&quot;description creditText&quot;&quot;&gt;&quot;&amp;[.E19]&amp;&quot;&lt;/figcaption&gt;&quot;&amp;CHAR(10)&amp;&quot;&lt;/figure&gt;&quot;" table:style-name="ce1">
            <text:p>&lt;figure itemscope itemtype="https://schema.org/ImageObject"&gt;</text:p>
            <text:p><text:tab/>&lt;meta itemprop="name" content="Карта Ставропольской епархии 1899 г." /&gt;</text:p>
            <text:p><text:tab/>&lt;img itemprop="contentUrl" src="/img/toponymy/kur/Map-of-the-Stavropol-diocese-in-1899.jpg" title="Фрагмент карты Ставропольской епархии 1899 г., где обозначено русло реки Курка, которое начинается от реки Кубань и впадает в лиман Курчанский" alt="Карта Ставропольской епархии 1899 г." width="600" height="430"/&gt;</text:p>
            <text:p><text:tab/>&lt;figcaption itemprop="description creditText"&gt;Карта Ставропольской епархии 1899 г.&lt;/figcaption&gt;</text:p>
            <text:p>&lt;/figure&gt;</text:p>
          </table:table-cell>
          <table:table-cell office:value-type="string" office:string-value="&lt;figure itemscope itemtype=&quot;https://schema.org/ImageObject&quot;&gt;&#10; &lt;meta itemprop=&quot;name&quot; content=&quot;Карта Ставропольской епархии 1899 г.&quot; /&gt;&#10; &lt;a href=&quot;/img/toponymy/kur/Map-of-the-Stavropol-diocese-in-1899-b.jpg&quot; title=&quot;Фрагмент карты Ставропольской епархии 1899 г., где обозначено русло реки Курка, которое начинается от реки Кубань и впадает в лиман Курчанский&quot;&gt;&lt;img  itemprop=&quot;contentUrl&quot; src=&quot;/img/toponymy/kur/Map-of-the-Stavropol-diocese-in-1899.jpg&quot; alt=&quot;Карта Ставропольской епархии 1899 г.&quot; width=&quot;600&quot; height=&quot;430&quot;/&gt;&lt;/a&gt;&#10; &lt;figcaption itemprop=&quot;description creditText&quot;&gt;Карта Ставропольской епархии 1899 г.&lt;/figcaption&gt;&#10;&lt;/figure&gt;" table:formula="of:=&quot;&lt;figure itemscope itemtype=&quot;&quot;https://schema.org/ImageObject&quot;&quot;&gt;&quot;&amp;CHAR(10)&amp;CHAR(9)&amp;&quot;&lt;meta itemprop=&quot;&quot;name&quot;&quot; content=&quot;&quot;&quot;&amp;[.E19]&amp;&quot;&quot;&quot; /&gt;&quot;&amp;CHAR(10)&amp;CHAR(9)&amp;&quot;&lt;a href=&quot;&quot;&quot;&amp;[.$B$1]&amp;[.B19]&amp;&quot;-b.jpg&quot;&amp;&quot;&quot;&quot; title=&quot;&quot;&quot;&amp;[.F19]&amp;&quot;&quot;&quot;&gt;&lt;img  itemprop=&quot;&quot;contentUrl&quot;&quot; src=&quot;&quot;&quot;&amp;[.$B$1]&amp;[.B19]&amp;&quot;.jpg&quot;&amp;&quot;&quot;&quot; alt=&quot;&quot;&quot;&amp;[.E19]&amp;&quot;&quot;&quot; width=&quot;&quot;&quot;&amp;[.C19]&amp;&quot;&quot;&quot; height=&quot;&quot;&quot;&amp;[.D19]&amp;&quot;&quot;&quot;/&gt;&lt;/a&gt;&quot;&amp;CHAR(10)&amp;CHAR(9)&amp;&quot;&lt;figcaption itemprop=&quot;&quot;description creditText&quot;&quot;&gt;&quot;&amp;[.E19]&amp;&quot;&lt;/figcaption&gt;&quot;&amp;CHAR(10)&amp;&quot;&lt;/figure&gt;&quot;" table:style-name="ce1">
            <text:p>&lt;figure itemscope itemtype="https://schema.org/ImageObject"&gt;</text:p>
            <text:p><text:tab/>&lt;meta itemprop="name" content="Карта Ставропольской епархии 1899 г." /&gt;</text:p>
            <text:p><text:tab/>&lt;a href="/img/toponymy/kur/Map-of-the-Stavropol-diocese-in-1899-b.jpg" title="Фрагмент карты Ставропольской епархии 1899 г., где обозначено русло реки Курка, которое начинается от реки Кубань и впадает в лиман Курчанский"&gt;&lt;img <text:s/>itemprop="contentUrl" src="/img/toponymy/kur/Map-of-the-Stavropol-diocese-in-1899.jpg" alt="Карта Ставропольской епархии 1899 г." width="600" height="430"/&gt;&lt;/a&gt;</text:p>
            <text:p><text:tab/>&lt;figcaption itemprop="description creditText"&gt;Карта Ставропольской епархии 1899 г.&lt;/figcaption&gt;</text:p>
            <text:p>&lt;/figure&gt;</text:p>
          </table:table-cell>
          <table:table-cell table:number-columns-repeated="16374"/>
        </table:table-row>
        <table:table-row table:style-name="ro1">
          <table:table-cell office:value-type="float" office:value="18" table:style-name="ce1">
            <text:p>18</text:p>
          </table:table-cell>
          <table:table-cell office:value-type="string" table:style-name="ce1">
            <text:p>Satellite-image-of-the-Kurchansky-estuary</text:p>
          </table:table-cell>
          <table:table-cell office:value-type="float" office:value="548" table:style-name="ce1">
            <text:p>548</text:p>
          </table:table-cell>
          <table:table-cell office:value-type="float" office:value="532" table:style-name="ce1">
            <text:p>532</text:p>
          </table:table-cell>
          <table:table-cell office:value-type="string" table:style-name="ce1">
            <text:p>Спутниковый снимок Курчанского лимана</text:p>
          </table:table-cell>
          <table:table-cell office:value-type="string" table:style-name="ce1">
            <text:p>Спутниковый снимок Курчанского лимана ~2025 г. (maps.google.com)</text:p>
          </table:table-cell>
          <table:table-cell office:value-type="string" office:string-value="&lt;figure&gt;&#10; &lt;img src=&quot;/img/toponymy/kur/Satellite-image-of-the-Kurchansky-estuary.jpg&quot; title=&quot;Спутниковый снимок Курчанского лимана&quot; alt=&quot;Спутниковый снимок Курчанского лимана&quot; width=&quot;548&quot; height=&quot;532&quot;/&gt;&#10; &lt;figcaption&gt;Спутниковый снимок Курчанского лимана ~2025 г. (maps.google.com)&lt;/figcaption&gt;&#10;&lt;/figure&gt;" table:formula="of:=&quot;&lt;figure&gt;&quot;&amp;CHAR(10)&amp;CHAR(9)&amp;&quot;&lt;img src=&quot;&quot;&quot;&amp;[.$B$1]&amp;[.B20]&amp;&quot;.jpg&quot;&amp;&quot;&quot;&quot; title=&quot;&quot;&quot;&amp;[.E20]&amp;&quot;&quot;&quot; alt=&quot;&quot;&quot;&amp;[.E20]&amp;&quot;&quot;&quot; width=&quot;&quot;&quot;&amp;[.C20]&amp;&quot;&quot;&quot; height=&quot;&quot;&quot;&amp;[.D20]&amp;&quot;&quot;&quot;/&gt;&quot;&amp;CHAR(10)&amp;CHAR(9)&amp;&quot;&lt;figcaption&gt;&quot;&amp;[.F20]&amp;&quot;&lt;/figcaption&gt;&quot;&amp;CHAR(10)&amp;&quot;&lt;/figure&gt;&quot;" table:style-name="ce2">
            <text:p>&lt;figure&gt;</text:p>
            <text:p><text:tab/>&lt;img src="/img/toponymy/kur/Satellite-image-of-the-Kurchansky-estuary.jpg" title="Спутниковый снимок Курчанского лимана" alt="Спутниковый снимок Курчанского лимана" width="548" height="532"/&gt;</text:p>
            <text:p><text:tab/>&lt;figcaption&gt;Спутниковый снимок Курчанского лимана ~2025 г. (maps.google.com)&lt;/figcaption&gt;</text:p>
            <text:p>&lt;/figure&gt;</text:p>
          </table:table-cell>
          <table:table-cell office:value-type="string" office:string-value="&lt;figure&gt;&#10; &lt;a href=&quot;/img/toponymy/kur/Satellite-image-of-the-Kurchansky-estuary-b.jpg&quot; title=&quot;Спутниковый снимок Курчанского лимана&quot;&gt;&lt;img src=&quot;/img/toponymy/kur/Satellite-image-of-the-Kurchansky-estuary.jpg&quot; alt=&quot;Спутниковый снимок Курчанского лимана&quot; width=&quot;548&quot; height=&quot;532&quot;/&gt;&lt;/a&gt;&#10; &lt;figcaption&gt;Спутниковый снимок Курчанского лимана ~2025 г. (maps.google.com)&lt;/figcaption&gt;&#10;&lt;/figure&gt;" table:formula="of:=&quot;&lt;figure&gt;&quot;&amp;CHAR(10)&amp;CHAR(9)&amp;&quot;&lt;a href=&quot;&quot;&quot;&amp;[.$B$1]&amp;[.B20]&amp;&quot;-b.jpg&quot;&amp;&quot;&quot;&quot; title=&quot;&quot;&quot;&amp;[.E20]&amp;&quot;&quot;&quot;&gt;&lt;img src=&quot;&quot;&quot;&amp;[.$B$1]&amp;[.B20]&amp;&quot;.jpg&quot;&amp;&quot;&quot;&quot; alt=&quot;&quot;&quot;&amp;[.E20]&amp;&quot;&quot;&quot; width=&quot;&quot;&quot;&amp;[.C20]&amp;&quot;&quot;&quot; height=&quot;&quot;&quot;&amp;[.D20]&amp;&quot;&quot;&quot;/&gt;&lt;/a&gt;&quot;&amp;CHAR(10)&amp;CHAR(9)&amp;&quot;&lt;figcaption&gt;&quot;&amp;[.F20]&amp;&quot;&lt;/figcaption&gt;&quot;&amp;CHAR(10)&amp;&quot;&lt;/figure&gt;&quot;" table:style-name="ce1">
            <text:p>&lt;figure&gt;</text:p>
            <text:p><text:tab/>&lt;a href="/img/toponymy/kur/Satellite-image-of-the-Kurchansky-estuary-b.jpg" title="Спутниковый снимок Курчанского лимана"&gt;&lt;img src="/img/toponymy/kur/Satellite-image-of-the-Kurchansky-estuary.jpg" alt="Спутниковый снимок Курчанского лимана" width="548" height="532"/&gt;&lt;/a&gt;</text:p>
            <text:p><text:tab/>&lt;figcaption&gt;Спутниковый снимок Курчанского лимана ~2025 г. (maps.google.com)&lt;/figcaption&gt;</text:p>
            <text:p>&lt;/figure&gt;</text:p>
          </table:table-cell>
          <table:table-cell office:value-type="string" office:string-value="&lt;figure itemscope itemtype=&quot;https://schema.org/ImageObject&quot;&gt;&#10; &lt;meta itemprop=&quot;name&quot; content=&quot;Спутниковый снимок Курчанского лимана&quot; /&gt;&#10; &lt;img itemprop=&quot;contentUrl&quot; src=&quot;/img/toponymy/kur/Satellite-image-of-the-Kurchansky-estuary.jpg&quot; title=&quot;Спутниковый снимок Курчанского лимана ~2025 г. (maps.google.com)&quot; alt=&quot;Спутниковый снимок Курчанского лимана&quot; width=&quot;548&quot; height=&quot;532&quot;/&gt;&#10; &lt;figcaption itemprop=&quot;description creditText&quot;&gt;Спутниковый снимок Курчанского лимана&lt;/figcaption&gt;&#10;&lt;/figure&gt;" table:formula="of:=&quot;&lt;figure itemscope itemtype=&quot;&quot;https://schema.org/ImageObject&quot;&quot;&gt;&quot;&amp;CHAR(10)&amp;CHAR(9)&amp;&quot;&lt;meta itemprop=&quot;&quot;name&quot;&quot; content=&quot;&quot;&quot;&amp;[.E20]&amp;&quot;&quot;&quot; /&gt;&quot;&amp;CHAR(10)&amp;CHAR(9)&amp;&quot;&lt;img itemprop=&quot;&quot;contentUrl&quot;&quot; src=&quot;&quot;&quot;&amp;[.$B$1]&amp;[.B20]&amp;&quot;.jpg&quot;&amp;&quot;&quot;&quot; title=&quot;&quot;&quot;&amp;[.F20]&amp;&quot;&quot;&quot; alt=&quot;&quot;&quot;&amp;[.E20]&amp;&quot;&quot;&quot; width=&quot;&quot;&quot;&amp;[.C20]&amp;&quot;&quot;&quot; height=&quot;&quot;&quot;&amp;[.D20]&amp;&quot;&quot;&quot;/&gt;&quot;&amp;CHAR(10)&amp;CHAR(9)&amp;&quot;&lt;figcaption itemprop=&quot;&quot;description creditText&quot;&quot;&gt;&quot;&amp;[.E20]&amp;&quot;&lt;/figcaption&gt;&quot;&amp;CHAR(10)&amp;&quot;&lt;/figure&gt;&quot;" table:style-name="ce1">
            <text:p>&lt;figure itemscope itemtype="https://schema.org/ImageObject"&gt;</text:p>
            <text:p><text:tab/>&lt;meta itemprop="name" content="Спутниковый снимок Курчанского лимана" /&gt;</text:p>
            <text:p><text:tab/>&lt;img itemprop="contentUrl" src="/img/toponymy/kur/Satellite-image-of-the-Kurchansky-estuary.jpg" title="Спутниковый снимок Курчанского лимана ~2025 г. (maps.google.com)" alt="Спутниковый снимок Курчанского лимана" width="548" height="532"/&gt;</text:p>
            <text:p><text:tab/>&lt;figcaption itemprop="description creditText"&gt;Спутниковый снимок Курчанского лимана&lt;/figcaption&gt;</text:p>
            <text:p>&lt;/figure&gt;</text:p>
          </table:table-cell>
          <table:table-cell office:value-type="string" office:string-value="&lt;figure itemscope itemtype=&quot;https://schema.org/ImageObject&quot;&gt;&#10; &lt;meta itemprop=&quot;name&quot; content=&quot;Спутниковый снимок Курчанского лимана&quot; /&gt;&#10; &lt;a href=&quot;/img/toponymy/kur/Satellite-image-of-the-Kurchansky-estuary-b.jpg&quot; title=&quot;Спутниковый снимок Курчанского лимана ~2025 г. (maps.google.com)&quot;&gt;&lt;img  itemprop=&quot;contentUrl&quot; src=&quot;/img/toponymy/kur/Satellite-image-of-the-Kurchansky-estuary.jpg&quot; alt=&quot;Спутниковый снимок Курчанского лимана&quot; width=&quot;548&quot; height=&quot;532&quot;/&gt;&lt;/a&gt;&#10; &lt;figcaption itemprop=&quot;description creditText&quot;&gt;Спутниковый снимок Курчанского лимана&lt;/figcaption&gt;&#10;&lt;/figure&gt;" table:formula="of:=&quot;&lt;figure itemscope itemtype=&quot;&quot;https://schema.org/ImageObject&quot;&quot;&gt;&quot;&amp;CHAR(10)&amp;CHAR(9)&amp;&quot;&lt;meta itemprop=&quot;&quot;name&quot;&quot; content=&quot;&quot;&quot;&amp;[.E20]&amp;&quot;&quot;&quot; /&gt;&quot;&amp;CHAR(10)&amp;CHAR(9)&amp;&quot;&lt;a href=&quot;&quot;&quot;&amp;[.$B$1]&amp;[.B20]&amp;&quot;-b.jpg&quot;&amp;&quot;&quot;&quot; title=&quot;&quot;&quot;&amp;[.F20]&amp;&quot;&quot;&quot;&gt;&lt;img  itemprop=&quot;&quot;contentUrl&quot;&quot; src=&quot;&quot;&quot;&amp;[.$B$1]&amp;[.B20]&amp;&quot;.jpg&quot;&amp;&quot;&quot;&quot; alt=&quot;&quot;&quot;&amp;[.E20]&amp;&quot;&quot;&quot; width=&quot;&quot;&quot;&amp;[.C20]&amp;&quot;&quot;&quot; height=&quot;&quot;&quot;&amp;[.D20]&amp;&quot;&quot;&quot;/&gt;&lt;/a&gt;&quot;&amp;CHAR(10)&amp;CHAR(9)&amp;&quot;&lt;figcaption itemprop=&quot;&quot;description creditText&quot;&quot;&gt;&quot;&amp;[.E20]&amp;&quot;&lt;/figcaption&gt;&quot;&amp;CHAR(10)&amp;&quot;&lt;/figure&gt;&quot;" table:style-name="ce1">
            <text:p>&lt;figure itemscope itemtype="https://schema.org/ImageObject"&gt;</text:p>
            <text:p><text:tab/>&lt;meta itemprop="name" content="Спутниковый снимок Курчанского лимана" /&gt;</text:p>
            <text:p><text:tab/>&lt;a href="/img/toponymy/kur/Satellite-image-of-the-Kurchansky-estuary-b.jpg" title="Спутниковый снимок Курчанского лимана ~2025 г. (maps.google.com)"&gt;&lt;img <text:s/>itemprop="contentUrl" src="/img/toponymy/kur/Satellite-image-of-the-Kurchansky-estuary.jpg" alt="Спутниковый снимок Курчанского лимана" width="548" height="532"/&gt;&lt;/a&gt;</text:p>
            <text:p><text:tab/>&lt;figcaption itemprop="description creditText"&gt;Спутниковый снимок Курчанского лимана&lt;/figcaption&gt;</text:p>
            <text:p>&lt;/figure&gt;</text:p>
          </table:table-cell>
          <table:table-cell table:number-columns-repeated="16374"/>
        </table:table-row>
        <table:table-row table:style-name="ro1">
          <table:table-cell office:value-type="float" office:value="19" table:style-name="ce1">
            <text:p>19</text:p>
          </table:table-cell>
          <table:table-cell office:value-type="string" table:style-name="ce1">
            <text:p>Coat-of-arms-of-the-village-of-Kurinskaya</text:p>
          </table:table-cell>
          <table:table-cell office:value-type="float" office:value="180" table:style-name="ce1">
            <text:p>180</text:p>
          </table:table-cell>
          <table:table-cell office:value-type="float" office:value="220" table:style-name="ce1">
            <text:p>220</text:p>
          </table:table-cell>
          <table:table-cell office:value-type="string" table:style-name="ce1">
            <text:p>Герб станицы Куринской</text:p>
          </table:table-cell>
          <table:table-cell office:value-type="string" table:style-name="ce1">
            <text:p>Герб станицы Куринской, утверждён в 2015 г</text:p>
          </table:table-cell>
          <table:table-cell office:value-type="string" office:string-value="&lt;figure&gt;&#10; &lt;img src=&quot;/img/toponymy/kur/Coat-of-arms-of-the-village-of-Kurinskaya.jpg&quot; title=&quot;Герб станицы Куринской&quot; alt=&quot;Герб станицы Куринской&quot; width=&quot;180&quot; height=&quot;220&quot;/&gt;&#10; &lt;figcaption&gt;Герб станицы Куринской, утверждён в 2015 г&lt;/figcaption&gt;&#10;&lt;/figure&gt;" table:formula="of:=&quot;&lt;figure&gt;&quot;&amp;CHAR(10)&amp;CHAR(9)&amp;&quot;&lt;img src=&quot;&quot;&quot;&amp;[.$B$1]&amp;[.B21]&amp;&quot;.jpg&quot;&amp;&quot;&quot;&quot; title=&quot;&quot;&quot;&amp;[.E21]&amp;&quot;&quot;&quot; alt=&quot;&quot;&quot;&amp;[.E21]&amp;&quot;&quot;&quot; width=&quot;&quot;&quot;&amp;[.C21]&amp;&quot;&quot;&quot; height=&quot;&quot;&quot;&amp;[.D21]&amp;&quot;&quot;&quot;/&gt;&quot;&amp;CHAR(10)&amp;CHAR(9)&amp;&quot;&lt;figcaption&gt;&quot;&amp;[.F21]&amp;&quot;&lt;/figcaption&gt;&quot;&amp;CHAR(10)&amp;&quot;&lt;/figure&gt;&quot;" table:style-name="ce2">
            <text:p>&lt;figure&gt;</text:p>
            <text:p><text:tab/>&lt;img src="/img/toponymy/kur/Coat-of-arms-of-the-village-of-Kurinskaya.jpg" title="Герб станицы Куринской" alt="Герб станицы Куринской" width="180" height="220"/&gt;</text:p>
            <text:p><text:tab/>&lt;figcaption&gt;Герб станицы Куринской, утверждён в 2015 г&lt;/figcaption&gt;</text:p>
            <text:p>&lt;/figure&gt;</text:p>
          </table:table-cell>
          <table:table-cell office:value-type="string" office:string-value="&lt;figure&gt;&#10; &lt;a href=&quot;/img/toponymy/kur/Coat-of-arms-of-the-village-of-Kurinskaya-b.jpg&quot; title=&quot;Герб станицы Куринской&quot;&gt;&lt;img src=&quot;/img/toponymy/kur/Coat-of-arms-of-the-village-of-Kurinskaya.jpg&quot; alt=&quot;Герб станицы Куринской&quot; width=&quot;180&quot; height=&quot;220&quot;/&gt;&lt;/a&gt;&#10; &lt;figcaption&gt;Герб станицы Куринской, утверждён в 2015 г&lt;/figcaption&gt;&#10;&lt;/figure&gt;" table:formula="of:=&quot;&lt;figure&gt;&quot;&amp;CHAR(10)&amp;CHAR(9)&amp;&quot;&lt;a href=&quot;&quot;&quot;&amp;[.$B$1]&amp;[.B21]&amp;&quot;-b.jpg&quot;&amp;&quot;&quot;&quot; title=&quot;&quot;&quot;&amp;[.E21]&amp;&quot;&quot;&quot;&gt;&lt;img src=&quot;&quot;&quot;&amp;[.$B$1]&amp;[.B21]&amp;&quot;.jpg&quot;&amp;&quot;&quot;&quot; alt=&quot;&quot;&quot;&amp;[.E21]&amp;&quot;&quot;&quot; width=&quot;&quot;&quot;&amp;[.C21]&amp;&quot;&quot;&quot; height=&quot;&quot;&quot;&amp;[.D21]&amp;&quot;&quot;&quot;/&gt;&lt;/a&gt;&quot;&amp;CHAR(10)&amp;CHAR(9)&amp;&quot;&lt;figcaption&gt;&quot;&amp;[.F21]&amp;&quot;&lt;/figcaption&gt;&quot;&amp;CHAR(10)&amp;&quot;&lt;/figure&gt;&quot;" table:style-name="ce1">
            <text:p>&lt;figure&gt;</text:p>
            <text:p><text:tab/>&lt;a href="/img/toponymy/kur/Coat-of-arms-of-the-village-of-Kurinskaya-b.jpg" title="Герб станицы Куринской"&gt;&lt;img src="/img/toponymy/kur/Coat-of-arms-of-the-village-of-Kurinskaya.jpg" alt="Герб станицы Куринской" width="180" height="220"/&gt;&lt;/a&gt;</text:p>
            <text:p><text:tab/>&lt;figcaption&gt;Герб станицы Куринской, утверждён в 2015 г&lt;/figcaption&gt;</text:p>
            <text:p>&lt;/figure&gt;</text:p>
          </table:table-cell>
          <table:table-cell office:value-type="string" office:string-value="&lt;figure itemscope itemtype=&quot;https://schema.org/ImageObject&quot;&gt;&#10; &lt;meta itemprop=&quot;name&quot; content=&quot;Герб станицы Куринской&quot; /&gt;&#10; &lt;img itemprop=&quot;contentUrl&quot; src=&quot;/img/toponymy/kur/Coat-of-arms-of-the-village-of-Kurinskaya.jpg&quot; title=&quot;Герб станицы Куринской, утверждён в 2015 г&quot; alt=&quot;Герб станицы Куринской&quot; width=&quot;180&quot; height=&quot;220&quot;/&gt;&#10; &lt;figcaption itemprop=&quot;description creditText&quot;&gt;Герб станицы Куринской&lt;/figcaption&gt;&#10;&lt;/figure&gt;" table:formula="of:=&quot;&lt;figure itemscope itemtype=&quot;&quot;https://schema.org/ImageObject&quot;&quot;&gt;&quot;&amp;CHAR(10)&amp;CHAR(9)&amp;&quot;&lt;meta itemprop=&quot;&quot;name&quot;&quot; content=&quot;&quot;&quot;&amp;[.E21]&amp;&quot;&quot;&quot; /&gt;&quot;&amp;CHAR(10)&amp;CHAR(9)&amp;&quot;&lt;img itemprop=&quot;&quot;contentUrl&quot;&quot; src=&quot;&quot;&quot;&amp;[.$B$1]&amp;[.B21]&amp;&quot;.jpg&quot;&amp;&quot;&quot;&quot; title=&quot;&quot;&quot;&amp;[.F21]&amp;&quot;&quot;&quot; alt=&quot;&quot;&quot;&amp;[.E21]&amp;&quot;&quot;&quot; width=&quot;&quot;&quot;&amp;[.C21]&amp;&quot;&quot;&quot; height=&quot;&quot;&quot;&amp;[.D21]&amp;&quot;&quot;&quot;/&gt;&quot;&amp;CHAR(10)&amp;CHAR(9)&amp;&quot;&lt;figcaption itemprop=&quot;&quot;description creditText&quot;&quot;&gt;&quot;&amp;[.E21]&amp;&quot;&lt;/figcaption&gt;&quot;&amp;CHAR(10)&amp;&quot;&lt;/figure&gt;&quot;" table:style-name="ce1">
            <text:p>&lt;figure itemscope itemtype="https://schema.org/ImageObject"&gt;</text:p>
            <text:p><text:tab/>&lt;meta itemprop="name" content="Герб станицы Куринской" /&gt;</text:p>
            <text:p><text:tab/>&lt;img itemprop="contentUrl" src="/img/toponymy/kur/Coat-of-arms-of-the-village-of-Kurinskaya.jpg" title="Герб станицы Куринской, утверждён в 2015 г" alt="Герб станицы Куринской" width="180" height="220"/&gt;</text:p>
            <text:p><text:tab/>&lt;figcaption itemprop="description creditText"&gt;Герб станицы Куринской&lt;/figcaption&gt;</text:p>
            <text:p>&lt;/figure&gt;</text:p>
          </table:table-cell>
          <table:table-cell office:value-type="string" office:string-value="&lt;figure itemscope itemtype=&quot;https://schema.org/ImageObject&quot;&gt;&#10; &lt;meta itemprop=&quot;name&quot; content=&quot;Герб станицы Куринской&quot; /&gt;&#10; &lt;a href=&quot;/img/toponymy/kur/Coat-of-arms-of-the-village-of-Kurinskaya-b.jpg&quot; title=&quot;Герб станицы Куринской, утверждён в 2015 г&quot;&gt;&lt;img  itemprop=&quot;contentUrl&quot; src=&quot;/img/toponymy/kur/Coat-of-arms-of-the-village-of-Kurinskaya.jpg&quot; alt=&quot;Герб станицы Куринской&quot; width=&quot;180&quot; height=&quot;220&quot;/&gt;&lt;/a&gt;&#10; &lt;figcaption itemprop=&quot;description creditText&quot;&gt;Герб станицы Куринской&lt;/figcaption&gt;&#10;&lt;/figure&gt;" table:formula="of:=&quot;&lt;figure itemscope itemtype=&quot;&quot;https://schema.org/ImageObject&quot;&quot;&gt;&quot;&amp;CHAR(10)&amp;CHAR(9)&amp;&quot;&lt;meta itemprop=&quot;&quot;name&quot;&quot; content=&quot;&quot;&quot;&amp;[.E21]&amp;&quot;&quot;&quot; /&gt;&quot;&amp;CHAR(10)&amp;CHAR(9)&amp;&quot;&lt;a href=&quot;&quot;&quot;&amp;[.$B$1]&amp;[.B21]&amp;&quot;-b.jpg&quot;&amp;&quot;&quot;&quot; title=&quot;&quot;&quot;&amp;[.F21]&amp;&quot;&quot;&quot;&gt;&lt;img  itemprop=&quot;&quot;contentUrl&quot;&quot; src=&quot;&quot;&quot;&amp;[.$B$1]&amp;[.B21]&amp;&quot;.jpg&quot;&amp;&quot;&quot;&quot; alt=&quot;&quot;&quot;&amp;[.E21]&amp;&quot;&quot;&quot; width=&quot;&quot;&quot;&amp;[.C21]&amp;&quot;&quot;&quot; height=&quot;&quot;&quot;&amp;[.D21]&amp;&quot;&quot;&quot;/&gt;&lt;/a&gt;&quot;&amp;CHAR(10)&amp;CHAR(9)&amp;&quot;&lt;figcaption itemprop=&quot;&quot;description creditText&quot;&quot;&gt;&quot;&amp;[.E21]&amp;&quot;&lt;/figcaption&gt;&quot;&amp;CHAR(10)&amp;&quot;&lt;/figure&gt;&quot;" table:style-name="ce1">
            <text:p>&lt;figure itemscope itemtype="https://schema.org/ImageObject"&gt;</text:p>
            <text:p><text:tab/>&lt;meta itemprop="name" content="Герб станицы Куринской" /&gt;</text:p>
            <text:p><text:tab/>&lt;a href="/img/toponymy/kur/Coat-of-arms-of-the-village-of-Kurinskaya-b.jpg" title="Герб станицы Куринской, утверждён в 2015 г"&gt;&lt;img <text:s/>itemprop="contentUrl" src="/img/toponymy/kur/Coat-of-arms-of-the-village-of-Kurinskaya.jpg" alt="Герб станицы Куринской" width="180" height="220"/&gt;&lt;/a&gt;</text:p>
            <text:p><text:tab/>&lt;figcaption itemprop="description creditText"&gt;Герб станицы Куринской&lt;/figcaption&gt;</text:p>
            <text:p>&lt;/figure&gt;</text:p>
          </table:table-cell>
          <table:table-cell table:number-columns-repeated="16374"/>
        </table:table-row>
        <table:table-row table:number-rows-repeated="1048555" table:style-name="ro1">
          <table:table-cell table:number-columns-repeated="16384"/>
        </table:table-row>
      </table:table>
      <table:table table:name="128-ахтаниз" table:style-name="ta2">
        <table:table-column table:style-name="co3" table:number-columns-repeated="6" table:default-cell-style-name="ce1"/>
        <table:table-column table:style-name="co4" table:default-cell-style-name="ce1"/>
        <table:table-column table:style-name="co3" table:number-columns-repeated="16377" table:default-cell-style-name="ce1"/>
        <table:table-row table:style-name="ro1">
          <table:table-cell table:style-name="ce1"/>
          <table:table-cell office:value-type="string" table:style-name="ce5">
            <text:p>/img/toponymy/ahtaniz/</text:p>
          </table:table-cell>
          <table:table-cell table:number-columns-repeated="16382" table:style-name="ce1"/>
        </table:table-row>
        <table:table-row table:style-name="ro1">
          <table:table-cell table:style-name="ce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6" table:style-name="ce1"/>
        </table:table-row>
        <table:table-row table:style-name="ro1">
          <table:table-cell office:value-type="float" office:value="1" table:style-name="ce3">
            <text:p>1</text:p>
          </table:table-cell>
          <table:table-cell office:value-type="string" table:style-name="ce3">
            <text:p>Akhtanizovskiy-liman</text:p>
          </table:table-cell>
          <table:table-cell office:value-type="float" office:value="800" table:style-name="ce3">
            <text:p>800</text:p>
          </table:table-cell>
          <table:table-cell office:value-type="float" office:value="299" table:style-name="ce3">
            <text:p>299</text:p>
          </table:table-cell>
          <table:table-cell office:value-type="string" table:style-name="ce3">
            <text:p>Ахтанизовский лиман</text:p>
          </table:table-cell>
          <table:table-cell office:value-type="string" table:style-name="ce3">
            <text:p>Ахтанизовский лиман в левой нижней части фото. Южнее в середине расположен Старотитаровский лиман, бывший залив Ахтанизовского лимана. Севернее видно часть Таманского залива. В верхнем правом углу виден Курчанский лиман</text:p>
          </table:table-cell>
          <table:table-cell office:value-type="string" office:string-value="&lt;figure&gt;&#10; &lt;img src=&quot;/img/toponymy/ahtaniz/Akhtanizovskiy-liman.jpg&quot; title=&quot;Ахтанизовский лиман&quot; alt=&quot;Ахтанизовский лиман&quot; width=&quot;800&quot; height=&quot;299&quot;/&gt;&#10; &lt;figcaption&gt;Ахтанизовский лиман в левой нижней части фото. Южнее в середине расположен Старотитаровский лиман, бывший залив Ахтанизовского лимана. Севернее видно часть Таманского залива. В верхнем правом углу виден Курчанский лиман&lt;/figcaption&gt;&#10;&lt;/figure&gt;" table:formula="of:=&quot;&lt;figure&gt;&quot;&amp;CHAR(10)&amp;CHAR(9)&amp;&quot;&lt;img src=&quot;&quot;&quot;&amp;[.$B$1]&amp;[.B3]&amp;&quot;.jpg&quot;&amp;&quot;&quot;&quot; title=&quot;&quot;&quot;&amp;[.E3]&amp;&quot;&quot;&quot; alt=&quot;&quot;&quot;&amp;[.E3]&amp;&quot;&quot;&quot; width=&quot;&quot;&quot;&amp;[.C3]&amp;&quot;&quot;&quot; height=&quot;&quot;&quot;&amp;[.D3]&amp;&quot;&quot;&quot;/&gt;&quot;&amp;CHAR(10)&amp;CHAR(9)&amp;&quot;&lt;figcaption&gt;&quot;&amp;[.F3]&amp;&quot;&lt;/figcaption&gt;&quot;&amp;CHAR(10)&amp;&quot;&lt;/figure&gt;&quot;" table:style-name="ce3">
            <text:p>&lt;figure&gt;</text:p>
            <text:p><text:tab/>&lt;img src="/img/toponymy/ahtaniz/Akhtanizovskiy-liman.jpg" title="Ахтанизовский лиман" alt="Ахтанизовский лиман" width="800" height="299"/&gt;</text:p>
            <text:p><text:tab/>&lt;figcaption&gt;Ахтанизовский лиман в левой нижней части фото. Южнее в середине расположен Старотитаровский лиман, бывший залив Ахтанизовского лимана. Севернее видно часть Таманского залива. В верхнем правом углу виден Курчанский лиман&lt;/figcaption&gt;</text:p>
            <text:p>&lt;/figure&gt;</text:p>
          </table:table-cell>
          <table:table-cell office:value-type="string" office:string-value="&lt;figure&gt;&#10; &lt;a href=&quot;/img/toponymy/ahtaniz/Akhtanizovskiy-liman-b.jpg&quot; title=&quot;Ахтанизовский лиман&quot;&gt;&lt;img src=&quot;/img/toponymy/ahtaniz/Akhtanizovskiy-liman.jpg&quot; alt=&quot;Ахтанизовский лиман&quot; width=&quot;800&quot; height=&quot;299&quot;/&gt;&lt;/a&gt;&#10; &lt;figcaption&gt;Ахтанизовский лиман в левой нижней части фото. Южнее в середине расположен Старотитаровский лиман, бывший залив Ахтанизовского лимана. Севернее видно часть Таманского залива. В верхнем правом углу виден Курчанский лиман&lt;/figcaption&gt;&#10;&lt;/figure&gt;" table:formula="of:=&quot;&lt;figure&gt;&quot;&amp;CHAR(10)&amp;CHAR(9)&amp;&quot;&lt;a href=&quot;&quot;&quot;&amp;[.$B$1]&amp;[.B3]&amp;&quot;-b.jpg&quot;&amp;&quot;&quot;&quot; title=&quot;&quot;&quot;&amp;[.E3]&amp;&quot;&quot;&quot;&gt;&lt;img src=&quot;&quot;&quot;&amp;[.$B$1]&amp;[.B3]&amp;&quot;.jpg&quot;&amp;&quot;&quot;&quot; alt=&quot;&quot;&quot;&amp;[.E3]&amp;&quot;&quot;&quot; width=&quot;&quot;&quot;&amp;[.C3]&amp;&quot;&quot;&quot; height=&quot;&quot;&quot;&amp;[.D3]&amp;&quot;&quot;&quot;/&gt;&lt;/a&gt;&quot;&amp;CHAR(10)&amp;CHAR(9)&amp;&quot;&lt;figcaption&gt;&quot;&amp;[.F3]&amp;&quot;&lt;/figcaption&gt;&quot;&amp;CHAR(10)&amp;&quot;&lt;/figure&gt;&quot;" table:style-name="ce10">
            <text:p>&lt;figure&gt;</text:p>
            <text:p><text:tab/>&lt;a href="/img/toponymy/ahtaniz/Akhtanizovskiy-liman-b.jpg" title="Ахтанизовский лиман"&gt;&lt;img src="/img/toponymy/ahtaniz/Akhtanizovskiy-liman.jpg" alt="Ахтанизовский лиман" width="800" height="299"/&gt;&lt;/a&gt;</text:p>
            <text:p><text:tab/>&lt;figcaption&gt;Ахтанизовский лиман в левой нижней части фото. Южнее в середине расположен Старотитаровский лиман, бывший залив Ахтанизовского лимана. Севернее видно часть Таманского залива. В верхнем правом углу виден Курчанский лиман&lt;/figcaption&gt;</text:p>
            <text:p>&lt;/figure&gt;</text:p>
          </table:table-cell>
          <table:table-cell table:style-name="ce3"/>
          <table:table-cell table:number-columns-repeated="16375"/>
        </table:table-row>
        <table:table-row table:style-name="ro1">
          <table:table-cell office:value-type="float" office:value="2" table:style-name="ce3">
            <text:p>2</text:p>
          </table:table-cell>
          <table:table-cell office:value-type="string" table:style-name="ce3">
            <text:p>Map-Russia-Turkey-borders-1800</text:p>
          </table:table-cell>
          <table:table-cell office:value-type="float" office:value="600" table:style-name="ce3">
            <text:p>600</text:p>
          </table:table-cell>
          <table:table-cell office:value-type="float" office:value="464" table:style-name="ce3">
            <text:p>464</text:p>
          </table:table-cell>
          <table:table-cell office:value-type="string" table:style-name="ce3">
            <text:p>Карта границ России с Турцией 1800 г.</text:p>
          </table:table-cell>
          <table:table-cell office:value-type="string" table:style-name="ce3">
            <text:p>Фрагмент карты границ России с Турцией 1800 г., На карте Ахтанизовский лиман значится как Темрюкской, он был замкнутым бассейном, то есть не соединялся с морем и Кубанью</text:p>
          </table:table-cell>
          <table:table-cell office:value-type="string" office:string-value="&lt;figure&gt;&#10; &lt;img src=&quot;/img/toponymy/ahtaniz/Map-Russia-Turkey-borders-1800.jpg&quot; title=&quot;Карта границ России с Турцией 1800 г.&quot; alt=&quot;Карта границ России с Турцией 1800 г.&quot; width=&quot;600&quot; height=&quot;464&quot;/&gt;&#10; &lt;figcaption&gt;Фрагмент карты границ России с Турцией 1800 г., На карте Ахтанизовский лиман значится как Темрюкской, он был замкнутым бассейном, то есть не соединялся с морем и Кубанью&lt;/figcaption&gt;&#10;&lt;/figure&gt;" table:formula="of:=&quot;&lt;figure&gt;&quot;&amp;CHAR(10)&amp;CHAR(9)&amp;&quot;&lt;img src=&quot;&quot;&quot;&amp;[.$B$1]&amp;[.B4]&amp;&quot;.jpg&quot;&amp;&quot;&quot;&quot; title=&quot;&quot;&quot;&amp;[.E4]&amp;&quot;&quot;&quot; alt=&quot;&quot;&quot;&amp;[.E4]&amp;&quot;&quot;&quot; width=&quot;&quot;&quot;&amp;[.C4]&amp;&quot;&quot;&quot; height=&quot;&quot;&quot;&amp;[.D4]&amp;&quot;&quot;&quot;/&gt;&quot;&amp;CHAR(10)&amp;CHAR(9)&amp;&quot;&lt;figcaption&gt;&quot;&amp;[.F4]&amp;&quot;&lt;/figcaption&gt;&quot;&amp;CHAR(10)&amp;&quot;&lt;/figure&gt;&quot;" table:style-name="ce10">
            <text:p>&lt;figure&gt;</text:p>
            <text:p><text:tab/>&lt;img src="/img/toponymy/ahtaniz/Map-Russia-Turkey-borders-1800.jpg" title="Карта границ России с Турцией 1800 г." alt="Карта границ России с Турцией 1800 г." width="600" height="464"/&gt;</text:p>
            <text:p><text:tab/>&lt;figcaption&gt;Фрагмент карты границ России с Турцией 1800 г., На карте Ахтанизовский лиман значится как Темрюкской, он был замкнутым бассейном, то есть не соединялся с морем и Кубанью&lt;/figcaption&gt;</text:p>
            <text:p>&lt;/figure&gt;</text:p>
          </table:table-cell>
          <table:table-cell office:value-type="string" office:string-value="&lt;figure&gt;&#10; &lt;a href=&quot;/img/toponymy/ahtaniz/Map-Russia-Turkey-borders-1800-b.jpg&quot; title=&quot;Карта границ России с Турцией 1800 г.&quot;&gt;&lt;img src=&quot;/img/toponymy/ahtaniz/Map-Russia-Turkey-borders-1800.jpg&quot; alt=&quot;Карта границ России с Турцией 1800 г.&quot; width=&quot;600&quot; height=&quot;464&quot;/&gt;&lt;/a&gt;&#10; &lt;figcaption&gt;Фрагмент карты границ России с Турцией 1800 г., На карте Ахтанизовский лиман значится как Темрюкской, он был замкнутым бассейном, то есть не соединялся с морем и Кубанью&lt;/figcaption&gt;&#10;&lt;/figure&gt;" table:formula="of:=&quot;&lt;figure&gt;&quot;&amp;CHAR(10)&amp;CHAR(9)&amp;&quot;&lt;a href=&quot;&quot;&quot;&amp;[.$B$1]&amp;[.B4]&amp;&quot;-b.jpg&quot;&amp;&quot;&quot;&quot; title=&quot;&quot;&quot;&amp;[.E4]&amp;&quot;&quot;&quot;&gt;&lt;img src=&quot;&quot;&quot;&amp;[.$B$1]&amp;[.B4]&amp;&quot;.jpg&quot;&amp;&quot;&quot;&quot; alt=&quot;&quot;&quot;&amp;[.E4]&amp;&quot;&quot;&quot; width=&quot;&quot;&quot;&amp;[.C4]&amp;&quot;&quot;&quot; height=&quot;&quot;&quot;&amp;[.D4]&amp;&quot;&quot;&quot;/&gt;&lt;/a&gt;&quot;&amp;CHAR(10)&amp;CHAR(9)&amp;&quot;&lt;figcaption&gt;&quot;&amp;[.F4]&amp;&quot;&lt;/figcaption&gt;&quot;&amp;CHAR(10)&amp;&quot;&lt;/figure&gt;&quot;" table:style-name="ce3">
            <text:p>&lt;figure&gt;</text:p>
            <text:p><text:tab/>&lt;a href="/img/toponymy/ahtaniz/Map-Russia-Turkey-borders-1800-b.jpg" title="Карта границ России с Турцией 1800 г."&gt;&lt;img src="/img/toponymy/ahtaniz/Map-Russia-Turkey-borders-1800.jpg" alt="Карта границ России с Турцией 1800 г." width="600" height="464"/&gt;&lt;/a&gt;</text:p>
            <text:p><text:tab/>&lt;figcaption&gt;Фрагмент карты границ России с Турцией 1800 г., На карте Ахтанизовский лиман значится как Темрюкской, он был замкнутым бассейном, то есть не соединялся с морем и Кубанью&lt;/figcaption&gt;</text:p>
            <text:p>&lt;/figure&gt;</text:p>
          </table:table-cell>
          <table:table-cell table:number-columns-repeated="16376" table:style-name="ce1"/>
        </table:table-row>
        <table:table-row table:style-name="ro1">
          <table:table-cell office:value-type="float" office:value="3" table:style-name="ce3">
            <text:p>3</text:p>
          </table:table-cell>
          <table:table-cell office:value-type="string" table:style-name="ce3">
            <text:p>French-map-1812</text:p>
          </table:table-cell>
          <table:table-cell office:value-type="float" office:value="600" table:style-name="ce3">
            <text:p>600</text:p>
          </table:table-cell>
          <table:table-cell office:value-type="float" office:value="464" table:style-name="ce3">
            <text:p>464</text:p>
          </table:table-cell>
          <table:table-cell office:value-type="string" table:style-name="ce3">
            <text:p>Французская карта 1812 г.</text:p>
          </table:table-cell>
          <table:table-cell office:value-type="string" table:style-name="ce3">
            <text:p>Фрагмент французской карты 1812 г., где значится Temrouk Baie (залив Темрюк), сейчас он называется Ахтанизовским</text:p>
          </table:table-cell>
          <table:table-cell office:value-type="string" office:string-value="&lt;figure&gt;&#10; &lt;img src=&quot;/img/toponymy/ahtaniz/French-map-1812.jpg&quot; title=&quot;Французская карта 1812 г.&quot; alt=&quot;Французская карта 1812 г.&quot; width=&quot;600&quot; height=&quot;464&quot;/&gt;&#10; &lt;figcaption&gt;Фрагмент французской карты 1812 г., где значится Temrouk Baie (залив Темрюк), сейчас он называется Ахтанизовским&lt;/figcaption&gt;&#10;&lt;/figure&gt;" table:formula="of:=&quot;&lt;figure&gt;&quot;&amp;CHAR(10)&amp;CHAR(9)&amp;&quot;&lt;img src=&quot;&quot;&quot;&amp;[.$B$1]&amp;[.B5]&amp;&quot;.jpg&quot;&amp;&quot;&quot;&quot; title=&quot;&quot;&quot;&amp;[.E5]&amp;&quot;&quot;&quot; alt=&quot;&quot;&quot;&amp;[.E5]&amp;&quot;&quot;&quot; width=&quot;&quot;&quot;&amp;[.C5]&amp;&quot;&quot;&quot; height=&quot;&quot;&quot;&amp;[.D5]&amp;&quot;&quot;&quot;/&gt;&quot;&amp;CHAR(10)&amp;CHAR(9)&amp;&quot;&lt;figcaption&gt;&quot;&amp;[.F5]&amp;&quot;&lt;/figcaption&gt;&quot;&amp;CHAR(10)&amp;&quot;&lt;/figure&gt;&quot;" table:style-name="ce10">
            <text:p>&lt;figure&gt;</text:p>
            <text:p><text:tab/>&lt;img src="/img/toponymy/ahtaniz/French-map-1812.jpg" title="Французская карта 1812 г." alt="Французская карта 1812 г." width="600" height="464"/&gt;</text:p>
            <text:p><text:tab/>&lt;figcaption&gt;Фрагмент французской карты 1812 г., где значится Temrouk Baie (залив Темрюк), сейчас он называется Ахтанизовским&lt;/figcaption&gt;</text:p>
            <text:p>&lt;/figure&gt;</text:p>
          </table:table-cell>
          <table:table-cell office:value-type="string" office:string-value="&lt;figure&gt;&#10; &lt;a href=&quot;/img/toponymy/ahtaniz/French-map-1812-b.jpg&quot; title=&quot;Французская карта 1812 г.&quot;&gt;&lt;img src=&quot;/img/toponymy/ahtaniz/French-map-1812.jpg&quot; alt=&quot;Французская карта 1812 г.&quot; width=&quot;600&quot; height=&quot;464&quot;/&gt;&lt;/a&gt;&#10; &lt;figcaption&gt;Фрагмент французской карты 1812 г., где значится Temrouk Baie (залив Темрюк), сейчас он называется Ахтанизовским&lt;/figcaption&gt;&#10;&lt;/figure&gt;" table:formula="of:=&quot;&lt;figure&gt;&quot;&amp;CHAR(10)&amp;CHAR(9)&amp;&quot;&lt;a href=&quot;&quot;&quot;&amp;[.$B$1]&amp;[.B5]&amp;&quot;-b.jpg&quot;&amp;&quot;&quot;&quot; title=&quot;&quot;&quot;&amp;[.E5]&amp;&quot;&quot;&quot;&gt;&lt;img src=&quot;&quot;&quot;&amp;[.$B$1]&amp;[.B5]&amp;&quot;.jpg&quot;&amp;&quot;&quot;&quot; alt=&quot;&quot;&quot;&amp;[.E5]&amp;&quot;&quot;&quot; width=&quot;&quot;&quot;&amp;[.C5]&amp;&quot;&quot;&quot; height=&quot;&quot;&quot;&amp;[.D5]&amp;&quot;&quot;&quot;/&gt;&lt;/a&gt;&quot;&amp;CHAR(10)&amp;CHAR(9)&amp;&quot;&lt;figcaption&gt;&quot;&amp;[.F5]&amp;&quot;&lt;/figcaption&gt;&quot;&amp;CHAR(10)&amp;&quot;&lt;/figure&gt;&quot;" table:style-name="ce3">
            <text:p>&lt;figure&gt;</text:p>
            <text:p><text:tab/>&lt;a href="/img/toponymy/ahtaniz/French-map-1812-b.jpg" title="Французская карта 1812 г."&gt;&lt;img src="/img/toponymy/ahtaniz/French-map-1812.jpg" alt="Французская карта 1812 г." width="600" height="464"/&gt;&lt;/a&gt;</text:p>
            <text:p><text:tab/>&lt;figcaption&gt;Фрагмент французской карты 1812 г., где значится Temrouk Baie (залив Темрюк), сейчас он называется Ахтанизовским&lt;/figcaption&gt;</text:p>
            <text:p>&lt;/figure&gt;</text:p>
          </table:table-cell>
          <table:table-cell table:number-columns-repeated="16376" table:style-name="ce1"/>
        </table:table-row>
        <table:table-row table:style-name="ro1">
          <table:table-cell office:value-type="float" office:value="4" table:style-name="ce3">
            <text:p>4</text:p>
          </table:table-cell>
          <table:table-cell office:value-type="string" table:style-name="ce3">
            <text:p>Azov-Sea-map-1833</text:p>
          </table:table-cell>
          <table:table-cell office:value-type="float" office:value="600" table:style-name="ce3">
            <text:p>600</text:p>
          </table:table-cell>
          <table:table-cell office:value-type="float" office:value="464" table:style-name="ce3">
            <text:p>464</text:p>
          </table:table-cell>
          <table:table-cell office:value-type="string" table:style-name="ce3">
            <text:p>Карта Азовского моря 1833 г.</text:p>
          </table:table-cell>
          <table:table-cell office:value-type="string" table:style-name="ce3">
            <text:p>Фрагмент карты Азовского моря 1833 г. Манганари Е.П., где Ахтанизовский лиман значится как Нижний Темрюкский лиман</text:p>
          </table:table-cell>
          <table:table-cell office:value-type="string" office:string-value="&lt;figure&gt;&#10; &lt;img src=&quot;/img/toponymy/ahtaniz/Azov-Sea-map-1833.jpg&quot; title=&quot;Карта Азовского моря 1833 г.&quot; alt=&quot;Карта Азовского моря 1833 г.&quot; width=&quot;600&quot; height=&quot;464&quot;/&gt;&#10; &lt;figcaption&gt;Фрагмент карты Азовского моря 1833 г. Манганари Е.П., где Ахтанизовский лиман значится как Нижний Темрюкский лиман&lt;/figcaption&gt;&#10;&lt;/figure&gt;" table:formula="of:=&quot;&lt;figure&gt;&quot;&amp;CHAR(10)&amp;CHAR(9)&amp;&quot;&lt;img src=&quot;&quot;&quot;&amp;[.$B$1]&amp;[.B6]&amp;&quot;.jpg&quot;&amp;&quot;&quot;&quot; title=&quot;&quot;&quot;&amp;[.E6]&amp;&quot;&quot;&quot; alt=&quot;&quot;&quot;&amp;[.E6]&amp;&quot;&quot;&quot; width=&quot;&quot;&quot;&amp;[.C6]&amp;&quot;&quot;&quot; height=&quot;&quot;&quot;&amp;[.D6]&amp;&quot;&quot;&quot;/&gt;&quot;&amp;CHAR(10)&amp;CHAR(9)&amp;&quot;&lt;figcaption&gt;&quot;&amp;[.F6]&amp;&quot;&lt;/figcaption&gt;&quot;&amp;CHAR(10)&amp;&quot;&lt;/figure&gt;&quot;" table:style-name="ce10">
            <text:p>&lt;figure&gt;</text:p>
            <text:p><text:tab/>&lt;img src="/img/toponymy/ahtaniz/Azov-Sea-map-1833.jpg" title="Карта Азовского моря 1833 г." alt="Карта Азовского моря 1833 г." width="600" height="464"/&gt;</text:p>
            <text:p><text:tab/>&lt;figcaption&gt;Фрагмент карты Азовского моря 1833 г. Манганари Е.П., где Ахтанизовский лиман значится как Нижний Темрюкский лиман&lt;/figcaption&gt;</text:p>
            <text:p>&lt;/figure&gt;</text:p>
          </table:table-cell>
          <table:table-cell office:value-type="string" office:string-value="&lt;figure&gt;&#10; &lt;a href=&quot;/img/toponymy/ahtaniz/Azov-Sea-map-1833-b.jpg&quot; title=&quot;Карта Азовского моря 1833 г.&quot;&gt;&lt;img src=&quot;/img/toponymy/ahtaniz/Azov-Sea-map-1833.jpg&quot; alt=&quot;Карта Азовского моря 1833 г.&quot; width=&quot;600&quot; height=&quot;464&quot;/&gt;&lt;/a&gt;&#10; &lt;figcaption&gt;Фрагмент карты Азовского моря 1833 г. Манганари Е.П., где Ахтанизовский лиман значится как Нижний Темрюкский лиман&lt;/figcaption&gt;&#10;&lt;/figure&gt;" table:formula="of:=&quot;&lt;figure&gt;&quot;&amp;CHAR(10)&amp;CHAR(9)&amp;&quot;&lt;a href=&quot;&quot;&quot;&amp;[.$B$1]&amp;[.B6]&amp;&quot;-b.jpg&quot;&amp;&quot;&quot;&quot; title=&quot;&quot;&quot;&amp;[.E6]&amp;&quot;&quot;&quot;&gt;&lt;img src=&quot;&quot;&quot;&amp;[.$B$1]&amp;[.B6]&amp;&quot;.jpg&quot;&amp;&quot;&quot;&quot; alt=&quot;&quot;&quot;&amp;[.E6]&amp;&quot;&quot;&quot; width=&quot;&quot;&quot;&amp;[.C6]&amp;&quot;&quot;&quot; height=&quot;&quot;&quot;&amp;[.D6]&amp;&quot;&quot;&quot;/&gt;&lt;/a&gt;&quot;&amp;CHAR(10)&amp;CHAR(9)&amp;&quot;&lt;figcaption&gt;&quot;&amp;[.F6]&amp;&quot;&lt;/figcaption&gt;&quot;&amp;CHAR(10)&amp;&quot;&lt;/figure&gt;&quot;" table:style-name="ce3">
            <text:p>&lt;figure&gt;</text:p>
            <text:p><text:tab/>&lt;a href="/img/toponymy/ahtaniz/Azov-Sea-map-1833-b.jpg" title="Карта Азовского моря 1833 г."&gt;&lt;img src="/img/toponymy/ahtaniz/Azov-Sea-map-1833.jpg" alt="Карта Азовского моря 1833 г." width="600" height="464"/&gt;&lt;/a&gt;</text:p>
            <text:p><text:tab/>&lt;figcaption&gt;Фрагмент карты Азовского моря 1833 г. Манганари Е.П., где Ахтанизовский лиман значится как Нижний Темрюкский лиман&lt;/figcaption&gt;</text:p>
            <text:p>&lt;/figure&gt;</text:p>
          </table:table-cell>
          <table:table-cell table:number-columns-repeated="16376" table:style-name="ce1"/>
        </table:table-row>
        <table:table-row table:style-name="ro1">
          <table:table-cell office:value-type="float" office:value="5" table:style-name="ce3">
            <text:p>5</text:p>
          </table:table-cell>
          <table:table-cell office:value-type="string" table:style-name="ce3">
            <text:p>Black-Sea-border-line-map-1847</text:p>
          </table:table-cell>
          <table:table-cell office:value-type="float" office:value="600" table:style-name="ce3">
            <text:p>600</text:p>
          </table:table-cell>
          <table:table-cell office:value-type="float" office:value="464" table:style-name="ce3">
            <text:p>464</text:p>
          </table:table-cell>
          <table:table-cell office:value-type="string" table:style-name="ce3">
            <text:p>Карта Черноморской кордонной линии 1847 г.</text:p>
          </table:table-cell>
          <table:table-cell office:value-type="string" table:style-name="ce3">
            <text:p>Фрагмент карты Черноморской кордонной линии 1847 г., где значатся лиман Ахтанизовский и станица Ахтанизовская, а южнее её обозначена станица Титаровская (с 1810 г. Старотитаровская)</text:p>
          </table:table-cell>
          <table:table-cell office:value-type="string" office:string-value="&lt;figure&gt;&#10; &lt;img src=&quot;/img/toponymy/ahtaniz/Black-Sea-border-line-map-1847.jpg&quot; title=&quot;Карта Черноморской кордонной линии 1847 г.&quot; alt=&quot;Карта Черноморской кордонной линии 1847 г.&quot; width=&quot;600&quot; height=&quot;464&quot;/&gt;&#10; &lt;figcaption&gt;Фрагмент карты Черноморской кордонной линии 1847 г., где значатся лиман Ахтанизовский и станица Ахтанизовская, а южнее её обозначена станица Титаровская (с 1810 г. Старотитаровская)&lt;/figcaption&gt;&#10;&lt;/figure&gt;" table:formula="of:=&quot;&lt;figure&gt;&quot;&amp;CHAR(10)&amp;CHAR(9)&amp;&quot;&lt;img src=&quot;&quot;&quot;&amp;[.$B$1]&amp;[.B7]&amp;&quot;.jpg&quot;&amp;&quot;&quot;&quot; title=&quot;&quot;&quot;&amp;[.E7]&amp;&quot;&quot;&quot; alt=&quot;&quot;&quot;&amp;[.E7]&amp;&quot;&quot;&quot; width=&quot;&quot;&quot;&amp;[.C7]&amp;&quot;&quot;&quot; height=&quot;&quot;&quot;&amp;[.D7]&amp;&quot;&quot;&quot;/&gt;&quot;&amp;CHAR(10)&amp;CHAR(9)&amp;&quot;&lt;figcaption&gt;&quot;&amp;[.F7]&amp;&quot;&lt;/figcaption&gt;&quot;&amp;CHAR(10)&amp;&quot;&lt;/figure&gt;&quot;" table:style-name="ce10">
            <text:p>&lt;figure&gt;</text:p>
            <text:p><text:tab/>&lt;img src="/img/toponymy/ahtaniz/Black-Sea-border-line-map-1847.jpg" title="Карта Черноморской кордонной линии 1847 г." alt="Карта Черноморской кордонной линии 1847 г." width="600" height="464"/&gt;</text:p>
            <text:p><text:tab/>&lt;figcaption&gt;Фрагмент карты Черноморской кордонной линии 1847 г., где значатся лиман Ахтанизовский и станица Ахтанизовская, а южнее её обозначена станица Титаровская (с 1810 г. Старотитаровская)&lt;/figcaption&gt;</text:p>
            <text:p>&lt;/figure&gt;</text:p>
          </table:table-cell>
          <table:table-cell office:value-type="string" office:string-value="&lt;figure&gt;&#10; &lt;a href=&quot;/img/toponymy/ahtaniz/Black-Sea-border-line-map-1847-b.jpg&quot; title=&quot;Карта Черноморской кордонной линии 1847 г.&quot;&gt;&lt;img src=&quot;/img/toponymy/ahtaniz/Black-Sea-border-line-map-1847.jpg&quot; alt=&quot;Карта Черноморской кордонной линии 1847 г.&quot; width=&quot;600&quot; height=&quot;464&quot;/&gt;&lt;/a&gt;&#10; &lt;figcaption&gt;Фрагмент карты Черноморской кордонной линии 1847 г., где значатся лиман Ахтанизовский и станица Ахтанизовская, а южнее её обозначена станица Титаровская (с 1810 г. Старотитаровская)&lt;/figcaption&gt;&#10;&lt;/figure&gt;" table:formula="of:=&quot;&lt;figure&gt;&quot;&amp;CHAR(10)&amp;CHAR(9)&amp;&quot;&lt;a href=&quot;&quot;&quot;&amp;[.$B$1]&amp;[.B7]&amp;&quot;-b.jpg&quot;&amp;&quot;&quot;&quot; title=&quot;&quot;&quot;&amp;[.E7]&amp;&quot;&quot;&quot;&gt;&lt;img src=&quot;&quot;&quot;&amp;[.$B$1]&amp;[.B7]&amp;&quot;.jpg&quot;&amp;&quot;&quot;&quot; alt=&quot;&quot;&quot;&amp;[.E7]&amp;&quot;&quot;&quot; width=&quot;&quot;&quot;&amp;[.C7]&amp;&quot;&quot;&quot; height=&quot;&quot;&quot;&amp;[.D7]&amp;&quot;&quot;&quot;/&gt;&lt;/a&gt;&quot;&amp;CHAR(10)&amp;CHAR(9)&amp;&quot;&lt;figcaption&gt;&quot;&amp;[.F7]&amp;&quot;&lt;/figcaption&gt;&quot;&amp;CHAR(10)&amp;&quot;&lt;/figure&gt;&quot;" table:style-name="ce3">
            <text:p>&lt;figure&gt;</text:p>
            <text:p><text:tab/>&lt;a href="/img/toponymy/ahtaniz/Black-Sea-border-line-map-1847-b.jpg" title="Карта Черноморской кордонной линии 1847 г."&gt;&lt;img src="/img/toponymy/ahtaniz/Black-Sea-border-line-map-1847.jpg" alt="Карта Черноморской кордонной линии 1847 г." width="600" height="464"/&gt;&lt;/a&gt;</text:p>
            <text:p><text:tab/>&lt;figcaption&gt;Фрагмент карты Черноморской кордонной линии 1847 г., где значатся лиман Ахтанизовский и станица Ахтанизовская, а южнее её обозначена станица Титаровская (с 1810 г. Старотитаровская)&lt;/figcaption&gt;</text:p>
            <text:p>&lt;/figure&gt;</text:p>
          </table:table-cell>
          <table:table-cell table:number-columns-repeated="16376" table:style-name="ce1"/>
        </table:table-row>
        <table:table-row table:style-name="ro1">
          <table:table-cell office:value-type="float" office:value="6" table:style-name="ce3">
            <text:p>6</text:p>
          </table:table-cell>
          <table:table-cell office:value-type="string" table:style-name="ce3">
            <text:p>Caucasus-map-1877</text:p>
          </table:table-cell>
          <table:table-cell office:value-type="float" office:value="600" table:style-name="ce3">
            <text:p>600</text:p>
          </table:table-cell>
          <table:table-cell office:value-type="float" office:value="464" table:style-name="ce3">
            <text:p>464</text:p>
          </table:table-cell>
          <table:table-cell office:value-type="string" table:style-name="ce3">
            <text:p>Карта Кавказа 1877 г.</text:p>
          </table:table-cell>
          <table:table-cell office:value-type="string" table:style-name="ce3">
            <text:p>Фрагмент карты Кавказа 1877 г., где значится станица Ахтанизовская, гора Блевака, гора Бориса и Глеба, лиман Яновский</text:p>
          </table:table-cell>
          <table:table-cell office:value-type="string" office:string-value="&lt;figure&gt;&#10; &lt;img src=&quot;/img/toponymy/ahtaniz/Caucasus-map-1877.jpg&quot; title=&quot;Карта Кавказа 1877 г.&quot; alt=&quot;Карта Кавказа 1877 г.&quot; width=&quot;600&quot; height=&quot;464&quot;/&gt;&#10; &lt;figcaption&gt;Фрагмент карты Кавказа 1877 г., где значится станица Ахтанизовская, гора Блевака, гора Бориса и Глеба, лиман Яновский&lt;/figcaption&gt;&#10;&lt;/figure&gt;" table:formula="of:=&quot;&lt;figure&gt;&quot;&amp;CHAR(10)&amp;CHAR(9)&amp;&quot;&lt;img src=&quot;&quot;&quot;&amp;[.$B$1]&amp;[.B8]&amp;&quot;.jpg&quot;&amp;&quot;&quot;&quot; title=&quot;&quot;&quot;&amp;[.E8]&amp;&quot;&quot;&quot; alt=&quot;&quot;&quot;&amp;[.E8]&amp;&quot;&quot;&quot; width=&quot;&quot;&quot;&amp;[.C8]&amp;&quot;&quot;&quot; height=&quot;&quot;&quot;&amp;[.D8]&amp;&quot;&quot;&quot;/&gt;&quot;&amp;CHAR(10)&amp;CHAR(9)&amp;&quot;&lt;figcaption&gt;&quot;&amp;[.F8]&amp;&quot;&lt;/figcaption&gt;&quot;&amp;CHAR(10)&amp;&quot;&lt;/figure&gt;&quot;" table:style-name="ce10">
            <text:p>&lt;figure&gt;</text:p>
            <text:p><text:tab/>&lt;img src="/img/toponymy/ahtaniz/Caucasus-map-1877.jpg" title="Карта Кавказа 1877 г." alt="Карта Кавказа 1877 г." width="600" height="464"/&gt;</text:p>
            <text:p><text:tab/>&lt;figcaption&gt;Фрагмент карты Кавказа 1877 г., где значится станица Ахтанизовская, гора Блевака, гора Бориса и Глеба, лиман Яновский&lt;/figcaption&gt;</text:p>
            <text:p>&lt;/figure&gt;</text:p>
          </table:table-cell>
          <table:table-cell office:value-type="string" office:string-value="&lt;figure&gt;&#10; &lt;a href=&quot;/img/toponymy/ahtaniz/Caucasus-map-1877-b.jpg&quot; title=&quot;Карта Кавказа 1877 г.&quot;&gt;&lt;img src=&quot;/img/toponymy/ahtaniz/Caucasus-map-1877.jpg&quot; alt=&quot;Карта Кавказа 1877 г.&quot; width=&quot;600&quot; height=&quot;464&quot;/&gt;&lt;/a&gt;&#10; &lt;figcaption&gt;Фрагмент карты Кавказа 1877 г., где значится станица Ахтанизовская, гора Блевака, гора Бориса и Глеба, лиман Яновский&lt;/figcaption&gt;&#10;&lt;/figure&gt;" table:formula="of:=&quot;&lt;figure&gt;&quot;&amp;CHAR(10)&amp;CHAR(9)&amp;&quot;&lt;a href=&quot;&quot;&quot;&amp;[.$B$1]&amp;[.B8]&amp;&quot;-b.jpg&quot;&amp;&quot;&quot;&quot; title=&quot;&quot;&quot;&amp;[.E8]&amp;&quot;&quot;&quot;&gt;&lt;img src=&quot;&quot;&quot;&amp;[.$B$1]&amp;[.B8]&amp;&quot;.jpg&quot;&amp;&quot;&quot;&quot; alt=&quot;&quot;&quot;&amp;[.E8]&amp;&quot;&quot;&quot; width=&quot;&quot;&quot;&amp;[.C8]&amp;&quot;&quot;&quot; height=&quot;&quot;&quot;&amp;[.D8]&amp;&quot;&quot;&quot;/&gt;&lt;/a&gt;&quot;&amp;CHAR(10)&amp;CHAR(9)&amp;&quot;&lt;figcaption&gt;&quot;&amp;[.F8]&amp;&quot;&lt;/figcaption&gt;&quot;&amp;CHAR(10)&amp;&quot;&lt;/figure&gt;&quot;" table:style-name="ce3">
            <text:p>&lt;figure&gt;</text:p>
            <text:p><text:tab/>&lt;a href="/img/toponymy/ahtaniz/Caucasus-map-1877-b.jpg" title="Карта Кавказа 1877 г."&gt;&lt;img src="/img/toponymy/ahtaniz/Caucasus-map-1877.jpg" alt="Карта Кавказа 1877 г." width="600" height="464"/&gt;&lt;/a&gt;</text:p>
            <text:p><text:tab/>&lt;figcaption&gt;Фрагмент карты Кавказа 1877 г., где значится станица Ахтанизовская, гора Блевака, гора Бориса и Глеба, лиман Яновский&lt;/figcaption&gt;</text:p>
            <text:p>&lt;/figure&gt;</text:p>
          </table:table-cell>
          <table:table-cell table:number-columns-repeated="16376" table:style-name="ce1"/>
        </table:table-row>
        <table:table-row table:style-name="ro1">
          <table:table-cell office:value-type="float" office:value="7" table:style-name="ce3">
            <text:p>7</text:p>
          </table:table-cell>
          <table:table-cell office:value-type="string" table:style-name="ce3">
            <text:p>Map-1940s</text:p>
          </table:table-cell>
          <table:table-cell office:value-type="float" office:value="600" table:style-name="ce3">
            <text:p>600</text:p>
          </table:table-cell>
          <table:table-cell office:value-type="float" office:value="464" table:style-name="ce3">
            <text:p>464</text:p>
          </table:table-cell>
          <table:table-cell office:value-type="string" table:style-name="ce3">
            <text:p>Карта 40-х годов ХХ в.</text:p>
          </table:table-cell>
          <table:table-cell office:value-type="string" table:style-name="ce3">
            <text:p>Фрагмент карты масштаба 1:200 000 40-х годов ХХ в., где Ахтанизовский лиман соединяется с Азовским морем. В прошлом участок между высотой 108 м на западной стороне и высотой 50 м на восточной стороне, протяжённостью ~7 км, был обширным проливом. Современное название вершин Цымбалы (114,2 м) и Сопка (50,4 м)</text:p>
          </table:table-cell>
          <table:table-cell office:value-type="string" office:string-value="&lt;figure&gt;&#10; &lt;img src=&quot;/img/toponymy/ahtaniz/Map-1940s.jpg&quot; title=&quot;Карта 40-х годов ХХ в.&quot; alt=&quot;Карта 40-х годов ХХ в.&quot; width=&quot;600&quot; height=&quot;464&quot;/&gt;&#10; &lt;figcaption&gt;Фрагмент карты масштаба 1:200 000 40-х годов ХХ в., где Ахтанизовский лиман соединяется с Азовским морем. В прошлом участок между высотой 108 м на западной стороне и высотой 50 м на восточной стороне, протяжённостью ~7 км, был обширным проливом. Современное название вершин Цымбалы (114,2 м) и Сопка (50,4 м)&lt;/figcaption&gt;&#10;&lt;/figure&gt;" table:formula="of:=&quot;&lt;figure&gt;&quot;&amp;CHAR(10)&amp;CHAR(9)&amp;&quot;&lt;img src=&quot;&quot;&quot;&amp;[.$B$1]&amp;[.B9]&amp;&quot;.jpg&quot;&amp;&quot;&quot;&quot; title=&quot;&quot;&quot;&amp;[.E9]&amp;&quot;&quot;&quot; alt=&quot;&quot;&quot;&amp;[.E9]&amp;&quot;&quot;&quot; width=&quot;&quot;&quot;&amp;[.C9]&amp;&quot;&quot;&quot; height=&quot;&quot;&quot;&amp;[.D9]&amp;&quot;&quot;&quot;/&gt;&quot;&amp;CHAR(10)&amp;CHAR(9)&amp;&quot;&lt;figcaption&gt;&quot;&amp;[.F9]&amp;&quot;&lt;/figcaption&gt;&quot;&amp;CHAR(10)&amp;&quot;&lt;/figure&gt;&quot;" table:style-name="ce10">
            <text:p>&lt;figure&gt;</text:p>
            <text:p><text:tab/>&lt;img src="/img/toponymy/ahtaniz/Map-1940s.jpg" title="Карта 40-х годов ХХ в." alt="Карта 40-х годов ХХ в." width="600" height="464"/&gt;</text:p>
            <text:p><text:tab/>&lt;figcaption&gt;Фрагмент карты масштаба 1:200 000 40-х годов ХХ в., где Ахтанизовский лиман соединяется с Азовским морем. В прошлом участок между высотой 108 м на западной стороне и высотой 50 м на восточной стороне, протяжённостью ~7 км, был обширным проливом. Современное название вершин Цымбалы (114,2 м) и Сопка (50,4 м)&lt;/figcaption&gt;</text:p>
            <text:p>&lt;/figure&gt;</text:p>
          </table:table-cell>
          <table:table-cell office:value-type="string" office:string-value="&lt;figure&gt;&#10; &lt;a href=&quot;/img/toponymy/ahtaniz/Map-1940s-b.jpg&quot; title=&quot;Карта 40-х годов ХХ в.&quot;&gt;&lt;img src=&quot;/img/toponymy/ahtaniz/Map-1940s.jpg&quot; alt=&quot;Карта 40-х годов ХХ в.&quot; width=&quot;600&quot; height=&quot;464&quot;/&gt;&lt;/a&gt;&#10; &lt;figcaption&gt;Фрагмент карты масштаба 1:200 000 40-х годов ХХ в., где Ахтанизовский лиман соединяется с Азовским морем. В прошлом участок между высотой 108 м на западной стороне и высотой 50 м на восточной стороне, протяжённостью ~7 км, был обширным проливом. Современное название вершин Цымбалы (114,2 м) и Сопка (50,4 м)&lt;/figcaption&gt;&#10;&lt;/figure&gt;" table:formula="of:=&quot;&lt;figure&gt;&quot;&amp;CHAR(10)&amp;CHAR(9)&amp;&quot;&lt;a href=&quot;&quot;&quot;&amp;[.$B$1]&amp;[.B9]&amp;&quot;-b.jpg&quot;&amp;&quot;&quot;&quot; title=&quot;&quot;&quot;&amp;[.E9]&amp;&quot;&quot;&quot;&gt;&lt;img src=&quot;&quot;&quot;&amp;[.$B$1]&amp;[.B9]&amp;&quot;.jpg&quot;&amp;&quot;&quot;&quot; alt=&quot;&quot;&quot;&amp;[.E9]&amp;&quot;&quot;&quot; width=&quot;&quot;&quot;&amp;[.C9]&amp;&quot;&quot;&quot; height=&quot;&quot;&quot;&amp;[.D9]&amp;&quot;&quot;&quot;/&gt;&lt;/a&gt;&quot;&amp;CHAR(10)&amp;CHAR(9)&amp;&quot;&lt;figcaption&gt;&quot;&amp;[.F9]&amp;&quot;&lt;/figcaption&gt;&quot;&amp;CHAR(10)&amp;&quot;&lt;/figure&gt;&quot;" table:style-name="ce3">
            <text:p>&lt;figure&gt;</text:p>
            <text:p><text:tab/>&lt;a href="/img/toponymy/ahtaniz/Map-1940s-b.jpg" title="Карта 40-х годов ХХ в."&gt;&lt;img src="/img/toponymy/ahtaniz/Map-1940s.jpg" alt="Карта 40-х годов ХХ в." width="600" height="464"/&gt;&lt;/a&gt;</text:p>
            <text:p><text:tab/>&lt;figcaption&gt;Фрагмент карты масштаба 1:200 000 40-х годов ХХ в., где Ахтанизовский лиман соединяется с Азовским морем. В прошлом участок между высотой 108 м на западной стороне и высотой 50 м на восточной стороне, протяжённостью ~7 км, был обширным проливом. Современное название вершин Цымбалы (114,2 м) и Сопка (50,4 м)&lt;/figcaption&gt;</text:p>
            <text:p>&lt;/figure&gt;</text:p>
          </table:table-cell>
          <table:table-cell table:number-columns-repeated="16376" table:style-name="ce1"/>
        </table:table-row>
        <table:table-row table:style-name="ro1">
          <table:table-cell office:value-type="float" office:value="8" table:style-name="ce3">
            <text:p>8</text:p>
          </table:table-cell>
          <table:table-cell office:value-type="string" table:style-name="ce3">
            <text:p>Kuban-region-map-1904</text:p>
          </table:table-cell>
          <table:table-cell office:value-type="float" office:value="600" table:style-name="ce3">
            <text:p>600</text:p>
          </table:table-cell>
          <table:table-cell office:value-type="float" office:value="464" table:style-name="ce3">
            <text:p>464</text:p>
          </table:table-cell>
          <table:table-cell office:value-type="string" table:style-name="ce3">
            <text:p>Карта Кубанской области 1904 г.</text:p>
          </table:table-cell>
          <table:table-cell office:value-type="string" table:style-name="ce3">
            <text:p>На карте Кубанской области (1904 г.) подробно показан район Ахтанизовского лимана и станицы, здесь обозначены: гирло Пересыпское, лиман Орлов, гора Блевака, лиман Химкин, гора Бориса и Глеба, лиман Яновский</text:p>
          </table:table-cell>
          <table:table-cell office:value-type="string" office:string-value="&lt;figure&gt;&#10; &lt;img src=&quot;/img/toponymy/ahtaniz/Kuban-region-map-1904.jpg&quot; title=&quot;Карта Кубанской области 1904 г.&quot; alt=&quot;Карта Кубанской области 1904 г.&quot; width=&quot;600&quot; height=&quot;464&quot;/&gt;&#10; &lt;figcaption&gt;На карте Кубанской области (1904 г.) подробно показан район Ахтанизовского лимана и станицы, здесь обозначены: гирло Пересыпское, лиман Орлов, гора Блевака, лиман Химкин, гора Бориса и Глеба, лиман Яновский&lt;/figcaption&gt;&#10;&lt;/figure&gt;" table:formula="of:=&quot;&lt;figure&gt;&quot;&amp;CHAR(10)&amp;CHAR(9)&amp;&quot;&lt;img src=&quot;&quot;&quot;&amp;[.$B$1]&amp;[.B10]&amp;&quot;.jpg&quot;&amp;&quot;&quot;&quot; title=&quot;&quot;&quot;&amp;[.E10]&amp;&quot;&quot;&quot; alt=&quot;&quot;&quot;&amp;[.E10]&amp;&quot;&quot;&quot; width=&quot;&quot;&quot;&amp;[.C10]&amp;&quot;&quot;&quot; height=&quot;&quot;&quot;&amp;[.D10]&amp;&quot;&quot;&quot;/&gt;&quot;&amp;CHAR(10)&amp;CHAR(9)&amp;&quot;&lt;figcaption&gt;&quot;&amp;[.F10]&amp;&quot;&lt;/figcaption&gt;&quot;&amp;CHAR(10)&amp;&quot;&lt;/figure&gt;&quot;" table:style-name="ce10">
            <text:p>&lt;figure&gt;</text:p>
            <text:p><text:tab/>&lt;img src="/img/toponymy/ahtaniz/Kuban-region-map-1904.jpg" title="Карта Кубанской области 1904 г." alt="Карта Кубанской области 1904 г." width="600" height="464"/&gt;</text:p>
            <text:p><text:tab/>&lt;figcaption&gt;На карте Кубанской области (1904 г.) подробно показан район Ахтанизовского лимана и станицы, здесь обозначены: гирло Пересыпское, лиман Орлов, гора Блевака, лиман Химкин, гора Бориса и Глеба, лиман Яновский&lt;/figcaption&gt;</text:p>
            <text:p>&lt;/figure&gt;</text:p>
          </table:table-cell>
          <table:table-cell office:value-type="string" office:string-value="&lt;figure&gt;&#10; &lt;a href=&quot;/img/toponymy/ahtaniz/Kuban-region-map-1904-b.jpg&quot; title=&quot;Карта Кубанской области 1904 г.&quot;&gt;&lt;img src=&quot;/img/toponymy/ahtaniz/Kuban-region-map-1904.jpg&quot; alt=&quot;Карта Кубанской области 1904 г.&quot; width=&quot;600&quot; height=&quot;464&quot;/&gt;&lt;/a&gt;&#10; &lt;figcaption&gt;На карте Кубанской области (1904 г.) подробно показан район Ахтанизовского лимана и станицы, здесь обозначены: гирло Пересыпское, лиман Орлов, гора Блевака, лиман Химкин, гора Бориса и Глеба, лиман Яновский&lt;/figcaption&gt;&#10;&lt;/figure&gt;" table:formula="of:=&quot;&lt;figure&gt;&quot;&amp;CHAR(10)&amp;CHAR(9)&amp;&quot;&lt;a href=&quot;&quot;&quot;&amp;[.$B$1]&amp;[.B10]&amp;&quot;-b.jpg&quot;&amp;&quot;&quot;&quot; title=&quot;&quot;&quot;&amp;[.E10]&amp;&quot;&quot;&quot;&gt;&lt;img src=&quot;&quot;&quot;&amp;[.$B$1]&amp;[.B10]&amp;&quot;.jpg&quot;&amp;&quot;&quot;&quot; alt=&quot;&quot;&quot;&amp;[.E10]&amp;&quot;&quot;&quot; width=&quot;&quot;&quot;&amp;[.C10]&amp;&quot;&quot;&quot; height=&quot;&quot;&quot;&amp;[.D10]&amp;&quot;&quot;&quot;/&gt;&lt;/a&gt;&quot;&amp;CHAR(10)&amp;CHAR(9)&amp;&quot;&lt;figcaption&gt;&quot;&amp;[.F10]&amp;&quot;&lt;/figcaption&gt;&quot;&amp;CHAR(10)&amp;&quot;&lt;/figure&gt;&quot;" table:style-name="ce3">
            <text:p>&lt;figure&gt;</text:p>
            <text:p><text:tab/>&lt;a href="/img/toponymy/ahtaniz/Kuban-region-map-1904-b.jpg" title="Карта Кубанской области 1904 г."&gt;&lt;img src="/img/toponymy/ahtaniz/Kuban-region-map-1904.jpg" alt="Карта Кубанской области 1904 г." width="600" height="464"/&gt;&lt;/a&gt;</text:p>
            <text:p><text:tab/>&lt;figcaption&gt;На карте Кубанской области (1904 г.) подробно показан район Ахтанизовского лимана и станицы, здесь обозначены: гирло Пересыпское, лиман Орлов, гора Блевака, лиман Химкин, гора Бориса и Глеба, лиман Яновский&lt;/figcaption&gt;</text:p>
            <text:p>&lt;/figure&gt;</text:p>
          </table:table-cell>
          <table:table-cell table:number-columns-repeated="16376" table:style-name="ce1"/>
        </table:table-row>
        <table:table-row table:style-name="ro1">
          <table:table-cell office:value-type="float" office:value="9" table:style-name="ce3">
            <text:p>9</text:p>
          </table:table-cell>
          <table:table-cell office:value-type="string" table:style-name="ce3">
            <text:p>View-to-south-from-Akhtanizovskaya-hill</text:p>
          </table:table-cell>
          <table:table-cell office:value-type="float" office:value="800" table:style-name="ce3">
            <text:p>800</text:p>
          </table:table-cell>
          <table:table-cell office:value-type="float" office:value="479" table:style-name="ce3">
            <text:p>479</text:p>
          </table:table-cell>
          <table:table-cell office:value-type="string" table:style-name="ce3">
            <text:p>Вид на юг с Ахтанизовской сопки</text:p>
          </table:table-cell>
          <table:table-cell office:value-type="string" table:style-name="ce3">
            <text:p>Вид на юг с Ахтанизовской сопки (68,5 м), за станицей Ахтанизовской расположены плавни Химка, а за плавнями гора Борисоглебская (64,7 м), справа и слева от горы видны участки Ахтанизовского лимана. Август 2024 г. (https://www.interesmir.ru/tamanskij-poluostrov-chast-5-ahtanizovskaya/)</text:p>
          </table:table-cell>
          <table:table-cell office:value-type="string" office:string-value="&lt;figure&gt;&#10; &lt;img src=&quot;/img/toponymy/ahtaniz/View-to-south-from-Akhtanizovskaya-hill.jpg&quot; title=&quot;Вид на юг с Ахтанизовской сопки&quot; alt=&quot;Вид на юг с Ахтанизовской сопки&quot; width=&quot;800&quot; height=&quot;479&quot;/&gt;&#10; &lt;figcaption&gt;Вид на юг с Ахтанизовской сопки (68,5 м), за станицей Ахтанизовской расположены плавни Химка, а за плавнями гора Борисоглебская (64,7 м), справа и слева от горы видны участки Ахтанизовского лимана. Август 2024 г. (https://www.interesmir.ru/tamanskij-poluostrov-chast-5-ahtanizovskaya/)&lt;/figcaption&gt;&#10;&lt;/figure&gt;" table:formula="of:=&quot;&lt;figure&gt;&quot;&amp;CHAR(10)&amp;CHAR(9)&amp;&quot;&lt;img src=&quot;&quot;&quot;&amp;[.$B$1]&amp;[.B11]&amp;&quot;.jpg&quot;&amp;&quot;&quot;&quot; title=&quot;&quot;&quot;&amp;[.E11]&amp;&quot;&quot;&quot; alt=&quot;&quot;&quot;&amp;[.E11]&amp;&quot;&quot;&quot; width=&quot;&quot;&quot;&amp;[.C11]&amp;&quot;&quot;&quot; height=&quot;&quot;&quot;&amp;[.D11]&amp;&quot;&quot;&quot;/&gt;&quot;&amp;CHAR(10)&amp;CHAR(9)&amp;&quot;&lt;figcaption&gt;&quot;&amp;[.F11]&amp;&quot;&lt;/figcaption&gt;&quot;&amp;CHAR(10)&amp;&quot;&lt;/figure&gt;&quot;" table:style-name="ce3">
            <text:p>&lt;figure&gt;</text:p>
            <text:p><text:tab/>&lt;img src="/img/toponymy/ahtaniz/View-to-south-from-Akhtanizovskaya-hill.jpg" title="Вид на юг с Ахтанизовской сопки" alt="Вид на юг с Ахтанизовской сопки" width="800" height="479"/&gt;</text:p>
            <text:p><text:tab/>&lt;figcaption&gt;Вид на юг с Ахтанизовской сопки (68,5 м), за станицей Ахтанизовской расположены плавни Химка, а за плавнями гора Борисоглебская (64,7 м), справа и слева от горы видны участки Ахтанизовского лимана. Август 2024 г. (https://www.interesmir.ru/tamanskij-poluostrov-chast-5-ahtanizovskaya/)&lt;/figcaption&gt;</text:p>
            <text:p>&lt;/figure&gt;</text:p>
          </table:table-cell>
          <table:table-cell office:value-type="string" office:string-value="&lt;figure&gt;&#10; &lt;a href=&quot;/img/toponymy/ahtaniz/View-to-south-from-Akhtanizovskaya-hill-b.jpg&quot; title=&quot;Вид на юг с Ахтанизовской сопки&quot;&gt;&lt;img src=&quot;/img/toponymy/ahtaniz/View-to-south-from-Akhtanizovskaya-hill.jpg&quot; alt=&quot;Вид на юг с Ахтанизовской сопки&quot; width=&quot;800&quot; height=&quot;479&quot;/&gt;&lt;/a&gt;&#10; &lt;figcaption&gt;Вид на юг с Ахтанизовской сопки (68,5 м), за станицей Ахтанизовской расположены плавни Химка, а за плавнями гора Борисоглебская (64,7 м), справа и слева от горы видны участки Ахтанизовского лимана. Август 2024 г. (https://www.interesmir.ru/tamanskij-poluostrov-chast-5-ahtanizovskaya/)&lt;/figcaption&gt;&#10;&lt;/figure&gt;" table:formula="of:=&quot;&lt;figure&gt;&quot;&amp;CHAR(10)&amp;CHAR(9)&amp;&quot;&lt;a href=&quot;&quot;&quot;&amp;[.$B$1]&amp;[.B11]&amp;&quot;-b.jpg&quot;&amp;&quot;&quot;&quot; title=&quot;&quot;&quot;&amp;[.E11]&amp;&quot;&quot;&quot;&gt;&lt;img src=&quot;&quot;&quot;&amp;[.$B$1]&amp;[.B11]&amp;&quot;.jpg&quot;&amp;&quot;&quot;&quot; alt=&quot;&quot;&quot;&amp;[.E11]&amp;&quot;&quot;&quot; width=&quot;&quot;&quot;&amp;[.C11]&amp;&quot;&quot;&quot; height=&quot;&quot;&quot;&amp;[.D11]&amp;&quot;&quot;&quot;/&gt;&lt;/a&gt;&quot;&amp;CHAR(10)&amp;CHAR(9)&amp;&quot;&lt;figcaption&gt;&quot;&amp;[.F11]&amp;&quot;&lt;/figcaption&gt;&quot;&amp;CHAR(10)&amp;&quot;&lt;/figure&gt;&quot;" table:style-name="ce10">
            <text:p>&lt;figure&gt;</text:p>
            <text:p><text:tab/>&lt;a href="/img/toponymy/ahtaniz/View-to-south-from-Akhtanizovskaya-hill-b.jpg" title="Вид на юг с Ахтанизовской сопки"&gt;&lt;img src="/img/toponymy/ahtaniz/View-to-south-from-Akhtanizovskaya-hill.jpg" alt="Вид на юг с Ахтанизовской сопки" width="800" height="479"/&gt;&lt;/a&gt;</text:p>
            <text:p><text:tab/>&lt;figcaption&gt;Вид на юг с Ахтанизовской сопки (68,5 м), за станицей Ахтанизовской расположены плавни Химка, а за плавнями гора Борисоглебская (64,7 м), справа и слева от горы видны участки Ахтанизовского лимана. Август 2024 г. (https://www.interesmir.ru/tamanskij-poluostrov-chast-5-ahtanizovskaya/)&lt;/figcaption&gt;</text:p>
            <text:p>&lt;/figure&gt;</text:p>
          </table:table-cell>
          <table:table-cell table:number-columns-repeated="16376" table:style-name="ce1"/>
        </table:table-row>
        <table:table-row table:style-name="ro1">
          <table:table-cell office:value-type="float" office:value="10" table:style-name="ce3">
            <text:p>10</text:p>
          </table:table-cell>
          <table:table-cell office:value-type="string" table:style-name="ce3">
            <text:p>Coat-of-arms-Akhtanizovskoye</text:p>
          </table:table-cell>
          <table:table-cell office:value-type="float" office:value="600" table:style-name="ce3">
            <text:p>600</text:p>
          </table:table-cell>
          <table:table-cell office:value-type="float" office:value="749" table:style-name="ce3">
            <text:p>749</text:p>
          </table:table-cell>
          <table:table-cell office:value-type="string" table:style-name="ce3">
            <text:p>Герб Ахтанизовского сельского поселения</text:p>
          </table:table-cell>
          <table:table-cell office:value-type="string" table:style-name="ce3">
            <text:p>Герб Ахтанизовского сельского поселения, утверждён в 2009 г (https://ahtanizsp.ru)</text:p>
          </table:table-cell>
          <table:table-cell office:value-type="string" office:string-value="&lt;figure&gt;&#10; &lt;img src=&quot;/img/toponymy/ahtaniz/Coat-of-arms-Akhtanizovskoye.jpg&quot; title=&quot;Герб Ахтанизовского сельского поселения&quot; alt=&quot;Герб Ахтанизовского сельского поселения&quot; width=&quot;600&quot; height=&quot;749&quot;/&gt;&#10; &lt;figcaption&gt;Герб Ахтанизовского сельского поселения, утверждён в 2009 г (https://ahtanizsp.ru)&lt;/figcaption&gt;&#10;&lt;/figure&gt;" table:formula="of:=&quot;&lt;figure&gt;&quot;&amp;CHAR(10)&amp;CHAR(9)&amp;&quot;&lt;img src=&quot;&quot;&quot;&amp;[.$B$1]&amp;[.B12]&amp;&quot;.jpg&quot;&amp;&quot;&quot;&quot; title=&quot;&quot;&quot;&amp;[.E12]&amp;&quot;&quot;&quot; alt=&quot;&quot;&quot;&amp;[.E12]&amp;&quot;&quot;&quot; width=&quot;&quot;&quot;&amp;[.C12]&amp;&quot;&quot;&quot; height=&quot;&quot;&quot;&amp;[.D12]&amp;&quot;&quot;&quot;/&gt;&quot;&amp;CHAR(10)&amp;CHAR(9)&amp;&quot;&lt;figcaption&gt;&quot;&amp;[.F12]&amp;&quot;&lt;/figcaption&gt;&quot;&amp;CHAR(10)&amp;&quot;&lt;/figure&gt;&quot;" table:style-name="ce10">
            <text:p>&lt;figure&gt;</text:p>
            <text:p><text:tab/>&lt;img src="/img/toponymy/ahtaniz/Coat-of-arms-Akhtanizovskoye.jpg" title="Герб Ахтанизовского сельского поселения" alt="Герб Ахтанизовского сельского поселения" width="600" height="749"/&gt;</text:p>
            <text:p><text:tab/>&lt;figcaption&gt;Герб Ахтанизовского сельского поселения, утверждён в 2009 г (https://ahtanizsp.ru)&lt;/figcaption&gt;</text:p>
            <text:p>&lt;/figure&gt;</text:p>
          </table:table-cell>
          <table:table-cell office:value-type="string" office:string-value="&lt;figure&gt;&#10; &lt;a href=&quot;/img/toponymy/ahtaniz/Coat-of-arms-Akhtanizovskoye-b.jpg&quot; title=&quot;Герб Ахтанизовского сельского поселения&quot;&gt;&lt;img src=&quot;/img/toponymy/ahtaniz/Coat-of-arms-Akhtanizovskoye.jpg&quot; alt=&quot;Герб Ахтанизовского сельского поселения&quot; width=&quot;600&quot; height=&quot;749&quot;/&gt;&lt;/a&gt;&#10; &lt;figcaption&gt;Герб Ахтанизовского сельского поселения, утверждён в 2009 г (https://ahtanizsp.ru)&lt;/figcaption&gt;&#10;&lt;/figure&gt;" table:formula="of:=&quot;&lt;figure&gt;&quot;&amp;CHAR(10)&amp;CHAR(9)&amp;&quot;&lt;a href=&quot;&quot;&quot;&amp;[.$B$1]&amp;[.B12]&amp;&quot;-b.jpg&quot;&amp;&quot;&quot;&quot; title=&quot;&quot;&quot;&amp;[.E12]&amp;&quot;&quot;&quot;&gt;&lt;img src=&quot;&quot;&quot;&amp;[.$B$1]&amp;[.B12]&amp;&quot;.jpg&quot;&amp;&quot;&quot;&quot; alt=&quot;&quot;&quot;&amp;[.E12]&amp;&quot;&quot;&quot; width=&quot;&quot;&quot;&amp;[.C12]&amp;&quot;&quot;&quot; height=&quot;&quot;&quot;&amp;[.D12]&amp;&quot;&quot;&quot;/&gt;&lt;/a&gt;&quot;&amp;CHAR(10)&amp;CHAR(9)&amp;&quot;&lt;figcaption&gt;&quot;&amp;[.F12]&amp;&quot;&lt;/figcaption&gt;&quot;&amp;CHAR(10)&amp;&quot;&lt;/figure&gt;&quot;" table:style-name="ce3">
            <text:p>&lt;figure&gt;</text:p>
            <text:p><text:tab/>&lt;a href="/img/toponymy/ahtaniz/Coat-of-arms-Akhtanizovskoye-b.jpg" title="Герб Ахтанизовского сельского поселения"&gt;&lt;img src="/img/toponymy/ahtaniz/Coat-of-arms-Akhtanizovskoye.jpg" alt="Герб Ахтанизовского сельского поселения" width="600" height="749"/&gt;&lt;/a&gt;</text:p>
            <text:p><text:tab/>&lt;figcaption&gt;Герб Ахтанизовского сельского поселения, утверждён в 2009 г (https://ahtanizsp.ru)&lt;/figcaption&gt;</text:p>
            <text:p>&lt;/figure&gt;</text:p>
          </table:table-cell>
          <table:table-cell table:number-columns-repeated="16376" table:style-name="ce1"/>
        </table:table-row>
        <table:table-row table:style-name="ro1">
          <table:table-cell office:value-type="float" office:value="11" table:style-name="ce3">
            <text:p>11</text:p>
          </table:table-cell>
          <table:table-cell office:value-type="string" table:style-name="ce3">
            <text:p>Akhtanizovskaya-station-map-1988</text:p>
          </table:table-cell>
          <table:table-cell office:value-type="float" office:value="600" table:style-name="ce3">
            <text:p>600</text:p>
          </table:table-cell>
          <table:table-cell office:value-type="float" office:value="360" table:style-name="ce3">
            <text:p>360</text:p>
          </table:table-cell>
          <table:table-cell office:value-type="string" table:style-name="ce3">
            <text:p>Станица Ахтанизовская на карте 1988 г.</text:p>
          </table:table-cell>
          <table:table-cell office:value-type="string" table:style-name="ce3">
            <text:p>Станица Ахтанизовская и акватория Ахтанизовского лимана на карте 1988 г.</text:p>
          </table:table-cell>
          <table:table-cell office:value-type="string" office:string-value="&lt;figure&gt;&#10; &lt;img src=&quot;/img/toponymy/ahtaniz/Akhtanizovskaya-station-map-1988.jpg&quot; title=&quot;Станица Ахтанизовская на карте 1988 г.&quot; alt=&quot;Станица Ахтанизовская на карте 1988 г.&quot; width=&quot;600&quot; height=&quot;360&quot;/&gt;&#10; &lt;figcaption&gt;Станица Ахтанизовская и акватория Ахтанизовского лимана на карте 1988 г.&lt;/figcaption&gt;&#10;&lt;/figure&gt;" table:formula="of:=&quot;&lt;figure&gt;&quot;&amp;CHAR(10)&amp;CHAR(9)&amp;&quot;&lt;img src=&quot;&quot;&quot;&amp;[.$B$1]&amp;[.B13]&amp;&quot;.jpg&quot;&amp;&quot;&quot;&quot; title=&quot;&quot;&quot;&amp;[.E13]&amp;&quot;&quot;&quot; alt=&quot;&quot;&quot;&amp;[.E13]&amp;&quot;&quot;&quot; width=&quot;&quot;&quot;&amp;[.C13]&amp;&quot;&quot;&quot; height=&quot;&quot;&quot;&amp;[.D13]&amp;&quot;&quot;&quot;/&gt;&quot;&amp;CHAR(10)&amp;CHAR(9)&amp;&quot;&lt;figcaption&gt;&quot;&amp;[.F13]&amp;&quot;&lt;/figcaption&gt;&quot;&amp;CHAR(10)&amp;&quot;&lt;/figure&gt;&quot;" table:style-name="ce10">
            <text:p>&lt;figure&gt;</text:p>
            <text:p><text:tab/>&lt;img src="/img/toponymy/ahtaniz/Akhtanizovskaya-station-map-1988.jpg" title="Станица Ахтанизовская на карте 1988 г." alt="Станица Ахтанизовская на карте 1988 г." width="600" height="360"/&gt;</text:p>
            <text:p><text:tab/>&lt;figcaption&gt;Станица Ахтанизовская и акватория Ахтанизовского лимана на карте 1988 г.&lt;/figcaption&gt;</text:p>
            <text:p>&lt;/figure&gt;</text:p>
          </table:table-cell>
          <table:table-cell office:value-type="string" office:string-value="&lt;figure&gt;&#10; &lt;a href=&quot;/img/toponymy/ahtaniz/Akhtanizovskaya-station-map-1988-b.jpg&quot; title=&quot;Станица Ахтанизовская на карте 1988 г.&quot;&gt;&lt;img src=&quot;/img/toponymy/ahtaniz/Akhtanizovskaya-station-map-1988.jpg&quot; alt=&quot;Станица Ахтанизовская на карте 1988 г.&quot; width=&quot;600&quot; height=&quot;360&quot;/&gt;&lt;/a&gt;&#10; &lt;figcaption&gt;Станица Ахтанизовская и акватория Ахтанизовского лимана на карте 1988 г.&lt;/figcaption&gt;&#10;&lt;/figure&gt;" table:formula="of:=&quot;&lt;figure&gt;&quot;&amp;CHAR(10)&amp;CHAR(9)&amp;&quot;&lt;a href=&quot;&quot;&quot;&amp;[.$B$1]&amp;[.B13]&amp;&quot;-b.jpg&quot;&amp;&quot;&quot;&quot; title=&quot;&quot;&quot;&amp;[.E13]&amp;&quot;&quot;&quot;&gt;&lt;img src=&quot;&quot;&quot;&amp;[.$B$1]&amp;[.B13]&amp;&quot;.jpg&quot;&amp;&quot;&quot;&quot; alt=&quot;&quot;&quot;&amp;[.E13]&amp;&quot;&quot;&quot; width=&quot;&quot;&quot;&amp;[.C13]&amp;&quot;&quot;&quot; height=&quot;&quot;&quot;&amp;[.D13]&amp;&quot;&quot;&quot;/&gt;&lt;/a&gt;&quot;&amp;CHAR(10)&amp;CHAR(9)&amp;&quot;&lt;figcaption&gt;&quot;&amp;[.F13]&amp;&quot;&lt;/figcaption&gt;&quot;&amp;CHAR(10)&amp;&quot;&lt;/figure&gt;&quot;" table:style-name="ce3">
            <text:p>&lt;figure&gt;</text:p>
            <text:p><text:tab/>&lt;a href="/img/toponymy/ahtaniz/Akhtanizovskaya-station-map-1988-b.jpg" title="Станица Ахтанизовская на карте 1988 г."&gt;&lt;img src="/img/toponymy/ahtaniz/Akhtanizovskaya-station-map-1988.jpg" alt="Станица Ахтанизовская на карте 1988 г." width="600" height="360"/&gt;&lt;/a&gt;</text:p>
            <text:p><text:tab/>&lt;figcaption&gt;Станица Ахтанизовская и акватория Ахтанизовского лимана на карте 1988 г.&lt;/figcaption&gt;</text:p>
            <text:p>&lt;/figure&gt;</text:p>
          </table:table-cell>
          <table:table-cell table:number-columns-repeated="16376" table:style-name="ce1"/>
        </table:table-row>
        <table:table-row table:style-name="ro1">
          <table:table-cell office:value-type="float" office:value="12" table:style-name="ce3">
            <text:p>12</text:p>
          </table:table-cell>
          <table:table-cell office:value-type="string" table:style-name="ce3">
            <text:p>Modern-Akhtanizovskiy-liman-divided-by-dam</text:p>
          </table:table-cell>
          <table:table-cell office:value-type="float" office:value="600" table:style-name="ce3">
            <text:p>600</text:p>
          </table:table-cell>
          <table:table-cell office:value-type="float" office:value="400" table:style-name="ce3">
            <text:p>400</text:p>
          </table:table-cell>
          <table:table-cell office:value-type="string" table:style-name="ce3">
            <text:p>Современный Ахтанизовский лимана разделён дамбой</text:p>
          </table:table-cell>
          <table:table-cell office:value-type="string" table:style-name="ce3">
            <text:p>Современный Ахтанизовский лимана разделён дамбой, на данном фрагменте значится его восточная часть или вернее то что от неё сохранилась</text:p>
          </table:table-cell>
          <table:table-cell office:value-type="string" office:string-value="&lt;figure&gt;&#10; &lt;img src=&quot;/img/toponymy/ahtaniz/Modern-Akhtanizovskiy-liman-divided-by-dam.jpg&quot; title=&quot;Современный Ахтанизовский лимана разделён дамбой&quot; alt=&quot;Современный Ахтанизовский лимана разделён дамбой&quot; width=&quot;600&quot; height=&quot;400&quot;/&gt;&#10; &lt;figcaption&gt;Современный Ахтанизовский лимана разделён дамбой, на данном фрагменте значится его восточная часть или вернее то что от неё сохранилась&lt;/figcaption&gt;&#10;&lt;/figure&gt;" table:formula="of:=&quot;&lt;figure&gt;&quot;&amp;CHAR(10)&amp;CHAR(9)&amp;&quot;&lt;img src=&quot;&quot;&quot;&amp;[.$B$1]&amp;[.B14]&amp;&quot;.jpg&quot;&amp;&quot;&quot;&quot; title=&quot;&quot;&quot;&amp;[.E14]&amp;&quot;&quot;&quot; alt=&quot;&quot;&quot;&amp;[.E14]&amp;&quot;&quot;&quot; width=&quot;&quot;&quot;&amp;[.C14]&amp;&quot;&quot;&quot; height=&quot;&quot;&quot;&amp;[.D14]&amp;&quot;&quot;&quot;/&gt;&quot;&amp;CHAR(10)&amp;CHAR(9)&amp;&quot;&lt;figcaption&gt;&quot;&amp;[.F14]&amp;&quot;&lt;/figcaption&gt;&quot;&amp;CHAR(10)&amp;&quot;&lt;/figure&gt;&quot;" table:style-name="ce10">
            <text:p>&lt;figure&gt;</text:p>
            <text:p><text:tab/>&lt;img src="/img/toponymy/ahtaniz/Modern-Akhtanizovskiy-liman-divided-by-dam.jpg" title="Современный Ахтанизовский лимана разделён дамбой" alt="Современный Ахтанизовский лимана разделён дамбой" width="600" height="400"/&gt;</text:p>
            <text:p><text:tab/>&lt;figcaption&gt;Современный Ахтанизовский лимана разделён дамбой, на данном фрагменте значится его восточная часть или вернее то что от неё сохранилась&lt;/figcaption&gt;</text:p>
            <text:p>&lt;/figure&gt;</text:p>
          </table:table-cell>
          <table:table-cell office:value-type="string" office:string-value="&lt;figure&gt;&#10; &lt;a href=&quot;/img/toponymy/ahtaniz/Modern-Akhtanizovskiy-liman-divided-by-dam-b.jpg&quot; title=&quot;Современный Ахтанизовский лимана разделён дамбой&quot;&gt;&lt;img src=&quot;/img/toponymy/ahtaniz/Modern-Akhtanizovskiy-liman-divided-by-dam.jpg&quot; alt=&quot;Современный Ахтанизовский лимана разделён дамбой&quot; width=&quot;600&quot; height=&quot;400&quot;/&gt;&lt;/a&gt;&#10; &lt;figcaption&gt;Современный Ахтанизовский лимана разделён дамбой, на данном фрагменте значится его восточная часть или вернее то что от неё сохранилась&lt;/figcaption&gt;&#10;&lt;/figure&gt;" table:formula="of:=&quot;&lt;figure&gt;&quot;&amp;CHAR(10)&amp;CHAR(9)&amp;&quot;&lt;a href=&quot;&quot;&quot;&amp;[.$B$1]&amp;[.B14]&amp;&quot;-b.jpg&quot;&amp;&quot;&quot;&quot; title=&quot;&quot;&quot;&amp;[.E14]&amp;&quot;&quot;&quot;&gt;&lt;img src=&quot;&quot;&quot;&amp;[.$B$1]&amp;[.B14]&amp;&quot;.jpg&quot;&amp;&quot;&quot;&quot; alt=&quot;&quot;&quot;&amp;[.E14]&amp;&quot;&quot;&quot; width=&quot;&quot;&quot;&amp;[.C14]&amp;&quot;&quot;&quot; height=&quot;&quot;&quot;&amp;[.D14]&amp;&quot;&quot;&quot;/&gt;&lt;/a&gt;&quot;&amp;CHAR(10)&amp;CHAR(9)&amp;&quot;&lt;figcaption&gt;&quot;&amp;[.F14]&amp;&quot;&lt;/figcaption&gt;&quot;&amp;CHAR(10)&amp;&quot;&lt;/figure&gt;&quot;" table:style-name="ce3">
            <text:p>&lt;figure&gt;</text:p>
            <text:p><text:tab/>&lt;a href="/img/toponymy/ahtaniz/Modern-Akhtanizovskiy-liman-divided-by-dam-b.jpg" title="Современный Ахтанизовский лимана разделён дамбой"&gt;&lt;img src="/img/toponymy/ahtaniz/Modern-Akhtanizovskiy-liman-divided-by-dam.jpg" alt="Современный Ахтанизовский лимана разделён дамбой" width="600" height="400"/&gt;&lt;/a&gt;</text:p>
            <text:p><text:tab/>&lt;figcaption&gt;Современный Ахтанизовский лимана разделён дамбой, на данном фрагменте значится его восточная часть или вернее то что от неё сохранилась&lt;/figcaption&gt;</text:p>
            <text:p>&lt;/figure&gt;</text:p>
          </table:table-cell>
          <table:table-cell table:number-columns-repeated="16376" table:style-name="ce1"/>
        </table:table-row>
        <table:table-row table:style-name="ro1">
          <table:table-cell office:value-type="float" office:value="13" table:style-name="ce3">
            <text:p>13</text:p>
          </table:table-cell>
          <table:table-cell office:value-type="string" table:style-name="ce3">
            <text:p>Akhtanizovskaya-station-map-1940s</text:p>
          </table:table-cell>
          <table:table-cell office:value-type="float" office:value="600" table:style-name="ce3">
            <text:p>600</text:p>
          </table:table-cell>
          <table:table-cell office:value-type="float" office:value="400" table:style-name="ce3">
            <text:p>400</text:p>
          </table:table-cell>
          <table:table-cell office:value-type="string" table:style-name="ce3">
            <text:p>Станица Ахтанизовская на карте 40-х годов ХХ в.</text:p>
          </table:table-cell>
          <table:table-cell office:value-type="string" table:style-name="ce3">
            <text:p>Станица Ахтанизовская на карте 40-х годов ХХ в., недалеко от западной окраины станицы значится гора Блевака</text:p>
          </table:table-cell>
          <table:table-cell office:value-type="string" office:string-value="&lt;figure&gt;&#10; &lt;img src=&quot;/img/toponymy/ahtaniz/Akhtanizovskaya-station-map-1940s.jpg&quot; title=&quot;Станица Ахтанизовская на карте 40-х годов ХХ в.&quot; alt=&quot;Станица Ахтанизовская на карте 40-х годов ХХ в.&quot; width=&quot;600&quot; height=&quot;400&quot;/&gt;&#10; &lt;figcaption&gt;Станица Ахтанизовская на карте 40-х годов ХХ в., недалеко от западной окраины станицы значится гора Блевака&lt;/figcaption&gt;&#10;&lt;/figure&gt;" table:formula="of:=&quot;&lt;figure&gt;&quot;&amp;CHAR(10)&amp;CHAR(9)&amp;&quot;&lt;img src=&quot;&quot;&quot;&amp;[.$B$1]&amp;[.B15]&amp;&quot;.jpg&quot;&amp;&quot;&quot;&quot; title=&quot;&quot;&quot;&amp;[.E15]&amp;&quot;&quot;&quot; alt=&quot;&quot;&quot;&amp;[.E15]&amp;&quot;&quot;&quot; width=&quot;&quot;&quot;&amp;[.C15]&amp;&quot;&quot;&quot; height=&quot;&quot;&quot;&amp;[.D15]&amp;&quot;&quot;&quot;/&gt;&quot;&amp;CHAR(10)&amp;CHAR(9)&amp;&quot;&lt;figcaption&gt;&quot;&amp;[.F15]&amp;&quot;&lt;/figcaption&gt;&quot;&amp;CHAR(10)&amp;&quot;&lt;/figure&gt;&quot;" table:style-name="ce10">
            <text:p>&lt;figure&gt;</text:p>
            <text:p><text:tab/>&lt;img src="/img/toponymy/ahtaniz/Akhtanizovskaya-station-map-1940s.jpg" title="Станица Ахтанизовская на карте 40-х годов ХХ в." alt="Станица Ахтанизовская на карте 40-х годов ХХ в." width="600" height="400"/&gt;</text:p>
            <text:p><text:tab/>&lt;figcaption&gt;Станица Ахтанизовская на карте 40-х годов ХХ в., недалеко от западной окраины станицы значится гора Блевака&lt;/figcaption&gt;</text:p>
            <text:p>&lt;/figure&gt;</text:p>
          </table:table-cell>
          <table:table-cell office:value-type="string" office:string-value="&lt;figure&gt;&#10; &lt;a href=&quot;/img/toponymy/ahtaniz/Akhtanizovskaya-station-map-1940s-b.jpg&quot; title=&quot;Станица Ахтанизовская на карте 40-х годов ХХ в.&quot;&gt;&lt;img src=&quot;/img/toponymy/ahtaniz/Akhtanizovskaya-station-map-1940s.jpg&quot; alt=&quot;Станица Ахтанизовская на карте 40-х годов ХХ в.&quot; width=&quot;600&quot; height=&quot;400&quot;/&gt;&lt;/a&gt;&#10; &lt;figcaption&gt;Станица Ахтанизовская на карте 40-х годов ХХ в., недалеко от западной окраины станицы значится гора Блевака&lt;/figcaption&gt;&#10;&lt;/figure&gt;" table:formula="of:=&quot;&lt;figure&gt;&quot;&amp;CHAR(10)&amp;CHAR(9)&amp;&quot;&lt;a href=&quot;&quot;&quot;&amp;[.$B$1]&amp;[.B15]&amp;&quot;-b.jpg&quot;&amp;&quot;&quot;&quot; title=&quot;&quot;&quot;&amp;[.E15]&amp;&quot;&quot;&quot;&gt;&lt;img src=&quot;&quot;&quot;&amp;[.$B$1]&amp;[.B15]&amp;&quot;.jpg&quot;&amp;&quot;&quot;&quot; alt=&quot;&quot;&quot;&amp;[.E15]&amp;&quot;&quot;&quot; width=&quot;&quot;&quot;&amp;[.C15]&amp;&quot;&quot;&quot; height=&quot;&quot;&quot;&amp;[.D15]&amp;&quot;&quot;&quot;/&gt;&lt;/a&gt;&quot;&amp;CHAR(10)&amp;CHAR(9)&amp;&quot;&lt;figcaption&gt;&quot;&amp;[.F15]&amp;&quot;&lt;/figcaption&gt;&quot;&amp;CHAR(10)&amp;&quot;&lt;/figure&gt;&quot;" table:style-name="ce3">
            <text:p>&lt;figure&gt;</text:p>
            <text:p><text:tab/>&lt;a href="/img/toponymy/ahtaniz/Akhtanizovskaya-station-map-1940s-b.jpg" title="Станица Ахтанизовская на карте 40-х годов ХХ в."&gt;&lt;img src="/img/toponymy/ahtaniz/Akhtanizovskaya-station-map-1940s.jpg" alt="Станица Ахтанизовская на карте 40-х годов ХХ в." width="600" height="400"/&gt;&lt;/a&gt;</text:p>
            <text:p><text:tab/>&lt;figcaption&gt;Станица Ахтанизовская на карте 40-х годов ХХ в., недалеко от западной окраины станицы значится гора Блевака&lt;/figcaption&gt;</text:p>
            <text:p>&lt;/figure&gt;</text:p>
          </table:table-cell>
          <table:table-cell table:number-columns-repeated="16376" table:style-name="ce1"/>
        </table:table-row>
        <table:table-row table:style-name="ro1">
          <table:table-cell office:value-type="float" office:value="14" table:style-name="ce3">
            <text:p>14</text:p>
          </table:table-cell>
          <table:table-cell office:value-type="string" table:style-name="ce3">
            <text:p>View-to-upper-part-Akhtanizovskaya-hill</text:p>
          </table:table-cell>
          <table:table-cell office:value-type="float" office:value="800" table:style-name="ce3">
            <text:p>800</text:p>
          </table:table-cell>
          <table:table-cell office:value-type="float" office:value="600" table:style-name="ce3">
            <text:p>600</text:p>
          </table:table-cell>
          <table:table-cell office:value-type="string" table:style-name="ce3">
            <text:p>Вид на верхнюю часть Ахтанизовской сопки</text:p>
          </table:table-cell>
          <table:table-cell office:value-type="string" table:style-name="ce3">
            <text:p>Вид на верхнюю часть Ахтанизовской сопки (68,5 м), где расположен грязевой вулкан, былое казачье название Блевака. Август 2024 г. (https://www.interesmir.ru/tamanskij-poluostrov-chast-5-ahtanizovskaya/)</text:p>
          </table:table-cell>
          <table:table-cell office:value-type="string" office:string-value="&lt;figure&gt;&#10; &lt;img src=&quot;/img/toponymy/ahtaniz/View-to-upper-part-Akhtanizovskaya-hill.jpg&quot; title=&quot;Вид на верхнюю часть Ахтанизовской сопки&quot; alt=&quot;Вид на верхнюю часть Ахтанизовской сопки&quot; width=&quot;800&quot; height=&quot;600&quot;/&gt;&#10; &lt;figcaption&gt;Вид на верхнюю часть Ахтанизовской сопки (68,5 м), где расположен грязевой вулкан, былое казачье название Блевака. Август 2024 г. (https://www.interesmir.ru/tamanskij-poluostrov-chast-5-ahtanizovskaya/)&lt;/figcaption&gt;&#10;&lt;/figure&gt;" table:formula="of:=&quot;&lt;figure&gt;&quot;&amp;CHAR(10)&amp;CHAR(9)&amp;&quot;&lt;img src=&quot;&quot;&quot;&amp;[.$B$1]&amp;[.B16]&amp;&quot;.jpg&quot;&amp;&quot;&quot;&quot; title=&quot;&quot;&quot;&amp;[.E16]&amp;&quot;&quot;&quot; alt=&quot;&quot;&quot;&amp;[.E16]&amp;&quot;&quot;&quot; width=&quot;&quot;&quot;&amp;[.C16]&amp;&quot;&quot;&quot; height=&quot;&quot;&quot;&amp;[.D16]&amp;&quot;&quot;&quot;/&gt;&quot;&amp;CHAR(10)&amp;CHAR(9)&amp;&quot;&lt;figcaption&gt;&quot;&amp;[.F16]&amp;&quot;&lt;/figcaption&gt;&quot;&amp;CHAR(10)&amp;&quot;&lt;/figure&gt;&quot;" table:style-name="ce3">
            <text:p>&lt;figure&gt;</text:p>
            <text:p><text:tab/>&lt;img src="/img/toponymy/ahtaniz/View-to-upper-part-Akhtanizovskaya-hill.jpg" title="Вид на верхнюю часть Ахтанизовской сопки" alt="Вид на верхнюю часть Ахтанизовской сопки" width="800" height="600"/&gt;</text:p>
            <text:p><text:tab/>&lt;figcaption&gt;Вид на верхнюю часть Ахтанизовской сопки (68,5 м), где расположен грязевой вулкан, былое казачье название Блевака. Август 2024 г. (https://www.interesmir.ru/tamanskij-poluostrov-chast-5-ahtanizovskaya/)&lt;/figcaption&gt;</text:p>
            <text:p>&lt;/figure&gt;</text:p>
          </table:table-cell>
          <table:table-cell office:value-type="string" office:string-value="&lt;figure&gt;&#10; &lt;a href=&quot;/img/toponymy/ahtaniz/View-to-upper-part-Akhtanizovskaya-hill-b.jpg&quot; title=&quot;Вид на верхнюю часть Ахтанизовской сопки&quot;&gt;&lt;img src=&quot;/img/toponymy/ahtaniz/View-to-upper-part-Akhtanizovskaya-hill.jpg&quot; alt=&quot;Вид на верхнюю часть Ахтанизовской сопки&quot; width=&quot;800&quot; height=&quot;600&quot;/&gt;&lt;/a&gt;&#10; &lt;figcaption&gt;Вид на верхнюю часть Ахтанизовской сопки (68,5 м), где расположен грязевой вулкан, былое казачье название Блевака. Август 2024 г. (https://www.interesmir.ru/tamanskij-poluostrov-chast-5-ahtanizovskaya/)&lt;/figcaption&gt;&#10;&lt;/figure&gt;" table:formula="of:=&quot;&lt;figure&gt;&quot;&amp;CHAR(10)&amp;CHAR(9)&amp;&quot;&lt;a href=&quot;&quot;&quot;&amp;[.$B$1]&amp;[.B16]&amp;&quot;-b.jpg&quot;&amp;&quot;&quot;&quot; title=&quot;&quot;&quot;&amp;[.E16]&amp;&quot;&quot;&quot;&gt;&lt;img src=&quot;&quot;&quot;&amp;[.$B$1]&amp;[.B16]&amp;&quot;.jpg&quot;&amp;&quot;&quot;&quot; alt=&quot;&quot;&quot;&amp;[.E16]&amp;&quot;&quot;&quot; width=&quot;&quot;&quot;&amp;[.C16]&amp;&quot;&quot;&quot; height=&quot;&quot;&quot;&amp;[.D16]&amp;&quot;&quot;&quot;/&gt;&lt;/a&gt;&quot;&amp;CHAR(10)&amp;CHAR(9)&amp;&quot;&lt;figcaption&gt;&quot;&amp;[.F16]&amp;&quot;&lt;/figcaption&gt;&quot;&amp;CHAR(10)&amp;&quot;&lt;/figure&gt;&quot;" table:style-name="ce10">
            <text:p>&lt;figure&gt;</text:p>
            <text:p><text:tab/>&lt;a href="/img/toponymy/ahtaniz/View-to-upper-part-Akhtanizovskaya-hill-b.jpg" title="Вид на верхнюю часть Ахтанизовской сопки"&gt;&lt;img src="/img/toponymy/ahtaniz/View-to-upper-part-Akhtanizovskaya-hill.jpg" alt="Вид на верхнюю часть Ахтанизовской сопки" width="800" height="600"/&gt;&lt;/a&gt;</text:p>
            <text:p><text:tab/>&lt;figcaption&gt;Вид на верхнюю часть Ахтанизовской сопки (68,5 м), где расположен грязевой вулкан, былое казачье название Блевака. Август 2024 г. (https://www.interesmir.ru/tamanskij-poluostrov-chast-5-ahtanizovskaya/)&lt;/figcaption&gt;</text:p>
            <text:p>&lt;/figure&gt;</text:p>
          </table:table-cell>
          <table:table-cell table:number-columns-repeated="16376" table:style-name="ce1"/>
        </table:table-row>
        <table:table-row table:style-name="ro1">
          <table:table-cell office:value-type="float" office:value="15" table:style-name="ce3">
            <text:p>15</text:p>
          </table:table-cell>
          <table:table-cell office:value-type="string" table:style-name="ce3">
            <text:p>Imperial-Russia-atlas-map-1807</text:p>
          </table:table-cell>
          <table:table-cell office:value-type="float" office:value="600" table:style-name="ce3">
            <text:p>600</text:p>
          </table:table-cell>
          <table:table-cell office:value-type="float" office:value="450" table:style-name="ce3">
            <text:p>450</text:p>
          </table:table-cell>
          <table:table-cell office:value-type="string" table:style-name="ce3">
            <text:p>Карта из атласа Российской империи 1807 г.</text:p>
          </table:table-cell>
          <table:table-cell office:value-type="string" table:style-name="ce3">
            <text:p>Фрагмент карты из атласа Российской империи 1807 г., где показаны и Земли Черноморского войска. На карте приводится название Ахтанизовского лимана как Темрюкской. А дельта реки Кубань на востоке ограничена Чёрной Протокой (сейчас просто Протока) и реками Казачий Ерик (сейчас осушен) и Ангалы (сейчас это Англинский ерик)</text:p>
          </table:table-cell>
          <table:table-cell office:value-type="string" office:string-value="&lt;figure&gt;&#10; &lt;img src=&quot;/img/toponymy/ahtaniz/Imperial-Russia-atlas-map-1807.jpg&quot; title=&quot;Карта из атласа Российской империи 1807 г.&quot; alt=&quot;Карта из атласа Российской империи 1807 г.&quot; width=&quot;600&quot; height=&quot;450&quot;/&gt;&#10; &lt;figcaption&gt;Фрагмент карты из атласа Российской империи 1807 г., где показаны и Земли Черноморского войска. На карте приводится название Ахтанизовского лимана как Темрюкской. А дельта реки Кубань на востоке ограничена Чёрной Протокой (сейчас просто Протока) и реками Казачий Ерик (сейчас осушен) и Ангалы (сейчас это Англинский ерик)&lt;/figcaption&gt;&#10;&lt;/figure&gt;" table:formula="of:=&quot;&lt;figure&gt;&quot;&amp;CHAR(10)&amp;CHAR(9)&amp;&quot;&lt;img src=&quot;&quot;&quot;&amp;[.$B$1]&amp;[.B17]&amp;&quot;.jpg&quot;&amp;&quot;&quot;&quot; title=&quot;&quot;&quot;&amp;[.E17]&amp;&quot;&quot;&quot; alt=&quot;&quot;&quot;&amp;[.E17]&amp;&quot;&quot;&quot; width=&quot;&quot;&quot;&amp;[.C17]&amp;&quot;&quot;&quot; height=&quot;&quot;&quot;&amp;[.D17]&amp;&quot;&quot;&quot;/&gt;&quot;&amp;CHAR(10)&amp;CHAR(9)&amp;&quot;&lt;figcaption&gt;&quot;&amp;[.F17]&amp;&quot;&lt;/figcaption&gt;&quot;&amp;CHAR(10)&amp;&quot;&lt;/figure&gt;&quot;" table:style-name="ce10">
            <text:p>&lt;figure&gt;</text:p>
            <text:p><text:tab/>&lt;img src="/img/toponymy/ahtaniz/Imperial-Russia-atlas-map-1807.jpg" title="Карта из атласа Российской империи 1807 г." alt="Карта из атласа Российской империи 1807 г." width="600" height="450"/&gt;</text:p>
            <text:p><text:tab/>&lt;figcaption&gt;Фрагмент карты из атласа Российской империи 1807 г., где показаны и Земли Черноморского войска. На карте приводится название Ахтанизовского лимана как Темрюкской. А дельта реки Кубань на востоке ограничена Чёрной Протокой (сейчас просто Протока) и реками Казачий Ерик (сейчас осушен) и Ангалы (сейчас это Англинский ерик)&lt;/figcaption&gt;</text:p>
            <text:p>&lt;/figure&gt;</text:p>
          </table:table-cell>
          <table:table-cell office:value-type="string" office:string-value="&lt;figure&gt;&#10; &lt;a href=&quot;/img/toponymy/ahtaniz/Imperial-Russia-atlas-map-1807-b.jpg&quot; title=&quot;Карта из атласа Российской империи 1807 г.&quot;&gt;&lt;img src=&quot;/img/toponymy/ahtaniz/Imperial-Russia-atlas-map-1807.jpg&quot; alt=&quot;Карта из атласа Российской империи 1807 г.&quot; width=&quot;600&quot; height=&quot;450&quot;/&gt;&lt;/a&gt;&#10; &lt;figcaption&gt;Фрагмент карты из атласа Российской империи 1807 г., где показаны и Земли Черноморского войска. На карте приводится название Ахтанизовского лимана как Темрюкской. А дельта реки Кубань на востоке ограничена Чёрной Протокой (сейчас просто Протока) и реками Казачий Ерик (сейчас осушен) и Ангалы (сейчас это Англинский ерик)&lt;/figcaption&gt;&#10;&lt;/figure&gt;" table:formula="of:=&quot;&lt;figure&gt;&quot;&amp;CHAR(10)&amp;CHAR(9)&amp;&quot;&lt;a href=&quot;&quot;&quot;&amp;[.$B$1]&amp;[.B17]&amp;&quot;-b.jpg&quot;&amp;&quot;&quot;&quot; title=&quot;&quot;&quot;&amp;[.E17]&amp;&quot;&quot;&quot;&gt;&lt;img src=&quot;&quot;&quot;&amp;[.$B$1]&amp;[.B17]&amp;&quot;.jpg&quot;&amp;&quot;&quot;&quot; alt=&quot;&quot;&quot;&amp;[.E17]&amp;&quot;&quot;&quot; width=&quot;&quot;&quot;&amp;[.C17]&amp;&quot;&quot;&quot; height=&quot;&quot;&quot;&amp;[.D17]&amp;&quot;&quot;&quot;/&gt;&lt;/a&gt;&quot;&amp;CHAR(10)&amp;CHAR(9)&amp;&quot;&lt;figcaption&gt;&quot;&amp;[.F17]&amp;&quot;&lt;/figcaption&gt;&quot;&amp;CHAR(10)&amp;&quot;&lt;/figure&gt;&quot;" table:style-name="ce3">
            <text:p>&lt;figure&gt;</text:p>
            <text:p><text:tab/>&lt;a href="/img/toponymy/ahtaniz/Imperial-Russia-atlas-map-1807-b.jpg" title="Карта из атласа Российской империи 1807 г."&gt;&lt;img src="/img/toponymy/ahtaniz/Imperial-Russia-atlas-map-1807.jpg" alt="Карта из атласа Российской империи 1807 г." width="600" height="450"/&gt;&lt;/a&gt;</text:p>
            <text:p><text:tab/>&lt;figcaption&gt;Фрагмент карты из атласа Российской империи 1807 г., где показаны и Земли Черноморского войска. На карте приводится название Ахтанизовского лимана как Темрюкской. А дельта реки Кубань на востоке ограничена Чёрной Протокой (сейчас просто Протока) и реками Казачий Ерик (сейчас осушен) и Ангалы (сейчас это Англинский ерик)&lt;/figcaption&gt;</text:p>
            <text:p>&lt;/figure&gt;</text:p>
          </table:table-cell>
          <table:table-cell table:number-columns-repeated="16376"/>
        </table:table-row>
        <table:table-row table:number-rows-repeated="4" table:style-name="ro1">
          <table:table-cell table:number-columns-repeated="16384"/>
        </table:table-row>
        <table:table-row table:number-rows-repeated="11" table:style-name="ro1">
          <table:table-cell table:number-columns-repeated="6" table:style-name="ce1"/>
          <table:table-cell table:style-name="ce11"/>
          <table:table-cell table:number-columns-repeated="16377" table:style-name="ce1"/>
        </table:table-row>
        <table:table-row table:number-rows-repeated="4" table:style-name="ro1">
          <table:table-cell table:number-columns-repeated="6"/>
          <table:table-cell table:style-name="ce11"/>
          <table:table-cell table:number-columns-repeated="16377"/>
        </table:table-row>
        <table:table-row table:number-rows-repeated="2" table:style-name="ro1">
          <table:table-cell table:number-columns-repeated="6"/>
          <table:table-cell table:style-name="ce3"/>
          <table:table-cell table:number-columns-repeated="16377"/>
        </table:table-row>
        <table:table-row table:number-rows-repeated="1048538" table:style-name="ro1">
          <table:table-cell table:number-columns-repeated="16384"/>
        </table:table-row>
      </table:table>
      <table:table table:name="Лист50"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3" table:number-columns-repeated="16380" table:default-cell-style-name="ce1"/>
        <table:table-row table:style-name="ro1">
          <table:table-cell office:value-type="string" table:style-name="ce7">
            <text:p>год календарный</text:p>
          </table:table-cell>
          <table:table-cell office:value-type="string" table:style-name="ce7">
            <text:p>количество полных лет</text:p>
          </table:table-cell>
          <table:table-cell office:value-type="string" table:style-name="ce7">
            <text:p>класс школы</text:p>
          </table:table-cell>
          <table:table-cell table:number-columns-repeated="16381" table:style-name="ce1"/>
        </table:table-row>
        <table:table-row table:style-name="ro1">
          <table:table-cell office:value-type="float" office:value="2017" table:style-name="ce8">
            <text:p>2017</text:p>
          </table:table-cell>
          <table:table-cell table:number-columns-repeated="2" table:style-name="ce8"/>
          <table:table-cell table:number-columns-repeated="16381" table:style-name="ce1"/>
        </table:table-row>
        <table:table-row table:style-name="ro1">
          <table:table-cell office:value-type="float" office:value="2018" table:style-name="ce8">
            <text:p>2018</text:p>
          </table:table-cell>
          <table:table-cell office:value-type="float" office:value="1" table:style-name="ce8">
            <text:p>1</text:p>
          </table:table-cell>
          <table:table-cell table:style-name="ce8"/>
          <table:table-cell table:number-columns-repeated="16381" table:style-name="ce1"/>
        </table:table-row>
        <table:table-row table:style-name="ro1">
          <table:table-cell office:value-type="float" office:value="2019" table:style-name="ce8">
            <text:p>2019</text:p>
          </table:table-cell>
          <table:table-cell office:value-type="float" office:value="2" table:style-name="ce8">
            <text:p>2</text:p>
          </table:table-cell>
          <table:table-cell table:style-name="ce8"/>
          <table:table-cell table:number-columns-repeated="16381" table:style-name="ce1"/>
        </table:table-row>
        <table:table-row table:style-name="ro1">
          <table:table-cell office:value-type="float" office:value="2020" table:style-name="ce8">
            <text:p>2020</text:p>
          </table:table-cell>
          <table:table-cell office:value-type="float" office:value="3" table:style-name="ce8">
            <text:p>3</text:p>
          </table:table-cell>
          <table:table-cell table:style-name="ce8"/>
          <table:table-cell table:number-columns-repeated="16381" table:style-name="ce1"/>
        </table:table-row>
        <table:table-row table:style-name="ro1">
          <table:table-cell office:value-type="float" office:value="2021" table:style-name="ce8">
            <text:p>2021</text:p>
          </table:table-cell>
          <table:table-cell office:value-type="float" office:value="4" table:style-name="ce8">
            <text:p>4</text:p>
          </table:table-cell>
          <table:table-cell table:style-name="ce8"/>
          <table:table-cell table:number-columns-repeated="16381" table:style-name="ce1"/>
        </table:table-row>
        <table:table-row table:style-name="ro1">
          <table:table-cell office:value-type="float" office:value="2022" table:style-name="ce8">
            <text:p>2022</text:p>
          </table:table-cell>
          <table:table-cell office:value-type="float" office:value="5" table:style-name="ce8">
            <text:p>5</text:p>
          </table:table-cell>
          <table:table-cell table:style-name="ce8"/>
          <table:table-cell table:number-columns-repeated="16381" table:style-name="ce1"/>
        </table:table-row>
        <table:table-row table:style-name="ro1">
          <table:table-cell office:value-type="float" office:value="2023" table:style-name="ce8">
            <text:p>2023</text:p>
          </table:table-cell>
          <table:table-cell office:value-type="float" office:value="6" table:style-name="ce8">
            <text:p>6</text:p>
          </table:table-cell>
          <table:table-cell table:style-name="ce8"/>
          <table:table-cell table:number-columns-repeated="16381" table:style-name="ce1"/>
        </table:table-row>
        <table:table-row table:style-name="ro1">
          <table:table-cell office:value-type="float" office:value="2024" table:style-name="ce8">
            <text:p>2024</text:p>
          </table:table-cell>
          <table:table-cell office:value-type="float" office:value="7" table:style-name="ce8">
            <text:p>7</text:p>
          </table:table-cell>
          <table:table-cell table:style-name="ce8"/>
          <table:table-cell table:number-columns-repeated="16381" table:style-name="ce1"/>
        </table:table-row>
        <table:table-row table:style-name="ro1">
          <table:table-cell office:value-type="float" office:value="2025" table:style-name="ce8">
            <text:p>2025</text:p>
          </table:table-cell>
          <table:table-cell office:value-type="float" office:value="8" table:style-name="ce8">
            <text:p>8</text:p>
          </table:table-cell>
          <table:table-cell office:value-type="float" office:value="1" table:style-name="ce8">
            <text:p>1</text:p>
          </table:table-cell>
          <table:table-cell office:value-type="string" table:style-name="ce1">
            <text:p>7 лет 9 месяцев</text:p>
          </table:table-cell>
          <table:table-cell table:number-columns-repeated="16380"/>
        </table:table-row>
        <table:table-row table:style-name="ro1">
          <table:table-cell office:value-type="float" office:value="2026" table:style-name="ce8">
            <text:p>2026</text:p>
          </table:table-cell>
          <table:table-cell office:value-type="float" office:value="9" table:style-name="ce8">
            <text:p>9</text:p>
          </table:table-cell>
          <table:table-cell office:value-type="float" office:value="2" table:style-name="ce8">
            <text:p>2</text:p>
          </table:table-cell>
          <table:table-cell table:number-columns-repeated="16381" table:style-name="ce1"/>
        </table:table-row>
        <table:table-row table:style-name="ro1">
          <table:table-cell office:value-type="float" office:value="2027" table:style-name="ce8">
            <text:p>2027</text:p>
          </table:table-cell>
          <table:table-cell office:value-type="float" office:value="10" table:style-name="ce8">
            <text:p>10</text:p>
          </table:table-cell>
          <table:table-cell office:value-type="float" office:value="3" table:style-name="ce8">
            <text:p>3</text:p>
          </table:table-cell>
          <table:table-cell table:number-columns-repeated="16381" table:style-name="ce1"/>
        </table:table-row>
        <table:table-row table:style-name="ro1">
          <table:table-cell office:value-type="float" office:value="2028" table:style-name="ce8">
            <text:p>2028</text:p>
          </table:table-cell>
          <table:table-cell office:value-type="float" office:value="11" table:style-name="ce8">
            <text:p>11</text:p>
          </table:table-cell>
          <table:table-cell office:value-type="float" office:value="4" table:style-name="ce8">
            <text:p>4</text:p>
          </table:table-cell>
          <table:table-cell table:number-columns-repeated="16381" table:style-name="ce1"/>
        </table:table-row>
        <table:table-row table:style-name="ro1">
          <table:table-cell office:value-type="float" office:value="2029" table:style-name="ce8">
            <text:p>2029</text:p>
          </table:table-cell>
          <table:table-cell office:value-type="float" office:value="12" table:style-name="ce8">
            <text:p>12</text:p>
          </table:table-cell>
          <table:table-cell office:value-type="float" office:value="5" table:style-name="ce8">
            <text:p>5</text:p>
          </table:table-cell>
          <table:table-cell table:number-columns-repeated="16381" table:style-name="ce1"/>
        </table:table-row>
        <table:table-row table:style-name="ro1">
          <table:table-cell office:value-type="float" office:value="2030" table:style-name="ce8">
            <text:p>2030</text:p>
          </table:table-cell>
          <table:table-cell office:value-type="float" office:value="13" table:style-name="ce8">
            <text:p>13</text:p>
          </table:table-cell>
          <table:table-cell office:value-type="float" office:value="6" table:style-name="ce8">
            <text:p>6</text:p>
          </table:table-cell>
          <table:table-cell table:number-columns-repeated="16381" table:style-name="ce1"/>
        </table:table-row>
        <table:table-row table:style-name="ro1">
          <table:table-cell office:value-type="float" office:value="2031" table:style-name="ce8">
            <text:p>2031</text:p>
          </table:table-cell>
          <table:table-cell office:value-type="float" office:value="14" table:style-name="ce8">
            <text:p>14</text:p>
          </table:table-cell>
          <table:table-cell office:value-type="float" office:value="7" table:style-name="ce8">
            <text:p>7</text:p>
          </table:table-cell>
          <table:table-cell table:number-columns-repeated="16381" table:style-name="ce1"/>
        </table:table-row>
        <table:table-row table:style-name="ro1">
          <table:table-cell office:value-type="float" office:value="2032" table:style-name="ce8">
            <text:p>2032</text:p>
          </table:table-cell>
          <table:table-cell office:value-type="float" office:value="15" table:style-name="ce8">
            <text:p>15</text:p>
          </table:table-cell>
          <table:table-cell office:value-type="float" office:value="8" table:style-name="ce8">
            <text:p>8</text:p>
          </table:table-cell>
          <table:table-cell table:number-columns-repeated="16381" table:style-name="ce1"/>
        </table:table-row>
        <table:table-row table:style-name="ro1">
          <table:table-cell office:value-type="float" office:value="2033" table:style-name="ce8">
            <text:p>2033</text:p>
          </table:table-cell>
          <table:table-cell office:value-type="float" office:value="16" table:style-name="ce8">
            <text:p>16</text:p>
          </table:table-cell>
          <table:table-cell office:value-type="float" office:value="9" table:style-name="ce8">
            <text:p>9</text:p>
          </table:table-cell>
          <table:table-cell table:number-columns-repeated="16381" table:style-name="ce1"/>
        </table:table-row>
        <table:table-row table:style-name="ro1">
          <table:table-cell office:value-type="float" office:value="2034" table:style-name="ce8">
            <text:p>2034</text:p>
          </table:table-cell>
          <table:table-cell office:value-type="float" office:value="17" table:style-name="ce8">
            <text:p>17</text:p>
          </table:table-cell>
          <table:table-cell office:value-type="float" office:value="10" table:style-name="ce8">
            <text:p>10</text:p>
          </table:table-cell>
          <table:table-cell table:number-columns-repeated="16381" table:style-name="ce1"/>
        </table:table-row>
        <table:table-row table:style-name="ro1">
          <table:table-cell office:value-type="float" office:value="2035" table:style-name="ce8">
            <text:p>2035</text:p>
          </table:table-cell>
          <table:table-cell office:value-type="float" office:value="18" table:style-name="ce8">
            <text:p>18</text:p>
          </table:table-cell>
          <table:table-cell office:value-type="float" office:value="11" table:style-name="ce8">
            <text:p>11</text:p>
          </table:table-cell>
          <table:table-cell office:value-type="string" table:style-name="ce1">
            <text:p>18 лет 6 месяцев</text:p>
          </table:table-cell>
          <table:table-cell table:number-columns-repeated="16380"/>
        </table:table-row>
        <table:table-row table:style-name="ro1">
          <table:table-cell office:value-type="float" office:value="2036" table:style-name="ce8">
            <text:p>2036</text:p>
          </table:table-cell>
          <table:table-cell office:value-type="float" office:value="19" table:style-name="ce8">
            <text:p>19</text:p>
          </table:table-cell>
          <table:table-cell table:style-name="ce8"/>
          <table:table-cell table:number-columns-repeated="16381" table:style-name="ce1"/>
        </table:table-row>
        <table:table-row table:style-name="ro1">
          <table:table-cell office:value-type="float" office:value="2037" table:style-name="ce8">
            <text:p>2037</text:p>
          </table:table-cell>
          <table:table-cell office:value-type="float" office:value="20" table:style-name="ce8">
            <text:p>20</text:p>
          </table:table-cell>
          <table:table-cell table:style-name="ce8"/>
          <table:table-cell table:number-columns-repeated="16381" table:style-name="ce1"/>
        </table:table-row>
        <table:table-row table:style-name="ro1">
          <table:table-cell office:value-type="float" office:value="2038" table:style-name="ce8">
            <text:p>2038</text:p>
          </table:table-cell>
          <table:table-cell office:value-type="float" office:value="21" table:style-name="ce8">
            <text:p>21</text:p>
          </table:table-cell>
          <table:table-cell table:style-name="ce8"/>
          <table:table-cell table:number-columns-repeated="16381" table:style-name="ce1"/>
        </table:table-row>
        <table:table-row table:style-name="ro1">
          <table:table-cell office:value-type="float" office:value="2039" table:style-name="ce8">
            <text:p>2039</text:p>
          </table:table-cell>
          <table:table-cell office:value-type="float" office:value="22" table:style-name="ce8">
            <text:p>22</text:p>
          </table:table-cell>
          <table:table-cell table:style-name="ce8"/>
          <table:table-cell table:number-columns-repeated="16381" table:style-name="ce1"/>
        </table:table-row>
        <table:table-row table:style-name="ro1">
          <table:table-cell office:value-type="float" office:value="2040" table:style-name="ce8">
            <text:p>2040</text:p>
          </table:table-cell>
          <table:table-cell office:value-type="float" office:value="23" table:style-name="ce8">
            <text:p>23</text:p>
          </table:table-cell>
          <table:table-cell table:style-name="ce8"/>
          <table:table-cell table:number-columns-repeated="16381" table:style-name="ce1"/>
        </table:table-row>
        <table:table-row table:style-name="ro1">
          <table:table-cell office:value-type="float" office:value="2041" table:style-name="ce8">
            <text:p>2041</text:p>
          </table:table-cell>
          <table:table-cell office:value-type="float" office:value="24" table:style-name="ce8">
            <text:p>24</text:p>
          </table:table-cell>
          <table:table-cell table:style-name="ce8"/>
          <table:table-cell table:number-columns-repeated="16381" table:style-name="ce1"/>
        </table:table-row>
        <table:table-row table:style-name="ro1">
          <table:table-cell office:value-type="float" office:value="2042" table:style-name="ce8">
            <text:p>2042</text:p>
          </table:table-cell>
          <table:table-cell office:value-type="float" office:value="25" table:style-name="ce8">
            <text:p>25</text:p>
          </table:table-cell>
          <table:table-cell table:style-name="ce8"/>
          <table:table-cell table:number-columns-repeated="16381" table:style-name="ce1"/>
        </table:table-row>
        <table:table-row table:style-name="ro1">
          <table:table-cell office:value-type="float" office:value="2043" table:style-name="ce8">
            <text:p>2043</text:p>
          </table:table-cell>
          <table:table-cell office:value-type="float" office:value="26" table:style-name="ce8">
            <text:p>26</text:p>
          </table:table-cell>
          <table:table-cell table:style-name="ce8"/>
          <table:table-cell table:number-columns-repeated="16381" table:style-name="ce1"/>
        </table:table-row>
        <table:table-row table:style-name="ro1">
          <table:table-cell office:value-type="float" office:value="2044" table:style-name="ce8">
            <text:p>2044</text:p>
          </table:table-cell>
          <table:table-cell office:value-type="float" office:value="27" table:style-name="ce8">
            <text:p>27</text:p>
          </table:table-cell>
          <table:table-cell table:style-name="ce8"/>
          <table:table-cell table:number-columns-repeated="16381" table:style-name="ce1"/>
        </table:table-row>
        <table:table-row table:style-name="ro1">
          <table:table-cell office:value-type="float" office:value="2045" table:style-name="ce8">
            <text:p>2045</text:p>
          </table:table-cell>
          <table:table-cell office:value-type="float" office:value="28" table:style-name="ce8">
            <text:p>28</text:p>
          </table:table-cell>
          <table:table-cell table:style-name="ce8"/>
          <table:table-cell table:number-columns-repeated="16381" table:style-name="ce1"/>
        </table:table-row>
        <table:table-row table:style-name="ro1">
          <table:table-cell office:value-type="float" office:value="2046" table:style-name="ce8">
            <text:p>2046</text:p>
          </table:table-cell>
          <table:table-cell office:value-type="float" office:value="29" table:style-name="ce8">
            <text:p>29</text:p>
          </table:table-cell>
          <table:table-cell table:style-name="ce8"/>
          <table:table-cell table:number-columns-repeated="16381" table:style-name="ce1"/>
        </table:table-row>
        <table:table-row table:style-name="ro1">
          <table:table-cell office:value-type="float" office:value="2047" table:style-name="ce8">
            <text:p>2047</text:p>
          </table:table-cell>
          <table:table-cell office:value-type="float" office:value="30" table:style-name="ce8">
            <text:p>30</text:p>
          </table:table-cell>
          <table:table-cell table:style-name="ce8"/>
          <table:table-cell table:number-columns-repeated="16381" table:style-name="ce1"/>
        </table:table-row>
        <table:table-row table:style-name="ro1">
          <table:table-cell office:value-type="float" office:value="2048" table:style-name="ce8">
            <text:p>2048</text:p>
          </table:table-cell>
          <table:table-cell office:value-type="float" office:value="31" table:style-name="ce8">
            <text:p>31</text:p>
          </table:table-cell>
          <table:table-cell table:style-name="ce8"/>
          <table:table-cell table:number-columns-repeated="16381"/>
        </table:table-row>
        <table:table-row table:style-name="ro1">
          <table:table-cell office:value-type="float" office:value="2049" table:style-name="ce8">
            <text:p>2049</text:p>
          </table:table-cell>
          <table:table-cell office:value-type="float" office:value="32" table:style-name="ce8">
            <text:p>32</text:p>
          </table:table-cell>
          <table:table-cell table:style-name="ce8"/>
          <table:table-cell table:number-columns-repeated="16381"/>
        </table:table-row>
        <table:table-row table:style-name="ro1">
          <table:table-cell office:value-type="float" office:value="2050" table:style-name="ce8">
            <text:p>2050</text:p>
          </table:table-cell>
          <table:table-cell office:value-type="float" office:value="33" table:style-name="ce8">
            <text:p>33</text:p>
          </table:table-cell>
          <table:table-cell table:style-name="ce8"/>
          <table:table-cell table:number-columns-repeated="16381"/>
        </table:table-row>
        <table:table-row table:style-name="ro1">
          <table:table-cell office:value-type="float" office:value="2051" table:style-name="ce8">
            <text:p>2051</text:p>
          </table:table-cell>
          <table:table-cell office:value-type="float" office:value="34" table:style-name="ce8">
            <text:p>34</text:p>
          </table:table-cell>
          <table:table-cell table:style-name="ce8"/>
          <table:table-cell table:number-columns-repeated="16381"/>
        </table:table-row>
        <table:table-row table:style-name="ro1">
          <table:table-cell office:value-type="float" office:value="2052" table:style-name="ce8">
            <text:p>2052</text:p>
          </table:table-cell>
          <table:table-cell office:value-type="float" office:value="35" table:style-name="ce8">
            <text:p>35</text:p>
          </table:table-cell>
          <table:table-cell table:style-name="ce8"/>
          <table:table-cell table:number-columns-repeated="16381"/>
        </table:table-row>
        <table:table-row table:style-name="ro1">
          <table:table-cell office:value-type="float" office:value="2053" table:style-name="ce8">
            <text:p>2053</text:p>
          </table:table-cell>
          <table:table-cell office:value-type="float" office:value="36" table:style-name="ce8">
            <text:p>36</text:p>
          </table:table-cell>
          <table:table-cell table:style-name="ce8"/>
          <table:table-cell table:number-columns-repeated="16381"/>
        </table:table-row>
        <table:table-row table:style-name="ro1">
          <table:table-cell office:value-type="float" office:value="2054" table:style-name="ce8">
            <text:p>2054</text:p>
          </table:table-cell>
          <table:table-cell office:value-type="float" office:value="37" table:style-name="ce8">
            <text:p>37</text:p>
          </table:table-cell>
          <table:table-cell table:style-name="ce8"/>
          <table:table-cell table:number-columns-repeated="16381"/>
        </table:table-row>
        <table:table-row table:number-rows-repeated="1048537" table:style-name="ro1">
          <table:table-cell table:number-columns-repeated="16384"/>
        </table:table-row>
      </table:table>
      <table:table table:name="черновик" table:style-name="ta1">
        <table:table-column table:style-name="co9" table:default-cell-style-name="ce1"/>
        <table:table-column table:style-name="co2" table:number-columns-repeated="7" table:default-cell-style-name="ce1"/>
        <table:table-column table:style-name="co3" table:number-columns-repeated="16376" table:default-cell-style-name="ce1"/>
        <table:table-row table:style-name="ro1">
          <table:table-cell office:value-type="string" table:style-name="ce9">
            <text:p>/img/mysteries-dolmens/outro/</text:p>
          </table:table-cell>
          <table:table-cell table:number-columns-repeated="16383" table:style-name="ce1"/>
        </table:table-row>
        <table:table-row table:style-name="ro1">
          <table:table-cell office:value-type="string" table:style-name="ce6">
            <text:p>название</text:p>
          </table:table-cell>
          <table:table-cell office:value-type="string" table:style-name="ce1">
            <text:p>ширина</text:p>
          </table:table-cell>
          <table:table-cell office:value-type="string" table:style-name="ce1">
            <text:p>высота</text:p>
          </table:table-cell>
          <table:table-cell office:value-type="string" table:style-name="ce1">
            <text:p>alt</text:p>
          </table:table-cell>
          <table:table-cell office:value-type="string" table:style-name="ce1">
            <text:p>title</text:p>
          </table:table-cell>
          <table:table-cell office:value-type="string" table:style-name="ce1">
            <text:p>подпись</text:p>
          </table:table-cell>
          <table:table-cell office:value-type="string" table:style-name="ce1">
            <text:p>код</text:p>
          </table:table-cell>
          <table:table-cell office:value-type="string" table:style-name="ce1">
            <text:p>код с ссылкой</text:p>
          </table:table-cell>
          <table:table-cell table:number-columns-repeated="16376"/>
        </table:table-row>
        <table:table-row table:style-name="ro1">
          <table:table-cell office:value-type="string" table:style-name="ce1">
            <text:p>mysteries-dolmens-outro-11.5.webp</text:p>
          </table:table-cell>
          <table:table-cell office:value-type="float" office:value="700" table:style-name="ce1">
            <text:p>700</text:p>
          </table:table-cell>
          <table:table-cell office:value-type="float" office:value="600" table:style-name="ce1">
            <text:p>600</text:p>
          </table:table-cell>
          <table:table-cell office:value-type="string" table:style-name="ce1">
            <text:p>Варианты реконструкции внешнего облика принцессы Укока</text:p>
          </table:table-cell>
          <table:table-cell office:value-type="string" table:style-name="ce1">
            <text:p>Варианты реконструкции внешнего облика «принцессы Укока» российскими специалистами</text:p>
          </table:table-cell>
          <table:table-cell office:value-type="string" table:style-name="ce1">
            <text:p>Варианты реконструкции внешнего облика «принцессы Укока» российскими специалистами (https://gorets-media.ru)</text:p>
          </table:table-cell>
          <table:table-cell office:value-type="string" office:string-value="&lt;figure&gt;&#10; &lt;img title=&quot;Варианты реконструкции внешнего облика «принцессы Укока» российскими специалистами&quot; alt=&quot;Варианты реконструкции внешнего облика принцессы Укока&quot; width=&quot;700&quot; height=&quot;600&quot; src=&quot;/img/mysteries-dolmens/outro/mysteries-dolmens-outro-11.5.webp&quot;/&gt;&#10; &lt;figcaption&gt;Варианты реконструкции внешнего облика «принцессы Укока» российскими специалистами (https://gorets-media.ru)&lt;/figcaption&gt;&#10;&lt;/figure&gt;" table:formula="of:=&quot;&lt;figure&gt;&quot;&amp;CHAR(10)&amp;CHAR(9)&amp;&quot;&lt;img title=&quot;&quot;&quot;&amp;[.E3]&amp;&quot;&quot;&quot; alt=&quot;&quot;&quot;&amp;[.D3]&amp;&quot;&quot;&quot; width=&quot;&quot;&quot;&amp;[.B3]&amp;&quot;&quot;&quot; height=&quot;&quot;&quot;&amp;[.C3]&amp;&quot;&quot;&quot; src=&quot;&quot;&quot;&amp;[.$A$1]&amp;[.A3]&amp;&quot;&quot;&quot;/&gt;&quot;&amp;CHAR(10)&amp;CHAR(9)&amp;&quot;&lt;figcaption&gt;&quot;&amp;[.F3]&amp;&quot;&lt;/figcaption&gt;&quot;&amp;CHAR(10)&amp;&quot;&lt;/figure&gt;&quot;" table:style-name="ce1">
            <text:p>&lt;figure&gt;</text:p>
            <text:p><text:tab/>&lt;img title="Варианты реконструкции внешнего облика «принцессы Укока» российскими специалистами" alt="Варианты реконструкции внешнего облика принцессы Укока" width="700" height="600" src="/img/mysteries-dolmens/outro/mysteries-dolmens-outro-11.5.webp"/&gt;</text:p>
            <text:p><text:tab/>&lt;figcaption&gt;Варианты реконструкции внешнего облика «принцессы Укока» российскими специалистами (https://gorets-media.ru)&lt;/figcaption&gt;</text:p>
            <text:p>&lt;/figure&gt;</text:p>
          </table:table-cell>
          <table:table-cell office:value-type="float" office:value="0" table:formula="of:=&quot;&lt;figure&gt;&quot;&amp;CHAR(10)&amp;CHAR(9)&amp;&quot;&lt;a title=&quot;&quot;&quot;&amp;[.E3]&amp;&quot;&quot;&quot; href=&quot;&quot;&quot;&amp;[.#REF!]&amp;REPLACE([.A3];FIND(&quot;.webp&quot;;[.A3]);5;&quot;-b.webp&quot;)&amp;&quot;&quot;&quot;&gt;&lt;img alt=&quot;&quot;&quot;&amp;[.D3]&amp;&quot;&quot;&quot; width=&quot;&quot;&quot;&amp;[.B3]&amp;&quot;&quot;&quot; height=&quot;&quot;&quot;&amp;[.C3]&amp;&quot;&quot;&quot; src=&quot;&quot;&quot;&amp;[.#REF!]&amp;[.A3]&amp;&quot;&quot;&quot;/&gt;&lt;/a&gt;&quot;&amp;CHAR(10)&amp;CHAR(9)&amp;&quot;&lt;figcaption&gt;&quot;&amp;[.F3]&amp;&quot;&lt;/figcaption&gt;&quot;&amp;CHAR(10)&amp;&quot;&lt;/figure&gt;&quot;" table:style-name="ce1">
            <text:p>#ССЫЛКА!</text:p>
          </table:table-cell>
          <table:table-cell table:number-columns-repeated="16376"/>
        </table:table-row>
        <table:table-row table:number-rows-repeated="3" table:style-name="ro1">
          <table:table-cell table:number-columns-repeated="16384"/>
        </table:table-row>
        <table:table-row table:style-name="ro1">
          <table:table-cell office:value-type="string" table:style-name="ce1">
            <text:p>Anapa-the-city-of-military-glory.webp</text:p>
          </table:table-cell>
          <table:table-cell office:value-type="float" office:value="480" table:style-name="ce1">
            <text:p>480</text:p>
          </table:table-cell>
          <table:table-cell office:value-type="float" office:value="640" table:style-name="ce1">
            <text:p>640</text:p>
          </table:table-cell>
          <table:table-cell office:value-type="string" table:style-name="ce1">
            <text:p>Анапа — город воинской славы</text:p>
          </table:table-cell>
          <table:table-cell office:value-type="string" table:style-name="ce1">
            <text:p>Анапа — город воинской славы</text:p>
          </table:table-cell>
          <table:table-cell office:value-type="string" table:style-name="ce1">
            <text:p>Городу Анапа в 2011 г. было присвоено почетное звание «Город <text:s/>Воинской Славы». Июнь 2019 г. (фото Ковешниковой Е.А.)</text:p>
          </table:table-cell>
          <table:table-cell table:number-columns-repeated="16378" table:style-name="ce1"/>
        </table:table-row>
        <table:table-row table:style-name="ro1">
          <table:table-cell office:value-type="string" table:style-name="ce1">
            <text:p>At-the-site-of-the-excavation-of-the-ancient-colony-city-of-Gorgippia.webp</text:p>
          </table:table-cell>
          <table:table-cell office:value-type="float" office:value="480" table:style-name="ce1">
            <text:p>480</text:p>
          </table:table-cell>
          <table:table-cell office:value-type="float" office:value="640" table:style-name="ce1">
            <text:p>640</text:p>
          </table:table-cell>
          <table:table-cell office:value-type="string" table:style-name="ce1">
            <text:p>На месте раскопок античного города-колонии Горгиппия</text:p>
          </table:table-cell>
          <table:table-cell office:value-type="string" table:style-name="ce1">
            <text:p>На месте раскопок античного города-колонии Горгиппия</text:p>
          </table:table-cell>
          <table:table-cell office:value-type="string" table:style-name="ce1">
            <text:p>На месте раскопок античного города-колонии Горгиппия, создан одноименный археологический музей-заповедник. Июнь 2019 г. (фото Ковешниковой Е.А.).</text:p>
          </table:table-cell>
          <table:table-cell table:number-columns-repeated="16378" table:style-name="ce1"/>
        </table:table-row>
        <table:table-row table:style-name="ro1">
          <table:table-cell office:value-type="string" table:style-name="ce1">
            <text:p>Coat-of-arms-of-Anapa-1973.webp</text:p>
          </table:table-cell>
          <table:table-cell office:value-type="float" office:value="174" table:style-name="ce1">
            <text:p>174</text:p>
          </table:table-cell>
          <table:table-cell office:value-type="float" office:value="218" table:style-name="ce1">
            <text:p>218</text:p>
          </table:table-cell>
          <table:table-cell office:value-type="string" table:style-name="ce1">
            <text:p>Герб Анапы 1973 г.</text:p>
          </table:table-cell>
          <table:table-cell office:value-type="string" table:style-name="ce1">
            <text:p>Герб Анапы 1973 г.</text:p>
          </table:table-cell>
          <table:table-cell office:value-type="string" table:style-name="ce1">
            <text:p>Герб Анапы 1973 г. (https://geraldika.ru/)</text:p>
          </table:table-cell>
          <table:table-cell table:number-columns-repeated="16378" table:style-name="ce1"/>
        </table:table-row>
        <table:table-row table:style-name="ro1">
          <table:table-cell office:value-type="string" table:style-name="ce1">
            <text:p>Coat-of-arms-of-Anapa-2005.webp</text:p>
          </table:table-cell>
          <table:table-cell office:value-type="float" office:value="174" table:style-name="ce1">
            <text:p>174</text:p>
          </table:table-cell>
          <table:table-cell office:value-type="float" office:value="219" table:style-name="ce1">
            <text:p>219</text:p>
          </table:table-cell>
          <table:table-cell office:value-type="string" table:style-name="ce1">
            <text:p>Герб Анапы 2005 г.</text:p>
          </table:table-cell>
          <table:table-cell office:value-type="string" table:style-name="ce1">
            <text:p>Герб Анапы 2005 г.</text:p>
          </table:table-cell>
          <table:table-cell office:value-type="string" table:style-name="ce1">
            <text:p>Герб Анапы 2005 г. (https://geraldika.ru/)</text:p>
          </table:table-cell>
          <table:table-cell table:number-columns-repeated="16378" table:style-name="ce1"/>
        </table:table-row>
        <table:table-row table:style-name="ro1">
          <table:table-cell office:value-type="string" table:style-name="ce1">
            <text:p>Historical-center-of-Anapa-city-from-above.webp</text:p>
          </table:table-cell>
          <table:table-cell office:value-type="float" office:value="640" table:style-name="ce1">
            <text:p>640</text:p>
          </table:table-cell>
          <table:table-cell office:value-type="float" office:value="427" table:style-name="ce1">
            <text:p>427</text:p>
          </table:table-cell>
          <table:table-cell office:value-type="string" table:style-name="ce1">
            <text:p>Исторический центр города Анапа с высоты</text:p>
          </table:table-cell>
          <table:table-cell office:value-type="string" table:style-name="ce1">
            <text:p>Исторический центр города Анапа с высоты</text:p>
          </table:table-cell>
          <table:table-cell office:value-type="string" table:style-name="ce1">
            <text:p>Исторический центр города Анапа с высоты, лето 2018 г. (фото https://rg.ru/). В центре расположена Малая Анапская бухта, справа на фото её окаймляет мыс Анапский</text:p>
          </table:table-cell>
          <table:table-cell table:number-columns-repeated="16378" table:style-name="ce1"/>
        </table:table-row>
        <table:table-row table:style-name="ro1">
          <table:table-cell office:value-type="string" table:style-name="ce1">
            <text:p>Plan-of-the-area-around-the-fortress-Anapa-1828.webp</text:p>
          </table:table-cell>
          <table:table-cell office:value-type="float" office:value="640" table:style-name="ce1">
            <text:p>640</text:p>
          </table:table-cell>
          <table:table-cell office:value-type="float" office:value="193" table:style-name="ce1">
            <text:p>193</text:p>
          </table:table-cell>
          <table:table-cell office:value-type="string" table:style-name="ce1">
            <text:p>План местности вокруг крепости Анапа 1828 г.</text:p>
          </table:table-cell>
          <table:table-cell office:value-type="string" table:style-name="ce1">
            <text:p>План местности вокруг крепости Анапа 1828 г.</text:p>
          </table:table-cell>
          <table:table-cell office:value-type="string" table:style-name="ce1">
            <text:p>План местности вокруг крепости Анапа во время осады её русскими войсками в мае 1828 г.</text:p>
          </table:table-cell>
          <table:table-cell table:number-columns-repeated="16378" table:style-name="ce1"/>
        </table:table-row>
        <table:table-row table:style-name="ro1">
          <table:table-cell office:value-type="string" table:style-name="ce1">
            <text:p>Plan-of-the-city-of-Anapa-1900.webp</text:p>
          </table:table-cell>
          <table:table-cell office:value-type="float" office:value="640" table:style-name="ce1">
            <text:p>640</text:p>
          </table:table-cell>
          <table:table-cell office:value-type="float" office:value="363" table:style-name="ce1">
            <text:p>363</text:p>
          </table:table-cell>
          <table:table-cell office:value-type="string" table:style-name="ce1">
            <text:p>План города Анапа 1900 г.</text:p>
          </table:table-cell>
          <table:table-cell office:value-type="string" table:style-name="ce1">
            <text:p>План города Анапа 1900 г.</text:p>
          </table:table-cell>
          <table:table-cell office:value-type="string" table:style-name="ce1">
            <text:p>План города Анапа, составлен Н.С. Иваненковым на врезке к карте Кубанской области, вычерченной им же с 10 ноября 1900г. по 20 августа 1902 года. Издана карта в Санкт-Петербурге 7 сентября 1904 года. На плане ещё обозначен крепостной вал, а севернее города, значится река Анапка</text:p>
          </table:table-cell>
          <table:table-cell table:number-columns-repeated="16378" table:style-name="ce1"/>
        </table:table-row>
        <table:table-row table:style-name="ro1">
          <table:table-cell office:value-type="string" table:style-name="ce1">
            <text:p>Pools-of-the-sanatorium-Anapa.webp</text:p>
          </table:table-cell>
          <table:table-cell office:value-type="float" office:value="640" table:style-name="ce1">
            <text:p>640</text:p>
          </table:table-cell>
          <table:table-cell office:value-type="float" office:value="480" table:style-name="ce1">
            <text:p>480</text:p>
          </table:table-cell>
          <table:table-cell office:value-type="string" table:style-name="ce1">
            <text:p>Бассейны санатория Анапа</text:p>
          </table:table-cell>
          <table:table-cell office:value-type="string" table:style-name="ce1">
            <text:p>Бассейны санатория Анапа</text:p>
          </table:table-cell>
          <table:table-cell office:value-type="string" table:style-name="ce1">
            <text:p>Бассейны санатория «Анапа». Июнь 2019 г. (фото Ковешниковой Е.А.)</text:p>
          </table:table-cell>
          <table:table-cell table:number-columns-repeated="16378" table:style-name="ce1"/>
        </table:table-row>
        <table:table-row table:style-name="ro1">
          <table:table-cell office:value-type="string" table:style-name="ce1">
            <text:p>Sanatorium-Anapa.webp</text:p>
          </table:table-cell>
          <table:table-cell office:value-type="float" office:value="480" table:style-name="ce1">
            <text:p>480</text:p>
          </table:table-cell>
          <table:table-cell office:value-type="float" office:value="640" table:style-name="ce1">
            <text:p>640</text:p>
          </table:table-cell>
          <table:table-cell office:value-type="string" table:style-name="ce1">
            <text:p>Санаторий Анапа</text:p>
          </table:table-cell>
          <table:table-cell office:value-type="string" table:style-name="ce1">
            <text:p>Санаторий Анапа</text:p>
          </table:table-cell>
          <table:table-cell office:value-type="string" table:style-name="ce1">
            <text:p>Санаторий «Анапа», расположен в историческом центре города в 70 м от берега моря. Июнь 2019 г. (фото Ковешниковой Е.А.)</text:p>
          </table:table-cell>
          <table:table-cell table:number-columns-repeated="16378" table:style-name="ce1"/>
        </table:table-row>
        <table:table-row table:style-name="ro1">
          <table:table-cell office:value-type="string" table:style-name="ce1">
            <text:p>Scarlet-sails-on-the-boulevard-of-the-city-of-Anapa.webp</text:p>
          </table:table-cell>
          <table:table-cell office:value-type="float" office:value="480" table:style-name="ce1">
            <text:p>480</text:p>
          </table:table-cell>
          <table:table-cell office:value-type="float" office:value="640" table:style-name="ce1">
            <text:p>640</text:p>
          </table:table-cell>
          <table:table-cell office:value-type="string" table:style-name="ce1">
            <text:p>Алые паруса на бульваре города Анапа</text:p>
          </table:table-cell>
          <table:table-cell office:value-type="string" table:style-name="ce1">
            <text:p>Алые паруса на бульваре города Анапа</text:p>
          </table:table-cell>
          <table:table-cell office:value-type="string" table:style-name="ce1">
            <text:p>Алые паруса на бережном бульваре города Анапа. Июнь 2019 г. (фото Ковешниковой Е.А.)</text:p>
          </table:table-cell>
          <table:table-cell table:number-columns-repeated="16378" table:style-name="ce1"/>
        </table:table-row>
        <table:table-row table:style-name="ro1">
          <table:table-cell office:value-type="string" table:style-name="ce1">
            <text:p>The-Anapka-River-in-the-lower-reaches.webp</text:p>
          </table:table-cell>
          <table:table-cell office:value-type="float" office:value="480" table:style-name="ce1">
            <text:p>480</text:p>
          </table:table-cell>
          <table:table-cell office:value-type="float" office:value="640" table:style-name="ce1">
            <text:p>640</text:p>
          </table:table-cell>
          <table:table-cell office:value-type="string" table:style-name="ce1">
            <text:p>Река Анапка в нижнем течении</text:p>
          </table:table-cell>
          <table:table-cell office:value-type="string" table:style-name="ce1">
            <text:p>Река Анапка в нижнем течении</text:p>
          </table:table-cell>
          <table:table-cell office:value-type="string" table:style-name="ce1">
            <text:p>Река Анапка в нижнем течении. Июнь 2019 г. (фото Ковешниковой Е.А.)</text:p>
          </table:table-cell>
          <table:table-cell table:number-columns-repeated="16378"/>
        </table:table-row>
        <table:table-row table:style-name="ro1">
          <table:table-cell office:value-type="string" table:style-name="ce1">
            <text:p>Turkish-fortress-Anapa.webp</text:p>
          </table:table-cell>
          <table:table-cell office:value-type="float" office:value="604" table:style-name="ce1">
            <text:p>604</text:p>
          </table:table-cell>
          <table:table-cell office:value-type="float" office:value="480" table:style-name="ce1">
            <text:p>480</text:p>
          </table:table-cell>
          <table:table-cell office:value-type="string" table:style-name="ce1">
            <text:p>Турецкая крепость Анапа</text:p>
          </table:table-cell>
          <table:table-cell office:value-type="string" table:style-name="ce1">
            <text:p>Турецкая крепость Анапа</text:p>
          </table:table-cell>
          <table:table-cell office:value-type="string" table:style-name="ce1">
            <text:p>«Турецкая крепость Анапа», вид с северной стороны, художественная реконструкция. Автор анапский художник Юрий Анатольевич Ковальчук (1954-2019 гг.)</text:p>
          </table:table-cell>
          <table:table-cell table:number-columns-repeated="16378"/>
        </table:table-row>
        <table:table-row table:style-name="ro1">
          <table:table-cell office:value-type="string" table:style-name="ce1">
            <text:p>View-of-Anapa-and-Anapa-Bay-from-the-sea-of-the-19th.webp</text:p>
          </table:table-cell>
          <table:table-cell office:value-type="float" office:value="427" table:style-name="ce1">
            <text:p>427</text:p>
          </table:table-cell>
          <table:table-cell office:value-type="float" office:value="640" table:style-name="ce1">
            <text:p>640</text:p>
          </table:table-cell>
          <table:table-cell office:value-type="string" table:style-name="ce1">
            <text:p>Вид на Анапу и Анапскую бухту с моря <text:s/>ХIХ в.</text:p>
          </table:table-cell>
          <table:table-cell office:value-type="string" table:style-name="ce1">
            <text:p>Вид на Анапу и Анапскую бухту с моря <text:s/>ХIХ в.</text:p>
          </table:table-cell>
          <table:table-cell office:value-type="string" table:style-name="ce1">
            <text:p>Вид на Анапу и Анапскую бухту с моря, рисунок середины ХIХ в.</text:p>
          </table:table-cell>
          <table:table-cell table:number-columns-repeated="16378"/>
        </table:table-row>
        <table:table-row table:number-rows-repeated="10485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color="#000000"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Анатолий Ковешников</dc:creator>
    <meta:creation-date>2020-09-14T16:09:22Z</meta:creation-date>
    <dc:date>2025-08-26T07:41:57Z</dc:date>
    <meta:editing-cycles>411</meta:editing-cycles>
    <meta:editing-duration>PT1533191S</meta:editing-duration>
  </office:meta>
</office:document-meta>
</file>